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2" table:style-name="ta1">
        <table:shapes>
          <draw:frame draw:z-index="0" draw:style-name="gr1" draw:text-style-name="P1" svg:width="9.4236in" svg:height="5.4484in" svg:x="1.2894in" svg:y="4.0886in">
            <draw:object draw:notify-on-update-of-ranges="flat2.B1:flat2.PP1 flat2.B1:flat2.PP1 flat2.A6:flat2.A6 flat2.B6:flat2.PP6 flat2.B1:flat2.PP1 flat2.A8:flat2.A8 flat2.B8:flat2.P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9917in" svg:height="5.8248in" svg:x="7.8008in" svg:y="4.2874in">
            <draw:object draw:notify-on-update-of-ranges="flat2.A1:flat2.A1 flat2.B1:flat2.PP1 flat2.A5:flat2.A5 flat2.B5:flat2.PP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number-columns-repeated="15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30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10" table:default-cell-style-name="Default"/>
        <table:table-column table:style-name="co3" table:default-cell-style-name="Default"/>
        <table:table-column table:style-name="co9" table:number-columns-repeated="15" table:default-cell-style-name="Default"/>
        <table:table-column table:style-name="co7" table:default-cell-style-name="Default"/>
        <table:table-column table:style-name="co9" table:number-columns-repeated="20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17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13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6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5" table:default-cell-style-name="Default"/>
        <table:table-column table:style-name="co7" table:number-columns-repeated="2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12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099952697754" calcext:value-type="float">
            <text:p>0.066709995269775</text:p>
          </table:table-cell>
          <table:table-cell office:value-type="float" office:value="0.133419990539551" calcext:value-type="float">
            <text:p>0.133419990539551</text:p>
          </table:table-cell>
          <table:table-cell office:value-type="float" office:value="0.200129747390747" calcext:value-type="float">
            <text:p>0.200129747390747</text:p>
          </table:table-cell>
          <table:table-cell office:value-type="float" office:value="0.266839504241943" calcext:value-type="float">
            <text:p>0.266839504241943</text:p>
          </table:table-cell>
          <table:table-cell office:value-type="float" office:value="0.333549022674561" calcext:value-type="float">
            <text:p>0.333549022674561</text:p>
          </table:table-cell>
          <table:table-cell office:value-type="float" office:value="0.400258541107178" calcext:value-type="float">
            <text:p>0.400258541107178</text:p>
          </table:table-cell>
          <table:table-cell office:value-type="float" office:value="0.433613538742065" calcext:value-type="float">
            <text:p>0.433613538742065</text:p>
          </table:table-cell>
          <table:table-cell office:value-type="float" office:value="0.466968297958374" calcext:value-type="float">
            <text:p>0.466968297958374</text:p>
          </table:table-cell>
          <table:table-cell office:value-type="float" office:value="0.567032337188721" calcext:value-type="float">
            <text:p>0.567032337188721</text:p>
          </table:table-cell>
          <table:table-cell office:value-type="float" office:value="0.600387096405029" calcext:value-type="float">
            <text:p>0.600387096405029</text:p>
          </table:table-cell>
          <table:table-cell office:value-type="float" office:value="0.667096138000488" calcext:value-type="float">
            <text:p>0.667096138000488</text:p>
          </table:table-cell>
          <table:table-cell office:value-type="float" office:value="0.700450897216797" calcext:value-type="float">
            <text:p>0.700450897216797</text:p>
          </table:table-cell>
          <table:table-cell office:value-type="float" office:value="0.733805418014526" calcext:value-type="float">
            <text:p>0.733805418014526</text:p>
          </table:table-cell>
          <table:table-cell office:value-type="float" office:value="0.767159938812256" calcext:value-type="float">
            <text:p>0.767159938812256</text:p>
          </table:table-cell>
          <table:table-cell office:value-type="float" office:value="0.833869218826294" calcext:value-type="float">
            <text:p>0.833869218826294</text:p>
          </table:table-cell>
          <table:table-cell office:value-type="float" office:value="0.900578260421753" calcext:value-type="float">
            <text:p>0.900578260421753</text:p>
          </table:table-cell>
          <table:table-cell office:value-type="float" office:value="0.967291831970215" calcext:value-type="float">
            <text:p>0.967291831970215</text:p>
          </table:table-cell>
          <table:table-cell office:value-type="float" office:value="1.03400945663452" calcext:value-type="float">
            <text:p>1.03400945663452</text:p>
          </table:table-cell>
          <table:table-cell office:value-type="float" office:value="1.10072755813599" calcext:value-type="float">
            <text:p>1.10072755813599</text:p>
          </table:table-cell>
          <table:table-cell office:value-type="float" office:value="1.16744565963745" calcext:value-type="float">
            <text:p>1.16744565963745</text:p>
          </table:table-cell>
          <table:table-cell office:value-type="float" office:value="1.20080471038818" calcext:value-type="float">
            <text:p>1.20080471038818</text:p>
          </table:table-cell>
          <table:table-cell office:value-type="float" office:value="1.26752281188965" calcext:value-type="float">
            <text:p>1.26752281188965</text:p>
          </table:table-cell>
          <table:table-cell office:value-type="float" office:value="1.30088186264038" calcext:value-type="float">
            <text:p>1.30088186264038</text:p>
          </table:table-cell>
          <table:table-cell office:value-type="float" office:value="1.36759996414185" calcext:value-type="float">
            <text:p>1.36759996414185</text:p>
          </table:table-cell>
          <table:table-cell office:value-type="float" office:value="1.40095901489258" calcext:value-type="float">
            <text:p>1.40095901489258</text:p>
          </table:table-cell>
          <table:table-cell office:value-type="float" office:value="1.46767711639404" calcext:value-type="float">
            <text:p>1.46767711639404</text:p>
          </table:table-cell>
          <table:table-cell office:value-type="float" office:value="1.53439521789551" calcext:value-type="float">
            <text:p>1.53439521789551</text:p>
          </table:table-cell>
          <table:table-cell office:value-type="float" office:value="1.56775450706482" calcext:value-type="float">
            <text:p>1.56775450706482</text:p>
          </table:table-cell>
          <table:table-cell office:value-type="float" office:value="1.60111355781555" calcext:value-type="float">
            <text:p>1.60111355781555</text:p>
          </table:table-cell>
          <table:table-cell office:value-type="float" office:value="1.66783165931702" calcext:value-type="float">
            <text:p>1.66783165931702</text:p>
          </table:table-cell>
          <table:table-cell office:value-type="float" office:value="1.76790904998779" calcext:value-type="float">
            <text:p>1.76790904998779</text:p>
          </table:table-cell>
          <table:table-cell office:value-type="float" office:value="1.83462715148926" calcext:value-type="float">
            <text:p>1.83462715148926</text:p>
          </table:table-cell>
          <table:table-cell office:value-type="float" office:value="1.90134572982788" calcext:value-type="float">
            <text:p>1.90134572982788</text:p>
          </table:table-cell>
          <table:table-cell office:value-type="float" office:value="1.96806287765503" calcext:value-type="float">
            <text:p>1.96806287765503</text:p>
          </table:table-cell>
          <table:table-cell office:value-type="float" office:value="2.03477907180786" calcext:value-type="float">
            <text:p>2.03477907180786</text:p>
          </table:table-cell>
          <table:table-cell office:value-type="float" office:value="2.10149550437927" calcext:value-type="float">
            <text:p>2.10149550437927</text:p>
          </table:table-cell>
          <table:table-cell office:value-type="float" office:value="2.13485360145569" calcext:value-type="float">
            <text:p>2.13485360145569</text:p>
          </table:table-cell>
          <table:table-cell office:value-type="float" office:value="2.1682116985321" calcext:value-type="float">
            <text:p>2.1682116985321</text:p>
          </table:table-cell>
          <table:table-cell office:value-type="float" office:value="2.23492813110352" calcext:value-type="float">
            <text:p>2.23492813110352</text:p>
          </table:table-cell>
          <table:table-cell office:value-type="float" office:value="2.26828622817993" calcext:value-type="float">
            <text:p>2.26828622817993</text:p>
          </table:table-cell>
          <table:table-cell office:value-type="float" office:value="2.30164432525635" calcext:value-type="float">
            <text:p>2.30164432525635</text:p>
          </table:table-cell>
          <table:table-cell office:value-type="float" office:value="2.36836099624634" calcext:value-type="float">
            <text:p>2.36836099624634</text:p>
          </table:table-cell>
          <table:table-cell office:value-type="float" office:value="2.43507719039917" calcext:value-type="float">
            <text:p>2.43507719039917</text:p>
          </table:table-cell>
          <table:table-cell office:value-type="float" office:value="2.46843552589416" calcext:value-type="float">
            <text:p>2.46843552589416</text:p>
          </table:table-cell>
          <table:table-cell office:value-type="float" office:value="2.53515219688416" calcext:value-type="float">
            <text:p>2.53515219688416</text:p>
          </table:table-cell>
          <table:table-cell office:value-type="float" office:value="2.60186862945557" calcext:value-type="float">
            <text:p>2.60186862945557</text:p>
          </table:table-cell>
          <table:table-cell office:value-type="float" office:value="2.66858530044556" calcext:value-type="float">
            <text:p>2.66858530044556</text:p>
          </table:table-cell>
          <table:table-cell office:value-type="float" office:value="2.70194363594055" calcext:value-type="float">
            <text:p>2.70194363594055</text:p>
          </table:table-cell>
          <table:table-cell office:value-type="float" office:value="2.76866030693054" calcext:value-type="float">
            <text:p>2.76866030693054</text:p>
          </table:table-cell>
          <table:table-cell office:value-type="float" office:value="2.83537697792053" calcext:value-type="float">
            <text:p>2.83537697792053</text:p>
          </table:table-cell>
          <table:table-cell office:value-type="float" office:value="2.9020938873291" calcext:value-type="float">
            <text:p>2.9020938873291</text:p>
          </table:table-cell>
          <table:table-cell office:value-type="float" office:value="2.93545198440552" calcext:value-type="float">
            <text:p>2.93545198440552</text:p>
          </table:table-cell>
          <table:table-cell office:value-type="float" office:value="3.10225200653076" calcext:value-type="float">
            <text:p>3.10225200653076</text:p>
          </table:table-cell>
          <table:table-cell office:value-type="float" office:value="3.20233201980591" calcext:value-type="float">
            <text:p>3.20233201980591</text:p>
          </table:table-cell>
          <table:table-cell office:value-type="float" office:value="3.30241274833679" calcext:value-type="float">
            <text:p>3.30241274833679</text:p>
          </table:table-cell>
          <table:table-cell office:value-type="float" office:value="3.33577299118042" calcext:value-type="float">
            <text:p>3.33577299118042</text:p>
          </table:table-cell>
          <table:table-cell office:value-type="float" office:value="3.40249347686768" calcext:value-type="float">
            <text:p>3.40249347686768</text:p>
          </table:table-cell>
          <table:table-cell office:value-type="float" office:value="3.46921420097351" calcext:value-type="float">
            <text:p>3.46921420097351</text:p>
          </table:table-cell>
          <table:table-cell office:value-type="float" office:value="3.56929540634155" calcext:value-type="float">
            <text:p>3.56929540634155</text:p>
          </table:table-cell>
          <table:table-cell office:value-type="float" office:value="3.60265612602234" calcext:value-type="float">
            <text:p>3.60265612602234</text:p>
          </table:table-cell>
          <table:table-cell office:value-type="float" office:value="3.63601636886597" calcext:value-type="float">
            <text:p>3.63601636886597</text:p>
          </table:table-cell>
          <table:table-cell office:value-type="float" office:value="3.66937708854675" calcext:value-type="float">
            <text:p>3.66937708854675</text:p>
          </table:table-cell>
          <table:table-cell office:value-type="float" office:value="3.73609828948975" calcext:value-type="float">
            <text:p>3.73609828948975</text:p>
          </table:table-cell>
          <table:table-cell office:value-type="float" office:value="3.80281972885132" calcext:value-type="float">
            <text:p>3.80281972885132</text:p>
          </table:table-cell>
          <table:table-cell office:value-type="float" office:value="3.86954116821289" calcext:value-type="float">
            <text:p>3.86954116821289</text:p>
          </table:table-cell>
          <table:table-cell office:value-type="float" office:value="3.93626260757446" calcext:value-type="float">
            <text:p>3.93626260757446</text:p>
          </table:table-cell>
          <table:table-cell office:value-type="float" office:value="3.96961975097656" calcext:value-type="float">
            <text:p>3.96961975097656</text:p>
          </table:table-cell>
          <table:table-cell office:value-type="float" office:value="4.03633427619934" calcext:value-type="float">
            <text:p>4.03633427619934</text:p>
          </table:table-cell>
          <table:table-cell office:value-type="float" office:value="4.10304880142212" calcext:value-type="float">
            <text:p>4.10304880142212</text:p>
          </table:table-cell>
          <table:table-cell office:value-type="float" office:value="4.16976356506348" calcext:value-type="float">
            <text:p>4.16976356506348</text:p>
          </table:table-cell>
          <table:table-cell office:value-type="float" office:value="4.23647785186768" calcext:value-type="float">
            <text:p>4.23647785186768</text:p>
          </table:table-cell>
          <table:table-cell office:value-type="float" office:value="4.26983523368835" calcext:value-type="float">
            <text:p>4.26983523368835</text:p>
          </table:table-cell>
          <table:table-cell office:value-type="float" office:value="4.33654952049255" calcext:value-type="float">
            <text:p>4.33654952049255</text:p>
          </table:table-cell>
          <table:table-cell office:value-type="float" office:value="4.40326404571533" calcext:value-type="float">
            <text:p>4.40326404571533</text:p>
          </table:table-cell>
          <table:table-cell office:value-type="float" office:value="4.46997857093811" calcext:value-type="float">
            <text:p>4.46997857093811</text:p>
          </table:table-cell>
          <table:table-cell office:value-type="float" office:value="4.53669285774231" calcext:value-type="float">
            <text:p>4.53669285774231</text:p>
          </table:table-cell>
          <table:table-cell office:value-type="float" office:value="4.60340738296509" calcext:value-type="float">
            <text:p>4.60340738296509</text:p>
          </table:table-cell>
          <table:table-cell office:value-type="float" office:value="4.67012166976929" calcext:value-type="float">
            <text:p>4.67012166976929</text:p>
          </table:table-cell>
          <table:table-cell office:value-type="float" office:value="4.80355024337769" calcext:value-type="float">
            <text:p>4.80355024337769</text:p>
          </table:table-cell>
          <table:table-cell office:value-type="float" office:value="4.83690762519836" calcext:value-type="float">
            <text:p>4.83690762519836</text:p>
          </table:table-cell>
          <table:table-cell office:value-type="float" office:value="4.87026476860046" calcext:value-type="float">
            <text:p>4.87026476860046</text:p>
          </table:table-cell>
          <table:table-cell office:value-type="float" office:value="4.90362191200256" calcext:value-type="float">
            <text:p>4.90362191200256</text:p>
          </table:table-cell>
          <table:table-cell office:value-type="float" office:value="4.93697881698608" calcext:value-type="float">
            <text:p>4.93697881698608</text:p>
          </table:table-cell>
          <table:table-cell office:value-type="float" office:value="4.9703414440155" calcext:value-type="float">
            <text:p>4.9703414440155</text:p>
          </table:table-cell>
          <table:table-cell office:value-type="float" office:value="5.03706622123718" calcext:value-type="float">
            <text:p>5.03706622123718</text:p>
          </table:table-cell>
          <table:table-cell office:value-type="float" office:value="5.10379123687744" calcext:value-type="float">
            <text:p>5.10379123687744</text:p>
          </table:table-cell>
          <table:table-cell office:value-type="float" office:value="5.17051672935486" calcext:value-type="float">
            <text:p>5.17051672935486</text:p>
          </table:table-cell>
          <table:table-cell office:value-type="float" office:value="5.20387935638428" calcext:value-type="float">
            <text:p>5.20387935638428</text:p>
          </table:table-cell>
          <table:table-cell office:value-type="float" office:value="5.30396795272827" calcext:value-type="float">
            <text:p>5.30396795272827</text:p>
          </table:table-cell>
          <table:table-cell office:value-type="float" office:value="5.37069416046143" calcext:value-type="float">
            <text:p>5.37069416046143</text:p>
          </table:table-cell>
          <table:table-cell office:value-type="float" office:value="5.437420129776" calcext:value-type="float">
            <text:p>5.437420129776</text:p>
          </table:table-cell>
          <table:table-cell office:value-type="float" office:value="5.47078347206116" calcext:value-type="float">
            <text:p>5.47078347206116</text:p>
          </table:table-cell>
          <table:table-cell office:value-type="float" office:value="5.50414681434631" calcext:value-type="float">
            <text:p>5.50414681434631</text:p>
          </table:table-cell>
          <table:table-cell office:value-type="float" office:value="5.53751015663147" calcext:value-type="float">
            <text:p>5.53751015663147</text:p>
          </table:table-cell>
          <table:table-cell office:value-type="float" office:value="5.57087326049805" calcext:value-type="float">
            <text:p>5.57087326049805</text:p>
          </table:table-cell>
          <table:table-cell office:value-type="float" office:value="5.60423684120178" calcext:value-type="float">
            <text:p>5.60423684120178</text:p>
          </table:table-cell>
          <table:table-cell office:value-type="float" office:value="5.63760018348694" calcext:value-type="float">
            <text:p>5.63760018348694</text:p>
          </table:table-cell>
          <table:table-cell office:value-type="float" office:value="5.67096376419067" calcext:value-type="float">
            <text:p>5.67096376419067</text:p>
          </table:table-cell>
          <table:table-cell office:value-type="float" office:value="5.77105474472046" calcext:value-type="float">
            <text:p>5.77105474472046</text:p>
          </table:table-cell>
          <table:table-cell office:value-type="float" office:value="5.83778214454651" calcext:value-type="float">
            <text:p>5.83778214454651</text:p>
          </table:table-cell>
          <table:table-cell office:value-type="float" office:value="5.90450978279114" calcext:value-type="float">
            <text:p>5.90450978279114</text:p>
          </table:table-cell>
          <table:table-cell office:value-type="float" office:value="5.97123193740845" calcext:value-type="float">
            <text:p>5.97123193740845</text:p>
          </table:table-cell>
          <table:table-cell office:value-type="float" office:value="6.03794836997986" calcext:value-type="float">
            <text:p>6.03794836997986</text:p>
          </table:table-cell>
          <table:table-cell office:value-type="float" office:value="6.07130646705627" calcext:value-type="float">
            <text:p>6.07130646705627</text:p>
          </table:table-cell>
          <table:table-cell office:value-type="float" office:value="6.10466480255127" calcext:value-type="float">
            <text:p>6.10466480255127</text:p>
          </table:table-cell>
          <table:table-cell office:value-type="float" office:value="6.13802289962769" calcext:value-type="float">
            <text:p>6.13802289962769</text:p>
          </table:table-cell>
          <table:table-cell office:value-type="float" office:value="6.20473957061768" calcext:value-type="float">
            <text:p>6.20473957061768</text:p>
          </table:table-cell>
          <table:table-cell office:value-type="float" office:value="6.23809766769409" calcext:value-type="float">
            <text:p>6.23809766769409</text:p>
          </table:table-cell>
          <table:table-cell office:value-type="float" office:value="6.27145600318909" calcext:value-type="float">
            <text:p>6.27145600318909</text:p>
          </table:table-cell>
          <table:table-cell office:value-type="float" office:value="6.30481433868408" calcext:value-type="float">
            <text:p>6.30481433868408</text:p>
          </table:table-cell>
          <table:table-cell office:value-type="float" office:value="6.37153077125549" calcext:value-type="float">
            <text:p>6.37153077125549</text:p>
          </table:table-cell>
          <table:table-cell office:value-type="float" office:value="6.40488886833191" calcext:value-type="float">
            <text:p>6.40488886833191</text:p>
          </table:table-cell>
          <table:table-cell office:value-type="float" office:value="6.43824744224548" calcext:value-type="float">
            <text:p>6.43824744224548</text:p>
          </table:table-cell>
          <table:table-cell office:value-type="float" office:value="6.50496363639832" calcext:value-type="float">
            <text:p>6.50496363639832</text:p>
          </table:table-cell>
          <table:table-cell office:value-type="float" office:value="6.53832197189331" calcext:value-type="float">
            <text:p>6.53832197189331</text:p>
          </table:table-cell>
          <table:table-cell office:value-type="float" office:value="6.6050386428833" calcext:value-type="float">
            <text:p>6.6050386428833</text:p>
          </table:table-cell>
          <table:table-cell office:value-type="float" office:value="6.67175507545471" calcext:value-type="float">
            <text:p>6.67175507545471</text:p>
          </table:table-cell>
          <table:table-cell office:value-type="float" office:value="6.7384717464447" calcext:value-type="float">
            <text:p>6.7384717464447</text:p>
          </table:table-cell>
          <table:table-cell office:value-type="float" office:value="6.80518794059753" calcext:value-type="float">
            <text:p>6.80518794059753</text:p>
          </table:table-cell>
          <table:table-cell office:value-type="float" office:value="6.87190461158752" calcext:value-type="float">
            <text:p>6.87190461158752</text:p>
          </table:table-cell>
          <table:table-cell office:value-type="float" office:value="6.90526294708252" calcext:value-type="float">
            <text:p>6.90526294708252</text:p>
          </table:table-cell>
          <table:table-cell office:value-type="float" office:value="6.97198081016541" calcext:value-type="float">
            <text:p>6.97198081016541</text:p>
          </table:table-cell>
          <table:table-cell office:value-type="float" office:value="7.03869986534119" calcext:value-type="float">
            <text:p>7.03869986534119</text:p>
          </table:table-cell>
          <table:table-cell office:value-type="float" office:value="7.10541868209839" calcext:value-type="float">
            <text:p>7.10541868209839</text:p>
          </table:table-cell>
          <table:table-cell office:value-type="float" office:value="7.17213797569275" calcext:value-type="float">
            <text:p>7.17213797569275</text:p>
          </table:table-cell>
          <table:table-cell office:value-type="float" office:value="7.23885726928711" calcext:value-type="float">
            <text:p>7.23885726928711</text:p>
          </table:table-cell>
          <table:table-cell office:value-type="float" office:value="7.30557656288147" calcext:value-type="float">
            <text:p>7.30557656288147</text:p>
          </table:table-cell>
          <table:table-cell office:value-type="float" office:value="7.33893632888794" calcext:value-type="float">
            <text:p>7.33893632888794</text:p>
          </table:table-cell>
          <table:table-cell office:value-type="float" office:value="7.40565586090088" calcext:value-type="float">
            <text:p>7.40565586090088</text:p>
          </table:table-cell>
          <table:table-cell office:value-type="float" office:value="7.47237539291382" calcext:value-type="float">
            <text:p>7.47237539291382</text:p>
          </table:table-cell>
          <table:table-cell office:value-type="float" office:value="7.53909468650818" calcext:value-type="float">
            <text:p>7.53909468650818</text:p>
          </table:table-cell>
          <table:table-cell office:value-type="float" office:value="7.6058144569397" calcext:value-type="float">
            <text:p>7.6058144569397</text:p>
          </table:table-cell>
          <table:table-cell office:value-type="float" office:value="7.63917446136475" calcext:value-type="float">
            <text:p>7.63917446136475</text:p>
          </table:table-cell>
          <table:table-cell office:value-type="float" office:value="7.6725344657898" calcext:value-type="float">
            <text:p>7.6725344657898</text:p>
          </table:table-cell>
          <table:table-cell office:value-type="float" office:value="7.73925423622131" calcext:value-type="float">
            <text:p>7.73925423622131</text:p>
          </table:table-cell>
          <table:table-cell office:value-type="float" office:value="7.80597424507141" calcext:value-type="float">
            <text:p>7.80597424507141</text:p>
          </table:table-cell>
          <table:table-cell office:value-type="float" office:value="7.87269449234009" calcext:value-type="float">
            <text:p>7.87269449234009</text:p>
          </table:table-cell>
          <table:table-cell office:value-type="float" office:value="7.93941426277161" calcext:value-type="float">
            <text:p>7.93941426277161</text:p>
          </table:table-cell>
          <table:table-cell office:value-type="float" office:value="8.0061309337616" calcext:value-type="float">
            <text:p>8.0061309337616</text:p>
          </table:table-cell>
          <table:table-cell office:value-type="float" office:value="8.07284760475159" calcext:value-type="float">
            <text:p>8.07284760475159</text:p>
          </table:table-cell>
          <table:table-cell office:value-type="float" office:value="8.20628094673157" calcext:value-type="float">
            <text:p>8.20628094673157</text:p>
          </table:table-cell>
          <table:table-cell office:value-type="float" office:value="8.27299761772156" calcext:value-type="float">
            <text:p>8.27299761772156</text:p>
          </table:table-cell>
          <table:table-cell office:value-type="float" office:value="8.30635595321655" calcext:value-type="float">
            <text:p>8.30635595321655</text:p>
          </table:table-cell>
          <table:table-cell office:value-type="float" office:value="8.37307262420654" calcext:value-type="float">
            <text:p>8.37307262420654</text:p>
          </table:table-cell>
          <table:table-cell office:value-type="float" office:value="8.43978929519653" calcext:value-type="float">
            <text:p>8.43978929519653</text:p>
          </table:table-cell>
          <table:table-cell office:value-type="float" office:value="8.50650596618652" calcext:value-type="float">
            <text:p>8.50650596618652</text:p>
          </table:table-cell>
          <table:table-cell office:value-type="float" office:value="8.57322263717651" calcext:value-type="float">
            <text:p>8.57322263717651</text:p>
          </table:table-cell>
          <table:table-cell office:value-type="float" office:value="8.60658121109009" calcext:value-type="float">
            <text:p>8.60658121109009</text:p>
          </table:table-cell>
          <table:table-cell office:value-type="float" office:value="8.6399393081665" calcext:value-type="float">
            <text:p>8.6399393081665</text:p>
          </table:table-cell>
          <table:table-cell office:value-type="float" office:value="8.6732976436615" calcext:value-type="float">
            <text:p>8.6732976436615</text:p>
          </table:table-cell>
          <table:table-cell office:value-type="float" office:value="8.77337288856506" calcext:value-type="float">
            <text:p>8.77337288856506</text:p>
          </table:table-cell>
          <table:table-cell office:value-type="float" office:value="8.87344789505005" calcext:value-type="float">
            <text:p>8.87344789505005</text:p>
          </table:table-cell>
          <table:table-cell office:value-type="float" office:value="8.94016456604004" calcext:value-type="float">
            <text:p>8.94016456604004</text:p>
          </table:table-cell>
          <table:table-cell office:value-type="float" office:value="9.00688338279724" calcext:value-type="float">
            <text:p>9.00688338279724</text:p>
          </table:table-cell>
          <table:table-cell office:value-type="float" office:value="9.04024267196655" calcext:value-type="float">
            <text:p>9.04024267196655</text:p>
          </table:table-cell>
          <table:table-cell office:value-type="float" office:value="9.10696148872376" calcext:value-type="float">
            <text:p>9.10696148872376</text:p>
          </table:table-cell>
          <table:table-cell office:value-type="float" office:value="9.17368054389954" calcext:value-type="float">
            <text:p>9.17368054389954</text:p>
          </table:table-cell>
          <table:table-cell office:value-type="float" office:value="9.27375888824463" calcext:value-type="float">
            <text:p>9.27375888824463</text:p>
          </table:table-cell>
          <table:table-cell office:value-type="float" office:value="9.54063510894775" calcext:value-type="float">
            <text:p>9.54063510894775</text:p>
          </table:table-cell>
          <table:table-cell office:value-type="float" office:value="9.60735440254211" calcext:value-type="float">
            <text:p>9.60735440254211</text:p>
          </table:table-cell>
          <table:table-cell office:value-type="float" office:value="9.6740734577179" calcext:value-type="float">
            <text:p>9.6740734577179</text:p>
          </table:table-cell>
          <table:table-cell office:value-type="float" office:value="9.70743346214294" calcext:value-type="float">
            <text:p>9.70743346214294</text:p>
          </table:table-cell>
          <table:table-cell office:value-type="float" office:value="9.74079298973084" calcext:value-type="float">
            <text:p>9.74079298973084</text:p>
          </table:table-cell>
          <table:table-cell office:value-type="float" office:value="9.8075122833252" calcext:value-type="float">
            <text:p>9.8075122833252</text:p>
          </table:table-cell>
          <table:table-cell office:value-type="float" office:value="9.87423181533814" calcext:value-type="float">
            <text:p>9.87423181533814</text:p>
          </table:table-cell>
          <table:table-cell office:value-type="float" office:value="9.9409511089325" calcext:value-type="float">
            <text:p>9.9409511089325</text:p>
          </table:table-cell>
          <table:table-cell office:value-type="float" office:value="10.0410180091858" calcext:value-type="float">
            <text:p>10.0410180091858</text:p>
          </table:table-cell>
          <table:table-cell office:value-type="float" office:value="10.1744401454926" calcext:value-type="float">
            <text:p>10.1744401454926</text:p>
          </table:table-cell>
          <table:table-cell office:value-type="float" office:value="10.3078620433807" calcext:value-type="float">
            <text:p>10.3078620433807</text:p>
          </table:table-cell>
          <table:table-cell office:value-type="float" office:value="10.3412175178528" calcext:value-type="float">
            <text:p>10.3412175178528</text:p>
          </table:table-cell>
          <table:table-cell office:value-type="float" office:value="10.4079284667969" calcext:value-type="float">
            <text:p>10.4079284667969</text:p>
          </table:table-cell>
          <table:table-cell office:value-type="float" office:value="10.4746391773224" calcext:value-type="float">
            <text:p>10.4746391773224</text:p>
          </table:table-cell>
          <table:table-cell office:value-type="float" office:value="10.5079944133759" calcext:value-type="float">
            <text:p>10.5079944133759</text:p>
          </table:table-cell>
          <table:table-cell office:value-type="float" office:value="10.5413498878479" calcext:value-type="float">
            <text:p>10.5413498878479</text:p>
          </table:table-cell>
          <table:table-cell office:value-type="float" office:value="10.5747051239014" calcext:value-type="float">
            <text:p>10.5747051239014</text:p>
          </table:table-cell>
          <table:table-cell office:value-type="float" office:value="10.6414158344269" calcext:value-type="float">
            <text:p>10.6414158344269</text:p>
          </table:table-cell>
          <table:table-cell office:value-type="float" office:value="10.6747710704803" calcext:value-type="float">
            <text:p>10.6747710704803</text:p>
          </table:table-cell>
          <table:table-cell office:value-type="float" office:value="10.7414817810059" calcext:value-type="float">
            <text:p>10.7414817810059</text:p>
          </table:table-cell>
          <table:table-cell office:value-type="float" office:value="10.7748370170593" calcext:value-type="float">
            <text:p>10.7748370170593</text:p>
          </table:table-cell>
          <table:table-cell office:value-type="float" office:value="10.8415474891663" calcext:value-type="float">
            <text:p>10.8415474891663</text:p>
          </table:table-cell>
          <table:table-cell office:value-type="float" office:value="10.9082577228546" calcext:value-type="float">
            <text:p>10.9082577228546</text:p>
          </table:table-cell>
          <table:table-cell office:value-type="float" office:value="10.9749674797058" calcext:value-type="float">
            <text:p>10.9749674797058</text:p>
          </table:table-cell>
          <table:table-cell office:value-type="float" office:value="11.075031042099" calcext:value-type="float">
            <text:p>11.075031042099</text:p>
          </table:table-cell>
          <table:table-cell office:value-type="float" office:value="11.1417400836945" calcext:value-type="float">
            <text:p>11.1417400836945</text:p>
          </table:table-cell>
          <table:table-cell office:value-type="float" office:value="11.2084491252899" calcext:value-type="float">
            <text:p>11.2084491252899</text:p>
          </table:table-cell>
          <table:table-cell office:value-type="float" office:value="11.2751576900482" calcext:value-type="float">
            <text:p>11.2751576900482</text:p>
          </table:table-cell>
          <table:table-cell office:value-type="float" office:value="11.3418664932251" calcext:value-type="float">
            <text:p>11.3418664932251</text:p>
          </table:table-cell>
          <table:table-cell office:value-type="float" office:value="11.3752207756043" calcext:value-type="float">
            <text:p>11.3752207756043</text:p>
          </table:table-cell>
          <table:table-cell office:value-type="float" office:value="11.408575296402" calcext:value-type="float">
            <text:p>11.408575296402</text:p>
          </table:table-cell>
          <table:table-cell office:value-type="float" office:value="11.4752836227417" calcext:value-type="float">
            <text:p>11.4752836227417</text:p>
          </table:table-cell>
          <table:table-cell office:value-type="float" office:value="11.5419921875" calcext:value-type="float">
            <text:p>11.5419921875</text:p>
          </table:table-cell>
          <table:table-cell office:value-type="float" office:value="11.6087005138397" calcext:value-type="float">
            <text:p>11.6087005138397</text:p>
          </table:table-cell>
          <table:table-cell office:value-type="float" office:value="11.6420547962189" calcext:value-type="float">
            <text:p>11.6420547962189</text:p>
          </table:table-cell>
          <table:table-cell office:value-type="float" office:value="11.6754088401794" calcext:value-type="float">
            <text:p>11.6754088401794</text:p>
          </table:table-cell>
          <table:table-cell office:value-type="float" office:value="11.7421169281006" calcext:value-type="float">
            <text:p>11.7421169281006</text:p>
          </table:table-cell>
          <table:table-cell office:value-type="float" office:value="11.8421792984009" calcext:value-type="float">
            <text:p>11.8421792984009</text:p>
          </table:table-cell>
          <table:table-cell office:value-type="float" office:value="11.9088871479034" calcext:value-type="float">
            <text:p>11.9088871479034</text:p>
          </table:table-cell>
          <table:table-cell office:value-type="float" office:value="11.9755964279175" calcext:value-type="float">
            <text:p>11.9755964279175</text:p>
          </table:table-cell>
          <table:table-cell office:value-type="float" office:value="12.0423066616058" calcext:value-type="float">
            <text:p>12.0423066616058</text:p>
          </table:table-cell>
          <table:table-cell office:value-type="float" office:value="12.0756616592407" calcext:value-type="float">
            <text:p>12.0756616592407</text:p>
          </table:table-cell>
          <table:table-cell office:value-type="float" office:value="12.1090168952942" calcext:value-type="float">
            <text:p>12.1090168952942</text:p>
          </table:table-cell>
          <table:table-cell office:value-type="float" office:value="12.1423718929291" calcext:value-type="float">
            <text:p>12.1423718929291</text:p>
          </table:table-cell>
          <table:table-cell office:value-type="float" office:value="12.175726890564" calcext:value-type="float">
            <text:p>12.175726890564</text:p>
          </table:table-cell>
          <table:table-cell office:value-type="float" office:value="12.2424371242523" calcext:value-type="float">
            <text:p>12.2424371242523</text:p>
          </table:table-cell>
          <table:table-cell office:value-type="float" office:value="12.3091471195221" calcext:value-type="float">
            <text:p>12.3091471195221</text:p>
          </table:table-cell>
          <table:table-cell office:value-type="float" office:value="12.4092116355896" calcext:value-type="float">
            <text:p>12.4092116355896</text:p>
          </table:table-cell>
          <table:table-cell office:value-type="float" office:value="12.4759216308594" calcext:value-type="float">
            <text:p>12.4759216308594</text:p>
          </table:table-cell>
          <table:table-cell office:value-type="float" office:value="12.5426313877106" calcext:value-type="float">
            <text:p>12.5426313877106</text:p>
          </table:table-cell>
          <table:table-cell office:value-type="float" office:value="12.6093411445618" calcext:value-type="float">
            <text:p>12.6093411445618</text:p>
          </table:table-cell>
          <table:table-cell office:value-type="float" office:value="12.6760506629944" calcext:value-type="float">
            <text:p>12.6760506629944</text:p>
          </table:table-cell>
          <table:table-cell office:value-type="float" office:value="12.7094054222107" calcext:value-type="float">
            <text:p>12.7094054222107</text:p>
          </table:table-cell>
          <table:table-cell office:value-type="float" office:value="12.7761147022247" calcext:value-type="float">
            <text:p>12.7761147022247</text:p>
          </table:table-cell>
          <table:table-cell office:value-type="float" office:value="12.809469461441" calcext:value-type="float">
            <text:p>12.809469461441</text:p>
          </table:table-cell>
          <table:table-cell office:value-type="float" office:value="12.8428242206574" calcext:value-type="float">
            <text:p>12.8428242206574</text:p>
          </table:table-cell>
          <table:table-cell office:value-type="float" office:value="12.8761789798737" calcext:value-type="float">
            <text:p>12.8761789798737</text:p>
          </table:table-cell>
          <table:table-cell office:value-type="float" office:value="12.90953373909" calcext:value-type="float">
            <text:p>12.90953373909</text:p>
          </table:table-cell>
          <table:table-cell office:value-type="float" office:value="12.9762437343597" calcext:value-type="float">
            <text:p>12.9762437343597</text:p>
          </table:table-cell>
          <table:table-cell office:value-type="float" office:value="13.0429544448853" calcext:value-type="float">
            <text:p>13.0429544448853</text:p>
          </table:table-cell>
          <table:table-cell office:value-type="float" office:value="13.0763096809387" calcext:value-type="float">
            <text:p>13.0763096809387</text:p>
          </table:table-cell>
          <table:table-cell office:value-type="float" office:value="13.1430201530457" calcext:value-type="float">
            <text:p>13.1430201530457</text:p>
          </table:table-cell>
          <table:table-cell office:value-type="float" office:value="13.1763753890991" calcext:value-type="float">
            <text:p>13.1763753890991</text:p>
          </table:table-cell>
          <table:table-cell office:value-type="float" office:value="13.2430858612061" calcext:value-type="float">
            <text:p>13.2430858612061</text:p>
          </table:table-cell>
          <table:table-cell office:value-type="float" office:value="13.3097960948944" calcext:value-type="float">
            <text:p>13.3097960948944</text:p>
          </table:table-cell>
          <table:table-cell office:value-type="float" office:value="13.3765063285828" calcext:value-type="float">
            <text:p>13.3765063285828</text:p>
          </table:table-cell>
          <table:table-cell office:value-type="float" office:value="13.4432165622711" calcext:value-type="float">
            <text:p>13.4432165622711</text:p>
          </table:table-cell>
          <table:table-cell office:value-type="float" office:value="13.5099267959595" calcext:value-type="float">
            <text:p>13.5099267959595</text:p>
          </table:table-cell>
          <table:table-cell office:value-type="float" office:value="13.5766367912292" calcext:value-type="float">
            <text:p>13.5766367912292</text:p>
          </table:table-cell>
          <table:table-cell office:value-type="float" office:value="13.643346786499" calcext:value-type="float">
            <text:p>13.643346786499</text:p>
          </table:table-cell>
          <table:table-cell office:value-type="float" office:value="13.7100567817688" calcext:value-type="float">
            <text:p>13.7100567817688</text:p>
          </table:table-cell>
          <table:table-cell office:value-type="float" office:value="13.7434117794037" calcext:value-type="float">
            <text:p>13.7434117794037</text:p>
          </table:table-cell>
          <table:table-cell office:value-type="float" office:value="13.7767663002014" calcext:value-type="float">
            <text:p>13.7767663002014</text:p>
          </table:table-cell>
          <table:table-cell office:value-type="float" office:value="13.8768310546875" calcext:value-type="float">
            <text:p>13.8768310546875</text:p>
          </table:table-cell>
          <table:table-cell office:value-type="float" office:value="13.9435408115387" calcext:value-type="float">
            <text:p>13.9435408115387</text:p>
          </table:table-cell>
          <table:table-cell office:value-type="float" office:value="13.976895570755" calcext:value-type="float">
            <text:p>13.976895570755</text:p>
          </table:table-cell>
          <table:table-cell office:value-type="float" office:value="14.043604850769" calcext:value-type="float">
            <text:p>14.043604850769</text:p>
          </table:table-cell>
          <table:table-cell office:value-type="float" office:value="14.1103141307831" calcext:value-type="float">
            <text:p>14.1103141307831</text:p>
          </table:table-cell>
          <table:table-cell office:value-type="float" office:value="14.17702293396" calcext:value-type="float">
            <text:p>14.17702293396</text:p>
          </table:table-cell>
          <table:table-cell office:value-type="float" office:value="14.243732213974" calcext:value-type="float">
            <text:p>14.243732213974</text:p>
          </table:table-cell>
          <table:table-cell office:value-type="float" office:value="14.3104410171509" calcext:value-type="float">
            <text:p>14.3104410171509</text:p>
          </table:table-cell>
          <table:table-cell office:value-type="float" office:value="14.5772759914398" calcext:value-type="float">
            <text:p>14.5772759914398</text:p>
          </table:table-cell>
          <table:table-cell office:value-type="float" office:value="14.6773388385773" calcext:value-type="float">
            <text:p>14.6773388385773</text:p>
          </table:table-cell>
          <table:table-cell office:value-type="float" office:value="14.744047164917" calcext:value-type="float">
            <text:p>14.744047164917</text:p>
          </table:table-cell>
          <table:table-cell office:value-type="float" office:value="14.9441719055176" calcext:value-type="float">
            <text:p>14.9441719055176</text:p>
          </table:table-cell>
          <table:table-cell office:value-type="float" office:value="14.9775285720825" calcext:value-type="float">
            <text:p>14.9775285720825</text:p>
          </table:table-cell>
          <table:table-cell office:value-type="float" office:value="15.0108852386475" calcext:value-type="float">
            <text:p>15.0108852386475</text:p>
          </table:table-cell>
          <table:table-cell office:value-type="float" office:value="15.2110249996185" calcext:value-type="float">
            <text:p>15.2110249996185</text:p>
          </table:table-cell>
          <table:table-cell office:value-type="float" office:value="15.2443814277649" calcext:value-type="float">
            <text:p>15.2443814277649</text:p>
          </table:table-cell>
          <table:table-cell office:value-type="float" office:value="15.3110945224762" calcext:value-type="float">
            <text:p>15.3110945224762</text:p>
          </table:table-cell>
          <table:table-cell office:value-type="float" office:value="15.3444511890411" calcext:value-type="float">
            <text:p>15.3444511890411</text:p>
          </table:table-cell>
          <table:table-cell office:value-type="float" office:value="15.3778076171875" calcext:value-type="float">
            <text:p>15.3778076171875</text:p>
          </table:table-cell>
          <table:table-cell office:value-type="float" office:value="15.6113030910492" calcext:value-type="float">
            <text:p>15.6113030910492</text:p>
          </table:table-cell>
          <table:table-cell office:value-type="float" office:value="15.6780157089233" calcext:value-type="float">
            <text:p>15.6780157089233</text:p>
          </table:table-cell>
          <table:table-cell office:value-type="float" office:value="15.7780849933624" calcext:value-type="float">
            <text:p>15.7780849933624</text:p>
          </table:table-cell>
          <table:table-cell office:value-type="float" office:value="15.8447976112366" calcext:value-type="float">
            <text:p>15.8447976112366</text:p>
          </table:table-cell>
          <table:table-cell office:value-type="float" office:value="15.9115102291107" calcext:value-type="float">
            <text:p>15.9115102291107</text:p>
          </table:table-cell>
          <table:table-cell office:value-type="float" office:value="15.9782252311707" calcext:value-type="float">
            <text:p>15.9782252311707</text:p>
          </table:table-cell>
          <table:table-cell office:value-type="float" office:value="16.0449416637421" calcext:value-type="float">
            <text:p>16.0449416637421</text:p>
          </table:table-cell>
          <table:table-cell office:value-type="float" office:value="16.1116585731506" calcext:value-type="float">
            <text:p>16.1116585731506</text:p>
          </table:table-cell>
          <table:table-cell office:value-type="float" office:value="16.1450169086456" calcext:value-type="float">
            <text:p>16.1450169086456</text:p>
          </table:table-cell>
          <table:table-cell office:value-type="float" office:value="16.1783752441406" calcext:value-type="float">
            <text:p>16.1783752441406</text:p>
          </table:table-cell>
          <table:table-cell office:value-type="float" office:value="16.2117335796356" calcext:value-type="float">
            <text:p>16.2117335796356</text:p>
          </table:table-cell>
          <table:table-cell office:value-type="float" office:value="16.2784502506256" calcext:value-type="float">
            <text:p>16.2784502506256</text:p>
          </table:table-cell>
          <table:table-cell office:value-type="float" office:value="16.3118085861206" calcext:value-type="float">
            <text:p>16.3118085861206</text:p>
          </table:table-cell>
          <table:table-cell office:value-type="float" office:value="16.3451671600342" calcext:value-type="float">
            <text:p>16.3451671600342</text:p>
          </table:table-cell>
          <table:table-cell office:value-type="float" office:value="16.3785254955292" calcext:value-type="float">
            <text:p>16.3785254955292</text:p>
          </table:table-cell>
          <table:table-cell office:value-type="float" office:value="16.4118838310242" calcext:value-type="float">
            <text:p>16.4118838310242</text:p>
          </table:table-cell>
          <table:table-cell office:value-type="float" office:value="16.4452419281006" calcext:value-type="float">
            <text:p>16.4452419281006</text:p>
          </table:table-cell>
          <table:table-cell office:value-type="float" office:value="16.5119588375092" calcext:value-type="float">
            <text:p>16.5119588375092</text:p>
          </table:table-cell>
          <table:table-cell office:value-type="float" office:value="16.5786755084991" calcext:value-type="float">
            <text:p>16.5786755084991</text:p>
          </table:table-cell>
          <table:table-cell office:value-type="float" office:value="16.6453921794891" calcext:value-type="float">
            <text:p>16.6453921794891</text:p>
          </table:table-cell>
          <table:table-cell office:value-type="float" office:value="16.7121088504791" calcext:value-type="float">
            <text:p>16.7121088504791</text:p>
          </table:table-cell>
          <table:table-cell office:value-type="float" office:value="16.7454674243927" calcext:value-type="float">
            <text:p>16.7454674243927</text:p>
          </table:table-cell>
          <table:table-cell office:value-type="float" office:value="16.8121838569641" calcext:value-type="float">
            <text:p>16.8121838569641</text:p>
          </table:table-cell>
          <table:table-cell office:value-type="float" office:value="16.8789007663727" calcext:value-type="float">
            <text:p>16.8789007663727</text:p>
          </table:table-cell>
          <table:table-cell office:value-type="float" office:value="16.9456171989441" calcext:value-type="float">
            <text:p>16.9456171989441</text:p>
          </table:table-cell>
          <table:table-cell office:value-type="float" office:value="17.0123295783997" calcext:value-type="float">
            <text:p>17.0123295783997</text:p>
          </table:table-cell>
          <table:table-cell office:value-type="float" office:value="17.1123979091644" calcext:value-type="float">
            <text:p>17.1123979091644</text:p>
          </table:table-cell>
          <table:table-cell office:value-type="float" office:value="17.17911028862" calcext:value-type="float">
            <text:p>17.17911028862</text:p>
          </table:table-cell>
          <table:table-cell office:value-type="float" office:value="17.2791790962219" calcext:value-type="float">
            <text:p>17.2791790962219</text:p>
          </table:table-cell>
          <table:table-cell office:value-type="float" office:value="17.3458912372589" calcext:value-type="float">
            <text:p>17.3458912372589</text:p>
          </table:table-cell>
          <table:table-cell office:value-type="float" office:value="17.4126036167145" calcext:value-type="float">
            <text:p>17.4126036167145</text:p>
          </table:table-cell>
          <table:table-cell office:value-type="float" office:value="17.47931599617" calcext:value-type="float">
            <text:p>17.47931599617</text:p>
          </table:table-cell>
          <table:table-cell office:value-type="float" office:value="17.5126721858978" calcext:value-type="float">
            <text:p>17.5126721858978</text:p>
          </table:table-cell>
          <table:table-cell office:value-type="float" office:value="17.5793843269348" calcext:value-type="float">
            <text:p>17.5793843269348</text:p>
          </table:table-cell>
          <table:table-cell office:value-type="float" office:value="17.6127405166626" calcext:value-type="float">
            <text:p>17.6127405166626</text:p>
          </table:table-cell>
          <table:table-cell office:value-type="float" office:value="17.7128090858459" calcext:value-type="float">
            <text:p>17.7128090858459</text:p>
          </table:table-cell>
          <table:table-cell office:value-type="float" office:value="17.7795212268829" calcext:value-type="float">
            <text:p>17.7795212268829</text:p>
          </table:table-cell>
          <table:table-cell office:value-type="float" office:value="17.8128774166107" calcext:value-type="float">
            <text:p>17.8128774166107</text:p>
          </table:table-cell>
          <table:table-cell office:value-type="float" office:value="17.9129457473755" calcext:value-type="float">
            <text:p>17.9129457473755</text:p>
          </table:table-cell>
          <table:table-cell office:value-type="float" office:value="17.9796574115753" calcext:value-type="float">
            <text:p>17.9796574115753</text:p>
          </table:table-cell>
          <table:table-cell office:value-type="float" office:value="18.0463678836823" calcext:value-type="float">
            <text:p>18.0463678836823</text:p>
          </table:table-cell>
          <table:table-cell office:value-type="float" office:value="18.1130785942078" calcext:value-type="float">
            <text:p>18.1130785942078</text:p>
          </table:table-cell>
          <table:table-cell office:value-type="float" office:value="18.1797890663147" calcext:value-type="float">
            <text:p>18.1797890663147</text:p>
          </table:table-cell>
          <table:table-cell office:value-type="float" office:value="18.2464995384216" calcext:value-type="float">
            <text:p>18.2464995384216</text:p>
          </table:table-cell>
          <table:table-cell office:value-type="float" office:value="18.2798547744751" calcext:value-type="float">
            <text:p>18.2798547744751</text:p>
          </table:table-cell>
          <table:table-cell office:value-type="float" office:value="18.3132100105286" calcext:value-type="float">
            <text:p>18.3132100105286</text:p>
          </table:table-cell>
          <table:table-cell office:value-type="float" office:value="18.3799204826355" calcext:value-type="float">
            <text:p>18.3799204826355</text:p>
          </table:table-cell>
          <table:table-cell office:value-type="float" office:value="18.4466309547424" calcext:value-type="float">
            <text:p>18.4466309547424</text:p>
          </table:table-cell>
          <table:table-cell office:value-type="float" office:value="18.5133411884308" calcext:value-type="float">
            <text:p>18.5133411884308</text:p>
          </table:table-cell>
          <table:table-cell office:value-type="float" office:value="18.5800514221191" calcext:value-type="float">
            <text:p>18.5800514221191</text:p>
          </table:table-cell>
          <table:table-cell office:value-type="float" office:value="18.6467614173889" calcext:value-type="float">
            <text:p>18.6467614173889</text:p>
          </table:table-cell>
          <table:table-cell office:value-type="float" office:value="18.780181646347" calcext:value-type="float">
            <text:p>18.780181646347</text:p>
          </table:table-cell>
          <table:table-cell office:value-type="float" office:value="18.8468916416168" calcext:value-type="float">
            <text:p>18.8468916416168</text:p>
          </table:table-cell>
          <table:table-cell office:value-type="float" office:value="18.9136016368866" calcext:value-type="float">
            <text:p>18.9136016368866</text:p>
          </table:table-cell>
          <table:table-cell office:value-type="float" office:value="18.9803214073181" calcext:value-type="float">
            <text:p>18.9803214073181</text:p>
          </table:table-cell>
          <table:table-cell office:value-type="float" office:value="19.0136861801147" calcext:value-type="float">
            <text:p>19.0136861801147</text:p>
          </table:table-cell>
          <table:table-cell office:value-type="float" office:value="19.0470507144928" calcext:value-type="float">
            <text:p>19.0470507144928</text:p>
          </table:table-cell>
          <table:table-cell office:value-type="float" office:value="19.1137804985046" calcext:value-type="float">
            <text:p>19.1137804985046</text:p>
          </table:table-cell>
          <table:table-cell office:value-type="float" office:value="19.2138755321503" calcext:value-type="float">
            <text:p>19.2138755321503</text:p>
          </table:table-cell>
          <table:table-cell office:value-type="float" office:value="19.2806057929993" calcext:value-type="float">
            <text:p>19.2806057929993</text:p>
          </table:table-cell>
          <table:table-cell office:value-type="float" office:value="19.3473362922668" calcext:value-type="float">
            <text:p>19.3473362922668</text:p>
          </table:table-cell>
          <table:table-cell office:value-type="float" office:value="19.4140667915344" calcext:value-type="float">
            <text:p>19.4140667915344</text:p>
          </table:table-cell>
          <table:table-cell office:value-type="float" office:value="19.4474322795868" calcext:value-type="float">
            <text:p>19.4474322795868</text:p>
          </table:table-cell>
          <table:table-cell office:value-type="float" office:value="19.4807977676392" calcext:value-type="float">
            <text:p>19.4807977676392</text:p>
          </table:table-cell>
          <table:table-cell office:value-type="float" office:value="19.514163017273" calcext:value-type="float">
            <text:p>19.514163017273</text:p>
          </table:table-cell>
          <table:table-cell office:value-type="float" office:value="19.5808939933777" calcext:value-type="float">
            <text:p>19.5808939933777</text:p>
          </table:table-cell>
          <table:table-cell office:value-type="float" office:value="19.6476254463196" calcext:value-type="float">
            <text:p>19.6476254463196</text:p>
          </table:table-cell>
          <table:table-cell office:value-type="float" office:value="19.8144545555115" calcext:value-type="float">
            <text:p>19.8144545555115</text:p>
          </table:table-cell>
          <table:table-cell office:value-type="float" office:value="19.8811867237091" calcext:value-type="float">
            <text:p>19.8811867237091</text:p>
          </table:table-cell>
          <table:table-cell office:value-type="float" office:value="19.9145526885986" calcext:value-type="float">
            <text:p>19.9145526885986</text:p>
          </table:table-cell>
          <table:table-cell office:value-type="float" office:value="19.9812734127045" calcext:value-type="float">
            <text:p>19.9812734127045</text:p>
          </table:table-cell>
          <table:table-cell office:value-type="float" office:value="20.0146281719208" calcext:value-type="float">
            <text:p>20.0146281719208</text:p>
          </table:table-cell>
          <table:table-cell office:value-type="float" office:value="20.0813376903534" calcext:value-type="float">
            <text:p>20.0813376903534</text:p>
          </table:table-cell>
          <table:table-cell office:value-type="float" office:value="20.1480469703674" calcext:value-type="float">
            <text:p>20.1480469703674</text:p>
          </table:table-cell>
          <table:table-cell office:value-type="float" office:value="20.2147564888" calcext:value-type="float">
            <text:p>20.2147564888</text:p>
          </table:table-cell>
          <table:table-cell office:value-type="float" office:value="20.3815293312073" calcext:value-type="float">
            <text:p>20.3815293312073</text:p>
          </table:table-cell>
          <table:table-cell office:value-type="float" office:value="20.414883852005" calcext:value-type="float">
            <text:p>20.414883852005</text:p>
          </table:table-cell>
          <table:table-cell office:value-type="float" office:value="20.4815928936005" calcext:value-type="float">
            <text:p>20.4815928936005</text:p>
          </table:table-cell>
          <table:table-cell office:value-type="float" office:value="20.5149474143982" calcext:value-type="float">
            <text:p>20.5149474143982</text:p>
          </table:table-cell>
          <table:table-cell office:value-type="float" office:value="20.5483016967773" calcext:value-type="float">
            <text:p>20.5483016967773</text:p>
          </table:table-cell>
          <table:table-cell office:value-type="float" office:value="20.5816562175751" calcext:value-type="float">
            <text:p>20.5816562175751</text:p>
          </table:table-cell>
          <table:table-cell office:value-type="float" office:value="20.6150107383728" calcext:value-type="float">
            <text:p>20.6150107383728</text:p>
          </table:table-cell>
          <table:table-cell office:value-type="float" office:value="20.6817197799683" calcext:value-type="float">
            <text:p>20.6817197799683</text:p>
          </table:table-cell>
          <table:table-cell office:value-type="float" office:value="20.7150740623474" calcext:value-type="float">
            <text:p>20.7150740623474</text:p>
          </table:table-cell>
          <table:table-cell office:value-type="float" office:value="20.7817828655243" calcext:value-type="float">
            <text:p>20.7817828655243</text:p>
          </table:table-cell>
          <table:table-cell office:value-type="float" office:value="20.8151371479034" calcext:value-type="float">
            <text:p>20.8151371479034</text:p>
          </table:table-cell>
          <table:table-cell office:value-type="float" office:value="21.015266418457" calcext:value-type="float">
            <text:p>21.015266418457</text:p>
          </table:table-cell>
          <table:table-cell office:value-type="float" office:value="21.1153340339661" calcext:value-type="float">
            <text:p>21.1153340339661</text:p>
          </table:table-cell>
          <table:table-cell office:value-type="float" office:value="21.1820456981659" calcext:value-type="float">
            <text:p>21.1820456981659</text:p>
          </table:table-cell>
          <table:table-cell office:value-type="float" office:value="21.2154016494751" calcext:value-type="float">
            <text:p>21.2154016494751</text:p>
          </table:table-cell>
          <table:table-cell office:value-type="float" office:value="21.2487576007843" calcext:value-type="float">
            <text:p>21.2487576007843</text:p>
          </table:table-cell>
          <table:table-cell office:value-type="float" office:value="21.2821133136749" calcext:value-type="float">
            <text:p>21.2821133136749</text:p>
          </table:table-cell>
          <table:table-cell office:value-type="float" office:value="21.3488249778748" calcext:value-type="float">
            <text:p>21.3488249778748</text:p>
          </table:table-cell>
          <table:table-cell office:value-type="float" office:value="21.382180929184" calcext:value-type="float">
            <text:p>21.382180929184</text:p>
          </table:table-cell>
          <table:table-cell office:value-type="float" office:value="21.4155368804932" calcext:value-type="float">
            <text:p>21.4155368804932</text:p>
          </table:table-cell>
          <table:table-cell office:value-type="float" office:value="21.6156718730927" calcext:value-type="float">
            <text:p>21.6156718730927</text:p>
          </table:table-cell>
          <table:table-cell office:value-type="float" office:value="21.6823835372925" calcext:value-type="float">
            <text:p>21.6823835372925</text:p>
          </table:table-cell>
          <table:table-cell office:value-type="float" office:value="21.7490952014923" calcext:value-type="float">
            <text:p>21.7490952014923</text:p>
          </table:table-cell>
          <table:table-cell office:value-type="float" office:value="22.0493054389954" calcext:value-type="float">
            <text:p>22.0493054389954</text:p>
          </table:table-cell>
          <table:table-cell office:value-type="float" office:value="22.1160225868225" calcext:value-type="float">
            <text:p>22.1160225868225</text:p>
          </table:table-cell>
          <table:table-cell office:value-type="float" office:value="22.1493809223175" calcext:value-type="float">
            <text:p>22.1493809223175</text:p>
          </table:table-cell>
          <table:table-cell office:value-type="float" office:value="22.2828152179718" calcext:value-type="float">
            <text:p>22.2828152179718</text:p>
          </table:table-cell>
          <table:table-cell office:value-type="float" office:value="22.3828909397125" calcext:value-type="float">
            <text:p>22.3828909397125</text:p>
          </table:table-cell>
          <table:table-cell office:value-type="float" office:value="22.4496078491211" calcext:value-type="float">
            <text:p>22.4496078491211</text:p>
          </table:table-cell>
          <table:table-cell office:value-type="float" office:value="22.4829666614532" calcext:value-type="float">
            <text:p>22.4829666614532</text:p>
          </table:table-cell>
          <table:table-cell office:value-type="float" office:value="22.5163252353668" calcext:value-type="float">
            <text:p>22.5163252353668</text:p>
          </table:table-cell>
          <table:table-cell office:value-type="float" office:value="22.6164011955261" calcext:value-type="float">
            <text:p>22.6164011955261</text:p>
          </table:table-cell>
          <table:table-cell office:value-type="float" office:value="22.7498359680176" calcext:value-type="float">
            <text:p>22.7498359680176</text:p>
          </table:table-cell>
          <table:table-cell office:value-type="float" office:value="22.8832709789276" calcext:value-type="float">
            <text:p>22.8832709789276</text:p>
          </table:table-cell>
          <table:table-cell office:value-type="float" office:value="22.9166300296783" calcext:value-type="float">
            <text:p>22.9166300296783</text:p>
          </table:table-cell>
          <table:table-cell office:value-type="float" office:value="22.9833443164825" calcext:value-type="float">
            <text:p>22.9833443164825</text:p>
          </table:table-cell>
          <table:table-cell office:value-type="float" office:value="23.0500555038452" calcext:value-type="float">
            <text:p>23.0500555038452</text:p>
          </table:table-cell>
          <table:table-cell office:value-type="float" office:value="23.1167666912079" calcext:value-type="float">
            <text:p>23.1167666912079</text:p>
          </table:table-cell>
          <table:table-cell office:value-type="float" office:value="23.1834778785706" calcext:value-type="float">
            <text:p>23.1834778785706</text:p>
          </table:table-cell>
          <table:table-cell office:value-type="float" office:value="23.2168335914612" calcext:value-type="float">
            <text:p>23.2168335914612</text:p>
          </table:table-cell>
          <table:table-cell office:value-type="float" office:value="23.3502557277679" calcext:value-type="float">
            <text:p>23.3502557277679</text:p>
          </table:table-cell>
          <table:table-cell office:value-type="float" office:value="23.4503223896027" calcext:value-type="float">
            <text:p>23.4503223896027</text:p>
          </table:table-cell>
          <table:table-cell office:value-type="float" office:value="23.5170335769653" calcext:value-type="float">
            <text:p>23.5170335769653</text:p>
          </table:table-cell>
          <table:table-cell office:value-type="float" office:value="23.5837445259094" calcext:value-type="float">
            <text:p>23.5837445259094</text:p>
          </table:table-cell>
          <table:table-cell office:value-type="float" office:value="23.6504557132721" calcext:value-type="float">
            <text:p>23.6504557132721</text:p>
          </table:table-cell>
          <table:table-cell office:value-type="float" office:value="23.7171666622162" calcext:value-type="float">
            <text:p>23.7171666622162</text:p>
          </table:table-cell>
          <table:table-cell office:value-type="float" office:value="23.7838773727417" calcext:value-type="float">
            <text:p>23.7838773727417</text:p>
          </table:table-cell>
          <table:table-cell office:value-type="float" office:value="23.8505883216858" calcext:value-type="float">
            <text:p>23.8505883216858</text:p>
          </table:table-cell>
          <table:table-cell office:value-type="float" office:value="23.9172992706299" calcext:value-type="float">
            <text:p>23.9172992706299</text:p>
          </table:table-cell>
          <table:table-cell office:value-type="float" office:value="23.9840135574341" calcext:value-type="float">
            <text:p>23.9840135574341</text:p>
          </table:table-cell>
          <table:table-cell office:value-type="float" office:value="24.0507311820984" calcext:value-type="float">
            <text:p>24.0507311820984</text:p>
          </table:table-cell>
          <table:table-cell office:value-type="float" office:value="24.0840902328491" calcext:value-type="float">
            <text:p>24.0840902328491</text:p>
          </table:table-cell>
          <table:table-cell office:value-type="float" office:value="24.150808095932" calcext:value-type="float">
            <text:p>24.150808095932</text:p>
          </table:table-cell>
          <table:table-cell office:value-type="float" office:value="24.1841671466827" calcext:value-type="float">
            <text:p>24.1841671466827</text:p>
          </table:table-cell>
          <table:table-cell office:value-type="float" office:value="24.2508850097656" calcext:value-type="float">
            <text:p>24.2508850097656</text:p>
          </table:table-cell>
          <table:table-cell office:value-type="float" office:value="24.2842440605164" calcext:value-type="float">
            <text:p>24.2842440605164</text:p>
          </table:table-cell>
          <table:table-cell office:value-type="float" office:value="24.3509619235992" calcext:value-type="float">
            <text:p>24.3509619235992</text:p>
          </table:table-cell>
          <table:table-cell office:value-type="float" office:value="24.3843212127686" calcext:value-type="float">
            <text:p>24.3843212127686</text:p>
          </table:table-cell>
          <table:table-cell office:value-type="float" office:value="24.4510390758514" calcext:value-type="float">
            <text:p>24.4510390758514</text:p>
          </table:table-cell>
          <table:table-cell office:value-type="float" office:value="24.4843981266022" calcext:value-type="float">
            <text:p>24.4843981266022</text:p>
          </table:table-cell>
          <table:table-cell office:value-type="float" office:value="24.5511164665222" calcext:value-type="float">
            <text:p>24.5511164665222</text:p>
          </table:table-cell>
          <table:table-cell office:value-type="float" office:value="24.5844755172729" calcext:value-type="float">
            <text:p>24.5844755172729</text:p>
          </table:table-cell>
          <table:table-cell office:value-type="float" office:value="24.6178348064423" calcext:value-type="float">
            <text:p>24.6178348064423</text:p>
          </table:table-cell>
          <table:table-cell office:value-type="float" office:value="24.6845533847809" calcext:value-type="float">
            <text:p>24.6845533847809</text:p>
          </table:table-cell>
          <table:table-cell office:value-type="float" office:value="24.7179124355316" calcext:value-type="float">
            <text:p>24.7179124355316</text:p>
          </table:table-cell>
          <table:table-cell office:value-type="float" office:value="24.7512714862823" calcext:value-type="float">
            <text:p>24.7512714862823</text:p>
          </table:table-cell>
          <table:table-cell office:value-type="float" office:value="24.7846310138702" calcext:value-type="float">
            <text:p>24.7846310138702</text:p>
          </table:table-cell>
          <table:table-cell office:value-type="float" office:value="24.817990064621" calcext:value-type="float">
            <text:p>24.817990064621</text:p>
          </table:table-cell>
          <table:table-cell office:value-type="float" office:value="24.9180679321289" calcext:value-type="float">
            <text:p>24.9180679321289</text:p>
          </table:table-cell>
          <table:table-cell office:value-type="float" office:value="24.984787940979" calcext:value-type="float">
            <text:p>24.984787940979</text:p>
          </table:table-cell>
          <table:table-cell office:value-type="float" office:value="25.0515093803406" calcext:value-type="float">
            <text:p>25.0515093803406</text:p>
          </table:table-cell>
          <table:table-cell office:value-type="float" office:value="25.1182308197021" calcext:value-type="float">
            <text:p>25.1182308197021</text:p>
          </table:table-cell>
          <table:table-cell office:value-type="float" office:value="25.1849524974823" calcext:value-type="float">
            <text:p>25.1849524974823</text:p>
          </table:table-cell>
          <table:table-cell office:value-type="float" office:value="25.2183132171631" calcext:value-type="float">
            <text:p>25.2183132171631</text:p>
          </table:table-cell>
          <table:table-cell office:value-type="float" office:value="25.2516741752625" calcext:value-type="float">
            <text:p>25.2516741752625</text:p>
          </table:table-cell>
          <table:table-cell office:value-type="float" office:value="25.2850348949432" calcext:value-type="float">
            <text:p>25.2850348949432</text:p>
          </table:table-cell>
          <table:table-cell office:value-type="float" office:value="25.351756811142" calcext:value-type="float">
            <text:p>25.351756811142</text:p>
          </table:table-cell>
          <table:table-cell office:value-type="float" office:value="25.4184789657593" calcext:value-type="float">
            <text:p>25.4184789657593</text:p>
          </table:table-cell>
          <table:table-cell office:value-type="float" office:value="25.4852011203766" calcext:value-type="float">
            <text:p>25.4852011203766</text:p>
          </table:table-cell>
          <table:table-cell office:value-type="float" office:value="25.5519232749939" calcext:value-type="float">
            <text:p>25.5519232749939</text:p>
          </table:table-cell>
          <table:table-cell office:value-type="float" office:value="25.6186459064484" calcext:value-type="float">
            <text:p>25.6186459064484</text:p>
          </table:table-cell>
          <table:table-cell office:value-type="float" office:value="25.6853685379028" calcext:value-type="float">
            <text:p>25.6853685379028</text:p>
          </table:table-cell>
          <table:table-cell office:value-type="float" office:value="25.7187297344208" calcext:value-type="float">
            <text:p>25.7187297344208</text:p>
          </table:table-cell>
          <table:table-cell office:value-type="float" office:value="25.7520911693573" calcext:value-type="float">
            <text:p>25.7520911693573</text:p>
          </table:table-cell>
          <table:table-cell office:value-type="float" office:value="25.7854523658752" calcext:value-type="float">
            <text:p>25.7854523658752</text:p>
          </table:table-cell>
          <table:table-cell office:value-type="float" office:value="25.8521752357483" calcext:value-type="float">
            <text:p>25.8521752357483</text:p>
          </table:table-cell>
          <table:table-cell office:value-type="float" office:value="25.9188983440399" calcext:value-type="float">
            <text:p>25.9188983440399</text:p>
          </table:table-cell>
          <table:table-cell office:value-type="float" office:value="25.9856154918671" calcext:value-type="float">
            <text:p>25.9856154918671</text:p>
          </table:table-cell>
          <table:table-cell office:value-type="float" office:value="26.052327632904" calcext:value-type="float">
            <text:p>26.052327632904</text:p>
          </table:table-cell>
          <table:table-cell office:value-type="float" office:value="26.0856835842133" calcext:value-type="float">
            <text:p>26.0856835842133</text:p>
          </table:table-cell>
          <table:table-cell office:value-type="float" office:value="26.1190395355225" calcext:value-type="float">
            <text:p>26.1190395355225</text:p>
          </table:table-cell>
          <table:table-cell office:value-type="float" office:value="26.1523952484131" calcext:value-type="float">
            <text:p>26.1523952484131</text:p>
          </table:table-cell>
          <table:table-cell office:value-type="float" office:value="26.1857511997223" calcext:value-type="float">
            <text:p>26.1857511997223</text:p>
          </table:table-cell>
          <table:table-cell office:value-type="float" office:value="26.2524631023407" calcext:value-type="float">
            <text:p>26.2524631023407</text:p>
          </table:table-cell>
          <table:table-cell office:value-type="float" office:value="26.3191747665405" calcext:value-type="float">
            <text:p>26.3191747665405</text:p>
          </table:table-cell>
          <table:table-cell office:value-type="float" office:value="26.3858866691589" calcext:value-type="float">
            <text:p>26.3858866691589</text:p>
          </table:table-cell>
          <table:table-cell office:value-type="float" office:value="26.4525983333588" calcext:value-type="float">
            <text:p>26.4525983333588</text:p>
          </table:table-cell>
          <table:table-cell office:value-type="float" office:value="26.5526657104492" calcext:value-type="float">
            <text:p>26.5526657104492</text:p>
          </table:table-cell>
          <table:table-cell office:value-type="float" office:value="26.619377374649" calcext:value-type="float">
            <text:p>26.619377374649</text:p>
          </table:table-cell>
          <table:table-cell office:value-type="float" office:value="26.6527330875397" calcext:value-type="float">
            <text:p>26.6527330875397</text:p>
          </table:table-cell>
          <table:table-cell office:value-type="float" office:value="26.6860888004303" calcext:value-type="float">
            <text:p>26.6860888004303</text:p>
          </table:table-cell>
          <table:table-cell office:value-type="float" office:value="26.7194449901581" calcext:value-type="float">
            <text:p>26.7194449901581</text:p>
          </table:table-cell>
          <table:table-cell office:value-type="float" office:value="26.7861564159393" calcext:value-type="float">
            <text:p>26.7861564159393</text:p>
          </table:table-cell>
          <table:table-cell office:value-type="float" office:value="26.81951212883" calcext:value-type="float">
            <text:p>26.81951212883</text:p>
          </table:table-cell>
          <table:table-cell office:value-type="float" office:value="26.8528678417206" calcext:value-type="float">
            <text:p>26.8528678417206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8746598302568" calcext:value-type="float">
            <text:p>0.148746598302568</text:p>
          </table:table-cell>
          <table:table-cell office:value-type="float" office:value="0.148776451466186" calcext:value-type="float">
            <text:p>0.148776451466186</text:p>
          </table:table-cell>
          <table:table-cell office:value-type="float" office:value="0.148906461141907" calcext:value-type="float">
            <text:p>0.148906461141907</text:p>
          </table:table-cell>
          <table:table-cell office:value-type="float" office:value="0.148694339845876" calcext:value-type="float">
            <text:p>0.148694339845876</text:p>
          </table:table-cell>
          <table:table-cell office:value-type="float" office:value="0.148792531397352" calcext:value-type="float">
            <text:p>0.148792531397352</text:p>
          </table:table-cell>
          <table:table-cell office:value-type="float" office:value="0.148725163241603" calcext:value-type="float">
            <text:p>0.148725163241603</text:p>
          </table:table-cell>
          <table:table-cell office:value-type="float" office:value="0.148580879715154" calcext:value-type="float">
            <text:p>0.148580879715154</text:p>
          </table:table-cell>
          <table:table-cell office:value-type="float" office:value="0.148734700949625" calcext:value-type="float">
            <text:p>0.148734700949625</text:p>
          </table:table-cell>
          <table:table-cell office:value-type="float" office:value="0.148830925876008" calcext:value-type="float">
            <text:p>0.148830925876008</text:p>
          </table:table-cell>
          <table:table-cell office:value-type="float" office:value="0.148774463342143" calcext:value-type="float">
            <text:p>0.148774463342143</text:p>
          </table:table-cell>
          <table:table-cell office:value-type="float" office:value="0.148639472059916" calcext:value-type="float">
            <text:p>0.148639472059916</text:p>
          </table:table-cell>
          <table:table-cell office:value-type="float" office:value="0.148785668208602" calcext:value-type="float">
            <text:p>0.148785668208602</text:p>
          </table:table-cell>
          <table:table-cell office:value-type="float" office:value="0.14884401059688" calcext:value-type="float">
            <text:p>0.14884401059688</text:p>
          </table:table-cell>
          <table:table-cell office:value-type="float" office:value="0.148753733548541" calcext:value-type="float">
            <text:p>0.148753733548541</text:p>
          </table:table-cell>
          <table:table-cell office:value-type="float" office:value="0.148758533366645" calcext:value-type="float">
            <text:p>0.148758533366645</text:p>
          </table:table-cell>
          <table:table-cell office:value-type="float" office:value="0.148900730268335" calcext:value-type="float">
            <text:p>0.148900730268335</text:p>
          </table:table-cell>
          <table:table-cell office:value-type="float" office:value="0.148918969576223" calcext:value-type="float">
            <text:p>0.148918969576223</text:p>
          </table:table-cell>
          <table:table-cell office:value-type="float" office:value="0.14896271928588" calcext:value-type="float">
            <text:p>0.14896271928588</text:p>
          </table:table-cell>
          <table:table-cell office:value-type="float" office:value="0.150073903840464" calcext:value-type="float">
            <text:p>0.150073903840464</text:p>
          </table:table-cell>
          <table:table-cell office:value-type="float" office:value="0.152024205340847" calcext:value-type="float">
            <text:p>0.152024205340847</text:p>
          </table:table-cell>
          <table:table-cell office:value-type="float" office:value="0.149911168628481" calcext:value-type="float">
            <text:p>0.149911168628481</text:p>
          </table:table-cell>
          <table:table-cell office:value-type="float" office:value="0.149648186329817" calcext:value-type="float">
            <text:p>0.149648186329817</text:p>
          </table:table-cell>
          <table:table-cell office:value-type="float" office:value="0.149752812662888" calcext:value-type="float">
            <text:p>0.149752812662888</text:p>
          </table:table-cell>
          <table:table-cell office:value-type="float" office:value="0.149191942790018" calcext:value-type="float">
            <text:p>0.149191942790018</text:p>
          </table:table-cell>
          <table:table-cell office:value-type="float" office:value="0.146481228335173" calcext:value-type="float">
            <text:p>0.146481228335173</text:p>
          </table:table-cell>
          <table:table-cell office:value-type="float" office:value="0.150037145079676" calcext:value-type="float">
            <text:p>0.150037145079676</text:p>
          </table:table-cell>
          <table:table-cell office:value-type="float" office:value="0.153314921748643" calcext:value-type="float">
            <text:p>0.153314921748643</text:p>
          </table:table-cell>
          <table:table-cell office:value-type="float" office:value="0.15739515541864" calcext:value-type="float">
            <text:p>0.15739515541864</text:p>
          </table:table-cell>
          <table:table-cell office:value-type="float" office:value="0.159510905072385" calcext:value-type="float">
            <text:p>0.159510905072385</text:p>
          </table:table-cell>
          <table:table-cell office:value-type="float" office:value="0.15994945522456" calcext:value-type="float">
            <text:p>0.15994945522456</text:p>
          </table:table-cell>
          <table:table-cell office:value-type="float" office:value="0.160954641482288" calcext:value-type="float">
            <text:p>0.160954641482288</text:p>
          </table:table-cell>
          <table:table-cell office:value-type="float" office:value="0.152355627869582" calcext:value-type="float">
            <text:p>0.152355627869582</text:p>
          </table:table-cell>
          <table:table-cell office:value-type="float" office:value="0.150606311447669" calcext:value-type="float">
            <text:p>0.150606311447669</text:p>
          </table:table-cell>
          <table:table-cell office:value-type="float" office:value="0.153517513294192" calcext:value-type="float">
            <text:p>0.153517513294192</text:p>
          </table:table-cell>
          <table:table-cell office:value-type="float" office:value="0.155289733142533" calcext:value-type="float">
            <text:p>0.155289733142533</text:p>
          </table:table-cell>
          <table:table-cell office:value-type="float" office:value="0.168438811419043" calcext:value-type="float">
            <text:p>0.168438811419043</text:p>
          </table:table-cell>
          <table:table-cell office:value-type="float" office:value="0.174831525815222" calcext:value-type="float">
            <text:p>0.174831525815222</text:p>
          </table:table-cell>
          <table:table-cell office:value-type="float" office:value="0.176570480381152" calcext:value-type="float">
            <text:p>0.176570480381152</text:p>
          </table:table-cell>
          <table:table-cell office:value-type="float" office:value="0.179463400278116" calcext:value-type="float">
            <text:p>0.179463400278116</text:p>
          </table:table-cell>
          <table:table-cell office:value-type="float" office:value="0.179103938302645" calcext:value-type="float">
            <text:p>0.179103938302645</text:p>
          </table:table-cell>
          <table:table-cell office:value-type="float" office:value="0.179837655529711" calcext:value-type="float">
            <text:p>0.179837655529711</text:p>
          </table:table-cell>
          <table:table-cell office:value-type="float" office:value="0.174080858115643" calcext:value-type="float">
            <text:p>0.174080858115643</text:p>
          </table:table-cell>
          <table:table-cell office:value-type="float" office:value="0.16226125296402" calcext:value-type="float">
            <text:p>0.16226125296402</text:p>
          </table:table-cell>
          <table:table-cell office:value-type="float" office:value="0.15405401873511" calcext:value-type="float">
            <text:p>0.15405401873511</text:p>
          </table:table-cell>
          <table:table-cell office:value-type="float" office:value="0.153853176612075" calcext:value-type="float">
            <text:p>0.153853176612075</text:p>
          </table:table-cell>
          <table:table-cell office:value-type="float" office:value="0.150529485229521" calcext:value-type="float">
            <text:p>0.150529485229521</text:p>
          </table:table-cell>
          <table:table-cell office:value-type="float" office:value="0.153281554171727" calcext:value-type="float">
            <text:p>0.153281554171727</text:p>
          </table:table-cell>
          <table:table-cell office:value-type="float" office:value="0.166089046753833" calcext:value-type="float">
            <text:p>0.166089046753833</text:p>
          </table:table-cell>
          <table:table-cell office:value-type="float" office:value="0.169279345059256" calcext:value-type="float">
            <text:p>0.169279345059256</text:p>
          </table:table-cell>
          <table:table-cell office:value-type="float" office:value="0.176883069814732" calcext:value-type="float">
            <text:p>0.176883069814732</text:p>
          </table:table-cell>
          <table:table-cell office:value-type="float" office:value="0.174810059265666" calcext:value-type="float">
            <text:p>0.174810059265666</text:p>
          </table:table-cell>
          <table:table-cell office:value-type="float" office:value="0.176263961807528" calcext:value-type="float">
            <text:p>0.176263961807528</text:p>
          </table:table-cell>
          <table:table-cell office:value-type="float" office:value="0.171895190152472" calcext:value-type="float">
            <text:p>0.171895190152472</text:p>
          </table:table-cell>
          <table:table-cell office:value-type="float" office:value="0.154330220256207" calcext:value-type="float">
            <text:p>0.154330220256207</text:p>
          </table:table-cell>
          <table:table-cell office:value-type="float" office:value="0.157354053681355" calcext:value-type="float">
            <text:p>0.157354053681355</text:p>
          </table:table-cell>
          <table:table-cell office:value-type="float" office:value="0.16566077981778" calcext:value-type="float">
            <text:p>0.16566077981778</text:p>
          </table:table-cell>
          <table:table-cell office:value-type="float" office:value="0.168086587254914" calcext:value-type="float">
            <text:p>0.168086587254914</text:p>
          </table:table-cell>
          <table:table-cell office:value-type="float" office:value="0.170739266122786" calcext:value-type="float">
            <text:p>0.170739266122786</text:p>
          </table:table-cell>
          <table:table-cell office:value-type="float" office:value="0.167854562060865" calcext:value-type="float">
            <text:p>0.167854562060865</text:p>
          </table:table-cell>
          <table:table-cell office:value-type="float" office:value="0.152705276960811" calcext:value-type="float">
            <text:p>0.152705276960811</text:p>
          </table:table-cell>
          <table:table-cell office:value-type="float" office:value="0.146140020172578" calcext:value-type="float">
            <text:p>0.146140020172578</text:p>
          </table:table-cell>
          <table:table-cell office:value-type="float" office:value="0.145778885223825" calcext:value-type="float">
            <text:p>0.145778885223825</text:p>
          </table:table-cell>
          <table:table-cell office:value-type="float" office:value="0.147449317817427" calcext:value-type="float">
            <text:p>0.147449317817427</text:p>
          </table:table-cell>
          <table:table-cell office:value-type="float" office:value="0.147104085136623" calcext:value-type="float">
            <text:p>0.147104085136623</text:p>
          </table:table-cell>
          <table:table-cell office:value-type="float" office:value="0.145401452726676" calcext:value-type="float">
            <text:p>0.145401452726676</text:p>
          </table:table-cell>
          <table:table-cell office:value-type="float" office:value="0.153795953867858" calcext:value-type="float">
            <text:p>0.153795953867858</text:p>
          </table:table-cell>
          <table:table-cell office:value-type="float" office:value="0.155074114626212" calcext:value-type="float">
            <text:p>0.155074114626212</text:p>
          </table:table-cell>
          <table:table-cell office:value-type="float" office:value="0.15689239082786" calcext:value-type="float">
            <text:p>0.15689239082786</text:p>
          </table:table-cell>
          <table:table-cell office:value-type="float" office:value="0.157296926302773" calcext:value-type="float">
            <text:p>0.157296926302773</text:p>
          </table:table-cell>
          <table:table-cell office:value-type="float" office:value="0.15357995900896" calcext:value-type="float">
            <text:p>0.15357995900896</text:p>
          </table:table-cell>
          <table:table-cell office:value-type="float" office:value="0.147458297920638" calcext:value-type="float">
            <text:p>0.147458297920638</text:p>
          </table:table-cell>
          <table:table-cell office:value-type="float" office:value="0.142006999687755" calcext:value-type="float">
            <text:p>0.142006999687755</text:p>
          </table:table-cell>
          <table:table-cell office:value-type="float" office:value="0.140161046898925" calcext:value-type="float">
            <text:p>0.140161046898925</text:p>
          </table:table-cell>
          <table:table-cell office:value-type="float" office:value="0.137293306287252" calcext:value-type="float">
            <text:p>0.137293306287252</text:p>
          </table:table-cell>
          <table:table-cell office:value-type="float" office:value="0.136857146072814" calcext:value-type="float">
            <text:p>0.136857146072814</text:p>
          </table:table-cell>
          <table:table-cell office:value-type="float" office:value="0.141159410333724" calcext:value-type="float">
            <text:p>0.141159410333724</text:p>
          </table:table-cell>
          <table:table-cell office:value-type="float" office:value="0.152417923562632" calcext:value-type="float">
            <text:p>0.152417923562632</text:p>
          </table:table-cell>
          <table:table-cell office:value-type="float" office:value="0.157390311321326" calcext:value-type="float">
            <text:p>0.157390311321326</text:p>
          </table:table-cell>
          <table:table-cell office:value-type="float" office:value="0.15249470881059" calcext:value-type="float">
            <text:p>0.15249470881059</text:p>
          </table:table-cell>
          <table:table-cell office:value-type="float" office:value="0.140121850876474" calcext:value-type="float">
            <text:p>0.140121850876474</text:p>
          </table:table-cell>
          <table:table-cell office:value-type="float" office:value="0.129840734905561" calcext:value-type="float">
            <text:p>0.129840734905561</text:p>
          </table:table-cell>
          <table:table-cell office:value-type="float" office:value="0.131846947562225" calcext:value-type="float">
            <text:p>0.131846947562225</text:p>
          </table:table-cell>
          <table:table-cell office:value-type="float" office:value="0.127949632775897" calcext:value-type="float">
            <text:p>0.127949632775897</text:p>
          </table:table-cell>
          <table:table-cell office:value-type="float" office:value="0.128608796511283" calcext:value-type="float">
            <text:p>0.128608796511283</text:p>
          </table:table-cell>
          <table:table-cell office:value-type="float" office:value="0.125623542933152" calcext:value-type="float">
            <text:p>0.125623542933152</text:p>
          </table:table-cell>
          <table:table-cell office:value-type="float" office:value="0.120993578224168" calcext:value-type="float">
            <text:p>0.120993578224168</text:p>
          </table:table-cell>
          <table:table-cell office:value-type="float" office:value="0.132766886118125" calcext:value-type="float">
            <text:p>0.132766886118125</text:p>
          </table:table-cell>
          <table:table-cell office:value-type="float" office:value="0.139827188693319" calcext:value-type="float">
            <text:p>0.139827188693319</text:p>
          </table:table-cell>
          <table:table-cell office:value-type="float" office:value="0.139052429357613" calcext:value-type="float">
            <text:p>0.139052429357613</text:p>
          </table:table-cell>
          <table:table-cell office:value-type="float" office:value="0.133376752969263" calcext:value-type="float">
            <text:p>0.133376752969263</text:p>
          </table:table-cell>
          <table:table-cell office:value-type="float" office:value="0.125650218359359" calcext:value-type="float">
            <text:p>0.125650218359359</text:p>
          </table:table-cell>
          <table:table-cell office:value-type="float" office:value="0.125227149520838" calcext:value-type="float">
            <text:p>0.125227149520838</text:p>
          </table:table-cell>
          <table:table-cell office:value-type="float" office:value="0.125191905745152" calcext:value-type="float">
            <text:p>0.125191905745152</text:p>
          </table:table-cell>
          <table:table-cell office:value-type="float" office:value="0.126022103109112" calcext:value-type="float">
            <text:p>0.126022103109112</text:p>
          </table:table-cell>
          <table:table-cell office:value-type="float" office:value="0.12611139331225" calcext:value-type="float">
            <text:p>0.12611139331225</text:p>
          </table:table-cell>
          <table:table-cell office:value-type="float" office:value="0.123023622773497" calcext:value-type="float">
            <text:p>0.123023622773497</text:p>
          </table:table-cell>
          <table:table-cell office:value-type="float" office:value="0.124050786800501" calcext:value-type="float">
            <text:p>0.124050786800501</text:p>
          </table:table-cell>
          <table:table-cell office:value-type="float" office:value="0.121513256823249" calcext:value-type="float">
            <text:p>0.121513256823249</text:p>
          </table:table-cell>
          <table:table-cell office:value-type="float" office:value="0.124445560769162" calcext:value-type="float">
            <text:p>0.124445560769162</text:p>
          </table:table-cell>
          <table:table-cell office:value-type="float" office:value="0.141107997523266" calcext:value-type="float">
            <text:p>0.141107997523266</text:p>
          </table:table-cell>
          <table:table-cell office:value-type="float" office:value="0.138761035739861" calcext:value-type="float">
            <text:p>0.138761035739861</text:p>
          </table:table-cell>
          <table:table-cell office:value-type="float" office:value="0.134677794874529" calcext:value-type="float">
            <text:p>0.134677794874529</text:p>
          </table:table-cell>
          <table:table-cell office:value-type="float" office:value="0.122578241071806" calcext:value-type="float">
            <text:p>0.122578241071806</text:p>
          </table:table-cell>
          <table:table-cell office:value-type="float" office:value="0.117914360032677" calcext:value-type="float">
            <text:p>0.117914360032677</text:p>
          </table:table-cell>
          <table:table-cell office:value-type="float" office:value="0.120165719152817" calcext:value-type="float">
            <text:p>0.120165719152817</text:p>
          </table:table-cell>
          <table:table-cell office:value-type="float" office:value="0.121085217083617" calcext:value-type="float">
            <text:p>0.121085217083617</text:p>
          </table:table-cell>
          <table:table-cell office:value-type="float" office:value="0.120363022655016" calcext:value-type="float">
            <text:p>0.120363022655016</text:p>
          </table:table-cell>
          <table:table-cell office:value-type="float" office:value="0.116053960894434" calcext:value-type="float">
            <text:p>0.116053960894434</text:p>
          </table:table-cell>
          <table:table-cell office:value-type="float" office:value="0.114510243435482" calcext:value-type="float">
            <text:p>0.114510243435482</text:p>
          </table:table-cell>
          <table:table-cell office:value-type="float" office:value="0.119456740343711" calcext:value-type="float">
            <text:p>0.119456740343711</text:p>
          </table:table-cell>
          <table:table-cell office:value-type="float" office:value="0.124187779566989" calcext:value-type="float">
            <text:p>0.124187779566989</text:p>
          </table:table-cell>
          <table:table-cell office:value-type="float" office:value="0.135132855732344" calcext:value-type="float">
            <text:p>0.135132855732344</text:p>
          </table:table-cell>
          <table:table-cell office:value-type="float" office:value="0.139139725621456" calcext:value-type="float">
            <text:p>0.139139725621456</text:p>
          </table:table-cell>
          <table:table-cell office:value-type="float" office:value="0.133184039395261" calcext:value-type="float">
            <text:p>0.133184039395261</text:p>
          </table:table-cell>
          <table:table-cell office:value-type="float" office:value="0.13214891680798" calcext:value-type="float">
            <text:p>0.13214891680798</text:p>
          </table:table-cell>
          <table:table-cell office:value-type="float" office:value="0.126465231968916" calcext:value-type="float">
            <text:p>0.126465231968916</text:p>
          </table:table-cell>
          <table:table-cell office:value-type="float" office:value="0.117652978125293" calcext:value-type="float">
            <text:p>0.117652978125293</text:p>
          </table:table-cell>
          <table:table-cell office:value-type="float" office:value="0.114115989996467" calcext:value-type="float">
            <text:p>0.114115989996467</text:p>
          </table:table-cell>
          <table:table-cell office:value-type="float" office:value="0.11167668302329" calcext:value-type="float">
            <text:p>0.11167668302329</text:p>
          </table:table-cell>
          <table:table-cell office:value-type="float" office:value="0.105789467900083" calcext:value-type="float">
            <text:p>0.105789467900083</text:p>
          </table:table-cell>
          <table:table-cell office:value-type="float" office:value="0.104929734944061" calcext:value-type="float">
            <text:p>0.104929734944061</text:p>
          </table:table-cell>
          <table:table-cell office:value-type="float" office:value="0.111714407575909" calcext:value-type="float">
            <text:p>0.111714407575909</text:p>
          </table:table-cell>
          <table:table-cell office:value-type="float" office:value="0.12132525598244" calcext:value-type="float">
            <text:p>0.12132525598244</text:p>
          </table:table-cell>
          <table:table-cell office:value-type="float" office:value="0.121130185651464" calcext:value-type="float">
            <text:p>0.121130185651464</text:p>
          </table:table-cell>
          <table:table-cell office:value-type="float" office:value="0.118964358072378" calcext:value-type="float">
            <text:p>0.118964358072378</text:p>
          </table:table-cell>
          <table:table-cell office:value-type="float" office:value="0.10847131423672" calcext:value-type="float">
            <text:p>0.10847131423672</text:p>
          </table:table-cell>
          <table:table-cell office:value-type="float" office:value="0.0992657098736051" calcext:value-type="float">
            <text:p>0.099265709873605</text:p>
          </table:table-cell>
          <table:table-cell office:value-type="float" office:value="0.0949955266952177" calcext:value-type="float">
            <text:p>0.094995526695218</text:p>
          </table:table-cell>
          <table:table-cell office:value-type="float" office:value="0.0928635428921753" calcext:value-type="float">
            <text:p>0.092863542892175</text:p>
          </table:table-cell>
          <table:table-cell office:value-type="float" office:value="0.0906574234509982" calcext:value-type="float">
            <text:p>0.090657423450998</text:p>
          </table:table-cell>
          <table:table-cell office:value-type="float" office:value="0.0911392848701436" calcext:value-type="float">
            <text:p>0.091139284870144</text:p>
          </table:table-cell>
          <table:table-cell office:value-type="float" office:value="0.105457434518827" calcext:value-type="float">
            <text:p>0.105457434518827</text:p>
          </table:table-cell>
          <table:table-cell office:value-type="float" office:value="0.114810671989732" calcext:value-type="float">
            <text:p>0.114810671989732</text:p>
          </table:table-cell>
          <table:table-cell office:value-type="float" office:value="0.114282303006786" calcext:value-type="float">
            <text:p>0.114282303006786</text:p>
          </table:table-cell>
          <table:table-cell office:value-type="float" office:value="0.114398853781812" calcext:value-type="float">
            <text:p>0.114398853781812</text:p>
          </table:table-cell>
          <table:table-cell office:value-type="float" office:value="0.107973260730704" calcext:value-type="float">
            <text:p>0.107973260730704</text:p>
          </table:table-cell>
          <table:table-cell office:value-type="float" office:value="0.101521551959291" calcext:value-type="float">
            <text:p>0.101521551959291</text:p>
          </table:table-cell>
          <table:table-cell office:value-type="float" office:value="0.0947522856624863" calcext:value-type="float">
            <text:p>0.094752285662486</text:p>
          </table:table-cell>
          <table:table-cell office:value-type="float" office:value="0.0917698890674901" calcext:value-type="float">
            <text:p>0.09176988906749</text:p>
          </table:table-cell>
          <table:table-cell office:value-type="float" office:value="0.0887568151061817" calcext:value-type="float">
            <text:p>0.088756815106182</text:p>
          </table:table-cell>
          <table:table-cell office:value-type="float" office:value="0.0910902445069553" calcext:value-type="float">
            <text:p>0.091090244506955</text:p>
          </table:table-cell>
          <table:table-cell office:value-type="float" office:value="0.114698608682022" calcext:value-type="float">
            <text:p>0.114698608682022</text:p>
          </table:table-cell>
          <table:table-cell office:value-type="float" office:value="0.115563581057425" calcext:value-type="float">
            <text:p>0.115563581057425</text:p>
          </table:table-cell>
          <table:table-cell office:value-type="float" office:value="0.109490588089787" calcext:value-type="float">
            <text:p>0.109490588089787</text:p>
          </table:table-cell>
          <table:table-cell office:value-type="float" office:value="0.101797958462249" calcext:value-type="float">
            <text:p>0.101797958462249</text:p>
          </table:table-cell>
          <table:table-cell office:value-type="float" office:value="0.0964080878160075" calcext:value-type="float">
            <text:p>0.096408087816008</text:p>
          </table:table-cell>
          <table:table-cell office:value-type="float" office:value="0.0973333761285614" calcext:value-type="float">
            <text:p>0.097333376128561</text:p>
          </table:table-cell>
          <table:table-cell office:value-type="float" office:value="0.0967107504287235" calcext:value-type="float">
            <text:p>0.096710750428724</text:p>
          </table:table-cell>
          <table:table-cell office:value-type="float" office:value="0.0949821302517357" calcext:value-type="float">
            <text:p>0.094982130251736</text:p>
          </table:table-cell>
          <table:table-cell office:value-type="float" office:value="0.0916944487834335" calcext:value-type="float">
            <text:p>0.091694448783434</text:p>
          </table:table-cell>
          <table:table-cell office:value-type="float" office:value="0.0931229585559605" calcext:value-type="float">
            <text:p>0.093122958555961</text:p>
          </table:table-cell>
          <table:table-cell office:value-type="float" office:value="0.114505290307226" calcext:value-type="float">
            <text:p>0.114505290307226</text:p>
          </table:table-cell>
          <table:table-cell office:value-type="float" office:value="0.116241165105511" calcext:value-type="float">
            <text:p>0.116241165105511</text:p>
          </table:table-cell>
          <table:table-cell office:value-type="float" office:value="0.109806674720921" calcext:value-type="float">
            <text:p>0.109806674720921</text:p>
          </table:table-cell>
          <table:table-cell office:value-type="float" office:value="0.105517376356808" calcext:value-type="float">
            <text:p>0.105517376356808</text:p>
          </table:table-cell>
          <table:table-cell office:value-type="float" office:value="0.102567652954394" calcext:value-type="float">
            <text:p>0.102567652954394</text:p>
          </table:table-cell>
          <table:table-cell office:value-type="float" office:value="0.0934444494317043" calcext:value-type="float">
            <text:p>0.093444449431704</text:p>
          </table:table-cell>
          <table:table-cell office:value-type="float" office:value="0.0903373137636426" calcext:value-type="float">
            <text:p>0.090337313763643</text:p>
          </table:table-cell>
          <table:table-cell office:value-type="float" office:value="0.0903441687879069" calcext:value-type="float">
            <text:p>0.090344168787907</text:p>
          </table:table-cell>
          <table:table-cell office:value-type="float" office:value="0.145409247140206" calcext:value-type="float">
            <text:p>0.145409247140206</text:p>
          </table:table-cell>
          <table:table-cell office:value-type="float" office:value="0.15071761877944" calcext:value-type="float">
            <text:p>0.15071761877944</text:p>
          </table:table-cell>
          <table:table-cell office:value-type="float" office:value="0.141168093740518" calcext:value-type="float">
            <text:p>0.141168093740518</text:p>
          </table:table-cell>
          <table:table-cell office:value-type="float" office:value="0.136605162992259" calcext:value-type="float">
            <text:p>0.136605162992259</text:p>
          </table:table-cell>
          <table:table-cell office:value-type="float" office:value="0.137880523243288" calcext:value-type="float">
            <text:p>0.137880523243288</text:p>
          </table:table-cell>
          <table:table-cell office:value-type="float" office:value="0.13948166585015" calcext:value-type="float">
            <text:p>0.13948166585015</text:p>
          </table:table-cell>
          <table:table-cell office:value-type="float" office:value="0.135725730214639" calcext:value-type="float">
            <text:p>0.135725730214639</text:p>
          </table:table-cell>
          <table:table-cell office:value-type="float" office:value="0.135638761317266" calcext:value-type="float">
            <text:p>0.135638761317266</text:p>
          </table:table-cell>
          <table:table-cell office:value-type="float" office:value="0.156185538162077" calcext:value-type="float">
            <text:p>0.156185538162077</text:p>
          </table:table-cell>
          <table:table-cell office:value-type="float" office:value="0.154368040027385" calcext:value-type="float">
            <text:p>0.154368040027385</text:p>
          </table:table-cell>
          <table:table-cell office:value-type="float" office:value="0.137255141199264" calcext:value-type="float">
            <text:p>0.137255141199264</text:p>
          </table:table-cell>
          <table:table-cell office:value-type="float" office:value="0.131149148503565" calcext:value-type="float">
            <text:p>0.131149148503565</text:p>
          </table:table-cell>
          <table:table-cell office:value-type="float" office:value="0.126606468853872" calcext:value-type="float">
            <text:p>0.126606468853872</text:p>
          </table:table-cell>
          <table:table-cell office:value-type="float" office:value="0.119783291209497" calcext:value-type="float">
            <text:p>0.119783291209497</text:p>
          </table:table-cell>
          <table:table-cell office:value-type="float" office:value="0.117463715239174" calcext:value-type="float">
            <text:p>0.117463715239174</text:p>
          </table:table-cell>
          <table:table-cell office:value-type="float" office:value="0.120748499588689" calcext:value-type="float">
            <text:p>0.120748499588689</text:p>
          </table:table-cell>
          <table:table-cell office:value-type="float" office:value="0.124906159054616" calcext:value-type="float">
            <text:p>0.124906159054616</text:p>
          </table:table-cell>
          <table:table-cell office:value-type="float" office:value="0.131427412207522" calcext:value-type="float">
            <text:p>0.131427412207522</text:p>
          </table:table-cell>
          <table:table-cell office:value-type="float" office:value="0.135127703072176" calcext:value-type="float">
            <text:p>0.135127703072176</text:p>
          </table:table-cell>
          <table:table-cell office:value-type="float" office:value="0.134788744937118" calcext:value-type="float">
            <text:p>0.134788744937118</text:p>
          </table:table-cell>
          <table:table-cell office:value-type="float" office:value="0.135269680923636" calcext:value-type="float">
            <text:p>0.135269680923636</text:p>
          </table:table-cell>
          <table:table-cell office:value-type="float" office:value="0.130892718598687" calcext:value-type="float">
            <text:p>0.130892718598687</text:p>
          </table:table-cell>
          <table:table-cell office:value-type="float" office:value="0.123415486164321" calcext:value-type="float">
            <text:p>0.123415486164321</text:p>
          </table:table-cell>
          <table:table-cell office:value-type="float" office:value="0.122899903233705" calcext:value-type="float">
            <text:p>0.122899903233705</text:p>
          </table:table-cell>
          <table:table-cell office:value-type="float" office:value="0.122586420579968" calcext:value-type="float">
            <text:p>0.122586420579968</text:p>
          </table:table-cell>
          <table:table-cell office:value-type="float" office:value="0.12630018644761" calcext:value-type="float">
            <text:p>0.12630018644761</text:p>
          </table:table-cell>
          <table:table-cell office:value-type="float" office:value="0.134288800682674" calcext:value-type="float">
            <text:p>0.134288800682674</text:p>
          </table:table-cell>
          <table:table-cell office:value-type="float" office:value="0.139615900826438" calcext:value-type="float">
            <text:p>0.139615900826438</text:p>
          </table:table-cell>
          <table:table-cell office:value-type="float" office:value="0.139544681648603" calcext:value-type="float">
            <text:p>0.139544681648603</text:p>
          </table:table-cell>
          <table:table-cell office:value-type="float" office:value="0.137008898178009" calcext:value-type="float">
            <text:p>0.137008898178009</text:p>
          </table:table-cell>
          <table:table-cell office:value-type="float" office:value="0.137969642150834" calcext:value-type="float">
            <text:p>0.137969642150834</text:p>
          </table:table-cell>
          <table:table-cell office:value-type="float" office:value="0.12959996636312" calcext:value-type="float">
            <text:p>0.12959996636312</text:p>
          </table:table-cell>
          <table:table-cell office:value-type="float" office:value="0.127387181189548" calcext:value-type="float">
            <text:p>0.127387181189548</text:p>
          </table:table-cell>
          <table:table-cell office:value-type="float" office:value="0.128547132360058" calcext:value-type="float">
            <text:p>0.128547132360058</text:p>
          </table:table-cell>
          <table:table-cell office:value-type="float" office:value="0.127615429792224" calcext:value-type="float">
            <text:p>0.127615429792224</text:p>
          </table:table-cell>
          <table:table-cell office:value-type="float" office:value="0.128424022891911" calcext:value-type="float">
            <text:p>0.128424022891911</text:p>
          </table:table-cell>
          <table:table-cell office:value-type="float" office:value="0.126379526010856" calcext:value-type="float">
            <text:p>0.126379526010856</text:p>
          </table:table-cell>
          <table:table-cell office:value-type="float" office:value="0.137192197473151" calcext:value-type="float">
            <text:p>0.137192197473151</text:p>
          </table:table-cell>
          <table:table-cell office:value-type="float" office:value="0.141493673471429" calcext:value-type="float">
            <text:p>0.141493673471429</text:p>
          </table:table-cell>
          <table:table-cell office:value-type="float" office:value="0.136563416938435" calcext:value-type="float">
            <text:p>0.136563416938435</text:p>
          </table:table-cell>
          <table:table-cell office:value-type="float" office:value="0.127745469859431" calcext:value-type="float">
            <text:p>0.127745469859431</text:p>
          </table:table-cell>
          <table:table-cell office:value-type="float" office:value="0.128014680612469" calcext:value-type="float">
            <text:p>0.128014680612469</text:p>
          </table:table-cell>
          <table:table-cell office:value-type="float" office:value="0.120638725527779" calcext:value-type="float">
            <text:p>0.120638725527779</text:p>
          </table:table-cell>
          <table:table-cell office:value-type="float" office:value="0.121837484111337" calcext:value-type="float">
            <text:p>0.121837484111337</text:p>
          </table:table-cell>
          <table:table-cell office:value-type="float" office:value="0.118758855939203" calcext:value-type="float">
            <text:p>0.118758855939203</text:p>
          </table:table-cell>
          <table:table-cell office:value-type="float" office:value="0.116529272791051" calcext:value-type="float">
            <text:p>0.116529272791051</text:p>
          </table:table-cell>
          <table:table-cell office:value-type="float" office:value="0.113993409785113" calcext:value-type="float">
            <text:p>0.113993409785113</text:p>
          </table:table-cell>
          <table:table-cell office:value-type="float" office:value="0.128201629747164" calcext:value-type="float">
            <text:p>0.128201629747164</text:p>
          </table:table-cell>
          <table:table-cell office:value-type="float" office:value="0.133733230384772" calcext:value-type="float">
            <text:p>0.133733230384772</text:p>
          </table:table-cell>
          <table:table-cell office:value-type="float" office:value="0.133713176770622" calcext:value-type="float">
            <text:p>0.133713176770622</text:p>
          </table:table-cell>
          <table:table-cell office:value-type="float" office:value="0.128797223111199" calcext:value-type="float">
            <text:p>0.128797223111199</text:p>
          </table:table-cell>
          <table:table-cell office:value-type="float" office:value="0.122530693585667" calcext:value-type="float">
            <text:p>0.122530693585667</text:p>
          </table:table-cell>
          <table:table-cell office:value-type="float" office:value="0.118802202104349" calcext:value-type="float">
            <text:p>0.118802202104349</text:p>
          </table:table-cell>
          <table:table-cell office:value-type="float" office:value="0.115428325720178" calcext:value-type="float">
            <text:p>0.115428325720178</text:p>
          </table:table-cell>
          <table:table-cell office:value-type="float" office:value="0.115806914217032" calcext:value-type="float">
            <text:p>0.115806914217032</text:p>
          </table:table-cell>
          <table:table-cell office:value-type="float" office:value="0.11390686819833" calcext:value-type="float">
            <text:p>0.11390686819833</text:p>
          </table:table-cell>
          <table:table-cell office:value-type="float" office:value="0.114523970433814" calcext:value-type="float">
            <text:p>0.114523970433814</text:p>
          </table:table-cell>
          <table:table-cell office:value-type="float" office:value="0.110167261484945" calcext:value-type="float">
            <text:p>0.110167261484945</text:p>
          </table:table-cell>
          <table:table-cell office:value-type="float" office:value="0.119323260852002" calcext:value-type="float">
            <text:p>0.119323260852002</text:p>
          </table:table-cell>
          <table:table-cell office:value-type="float" office:value="0.131286437606807" calcext:value-type="float">
            <text:p>0.131286437606807</text:p>
          </table:table-cell>
          <table:table-cell office:value-type="float" office:value="0.132229789616622" calcext:value-type="float">
            <text:p>0.132229789616622</text:p>
          </table:table-cell>
          <table:table-cell office:value-type="float" office:value="0.133750522012759" calcext:value-type="float">
            <text:p>0.133750522012759</text:p>
          </table:table-cell>
          <table:table-cell office:value-type="float" office:value="0.128841763361227" calcext:value-type="float">
            <text:p>0.128841763361227</text:p>
          </table:table-cell>
          <table:table-cell office:value-type="float" office:value="0.123856093768809" calcext:value-type="float">
            <text:p>0.123856093768809</text:p>
          </table:table-cell>
          <table:table-cell office:value-type="float" office:value="0.115310122717461" calcext:value-type="float">
            <text:p>0.115310122717461</text:p>
          </table:table-cell>
          <table:table-cell office:value-type="float" office:value="0.107808484071852" calcext:value-type="float">
            <text:p>0.107808484071852</text:p>
          </table:table-cell>
          <table:table-cell office:value-type="float" office:value="0.105797433601224" calcext:value-type="float">
            <text:p>0.105797433601224</text:p>
          </table:table-cell>
          <table:table-cell office:value-type="float" office:value="0.105072272786322" calcext:value-type="float">
            <text:p>0.105072272786322</text:p>
          </table:table-cell>
          <table:table-cell office:value-type="float" office:value="0.112429832338628" calcext:value-type="float">
            <text:p>0.112429832338628</text:p>
          </table:table-cell>
          <table:table-cell office:value-type="float" office:value="0.124188627099589" calcext:value-type="float">
            <text:p>0.124188627099589</text:p>
          </table:table-cell>
          <table:table-cell office:value-type="float" office:value="0.12937335153248" calcext:value-type="float">
            <text:p>0.12937335153248</text:p>
          </table:table-cell>
          <table:table-cell office:value-type="float" office:value="0.12845423956677" calcext:value-type="float">
            <text:p>0.12845423956677</text:p>
          </table:table-cell>
          <table:table-cell office:value-type="float" office:value="0.128358570559707" calcext:value-type="float">
            <text:p>0.128358570559707</text:p>
          </table:table-cell>
          <table:table-cell office:value-type="float" office:value="0.116416998114662" calcext:value-type="float">
            <text:p>0.116416998114662</text:p>
          </table:table-cell>
          <table:table-cell office:value-type="float" office:value="0.108387055044263" calcext:value-type="float">
            <text:p>0.108387055044263</text:p>
          </table:table-cell>
          <table:table-cell office:value-type="float" office:value="0.10458992612293" calcext:value-type="float">
            <text:p>0.10458992612293</text:p>
          </table:table-cell>
          <table:table-cell office:value-type="float" office:value="0.101434713297646" calcext:value-type="float">
            <text:p>0.101434713297646</text:p>
          </table:table-cell>
          <table:table-cell office:value-type="float" office:value="0.0990235006880662" calcext:value-type="float">
            <text:p>0.099023500688066</text:p>
          </table:table-cell>
          <table:table-cell office:value-type="float" office:value="0.103017148810073" calcext:value-type="float">
            <text:p>0.103017148810073</text:p>
          </table:table-cell>
          <table:table-cell office:value-type="float" office:value="0.114942150975444" calcext:value-type="float">
            <text:p>0.114942150975444</text:p>
          </table:table-cell>
          <table:table-cell office:value-type="float" office:value="0.120009026559939" calcext:value-type="float">
            <text:p>0.120009026559939</text:p>
          </table:table-cell>
          <table:table-cell office:value-type="float" office:value="0.0943689074810446" calcext:value-type="float">
            <text:p>0.094368907481045</text:p>
          </table:table-cell>
          <table:table-cell office:value-type="float" office:value="0.0933900886260292" calcext:value-type="float">
            <text:p>0.093390088626029</text:p>
          </table:table-cell>
          <table:table-cell office:value-type="float" office:value="0.0944777246820786" calcext:value-type="float">
            <text:p>0.094477724682079</text:p>
          </table:table-cell>
          <table:table-cell office:value-type="float" office:value="0.13578570910144" calcext:value-type="float">
            <text:p>0.13578570910144</text:p>
          </table:table-cell>
          <table:table-cell office:value-type="float" office:value="0.132274203509885" calcext:value-type="float">
            <text:p>0.132274203509885</text:p>
          </table:table-cell>
          <table:table-cell office:value-type="float" office:value="0.131394859921444" calcext:value-type="float">
            <text:p>0.131394859921444</text:p>
          </table:table-cell>
          <table:table-cell office:value-type="float" office:value="0.10216545333746" calcext:value-type="float">
            <text:p>0.10216545333746</text:p>
          </table:table-cell>
          <table:table-cell office:value-type="float" office:value="0.100429660783414" calcext:value-type="float">
            <text:p>0.100429660783414</text:p>
          </table:table-cell>
          <table:table-cell office:value-type="float" office:value="0.0920667603319809" calcext:value-type="float">
            <text:p>0.092066760331981</text:p>
          </table:table-cell>
          <table:table-cell office:value-type="float" office:value="0.087894807806505" calcext:value-type="float">
            <text:p>0.087894807806505</text:p>
          </table:table-cell>
          <table:table-cell office:value-type="float" office:value="0.0930584754264454" calcext:value-type="float">
            <text:p>0.093058475426445</text:p>
          </table:table-cell>
          <table:table-cell office:value-type="float" office:value="0.126429912730983" calcext:value-type="float">
            <text:p>0.126429912730983</text:p>
          </table:table-cell>
          <table:table-cell office:value-type="float" office:value="0.130706090207504" calcext:value-type="float">
            <text:p>0.130706090207504</text:p>
          </table:table-cell>
          <table:table-cell office:value-type="float" office:value="0.118648508795705" calcext:value-type="float">
            <text:p>0.118648508795705</text:p>
          </table:table-cell>
          <table:table-cell office:value-type="float" office:value="0.117408177851244" calcext:value-type="float">
            <text:p>0.117408177851244</text:p>
          </table:table-cell>
          <table:table-cell office:value-type="float" office:value="0.111972308246056" calcext:value-type="float">
            <text:p>0.111972308246056</text:p>
          </table:table-cell>
          <table:table-cell office:value-type="float" office:value="0.10230813347324" calcext:value-type="float">
            <text:p>0.10230813347324</text:p>
          </table:table-cell>
          <table:table-cell office:value-type="float" office:value="0.11305295983631" calcext:value-type="float">
            <text:p>0.11305295983631</text:p>
          </table:table-cell>
          <table:table-cell office:value-type="float" office:value="0.116003344977732" calcext:value-type="float">
            <text:p>0.116003344977732</text:p>
          </table:table-cell>
          <table:table-cell office:value-type="float" office:value="0.115210840417064" calcext:value-type="float">
            <text:p>0.115210840417064</text:p>
          </table:table-cell>
          <table:table-cell office:value-type="float" office:value="0.114400308105264" calcext:value-type="float">
            <text:p>0.114400308105264</text:p>
          </table:table-cell>
          <table:table-cell office:value-type="float" office:value="0.11177520638773" calcext:value-type="float">
            <text:p>0.11177520638773</text:p>
          </table:table-cell>
          <table:table-cell office:value-type="float" office:value="0.105561536122883" calcext:value-type="float">
            <text:p>0.105561536122883</text:p>
          </table:table-cell>
          <table:table-cell office:value-type="float" office:value="0.100819836032409" calcext:value-type="float">
            <text:p>0.100819836032409</text:p>
          </table:table-cell>
          <table:table-cell office:value-type="float" office:value="0.101643213239818" calcext:value-type="float">
            <text:p>0.101643213239818</text:p>
          </table:table-cell>
          <table:table-cell office:value-type="float" office:value="0.102321990645993" calcext:value-type="float">
            <text:p>0.102321990645993</text:p>
          </table:table-cell>
          <table:table-cell office:value-type="float" office:value="0.10498398575158" calcext:value-type="float">
            <text:p>0.10498398575158</text:p>
          </table:table-cell>
          <table:table-cell office:value-type="float" office:value="0.10598376673049" calcext:value-type="float">
            <text:p>0.10598376673049</text:p>
          </table:table-cell>
          <table:table-cell office:value-type="float" office:value="0.105301569729912" calcext:value-type="float">
            <text:p>0.105301569729912</text:p>
          </table:table-cell>
          <table:table-cell office:value-type="float" office:value="0.102284493496374" calcext:value-type="float">
            <text:p>0.102284493496374</text:p>
          </table:table-cell>
          <table:table-cell office:value-type="float" office:value="0.109843749255349" calcext:value-type="float">
            <text:p>0.109843749255349</text:p>
          </table:table-cell>
          <table:table-cell office:value-type="float" office:value="0.114938706903229" calcext:value-type="float">
            <text:p>0.114938706903229</text:p>
          </table:table-cell>
          <table:table-cell office:value-type="float" office:value="0.119752348012615" calcext:value-type="float">
            <text:p>0.119752348012615</text:p>
          </table:table-cell>
          <table:table-cell office:value-type="float" office:value="0.114502914266694" calcext:value-type="float">
            <text:p>0.114502914266694</text:p>
          </table:table-cell>
          <table:table-cell office:value-type="float" office:value="0.106735448657247" calcext:value-type="float">
            <text:p>0.106735448657247</text:p>
          </table:table-cell>
          <table:table-cell office:value-type="float" office:value="0.1034811229311" calcext:value-type="float">
            <text:p>0.1034811229311</text:p>
          </table:table-cell>
          <table:table-cell office:value-type="float" office:value="0.104377531303776" calcext:value-type="float">
            <text:p>0.104377531303776</text:p>
          </table:table-cell>
          <table:table-cell office:value-type="float" office:value="0.10535953363744" calcext:value-type="float">
            <text:p>0.10535953363744</text:p>
          </table:table-cell>
          <table:table-cell office:value-type="float" office:value="0.10130688175367" calcext:value-type="float">
            <text:p>0.10130688175367</text:p>
          </table:table-cell>
          <table:table-cell office:value-type="float" office:value="0.118096923402102" calcext:value-type="float">
            <text:p>0.118096923402102</text:p>
          </table:table-cell>
          <table:table-cell office:value-type="float" office:value="0.12394069510134" calcext:value-type="float">
            <text:p>0.12394069510134</text:p>
          </table:table-cell>
          <table:table-cell office:value-type="float" office:value="0.119783142905892" calcext:value-type="float">
            <text:p>0.119783142905892</text:p>
          </table:table-cell>
          <table:table-cell office:value-type="float" office:value="0.114657997980068" calcext:value-type="float">
            <text:p>0.114657997980068</text:p>
          </table:table-cell>
          <table:table-cell office:value-type="float" office:value="0.110292116477149" calcext:value-type="float">
            <text:p>0.110292116477149</text:p>
          </table:table-cell>
          <table:table-cell office:value-type="float" office:value="0.104123309818706" calcext:value-type="float">
            <text:p>0.104123309818706</text:p>
          </table:table-cell>
          <table:table-cell office:value-type="float" office:value="0.103167322502049" calcext:value-type="float">
            <text:p>0.103167322502049</text:p>
          </table:table-cell>
          <table:table-cell office:value-type="float" office:value="0.101678885560754" calcext:value-type="float">
            <text:p>0.101678885560754</text:p>
          </table:table-cell>
          <table:table-cell office:value-type="float" office:value="0.0995146609767" calcext:value-type="float">
            <text:p>0.0995146609767</text:p>
          </table:table-cell>
          <table:table-cell office:value-type="float" office:value="0.103149557015799" calcext:value-type="float">
            <text:p>0.103149557015799</text:p>
          </table:table-cell>
          <table:table-cell office:value-type="float" office:value="0.114688669401229" calcext:value-type="float">
            <text:p>0.114688669401229</text:p>
          </table:table-cell>
          <table:table-cell office:value-type="float" office:value="0.118245759278682" calcext:value-type="float">
            <text:p>0.118245759278682</text:p>
          </table:table-cell>
          <table:table-cell office:value-type="float" office:value="0.116724528375539" calcext:value-type="float">
            <text:p>0.116724528375539</text:p>
          </table:table-cell>
          <table:table-cell office:value-type="float" office:value="0.107519681510273" calcext:value-type="float">
            <text:p>0.107519681510273</text:p>
          </table:table-cell>
          <table:table-cell office:value-type="float" office:value="0.103002537361009" calcext:value-type="float">
            <text:p>0.103002537361009</text:p>
          </table:table-cell>
          <table:table-cell office:value-type="float" office:value="0.103384582248627" calcext:value-type="float">
            <text:p>0.103384582248627</text:p>
          </table:table-cell>
          <table:table-cell office:value-type="float" office:value="0.104410608057709" calcext:value-type="float">
            <text:p>0.104410608057709</text:p>
          </table:table-cell>
          <table:table-cell office:value-type="float" office:value="0.102945044847481" calcext:value-type="float">
            <text:p>0.102945044847481</text:p>
          </table:table-cell>
          <table:table-cell office:value-type="float" office:value="0.10207774016343" calcext:value-type="float">
            <text:p>0.10207774016343</text:p>
          </table:table-cell>
          <table:table-cell office:value-type="float" office:value="0.106550095721408" calcext:value-type="float">
            <text:p>0.106550095721408</text:p>
          </table:table-cell>
          <table:table-cell office:value-type="float" office:value="0.117059606342476" calcext:value-type="float">
            <text:p>0.117059606342476</text:p>
          </table:table-cell>
          <table:table-cell office:value-type="float" office:value="0.121400152825549" calcext:value-type="float">
            <text:p>0.121400152825549</text:p>
          </table:table-cell>
          <table:table-cell office:value-type="float" office:value="0.122621170817139" calcext:value-type="float">
            <text:p>0.122621170817139</text:p>
          </table:table-cell>
          <table:table-cell office:value-type="float" office:value="0.105646648003198" calcext:value-type="float">
            <text:p>0.105646648003198</text:p>
          </table:table-cell>
          <table:table-cell office:value-type="float" office:value="0.100572498136885" calcext:value-type="float">
            <text:p>0.100572498136885</text:p>
          </table:table-cell>
          <table:table-cell office:value-type="float" office:value="0.0977122258899401" calcext:value-type="float">
            <text:p>0.09771222588994</text:p>
          </table:table-cell>
          <table:table-cell office:value-type="float" office:value="0.0951924164474329" calcext:value-type="float">
            <text:p>0.095192416447433</text:p>
          </table:table-cell>
          <table:table-cell office:value-type="float" office:value="0.096502984057192" calcext:value-type="float">
            <text:p>0.096502984057192</text:p>
          </table:table-cell>
          <table:table-cell office:value-type="float" office:value="0.099823411144177" calcext:value-type="float">
            <text:p>0.099823411144177</text:p>
          </table:table-cell>
          <table:table-cell office:value-type="float" office:value="0.113999595867209" calcext:value-type="float">
            <text:p>0.113999595867209</text:p>
          </table:table-cell>
          <table:table-cell office:value-type="float" office:value="0.119829063963681" calcext:value-type="float">
            <text:p>0.119829063963681</text:p>
          </table:table-cell>
          <table:table-cell office:value-type="float" office:value="0.115145299596216" calcext:value-type="float">
            <text:p>0.115145299596216</text:p>
          </table:table-cell>
          <table:table-cell office:value-type="float" office:value="0.111280894400989" calcext:value-type="float">
            <text:p>0.111280894400989</text:p>
          </table:table-cell>
          <table:table-cell office:value-type="float" office:value="0.0992093618456921" calcext:value-type="float">
            <text:p>0.099209361845692</text:p>
          </table:table-cell>
          <table:table-cell office:value-type="float" office:value="0.0963631721114666" calcext:value-type="float">
            <text:p>0.096363172111467</text:p>
          </table:table-cell>
          <table:table-cell office:value-type="float" office:value="0.0933081313916366" calcext:value-type="float">
            <text:p>0.093308131391637</text:p>
          </table:table-cell>
          <table:table-cell office:value-type="float" office:value="0.0921684040042351" calcext:value-type="float">
            <text:p>0.092168404004235</text:p>
          </table:table-cell>
          <table:table-cell office:value-type="float" office:value="0.0890558602720466" calcext:value-type="float">
            <text:p>0.089055860272047</text:p>
          </table:table-cell>
          <table:table-cell office:value-type="float" office:value="0.0956092268967973" calcext:value-type="float">
            <text:p>0.095609226896797</text:p>
          </table:table-cell>
          <table:table-cell office:value-type="float" office:value="0.122801317597549" calcext:value-type="float">
            <text:p>0.122801317597549</text:p>
          </table:table-cell>
          <table:table-cell office:value-type="float" office:value="0.122318396628022" calcext:value-type="float">
            <text:p>0.122318396628022</text:p>
          </table:table-cell>
          <table:table-cell office:value-type="float" office:value="0.119317694006642" calcext:value-type="float">
            <text:p>0.119317694006642</text:p>
          </table:table-cell>
          <table:table-cell office:value-type="float" office:value="0.109997143989596" calcext:value-type="float">
            <text:p>0.109997143989596</text:p>
          </table:table-cell>
          <table:table-cell office:value-type="float" office:value="0.104188628945948" calcext:value-type="float">
            <text:p>0.104188628945948</text:p>
          </table:table-cell>
          <table:table-cell office:value-type="float" office:value="0.100136859777827" calcext:value-type="float">
            <text:p>0.100136859777827</text:p>
          </table:table-cell>
          <table:table-cell office:value-type="float" office:value="0.0974788300614206" calcext:value-type="float">
            <text:p>0.097478830061421</text:p>
          </table:table-cell>
          <table:table-cell office:value-type="float" office:value="0.0953095968806498" calcext:value-type="float">
            <text:p>0.09530959688065</text:p>
          </table:table-cell>
          <table:table-cell office:value-type="float" office:value="0.122937568591278" calcext:value-type="float">
            <text:p>0.122937568591278</text:p>
          </table:table-cell>
          <table:table-cell office:value-type="float" office:value="0.119097286799484" calcext:value-type="float">
            <text:p>0.119097286799484</text:p>
          </table:table-cell>
          <table:table-cell office:value-type="float" office:value="0.113186037222978" calcext:value-type="float">
            <text:p>0.113186037222978</text:p>
          </table:table-cell>
          <table:table-cell office:value-type="float" office:value="0.1130766513452" calcext:value-type="float">
            <text:p>0.1130766513452</text:p>
          </table:table-cell>
          <table:table-cell office:value-type="float" office:value="0.108005518306984" calcext:value-type="float">
            <text:p>0.108005518306984</text:p>
          </table:table-cell>
          <table:table-cell office:value-type="float" office:value="0.110133417386865" calcext:value-type="float">
            <text:p>0.110133417386865</text:p>
          </table:table-cell>
          <table:table-cell office:value-type="float" office:value="0.103903774425933" calcext:value-type="float">
            <text:p>0.103903774425933</text:p>
          </table:table-cell>
          <table:table-cell office:value-type="float" office:value="0.104475153862737" calcext:value-type="float">
            <text:p>0.104475153862737</text:p>
          </table:table-cell>
          <table:table-cell office:value-type="float" office:value="0.105561430044108" calcext:value-type="float">
            <text:p>0.105561430044108</text:p>
          </table:table-cell>
          <table:table-cell office:value-type="float" office:value="0.103144314870158" calcext:value-type="float">
            <text:p>0.103144314870158</text:p>
          </table:table-cell>
          <table:table-cell office:value-type="float" office:value="0.10147602581334" calcext:value-type="float">
            <text:p>0.10147602581334</text:p>
          </table:table-cell>
          <table:table-cell office:value-type="float" office:value="0.135619715875075" calcext:value-type="float">
            <text:p>0.135619715875075</text:p>
          </table:table-cell>
          <table:table-cell office:value-type="float" office:value="0.133812387816603" calcext:value-type="float">
            <text:p>0.133812387816603</text:p>
          </table:table-cell>
          <table:table-cell office:value-type="float" office:value="0.134563470088039" calcext:value-type="float">
            <text:p>0.134563470088039</text:p>
          </table:table-cell>
          <table:table-cell office:value-type="float" office:value="0.131864404281954" calcext:value-type="float">
            <text:p>0.131864404281954</text:p>
          </table:table-cell>
          <table:table-cell office:value-type="float" office:value="0.128319639443867" calcext:value-type="float">
            <text:p>0.128319639443867</text:p>
          </table:table-cell>
          <table:table-cell office:value-type="float" office:value="0.12858503046418" calcext:value-type="float">
            <text:p>0.12858503046418</text:p>
          </table:table-cell>
          <table:table-cell office:value-type="float" office:value="0.129297405464875" calcext:value-type="float">
            <text:p>0.129297405464875</text:p>
          </table:table-cell>
          <table:table-cell office:value-type="float" office:value="0.128461250814568" calcext:value-type="float">
            <text:p>0.128461250814568</text:p>
          </table:table-cell>
          <table:table-cell office:value-type="float" office:value="0.12684613058242" calcext:value-type="float">
            <text:p>0.12684613058242</text:p>
          </table:table-cell>
          <table:table-cell office:value-type="float" office:value="0.166614119195779" calcext:value-type="float">
            <text:p>0.166614119195779</text:p>
          </table:table-cell>
          <table:table-cell office:value-type="float" office:value="0.169853868138492" calcext:value-type="float">
            <text:p>0.169853868138492</text:p>
          </table:table-cell>
          <table:table-cell office:value-type="float" office:value="0.171923398502929" calcext:value-type="float">
            <text:p>0.171923398502929</text:p>
          </table:table-cell>
          <table:table-cell office:value-type="float" office:value="0.125978747182246" calcext:value-type="float">
            <text:p>0.125978747182246</text:p>
          </table:table-cell>
          <table:table-cell office:value-type="float" office:value="0.127010672398178" calcext:value-type="float">
            <text:p>0.127010672398178</text:p>
          </table:table-cell>
          <table:table-cell office:value-type="float" office:value="0.131367700674861" calcext:value-type="float">
            <text:p>0.131367700674861</text:p>
          </table:table-cell>
          <table:table-cell office:value-type="float" office:value="0.155202561071018" calcext:value-type="float">
            <text:p>0.155202561071018</text:p>
          </table:table-cell>
          <table:table-cell office:value-type="float" office:value="0.157214629629655" calcext:value-type="float">
            <text:p>0.157214629629655</text:p>
          </table:table-cell>
          <table:table-cell office:value-type="float" office:value="0.149598630774878" calcext:value-type="float">
            <text:p>0.149598630774878</text:p>
          </table:table-cell>
          <table:table-cell office:value-type="float" office:value="0.146579847372308" calcext:value-type="float">
            <text:p>0.146579847372308</text:p>
          </table:table-cell>
          <table:table-cell office:value-type="float" office:value="0.142099842814818" calcext:value-type="float">
            <text:p>0.142099842814818</text:p>
          </table:table-cell>
          <table:table-cell office:value-type="float" office:value="0.131952918020181" calcext:value-type="float">
            <text:p>0.131952918020181</text:p>
          </table:table-cell>
          <table:table-cell office:value-type="float" office:value="0.135189771734672" calcext:value-type="float">
            <text:p>0.135189771734672</text:p>
          </table:table-cell>
          <table:table-cell office:value-type="float" office:value="0.158261240885534" calcext:value-type="float">
            <text:p>0.158261240885534</text:p>
          </table:table-cell>
          <table:table-cell office:value-type="float" office:value="0.160349873228949" calcext:value-type="float">
            <text:p>0.160349873228949</text:p>
          </table:table-cell>
          <table:table-cell office:value-type="float" office:value="0.16138564341891" calcext:value-type="float">
            <text:p>0.16138564341891</text:p>
          </table:table-cell>
          <table:table-cell office:value-type="float" office:value="0.157237675729736" calcext:value-type="float">
            <text:p>0.157237675729736</text:p>
          </table:table-cell>
          <table:table-cell office:value-type="float" office:value="0.150143893084922" calcext:value-type="float">
            <text:p>0.150143893084922</text:p>
          </table:table-cell>
          <table:table-cell office:value-type="float" office:value="0.145257981362715" calcext:value-type="float">
            <text:p>0.145257981362715</text:p>
          </table:table-cell>
          <table:table-cell office:value-type="float" office:value="0.140613779951852" calcext:value-type="float">
            <text:p>0.140613779951852</text:p>
          </table:table-cell>
          <table:table-cell office:value-type="float" office:value="0.137142519345108" calcext:value-type="float">
            <text:p>0.137142519345108</text:p>
          </table:table-cell>
          <table:table-cell office:value-type="float" office:value="0.138089981317808" calcext:value-type="float">
            <text:p>0.138089981317808</text:p>
          </table:table-cell>
          <table:table-cell office:value-type="float" office:value="0.133283328685801" calcext:value-type="float">
            <text:p>0.133283328685801</text:p>
          </table:table-cell>
          <table:table-cell office:value-type="float" office:value="0.13152341909173" calcext:value-type="float">
            <text:p>0.13152341909173</text:p>
          </table:table-cell>
          <table:table-cell office:value-type="float" office:value="0.128016965811445" calcext:value-type="float">
            <text:p>0.128016965811445</text:p>
          </table:table-cell>
          <table:table-cell office:value-type="float" office:value="0.121439746185655" calcext:value-type="float">
            <text:p>0.121439746185655</text:p>
          </table:table-cell>
          <table:table-cell office:value-type="float" office:value="0.114028006727695" calcext:value-type="float">
            <text:p>0.114028006727695</text:p>
          </table:table-cell>
          <table:table-cell office:value-type="float" office:value="0.106360165709023" calcext:value-type="float">
            <text:p>0.106360165709023</text:p>
          </table:table-cell>
          <table:table-cell office:value-type="float" office:value="0.102791896299571" calcext:value-type="float">
            <text:p>0.102791896299571</text:p>
          </table:table-cell>
          <table:table-cell office:value-type="float" office:value="0.105056389853182" calcext:value-type="float">
            <text:p>0.105056389853182</text:p>
          </table:table-cell>
          <table:table-cell office:value-type="float" office:value="0.106657385766398" calcext:value-type="float">
            <text:p>0.106657385766398</text:p>
          </table:table-cell>
          <table:table-cell office:value-type="float" office:value="0.106869750036601" calcext:value-type="float">
            <text:p>0.106869750036601</text:p>
          </table:table-cell>
          <table:table-cell office:value-type="float" office:value="0.106607152246599" calcext:value-type="float">
            <text:p>0.106607152246599</text:p>
          </table:table-cell>
          <table:table-cell office:value-type="float" office:value="0.106297864545568" calcext:value-type="float">
            <text:p>0.106297864545568</text:p>
          </table:table-cell>
          <table:table-cell office:value-type="float" office:value="0.106440273151432" calcext:value-type="float">
            <text:p>0.106440273151432</text:p>
          </table:table-cell>
          <table:table-cell office:value-type="float" office:value="0.10651584653313" calcext:value-type="float">
            <text:p>0.10651584653313</text:p>
          </table:table-cell>
          <table:table-cell office:value-type="float" office:value="0.106815218778183" calcext:value-type="float">
            <text:p>0.106815218778183</text:p>
          </table:table-cell>
          <table:table-cell office:value-type="float" office:value="0.106893636594627" calcext:value-type="float">
            <text:p>0.106893636594627</text:p>
          </table:table-cell>
          <table:table-cell office:value-type="float" office:value="0.106850502287711" calcext:value-type="float">
            <text:p>0.106850502287711</text:p>
          </table:table-cell>
          <table:table-cell office:value-type="float" office:value="0.106746080049007" calcext:value-type="float">
            <text:p>0.106746080049007</text:p>
          </table:table-cell>
          <table:table-cell office:value-type="float" office:value="0.107029565764697" calcext:value-type="float">
            <text:p>0.107029565764697</text:p>
          </table:table-cell>
          <table:table-cell office:value-type="float" office:value="0.106972677253658" calcext:value-type="float">
            <text:p>0.106972677253658</text:p>
          </table:table-cell>
          <table:table-cell office:value-type="float" office:value="0.107145441365622" calcext:value-type="float">
            <text:p>0.107145441365622</text:p>
          </table:table-cell>
          <table:table-cell office:value-type="float" office:value="0.107218119484053" calcext:value-type="float">
            <text:p>0.107218119484053</text:p>
          </table:table-cell>
          <table:table-cell office:value-type="float" office:value="0.107235306655716" calcext:value-type="float">
            <text:p>0.107235306655716</text:p>
          </table:table-cell>
          <table:table-cell office:value-type="float" office:value="0.107211687211592" calcext:value-type="float">
            <text:p>0.107211687211592</text:p>
          </table:table-cell>
          <table:table-cell office:value-type="float" office:value="0.107080869275794" calcext:value-type="float">
            <text:p>0.107080869275794</text:p>
          </table:table-cell>
          <table:table-cell office:value-type="float" office:value="0.107308176184289" calcext:value-type="float">
            <text:p>0.107308176184289</text:p>
          </table:table-cell>
          <table:table-cell office:value-type="float" office:value="0.107239325090468" calcext:value-type="float">
            <text:p>0.107239325090468</text:p>
          </table:table-cell>
          <table:table-cell office:value-type="float" office:value="0.107273952946772" calcext:value-type="float">
            <text:p>0.107273952946772</text:p>
          </table:table-cell>
          <table:table-cell office:value-type="float" office:value="0.107291288009251" calcext:value-type="float">
            <text:p>0.107291288009251</text:p>
          </table:table-cell>
          <table:table-cell office:value-type="float" office:value="0.107425773144152" calcext:value-type="float">
            <text:p>0.107425773144152</text:p>
          </table:table-cell>
          <table:table-cell office:value-type="float" office:value="0.107144101266157" calcext:value-type="float">
            <text:p>0.107144101266157</text:p>
          </table:table-cell>
          <table:table-cell office:value-type="float" office:value="0.107182374696787" calcext:value-type="float">
            <text:p>0.107182374696787</text:p>
          </table:table-cell>
          <table:table-cell office:value-type="float" office:value="0.107283652733541" calcext:value-type="float">
            <text:p>0.107283652733541</text:p>
          </table:table-cell>
          <table:table-cell office:value-type="float" office:value="0.107170902383468" calcext:value-type="float">
            <text:p>0.107170902383468</text:p>
          </table:table-cell>
          <table:table-cell office:value-type="float" office:value="0.107133265464451" calcext:value-type="float">
            <text:p>0.107133265464451</text:p>
          </table:table-cell>
          <table:table-cell office:value-type="float" office:value="0.107265289605558" calcext:value-type="float">
            <text:p>0.107265289605558</text:p>
          </table:table-cell>
          <table:table-cell office:value-type="float" office:value="0.107275760622345" calcext:value-type="float">
            <text:p>0.107275760622345</text:p>
          </table:table-cell>
          <table:table-cell office:value-type="float" office:value="0.107206758501271" calcext:value-type="float">
            <text:p>0.107206758501271</text:p>
          </table:table-cell>
          <table:table-cell office:value-type="float" office:value="0.107258641334608" calcext:value-type="float">
            <text:p>0.107258641334608</text:p>
          </table:table-cell>
          <table:table-cell office:value-type="float" office:value="0.107196027472505" calcext:value-type="float">
            <text:p>0.107196027472505</text:p>
          </table:table-cell>
          <table:table-cell office:value-type="float" office:value="0.10718562420813" calcext:value-type="float">
            <text:p>0.10718562420813</text:p>
          </table:table-cell>
          <table:table-cell office:value-type="float" office:value="0.107207706456838" calcext:value-type="float">
            <text:p>0.107207706456838</text:p>
          </table:table-cell>
          <table:table-cell office:value-type="float" office:value="0.107092741825677" calcext:value-type="float">
            <text:p>0.107092741825677</text:p>
          </table:table-cell>
          <table:table-cell office:value-type="float" office:value="0.107248858089273" calcext:value-type="float">
            <text:p>0.107248858089273</text:p>
          </table:table-cell>
          <table:table-cell office:value-type="float" office:value="0.107155248412152" calcext:value-type="float">
            <text:p>0.107155248412152</text:p>
          </table:table-cell>
          <table:table-cell office:value-type="float" office:value="0.107199167027404" calcext:value-type="float">
            <text:p>0.107199167027404</text:p>
          </table:table-cell>
          <table:table-cell office:value-type="float" office:value="0.107250551720672" calcext:value-type="float">
            <text:p>0.107250551720672</text:p>
          </table:table-cell>
          <table:table-cell office:value-type="float" office:value="0.10730234526983" calcext:value-type="float">
            <text:p>0.10730234526983</text:p>
          </table:table-cell>
          <table:table-cell office:value-type="float" office:value="0.10720169291274" calcext:value-type="float">
            <text:p>0.10720169291274</text:p>
          </table:table-cell>
          <table:table-cell office:value-type="float" office:value="0.107173482626536" calcext:value-type="float">
            <text:p>0.107173482626536</text:p>
          </table:table-cell>
          <table:table-cell office:value-type="float" office:value="0.107193599000955" calcext:value-type="float">
            <text:p>0.107193599000955</text:p>
          </table:table-cell>
          <table:table-cell office:value-type="float" office:value="0.107252700897187" calcext:value-type="float">
            <text:p>0.107252700897187</text:p>
          </table:table-cell>
          <table:table-cell office:value-type="float" office:value="0.107280041662628" calcext:value-type="float">
            <text:p>0.107280041662628</text:p>
          </table:table-cell>
          <table:table-cell office:value-type="float" office:value="0.10720530750248" calcext:value-type="float">
            <text:p>0.10720530750248</text:p>
          </table:table-cell>
          <table:table-cell office:value-type="float" office:value="0.107395497801713" calcext:value-type="float">
            <text:p>0.107395497801713</text:p>
          </table:table-cell>
          <table:table-cell office:value-type="float" office:value="0.107241143521875" calcext:value-type="float">
            <text:p>0.107241143521875</text:p>
          </table:table-cell>
          <table:table-cell office:value-type="float" office:value="0.107224533317997" calcext:value-type="float">
            <text:p>0.107224533317997</text:p>
          </table:table-cell>
          <table:table-cell office:value-type="float" office:value="0.107310989901214" calcext:value-type="float">
            <text:p>0.107310989901214</text:p>
          </table:table-cell>
          <table:table-cell office:value-type="float" office:value="0.10732365962354" calcext:value-type="float">
            <text:p>0.10732365962354</text:p>
          </table:table-cell>
          <table:table-cell office:value-type="float" office:value="0.107053237944334" calcext:value-type="float">
            <text:p>0.107053237944334</text:p>
          </table:table-cell>
          <table:table-cell office:value-type="float" office:value="0.107127604830718" calcext:value-type="float">
            <text:p>0.107127604830718</text:p>
          </table:table-cell>
          <table:table-cell office:value-type="float" office:value="0.107165192214501" calcext:value-type="float">
            <text:p>0.107165192214501</text:p>
          </table:table-cell>
          <table:table-cell office:value-type="float" office:value="0.107227311656725" calcext:value-type="float">
            <text:p>0.107227311656725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3146185752317" calcext:value-type="float">
            <text:p>-0.011314618575232</text:p>
          </table:table-cell>
          <table:table-cell office:value-type="float" office:value="-0.0113110013627904" calcext:value-type="float">
            <text:p>-0.01131100136279</text:p>
          </table:table-cell>
          <table:table-cell office:value-type="float" office:value="-0.0113082539587077" calcext:value-type="float">
            <text:p>-0.011308253958708</text:p>
          </table:table-cell>
          <table:table-cell office:value-type="float" office:value="-0.0113098629499239" calcext:value-type="float">
            <text:p>-0.011309862949924</text:p>
          </table:table-cell>
          <table:table-cell office:value-type="float" office:value="-0.01131740036382" calcext:value-type="float">
            <text:p>-0.01131740036382</text:p>
          </table:table-cell>
          <table:table-cell office:value-type="float" office:value="-0.0113088426578983" calcext:value-type="float">
            <text:p>-0.011308842657898</text:p>
          </table:table-cell>
          <table:table-cell office:value-type="float" office:value="-0.0112899167119353" calcext:value-type="float">
            <text:p>-0.011289916711935</text:p>
          </table:table-cell>
          <table:table-cell office:value-type="float" office:value="-0.0113079764839286" calcext:value-type="float">
            <text:p>-0.011307976483929</text:p>
          </table:table-cell>
          <table:table-cell office:value-type="float" office:value="-0.0113131991828756" calcext:value-type="float">
            <text:p>-0.011313199182876</text:p>
          </table:table-cell>
          <table:table-cell office:value-type="float" office:value="-0.0113200442703273" calcext:value-type="float">
            <text:p>-0.011320044270327</text:p>
          </table:table-cell>
          <table:table-cell office:value-type="float" office:value="-0.0113081098769078" calcext:value-type="float">
            <text:p>-0.011308109876908</text:p>
          </table:table-cell>
          <table:table-cell office:value-type="float" office:value="-0.0113173675526252" calcext:value-type="float">
            <text:p>-0.011317367552625</text:p>
          </table:table-cell>
          <table:table-cell office:value-type="float" office:value="-0.0113268250552669" calcext:value-type="float">
            <text:p>-0.011326825055267</text:p>
          </table:table-cell>
          <table:table-cell office:value-type="float" office:value="-0.0113078111676762" calcext:value-type="float">
            <text:p>-0.011307811167676</text:p>
          </table:table-cell>
          <table:table-cell office:value-type="float" office:value="-0.0113138181489147" calcext:value-type="float">
            <text:p>-0.011313818148915</text:p>
          </table:table-cell>
          <table:table-cell office:value-type="float" office:value="-0.0113176692779935" calcext:value-type="float">
            <text:p>-0.011317669277994</text:p>
          </table:table-cell>
          <table:table-cell office:value-type="float" office:value="-0.011320106743416" calcext:value-type="float">
            <text:p>-0.011320106743416</text:p>
          </table:table-cell>
          <table:table-cell office:value-type="float" office:value="-0.0113185564734596" calcext:value-type="float">
            <text:p>-0.01131855647346</text:p>
          </table:table-cell>
          <table:table-cell office:value-type="float" office:value="-0.0117177665689235" calcext:value-type="float">
            <text:p>-0.011717766568924</text:p>
          </table:table-cell>
          <table:table-cell office:value-type="float" office:value="-0.0119211773059966" calcext:value-type="float">
            <text:p>-0.011921177305997</text:p>
          </table:table-cell>
          <table:table-cell office:value-type="float" office:value="-0.0150794206428856" calcext:value-type="float">
            <text:p>-0.015079420642886</text:p>
          </table:table-cell>
          <table:table-cell office:value-type="float" office:value="-0.0159986394716352" calcext:value-type="float">
            <text:p>-0.015998639471635</text:p>
          </table:table-cell>
          <table:table-cell office:value-type="float" office:value="-0.0121476401196505" calcext:value-type="float">
            <text:p>-0.012147640119651</text:p>
          </table:table-cell>
          <table:table-cell office:value-type="float" office:value="-0.0121621627631324" calcext:value-type="float">
            <text:p>-0.012162162763132</text:p>
          </table:table-cell>
          <table:table-cell office:value-type="float" office:value="-0.0125553239561771" calcext:value-type="float">
            <text:p>-0.012555323956177</text:p>
          </table:table-cell>
          <table:table-cell office:value-type="float" office:value="-0.0139328091214019" calcext:value-type="float">
            <text:p>-0.013932809121402</text:p>
          </table:table-cell>
          <table:table-cell office:value-type="float" office:value="-0.018807961866508" calcext:value-type="float">
            <text:p>-0.018807961866508</text:p>
          </table:table-cell>
          <table:table-cell office:value-type="float" office:value="-0.0187033612585172" calcext:value-type="float">
            <text:p>-0.018703361258517</text:p>
          </table:table-cell>
          <table:table-cell office:value-type="float" office:value="-0.0157783631400139" calcext:value-type="float">
            <text:p>-0.015778363140014</text:p>
          </table:table-cell>
          <table:table-cell office:value-type="float" office:value="-0.0149239431548075" calcext:value-type="float">
            <text:p>-0.014923943154808</text:p>
          </table:table-cell>
          <table:table-cell office:value-type="float" office:value="-0.0143976583196876" calcext:value-type="float">
            <text:p>-0.014397658319688</text:p>
          </table:table-cell>
          <table:table-cell office:value-type="float" office:value="-0.0169527506676492" calcext:value-type="float">
            <text:p>-0.016952750667649</text:p>
          </table:table-cell>
          <table:table-cell office:value-type="float" office:value="-0.0176251472977683" calcext:value-type="float">
            <text:p>-0.017625147297768</text:p>
          </table:table-cell>
          <table:table-cell office:value-type="float" office:value="-0.0152591674623283" calcext:value-type="float">
            <text:p>-0.015259167462328</text:p>
          </table:table-cell>
          <table:table-cell office:value-type="float" office:value="-0.0174754916897381" calcext:value-type="float">
            <text:p>-0.017475491689738</text:p>
          </table:table-cell>
          <table:table-cell office:value-type="float" office:value="-0.0179936772640832" calcext:value-type="float">
            <text:p>-0.017993677264083</text:p>
          </table:table-cell>
          <table:table-cell office:value-type="float" office:value="-0.0217547272770883" calcext:value-type="float">
            <text:p>-0.021754727277088</text:p>
          </table:table-cell>
          <table:table-cell office:value-type="float" office:value="-0.0213806719221032" calcext:value-type="float">
            <text:p>-0.021380671922103</text:p>
          </table:table-cell>
          <table:table-cell office:value-type="float" office:value="-0.0196065573218196" calcext:value-type="float">
            <text:p>-0.01960655732182</text:p>
          </table:table-cell>
          <table:table-cell office:value-type="float" office:value="-0.0209786455003996" calcext:value-type="float">
            <text:p>-0.0209786455004</text:p>
          </table:table-cell>
          <table:table-cell office:value-type="float" office:value="-0.0213577195928332" calcext:value-type="float">
            <text:p>-0.021357719592833</text:p>
          </table:table-cell>
          <table:table-cell office:value-type="float" office:value="-0.0190891495913795" calcext:value-type="float">
            <text:p>-0.01908914959138</text:p>
          </table:table-cell>
          <table:table-cell office:value-type="float" office:value="-0.0188824577035232" calcext:value-type="float">
            <text:p>-0.018882457703523</text:p>
          </table:table-cell>
          <table:table-cell office:value-type="float" office:value="-0.0200033085638579" calcext:value-type="float">
            <text:p>-0.020003308563858</text:p>
          </table:table-cell>
          <table:table-cell office:value-type="float" office:value="-0.0182066886541131" calcext:value-type="float">
            <text:p>-0.018206688654113</text:p>
          </table:table-cell>
          <table:table-cell office:value-type="float" office:value="-0.0179759260990264" calcext:value-type="float">
            <text:p>-0.017975926099026</text:p>
          </table:table-cell>
          <table:table-cell office:value-type="float" office:value="-0.0180933327931783" calcext:value-type="float">
            <text:p>-0.018093332793178</text:p>
          </table:table-cell>
          <table:table-cell office:value-type="float" office:value="-0.0200499326719297" calcext:value-type="float">
            <text:p>-0.02004993267193</text:p>
          </table:table-cell>
          <table:table-cell office:value-type="float" office:value="-0.0213452352041384" calcext:value-type="float">
            <text:p>-0.021345235204138</text:p>
          </table:table-cell>
          <table:table-cell office:value-type="float" office:value="-0.0198470904909263" calcext:value-type="float">
            <text:p>-0.019847090490926</text:p>
          </table:table-cell>
          <table:table-cell office:value-type="float" office:value="-0.0183265150134424" calcext:value-type="float">
            <text:p>-0.018326515013442</text:p>
          </table:table-cell>
          <table:table-cell office:value-type="float" office:value="-0.0160522074845526" calcext:value-type="float">
            <text:p>-0.016052207484553</text:p>
          </table:table-cell>
          <table:table-cell office:value-type="float" office:value="-0.0155603642618226" calcext:value-type="float">
            <text:p>-0.015560364261823</text:p>
          </table:table-cell>
          <table:table-cell office:value-type="float" office:value="-0.0133682371579056" calcext:value-type="float">
            <text:p>-0.013368237157906</text:p>
          </table:table-cell>
          <table:table-cell office:value-type="float" office:value="-0.0143350398100624" calcext:value-type="float">
            <text:p>-0.014335039810062</text:p>
          </table:table-cell>
          <table:table-cell office:value-type="float" office:value="-0.0201651744338104" calcext:value-type="float">
            <text:p>-0.02016517443381</text:p>
          </table:table-cell>
          <table:table-cell office:value-type="float" office:value="-0.0205187210312852" calcext:value-type="float">
            <text:p>-0.020518721031285</text:p>
          </table:table-cell>
          <table:table-cell office:value-type="float" office:value="-0.0160733400895711" calcext:value-type="float">
            <text:p>-0.016073340089571</text:p>
          </table:table-cell>
          <table:table-cell office:value-type="float" office:value="-0.0149122828414386" calcext:value-type="float">
            <text:p>-0.014912282841439</text:p>
          </table:table-cell>
          <table:table-cell office:value-type="float" office:value="-0.0154649928648019" calcext:value-type="float">
            <text:p>-0.015464992864802</text:p>
          </table:table-cell>
          <table:table-cell office:value-type="float" office:value="-0.0160740229998284" calcext:value-type="float">
            <text:p>-0.016074022999828</text:p>
          </table:table-cell>
          <table:table-cell office:value-type="float" office:value="-0.0170948713638797" calcext:value-type="float">
            <text:p>-0.01709487136388</text:p>
          </table:table-cell>
          <table:table-cell office:value-type="float" office:value="-0.0153550727504813" calcext:value-type="float">
            <text:p>-0.015355072750481</text:p>
          </table:table-cell>
          <table:table-cell office:value-type="float" office:value="-0.0133712925840847" calcext:value-type="float">
            <text:p>-0.013371292584085</text:p>
          </table:table-cell>
          <table:table-cell office:value-type="float" office:value="-0.0129279947501214" calcext:value-type="float">
            <text:p>-0.012927994750121</text:p>
          </table:table-cell>
          <table:table-cell office:value-type="float" office:value="-0.0173830931604795" calcext:value-type="float">
            <text:p>-0.01738309316048</text:p>
          </table:table-cell>
          <table:table-cell office:value-type="float" office:value="-0.0197068317949911" calcext:value-type="float">
            <text:p>-0.019706831794991</text:p>
          </table:table-cell>
          <table:table-cell office:value-type="float" office:value="-0.0184204456965304" calcext:value-type="float">
            <text:p>-0.01842044569653</text:p>
          </table:table-cell>
          <table:table-cell office:value-type="float" office:value="-0.0151974375810187" calcext:value-type="float">
            <text:p>-0.015197437581019</text:p>
          </table:table-cell>
          <table:table-cell office:value-type="float" office:value="-0.0138467622438991" calcext:value-type="float">
            <text:p>-0.013846762243899</text:p>
          </table:table-cell>
          <table:table-cell office:value-type="float" office:value="-0.0167545416358765" calcext:value-type="float">
            <text:p>-0.016754541635877</text:p>
          </table:table-cell>
          <table:table-cell office:value-type="float" office:value="-0.0188964763272912" calcext:value-type="float">
            <text:p>-0.018896476327291</text:p>
          </table:table-cell>
          <table:table-cell office:value-type="float" office:value="-0.0172828495514155" calcext:value-type="float">
            <text:p>-0.017282849551416</text:p>
          </table:table-cell>
          <table:table-cell office:value-type="float" office:value="-0.0151763585394458" calcext:value-type="float">
            <text:p>-0.015176358539446</text:p>
          </table:table-cell>
          <table:table-cell office:value-type="float" office:value="-0.0178544714862779" calcext:value-type="float">
            <text:p>-0.017854471486278</text:p>
          </table:table-cell>
          <table:table-cell office:value-type="float" office:value="-0.0168671685114456" calcext:value-type="float">
            <text:p>-0.016867168511446</text:p>
          </table:table-cell>
          <table:table-cell office:value-type="float" office:value="-0.0186890391198789" calcext:value-type="float">
            <text:p>-0.018689039119879</text:p>
          </table:table-cell>
          <table:table-cell office:value-type="float" office:value="-0.0174966569342611" calcext:value-type="float">
            <text:p>-0.017496656934261</text:p>
          </table:table-cell>
          <table:table-cell office:value-type="float" office:value="-0.0176045156685987" calcext:value-type="float">
            <text:p>-0.017604515668599</text:p>
          </table:table-cell>
          <table:table-cell office:value-type="float" office:value="-0.0194559360193155" calcext:value-type="float">
            <text:p>-0.019455936019316</text:p>
          </table:table-cell>
          <table:table-cell office:value-type="float" office:value="-0.0186376677170443" calcext:value-type="float">
            <text:p>-0.018637667717044</text:p>
          </table:table-cell>
          <table:table-cell office:value-type="float" office:value="-0.0178247005598856" calcext:value-type="float">
            <text:p>-0.017824700559886</text:p>
          </table:table-cell>
          <table:table-cell office:value-type="float" office:value="-0.0156119149216183" calcext:value-type="float">
            <text:p>-0.015611914921618</text:p>
          </table:table-cell>
          <table:table-cell office:value-type="float" office:value="-0.0142236959856606" calcext:value-type="float">
            <text:p>-0.014223695985661</text:p>
          </table:table-cell>
          <table:table-cell office:value-type="float" office:value="-0.0157112541908509" calcext:value-type="float">
            <text:p>-0.015711254190851</text:p>
          </table:table-cell>
          <table:table-cell office:value-type="float" office:value="-0.0143890178338166" calcext:value-type="float">
            <text:p>-0.014389017833817</text:p>
          </table:table-cell>
          <table:table-cell office:value-type="float" office:value="-0.0168495595716208" calcext:value-type="float">
            <text:p>-0.016849559571621</text:p>
          </table:table-cell>
          <table:table-cell office:value-type="float" office:value="-0.0177799395102172" calcext:value-type="float">
            <text:p>-0.017779939510217</text:p>
          </table:table-cell>
          <table:table-cell office:value-type="float" office:value="-0.0156984155055165" calcext:value-type="float">
            <text:p>-0.015698415505517</text:p>
          </table:table-cell>
          <table:table-cell office:value-type="float" office:value="-0.0136757672981418" calcext:value-type="float">
            <text:p>-0.013675767298142</text:p>
          </table:table-cell>
          <table:table-cell office:value-type="float" office:value="-0.0160002219062031" calcext:value-type="float">
            <text:p>-0.016000221906203</text:p>
          </table:table-cell>
          <table:table-cell office:value-type="float" office:value="-0.0191161522403534" calcext:value-type="float">
            <text:p>-0.019116152240353</text:p>
          </table:table-cell>
          <table:table-cell office:value-type="float" office:value="-0.0187411678482609" calcext:value-type="float">
            <text:p>-0.018741167848261</text:p>
          </table:table-cell>
          <table:table-cell office:value-type="float" office:value="-0.0168755311982308" calcext:value-type="float">
            <text:p>-0.016875531198231</text:p>
          </table:table-cell>
          <table:table-cell office:value-type="float" office:value="-0.0151818131860727" calcext:value-type="float">
            <text:p>-0.015181813186073</text:p>
          </table:table-cell>
          <table:table-cell office:value-type="float" office:value="-0.0158327911951277" calcext:value-type="float">
            <text:p>-0.015832791195128</text:p>
          </table:table-cell>
          <table:table-cell office:value-type="float" office:value="-0.0170772147178606" calcext:value-type="float">
            <text:p>-0.017077214717861</text:p>
          </table:table-cell>
          <table:table-cell office:value-type="float" office:value="-0.0159729479496265" calcext:value-type="float">
            <text:p>-0.015972947949627</text:p>
          </table:table-cell>
          <table:table-cell office:value-type="float" office:value="-0.015786300091106" calcext:value-type="float">
            <text:p>-0.015786300091106</text:p>
          </table:table-cell>
          <table:table-cell office:value-type="float" office:value="-0.0184865625188759" calcext:value-type="float">
            <text:p>-0.018486562518876</text:p>
          </table:table-cell>
          <table:table-cell office:value-type="float" office:value="-0.0153386032414232" calcext:value-type="float">
            <text:p>-0.015338603241423</text:p>
          </table:table-cell>
          <table:table-cell office:value-type="float" office:value="-0.0155293054097866" calcext:value-type="float">
            <text:p>-0.015529305409787</text:p>
          </table:table-cell>
          <table:table-cell office:value-type="float" office:value="-0.0160975121552436" calcext:value-type="float">
            <text:p>-0.016097512155244</text:p>
          </table:table-cell>
          <table:table-cell office:value-type="float" office:value="-0.0185715555750878" calcext:value-type="float">
            <text:p>-0.018571555575088</text:p>
          </table:table-cell>
          <table:table-cell office:value-type="float" office:value="-0.0188633796489096" calcext:value-type="float">
            <text:p>-0.01886337964891</text:p>
          </table:table-cell>
          <table:table-cell office:value-type="float" office:value="-0.0179612163428692" calcext:value-type="float">
            <text:p>-0.017961216342869</text:p>
          </table:table-cell>
          <table:table-cell office:value-type="float" office:value="-0.0156620901359235" calcext:value-type="float">
            <text:p>-0.015662090135924</text:p>
          </table:table-cell>
          <table:table-cell office:value-type="float" office:value="-0.0178355582368616" calcext:value-type="float">
            <text:p>-0.017835558236862</text:p>
          </table:table-cell>
          <table:table-cell office:value-type="float" office:value="-0.0170626577848088" calcext:value-type="float">
            <text:p>-0.017062657784809</text:p>
          </table:table-cell>
          <table:table-cell office:value-type="float" office:value="-0.0170676487579693" calcext:value-type="float">
            <text:p>-0.017067648757969</text:p>
          </table:table-cell>
          <table:table-cell office:value-type="float" office:value="-0.0179202856975993" calcext:value-type="float">
            <text:p>-0.017920285697599</text:p>
          </table:table-cell>
          <table:table-cell office:value-type="float" office:value="-0.0182310684082371" calcext:value-type="float">
            <text:p>-0.018231068408237</text:p>
          </table:table-cell>
          <table:table-cell office:value-type="float" office:value="-0.0179731927257457" calcext:value-type="float">
            <text:p>-0.017973192725746</text:p>
          </table:table-cell>
          <table:table-cell office:value-type="float" office:value="-0.0165120693193905" calcext:value-type="float">
            <text:p>-0.016512069319391</text:p>
          </table:table-cell>
          <table:table-cell office:value-type="float" office:value="-0.0160829820680804" calcext:value-type="float">
            <text:p>-0.01608298206808</text:p>
          </table:table-cell>
          <table:table-cell office:value-type="float" office:value="-0.0149831757870844" calcext:value-type="float">
            <text:p>-0.014983175787084</text:p>
          </table:table-cell>
          <table:table-cell office:value-type="float" office:value="-0.0185484976052122" calcext:value-type="float">
            <text:p>-0.018548497605212</text:p>
          </table:table-cell>
          <table:table-cell office:value-type="float" office:value="-0.0206321215599076" calcext:value-type="float">
            <text:p>-0.020632121559908</text:p>
          </table:table-cell>
          <table:table-cell office:value-type="float" office:value="-0.0169043402002649" calcext:value-type="float">
            <text:p>-0.016904340200265</text:p>
          </table:table-cell>
          <table:table-cell office:value-type="float" office:value="-0.0167874965070993" calcext:value-type="float">
            <text:p>-0.016787496507099</text:p>
          </table:table-cell>
          <table:table-cell office:value-type="float" office:value="-0.0155716523740371" calcext:value-type="float">
            <text:p>-0.015571652374037</text:p>
          </table:table-cell>
          <table:table-cell office:value-type="float" office:value="-0.0166529793220413" calcext:value-type="float">
            <text:p>-0.016652979322041</text:p>
          </table:table-cell>
          <table:table-cell office:value-type="float" office:value="-0.0183033479185049" calcext:value-type="float">
            <text:p>-0.018303347918505</text:p>
          </table:table-cell>
          <table:table-cell office:value-type="float" office:value="-0.016002683248074" calcext:value-type="float">
            <text:p>-0.016002683248074</text:p>
          </table:table-cell>
          <table:table-cell office:value-type="float" office:value="-0.0153552774601079" calcext:value-type="float">
            <text:p>-0.015355277460108</text:p>
          </table:table-cell>
          <table:table-cell office:value-type="float" office:value="-0.0151783022115168" calcext:value-type="float">
            <text:p>-0.015178302211517</text:p>
          </table:table-cell>
          <table:table-cell office:value-type="float" office:value="-0.0179295177138693" calcext:value-type="float">
            <text:p>-0.017929517713869</text:p>
          </table:table-cell>
          <table:table-cell office:value-type="float" office:value="-0.0169270000089337" calcext:value-type="float">
            <text:p>-0.016927000008934</text:p>
          </table:table-cell>
          <table:table-cell office:value-type="float" office:value="-0.0145665697859884" calcext:value-type="float">
            <text:p>-0.014566569785988</text:p>
          </table:table-cell>
          <table:table-cell office:value-type="float" office:value="-0.0143123665847093" calcext:value-type="float">
            <text:p>-0.014312366584709</text:p>
          </table:table-cell>
          <table:table-cell office:value-type="float" office:value="-0.0120812454625604" calcext:value-type="float">
            <text:p>-0.01208124546256</text:p>
          </table:table-cell>
          <table:table-cell office:value-type="float" office:value="-0.0158199018004216" calcext:value-type="float">
            <text:p>-0.015819901800422</text:p>
          </table:table-cell>
          <table:table-cell office:value-type="float" office:value="-0.0150093893690298" calcext:value-type="float">
            <text:p>-0.01500938936903</text:p>
          </table:table-cell>
          <table:table-cell office:value-type="float" office:value="-0.0132468476140079" calcext:value-type="float">
            <text:p>-0.013246847614008</text:p>
          </table:table-cell>
          <table:table-cell office:value-type="float" office:value="-0.0153550259795126" calcext:value-type="float">
            <text:p>-0.015355025979513</text:p>
          </table:table-cell>
          <table:table-cell office:value-type="float" office:value="-0.0151045647847791" calcext:value-type="float">
            <text:p>-0.015104564784779</text:p>
          </table:table-cell>
          <table:table-cell office:value-type="float" office:value="-0.0162760026326541" calcext:value-type="float">
            <text:p>-0.016276002632654</text:p>
          </table:table-cell>
          <table:table-cell office:value-type="float" office:value="-0.0190845984686551" calcext:value-type="float">
            <text:p>-0.019084598468655</text:p>
          </table:table-cell>
          <table:table-cell office:value-type="float" office:value="-0.0154987313488912" calcext:value-type="float">
            <text:p>-0.015498731348891</text:p>
          </table:table-cell>
          <table:table-cell office:value-type="float" office:value="-0.0135744834158423" calcext:value-type="float">
            <text:p>-0.013574483415842</text:p>
          </table:table-cell>
          <table:table-cell office:value-type="float" office:value="-0.0132151222495042" calcext:value-type="float">
            <text:p>-0.013215122249504</text:p>
          </table:table-cell>
          <table:table-cell office:value-type="float" office:value="-0.0139495342214093" calcext:value-type="float">
            <text:p>-0.013949534221409</text:p>
          </table:table-cell>
          <table:table-cell office:value-type="float" office:value="-0.0143243522162" calcext:value-type="float">
            <text:p>-0.0143243522162</text:p>
          </table:table-cell>
          <table:table-cell office:value-type="float" office:value="-0.0158098457033641" calcext:value-type="float">
            <text:p>-0.015809845703364</text:p>
          </table:table-cell>
          <table:table-cell office:value-type="float" office:value="-0.0135983125539408" calcext:value-type="float">
            <text:p>-0.013598312553941</text:p>
          </table:table-cell>
          <table:table-cell office:value-type="float" office:value="-0.0166699995806773" calcext:value-type="float">
            <text:p>-0.016669999580677</text:p>
          </table:table-cell>
          <table:table-cell office:value-type="float" office:value="-0.0178829607611866" calcext:value-type="float">
            <text:p>-0.017882960761187</text:p>
          </table:table-cell>
          <table:table-cell office:value-type="float" office:value="-0.0140851361039389" calcext:value-type="float">
            <text:p>-0.014085136103939</text:p>
          </table:table-cell>
          <table:table-cell office:value-type="float" office:value="-0.0147102363966534" calcext:value-type="float">
            <text:p>-0.014710236396653</text:p>
          </table:table-cell>
          <table:table-cell office:value-type="float" office:value="-0.0159895714871006" calcext:value-type="float">
            <text:p>-0.015989571487101</text:p>
          </table:table-cell>
          <table:table-cell office:value-type="float" office:value="-0.0144615545635766" calcext:value-type="float">
            <text:p>-0.014461554563577</text:p>
          </table:table-cell>
          <table:table-cell office:value-type="float" office:value="-0.0149116538455524" calcext:value-type="float">
            <text:p>-0.014911653845552</text:p>
          </table:table-cell>
          <table:table-cell office:value-type="float" office:value="-0.0143490715106515" calcext:value-type="float">
            <text:p>-0.014349071510652</text:p>
          </table:table-cell>
          <table:table-cell office:value-type="float" office:value="-0.0171053710068305" calcext:value-type="float">
            <text:p>-0.017105371006831</text:p>
          </table:table-cell>
          <table:table-cell office:value-type="float" office:value="-0.0176410263763189" calcext:value-type="float">
            <text:p>-0.017641026376319</text:p>
          </table:table-cell>
          <table:table-cell office:value-type="float" office:value="-0.0202859807671652" calcext:value-type="float">
            <text:p>-0.020285980767165</text:p>
          </table:table-cell>
          <table:table-cell office:value-type="float" office:value="-0.0213709117467305" calcext:value-type="float">
            <text:p>-0.021370911746731</text:p>
          </table:table-cell>
          <table:table-cell office:value-type="float" office:value="-0.0173105519612426" calcext:value-type="float">
            <text:p>-0.017310551961243</text:p>
          </table:table-cell>
          <table:table-cell office:value-type="float" office:value="-0.0187816148465488" calcext:value-type="float">
            <text:p>-0.018781614846549</text:p>
          </table:table-cell>
          <table:table-cell office:value-type="float" office:value="-0.0193843713830562" calcext:value-type="float">
            <text:p>-0.019384371383056</text:p>
          </table:table-cell>
          <table:table-cell office:value-type="float" office:value="-0.0205814134363288" calcext:value-type="float">
            <text:p>-0.020581413436329</text:p>
          </table:table-cell>
          <table:table-cell office:value-type="float" office:value="-0.0247828900904531" calcext:value-type="float">
            <text:p>-0.024782890090453</text:p>
          </table:table-cell>
          <table:table-cell office:value-type="float" office:value="-0.0251271946454068" calcext:value-type="float">
            <text:p>-0.025127194645407</text:p>
          </table:table-cell>
          <table:table-cell office:value-type="float" office:value="-0.023901841516335" calcext:value-type="float">
            <text:p>-0.023901841516335</text:p>
          </table:table-cell>
          <table:table-cell office:value-type="float" office:value="-0.0204484866149876" calcext:value-type="float">
            <text:p>-0.020448486614988</text:p>
          </table:table-cell>
          <table:table-cell office:value-type="float" office:value="-0.0207065646173015" calcext:value-type="float">
            <text:p>-0.020706564617302</text:p>
          </table:table-cell>
          <table:table-cell office:value-type="float" office:value="-0.0046090922542969" calcext:value-type="float">
            <text:p>-0.004609092254297</text:p>
          </table:table-cell>
          <table:table-cell office:value-type="float" office:value="-0.00609273991201931" calcext:value-type="float">
            <text:p>-0.006092739912019</text:p>
          </table:table-cell>
          <table:table-cell office:value-type="float" office:value="-0.0164978401676345" calcext:value-type="float">
            <text:p>-0.016497840167635</text:p>
          </table:table-cell>
          <table:table-cell office:value-type="float" office:value="-0.0197845632786652" calcext:value-type="float">
            <text:p>-0.019784563278665</text:p>
          </table:table-cell>
          <table:table-cell office:value-type="float" office:value="-0.0168766761322752" calcext:value-type="float">
            <text:p>-0.016876676132275</text:p>
          </table:table-cell>
          <table:table-cell office:value-type="float" office:value="-0.0108182568327934" calcext:value-type="float">
            <text:p>-0.010818256832793</text:p>
          </table:table-cell>
          <table:table-cell office:value-type="float" office:value="-0.00983044654384137" calcext:value-type="float">
            <text:p>-0.009830446543841</text:p>
          </table:table-cell>
          <table:table-cell office:value-type="float" office:value="-0.00903577823871538" calcext:value-type="float">
            <text:p>-0.009035778238715</text:p>
          </table:table-cell>
          <table:table-cell office:value-type="float" office:value="-0.0117863934044289" calcext:value-type="float">
            <text:p>-0.011786393404429</text:p>
          </table:table-cell>
          <table:table-cell office:value-type="float" office:value="-0.0149193887743107" calcext:value-type="float">
            <text:p>-0.014919388774311</text:p>
          </table:table-cell>
          <table:table-cell office:value-type="float" office:value="-0.0163551015737141" calcext:value-type="float">
            <text:p>-0.016355101573714</text:p>
          </table:table-cell>
          <table:table-cell office:value-type="float" office:value="-0.0134474831166913" calcext:value-type="float">
            <text:p>-0.013447483116691</text:p>
          </table:table-cell>
          <table:table-cell office:value-type="float" office:value="-0.0116923587501362" calcext:value-type="float">
            <text:p>-0.011692358750136</text:p>
          </table:table-cell>
          <table:table-cell office:value-type="float" office:value="-0.0118513433389935" calcext:value-type="float">
            <text:p>-0.011851343338994</text:p>
          </table:table-cell>
          <table:table-cell office:value-type="float" office:value="-0.0128789796327197" calcext:value-type="float">
            <text:p>-0.01287897963272</text:p>
          </table:table-cell>
          <table:table-cell office:value-type="float" office:value="-0.014975342034222" calcext:value-type="float">
            <text:p>-0.014975342034222</text:p>
          </table:table-cell>
          <table:table-cell office:value-type="float" office:value="-0.0119979307200121" calcext:value-type="float">
            <text:p>-0.011997930720012</text:p>
          </table:table-cell>
          <table:table-cell office:value-type="float" office:value="-0.0106243839576476" calcext:value-type="float">
            <text:p>-0.010624383957648</text:p>
          </table:table-cell>
          <table:table-cell office:value-type="float" office:value="-0.0122467300995554" calcext:value-type="float">
            <text:p>-0.012246730099555</text:p>
          </table:table-cell>
          <table:table-cell office:value-type="float" office:value="-0.0168283905347835" calcext:value-type="float">
            <text:p>-0.016828390534784</text:p>
          </table:table-cell>
          <table:table-cell office:value-type="float" office:value="-0.0145155686008033" calcext:value-type="float">
            <text:p>-0.014515568600803</text:p>
          </table:table-cell>
          <table:table-cell office:value-type="float" office:value="-0.0112990340671728" calcext:value-type="float">
            <text:p>-0.011299034067173</text:p>
          </table:table-cell>
          <table:table-cell office:value-type="float" office:value="-0.0114244584188602" calcext:value-type="float">
            <text:p>-0.01142445841886</text:p>
          </table:table-cell>
          <table:table-cell office:value-type="float" office:value="-0.0106696537014913" calcext:value-type="float">
            <text:p>-0.010669653701491</text:p>
          </table:table-cell>
          <table:table-cell office:value-type="float" office:value="-0.0129873317729596" calcext:value-type="float">
            <text:p>-0.01298733177296</text:p>
          </table:table-cell>
          <table:table-cell office:value-type="float" office:value="-0.0149183647457664" calcext:value-type="float">
            <text:p>-0.014918364745766</text:p>
          </table:table-cell>
          <table:table-cell office:value-type="float" office:value="-0.0104216603215887" calcext:value-type="float">
            <text:p>-0.010421660321589</text:p>
          </table:table-cell>
          <table:table-cell office:value-type="float" office:value="-0.0100294085015036" calcext:value-type="float">
            <text:p>-0.010029408501504</text:p>
          </table:table-cell>
          <table:table-cell office:value-type="float" office:value="-0.0107318234031289" calcext:value-type="float">
            <text:p>-0.010731823403129</text:p>
          </table:table-cell>
          <table:table-cell office:value-type="float" office:value="-0.011180102318392" calcext:value-type="float">
            <text:p>-0.011180102318392</text:p>
          </table:table-cell>
          <table:table-cell office:value-type="float" office:value="-0.0168700156111268" calcext:value-type="float">
            <text:p>-0.016870015611127</text:p>
          </table:table-cell>
          <table:table-cell office:value-type="float" office:value="-0.0125030991771397" calcext:value-type="float">
            <text:p>-0.01250309917714</text:p>
          </table:table-cell>
          <table:table-cell office:value-type="float" office:value="-0.0120503155299652" calcext:value-type="float">
            <text:p>-0.012050315529965</text:p>
          </table:table-cell>
          <table:table-cell office:value-type="float" office:value="-0.0120897669729791" calcext:value-type="float">
            <text:p>-0.012089766972979</text:p>
          </table:table-cell>
          <table:table-cell office:value-type="float" office:value="-0.0148634831545865" calcext:value-type="float">
            <text:p>-0.014863483154587</text:p>
          </table:table-cell>
          <table:table-cell office:value-type="float" office:value="-0.0163538554725919" calcext:value-type="float">
            <text:p>-0.016353855472592</text:p>
          </table:table-cell>
          <table:table-cell office:value-type="float" office:value="-0.0166083743545908" calcext:value-type="float">
            <text:p>-0.016608374354591</text:p>
          </table:table-cell>
          <table:table-cell office:value-type="float" office:value="-0.0154223530384785" calcext:value-type="float">
            <text:p>-0.015422353038479</text:p>
          </table:table-cell>
          <table:table-cell office:value-type="float" office:value="-0.0129051443590358" calcext:value-type="float">
            <text:p>-0.012905144359036</text:p>
          </table:table-cell>
          <table:table-cell office:value-type="float" office:value="-0.014020118618838" calcext:value-type="float">
            <text:p>-0.014020118618838</text:p>
          </table:table-cell>
          <table:table-cell office:value-type="float" office:value="-0.0163965763162891" calcext:value-type="float">
            <text:p>-0.016396576316289</text:p>
          </table:table-cell>
          <table:table-cell office:value-type="float" office:value="-0.0161817354768048" calcext:value-type="float">
            <text:p>-0.016181735476805</text:p>
          </table:table-cell>
          <table:table-cell office:value-type="float" office:value="-0.0141623442383299" calcext:value-type="float">
            <text:p>-0.01416234423833</text:p>
          </table:table-cell>
          <table:table-cell office:value-type="float" office:value="-0.0132423674486189" calcext:value-type="float">
            <text:p>-0.013242367448619</text:p>
          </table:table-cell>
          <table:table-cell office:value-type="float" office:value="-0.0161165202783267" calcext:value-type="float">
            <text:p>-0.016116520278327</text:p>
          </table:table-cell>
          <table:table-cell office:value-type="float" office:value="-0.0172522702477622" calcext:value-type="float">
            <text:p>-0.017252270247762</text:p>
          </table:table-cell>
          <table:table-cell office:value-type="float" office:value="-0.0167930028856213" calcext:value-type="float">
            <text:p>-0.016793002885621</text:p>
          </table:table-cell>
          <table:table-cell office:value-type="float" office:value="-0.0151348558411818" calcext:value-type="float">
            <text:p>-0.015134855841182</text:p>
          </table:table-cell>
          <table:table-cell office:value-type="float" office:value="-0.01374034228042" calcext:value-type="float">
            <text:p>-0.01374034228042</text:p>
          </table:table-cell>
          <table:table-cell office:value-type="float" office:value="-0.0154901216745238" calcext:value-type="float">
            <text:p>-0.015490121674524</text:p>
          </table:table-cell>
          <table:table-cell office:value-type="float" office:value="-0.0156619570777924" calcext:value-type="float">
            <text:p>-0.015661957077792</text:p>
          </table:table-cell>
          <table:table-cell office:value-type="float" office:value="-0.0157873081134605" calcext:value-type="float">
            <text:p>-0.015787308113461</text:p>
          </table:table-cell>
          <table:table-cell office:value-type="float" office:value="-0.0172730616468808" calcext:value-type="float">
            <text:p>-0.017273061646881</text:p>
          </table:table-cell>
          <table:table-cell office:value-type="float" office:value="-0.0177580776575115" calcext:value-type="float">
            <text:p>-0.017758077657512</text:p>
          </table:table-cell>
          <table:table-cell office:value-type="float" office:value="-0.0153013273965299" calcext:value-type="float">
            <text:p>-0.01530132739653</text:p>
          </table:table-cell>
          <table:table-cell office:value-type="float" office:value="-0.0144314708041233" calcext:value-type="float">
            <text:p>-0.014431470804123</text:p>
          </table:table-cell>
          <table:table-cell office:value-type="float" office:value="-0.0134501911299665" calcext:value-type="float">
            <text:p>-0.013450191129967</text:p>
          </table:table-cell>
          <table:table-cell office:value-type="float" office:value="-0.0167137222368425" calcext:value-type="float">
            <text:p>-0.016713722236843</text:p>
          </table:table-cell>
          <table:table-cell office:value-type="float" office:value="-0.0157694637558921" calcext:value-type="float">
            <text:p>-0.015769463755892</text:p>
          </table:table-cell>
          <table:table-cell office:value-type="float" office:value="-0.0126079499250786" calcext:value-type="float">
            <text:p>-0.012607949925079</text:p>
          </table:table-cell>
          <table:table-cell office:value-type="float" office:value="-0.0142450087412242" calcext:value-type="float">
            <text:p>-0.014245008741224</text:p>
          </table:table-cell>
          <table:table-cell office:value-type="float" office:value="-0.0124245749593999" calcext:value-type="float">
            <text:p>-0.0124245749594</text:p>
          </table:table-cell>
          <table:table-cell office:value-type="float" office:value="-0.0172035951288649" calcext:value-type="float">
            <text:p>-0.017203595128865</text:p>
          </table:table-cell>
          <table:table-cell office:value-type="float" office:value="-0.0148627443373404" calcext:value-type="float">
            <text:p>-0.01486274433734</text:p>
          </table:table-cell>
          <table:table-cell office:value-type="float" office:value="-0.0137521444330611" calcext:value-type="float">
            <text:p>-0.013752144433061</text:p>
          </table:table-cell>
          <table:table-cell office:value-type="float" office:value="-0.0133665737395909" calcext:value-type="float">
            <text:p>-0.013366573739591</text:p>
          </table:table-cell>
          <table:table-cell office:value-type="float" office:value="-0.0139012397525633" calcext:value-type="float">
            <text:p>-0.013901239752563</text:p>
          </table:table-cell>
          <table:table-cell office:value-type="float" office:value="-0.0164459211923083" calcext:value-type="float">
            <text:p>-0.016445921192308</text:p>
          </table:table-cell>
          <table:table-cell office:value-type="float" office:value="-0.0156199620527462" calcext:value-type="float">
            <text:p>-0.015619962052746</text:p>
          </table:table-cell>
          <table:table-cell office:value-type="float" office:value="-0.0116381719095426" calcext:value-type="float">
            <text:p>-0.011638171909543</text:p>
          </table:table-cell>
          <table:table-cell office:value-type="float" office:value="-0.0131198775919034" calcext:value-type="float">
            <text:p>-0.013119877591903</text:p>
          </table:table-cell>
          <table:table-cell office:value-type="float" office:value="-0.0104716689304903" calcext:value-type="float">
            <text:p>-0.01047166893049</text:p>
          </table:table-cell>
          <table:table-cell office:value-type="float" office:value="-0.0157186830694898" calcext:value-type="float">
            <text:p>-0.01571868306949</text:p>
          </table:table-cell>
          <table:table-cell office:value-type="float" office:value="-0.0132164608507025" calcext:value-type="float">
            <text:p>-0.013216460850703</text:p>
          </table:table-cell>
          <table:table-cell office:value-type="float" office:value="-0.0187262353389789" calcext:value-type="float">
            <text:p>-0.018726235338979</text:p>
          </table:table-cell>
          <table:table-cell office:value-type="float" office:value="-0.01487007117257" calcext:value-type="float">
            <text:p>-0.01487007117257</text:p>
          </table:table-cell>
          <table:table-cell office:value-type="float" office:value="-0.0177038219734445" calcext:value-type="float">
            <text:p>-0.017703821973445</text:p>
          </table:table-cell>
          <table:table-cell office:value-type="float" office:value="-0.0164712713846952" calcext:value-type="float">
            <text:p>-0.016471271384695</text:p>
          </table:table-cell>
          <table:table-cell office:value-type="float" office:value="-0.0170440075119203" calcext:value-type="float">
            <text:p>-0.01704400751192</text:p>
          </table:table-cell>
          <table:table-cell office:value-type="float" office:value="-0.0176140713249684" calcext:value-type="float">
            <text:p>-0.017614071324968</text:p>
          </table:table-cell>
          <table:table-cell office:value-type="float" office:value="-0.0185252351572278" calcext:value-type="float">
            <text:p>-0.018525235157228</text:p>
          </table:table-cell>
          <table:table-cell office:value-type="float" office:value="-0.0161367954774312" calcext:value-type="float">
            <text:p>-0.016136795477431</text:p>
          </table:table-cell>
          <table:table-cell office:value-type="float" office:value="-0.0154833163680522" calcext:value-type="float">
            <text:p>-0.015483316368052</text:p>
          </table:table-cell>
          <table:table-cell office:value-type="float" office:value="-0.0152248825001982" calcext:value-type="float">
            <text:p>-0.015224882500198</text:p>
          </table:table-cell>
          <table:table-cell office:value-type="float" office:value="-0.0115864837023992" calcext:value-type="float">
            <text:p>-0.011586483702399</text:p>
          </table:table-cell>
          <table:table-cell office:value-type="float" office:value="-0.0177158961788927" calcext:value-type="float">
            <text:p>-0.017715896178893</text:p>
          </table:table-cell>
          <table:table-cell office:value-type="float" office:value="-0.017760453016303" calcext:value-type="float">
            <text:p>-0.017760453016303</text:p>
          </table:table-cell>
          <table:table-cell office:value-type="float" office:value="-0.0230204539290416" calcext:value-type="float">
            <text:p>-0.023020453929042</text:p>
          </table:table-cell>
          <table:table-cell office:value-type="float" office:value="-0.0191504376797629" calcext:value-type="float">
            <text:p>-0.019150437679763</text:p>
          </table:table-cell>
          <table:table-cell office:value-type="float" office:value="-0.0158294455371475" calcext:value-type="float">
            <text:p>-0.015829445537148</text:p>
          </table:table-cell>
          <table:table-cell office:value-type="float" office:value="-0.0117244664327898" calcext:value-type="float">
            <text:p>-0.01172446643279</text:p>
          </table:table-cell>
          <table:table-cell office:value-type="float" office:value="-0.0124143586686687" calcext:value-type="float">
            <text:p>-0.012414358668669</text:p>
          </table:table-cell>
          <table:table-cell office:value-type="float" office:value="-0.0125915367686508" calcext:value-type="float">
            <text:p>-0.012591536768651</text:p>
          </table:table-cell>
          <table:table-cell office:value-type="float" office:value="-0.0108461175462847" calcext:value-type="float">
            <text:p>-0.010846117546285</text:p>
          </table:table-cell>
          <table:table-cell office:value-type="float" office:value="-0.012025385392577" calcext:value-type="float">
            <text:p>-0.012025385392577</text:p>
          </table:table-cell>
          <table:table-cell office:value-type="float" office:value="-0.0126056925832893" calcext:value-type="float">
            <text:p>-0.012605692583289</text:p>
          </table:table-cell>
          <table:table-cell office:value-type="float" office:value="-0.0104188292029133" calcext:value-type="float">
            <text:p>-0.010418829202913</text:p>
          </table:table-cell>
          <table:table-cell office:value-type="float" office:value="-0.011923014877037" calcext:value-type="float">
            <text:p>-0.011923014877037</text:p>
          </table:table-cell>
          <table:table-cell office:value-type="float" office:value="-0.0143892160765175" calcext:value-type="float">
            <text:p>-0.014389216076518</text:p>
          </table:table-cell>
          <table:table-cell office:value-type="float" office:value="-0.0158802067577228" calcext:value-type="float">
            <text:p>-0.015880206757723</text:p>
          </table:table-cell>
          <table:table-cell office:value-type="float" office:value="-0.0158291958188133" calcext:value-type="float">
            <text:p>-0.015829195818813</text:p>
          </table:table-cell>
          <table:table-cell office:value-type="float" office:value="-0.0137001836195575" calcext:value-type="float">
            <text:p>-0.013700183619558</text:p>
          </table:table-cell>
          <table:table-cell office:value-type="float" office:value="-0.0112483984117853" calcext:value-type="float">
            <text:p>-0.011248398411785</text:p>
          </table:table-cell>
          <table:table-cell office:value-type="float" office:value="-0.00992362141753202" calcext:value-type="float">
            <text:p>-0.009923621417532</text:p>
          </table:table-cell>
          <table:table-cell office:value-type="float" office:value="-0.012877199043685" calcext:value-type="float">
            <text:p>-0.012877199043685</text:p>
          </table:table-cell>
          <table:table-cell office:value-type="float" office:value="-0.0146481468811958" calcext:value-type="float">
            <text:p>-0.014648146881196</text:p>
          </table:table-cell>
          <table:table-cell office:value-type="float" office:value="-0.0122817037124749" calcext:value-type="float">
            <text:p>-0.012281703712475</text:p>
          </table:table-cell>
          <table:table-cell office:value-type="float" office:value="-0.0118375454644208" calcext:value-type="float">
            <text:p>-0.011837545464421</text:p>
          </table:table-cell>
          <table:table-cell office:value-type="float" office:value="-0.0101213091395841" calcext:value-type="float">
            <text:p>-0.010121309139584</text:p>
          </table:table-cell>
          <table:table-cell office:value-type="float" office:value="-0.014166321906928" calcext:value-type="float">
            <text:p>-0.014166321906928</text:p>
          </table:table-cell>
          <table:table-cell office:value-type="float" office:value="-0.0159745766842243" calcext:value-type="float">
            <text:p>-0.015974576684224</text:p>
          </table:table-cell>
          <table:table-cell office:value-type="float" office:value="-0.0116520346589721" calcext:value-type="float">
            <text:p>-0.011652034658972</text:p>
          </table:table-cell>
          <table:table-cell office:value-type="float" office:value="-0.0109292836524603" calcext:value-type="float">
            <text:p>-0.01092928365246</text:p>
          </table:table-cell>
          <table:table-cell office:value-type="float" office:value="-0.0155465530066671" calcext:value-type="float">
            <text:p>-0.015546553006667</text:p>
          </table:table-cell>
          <table:table-cell office:value-type="float" office:value="-0.0131549895868704" calcext:value-type="float">
            <text:p>-0.01315498958687</text:p>
          </table:table-cell>
          <table:table-cell office:value-type="float" office:value="-0.0125665472947567" calcext:value-type="float">
            <text:p>-0.012566547294757</text:p>
          </table:table-cell>
          <table:table-cell office:value-type="float" office:value="-0.0113847633270908" calcext:value-type="float">
            <text:p>-0.011384763327091</text:p>
          </table:table-cell>
          <table:table-cell office:value-type="float" office:value="-0.0120775074326323" calcext:value-type="float">
            <text:p>-0.012077507432632</text:p>
          </table:table-cell>
          <table:table-cell office:value-type="float" office:value="-0.0153276945169774" calcext:value-type="float">
            <text:p>-0.015327694516977</text:p>
          </table:table-cell>
          <table:table-cell office:value-type="float" office:value="-0.01605637790908" calcext:value-type="float">
            <text:p>-0.01605637790908</text:p>
          </table:table-cell>
          <table:table-cell office:value-type="float" office:value="-0.0114866725807605" calcext:value-type="float">
            <text:p>-0.011486672580761</text:p>
          </table:table-cell>
          <table:table-cell office:value-type="float" office:value="-0.0121707808926468" calcext:value-type="float">
            <text:p>-0.012170780892647</text:p>
          </table:table-cell>
          <table:table-cell office:value-type="float" office:value="-0.00958676291576533" calcext:value-type="float">
            <text:p>-0.009586762915765</text:p>
          </table:table-cell>
          <table:table-cell office:value-type="float" office:value="-0.0157034636044744" calcext:value-type="float">
            <text:p>-0.015703463604474</text:p>
          </table:table-cell>
          <table:table-cell office:value-type="float" office:value="-0.012122480066575" calcext:value-type="float">
            <text:p>-0.012122480066575</text:p>
          </table:table-cell>
          <table:table-cell office:value-type="float" office:value="-0.0115915858562245" calcext:value-type="float">
            <text:p>-0.011591585856225</text:p>
          </table:table-cell>
          <table:table-cell office:value-type="float" office:value="-0.011178669868624" calcext:value-type="float">
            <text:p>-0.011178669868624</text:p>
          </table:table-cell>
          <table:table-cell office:value-type="float" office:value="-0.0146829306719505" calcext:value-type="float">
            <text:p>-0.014682930671951</text:p>
          </table:table-cell>
          <table:table-cell office:value-type="float" office:value="-0.0144217586763584" calcext:value-type="float">
            <text:p>-0.014421758676358</text:p>
          </table:table-cell>
          <table:table-cell office:value-type="float" office:value="-0.0124378661017963" calcext:value-type="float">
            <text:p>-0.012437866101796</text:p>
          </table:table-cell>
          <table:table-cell office:value-type="float" office:value="-0.0115281004521892" calcext:value-type="float">
            <text:p>-0.011528100452189</text:p>
          </table:table-cell>
          <table:table-cell office:value-type="float" office:value="-0.0124020126584397" calcext:value-type="float">
            <text:p>-0.01240201265844</text:p>
          </table:table-cell>
          <table:table-cell office:value-type="float" office:value="-0.0110332448546345" calcext:value-type="float">
            <text:p>-0.011033244854635</text:p>
          </table:table-cell>
          <table:table-cell office:value-type="float" office:value="-0.0154299511939567" calcext:value-type="float">
            <text:p>-0.015429951193957</text:p>
          </table:table-cell>
          <table:table-cell office:value-type="float" office:value="-0.0124163940136252" calcext:value-type="float">
            <text:p>-0.012416394013625</text:p>
          </table:table-cell>
          <table:table-cell office:value-type="float" office:value="-0.0127191656105825" calcext:value-type="float">
            <text:p>-0.012719165610583</text:p>
          </table:table-cell>
          <table:table-cell office:value-type="float" office:value="-0.0154687728367885" calcext:value-type="float">
            <text:p>-0.015468772836789</text:p>
          </table:table-cell>
          <table:table-cell office:value-type="float" office:value="-0.0151235274123384" calcext:value-type="float">
            <text:p>-0.015123527412338</text:p>
          </table:table-cell>
          <table:table-cell office:value-type="float" office:value="-0.0116919937607934" calcext:value-type="float">
            <text:p>-0.011691993760793</text:p>
          </table:table-cell>
          <table:table-cell office:value-type="float" office:value="-0.0132051712210732" calcext:value-type="float">
            <text:p>-0.013205171221073</text:p>
          </table:table-cell>
          <table:table-cell office:value-type="float" office:value="-0.011532540382835" calcext:value-type="float">
            <text:p>-0.011532540382835</text:p>
          </table:table-cell>
          <table:table-cell office:value-type="float" office:value="-0.0105816852577296" calcext:value-type="float">
            <text:p>-0.01058168525773</text:p>
          </table:table-cell>
          <table:table-cell office:value-type="float" office:value="-0.0155141328797797" calcext:value-type="float">
            <text:p>-0.01551413287978</text:p>
          </table:table-cell>
          <table:table-cell office:value-type="float" office:value="-0.0126099300734255" calcext:value-type="float">
            <text:p>-0.012609930073426</text:p>
          </table:table-cell>
          <table:table-cell office:value-type="float" office:value="-0.0147602367215039" calcext:value-type="float">
            <text:p>-0.014760236721504</text:p>
          </table:table-cell>
          <table:table-cell office:value-type="float" office:value="-0.0155314041151041" calcext:value-type="float">
            <text:p>-0.015531404115104</text:p>
          </table:table-cell>
          <table:table-cell office:value-type="float" office:value="-0.0179915427783941" calcext:value-type="float">
            <text:p>-0.017991542778394</text:p>
          </table:table-cell>
          <table:table-cell office:value-type="float" office:value="-0.0170714296920441" calcext:value-type="float">
            <text:p>-0.017071429692044</text:p>
          </table:table-cell>
          <table:table-cell office:value-type="float" office:value="-0.0147016375613659" calcext:value-type="float">
            <text:p>-0.014701637561366</text:p>
          </table:table-cell>
          <table:table-cell office:value-type="float" office:value="-0.012771764842709" calcext:value-type="float">
            <text:p>-0.012771764842709</text:p>
          </table:table-cell>
          <table:table-cell office:value-type="float" office:value="-0.014259628257531" calcext:value-type="float">
            <text:p>-0.014259628257531</text:p>
          </table:table-cell>
          <table:table-cell office:value-type="float" office:value="-0.0114258926052883" calcext:value-type="float">
            <text:p>-0.011425892605288</text:p>
          </table:table-cell>
          <table:table-cell office:value-type="float" office:value="-0.0115766700755762" calcext:value-type="float">
            <text:p>-0.011576670075576</text:p>
          </table:table-cell>
          <table:table-cell office:value-type="float" office:value="-0.0147583887646596" calcext:value-type="float">
            <text:p>-0.01475838876466</text:p>
          </table:table-cell>
          <table:table-cell office:value-type="float" office:value="-0.0137222018269801" calcext:value-type="float">
            <text:p>-0.01372220182698</text:p>
          </table:table-cell>
          <table:table-cell office:value-type="float" office:value="-0.0165908428922114" calcext:value-type="float">
            <text:p>-0.016590842892211</text:p>
          </table:table-cell>
          <table:table-cell office:value-type="float" office:value="-0.0170655325154479" calcext:value-type="float">
            <text:p>-0.017065532515448</text:p>
          </table:table-cell>
          <table:table-cell office:value-type="float" office:value="-0.0148983663622228" calcext:value-type="float">
            <text:p>-0.014898366362223</text:p>
          </table:table-cell>
          <table:table-cell office:value-type="float" office:value="-0.0121311669090288" calcext:value-type="float">
            <text:p>-0.012131166909029</text:p>
          </table:table-cell>
          <table:table-cell office:value-type="float" office:value="-0.0135123461753147" calcext:value-type="float">
            <text:p>-0.013512346175315</text:p>
          </table:table-cell>
          <table:table-cell office:value-type="float" office:value="-0.0124007267635652" calcext:value-type="float">
            <text:p>-0.012400726763565</text:p>
          </table:table-cell>
          <table:table-cell office:value-type="float" office:value="-0.0112365883243179" calcext:value-type="float">
            <text:p>-0.011236588324318</text:p>
          </table:table-cell>
          <table:table-cell office:value-type="float" office:value="-0.0140496062461257" calcext:value-type="float">
            <text:p>-0.014049606246126</text:p>
          </table:table-cell>
          <table:table-cell office:value-type="float" office:value="-0.0140524168099446" calcext:value-type="float">
            <text:p>-0.014052416809945</text:p>
          </table:table-cell>
          <table:table-cell office:value-type="float" office:value="-0.0144805052623339" calcext:value-type="float">
            <text:p>-0.014480505262334</text:p>
          </table:table-cell>
          <table:table-cell office:value-type="float" office:value="-0.0174502960615832" calcext:value-type="float">
            <text:p>-0.017450296061583</text:p>
          </table:table-cell>
          <table:table-cell office:value-type="float" office:value="-0.0183710031610992" calcext:value-type="float">
            <text:p>-0.018371003161099</text:p>
          </table:table-cell>
          <table:table-cell office:value-type="float" office:value="-0.0192988214639242" calcext:value-type="float">
            <text:p>-0.019298821463924</text:p>
          </table:table-cell>
          <table:table-cell office:value-type="float" office:value="-0.0168132515221083" calcext:value-type="float">
            <text:p>-0.016813251522108</text:p>
          </table:table-cell>
          <table:table-cell office:value-type="float" office:value="-0.0166306342839941" calcext:value-type="float">
            <text:p>-0.016630634283994</text:p>
          </table:table-cell>
          <table:table-cell office:value-type="float" office:value="-0.0181335732399376" calcext:value-type="float">
            <text:p>-0.018133573239938</text:p>
          </table:table-cell>
          <table:table-cell office:value-type="float" office:value="-0.0135433988666474" calcext:value-type="float">
            <text:p>-0.013543398866647</text:p>
          </table:table-cell>
          <table:table-cell office:value-type="float" office:value="-0.0170626754975885" calcext:value-type="float">
            <text:p>-0.017062675497589</text:p>
          </table:table-cell>
          <table:table-cell office:value-type="float" office:value="-0.0200221634504448" calcext:value-type="float">
            <text:p>-0.020022163450445</text:p>
          </table:table-cell>
          <table:table-cell office:value-type="float" office:value="-0.0223636299006479" calcext:value-type="float">
            <text:p>-0.022363629900648</text:p>
          </table:table-cell>
          <table:table-cell office:value-type="float" office:value="-0.0235997510759564" calcext:value-type="float">
            <text:p>-0.023599751075956</text:p>
          </table:table-cell>
          <table:table-cell office:value-type="float" office:value="-0.0236577103151344" calcext:value-type="float">
            <text:p>-0.023657710315134</text:p>
          </table:table-cell>
          <table:table-cell office:value-type="float" office:value="-0.0213726833411754" calcext:value-type="float">
            <text:p>-0.021372683341175</text:p>
          </table:table-cell>
          <table:table-cell office:value-type="float" office:value="-0.0222092051903974" calcext:value-type="float">
            <text:p>-0.022209205190397</text:p>
          </table:table-cell>
          <table:table-cell office:value-type="float" office:value="-0.0242299092970062" calcext:value-type="float">
            <text:p>-0.024229909297006</text:p>
          </table:table-cell>
          <table:table-cell office:value-type="float" office:value="-0.0215903961202088" calcext:value-type="float">
            <text:p>-0.021590396120209</text:p>
          </table:table-cell>
          <table:table-cell office:value-type="float" office:value="-0.025484721177918" calcext:value-type="float">
            <text:p>-0.025484721177918</text:p>
          </table:table-cell>
          <table:table-cell office:value-type="float" office:value="-0.0258832018240596" calcext:value-type="float">
            <text:p>-0.02588320182406</text:p>
          </table:table-cell>
          <table:table-cell office:value-type="float" office:value="-0.0362716073445424" calcext:value-type="float">
            <text:p>-0.036271607344542</text:p>
          </table:table-cell>
          <table:table-cell office:value-type="float" office:value="-0.0230792036836292" calcext:value-type="float">
            <text:p>-0.023079203683629</text:p>
          </table:table-cell>
          <table:table-cell office:value-type="float" office:value="-0.024159594788908" calcext:value-type="float">
            <text:p>-0.024159594788908</text:p>
          </table:table-cell>
          <table:table-cell office:value-type="float" office:value="-0.0251353909736365" calcext:value-type="float">
            <text:p>-0.025135390973637</text:p>
          </table:table-cell>
          <table:table-cell office:value-type="float" office:value="-0.026904701434255" calcext:value-type="float">
            <text:p>-0.026904701434255</text:p>
          </table:table-cell>
          <table:table-cell office:value-type="float" office:value="-0.0333007239127389" calcext:value-type="float">
            <text:p>-0.033300723912739</text:p>
          </table:table-cell>
          <table:table-cell office:value-type="float" office:value="-0.0352999156812362" calcext:value-type="float">
            <text:p>-0.035299915681236</text:p>
          </table:table-cell>
          <table:table-cell office:value-type="float" office:value="-0.0352696354190662" calcext:value-type="float">
            <text:p>-0.035269635419066</text:p>
          </table:table-cell>
          <table:table-cell office:value-type="float" office:value="-0.0385010345739257" calcext:value-type="float">
            <text:p>-0.038501034573926</text:p>
          </table:table-cell>
          <table:table-cell office:value-type="float" office:value="-0.0219294674530444" calcext:value-type="float">
            <text:p>-0.021929467453044</text:p>
          </table:table-cell>
          <table:table-cell office:value-type="float" office:value="-0.0229668934230562" calcext:value-type="float">
            <text:p>-0.022966893423056</text:p>
          </table:table-cell>
          <table:table-cell office:value-type="float" office:value="-0.0241662318816616" calcext:value-type="float">
            <text:p>-0.024166231881662</text:p>
          </table:table-cell>
          <table:table-cell office:value-type="float" office:value="-0.0250888181567031" calcext:value-type="float">
            <text:p>-0.025088818156703</text:p>
          </table:table-cell>
          <table:table-cell office:value-type="float" office:value="-0.0324875027523227" calcext:value-type="float">
            <text:p>-0.032487502752323</text:p>
          </table:table-cell>
          <table:table-cell office:value-type="float" office:value="-0.0350644746320532" calcext:value-type="float">
            <text:p>-0.035064474632053</text:p>
          </table:table-cell>
          <table:table-cell office:value-type="float" office:value="-0.0357224098564795" calcext:value-type="float">
            <text:p>-0.03572240985648</text:p>
          </table:table-cell>
          <table:table-cell office:value-type="float" office:value="-0.0377861543752242" calcext:value-type="float">
            <text:p>-0.037786154375224</text:p>
          </table:table-cell>
          <table:table-cell office:value-type="float" office:value="-0.0191381244109912" calcext:value-type="float">
            <text:p>-0.019138124410991</text:p>
          </table:table-cell>
          <table:table-cell office:value-type="float" office:value="-0.0233177921696074" calcext:value-type="float">
            <text:p>-0.023317792169607</text:p>
          </table:table-cell>
          <table:table-cell office:value-type="float" office:value="-0.0251277432131226" calcext:value-type="float">
            <text:p>-0.025127743213123</text:p>
          </table:table-cell>
          <table:table-cell office:value-type="float" office:value="-0.0254965367681155" calcext:value-type="float">
            <text:p>-0.025496536768116</text:p>
          </table:table-cell>
          <table:table-cell office:value-type="float" office:value="-0.0256955623790066" calcext:value-type="float">
            <text:p>-0.025695562379007</text:p>
          </table:table-cell>
          <table:table-cell office:value-type="float" office:value="-0.0248833031371282" calcext:value-type="float">
            <text:p>-0.024883303137128</text:p>
          </table:table-cell>
          <table:table-cell office:value-type="float" office:value="-0.0250928217179141" calcext:value-type="float">
            <text:p>-0.025092821717914</text:p>
          </table:table-cell>
          <table:table-cell office:value-type="float" office:value="-0.0248413690404067" calcext:value-type="float">
            <text:p>-0.024841369040407</text:p>
          </table:table-cell>
          <table:table-cell office:value-type="float" office:value="-0.0247759837530217" calcext:value-type="float">
            <text:p>-0.024775983753022</text:p>
          </table:table-cell>
          <table:table-cell office:value-type="float" office:value="-0.0247426582536322" calcext:value-type="float">
            <text:p>-0.024742658253632</text:p>
          </table:table-cell>
          <table:table-cell office:value-type="float" office:value="-0.0245000635832619" calcext:value-type="float">
            <text:p>-0.024500063583262</text:p>
          </table:table-cell>
          <table:table-cell office:value-type="float" office:value="-0.0246195404783892" calcext:value-type="float">
            <text:p>-0.024619540478389</text:p>
          </table:table-cell>
          <table:table-cell office:value-type="float" office:value="-0.0246167354987218" calcext:value-type="float">
            <text:p>-0.024616735498722</text:p>
          </table:table-cell>
          <table:table-cell office:value-type="float" office:value="-0.0246461070996171" calcext:value-type="float">
            <text:p>-0.024646107099617</text:p>
          </table:table-cell>
          <table:table-cell office:value-type="float" office:value="-0.024748591657005" calcext:value-type="float">
            <text:p>-0.024748591657005</text:p>
          </table:table-cell>
          <table:table-cell office:value-type="float" office:value="-0.0247136319490021" calcext:value-type="float">
            <text:p>-0.024713631949002</text:p>
          </table:table-cell>
          <table:table-cell office:value-type="float" office:value="-0.0246859406995567" calcext:value-type="float">
            <text:p>-0.024685940699557</text:p>
          </table:table-cell>
          <table:table-cell office:value-type="float" office:value="-0.0246728115828967" calcext:value-type="float">
            <text:p>-0.024672811582897</text:p>
          </table:table-cell>
          <table:table-cell office:value-type="float" office:value="-0.0246520743234512" calcext:value-type="float">
            <text:p>-0.024652074323451</text:p>
          </table:table-cell>
          <table:table-cell office:value-type="float" office:value="-0.0246210892926436" calcext:value-type="float">
            <text:p>-0.024621089292644</text:p>
          </table:table-cell>
          <table:table-cell office:value-type="float" office:value="-0.0246409410966378" calcext:value-type="float">
            <text:p>-0.024640941096638</text:p>
          </table:table-cell>
          <table:table-cell office:value-type="float" office:value="-0.0246042484618254" calcext:value-type="float">
            <text:p>-0.024604248461825</text:p>
          </table:table-cell>
          <table:table-cell office:value-type="float" office:value="-0.0246401918543303" calcext:value-type="float">
            <text:p>-0.02464019185433</text:p>
          </table:table-cell>
          <table:table-cell office:value-type="float" office:value="-0.0246870616970242" calcext:value-type="float">
            <text:p>-0.024687061697024</text:p>
          </table:table-cell>
          <table:table-cell office:value-type="float" office:value="-0.0246400970895559" calcext:value-type="float">
            <text:p>-0.024640097089556</text:p>
          </table:table-cell>
          <table:table-cell office:value-type="float" office:value="-0.0245952438965245" calcext:value-type="float">
            <text:p>-0.024595243896525</text:p>
          </table:table-cell>
          <table:table-cell office:value-type="float" office:value="-0.0245174197730639" calcext:value-type="float">
            <text:p>-0.024517419773064</text:p>
          </table:table-cell>
          <table:table-cell office:value-type="float" office:value="-0.0245545135339831" calcext:value-type="float">
            <text:p>-0.024554513533983</text:p>
          </table:table-cell>
          <table:table-cell office:value-type="float" office:value="-0.0245337686670517" calcext:value-type="float">
            <text:p>-0.024533768667052</text:p>
          </table:table-cell>
          <table:table-cell office:value-type="float" office:value="-0.0245655070809539" calcext:value-type="float">
            <text:p>-0.024565507080954</text:p>
          </table:table-cell>
          <table:table-cell office:value-type="float" office:value="-0.0245547354243631" calcext:value-type="float">
            <text:p>-0.024554735424363</text:p>
          </table:table-cell>
          <table:table-cell office:value-type="float" office:value="-0.0245617694590694" calcext:value-type="float">
            <text:p>-0.024561769459069</text:p>
          </table:table-cell>
          <table:table-cell office:value-type="float" office:value="-0.0245007046783848" calcext:value-type="float">
            <text:p>-0.024500704678385</text:p>
          </table:table-cell>
          <table:table-cell office:value-type="float" office:value="-0.0245242890412793" calcext:value-type="float">
            <text:p>-0.024524289041279</text:p>
          </table:table-cell>
          <table:table-cell office:value-type="float" office:value="-0.0245477197307045" calcext:value-type="float">
            <text:p>-0.024547719730705</text:p>
          </table:table-cell>
          <table:table-cell office:value-type="float" office:value="-0.0245244459843148" calcext:value-type="float">
            <text:p>-0.024524445984315</text:p>
          </table:table-cell>
          <table:table-cell office:value-type="float" office:value="-0.0245025232371503" calcext:value-type="float">
            <text:p>-0.02450252323715</text:p>
          </table:table-cell>
          <table:table-cell office:value-type="float" office:value="-0.0245388267516235" calcext:value-type="float">
            <text:p>-0.024538826751624</text:p>
          </table:table-cell>
          <table:table-cell office:value-type="float" office:value="-0.0245289111350083" calcext:value-type="float">
            <text:p>-0.024528911135008</text:p>
          </table:table-cell>
          <table:table-cell office:value-type="float" office:value="-0.0245071593600124" calcext:value-type="float">
            <text:p>-0.024507159360012</text:p>
          </table:table-cell>
          <table:table-cell office:value-type="float" office:value="-0.0245160587595011" calcext:value-type="float">
            <text:p>-0.024516058759501</text:p>
          </table:table-cell>
          <table:table-cell office:value-type="float" office:value="-0.0245196520807175" calcext:value-type="float">
            <text:p>-0.024519652080718</text:p>
          </table:table-cell>
          <table:table-cell office:value-type="float" office:value="-0.0245007919622989" calcext:value-type="float">
            <text:p>-0.024500791962299</text:p>
          </table:table-cell>
          <table:table-cell office:value-type="float" office:value="-0.024510341511721" calcext:value-type="float">
            <text:p>-0.024510341511721</text:p>
          </table:table-cell>
          <table:table-cell office:value-type="float" office:value="-0.024488737821939" calcext:value-type="float">
            <text:p>-0.024488737821939</text:p>
          </table:table-cell>
          <table:table-cell office:value-type="float" office:value="-0.0245220314066402" calcext:value-type="float">
            <text:p>-0.02452203140664</text:p>
          </table:table-cell>
          <table:table-cell office:value-type="float" office:value="-0.0244749407321724" calcext:value-type="float">
            <text:p>-0.024474940732172</text:p>
          </table:table-cell>
          <table:table-cell office:value-type="float" office:value="-0.0245081759427884" calcext:value-type="float">
            <text:p>-0.024508175942788</text:p>
          </table:table-cell>
          <table:table-cell office:value-type="float" office:value="-0.0245061933982703" calcext:value-type="float">
            <text:p>-0.02450619339827</text:p>
          </table:table-cell>
          <table:table-cell office:value-type="float" office:value="-0.0245248290291889" calcext:value-type="float">
            <text:p>-0.024524829029189</text:p>
          </table:table-cell>
          <table:table-cell office:value-type="float" office:value="-0.0245159557270948" calcext:value-type="float">
            <text:p>-0.024515955727095</text:p>
          </table:table-cell>
          <table:table-cell office:value-type="float" office:value="-0.0244891681865852" calcext:value-type="float">
            <text:p>-0.024489168186585</text:p>
          </table:table-cell>
          <table:table-cell office:value-type="float" office:value="-0.0244968439206966" calcext:value-type="float">
            <text:p>-0.024496843920697</text:p>
          </table:table-cell>
          <table:table-cell office:value-type="float" office:value="-0.0245143207883196" calcext:value-type="float">
            <text:p>-0.02451432078832</text:p>
          </table:table-cell>
          <table:table-cell office:value-type="float" office:value="-0.0245294915604651" calcext:value-type="float">
            <text:p>-0.024529491560465</text:p>
          </table:table-cell>
          <table:table-cell office:value-type="float" office:value="-0.0245079958018057" calcext:value-type="float">
            <text:p>-0.024507995801806</text:p>
          </table:table-cell>
          <table:table-cell office:value-type="float" office:value="-0.0245440470715109" calcext:value-type="float">
            <text:p>-0.024544047071511</text:p>
          </table:table-cell>
          <table:table-cell office:value-type="float" office:value="-0.0245121808128393" calcext:value-type="float">
            <text:p>-0.024512180812839</text:p>
          </table:table-cell>
          <table:table-cell office:value-type="float" office:value="-0.0244973603806859" calcext:value-type="float">
            <text:p>-0.024497360380686</text:p>
          </table:table-cell>
          <table:table-cell office:value-type="float" office:value="-0.0245118004080988" calcext:value-type="float">
            <text:p>-0.024511800408099</text:p>
          </table:table-cell>
          <table:table-cell office:value-type="float" office:value="-0.024533393268283" calcext:value-type="float">
            <text:p>-0.024533393268283</text:p>
          </table:table-cell>
          <table:table-cell office:value-type="float" office:value="-0.0244727995670986" calcext:value-type="float">
            <text:p>-0.024472799567099</text:p>
          </table:table-cell>
          <table:table-cell office:value-type="float" office:value="-0.0244748655193765" calcext:value-type="float">
            <text:p>-0.024474865519377</text:p>
          </table:table-cell>
          <table:table-cell office:value-type="float" office:value="-0.0244795072970166" calcext:value-type="float">
            <text:p>-0.024479507297017</text:p>
          </table:table-cell>
          <table:table-cell office:value-type="float" office:value="-0.0245108631485013" calcext:value-type="float">
            <text:p>-0.024510863148501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67163222035092" calcext:value-type="float">
            <text:p>0.667163222035092</text:p>
          </table:table-cell>
          <table:table-cell office:value-type="float" office:value="0.667313757365197" calcext:value-type="float">
            <text:p>0.667313757365197</text:p>
          </table:table-cell>
          <table:table-cell office:value-type="float" office:value="0.667892965784665" calcext:value-type="float">
            <text:p>0.667892965784665</text:p>
          </table:table-cell>
          <table:table-cell office:value-type="float" office:value="0.666962497289074" calcext:value-type="float">
            <text:p>0.666962497289074</text:p>
          </table:table-cell>
          <table:table-cell office:value-type="float" office:value="0.667377961697574" calcext:value-type="float">
            <text:p>0.667377961697574</text:p>
          </table:table-cell>
          <table:table-cell office:value-type="float" office:value="0.667077420865102" calcext:value-type="float">
            <text:p>0.667077420865102</text:p>
          </table:table-cell>
          <table:table-cell office:value-type="float" office:value="0.666432259357223" calcext:value-type="float">
            <text:p>0.666432259357223</text:p>
          </table:table-cell>
          <table:table-cell office:value-type="float" office:value="0.667080365698403" calcext:value-type="float">
            <text:p>0.667080365698403</text:p>
          </table:table-cell>
          <table:table-cell office:value-type="float" office:value="0.667560002627672" calcext:value-type="float">
            <text:p>0.667560002627672</text:p>
          </table:table-cell>
          <table:table-cell office:value-type="float" office:value="0.667289034082804" calcext:value-type="float">
            <text:p>0.667289034082804</text:p>
          </table:table-cell>
          <table:table-cell office:value-type="float" office:value="0.666699367491773" calcext:value-type="float">
            <text:p>0.666699367491773</text:p>
          </table:table-cell>
          <table:table-cell office:value-type="float" office:value="0.6673923586441" calcext:value-type="float">
            <text:p>0.6673923586441</text:p>
          </table:table-cell>
          <table:table-cell office:value-type="float" office:value="0.667616513490794" calcext:value-type="float">
            <text:p>0.667616513490794</text:p>
          </table:table-cell>
          <table:table-cell office:value-type="float" office:value="0.667180868437747" calcext:value-type="float">
            <text:p>0.667180868437747</text:p>
          </table:table-cell>
          <table:table-cell office:value-type="float" office:value="0.667243450439426" calcext:value-type="float">
            <text:p>0.667243450439426</text:p>
          </table:table-cell>
          <table:table-cell office:value-type="float" office:value="0.667854771131738" calcext:value-type="float">
            <text:p>0.667854771131738</text:p>
          </table:table-cell>
          <table:table-cell office:value-type="float" office:value="0.667940048144776" calcext:value-type="float">
            <text:p>0.667940048144776</text:p>
          </table:table-cell>
          <table:table-cell office:value-type="float" office:value="0.668165502665357" calcext:value-type="float">
            <text:p>0.668165502665357</text:p>
          </table:table-cell>
          <table:table-cell office:value-type="float" office:value="0.667844907160666" calcext:value-type="float">
            <text:p>0.667844907160666</text:p>
          </table:table-cell>
          <table:table-cell office:value-type="float" office:value="0.673468028815373" calcext:value-type="float">
            <text:p>0.673468028815373</text:p>
          </table:table-cell>
          <table:table-cell office:value-type="float" office:value="0.675279935514088" calcext:value-type="float">
            <text:p>0.675279935514088</text:p>
          </table:table-cell>
          <table:table-cell office:value-type="float" office:value="0.672136863057018" calcext:value-type="float">
            <text:p>0.672136863057018</text:p>
          </table:table-cell>
          <table:table-cell office:value-type="float" office:value="0.673113723185643" calcext:value-type="float">
            <text:p>0.673113723185643</text:p>
          </table:table-cell>
          <table:table-cell office:value-type="float" office:value="0.670363496025598" calcext:value-type="float">
            <text:p>0.670363496025598</text:p>
          </table:table-cell>
          <table:table-cell office:value-type="float" office:value="0.662597124526664" calcext:value-type="float">
            <text:p>0.662597124526664</text:p>
          </table:table-cell>
          <table:table-cell office:value-type="float" office:value="0.67019109511541" calcext:value-type="float">
            <text:p>0.67019109511541</text:p>
          </table:table-cell>
          <table:table-cell office:value-type="float" office:value="0.661209505196747" calcext:value-type="float">
            <text:p>0.661209505196747</text:p>
          </table:table-cell>
          <table:table-cell office:value-type="float" office:value="0.659349362165641" calcext:value-type="float">
            <text:p>0.659349362165641</text:p>
          </table:table-cell>
          <table:table-cell office:value-type="float" office:value="0.655264974027751" calcext:value-type="float">
            <text:p>0.655264974027751</text:p>
          </table:table-cell>
          <table:table-cell office:value-type="float" office:value="0.649706448860449" calcext:value-type="float">
            <text:p>0.649706448860449</text:p>
          </table:table-cell>
          <table:table-cell office:value-type="float" office:value="0.637451441380838" calcext:value-type="float">
            <text:p>0.637451441380838</text:p>
          </table:table-cell>
          <table:table-cell office:value-type="float" office:value="0.622364501235992" calcext:value-type="float">
            <text:p>0.622364501235992</text:p>
          </table:table-cell>
          <table:table-cell office:value-type="float" office:value="0.615490261824122" calcext:value-type="float">
            <text:p>0.615490261824122</text:p>
          </table:table-cell>
          <table:table-cell office:value-type="float" office:value="0.612495746867101" calcext:value-type="float">
            <text:p>0.612495746867101</text:p>
          </table:table-cell>
          <table:table-cell office:value-type="float" office:value="0.605700439689715" calcext:value-type="float">
            <text:p>0.605700439689715</text:p>
          </table:table-cell>
          <table:table-cell office:value-type="float" office:value="0.621076946438192" calcext:value-type="float">
            <text:p>0.621076946438192</text:p>
          </table:table-cell>
          <table:table-cell office:value-type="float" office:value="0.606580632013003" calcext:value-type="float">
            <text:p>0.606580632013003</text:p>
          </table:table-cell>
          <table:table-cell office:value-type="float" office:value="0.602278622608342" calcext:value-type="float">
            <text:p>0.602278622608342</text:p>
          </table:table-cell>
          <table:table-cell office:value-type="float" office:value="0.600381081909043" calcext:value-type="float">
            <text:p>0.600381081909043</text:p>
          </table:table-cell>
          <table:table-cell office:value-type="float" office:value="0.598899311617686" calcext:value-type="float">
            <text:p>0.598899311617686</text:p>
          </table:table-cell>
          <table:table-cell office:value-type="float" office:value="0.611086024077409" calcext:value-type="float">
            <text:p>0.611086024077409</text:p>
          </table:table-cell>
          <table:table-cell office:value-type="float" office:value="0.603827309672296" calcext:value-type="float">
            <text:p>0.603827309672296</text:p>
          </table:table-cell>
          <table:table-cell office:value-type="float" office:value="0.603518457175332" calcext:value-type="float">
            <text:p>0.603518457175332</text:p>
          </table:table-cell>
          <table:table-cell office:value-type="float" office:value="0.594059568314665" calcext:value-type="float">
            <text:p>0.594059568314665</text:p>
          </table:table-cell>
          <table:table-cell office:value-type="float" office:value="0.597192903033575" calcext:value-type="float">
            <text:p>0.597192903033575</text:p>
          </table:table-cell>
          <table:table-cell office:value-type="float" office:value="0.590466639924575" calcext:value-type="float">
            <text:p>0.590466639924575</text:p>
          </table:table-cell>
          <table:table-cell office:value-type="float" office:value="0.597989131705644" calcext:value-type="float">
            <text:p>0.597989131705644</text:p>
          </table:table-cell>
          <table:table-cell office:value-type="float" office:value="0.609256067688498" calcext:value-type="float">
            <text:p>0.609256067688498</text:p>
          </table:table-cell>
          <table:table-cell office:value-type="float" office:value="0.601801451367635" calcext:value-type="float">
            <text:p>0.601801451367635</text:p>
          </table:table-cell>
          <table:table-cell office:value-type="float" office:value="0.604884992410082" calcext:value-type="float">
            <text:p>0.604884992410082</text:p>
          </table:table-cell>
          <table:table-cell office:value-type="float" office:value="0.596337196060232" calcext:value-type="float">
            <text:p>0.596337196060232</text:p>
          </table:table-cell>
          <table:table-cell office:value-type="float" office:value="0.60484932052316" calcext:value-type="float">
            <text:p>0.60484932052316</text:p>
          </table:table-cell>
          <table:table-cell office:value-type="float" office:value="0.598937080712661" calcext:value-type="float">
            <text:p>0.598937080712661</text:p>
          </table:table-cell>
          <table:table-cell office:value-type="float" office:value="0.595028790657362" calcext:value-type="float">
            <text:p>0.595028790657362</text:p>
          </table:table-cell>
          <table:table-cell office:value-type="float" office:value="0.597738471675128" calcext:value-type="float">
            <text:p>0.597738471675128</text:p>
          </table:table-cell>
          <table:table-cell office:value-type="float" office:value="0.609711339353764" calcext:value-type="float">
            <text:p>0.609711339353764</text:p>
          </table:table-cell>
          <table:table-cell office:value-type="float" office:value="0.612479139554392" calcext:value-type="float">
            <text:p>0.612479139554392</text:p>
          </table:table-cell>
          <table:table-cell office:value-type="float" office:value="0.617884466580028" calcext:value-type="float">
            <text:p>0.617884466580028</text:p>
          </table:table-cell>
          <table:table-cell office:value-type="float" office:value="0.62697002864377" calcext:value-type="float">
            <text:p>0.62697002864377</text:p>
          </table:table-cell>
          <table:table-cell office:value-type="float" office:value="0.627177905769658" calcext:value-type="float">
            <text:p>0.627177905769658</text:p>
          </table:table-cell>
          <table:table-cell office:value-type="float" office:value="0.613729754693271" calcext:value-type="float">
            <text:p>0.613729754693271</text:p>
          </table:table-cell>
          <table:table-cell office:value-type="float" office:value="0.611789575550458" calcext:value-type="float">
            <text:p>0.611789575550458</text:p>
          </table:table-cell>
          <table:table-cell office:value-type="float" office:value="0.614988554948084" calcext:value-type="float">
            <text:p>0.614988554948084</text:p>
          </table:table-cell>
          <table:table-cell office:value-type="float" office:value="0.610326281090976" calcext:value-type="float">
            <text:p>0.610326281090976</text:p>
          </table:table-cell>
          <table:table-cell office:value-type="float" office:value="0.607243510178068" calcext:value-type="float">
            <text:p>0.607243510178068</text:p>
          </table:table-cell>
          <table:table-cell office:value-type="float" office:value="0.618741541606009" calcext:value-type="float">
            <text:p>0.618741541606009</text:p>
          </table:table-cell>
          <table:table-cell office:value-type="float" office:value="0.602899206768609" calcext:value-type="float">
            <text:p>0.602899206768609</text:p>
          </table:table-cell>
          <table:table-cell office:value-type="float" office:value="0.601493095452244" calcext:value-type="float">
            <text:p>0.601493095452244</text:p>
          </table:table-cell>
          <table:table-cell office:value-type="float" office:value="0.599433728667001" calcext:value-type="float">
            <text:p>0.599433728667001</text:p>
          </table:table-cell>
          <table:table-cell office:value-type="float" office:value="0.600714861883131" calcext:value-type="float">
            <text:p>0.600714861883131</text:p>
          </table:table-cell>
          <table:table-cell office:value-type="float" office:value="0.60252953289864" calcext:value-type="float">
            <text:p>0.60252953289864</text:p>
          </table:table-cell>
          <table:table-cell office:value-type="float" office:value="0.593886517832446" calcext:value-type="float">
            <text:p>0.593886517832446</text:p>
          </table:table-cell>
          <table:table-cell office:value-type="float" office:value="0.59417014536058" calcext:value-type="float">
            <text:p>0.59417014536058</text:p>
          </table:table-cell>
          <table:table-cell office:value-type="float" office:value="0.600296174305715" calcext:value-type="float">
            <text:p>0.600296174305715</text:p>
          </table:table-cell>
          <table:table-cell office:value-type="float" office:value="0.608696216457753" calcext:value-type="float">
            <text:p>0.608696216457753</text:p>
          </table:table-cell>
          <table:table-cell office:value-type="float" office:value="0.59620087849589" calcext:value-type="float">
            <text:p>0.59620087849589</text:p>
          </table:table-cell>
          <table:table-cell office:value-type="float" office:value="0.595934740693151" calcext:value-type="float">
            <text:p>0.595934740693151</text:p>
          </table:table-cell>
          <table:table-cell office:value-type="float" office:value="0.590939127846536" calcext:value-type="float">
            <text:p>0.590939127846536</text:p>
          </table:table-cell>
          <table:table-cell office:value-type="float" office:value="0.588378664465793" calcext:value-type="float">
            <text:p>0.588378664465793</text:p>
          </table:table-cell>
          <table:table-cell office:value-type="float" office:value="0.62521077974034" calcext:value-type="float">
            <text:p>0.62521077974034</text:p>
          </table:table-cell>
          <table:table-cell office:value-type="float" office:value="0.591206917910837" calcext:value-type="float">
            <text:p>0.591206917910837</text:p>
          </table:table-cell>
          <table:table-cell office:value-type="float" office:value="0.607659088398199" calcext:value-type="float">
            <text:p>0.607659088398199</text:p>
          </table:table-cell>
          <table:table-cell office:value-type="float" office:value="0.601200396631078" calcext:value-type="float">
            <text:p>0.601200396631078</text:p>
          </table:table-cell>
          <table:table-cell office:value-type="float" office:value="0.615805708014621" calcext:value-type="float">
            <text:p>0.615805708014621</text:p>
          </table:table-cell>
          <table:table-cell office:value-type="float" office:value="0.617392366190788" calcext:value-type="float">
            <text:p>0.617392366190788</text:p>
          </table:table-cell>
          <table:table-cell office:value-type="float" office:value="0.60603692900883" calcext:value-type="float">
            <text:p>0.60603692900883</text:p>
          </table:table-cell>
          <table:table-cell office:value-type="float" office:value="0.618216596516139" calcext:value-type="float">
            <text:p>0.618216596516139</text:p>
          </table:table-cell>
          <table:table-cell office:value-type="float" office:value="0.611106429346472" calcext:value-type="float">
            <text:p>0.611106429346472</text:p>
          </table:table-cell>
          <table:table-cell office:value-type="float" office:value="0.598803201366385" calcext:value-type="float">
            <text:p>0.598803201366385</text:p>
          </table:table-cell>
          <table:table-cell office:value-type="float" office:value="0.600701289992217" calcext:value-type="float">
            <text:p>0.600701289992217</text:p>
          </table:table-cell>
          <table:table-cell office:value-type="float" office:value="0.592561155547502" calcext:value-type="float">
            <text:p>0.592561155547502</text:p>
          </table:table-cell>
          <table:table-cell office:value-type="float" office:value="0.602947993301713" calcext:value-type="float">
            <text:p>0.602947993301713</text:p>
          </table:table-cell>
          <table:table-cell office:value-type="float" office:value="0.6082382274646" calcext:value-type="float">
            <text:p>0.6082382274646</text:p>
          </table:table-cell>
          <table:table-cell office:value-type="float" office:value="0.611168400889094" calcext:value-type="float">
            <text:p>0.611168400889094</text:p>
          </table:table-cell>
          <table:table-cell office:value-type="float" office:value="0.623584363626934" calcext:value-type="float">
            <text:p>0.623584363626934</text:p>
          </table:table-cell>
          <table:table-cell office:value-type="float" office:value="0.613565155146714" calcext:value-type="float">
            <text:p>0.613565155146714</text:p>
          </table:table-cell>
          <table:table-cell office:value-type="float" office:value="0.631833424816257" calcext:value-type="float">
            <text:p>0.631833424816257</text:p>
          </table:table-cell>
          <table:table-cell office:value-type="float" office:value="0.620912475711979" calcext:value-type="float">
            <text:p>0.620912475711979</text:p>
          </table:table-cell>
          <table:table-cell office:value-type="float" office:value="0.622255774683558" calcext:value-type="float">
            <text:p>0.622255774683558</text:p>
          </table:table-cell>
          <table:table-cell office:value-type="float" office:value="0.628626304401999" calcext:value-type="float">
            <text:p>0.628626304401999</text:p>
          </table:table-cell>
          <table:table-cell office:value-type="float" office:value="0.601949186648222" calcext:value-type="float">
            <text:p>0.601949186648222</text:p>
          </table:table-cell>
          <table:table-cell office:value-type="float" office:value="0.624154009467067" calcext:value-type="float">
            <text:p>0.624154009467067</text:p>
          </table:table-cell>
          <table:table-cell office:value-type="float" office:value="0.624897380772895" calcext:value-type="float">
            <text:p>0.624897380772895</text:p>
          </table:table-cell>
          <table:table-cell office:value-type="float" office:value="0.619774331521069" calcext:value-type="float">
            <text:p>0.619774331521069</text:p>
          </table:table-cell>
          <table:table-cell office:value-type="float" office:value="0.627745053219929" calcext:value-type="float">
            <text:p>0.627745053219929</text:p>
          </table:table-cell>
          <table:table-cell office:value-type="float" office:value="0.630678087856896" calcext:value-type="float">
            <text:p>0.630678087856896</text:p>
          </table:table-cell>
          <table:table-cell office:value-type="float" office:value="0.631680403555217" calcext:value-type="float">
            <text:p>0.631680403555217</text:p>
          </table:table-cell>
          <table:table-cell office:value-type="float" office:value="0.637038422961676" calcext:value-type="float">
            <text:p>0.637038422961676</text:p>
          </table:table-cell>
          <table:table-cell office:value-type="float" office:value="0.635953043823214" calcext:value-type="float">
            <text:p>0.635953043823214</text:p>
          </table:table-cell>
          <table:table-cell office:value-type="float" office:value="0.656830840490847" calcext:value-type="float">
            <text:p>0.656830840490847</text:p>
          </table:table-cell>
          <table:table-cell office:value-type="float" office:value="0.651024527958912" calcext:value-type="float">
            <text:p>0.651024527958912</text:p>
          </table:table-cell>
          <table:table-cell office:value-type="float" office:value="0.647030400405537" calcext:value-type="float">
            <text:p>0.647030400405537</text:p>
          </table:table-cell>
          <table:table-cell office:value-type="float" office:value="0.645092905562525" calcext:value-type="float">
            <text:p>0.645092905562525</text:p>
          </table:table-cell>
          <table:table-cell office:value-type="float" office:value="0.606857159044731" calcext:value-type="float">
            <text:p>0.606857159044731</text:p>
          </table:table-cell>
          <table:table-cell office:value-type="float" office:value="0.627758182031712" calcext:value-type="float">
            <text:p>0.627758182031712</text:p>
          </table:table-cell>
          <table:table-cell office:value-type="float" office:value="0.624803684276629" calcext:value-type="float">
            <text:p>0.624803684276629</text:p>
          </table:table-cell>
          <table:table-cell office:value-type="float" office:value="0.618845704892267" calcext:value-type="float">
            <text:p>0.618845704892267</text:p>
          </table:table-cell>
          <table:table-cell office:value-type="float" office:value="0.630174061059653" calcext:value-type="float">
            <text:p>0.630174061059653</text:p>
          </table:table-cell>
          <table:table-cell office:value-type="float" office:value="0.65135405561363" calcext:value-type="float">
            <text:p>0.65135405561363</text:p>
          </table:table-cell>
          <table:table-cell office:value-type="float" office:value="0.646750460269261" calcext:value-type="float">
            <text:p>0.646750460269261</text:p>
          </table:table-cell>
          <table:table-cell office:value-type="float" office:value="0.647698137289638" calcext:value-type="float">
            <text:p>0.647698137289638</text:p>
          </table:table-cell>
          <table:table-cell office:value-type="float" office:value="0.664039197327341" calcext:value-type="float">
            <text:p>0.664039197327341</text:p>
          </table:table-cell>
          <table:table-cell office:value-type="float" office:value="0.658783772670438" calcext:value-type="float">
            <text:p>0.658783772670438</text:p>
          </table:table-cell>
          <table:table-cell office:value-type="float" office:value="0.622375905388492" calcext:value-type="float">
            <text:p>0.622375905388492</text:p>
          </table:table-cell>
          <table:table-cell office:value-type="float" office:value="0.640565538550876" calcext:value-type="float">
            <text:p>0.640565538550876</text:p>
          </table:table-cell>
          <table:table-cell office:value-type="float" office:value="0.647232784389567" calcext:value-type="float">
            <text:p>0.647232784389567</text:p>
          </table:table-cell>
          <table:table-cell office:value-type="float" office:value="0.649879065001009" calcext:value-type="float">
            <text:p>0.649879065001009</text:p>
          </table:table-cell>
          <table:table-cell office:value-type="float" office:value="0.66495866532925" calcext:value-type="float">
            <text:p>0.66495866532925</text:p>
          </table:table-cell>
          <table:table-cell office:value-type="float" office:value="0.664267753530474" calcext:value-type="float">
            <text:p>0.664267753530474</text:p>
          </table:table-cell>
          <table:table-cell office:value-type="float" office:value="0.666934709644602" calcext:value-type="float">
            <text:p>0.666934709644602</text:p>
          </table:table-cell>
          <table:table-cell office:value-type="float" office:value="0.674211751886743" calcext:value-type="float">
            <text:p>0.674211751886743</text:p>
          </table:table-cell>
          <table:table-cell office:value-type="float" office:value="0.683929172669626" calcext:value-type="float">
            <text:p>0.683929172669626</text:p>
          </table:table-cell>
          <table:table-cell office:value-type="float" office:value="0.665137049681271" calcext:value-type="float">
            <text:p>0.665137049681271</text:p>
          </table:table-cell>
          <table:table-cell office:value-type="float" office:value="0.638589770381662" calcext:value-type="float">
            <text:p>0.638589770381662</text:p>
          </table:table-cell>
          <table:table-cell office:value-type="float" office:value="0.64504516068715" calcext:value-type="float">
            <text:p>0.64504516068715</text:p>
          </table:table-cell>
          <table:table-cell office:value-type="float" office:value="0.64546213089962" calcext:value-type="float">
            <text:p>0.64546213089962</text:p>
          </table:table-cell>
          <table:table-cell office:value-type="float" office:value="0.666920778404583" calcext:value-type="float">
            <text:p>0.666920778404583</text:p>
          </table:table-cell>
          <table:table-cell office:value-type="float" office:value="0.668327403307123" calcext:value-type="float">
            <text:p>0.668327403307123</text:p>
          </table:table-cell>
          <table:table-cell office:value-type="float" office:value="0.670136391820235" calcext:value-type="float">
            <text:p>0.670136391820235</text:p>
          </table:table-cell>
          <table:table-cell office:value-type="float" office:value="0.668410434881032" calcext:value-type="float">
            <text:p>0.668410434881032</text:p>
          </table:table-cell>
          <table:table-cell office:value-type="float" office:value="0.683545393917647" calcext:value-type="float">
            <text:p>0.683545393917647</text:p>
          </table:table-cell>
          <table:table-cell office:value-type="float" office:value="0.669629878375192" calcext:value-type="float">
            <text:p>0.669629878375192</text:p>
          </table:table-cell>
          <table:table-cell office:value-type="float" office:value="0.671051120921465" calcext:value-type="float">
            <text:p>0.671051120921465</text:p>
          </table:table-cell>
          <table:table-cell office:value-type="float" office:value="0.656250009496077" calcext:value-type="float">
            <text:p>0.656250009496077</text:p>
          </table:table-cell>
          <table:table-cell office:value-type="float" office:value="0.670130642908375" calcext:value-type="float">
            <text:p>0.670130642908375</text:p>
          </table:table-cell>
          <table:table-cell office:value-type="float" office:value="0.68108736070285" calcext:value-type="float">
            <text:p>0.68108736070285</text:p>
          </table:table-cell>
          <table:table-cell office:value-type="float" office:value="0.68094771980375" calcext:value-type="float">
            <text:p>0.68094771980375</text:p>
          </table:table-cell>
          <table:table-cell office:value-type="float" office:value="0.674869767159882" calcext:value-type="float">
            <text:p>0.674869767159882</text:p>
          </table:table-cell>
          <table:table-cell office:value-type="float" office:value="0.680860060988587" calcext:value-type="float">
            <text:p>0.680860060988587</text:p>
          </table:table-cell>
          <table:table-cell office:value-type="float" office:value="0.668244858261272" calcext:value-type="float">
            <text:p>0.668244858261272</text:p>
          </table:table-cell>
          <table:table-cell office:value-type="float" office:value="0.675846042053772" calcext:value-type="float">
            <text:p>0.675846042053772</text:p>
          </table:table-cell>
          <table:table-cell office:value-type="float" office:value="0.679392377173851" calcext:value-type="float">
            <text:p>0.679392377173851</text:p>
          </table:table-cell>
          <table:table-cell office:value-type="float" office:value="0.65124183467099" calcext:value-type="float">
            <text:p>0.65124183467099</text:p>
          </table:table-cell>
          <table:table-cell office:value-type="float" office:value="0.651126557413486" calcext:value-type="float">
            <text:p>0.651126557413486</text:p>
          </table:table-cell>
          <table:table-cell office:value-type="float" office:value="0.681945639771796" calcext:value-type="float">
            <text:p>0.681945639771796</text:p>
          </table:table-cell>
          <table:table-cell office:value-type="float" office:value="0.696498258431514" calcext:value-type="float">
            <text:p>0.696498258431514</text:p>
          </table:table-cell>
          <table:table-cell office:value-type="float" office:value="0.684906870696222" calcext:value-type="float">
            <text:p>0.684906870696222</text:p>
          </table:table-cell>
          <table:table-cell office:value-type="float" office:value="0.68504321033272" calcext:value-type="float">
            <text:p>0.68504321033272</text:p>
          </table:table-cell>
          <table:table-cell office:value-type="float" office:value="0.688148237334835" calcext:value-type="float">
            <text:p>0.688148237334835</text:p>
          </table:table-cell>
          <table:table-cell office:value-type="float" office:value="0.68740540185081" calcext:value-type="float">
            <text:p>0.68740540185081</text:p>
          </table:table-cell>
          <table:table-cell office:value-type="float" office:value="0.724203846747072" calcext:value-type="float">
            <text:p>0.724203846747072</text:p>
          </table:table-cell>
          <table:table-cell office:value-type="float" office:value="0.732903275287012" calcext:value-type="float">
            <text:p>0.732903275287012</text:p>
          </table:table-cell>
          <table:table-cell office:value-type="float" office:value="0.717623790318759" calcext:value-type="float">
            <text:p>0.717623790318759</text:p>
          </table:table-cell>
          <table:table-cell office:value-type="float" office:value="0.719950457897256" calcext:value-type="float">
            <text:p>0.719950457897256</text:p>
          </table:table-cell>
          <table:table-cell office:value-type="float" office:value="0.717683959874997" calcext:value-type="float">
            <text:p>0.717683959874997</text:p>
          </table:table-cell>
          <table:table-cell office:value-type="float" office:value="0.711894431033055" calcext:value-type="float">
            <text:p>0.711894431033055</text:p>
          </table:table-cell>
          <table:table-cell office:value-type="float" office:value="0.706004088476322" calcext:value-type="float">
            <text:p>0.706004088476322</text:p>
          </table:table-cell>
          <table:table-cell office:value-type="float" office:value="0.722663093627173" calcext:value-type="float">
            <text:p>0.722663093627173</text:p>
          </table:table-cell>
          <table:table-cell office:value-type="float" office:value="0.739534306729555" calcext:value-type="float">
            <text:p>0.739534306729555</text:p>
          </table:table-cell>
          <table:table-cell office:value-type="float" office:value="0.749516557814534" calcext:value-type="float">
            <text:p>0.749516557814534</text:p>
          </table:table-cell>
          <table:table-cell office:value-type="float" office:value="0.734600320416603" calcext:value-type="float">
            <text:p>0.734600320416603</text:p>
          </table:table-cell>
          <table:table-cell office:value-type="float" office:value="0.723997695330079" calcext:value-type="float">
            <text:p>0.723997695330079</text:p>
          </table:table-cell>
          <table:table-cell office:value-type="float" office:value="0.711920232273518" calcext:value-type="float">
            <text:p>0.711920232273518</text:p>
          </table:table-cell>
          <table:table-cell office:value-type="float" office:value="0.707939880221752" calcext:value-type="float">
            <text:p>0.707939880221752</text:p>
          </table:table-cell>
          <table:table-cell office:value-type="float" office:value="0.712627223013966" calcext:value-type="float">
            <text:p>0.712627223013966</text:p>
          </table:table-cell>
          <table:table-cell office:value-type="float" office:value="0.721123205132955" calcext:value-type="float">
            <text:p>0.721123205132955</text:p>
          </table:table-cell>
          <table:table-cell office:value-type="float" office:value="0.723508283236425" calcext:value-type="float">
            <text:p>0.723508283236425</text:p>
          </table:table-cell>
          <table:table-cell office:value-type="float" office:value="0.724947877017348" calcext:value-type="float">
            <text:p>0.724947877017348</text:p>
          </table:table-cell>
          <table:table-cell office:value-type="float" office:value="0.711558045449942" calcext:value-type="float">
            <text:p>0.711558045449942</text:p>
          </table:table-cell>
          <table:table-cell office:value-type="float" office:value="0.71745451066402" calcext:value-type="float">
            <text:p>0.71745451066402</text:p>
          </table:table-cell>
          <table:table-cell office:value-type="float" office:value="0.732431961592344" calcext:value-type="float">
            <text:p>0.732431961592344</text:p>
          </table:table-cell>
          <table:table-cell office:value-type="float" office:value="0.714001498955116" calcext:value-type="float">
            <text:p>0.714001498955116</text:p>
          </table:table-cell>
          <table:table-cell office:value-type="float" office:value="0.709872022732853" calcext:value-type="float">
            <text:p>0.709872022732853</text:p>
          </table:table-cell>
          <table:table-cell office:value-type="float" office:value="0.702988305230643" calcext:value-type="float">
            <text:p>0.702988305230643</text:p>
          </table:table-cell>
          <table:table-cell office:value-type="float" office:value="0.707773373302659" calcext:value-type="float">
            <text:p>0.707773373302659</text:p>
          </table:table-cell>
          <table:table-cell office:value-type="float" office:value="0.712583846352847" calcext:value-type="float">
            <text:p>0.712583846352847</text:p>
          </table:table-cell>
          <table:table-cell office:value-type="float" office:value="0.710712973264474" calcext:value-type="float">
            <text:p>0.710712973264474</text:p>
          </table:table-cell>
          <table:table-cell office:value-type="float" office:value="0.707267939694426" calcext:value-type="float">
            <text:p>0.707267939694426</text:p>
          </table:table-cell>
          <table:table-cell office:value-type="float" office:value="0.703775183380609" calcext:value-type="float">
            <text:p>0.703775183380609</text:p>
          </table:table-cell>
          <table:table-cell office:value-type="float" office:value="0.720176888336239" calcext:value-type="float">
            <text:p>0.720176888336239</text:p>
          </table:table-cell>
          <table:table-cell office:value-type="float" office:value="0.718184553022253" calcext:value-type="float">
            <text:p>0.718184553022253</text:p>
          </table:table-cell>
          <table:table-cell office:value-type="float" office:value="0.712556545244598" calcext:value-type="float">
            <text:p>0.712556545244598</text:p>
          </table:table-cell>
          <table:table-cell office:value-type="float" office:value="0.715209685898612" calcext:value-type="float">
            <text:p>0.715209685898612</text:p>
          </table:table-cell>
          <table:table-cell office:value-type="float" office:value="0.709338237472894" calcext:value-type="float">
            <text:p>0.709338237472894</text:p>
          </table:table-cell>
          <table:table-cell office:value-type="float" office:value="0.713428581411012" calcext:value-type="float">
            <text:p>0.713428581411012</text:p>
          </table:table-cell>
          <table:table-cell office:value-type="float" office:value="0.694323212744983" calcext:value-type="float">
            <text:p>0.694323212744983</text:p>
          </table:table-cell>
          <table:table-cell office:value-type="float" office:value="0.705429789479701" calcext:value-type="float">
            <text:p>0.705429789479701</text:p>
          </table:table-cell>
          <table:table-cell office:value-type="float" office:value="0.697733034561949" calcext:value-type="float">
            <text:p>0.697733034561949</text:p>
          </table:table-cell>
          <table:table-cell office:value-type="float" office:value="0.687142372568472" calcext:value-type="float">
            <text:p>0.687142372568472</text:p>
          </table:table-cell>
          <table:table-cell office:value-type="float" office:value="0.69270202170058" calcext:value-type="float">
            <text:p>0.69270202170058</text:p>
          </table:table-cell>
          <table:table-cell office:value-type="float" office:value="0.712897593283139" calcext:value-type="float">
            <text:p>0.712897593283139</text:p>
          </table:table-cell>
          <table:table-cell office:value-type="float" office:value="0.69134529694469" calcext:value-type="float">
            <text:p>0.69134529694469</text:p>
          </table:table-cell>
          <table:table-cell office:value-type="float" office:value="0.696927726923623" calcext:value-type="float">
            <text:p>0.696927726923623</text:p>
          </table:table-cell>
          <table:table-cell office:value-type="float" office:value="0.691076965260741" calcext:value-type="float">
            <text:p>0.691076965260741</text:p>
          </table:table-cell>
          <table:table-cell office:value-type="float" office:value="0.68677045666917" calcext:value-type="float">
            <text:p>0.68677045666917</text:p>
          </table:table-cell>
          <table:table-cell office:value-type="float" office:value="0.684896968830751" calcext:value-type="float">
            <text:p>0.684896968830751</text:p>
          </table:table-cell>
          <table:table-cell office:value-type="float" office:value="0.70506493223895" calcext:value-type="float">
            <text:p>0.70506493223895</text:p>
          </table:table-cell>
          <table:table-cell office:value-type="float" office:value="0.687566279954292" calcext:value-type="float">
            <text:p>0.687566279954292</text:p>
          </table:table-cell>
          <table:table-cell office:value-type="float" office:value="0.68034470795375" calcext:value-type="float">
            <text:p>0.68034470795375</text:p>
          </table:table-cell>
          <table:table-cell office:value-type="float" office:value="0.68408725586129" calcext:value-type="float">
            <text:p>0.68408725586129</text:p>
          </table:table-cell>
          <table:table-cell office:value-type="float" office:value="0.687655877847768" calcext:value-type="float">
            <text:p>0.687655877847768</text:p>
          </table:table-cell>
          <table:table-cell office:value-type="float" office:value="0.684590998905652" calcext:value-type="float">
            <text:p>0.684590998905652</text:p>
          </table:table-cell>
          <table:table-cell office:value-type="float" office:value="0.681522075402171" calcext:value-type="float">
            <text:p>0.681522075402171</text:p>
          </table:table-cell>
          <table:table-cell office:value-type="float" office:value="0.686252605781094" calcext:value-type="float">
            <text:p>0.686252605781094</text:p>
          </table:table-cell>
          <table:table-cell office:value-type="float" office:value="0.684670981506702" calcext:value-type="float">
            <text:p>0.684670981506702</text:p>
          </table:table-cell>
          <table:table-cell office:value-type="float" office:value="0.695940312505095" calcext:value-type="float">
            <text:p>0.695940312505095</text:p>
          </table:table-cell>
          <table:table-cell office:value-type="float" office:value="0.685313416205868" calcext:value-type="float">
            <text:p>0.685313416205868</text:p>
          </table:table-cell>
          <table:table-cell office:value-type="float" office:value="0.713492242262166" calcext:value-type="float">
            <text:p>0.713492242262166</text:p>
          </table:table-cell>
          <table:table-cell office:value-type="float" office:value="0.710820226839951" calcext:value-type="float">
            <text:p>0.710820226839951</text:p>
          </table:table-cell>
          <table:table-cell office:value-type="float" office:value="0.690473465892052" calcext:value-type="float">
            <text:p>0.690473465892052</text:p>
          </table:table-cell>
          <table:table-cell office:value-type="float" office:value="0.677186967449151" calcext:value-type="float">
            <text:p>0.677186967449151</text:p>
          </table:table-cell>
          <table:table-cell office:value-type="float" office:value="0.660497891100454" calcext:value-type="float">
            <text:p>0.660497891100454</text:p>
          </table:table-cell>
          <table:table-cell office:value-type="float" office:value="0.676620623854153" calcext:value-type="float">
            <text:p>0.676620623854153</text:p>
          </table:table-cell>
          <table:table-cell office:value-type="float" office:value="0.682183451629811" calcext:value-type="float">
            <text:p>0.682183451629811</text:p>
          </table:table-cell>
          <table:table-cell office:value-type="float" office:value="0.679799598294389" calcext:value-type="float">
            <text:p>0.679799598294389</text:p>
          </table:table-cell>
          <table:table-cell office:value-type="float" office:value="0.68614421721289" calcext:value-type="float">
            <text:p>0.68614421721289</text:p>
          </table:table-cell>
          <table:table-cell office:value-type="float" office:value="0.687676905613098" calcext:value-type="float">
            <text:p>0.687676905613098</text:p>
          </table:table-cell>
          <table:table-cell office:value-type="float" office:value="0.708330945931447" calcext:value-type="float">
            <text:p>0.708330945931447</text:p>
          </table:table-cell>
          <table:table-cell office:value-type="float" office:value="0.707227458262324" calcext:value-type="float">
            <text:p>0.707227458262324</text:p>
          </table:table-cell>
          <table:table-cell office:value-type="float" office:value="0.68794577005784" calcext:value-type="float">
            <text:p>0.68794577005784</text:p>
          </table:table-cell>
          <table:table-cell office:value-type="float" office:value="0.677013337875354" calcext:value-type="float">
            <text:p>0.677013337875354</text:p>
          </table:table-cell>
          <table:table-cell office:value-type="float" office:value="0.686158488657553" calcext:value-type="float">
            <text:p>0.686158488657553</text:p>
          </table:table-cell>
          <table:table-cell office:value-type="float" office:value="0.710889460323076" calcext:value-type="float">
            <text:p>0.710889460323076</text:p>
          </table:table-cell>
          <table:table-cell office:value-type="float" office:value="0.71073896282417" calcext:value-type="float">
            <text:p>0.71073896282417</text:p>
          </table:table-cell>
          <table:table-cell office:value-type="float" office:value="0.703163600984434" calcext:value-type="float">
            <text:p>0.703163600984434</text:p>
          </table:table-cell>
          <table:table-cell office:value-type="float" office:value="0.70349904339037" calcext:value-type="float">
            <text:p>0.70349904339037</text:p>
          </table:table-cell>
          <table:table-cell office:value-type="float" office:value="0.705296054581458" calcext:value-type="float">
            <text:p>0.705296054581458</text:p>
          </table:table-cell>
          <table:table-cell office:value-type="float" office:value="0.71940615633069" calcext:value-type="float">
            <text:p>0.71940615633069</text:p>
          </table:table-cell>
          <table:table-cell office:value-type="float" office:value="0.723228474309689" calcext:value-type="float">
            <text:p>0.723228474309689</text:p>
          </table:table-cell>
          <table:table-cell office:value-type="float" office:value="0.70663300903544" calcext:value-type="float">
            <text:p>0.70663300903544</text:p>
          </table:table-cell>
          <table:table-cell office:value-type="float" office:value="0.712244955916786" calcext:value-type="float">
            <text:p>0.712244955916786</text:p>
          </table:table-cell>
          <table:table-cell office:value-type="float" office:value="0.704200662437774" calcext:value-type="float">
            <text:p>0.704200662437774</text:p>
          </table:table-cell>
          <table:table-cell office:value-type="float" office:value="0.707405800312883" calcext:value-type="float">
            <text:p>0.707405800312883</text:p>
          </table:table-cell>
          <table:table-cell office:value-type="float" office:value="0.695183525884449" calcext:value-type="float">
            <text:p>0.695183525884449</text:p>
          </table:table-cell>
          <table:table-cell office:value-type="float" office:value="0.666350848982855" calcext:value-type="float">
            <text:p>0.666350848982855</text:p>
          </table:table-cell>
          <table:table-cell office:value-type="float" office:value="0.66639743707277" calcext:value-type="float">
            <text:p>0.66639743707277</text:p>
          </table:table-cell>
          <table:table-cell office:value-type="float" office:value="0.711032406547118" calcext:value-type="float">
            <text:p>0.711032406547118</text:p>
          </table:table-cell>
          <table:table-cell office:value-type="float" office:value="0.724417777030618" calcext:value-type="float">
            <text:p>0.724417777030618</text:p>
          </table:table-cell>
          <table:table-cell office:value-type="float" office:value="0.728949742797771" calcext:value-type="float">
            <text:p>0.728949742797771</text:p>
          </table:table-cell>
          <table:table-cell office:value-type="float" office:value="0.721651364034633" calcext:value-type="float">
            <text:p>0.721651364034633</text:p>
          </table:table-cell>
          <table:table-cell office:value-type="float" office:value="0.74932494565684" calcext:value-type="float">
            <text:p>0.74932494565684</text:p>
          </table:table-cell>
          <table:table-cell office:value-type="float" office:value="0.704700172213944" calcext:value-type="float">
            <text:p>0.704700172213944</text:p>
          </table:table-cell>
          <table:table-cell office:value-type="float" office:value="0.740063449241691" calcext:value-type="float">
            <text:p>0.740063449241691</text:p>
          </table:table-cell>
          <table:table-cell office:value-type="float" office:value="0.729433683133447" calcext:value-type="float">
            <text:p>0.729433683133447</text:p>
          </table:table-cell>
          <table:table-cell office:value-type="float" office:value="0.733301606082604" calcext:value-type="float">
            <text:p>0.733301606082604</text:p>
          </table:table-cell>
          <table:table-cell office:value-type="float" office:value="0.741305961704857" calcext:value-type="float">
            <text:p>0.741305961704857</text:p>
          </table:table-cell>
          <table:table-cell office:value-type="float" office:value="0.71174325458107" calcext:value-type="float">
            <text:p>0.71174325458107</text:p>
          </table:table-cell>
          <table:table-cell office:value-type="float" office:value="0.727508956889358" calcext:value-type="float">
            <text:p>0.727508956889358</text:p>
          </table:table-cell>
          <table:table-cell office:value-type="float" office:value="0.707659020261487" calcext:value-type="float">
            <text:p>0.707659020261487</text:p>
          </table:table-cell>
          <table:table-cell office:value-type="float" office:value="0.699018010651265" calcext:value-type="float">
            <text:p>0.699018010651265</text:p>
          </table:table-cell>
          <table:table-cell office:value-type="float" office:value="0.707657817538155" calcext:value-type="float">
            <text:p>0.707657817538155</text:p>
          </table:table-cell>
          <table:table-cell office:value-type="float" office:value="0.710376776977203" calcext:value-type="float">
            <text:p>0.710376776977203</text:p>
          </table:table-cell>
          <table:table-cell office:value-type="float" office:value="0.725425839400763" calcext:value-type="float">
            <text:p>0.725425839400763</text:p>
          </table:table-cell>
          <table:table-cell office:value-type="float" office:value="0.717939986694471" calcext:value-type="float">
            <text:p>0.717939986694471</text:p>
          </table:table-cell>
          <table:table-cell office:value-type="float" office:value="0.726215875076043" calcext:value-type="float">
            <text:p>0.726215875076043</text:p>
          </table:table-cell>
          <table:table-cell office:value-type="float" office:value="0.731584179968057" calcext:value-type="float">
            <text:p>0.731584179968057</text:p>
          </table:table-cell>
          <table:table-cell office:value-type="float" office:value="0.734720623291598" calcext:value-type="float">
            <text:p>0.734720623291598</text:p>
          </table:table-cell>
          <table:table-cell office:value-type="float" office:value="0.727635844553707" calcext:value-type="float">
            <text:p>0.727635844553707</text:p>
          </table:table-cell>
          <table:table-cell office:value-type="float" office:value="0.72100779965921" calcext:value-type="float">
            <text:p>0.72100779965921</text:p>
          </table:table-cell>
          <table:table-cell office:value-type="float" office:value="0.714261923766767" calcext:value-type="float">
            <text:p>0.714261923766767</text:p>
          </table:table-cell>
          <table:table-cell office:value-type="float" office:value="0.71917763873868" calcext:value-type="float">
            <text:p>0.71917763873868</text:p>
          </table:table-cell>
          <table:table-cell office:value-type="float" office:value="0.706005439176147" calcext:value-type="float">
            <text:p>0.706005439176147</text:p>
          </table:table-cell>
          <table:table-cell office:value-type="float" office:value="0.72462806434726" calcext:value-type="float">
            <text:p>0.72462806434726</text:p>
          </table:table-cell>
          <table:table-cell office:value-type="float" office:value="0.71743126152037" calcext:value-type="float">
            <text:p>0.71743126152037</text:p>
          </table:table-cell>
          <table:table-cell office:value-type="float" office:value="0.72362171826512" calcext:value-type="float">
            <text:p>0.72362171826512</text:p>
          </table:table-cell>
          <table:table-cell office:value-type="float" office:value="0.72028337368488" calcext:value-type="float">
            <text:p>0.72028337368488</text:p>
          </table:table-cell>
          <table:table-cell office:value-type="float" office:value="0.730434541660077" calcext:value-type="float">
            <text:p>0.730434541660077</text:p>
          </table:table-cell>
          <table:table-cell office:value-type="float" office:value="0.723664104863555" calcext:value-type="float">
            <text:p>0.723664104863555</text:p>
          </table:table-cell>
          <table:table-cell office:value-type="float" office:value="0.71709496735558" calcext:value-type="float">
            <text:p>0.71709496735558</text:p>
          </table:table-cell>
          <table:table-cell office:value-type="float" office:value="0.742077674716375" calcext:value-type="float">
            <text:p>0.742077674716375</text:p>
          </table:table-cell>
          <table:table-cell office:value-type="float" office:value="0.727403847538484" calcext:value-type="float">
            <text:p>0.727403847538484</text:p>
          </table:table-cell>
          <table:table-cell office:value-type="float" office:value="0.708815053710134" calcext:value-type="float">
            <text:p>0.708815053710134</text:p>
          </table:table-cell>
          <table:table-cell office:value-type="float" office:value="0.730182270810606" calcext:value-type="float">
            <text:p>0.730182270810606</text:p>
          </table:table-cell>
          <table:table-cell office:value-type="float" office:value="0.727874933800839" calcext:value-type="float">
            <text:p>0.727874933800839</text:p>
          </table:table-cell>
          <table:table-cell office:value-type="float" office:value="0.720309290624136" calcext:value-type="float">
            <text:p>0.720309290624136</text:p>
          </table:table-cell>
          <table:table-cell office:value-type="float" office:value="0.723927597808633" calcext:value-type="float">
            <text:p>0.723927597808633</text:p>
          </table:table-cell>
          <table:table-cell office:value-type="float" office:value="0.714562884478286" calcext:value-type="float">
            <text:p>0.714562884478286</text:p>
          </table:table-cell>
          <table:table-cell office:value-type="float" office:value="0.713410972866581" calcext:value-type="float">
            <text:p>0.713410972866581</text:p>
          </table:table-cell>
          <table:table-cell office:value-type="float" office:value="0.724375791247771" calcext:value-type="float">
            <text:p>0.724375791247771</text:p>
          </table:table-cell>
          <table:table-cell office:value-type="float" office:value="0.702097911571553" calcext:value-type="float">
            <text:p>0.702097911571553</text:p>
          </table:table-cell>
          <table:table-cell office:value-type="float" office:value="0.691480023491176" calcext:value-type="float">
            <text:p>0.691480023491176</text:p>
          </table:table-cell>
          <table:table-cell office:value-type="float" office:value="0.710945607552538" calcext:value-type="float">
            <text:p>0.710945607552538</text:p>
          </table:table-cell>
          <table:table-cell office:value-type="float" office:value="0.708116428368417" calcext:value-type="float">
            <text:p>0.708116428368417</text:p>
          </table:table-cell>
          <table:table-cell office:value-type="float" office:value="0.711076987708231" calcext:value-type="float">
            <text:p>0.711076987708231</text:p>
          </table:table-cell>
          <table:table-cell office:value-type="float" office:value="0.721310805807507" calcext:value-type="float">
            <text:p>0.721310805807507</text:p>
          </table:table-cell>
          <table:table-cell office:value-type="float" office:value="0.714325206408918" calcext:value-type="float">
            <text:p>0.714325206408918</text:p>
          </table:table-cell>
          <table:table-cell office:value-type="float" office:value="0.712900588439168" calcext:value-type="float">
            <text:p>0.712900588439168</text:p>
          </table:table-cell>
          <table:table-cell office:value-type="float" office:value="0.715791190400621" calcext:value-type="float">
            <text:p>0.715791190400621</text:p>
          </table:table-cell>
          <table:table-cell office:value-type="float" office:value="0.714126144840862" calcext:value-type="float">
            <text:p>0.714126144840862</text:p>
          </table:table-cell>
          <table:table-cell office:value-type="float" office:value="0.710573902129391" calcext:value-type="float">
            <text:p>0.710573902129391</text:p>
          </table:table-cell>
          <table:table-cell office:value-type="float" office:value="0.693643181669346" calcext:value-type="float">
            <text:p>0.693643181669346</text:p>
          </table:table-cell>
          <table:table-cell office:value-type="float" office:value="0.722524138776351" calcext:value-type="float">
            <text:p>0.722524138776351</text:p>
          </table:table-cell>
          <table:table-cell office:value-type="float" office:value="0.735044719070866" calcext:value-type="float">
            <text:p>0.735044719070866</text:p>
          </table:table-cell>
          <table:table-cell office:value-type="float" office:value="0.730905518669861" calcext:value-type="float">
            <text:p>0.730905518669861</text:p>
          </table:table-cell>
          <table:table-cell office:value-type="float" office:value="0.721396654556566" calcext:value-type="float">
            <text:p>0.721396654556566</text:p>
          </table:table-cell>
          <table:table-cell office:value-type="float" office:value="0.716189198549899" calcext:value-type="float">
            <text:p>0.716189198549899</text:p>
          </table:table-cell>
          <table:table-cell office:value-type="float" office:value="0.726317452043797" calcext:value-type="float">
            <text:p>0.726317452043797</text:p>
          </table:table-cell>
          <table:table-cell office:value-type="float" office:value="0.718594985233262" calcext:value-type="float">
            <text:p>0.718594985233262</text:p>
          </table:table-cell>
          <table:table-cell office:value-type="float" office:value="0.717620000685673" calcext:value-type="float">
            <text:p>0.717620000685673</text:p>
          </table:table-cell>
          <table:table-cell office:value-type="float" office:value="0.688607777882489" calcext:value-type="float">
            <text:p>0.688607777882489</text:p>
          </table:table-cell>
          <table:table-cell office:value-type="float" office:value="0.68940717241999" calcext:value-type="float">
            <text:p>0.68940717241999</text:p>
          </table:table-cell>
          <table:table-cell office:value-type="float" office:value="0.727756040399708" calcext:value-type="float">
            <text:p>0.727756040399708</text:p>
          </table:table-cell>
          <table:table-cell office:value-type="float" office:value="0.726622126880796" calcext:value-type="float">
            <text:p>0.726622126880796</text:p>
          </table:table-cell>
          <table:table-cell office:value-type="float" office:value="0.728432942396495" calcext:value-type="float">
            <text:p>0.728432942396495</text:p>
          </table:table-cell>
          <table:table-cell office:value-type="float" office:value="0.717290665267085" calcext:value-type="float">
            <text:p>0.717290665267085</text:p>
          </table:table-cell>
          <table:table-cell office:value-type="float" office:value="0.725282528564769" calcext:value-type="float">
            <text:p>0.725282528564769</text:p>
          </table:table-cell>
          <table:table-cell office:value-type="float" office:value="0.719266232113792" calcext:value-type="float">
            <text:p>0.719266232113792</text:p>
          </table:table-cell>
          <table:table-cell office:value-type="float" office:value="0.729947903480419" calcext:value-type="float">
            <text:p>0.729947903480419</text:p>
          </table:table-cell>
          <table:table-cell office:value-type="float" office:value="0.691813844947655" calcext:value-type="float">
            <text:p>0.691813844947655</text:p>
          </table:table-cell>
          <table:table-cell office:value-type="float" office:value="0.712131335099591" calcext:value-type="float">
            <text:p>0.712131335099591</text:p>
          </table:table-cell>
          <table:table-cell office:value-type="float" office:value="0.716027242447697" calcext:value-type="float">
            <text:p>0.716027242447697</text:p>
          </table:table-cell>
          <table:table-cell office:value-type="float" office:value="0.736152817536749" calcext:value-type="float">
            <text:p>0.736152817536749</text:p>
          </table:table-cell>
          <table:table-cell office:value-type="float" office:value="0.720432600174314" calcext:value-type="float">
            <text:p>0.720432600174314</text:p>
          </table:table-cell>
          <table:table-cell office:value-type="float" office:value="0.718100536014839" calcext:value-type="float">
            <text:p>0.718100536014839</text:p>
          </table:table-cell>
          <table:table-cell office:value-type="float" office:value="0.7147236535064" calcext:value-type="float">
            <text:p>0.7147236535064</text:p>
          </table:table-cell>
          <table:table-cell office:value-type="float" office:value="0.71265016252173" calcext:value-type="float">
            <text:p>0.71265016252173</text:p>
          </table:table-cell>
          <table:table-cell office:value-type="float" office:value="0.719072207518616" calcext:value-type="float">
            <text:p>0.719072207518616</text:p>
          </table:table-cell>
          <table:table-cell office:value-type="float" office:value="0.68668374472267" calcext:value-type="float">
            <text:p>0.68668374472267</text:p>
          </table:table-cell>
          <table:table-cell office:value-type="float" office:value="0.688139482111724" calcext:value-type="float">
            <text:p>0.688139482111724</text:p>
          </table:table-cell>
          <table:table-cell office:value-type="float" office:value="0.711060094074776" calcext:value-type="float">
            <text:p>0.711060094074776</text:p>
          </table:table-cell>
          <table:table-cell office:value-type="float" office:value="0.691970115551914" calcext:value-type="float">
            <text:p>0.691970115551914</text:p>
          </table:table-cell>
          <table:table-cell office:value-type="float" office:value="0.726496243195382" calcext:value-type="float">
            <text:p>0.726496243195382</text:p>
          </table:table-cell>
          <table:table-cell office:value-type="float" office:value="0.703349750431857" calcext:value-type="float">
            <text:p>0.703349750431857</text:p>
          </table:table-cell>
          <table:table-cell office:value-type="float" office:value="0.709341148433754" calcext:value-type="float">
            <text:p>0.709341148433754</text:p>
          </table:table-cell>
          <table:table-cell office:value-type="float" office:value="0.704823807335806" calcext:value-type="float">
            <text:p>0.704823807335806</text:p>
          </table:table-cell>
          <table:table-cell office:value-type="float" office:value="0.700217392855986" calcext:value-type="float">
            <text:p>0.700217392855986</text:p>
          </table:table-cell>
          <table:table-cell office:value-type="float" office:value="0.698304603483201" calcext:value-type="float">
            <text:p>0.698304603483201</text:p>
          </table:table-cell>
          <table:table-cell office:value-type="float" office:value="0.661076384591433" calcext:value-type="float">
            <text:p>0.661076384591433</text:p>
          </table:table-cell>
          <table:table-cell office:value-type="float" office:value="0.643473734728537" calcext:value-type="float">
            <text:p>0.643473734728537</text:p>
          </table:table-cell>
          <table:table-cell office:value-type="float" office:value="0.655052173491024" calcext:value-type="float">
            <text:p>0.655052173491024</text:p>
          </table:table-cell>
          <table:table-cell office:value-type="float" office:value="0.652983907318601" calcext:value-type="float">
            <text:p>0.652983907318601</text:p>
          </table:table-cell>
          <table:table-cell office:value-type="float" office:value="0.644477332063294" calcext:value-type="float">
            <text:p>0.644477332063294</text:p>
          </table:table-cell>
          <table:table-cell office:value-type="float" office:value="0.644321787536308" calcext:value-type="float">
            <text:p>0.644321787536308</text:p>
          </table:table-cell>
          <table:table-cell office:value-type="float" office:value="0.644433528527637" calcext:value-type="float">
            <text:p>0.644433528527637</text:p>
          </table:table-cell>
          <table:table-cell office:value-type="float" office:value="0.646510641483826" calcext:value-type="float">
            <text:p>0.646510641483826</text:p>
          </table:table-cell>
          <table:table-cell office:value-type="float" office:value="0.642475752690577" calcext:value-type="float">
            <text:p>0.642475752690577</text:p>
          </table:table-cell>
          <table:table-cell office:value-type="float" office:value="0.66597603636812" calcext:value-type="float">
            <text:p>0.66597603636812</text:p>
          </table:table-cell>
          <table:table-cell office:value-type="float" office:value="0.663419314775722" calcext:value-type="float">
            <text:p>0.663419314775722</text:p>
          </table:table-cell>
          <table:table-cell office:value-type="float" office:value="0.666647093212352" calcext:value-type="float">
            <text:p>0.666647093212352</text:p>
          </table:table-cell>
          <table:table-cell office:value-type="float" office:value="0.669372236355874" calcext:value-type="float">
            <text:p>0.669372236355874</text:p>
          </table:table-cell>
          <table:table-cell office:value-type="float" office:value="0.674584661144617" calcext:value-type="float">
            <text:p>0.674584661144617</text:p>
          </table:table-cell>
          <table:table-cell office:value-type="float" office:value="0.674901330849831" calcext:value-type="float">
            <text:p>0.674901330849831</text:p>
          </table:table-cell>
          <table:table-cell office:value-type="float" office:value="0.670320425049876" calcext:value-type="float">
            <text:p>0.670320425049876</text:p>
          </table:table-cell>
          <table:table-cell office:value-type="float" office:value="0.672936986714358" calcext:value-type="float">
            <text:p>0.672936986714358</text:p>
          </table:table-cell>
          <table:table-cell office:value-type="float" office:value="0.682502336737181" calcext:value-type="float">
            <text:p>0.682502336737181</text:p>
          </table:table-cell>
          <table:table-cell office:value-type="float" office:value="0.687290199353833" calcext:value-type="float">
            <text:p>0.687290199353833</text:p>
          </table:table-cell>
          <table:table-cell office:value-type="float" office:value="0.680323681387309" calcext:value-type="float">
            <text:p>0.680323681387309</text:p>
          </table:table-cell>
          <table:table-cell office:value-type="float" office:value="0.689483757726375" calcext:value-type="float">
            <text:p>0.689483757726375</text:p>
          </table:table-cell>
          <table:table-cell office:value-type="float" office:value="0.680437857165224" calcext:value-type="float">
            <text:p>0.680437857165224</text:p>
          </table:table-cell>
          <table:table-cell office:value-type="float" office:value="0.668781492856143" calcext:value-type="float">
            <text:p>0.668781492856143</text:p>
          </table:table-cell>
          <table:table-cell office:value-type="float" office:value="0.663962446112416" calcext:value-type="float">
            <text:p>0.663962446112416</text:p>
          </table:table-cell>
          <table:table-cell office:value-type="float" office:value="0.662625978447777" calcext:value-type="float">
            <text:p>0.662625978447777</text:p>
          </table:table-cell>
          <table:table-cell office:value-type="float" office:value="0.679449618030925" calcext:value-type="float">
            <text:p>0.679449618030925</text:p>
          </table:table-cell>
          <table:table-cell office:value-type="float" office:value="0.681114972410604" calcext:value-type="float">
            <text:p>0.681114972410604</text:p>
          </table:table-cell>
          <table:table-cell office:value-type="float" office:value="0.688129665124324" calcext:value-type="float">
            <text:p>0.688129665124324</text:p>
          </table:table-cell>
          <table:table-cell office:value-type="float" office:value="0.684243467132947" calcext:value-type="float">
            <text:p>0.684243467132947</text:p>
          </table:table-cell>
          <table:table-cell office:value-type="float" office:value="0.661718441640441" calcext:value-type="float">
            <text:p>0.661718441640441</text:p>
          </table:table-cell>
          <table:table-cell office:value-type="float" office:value="0.653392237244266" calcext:value-type="float">
            <text:p>0.653392237244266</text:p>
          </table:table-cell>
          <table:table-cell office:value-type="float" office:value="0.653079598374113" calcext:value-type="float">
            <text:p>0.653079598374113</text:p>
          </table:table-cell>
          <table:table-cell office:value-type="float" office:value="0.655412258222492" calcext:value-type="float">
            <text:p>0.655412258222492</text:p>
          </table:table-cell>
          <table:table-cell office:value-type="float" office:value="0.670308349982105" calcext:value-type="float">
            <text:p>0.670308349982105</text:p>
          </table:table-cell>
          <table:table-cell office:value-type="float" office:value="0.677587734030844" calcext:value-type="float">
            <text:p>0.677587734030844</text:p>
          </table:table-cell>
          <table:table-cell office:value-type="float" office:value="0.683571533800893" calcext:value-type="float">
            <text:p>0.683571533800893</text:p>
          </table:table-cell>
          <table:table-cell office:value-type="float" office:value="0.678934943664168" calcext:value-type="float">
            <text:p>0.678934943664168</text:p>
          </table:table-cell>
          <table:table-cell office:value-type="float" office:value="0.673552376138744" calcext:value-type="float">
            <text:p>0.673552376138744</text:p>
          </table:table-cell>
          <table:table-cell office:value-type="float" office:value="0.675070576476346" calcext:value-type="float">
            <text:p>0.675070576476346</text:p>
          </table:table-cell>
          <table:table-cell office:value-type="float" office:value="0.669833644102134" calcext:value-type="float">
            <text:p>0.669833644102134</text:p>
          </table:table-cell>
          <table:table-cell office:value-type="float" office:value="0.669469744029654" calcext:value-type="float">
            <text:p>0.669469744029654</text:p>
          </table:table-cell>
          <table:table-cell office:value-type="float" office:value="0.669253478604936" calcext:value-type="float">
            <text:p>0.669253478604936</text:p>
          </table:table-cell>
          <table:table-cell office:value-type="float" office:value="0.66879942101512" calcext:value-type="float">
            <text:p>0.66879942101512</text:p>
          </table:table-cell>
          <table:table-cell office:value-type="float" office:value="0.670027587643449" calcext:value-type="float">
            <text:p>0.670027587643449</text:p>
          </table:table-cell>
          <table:table-cell office:value-type="float" office:value="0.669511662890267" calcext:value-type="float">
            <text:p>0.669511662890267</text:p>
          </table:table-cell>
          <table:table-cell office:value-type="float" office:value="0.669304636754126" calcext:value-type="float">
            <text:p>0.669304636754126</text:p>
          </table:table-cell>
          <table:table-cell office:value-type="float" office:value="0.669664367030799" calcext:value-type="float">
            <text:p>0.669664367030799</text:p>
          </table:table-cell>
          <table:table-cell office:value-type="float" office:value="0.669951466727726" calcext:value-type="float">
            <text:p>0.669951466727726</text:p>
          </table:table-cell>
          <table:table-cell office:value-type="float" office:value="0.669319412720398" calcext:value-type="float">
            <text:p>0.669319412720398</text:p>
          </table:table-cell>
          <table:table-cell office:value-type="float" office:value="0.669960113498198" calcext:value-type="float">
            <text:p>0.669960113498198</text:p>
          </table:table-cell>
          <table:table-cell office:value-type="float" office:value="0.669244127109106" calcext:value-type="float">
            <text:p>0.669244127109106</text:p>
          </table:table-cell>
          <table:table-cell office:value-type="float" office:value="0.670011744268854" calcext:value-type="float">
            <text:p>0.670011744268854</text:p>
          </table:table-cell>
          <table:table-cell office:value-type="float" office:value="0.66975947742628" calcext:value-type="float">
            <text:p>0.66975947742628</text:p>
          </table:table-cell>
          <table:table-cell office:value-type="float" office:value="0.669573223901824" calcext:value-type="float">
            <text:p>0.669573223901824</text:p>
          </table:table-cell>
          <table:table-cell office:value-type="float" office:value="0.669480877714905" calcext:value-type="float">
            <text:p>0.669480877714905</text:p>
          </table:table-cell>
          <table:table-cell office:value-type="float" office:value="0.668584266974048" calcext:value-type="float">
            <text:p>0.668584266974048</text:p>
          </table:table-cell>
          <table:table-cell office:value-type="float" office:value="0.669933878897866" calcext:value-type="float">
            <text:p>0.669933878897866</text:p>
          </table:table-cell>
          <table:table-cell office:value-type="float" office:value="0.668861523852845" calcext:value-type="float">
            <text:p>0.668861523852845</text:p>
          </table:table-cell>
          <table:table-cell office:value-type="float" office:value="0.669608935789104" calcext:value-type="float">
            <text:p>0.669608935789104</text:p>
          </table:table-cell>
          <table:table-cell office:value-type="float" office:value="0.669546318281921" calcext:value-type="float">
            <text:p>0.669546318281921</text:p>
          </table:table-cell>
          <table:table-cell office:value-type="float" office:value="0.670290736821886" calcext:value-type="float">
            <text:p>0.670290736821886</text:p>
          </table:table-cell>
          <table:table-cell office:value-type="float" office:value="0.668611685869464" calcext:value-type="float">
            <text:p>0.668611685869464</text:p>
          </table:table-cell>
          <table:table-cell office:value-type="float" office:value="0.668962059335422" calcext:value-type="float">
            <text:p>0.668962059335422</text:p>
          </table:table-cell>
          <table:table-cell office:value-type="float" office:value="0.669556686486212" calcext:value-type="float">
            <text:p>0.669556686486212</text:p>
          </table:table-cell>
          <table:table-cell office:value-type="float" office:value="0.668787912544396" calcext:value-type="float">
            <text:p>0.668787912544396</text:p>
          </table:table-cell>
          <table:table-cell office:value-type="float" office:value="0.668527773047305" calcext:value-type="float">
            <text:p>0.668527773047305</text:p>
          </table:table-cell>
          <table:table-cell office:value-type="float" office:value="0.669312456463209" calcext:value-type="float">
            <text:p>0.669312456463209</text:p>
          </table:table-cell>
          <table:table-cell office:value-type="float" office:value="0.669512346455192" calcext:value-type="float">
            <text:p>0.669512346455192</text:p>
          </table:table-cell>
          <table:table-cell office:value-type="float" office:value="0.669036385787186" calcext:value-type="float">
            <text:p>0.669036385787186</text:p>
          </table:table-cell>
          <table:table-cell office:value-type="float" office:value="0.669370747150122" calcext:value-type="float">
            <text:p>0.669370747150122</text:p>
          </table:table-cell>
          <table:table-cell office:value-type="float" office:value="0.669065397906365" calcext:value-type="float">
            <text:p>0.669065397906365</text:p>
          </table:table-cell>
          <table:table-cell office:value-type="float" office:value="0.668946287634185" calcext:value-type="float">
            <text:p>0.668946287634185</text:p>
          </table:table-cell>
          <table:table-cell office:value-type="float" office:value="0.669005726691146" calcext:value-type="float">
            <text:p>0.669005726691146</text:p>
          </table:table-cell>
          <table:table-cell office:value-type="float" office:value="0.66825898307991" calcext:value-type="float">
            <text:p>0.66825898307991</text:p>
          </table:table-cell>
          <table:table-cell office:value-type="float" office:value="0.66937115947416" calcext:value-type="float">
            <text:p>0.66937115947416</text:p>
          </table:table-cell>
          <table:table-cell office:value-type="float" office:value="0.668666531180652" calcext:value-type="float">
            <text:p>0.668666531180652</text:p>
          </table:table-cell>
          <table:table-cell office:value-type="float" office:value="0.66907377482574" calcext:value-type="float">
            <text:p>0.66907377482574</text:p>
          </table:table-cell>
          <table:table-cell office:value-type="float" office:value="0.669273891131845" calcext:value-type="float">
            <text:p>0.669273891131845</text:p>
          </table:table-cell>
          <table:table-cell office:value-type="float" office:value="0.669660690988052" calcext:value-type="float">
            <text:p>0.669660690988052</text:p>
          </table:table-cell>
          <table:table-cell office:value-type="float" office:value="0.669063649813574" calcext:value-type="float">
            <text:p>0.669063649813574</text:p>
          </table:table-cell>
          <table:table-cell office:value-type="float" office:value="0.668884278282506" calcext:value-type="float">
            <text:p>0.668884278282506</text:p>
          </table:table-cell>
          <table:table-cell office:value-type="float" office:value="0.669036049806163" calcext:value-type="float">
            <text:p>0.669036049806163</text:p>
          </table:table-cell>
          <table:table-cell office:value-type="float" office:value="0.669346739933593" calcext:value-type="float">
            <text:p>0.669346739933593</text:p>
          </table:table-cell>
          <table:table-cell office:value-type="float" office:value="0.669558968434332" calcext:value-type="float">
            <text:p>0.669558968434332</text:p>
          </table:table-cell>
          <table:table-cell office:value-type="float" office:value="0.668978427105806" calcext:value-type="float">
            <text:p>0.668978427105806</text:p>
          </table:table-cell>
          <table:table-cell office:value-type="float" office:value="0.670227826692084" calcext:value-type="float">
            <text:p>0.670227826692084</text:p>
          </table:table-cell>
          <table:table-cell office:value-type="float" office:value="0.669260725815361" calcext:value-type="float">
            <text:p>0.669260725815361</text:p>
          </table:table-cell>
          <table:table-cell office:value-type="float" office:value="0.669192159068397" calcext:value-type="float">
            <text:p>0.669192159068397</text:p>
          </table:table-cell>
          <table:table-cell office:value-type="float" office:value="0.669664802656562" calcext:value-type="float">
            <text:p>0.669664802656562</text:p>
          </table:table-cell>
          <table:table-cell office:value-type="float" office:value="0.669829778345575" calcext:value-type="float">
            <text:p>0.669829778345575</text:p>
          </table:table-cell>
          <table:table-cell office:value-type="float" office:value="0.668100378825361" calcext:value-type="float">
            <text:p>0.668100378825361</text:p>
          </table:table-cell>
          <table:table-cell office:value-type="float" office:value="0.668611553431983" calcext:value-type="float">
            <text:p>0.668611553431983</text:p>
          </table:table-cell>
          <table:table-cell office:value-type="float" office:value="0.668857368688516" calcext:value-type="float">
            <text:p>0.668857368688516</text:p>
          </table:table-cell>
          <table:table-cell office:value-type="float" office:value="0.66919051245061" calcext:value-type="float">
            <text:p>0.66919051245061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5687196073569" calcext:value-type="float">
            <text:p>-0.215687196073569</text:p>
          </table:table-cell>
          <table:table-cell office:value-type="float" office:value="-0.215712142518155" calcext:value-type="float">
            <text:p>-0.215712142518155</text:p>
          </table:table-cell>
          <table:table-cell office:value-type="float" office:value="-0.215872408771812" calcext:value-type="float">
            <text:p>-0.215872408771812</text:p>
          </table:table-cell>
          <table:table-cell office:value-type="float" office:value="-0.215625803456498" calcext:value-type="float">
            <text:p>-0.215625803456498</text:p>
          </table:table-cell>
          <table:table-cell office:value-type="float" office:value="-0.215730564772327" calcext:value-type="float">
            <text:p>-0.215730564772327</text:p>
          </table:table-cell>
          <table:table-cell office:value-type="float" office:value="-0.21569022362702" calcext:value-type="float">
            <text:p>-0.21569022362702</text:p>
          </table:table-cell>
          <table:table-cell office:value-type="float" office:value="-0.215528834856458" calcext:value-type="float">
            <text:p>-0.215528834856458</text:p>
          </table:table-cell>
          <table:table-cell office:value-type="float" office:value="-0.215680708478467" calcext:value-type="float">
            <text:p>-0.215680708478467</text:p>
          </table:table-cell>
          <table:table-cell office:value-type="float" office:value="-0.215763375398244" calcext:value-type="float">
            <text:p>-0.215763375398244</text:p>
          </table:table-cell>
          <table:table-cell office:value-type="float" office:value="-0.215717211038675" calcext:value-type="float">
            <text:p>-0.215717211038675</text:p>
          </table:table-cell>
          <table:table-cell office:value-type="float" office:value="-0.215590592916849" calcext:value-type="float">
            <text:p>-0.215590592916849</text:p>
          </table:table-cell>
          <table:table-cell office:value-type="float" office:value="-0.215738534204923" calcext:value-type="float">
            <text:p>-0.215738534204923</text:p>
          </table:table-cell>
          <table:table-cell office:value-type="float" office:value="-0.215814901981717" calcext:value-type="float">
            <text:p>-0.215814901981717</text:p>
          </table:table-cell>
          <table:table-cell office:value-type="float" office:value="-0.215694725647346" calcext:value-type="float">
            <text:p>-0.215694725647346</text:p>
          </table:table-cell>
          <table:table-cell office:value-type="float" office:value="-0.215704417394907" calcext:value-type="float">
            <text:p>-0.215704417394907</text:p>
          </table:table-cell>
          <table:table-cell office:value-type="float" office:value="-0.215847522304021" calcext:value-type="float">
            <text:p>-0.215847522304021</text:p>
          </table:table-cell>
          <table:table-cell office:value-type="float" office:value="-0.215862151409908" calcext:value-type="float">
            <text:p>-0.215862151409908</text:p>
          </table:table-cell>
          <table:table-cell office:value-type="float" office:value="-0.215893232081747" calcext:value-type="float">
            <text:p>-0.215893232081747</text:p>
          </table:table-cell>
          <table:table-cell office:value-type="float" office:value="-0.21700895673491" calcext:value-type="float">
            <text:p>-0.21700895673491</text:p>
          </table:table-cell>
          <table:table-cell office:value-type="float" office:value="-0.218956691228801" calcext:value-type="float">
            <text:p>-0.218956691228801</text:p>
          </table:table-cell>
          <table:table-cell office:value-type="float" office:value="-0.216861483310689" calcext:value-type="float">
            <text:p>-0.216861483310689</text:p>
          </table:table-cell>
          <table:table-cell office:value-type="float" office:value="-0.21661269457644" calcext:value-type="float">
            <text:p>-0.21661269457644</text:p>
          </table:table-cell>
          <table:table-cell office:value-type="float" office:value="-0.216683524872324" calcext:value-type="float">
            <text:p>-0.216683524872324</text:p>
          </table:table-cell>
          <table:table-cell office:value-type="float" office:value="-0.216128961418205" calcext:value-type="float">
            <text:p>-0.216128961418205</text:p>
          </table:table-cell>
          <table:table-cell office:value-type="float" office:value="-0.213400610030334" calcext:value-type="float">
            <text:p>-0.213400610030334</text:p>
          </table:table-cell>
          <table:table-cell office:value-type="float" office:value="-0.216984265532399" calcext:value-type="float">
            <text:p>-0.216984265532399</text:p>
          </table:table-cell>
          <table:table-cell office:value-type="float" office:value="-0.220262042054337" calcext:value-type="float">
            <text:p>-0.220262042054337</text:p>
          </table:table-cell>
          <table:table-cell office:value-type="float" office:value="-0.224348227703349" calcext:value-type="float">
            <text:p>-0.224348227703349</text:p>
          </table:table-cell>
          <table:table-cell office:value-type="float" office:value="-0.226465087397468" calcext:value-type="float">
            <text:p>-0.226465087397468</text:p>
          </table:table-cell>
          <table:table-cell office:value-type="float" office:value="-0.226863001077794" calcext:value-type="float">
            <text:p>-0.226863001077794</text:p>
          </table:table-cell>
          <table:table-cell office:value-type="float" office:value="-0.22791859745546" calcext:value-type="float">
            <text:p>-0.22791859745546</text:p>
          </table:table-cell>
          <table:table-cell office:value-type="float" office:value="-0.219289563600695" calcext:value-type="float">
            <text:p>-0.219289563600695</text:p>
          </table:table-cell>
          <table:table-cell office:value-type="float" office:value="-0.21758549235937" calcext:value-type="float">
            <text:p>-0.21758549235937</text:p>
          </table:table-cell>
          <table:table-cell office:value-type="float" office:value="-0.220486523108403" calcext:value-type="float">
            <text:p>-0.220486523108403</text:p>
          </table:table-cell>
          <table:table-cell office:value-type="float" office:value="-0.222213081772315" calcext:value-type="float">
            <text:p>-0.222213081772315</text:p>
          </table:table-cell>
          <table:table-cell office:value-type="float" office:value="-0.235372789539622" calcext:value-type="float">
            <text:p>-0.235372789539622</text:p>
          </table:table-cell>
          <table:table-cell office:value-type="float" office:value="-0.241794114066264" calcext:value-type="float">
            <text:p>-0.241794114066264</text:p>
          </table:table-cell>
          <table:table-cell office:value-type="float" office:value="-0.243526780979785" calcext:value-type="float">
            <text:p>-0.243526780979785</text:p>
          </table:table-cell>
          <table:table-cell office:value-type="float" office:value="-0.246391365506346" calcext:value-type="float">
            <text:p>-0.246391365506346</text:p>
          </table:table-cell>
          <table:table-cell office:value-type="float" office:value="-0.2459672093858" calcext:value-type="float">
            <text:p>-0.2459672093858</text:p>
          </table:table-cell>
          <table:table-cell office:value-type="float" office:value="-0.246734841105525" calcext:value-type="float">
            <text:p>-0.246734841105525</text:p>
          </table:table-cell>
          <table:table-cell office:value-type="float" office:value="-0.240967642613354" calcext:value-type="float">
            <text:p>-0.240967642613354</text:p>
          </table:table-cell>
          <table:table-cell office:value-type="float" office:value="-0.229241367720268" calcext:value-type="float">
            <text:p>-0.229241367720268</text:p>
          </table:table-cell>
          <table:table-cell office:value-type="float" office:value="-0.220999333473696" calcext:value-type="float">
            <text:p>-0.220999333473696</text:p>
          </table:table-cell>
          <table:table-cell office:value-type="float" office:value="-0.220802910530993" calcext:value-type="float">
            <text:p>-0.220802910530993</text:p>
          </table:table-cell>
          <table:table-cell office:value-type="float" office:value="-0.217489876968451" calcext:value-type="float">
            <text:p>-0.217489876968451</text:p>
          </table:table-cell>
          <table:table-cell office:value-type="float" office:value="-0.220219204964135" calcext:value-type="float">
            <text:p>-0.220219204964135</text:p>
          </table:table-cell>
          <table:table-cell office:value-type="float" office:value="-0.233032189286373" calcext:value-type="float">
            <text:p>-0.233032189286373</text:p>
          </table:table-cell>
          <table:table-cell office:value-type="float" office:value="-0.23629050068369" calcext:value-type="float">
            <text:p>-0.23629050068369</text:p>
          </table:table-cell>
          <table:table-cell office:value-type="float" office:value="-0.243902068961304" calcext:value-type="float">
            <text:p>-0.243902068961304</text:p>
          </table:table-cell>
          <table:table-cell office:value-type="float" office:value="-0.24187216400321" calcext:value-type="float">
            <text:p>-0.24187216400321</text:p>
          </table:table-cell>
          <table:table-cell office:value-type="float" office:value="-0.243244230222563" calcext:value-type="float">
            <text:p>-0.243244230222563</text:p>
          </table:table-cell>
          <table:table-cell office:value-type="float" office:value="-0.238858105047387" calcext:value-type="float">
            <text:p>-0.238858105047387</text:p>
          </table:table-cell>
          <table:table-cell office:value-type="float" office:value="-0.221222650755698" calcext:value-type="float">
            <text:p>-0.221222650755698</text:p>
          </table:table-cell>
          <table:table-cell office:value-type="float" office:value="-0.224170341431625" calcext:value-type="float">
            <text:p>-0.224170341431625</text:p>
          </table:table-cell>
          <table:table-cell office:value-type="float" office:value="-0.232607278388377" calcext:value-type="float">
            <text:p>-0.232607278388377</text:p>
          </table:table-cell>
          <table:table-cell office:value-type="float" office:value="-0.235090058000405" calcext:value-type="float">
            <text:p>-0.235090058000405</text:p>
          </table:table-cell>
          <table:table-cell office:value-type="float" office:value="-0.237760756052558" calcext:value-type="float">
            <text:p>-0.237760756052558</text:p>
          </table:table-cell>
          <table:table-cell office:value-type="float" office:value="-0.234870937467345" calcext:value-type="float">
            <text:p>-0.234870937467345</text:p>
          </table:table-cell>
          <table:table-cell office:value-type="float" office:value="-0.219604733774767" calcext:value-type="float">
            <text:p>-0.219604733774767</text:p>
          </table:table-cell>
          <table:table-cell office:value-type="float" office:value="-0.213065260656526" calcext:value-type="float">
            <text:p>-0.213065260656526</text:p>
          </table:table-cell>
          <table:table-cell office:value-type="float" office:value="-0.212748635796431" calcext:value-type="float">
            <text:p>-0.212748635796431</text:p>
          </table:table-cell>
          <table:table-cell office:value-type="float" office:value="-0.21447055009653" calcext:value-type="float">
            <text:p>-0.21447055009653</text:p>
          </table:table-cell>
          <table:table-cell office:value-type="float" office:value="-0.214125873956035" calcext:value-type="float">
            <text:p>-0.214125873956035</text:p>
          </table:table-cell>
          <table:table-cell office:value-type="float" office:value="-0.212411280624426" calcext:value-type="float">
            <text:p>-0.212411280624426</text:p>
          </table:table-cell>
          <table:table-cell office:value-type="float" office:value="-0.220853364763897" calcext:value-type="float">
            <text:p>-0.220853364763897</text:p>
          </table:table-cell>
          <table:table-cell office:value-type="float" office:value="-0.22203179050098" calcext:value-type="float">
            <text:p>-0.22203179050098</text:p>
          </table:table-cell>
          <table:table-cell office:value-type="float" office:value="-0.223906509335403" calcext:value-type="float">
            <text:p>-0.223906509335403</text:p>
          </table:table-cell>
          <table:table-cell office:value-type="float" office:value="-0.22424052168536" calcext:value-type="float">
            <text:p>-0.22424052168536</text:p>
          </table:table-cell>
          <table:table-cell office:value-type="float" office:value="-0.220474340103758" calcext:value-type="float">
            <text:p>-0.220474340103758</text:p>
          </table:table-cell>
          <table:table-cell office:value-type="float" office:value="-0.214305292126872" calcext:value-type="float">
            <text:p>-0.214305292126872</text:p>
          </table:table-cell>
          <table:table-cell office:value-type="float" office:value="-0.208884328383952" calcext:value-type="float">
            <text:p>-0.208884328383952</text:p>
          </table:table-cell>
          <table:table-cell office:value-type="float" office:value="-0.207243559664599" calcext:value-type="float">
            <text:p>-0.207243559664599</text:p>
          </table:table-cell>
          <table:table-cell office:value-type="float" office:value="-0.204401732019508" calcext:value-type="float">
            <text:p>-0.204401732019508</text:p>
          </table:table-cell>
          <table:table-cell office:value-type="float" office:value="-0.203635763265952" calcext:value-type="float">
            <text:p>-0.203635763265952</text:p>
          </table:table-cell>
          <table:table-cell office:value-type="float" office:value="-0.207720548501719" calcext:value-type="float">
            <text:p>-0.207720548501719</text:p>
          </table:table-cell>
          <table:table-cell office:value-type="float" office:value="-0.219354750106424" calcext:value-type="float">
            <text:p>-0.219354750106424</text:p>
          </table:table-cell>
          <table:table-cell office:value-type="float" office:value="-0.224648851997644" calcext:value-type="float">
            <text:p>-0.224648851997644</text:p>
          </table:table-cell>
          <table:table-cell office:value-type="float" office:value="-0.219660110752036" calcext:value-type="float">
            <text:p>-0.219660110752036</text:p>
          </table:table-cell>
          <table:table-cell office:value-type="float" office:value="-0.206879158774706" calcext:value-type="float">
            <text:p>-0.206879158774706</text:p>
          </table:table-cell>
          <table:table-cell office:value-type="float" office:value="-0.197028751080002" calcext:value-type="float">
            <text:p>-0.197028751080002</text:p>
          </table:table-cell>
          <table:table-cell office:value-type="float" office:value="-0.198640433494318" calcext:value-type="float">
            <text:p>-0.198640433494318</text:p>
          </table:table-cell>
          <table:table-cell office:value-type="float" office:value="-0.194974258458449" calcext:value-type="float">
            <text:p>-0.194974258458449</text:p>
          </table:table-cell>
          <table:table-cell office:value-type="float" office:value="-0.195558813645806" calcext:value-type="float">
            <text:p>-0.195558813645806</text:p>
          </table:table-cell>
          <table:table-cell office:value-type="float" office:value="-0.192477352514212" calcext:value-type="float">
            <text:p>-0.192477352514212</text:p>
          </table:table-cell>
          <table:table-cell office:value-type="float" office:value="-0.18780806954402" calcext:value-type="float">
            <text:p>-0.18780806954402</text:p>
          </table:table-cell>
          <table:table-cell office:value-type="float" office:value="-0.19964320750051" calcext:value-type="float">
            <text:p>-0.19964320750051</text:p>
          </table:table-cell>
          <table:table-cell office:value-type="float" office:value="-0.206696411668526" calcext:value-type="float">
            <text:p>-0.206696411668526</text:p>
          </table:table-cell>
          <table:table-cell office:value-type="float" office:value="-0.206033015669404" calcext:value-type="float">
            <text:p>-0.206033015669404</text:p>
          </table:table-cell>
          <table:table-cell office:value-type="float" office:value="-0.200256504952531" calcext:value-type="float">
            <text:p>-0.200256504952531</text:p>
          </table:table-cell>
          <table:table-cell office:value-type="float" office:value="-0.192595801253555" calcext:value-type="float">
            <text:p>-0.192595801253555</text:p>
          </table:table-cell>
          <table:table-cell office:value-type="float" office:value="-0.192180984447156" calcext:value-type="float">
            <text:p>-0.192180984447156</text:p>
          </table:table-cell>
          <table:table-cell office:value-type="float" office:value="-0.192081408957653" calcext:value-type="float">
            <text:p>-0.192081408957653</text:p>
          </table:table-cell>
          <table:table-cell office:value-type="float" office:value="-0.192949972648496" calcext:value-type="float">
            <text:p>-0.192949972648496</text:p>
          </table:table-cell>
          <table:table-cell office:value-type="float" office:value="-0.19303126887494" calcext:value-type="float">
            <text:p>-0.19303126887494</text:p>
          </table:table-cell>
          <table:table-cell office:value-type="float" office:value="-0.189987852409682" calcext:value-type="float">
            <text:p>-0.189987852409682</text:p>
          </table:table-cell>
          <table:table-cell office:value-type="float" office:value="-0.190939614835615" calcext:value-type="float">
            <text:p>-0.190939614835615</text:p>
          </table:table-cell>
          <table:table-cell office:value-type="float" office:value="-0.188465293423237" calcext:value-type="float">
            <text:p>-0.188465293423237</text:p>
          </table:table-cell>
          <table:table-cell office:value-type="float" office:value="-0.191360642529378" calcext:value-type="float">
            <text:p>-0.191360642529378</text:p>
          </table:table-cell>
          <table:table-cell office:value-type="float" office:value="-0.208061956867184" calcext:value-type="float">
            <text:p>-0.208061956867184</text:p>
          </table:table-cell>
          <table:table-cell office:value-type="float" office:value="-0.205655976502906" calcext:value-type="float">
            <text:p>-0.205655976502906</text:p>
          </table:table-cell>
          <table:table-cell office:value-type="float" office:value="-0.201556609845201" calcext:value-type="float">
            <text:p>-0.201556609845201</text:p>
          </table:table-cell>
          <table:table-cell office:value-type="float" office:value="-0.189468705228351" calcext:value-type="float">
            <text:p>-0.189468705228351</text:p>
          </table:table-cell>
          <table:table-cell office:value-type="float" office:value="-0.184889028240609" calcext:value-type="float">
            <text:p>-0.184889028240609</text:p>
          </table:table-cell>
          <table:table-cell office:value-type="float" office:value="-0.187092561842505" calcext:value-type="float">
            <text:p>-0.187092561842505</text:p>
          </table:table-cell>
          <table:table-cell office:value-type="float" office:value="-0.188010432281697" calcext:value-type="float">
            <text:p>-0.188010432281697</text:p>
          </table:table-cell>
          <table:table-cell office:value-type="float" office:value="-0.18737912312206" calcext:value-type="float">
            <text:p>-0.18737912312206</text:p>
          </table:table-cell>
          <table:table-cell office:value-type="float" office:value="-0.183112340482364" calcext:value-type="float">
            <text:p>-0.183112340482364</text:p>
          </table:table-cell>
          <table:table-cell office:value-type="float" office:value="-0.181304516827032" calcext:value-type="float">
            <text:p>-0.181304516827032</text:p>
          </table:table-cell>
          <table:table-cell office:value-type="float" office:value="-0.186472378878617" calcext:value-type="float">
            <text:p>-0.186472378878617</text:p>
          </table:table-cell>
          <table:table-cell office:value-type="float" office:value="-0.191089207870618" calcext:value-type="float">
            <text:p>-0.191089207870618</text:p>
          </table:table-cell>
          <table:table-cell office:value-type="float" office:value="-0.202109984296193" calcext:value-type="float">
            <text:p>-0.202109984296193</text:p>
          </table:table-cell>
          <table:table-cell office:value-type="float" office:value="-0.206043236494198" calcext:value-type="float">
            <text:p>-0.206043236494198</text:p>
          </table:table-cell>
          <table:table-cell office:value-type="float" office:value="-0.200141086277864" calcext:value-type="float">
            <text:p>-0.200141086277864</text:p>
          </table:table-cell>
          <table:table-cell office:value-type="float" office:value="-0.19909311667602" calcext:value-type="float">
            <text:p>-0.19909311667602</text:p>
          </table:table-cell>
          <table:table-cell office:value-type="float" office:value="-0.193294565603709" calcext:value-type="float">
            <text:p>-0.193294565603709</text:p>
          </table:table-cell>
          <table:table-cell office:value-type="float" office:value="-0.184696396259612" calcext:value-type="float">
            <text:p>-0.184696396259612</text:p>
          </table:table-cell>
          <table:table-cell office:value-type="float" office:value="-0.181128558224743" calcext:value-type="float">
            <text:p>-0.181128558224743</text:p>
          </table:table-cell>
          <table:table-cell office:value-type="float" office:value="-0.178572646859325" calcext:value-type="float">
            <text:p>-0.178572646859325</text:p>
          </table:table-cell>
          <table:table-cell office:value-type="float" office:value="-0.172735776273986" calcext:value-type="float">
            <text:p>-0.172735776273986</text:p>
          </table:table-cell>
          <table:table-cell office:value-type="float" office:value="-0.171833923179407" calcext:value-type="float">
            <text:p>-0.171833923179407</text:p>
          </table:table-cell>
          <table:table-cell office:value-type="float" office:value="-0.178685692593593" calcext:value-type="float">
            <text:p>-0.178685692593593</text:p>
          </table:table-cell>
          <table:table-cell office:value-type="float" office:value="-0.188298074754771" calcext:value-type="float">
            <text:p>-0.188298074754771</text:p>
          </table:table-cell>
          <table:table-cell office:value-type="float" office:value="-0.188039119555497" calcext:value-type="float">
            <text:p>-0.188039119555497</text:p>
          </table:table-cell>
          <table:table-cell office:value-type="float" office:value="-0.185794649182152" calcext:value-type="float">
            <text:p>-0.185794649182152</text:p>
          </table:table-cell>
          <table:table-cell office:value-type="float" office:value="-0.175332799884318" calcext:value-type="float">
            <text:p>-0.175332799884318</text:p>
          </table:table-cell>
          <table:table-cell office:value-type="float" office:value="-0.166243506475799" calcext:value-type="float">
            <text:p>-0.166243506475799</text:p>
          </table:table-cell>
          <table:table-cell office:value-type="float" office:value="-0.162038554849186" calcext:value-type="float">
            <text:p>-0.162038554849186</text:p>
          </table:table-cell>
          <table:table-cell office:value-type="float" office:value="-0.159736459496338" calcext:value-type="float">
            <text:p>-0.159736459496338</text:p>
          </table:table-cell>
          <table:table-cell office:value-type="float" office:value="-0.157603520720435" calcext:value-type="float">
            <text:p>-0.157603520720435</text:p>
          </table:table-cell>
          <table:table-cell office:value-type="float" office:value="-0.158110622163187" calcext:value-type="float">
            <text:p>-0.158110622163187</text:p>
          </table:table-cell>
          <table:table-cell office:value-type="float" office:value="-0.17248530409233" calcext:value-type="float">
            <text:p>-0.17248530409233</text:p>
          </table:table-cell>
          <table:table-cell office:value-type="float" office:value="-0.181823041748724" calcext:value-type="float">
            <text:p>-0.181823041748724</text:p>
          </table:table-cell>
          <table:table-cell office:value-type="float" office:value="-0.181254752597264" calcext:value-type="float">
            <text:p>-0.181254752597264</text:p>
          </table:table-cell>
          <table:table-cell office:value-type="float" office:value="-0.181323993341709" calcext:value-type="float">
            <text:p>-0.181323993341709</text:p>
          </table:table-cell>
          <table:table-cell office:value-type="float" office:value="-0.174877815146749" calcext:value-type="float">
            <text:p>-0.174877815146749</text:p>
          </table:table-cell>
          <table:table-cell office:value-type="float" office:value="-0.16845445315482" calcext:value-type="float">
            <text:p>-0.16845445315482</text:p>
          </table:table-cell>
          <table:table-cell office:value-type="float" office:value="-0.161693998655181" calcext:value-type="float">
            <text:p>-0.161693998655181</text:p>
          </table:table-cell>
          <table:table-cell office:value-type="float" office:value="-0.158620586737245" calcext:value-type="float">
            <text:p>-0.158620586737245</text:p>
          </table:table-cell>
          <table:table-cell office:value-type="float" office:value="-0.15573120191804" calcext:value-type="float">
            <text:p>-0.15573120191804</text:p>
          </table:table-cell>
          <table:table-cell office:value-type="float" office:value="-0.158216889615341" calcext:value-type="float">
            <text:p>-0.158216889615341</text:p>
          </table:table-cell>
          <table:table-cell office:value-type="float" office:value="-0.181622317575176" calcext:value-type="float">
            <text:p>-0.181622317575176</text:p>
          </table:table-cell>
          <table:table-cell office:value-type="float" office:value="-0.182446205191622" calcext:value-type="float">
            <text:p>-0.182446205191622</text:p>
          </table:table-cell>
          <table:table-cell office:value-type="float" office:value="-0.17652968647319" calcext:value-type="float">
            <text:p>-0.17652968647319</text:p>
          </table:table-cell>
          <table:table-cell office:value-type="float" office:value="-0.168685365350075" calcext:value-type="float">
            <text:p>-0.168685365350075</text:p>
          </table:table-cell>
          <table:table-cell office:value-type="float" office:value="-0.163340161727845" calcext:value-type="float">
            <text:p>-0.163340161727845</text:p>
          </table:table-cell>
          <table:table-cell office:value-type="float" office:value="-0.164264469395013" calcext:value-type="float">
            <text:p>-0.164264469395013</text:p>
          </table:table-cell>
          <table:table-cell office:value-type="float" office:value="-0.163716492553765" calcext:value-type="float">
            <text:p>-0.163716492553765</text:p>
          </table:table-cell>
          <table:table-cell office:value-type="float" office:value="-0.161912158521161" calcext:value-type="float">
            <text:p>-0.161912158521161</text:p>
          </table:table-cell>
          <table:table-cell office:value-type="float" office:value="-0.158751110748959" calcext:value-type="float">
            <text:p>-0.158751110748959</text:p>
          </table:table-cell>
          <table:table-cell office:value-type="float" office:value="-0.159957841116291" calcext:value-type="float">
            <text:p>-0.159957841116291</text:p>
          </table:table-cell>
          <table:table-cell office:value-type="float" office:value="-0.181435108495693" calcext:value-type="float">
            <text:p>-0.181435108495693</text:p>
          </table:table-cell>
          <table:table-cell office:value-type="float" office:value="-0.183204280164314" calcext:value-type="float">
            <text:p>-0.183204280164314</text:p>
          </table:table-cell>
          <table:table-cell office:value-type="float" office:value="-0.176771397198511" calcext:value-type="float">
            <text:p>-0.176771397198511</text:p>
          </table:table-cell>
          <table:table-cell office:value-type="float" office:value="-0.172494799144673" calcext:value-type="float">
            <text:p>-0.172494799144673</text:p>
          </table:table-cell>
          <table:table-cell office:value-type="float" office:value="-0.169551418025297" calcext:value-type="float">
            <text:p>-0.169551418025297</text:p>
          </table:table-cell>
          <table:table-cell office:value-type="float" office:value="-0.160381475005241" calcext:value-type="float">
            <text:p>-0.160381475005241</text:p>
          </table:table-cell>
          <table:table-cell office:value-type="float" office:value="-0.15728525492915" calcext:value-type="float">
            <text:p>-0.15728525492915</text:p>
          </table:table-cell>
          <table:table-cell office:value-type="float" office:value="-0.157233195557893" calcext:value-type="float">
            <text:p>-0.157233195557893</text:p>
          </table:table-cell>
          <table:table-cell office:value-type="float" office:value="-0.212322469606852" calcext:value-type="float">
            <text:p>-0.212322469606852</text:p>
          </table:table-cell>
          <table:table-cell office:value-type="float" office:value="-0.217665021020412" calcext:value-type="float">
            <text:p>-0.217665021020412</text:p>
          </table:table-cell>
          <table:table-cell office:value-type="float" office:value="-0.208082777194129" calcext:value-type="float">
            <text:p>-0.208082777194129</text:p>
          </table:table-cell>
          <table:table-cell office:value-type="float" office:value="-0.203522007385914" calcext:value-type="float">
            <text:p>-0.203522007385914</text:p>
          </table:table-cell>
          <table:table-cell office:value-type="float" office:value="-0.204815605398204" calcext:value-type="float">
            <text:p>-0.204815605398204</text:p>
          </table:table-cell>
          <table:table-cell office:value-type="float" office:value="-0.206407136318104" calcext:value-type="float">
            <text:p>-0.206407136318104</text:p>
          </table:table-cell>
          <table:table-cell office:value-type="float" office:value="-0.202571747591424" calcext:value-type="float">
            <text:p>-0.202571747591424</text:p>
          </table:table-cell>
          <table:table-cell office:value-type="float" office:value="-0.202516398600036" calcext:value-type="float">
            <text:p>-0.202516398600036</text:p>
          </table:table-cell>
          <table:table-cell office:value-type="float" office:value="-0.223129969373963" calcext:value-type="float">
            <text:p>-0.223129969373963</text:p>
          </table:table-cell>
          <table:table-cell office:value-type="float" office:value="-0.221361230014864" calcext:value-type="float">
            <text:p>-0.221361230014864</text:p>
          </table:table-cell>
          <table:table-cell office:value-type="float" office:value="-0.204206197559829" calcext:value-type="float">
            <text:p>-0.204206197559829</text:p>
          </table:table-cell>
          <table:table-cell office:value-type="float" office:value="-0.198118204829212" calcext:value-type="float">
            <text:p>-0.198118204829212</text:p>
          </table:table-cell>
          <table:table-cell office:value-type="float" office:value="-0.193585071649" calcext:value-type="float">
            <text:p>-0.193585071649</text:p>
          </table:table-cell>
          <table:table-cell office:value-type="float" office:value="-0.186639410853764" calcext:value-type="float">
            <text:p>-0.186639410853764</text:p>
          </table:table-cell>
          <table:table-cell office:value-type="float" office:value="-0.184389823145771" calcext:value-type="float">
            <text:p>-0.184389823145771</text:p>
          </table:table-cell>
          <table:table-cell office:value-type="float" office:value="-0.187625991010737" calcext:value-type="float">
            <text:p>-0.187625991010737</text:p>
          </table:table-cell>
          <table:table-cell office:value-type="float" office:value="-0.191868697882778" calcext:value-type="float">
            <text:p>-0.191868697882778</text:p>
          </table:table-cell>
          <table:table-cell office:value-type="float" office:value="-0.198352871621348" calcext:value-type="float">
            <text:p>-0.198352871621348</text:p>
          </table:table-cell>
          <table:table-cell office:value-type="float" office:value="-0.202118040294423" calcext:value-type="float">
            <text:p>-0.202118040294423</text:p>
          </table:table-cell>
          <table:table-cell office:value-type="float" office:value="-0.201735364101601" calcext:value-type="float">
            <text:p>-0.201735364101601</text:p>
          </table:table-cell>
          <table:table-cell office:value-type="float" office:value="-0.202166650346381" calcext:value-type="float">
            <text:p>-0.202166650346381</text:p>
          </table:table-cell>
          <table:table-cell office:value-type="float" office:value="-0.197821412874102" calcext:value-type="float">
            <text:p>-0.197821412874102</text:p>
          </table:table-cell>
          <table:table-cell office:value-type="float" office:value="-0.19039779952074" calcext:value-type="float">
            <text:p>-0.19039779952074</text:p>
          </table:table-cell>
          <table:table-cell office:value-type="float" office:value="-0.189796085910661" calcext:value-type="float">
            <text:p>-0.189796085910661</text:p>
          </table:table-cell>
          <table:table-cell office:value-type="float" office:value="-0.189482832619655" calcext:value-type="float">
            <text:p>-0.189482832619655</text:p>
          </table:table-cell>
          <table:table-cell office:value-type="float" office:value="-0.193228351843512" calcext:value-type="float">
            <text:p>-0.193228351843512</text:p>
          </table:table-cell>
          <table:table-cell office:value-type="float" office:value="-0.20121788789813" calcext:value-type="float">
            <text:p>-0.20121788789813</text:p>
          </table:table-cell>
          <table:table-cell office:value-type="float" office:value="-0.206574366983779" calcext:value-type="float">
            <text:p>-0.206574366983779</text:p>
          </table:table-cell>
          <table:table-cell office:value-type="float" office:value="-0.206480197996366" calcext:value-type="float">
            <text:p>-0.206480197996366</text:p>
          </table:table-cell>
          <table:table-cell office:value-type="float" office:value="-0.203895559234038" calcext:value-type="float">
            <text:p>-0.203895559234038</text:p>
          </table:table-cell>
          <table:table-cell office:value-type="float" office:value="-0.204981495306749" calcext:value-type="float">
            <text:p>-0.204981495306749</text:p>
          </table:table-cell>
          <table:table-cell office:value-type="float" office:value="-0.196536276551366" calcext:value-type="float">
            <text:p>-0.196536276551366</text:p>
          </table:table-cell>
          <table:table-cell office:value-type="float" office:value="-0.194273106118648" calcext:value-type="float">
            <text:p>-0.194273106118648</text:p>
          </table:table-cell>
          <table:table-cell office:value-type="float" office:value="-0.19534626416464" calcext:value-type="float">
            <text:p>-0.19534626416464</text:p>
          </table:table-cell>
          <table:table-cell office:value-type="float" office:value="-0.194663496744258" calcext:value-type="float">
            <text:p>-0.194663496744258</text:p>
          </table:table-cell>
          <table:table-cell office:value-type="float" office:value="-0.195306857140541" calcext:value-type="float">
            <text:p>-0.195306857140541</text:p>
          </table:table-cell>
          <table:table-cell office:value-type="float" office:value="-0.193317613860927" calcext:value-type="float">
            <text:p>-0.193317613860927</text:p>
          </table:table-cell>
          <table:table-cell office:value-type="float" office:value="-0.204044936855885" calcext:value-type="float">
            <text:p>-0.204044936855885</text:p>
          </table:table-cell>
          <table:table-cell office:value-type="float" office:value="-0.208485692141975" calcext:value-type="float">
            <text:p>-0.208485692141975</text:p>
          </table:table-cell>
          <table:table-cell office:value-type="float" office:value="-0.203554060793577" calcext:value-type="float">
            <text:p>-0.203554060793577</text:p>
          </table:table-cell>
          <table:table-cell office:value-type="float" office:value="-0.194762729634119" calcext:value-type="float">
            <text:p>-0.194762729634119</text:p>
          </table:table-cell>
          <table:table-cell office:value-type="float" office:value="-0.194793846688911" calcext:value-type="float">
            <text:p>-0.194793846688911</text:p>
          </table:table-cell>
          <table:table-cell office:value-type="float" office:value="-0.187773972652452" calcext:value-type="float">
            <text:p>-0.187773972652452</text:p>
          </table:table-cell>
          <table:table-cell office:value-type="float" office:value="-0.188772974332739" calcext:value-type="float">
            <text:p>-0.188772974332739</text:p>
          </table:table-cell>
          <table:table-cell office:value-type="float" office:value="-0.185650574494376" calcext:value-type="float">
            <text:p>-0.185650574494376</text:p>
          </table:table-cell>
          <table:table-cell office:value-type="float" office:value="-0.183311008099694" calcext:value-type="float">
            <text:p>-0.183311008099694</text:p>
          </table:table-cell>
          <table:table-cell office:value-type="float" office:value="-0.180849451502392" calcext:value-type="float">
            <text:p>-0.180849451502392</text:p>
          </table:table-cell>
          <table:table-cell office:value-type="float" office:value="-0.195120000850462" calcext:value-type="float">
            <text:p>-0.195120000850462</text:p>
          </table:table-cell>
          <table:table-cell office:value-type="float" office:value="-0.200667411124711" calcext:value-type="float">
            <text:p>-0.200667411124711</text:p>
          </table:table-cell>
          <table:table-cell office:value-type="float" office:value="-0.200603941090212" calcext:value-type="float">
            <text:p>-0.200603941090212</text:p>
          </table:table-cell>
          <table:table-cell office:value-type="float" office:value="-0.195652455386676" calcext:value-type="float">
            <text:p>-0.195652455386676</text:p>
          </table:table-cell>
          <table:table-cell office:value-type="float" office:value="-0.189511201883193" calcext:value-type="float">
            <text:p>-0.189511201883193</text:p>
          </table:table-cell>
          <table:table-cell office:value-type="float" office:value="-0.185768654268333" calcext:value-type="float">
            <text:p>-0.185768654268333</text:p>
          </table:table-cell>
          <table:table-cell office:value-type="float" office:value="-0.182411512192412" calcext:value-type="float">
            <text:p>-0.182411512192412</text:p>
          </table:table-cell>
          <table:table-cell office:value-type="float" office:value="-0.182721551403078" calcext:value-type="float">
            <text:p>-0.182721551403078</text:p>
          </table:table-cell>
          <table:table-cell office:value-type="float" office:value="-0.180877588667195" calcext:value-type="float">
            <text:p>-0.180877588667195</text:p>
          </table:table-cell>
          <table:table-cell office:value-type="float" office:value="-0.181464065740746" calcext:value-type="float">
            <text:p>-0.181464065740746</text:p>
          </table:table-cell>
          <table:table-cell office:value-type="float" office:value="-0.177145717547728" calcext:value-type="float">
            <text:p>-0.177145717547728</text:p>
          </table:table-cell>
          <table:table-cell office:value-type="float" office:value="-0.18623213021643" calcext:value-type="float">
            <text:p>-0.18623213021643</text:p>
          </table:table-cell>
          <table:table-cell office:value-type="float" office:value="-0.19815424033743" calcext:value-type="float">
            <text:p>-0.19815424033743</text:p>
          </table:table-cell>
          <table:table-cell office:value-type="float" office:value="-0.19926057677478" calcext:value-type="float">
            <text:p>-0.19926057677478</text:p>
          </table:table-cell>
          <table:table-cell office:value-type="float" office:value="-0.200635308300134" calcext:value-type="float">
            <text:p>-0.200635308300134</text:p>
          </table:table-cell>
          <table:table-cell office:value-type="float" office:value="-0.195797522374289" calcext:value-type="float">
            <text:p>-0.195797522374289</text:p>
          </table:table-cell>
          <table:table-cell office:value-type="float" office:value="-0.190759799529313" calcext:value-type="float">
            <text:p>-0.190759799529313</text:p>
          </table:table-cell>
          <table:table-cell office:value-type="float" office:value="-0.182249864564434" calcext:value-type="float">
            <text:p>-0.182249864564434</text:p>
          </table:table-cell>
          <table:table-cell office:value-type="float" office:value="-0.174705367231147" calcext:value-type="float">
            <text:p>-0.174705367231147</text:p>
          </table:table-cell>
          <table:table-cell office:value-type="float" office:value="-0.172763857176711" calcext:value-type="float">
            <text:p>-0.172763857176711</text:p>
          </table:table-cell>
          <table:table-cell office:value-type="float" office:value="-0.17205327906493" calcext:value-type="float">
            <text:p>-0.17205327906493</text:p>
          </table:table-cell>
          <table:table-cell office:value-type="float" office:value="-0.17939866727175" calcext:value-type="float">
            <text:p>-0.17939866727175</text:p>
          </table:table-cell>
          <table:table-cell office:value-type="float" office:value="-0.191160335914625" calcext:value-type="float">
            <text:p>-0.191160335914625</text:p>
          </table:table-cell>
          <table:table-cell office:value-type="float" office:value="-0.196385801212119" calcext:value-type="float">
            <text:p>-0.196385801212119</text:p>
          </table:table-cell>
          <table:table-cell office:value-type="float" office:value="-0.195403266844444" calcext:value-type="float">
            <text:p>-0.195403266844444</text:p>
          </table:table-cell>
          <table:table-cell office:value-type="float" office:value="-0.195294612635841" calcext:value-type="float">
            <text:p>-0.195294612635841</text:p>
          </table:table-cell>
          <table:table-cell office:value-type="float" office:value="-0.183352337059544" calcext:value-type="float">
            <text:p>-0.183352337059544</text:p>
          </table:table-cell>
          <table:table-cell office:value-type="float" office:value="-0.175328024794552" calcext:value-type="float">
            <text:p>-0.175328024794552</text:p>
          </table:table-cell>
          <table:table-cell office:value-type="float" office:value="-0.171569840539079" calcext:value-type="float">
            <text:p>-0.171569840539079</text:p>
          </table:table-cell>
          <table:table-cell office:value-type="float" office:value="-0.168338837279563" calcext:value-type="float">
            <text:p>-0.168338837279563</text:p>
          </table:table-cell>
          <table:table-cell office:value-type="float" office:value="-0.165957777976578" calcext:value-type="float">
            <text:p>-0.165957777976578</text:p>
          </table:table-cell>
          <table:table-cell office:value-type="float" office:value="-0.169898079976884" calcext:value-type="float">
            <text:p>-0.169898079976884</text:p>
          </table:table-cell>
          <table:table-cell office:value-type="float" office:value="-0.181905309555061" calcext:value-type="float">
            <text:p>-0.181905309555061</text:p>
          </table:table-cell>
          <table:table-cell office:value-type="float" office:value="-0.187034732573784" calcext:value-type="float">
            <text:p>-0.187034732573784</text:p>
          </table:table-cell>
          <table:table-cell office:value-type="float" office:value="-0.161375562452112" calcext:value-type="float">
            <text:p>-0.161375562452112</text:p>
          </table:table-cell>
          <table:table-cell office:value-type="float" office:value="-0.160483987990719" calcext:value-type="float">
            <text:p>-0.160483987990719</text:p>
          </table:table-cell>
          <table:table-cell office:value-type="float" office:value="-0.161496276323814" calcext:value-type="float">
            <text:p>-0.161496276323814</text:p>
          </table:table-cell>
          <table:table-cell office:value-type="float" office:value="-0.20270910323138" calcext:value-type="float">
            <text:p>-0.20270910323138</text:p>
          </table:table-cell>
          <table:table-cell office:value-type="float" office:value="-0.19919093702439" calcext:value-type="float">
            <text:p>-0.19919093702439</text:p>
          </table:table-cell>
          <table:table-cell office:value-type="float" office:value="-0.198252713732104" calcext:value-type="float">
            <text:p>-0.198252713732104</text:p>
          </table:table-cell>
          <table:table-cell office:value-type="float" office:value="-0.169164484909161" calcext:value-type="float">
            <text:p>-0.169164484909161</text:p>
          </table:table-cell>
          <table:table-cell office:value-type="float" office:value="-0.167376072364679" calcext:value-type="float">
            <text:p>-0.167376072364679</text:p>
          </table:table-cell>
          <table:table-cell office:value-type="float" office:value="-0.15898303337402" calcext:value-type="float">
            <text:p>-0.15898303337402</text:p>
          </table:table-cell>
          <table:table-cell office:value-type="float" office:value="-0.154921113034632" calcext:value-type="float">
            <text:p>-0.154921113034632</text:p>
          </table:table-cell>
          <table:table-cell office:value-type="float" office:value="-0.160033074196753" calcext:value-type="float">
            <text:p>-0.160033074196753</text:p>
          </table:table-cell>
          <table:table-cell office:value-type="float" office:value="-0.193318156434627" calcext:value-type="float">
            <text:p>-0.193318156434627</text:p>
          </table:table-cell>
          <table:table-cell office:value-type="float" office:value="-0.197565643507815" calcext:value-type="float">
            <text:p>-0.197565643507815</text:p>
          </table:table-cell>
          <table:table-cell office:value-type="float" office:value="-0.185510774693152" calcext:value-type="float">
            <text:p>-0.185510774693152</text:p>
          </table:table-cell>
          <table:table-cell office:value-type="float" office:value="-0.184161101757304" calcext:value-type="float">
            <text:p>-0.184161101757304</text:p>
          </table:table-cell>
          <table:table-cell office:value-type="float" office:value="-0.178804196789988" calcext:value-type="float">
            <text:p>-0.178804196789988</text:p>
          </table:table-cell>
          <table:table-cell office:value-type="float" office:value="-0.169227712280262" calcext:value-type="float">
            <text:p>-0.169227712280262</text:p>
          </table:table-cell>
          <table:table-cell office:value-type="float" office:value="-0.180106337381129" calcext:value-type="float">
            <text:p>-0.180106337381129</text:p>
          </table:table-cell>
          <table:table-cell office:value-type="float" office:value="-0.183045560136269" calcext:value-type="float">
            <text:p>-0.183045560136269</text:p>
          </table:table-cell>
          <table:table-cell office:value-type="float" office:value="-0.182148068734641" calcext:value-type="float">
            <text:p>-0.182148068734641</text:p>
          </table:table-cell>
          <table:table-cell office:value-type="float" office:value="-0.181370551895007" calcext:value-type="float">
            <text:p>-0.181370551895007</text:p>
          </table:table-cell>
          <table:table-cell office:value-type="float" office:value="-0.1786744637804" calcext:value-type="float">
            <text:p>-0.1786744637804</text:p>
          </table:table-cell>
          <table:table-cell office:value-type="float" office:value="-0.172471522007256" calcext:value-type="float">
            <text:p>-0.172471522007256</text:p>
          </table:table-cell>
          <table:table-cell office:value-type="float" office:value="-0.167779778100156" calcext:value-type="float">
            <text:p>-0.167779778100156</text:p>
          </table:table-cell>
          <table:table-cell office:value-type="float" office:value="-0.168625582422528" calcext:value-type="float">
            <text:p>-0.168625582422528</text:p>
          </table:table-cell>
          <table:table-cell office:value-type="float" office:value="-0.169326758573983" calcext:value-type="float">
            <text:p>-0.169326758573983</text:p>
          </table:table-cell>
          <table:table-cell office:value-type="float" office:value="-0.171963763581981" calcext:value-type="float">
            <text:p>-0.171963763581981</text:p>
          </table:table-cell>
          <table:table-cell office:value-type="float" office:value="-0.172975131740725" calcext:value-type="float">
            <text:p>-0.172975131740725</text:p>
          </table:table-cell>
          <table:table-cell office:value-type="float" office:value="-0.172304388907441" calcext:value-type="float">
            <text:p>-0.172304388907441</text:p>
          </table:table-cell>
          <table:table-cell office:value-type="float" office:value="-0.169298618455212" calcext:value-type="float">
            <text:p>-0.169298618455212</text:p>
          </table:table-cell>
          <table:table-cell office:value-type="float" office:value="-0.17678880286143" calcext:value-type="float">
            <text:p>-0.17678880286143</text:p>
          </table:table-cell>
          <table:table-cell office:value-type="float" office:value="-0.181819606231825" calcext:value-type="float">
            <text:p>-0.181819606231825</text:p>
          </table:table-cell>
          <table:table-cell office:value-type="float" office:value="-0.186829592230846" calcext:value-type="float">
            <text:p>-0.186829592230846</text:p>
          </table:table-cell>
          <table:table-cell office:value-type="float" office:value="-0.181489563316146" calcext:value-type="float">
            <text:p>-0.181489563316146</text:p>
          </table:table-cell>
          <table:table-cell office:value-type="float" office:value="-0.173659366621363" calcext:value-type="float">
            <text:p>-0.173659366621363</text:p>
          </table:table-cell>
          <table:table-cell office:value-type="float" office:value="-0.170509736347075" calcext:value-type="float">
            <text:p>-0.170509736347075</text:p>
          </table:table-cell>
          <table:table-cell office:value-type="float" office:value="-0.171343308459066" calcext:value-type="float">
            <text:p>-0.171343308459066</text:p>
          </table:table-cell>
          <table:table-cell office:value-type="float" office:value="-0.172332978293917" calcext:value-type="float">
            <text:p>-0.172332978293917</text:p>
          </table:table-cell>
          <table:table-cell office:value-type="float" office:value="-0.168272131042723" calcext:value-type="float">
            <text:p>-0.168272131042723</text:p>
          </table:table-cell>
          <table:table-cell office:value-type="float" office:value="-0.185042496734304" calcext:value-type="float">
            <text:p>-0.185042496734304</text:p>
          </table:table-cell>
          <table:table-cell office:value-type="float" office:value="-0.190942139573918" calcext:value-type="float">
            <text:p>-0.190942139573918</text:p>
          </table:table-cell>
          <table:table-cell office:value-type="float" office:value="-0.186756091467622" calcext:value-type="float">
            <text:p>-0.186756091467622</text:p>
          </table:table-cell>
          <table:table-cell office:value-type="float" office:value="-0.181635422985601" calcext:value-type="float">
            <text:p>-0.181635422985601</text:p>
          </table:table-cell>
          <table:table-cell office:value-type="float" office:value="-0.177225960108207" calcext:value-type="float">
            <text:p>-0.177225960108207</text:p>
          </table:table-cell>
          <table:table-cell office:value-type="float" office:value="-0.171169109345932" calcext:value-type="float">
            <text:p>-0.171169109345932</text:p>
          </table:table-cell>
          <table:table-cell office:value-type="float" office:value="-0.170111782268273" calcext:value-type="float">
            <text:p>-0.170111782268273</text:p>
          </table:table-cell>
          <table:table-cell office:value-type="float" office:value="-0.168722958522019" calcext:value-type="float">
            <text:p>-0.168722958522019</text:p>
          </table:table-cell>
          <table:table-cell office:value-type="float" office:value="-0.166457504617248" calcext:value-type="float">
            <text:p>-0.166457504617248</text:p>
          </table:table-cell>
          <table:table-cell office:value-type="float" office:value="-0.170142094959948" calcext:value-type="float">
            <text:p>-0.170142094959948</text:p>
          </table:table-cell>
          <table:table-cell office:value-type="float" office:value="-0.181565414759192" calcext:value-type="float">
            <text:p>-0.181565414759192</text:p>
          </table:table-cell>
          <table:table-cell office:value-type="float" office:value="-0.185193633464059" calcext:value-type="float">
            <text:p>-0.185193633464059</text:p>
          </table:table-cell>
          <table:table-cell office:value-type="float" office:value="-0.183703466113028" calcext:value-type="float">
            <text:p>-0.183703466113028</text:p>
          </table:table-cell>
          <table:table-cell office:value-type="float" office:value="-0.174529409847187" calcext:value-type="float">
            <text:p>-0.174529409847187</text:p>
          </table:table-cell>
          <table:table-cell office:value-type="float" office:value="-0.170052842569405" calcext:value-type="float">
            <text:p>-0.170052842569405</text:p>
          </table:table-cell>
          <table:table-cell office:value-type="float" office:value="-0.170469283683624" calcext:value-type="float">
            <text:p>-0.170469283683624</text:p>
          </table:table-cell>
          <table:table-cell office:value-type="float" office:value="-0.171232753160019" calcext:value-type="float">
            <text:p>-0.171232753160019</text:p>
          </table:table-cell>
          <table:table-cell office:value-type="float" office:value="-0.170039436712961" calcext:value-type="float">
            <text:p>-0.170039436712961</text:p>
          </table:table-cell>
          <table:table-cell office:value-type="float" office:value="-0.168996181228577" calcext:value-type="float">
            <text:p>-0.168996181228577</text:p>
          </table:table-cell>
          <table:table-cell office:value-type="float" office:value="-0.173517414793076" calcext:value-type="float">
            <text:p>-0.173517414793076</text:p>
          </table:table-cell>
          <table:table-cell office:value-type="float" office:value="-0.184023352764776" calcext:value-type="float">
            <text:p>-0.184023352764776</text:p>
          </table:table-cell>
          <table:table-cell office:value-type="float" office:value="-0.188357442176917" calcext:value-type="float">
            <text:p>-0.188357442176917</text:p>
          </table:table-cell>
          <table:table-cell office:value-type="float" office:value="-0.189554990708985" calcext:value-type="float">
            <text:p>-0.189554990708985</text:p>
          </table:table-cell>
          <table:table-cell office:value-type="float" office:value="-0.172587283845543" calcext:value-type="float">
            <text:p>-0.172587283845543</text:p>
          </table:table-cell>
          <table:table-cell office:value-type="float" office:value="-0.167577643342829" calcext:value-type="float">
            <text:p>-0.167577643342829</text:p>
          </table:table-cell>
          <table:table-cell office:value-type="float" office:value="-0.164681105226" calcext:value-type="float">
            <text:p>-0.164681105226</text:p>
          </table:table-cell>
          <table:table-cell office:value-type="float" office:value="-0.162159630455156" calcext:value-type="float">
            <text:p>-0.162159630455156</text:p>
          </table:table-cell>
          <table:table-cell office:value-type="float" office:value="-0.163442800228967" calcext:value-type="float">
            <text:p>-0.163442800228967</text:p>
          </table:table-cell>
          <table:table-cell office:value-type="float" office:value="-0.16678936087819" calcext:value-type="float">
            <text:p>-0.16678936087819</text:p>
          </table:table-cell>
          <table:table-cell office:value-type="float" office:value="-0.180929038907231" calcext:value-type="float">
            <text:p>-0.180929038907231</text:p>
          </table:table-cell>
          <table:table-cell office:value-type="float" office:value="-0.186811321697725" calcext:value-type="float">
            <text:p>-0.186811321697725</text:p>
          </table:table-cell>
          <table:table-cell office:value-type="float" office:value="-0.182049850998733" calcext:value-type="float">
            <text:p>-0.182049850998733</text:p>
          </table:table-cell>
          <table:table-cell office:value-type="float" office:value="-0.178192661829495" calcext:value-type="float">
            <text:p>-0.178192661829495</text:p>
          </table:table-cell>
          <table:table-cell office:value-type="float" office:value="-0.166120027957158" calcext:value-type="float">
            <text:p>-0.166120027957158</text:p>
          </table:table-cell>
          <table:table-cell office:value-type="float" office:value="-0.163411379007642" calcext:value-type="float">
            <text:p>-0.163411379007642</text:p>
          </table:table-cell>
          <table:table-cell office:value-type="float" office:value="-0.160138567512117" calcext:value-type="float">
            <text:p>-0.160138567512117</text:p>
          </table:table-cell>
          <table:table-cell office:value-type="float" office:value="-0.159190505172096" calcext:value-type="float">
            <text:p>-0.159190505172096</text:p>
          </table:table-cell>
          <table:table-cell office:value-type="float" office:value="-0.155983980977853" calcext:value-type="float">
            <text:p>-0.155983980977853</text:p>
          </table:table-cell>
          <table:table-cell office:value-type="float" office:value="-0.162398372925426" calcext:value-type="float">
            <text:p>-0.162398372925426</text:p>
          </table:table-cell>
          <table:table-cell office:value-type="float" office:value="-0.189675036069331" calcext:value-type="float">
            <text:p>-0.189675036069331</text:p>
          </table:table-cell>
          <table:table-cell office:value-type="float" office:value="-0.18912617947474" calcext:value-type="float">
            <text:p>-0.18912617947474</text:p>
          </table:table-cell>
          <table:table-cell office:value-type="float" office:value="-0.186348082533765" calcext:value-type="float">
            <text:p>-0.186348082533765</text:p>
          </table:table-cell>
          <table:table-cell office:value-type="float" office:value="-0.177022458932392" calcext:value-type="float">
            <text:p>-0.177022458932392</text:p>
          </table:table-cell>
          <table:table-cell office:value-type="float" office:value="-0.171139714843473" calcext:value-type="float">
            <text:p>-0.171139714843473</text:p>
          </table:table-cell>
          <table:table-cell office:value-type="float" office:value="-0.167183168973072" calcext:value-type="float">
            <text:p>-0.167183168973072</text:p>
          </table:table-cell>
          <table:table-cell office:value-type="float" office:value="-0.164488855417386" calcext:value-type="float">
            <text:p>-0.164488855417386</text:p>
          </table:table-cell>
          <table:table-cell office:value-type="float" office:value="-0.16220893157036" calcext:value-type="float">
            <text:p>-0.16220893157036</text:p>
          </table:table-cell>
          <table:table-cell office:value-type="float" office:value="-0.189906890650402" calcext:value-type="float">
            <text:p>-0.189906890650402</text:p>
          </table:table-cell>
          <table:table-cell office:value-type="float" office:value="-0.186005854306227" calcext:value-type="float">
            <text:p>-0.186005854306227</text:p>
          </table:table-cell>
          <table:table-cell office:value-type="float" office:value="-0.180135586018504" calcext:value-type="float">
            <text:p>-0.180135586018504</text:p>
          </table:table-cell>
          <table:table-cell office:value-type="float" office:value="-0.179890257200339" calcext:value-type="float">
            <text:p>-0.179890257200339</text:p>
          </table:table-cell>
          <table:table-cell office:value-type="float" office:value="-0.175005600070983" calcext:value-type="float">
            <text:p>-0.175005600070983</text:p>
          </table:table-cell>
          <table:table-cell office:value-type="float" office:value="-0.177048379734037" calcext:value-type="float">
            <text:p>-0.177048379734037</text:p>
          </table:table-cell>
          <table:table-cell office:value-type="float" office:value="-0.170906393076128" calcext:value-type="float">
            <text:p>-0.170906393076128</text:p>
          </table:table-cell>
          <table:table-cell office:value-type="float" office:value="-0.171510842111545" calcext:value-type="float">
            <text:p>-0.171510842111545</text:p>
          </table:table-cell>
          <table:table-cell office:value-type="float" office:value="-0.17249629967854" calcext:value-type="float">
            <text:p>-0.17249629967854</text:p>
          </table:table-cell>
          <table:table-cell office:value-type="float" office:value="-0.170144583130202" calcext:value-type="float">
            <text:p>-0.170144583130202</text:p>
          </table:table-cell>
          <table:table-cell office:value-type="float" office:value="-0.168345172350787" calcext:value-type="float">
            <text:p>-0.168345172350787</text:p>
          </table:table-cell>
          <table:table-cell office:value-type="float" office:value="-0.202588221489785" calcext:value-type="float">
            <text:p>-0.202588221489785</text:p>
          </table:table-cell>
          <table:table-cell office:value-type="float" office:value="-0.200676654561664" calcext:value-type="float">
            <text:p>-0.200676654561664</text:p>
          </table:table-cell>
          <table:table-cell office:value-type="float" office:value="-0.201548931848926" calcext:value-type="float">
            <text:p>-0.201548931848926</text:p>
          </table:table-cell>
          <table:table-cell office:value-type="float" office:value="-0.198845908735279" calcext:value-type="float">
            <text:p>-0.198845908735279</text:p>
          </table:table-cell>
          <table:table-cell office:value-type="float" office:value="-0.19521193606216" calcext:value-type="float">
            <text:p>-0.19521193606216</text:p>
          </table:table-cell>
          <table:table-cell office:value-type="float" office:value="-0.195511834997013" calcext:value-type="float">
            <text:p>-0.195511834997013</text:p>
          </table:table-cell>
          <table:table-cell office:value-type="float" office:value="-0.196225879128406" calcext:value-type="float">
            <text:p>-0.196225879128406</text:p>
          </table:table-cell>
          <table:table-cell office:value-type="float" office:value="-0.19540870487991" calcext:value-type="float">
            <text:p>-0.19540870487991</text:p>
          </table:table-cell>
          <table:table-cell office:value-type="float" office:value="-0.193781868081941" calcext:value-type="float">
            <text:p>-0.193781868081941</text:p>
          </table:table-cell>
          <table:table-cell office:value-type="float" office:value="-0.233586744438483" calcext:value-type="float">
            <text:p>-0.233586744438483</text:p>
          </table:table-cell>
          <table:table-cell office:value-type="float" office:value="-0.236762759331317" calcext:value-type="float">
            <text:p>-0.236762759331317</text:p>
          </table:table-cell>
          <table:table-cell office:value-type="float" office:value="-0.238839510663446" calcext:value-type="float">
            <text:p>-0.238839510663446</text:p>
          </table:table-cell>
          <table:table-cell office:value-type="float" office:value="-0.192878064723339" calcext:value-type="float">
            <text:p>-0.192878064723339</text:p>
          </table:table-cell>
          <table:table-cell office:value-type="float" office:value="-0.193860280705144" calcext:value-type="float">
            <text:p>-0.193860280705144</text:p>
          </table:table-cell>
          <table:table-cell office:value-type="float" office:value="-0.198420192006918" calcext:value-type="float">
            <text:p>-0.198420192006918</text:p>
          </table:table-cell>
          <table:table-cell office:value-type="float" office:value="-0.222143510844722" calcext:value-type="float">
            <text:p>-0.222143510844722</text:p>
          </table:table-cell>
          <table:table-cell office:value-type="float" office:value="-0.224178943409097" calcext:value-type="float">
            <text:p>-0.224178943409097</text:p>
          </table:table-cell>
          <table:table-cell office:value-type="float" office:value="-0.216535413997428" calcext:value-type="float">
            <text:p>-0.216535413997428</text:p>
          </table:table-cell>
          <table:table-cell office:value-type="float" office:value="-0.213523442468539" calcext:value-type="float">
            <text:p>-0.213523442468539</text:p>
          </table:table-cell>
          <table:table-cell office:value-type="float" office:value="-0.209033615128454" calcext:value-type="float">
            <text:p>-0.209033615128454</text:p>
          </table:table-cell>
          <table:table-cell office:value-type="float" office:value="-0.198874001399036" calcext:value-type="float">
            <text:p>-0.198874001399036</text:p>
          </table:table-cell>
          <table:table-cell office:value-type="float" office:value="-0.202175078840526" calcext:value-type="float">
            <text:p>-0.202175078840526</text:p>
          </table:table-cell>
          <table:table-cell office:value-type="float" office:value="-0.225257470302477" calcext:value-type="float">
            <text:p>-0.225257470302477</text:p>
          </table:table-cell>
          <table:table-cell office:value-type="float" office:value="-0.227292041342453" calcext:value-type="float">
            <text:p>-0.227292041342453</text:p>
          </table:table-cell>
          <table:table-cell office:value-type="float" office:value="-0.228348657996329" calcext:value-type="float">
            <text:p>-0.228348657996329</text:p>
          </table:table-cell>
          <table:table-cell office:value-type="float" office:value="-0.224177989046131" calcext:value-type="float">
            <text:p>-0.224177989046131</text:p>
          </table:table-cell>
          <table:table-cell office:value-type="float" office:value="-0.217101636905874" calcext:value-type="float">
            <text:p>-0.217101636905874</text:p>
          </table:table-cell>
          <table:table-cell office:value-type="float" office:value="-0.212185027849375" calcext:value-type="float">
            <text:p>-0.212185027849375</text:p>
          </table:table-cell>
          <table:table-cell office:value-type="float" office:value="-0.20754807526649" calcext:value-type="float">
            <text:p>-0.20754807526649</text:p>
          </table:table-cell>
          <table:table-cell office:value-type="float" office:value="-0.204076467048489" calcext:value-type="float">
            <text:p>-0.204076467048489</text:p>
          </table:table-cell>
          <table:table-cell office:value-type="float" office:value="-0.205090779015884" calcext:value-type="float">
            <text:p>-0.205090779015884</text:p>
          </table:table-cell>
          <table:table-cell office:value-type="float" office:value="-0.200204068390652" calcext:value-type="float">
            <text:p>-0.200204068390652</text:p>
          </table:table-cell>
          <table:table-cell office:value-type="float" office:value="-0.198479040272308" calcext:value-type="float">
            <text:p>-0.198479040272308</text:p>
          </table:table-cell>
          <table:table-cell office:value-type="float" office:value="-0.19496394258148" calcext:value-type="float">
            <text:p>-0.19496394258148</text:p>
          </table:table-cell>
          <table:table-cell office:value-type="float" office:value="-0.188401002330268" calcext:value-type="float">
            <text:p>-0.188401002330268</text:p>
          </table:table-cell>
          <table:table-cell office:value-type="float" office:value="-0.180964688330088" calcext:value-type="float">
            <text:p>-0.180964688330088</text:p>
          </table:table-cell>
          <table:table-cell office:value-type="float" office:value="-0.173308228113141" calcext:value-type="float">
            <text:p>-0.173308228113141</text:p>
          </table:table-cell>
          <table:table-cell office:value-type="float" office:value="-0.169738255920876" calcext:value-type="float">
            <text:p>-0.169738255920876</text:p>
          </table:table-cell>
          <table:table-cell office:value-type="float" office:value="-0.172013083812209" calcext:value-type="float">
            <text:p>-0.172013083812209</text:p>
          </table:table-cell>
          <table:table-cell office:value-type="float" office:value="-0.173607377485477" calcext:value-type="float">
            <text:p>-0.173607377485477</text:p>
          </table:table-cell>
          <table:table-cell office:value-type="float" office:value="-0.173831474478456" calcext:value-type="float">
            <text:p>-0.173831474478456</text:p>
          </table:table-cell>
          <table:table-cell office:value-type="float" office:value="-0.173541801868468" calcext:value-type="float">
            <text:p>-0.173541801868468</text:p>
          </table:table-cell>
          <table:table-cell office:value-type="float" office:value="-0.173247703168125" calcext:value-type="float">
            <text:p>-0.173247703168125</text:p>
          </table:table-cell>
          <table:table-cell office:value-type="float" office:value="-0.173364908226704" calcext:value-type="float">
            <text:p>-0.173364908226704</text:p>
          </table:table-cell>
          <table:table-cell office:value-type="float" office:value="-0.173477199387847" calcext:value-type="float">
            <text:p>-0.173477199387847</text:p>
          </table:table-cell>
          <table:table-cell office:value-type="float" office:value="-0.173739991836053" calcext:value-type="float">
            <text:p>-0.173739991836053</text:p>
          </table:table-cell>
          <table:table-cell office:value-type="float" office:value="-0.173838285177412" calcext:value-type="float">
            <text:p>-0.173838285177412</text:p>
          </table:table-cell>
          <table:table-cell office:value-type="float" office:value="-0.173823067874582" calcext:value-type="float">
            <text:p>-0.173823067874582</text:p>
          </table:table-cell>
          <table:table-cell office:value-type="float" office:value="-0.173701395189938" calcext:value-type="float">
            <text:p>-0.173701395189938</text:p>
          </table:table-cell>
          <table:table-cell office:value-type="float" office:value="-0.173956574244225" calcext:value-type="float">
            <text:p>-0.173956574244225</text:p>
          </table:table-cell>
          <table:table-cell office:value-type="float" office:value="-0.173895191632388" calcext:value-type="float">
            <text:p>-0.173895191632388</text:p>
          </table:table-cell>
          <table:table-cell office:value-type="float" office:value="-0.174086434794376" calcext:value-type="float">
            <text:p>-0.174086434794376</text:p>
          </table:table-cell>
          <table:table-cell office:value-type="float" office:value="-0.174163394063365" calcext:value-type="float">
            <text:p>-0.174163394063365</text:p>
          </table:table-cell>
          <table:table-cell office:value-type="float" office:value="-0.174175259284686" calcext:value-type="float">
            <text:p>-0.174175259284686</text:p>
          </table:table-cell>
          <table:table-cell office:value-type="float" office:value="-0.174174952127329" calcext:value-type="float">
            <text:p>-0.174174952127329</text:p>
          </table:table-cell>
          <table:table-cell office:value-type="float" office:value="-0.174036102349698" calcext:value-type="float">
            <text:p>-0.174036102349698</text:p>
          </table:table-cell>
          <table:table-cell office:value-type="float" office:value="-0.174243540201793" calcext:value-type="float">
            <text:p>-0.174243540201793</text:p>
          </table:table-cell>
          <table:table-cell office:value-type="float" office:value="-0.174186118841557" calcext:value-type="float">
            <text:p>-0.174186118841557</text:p>
          </table:table-cell>
          <table:table-cell office:value-type="float" office:value="-0.174216755595569" calcext:value-type="float">
            <text:p>-0.174216755595569</text:p>
          </table:table-cell>
          <table:table-cell office:value-type="float" office:value="-0.174230695464934" calcext:value-type="float">
            <text:p>-0.174230695464934</text:p>
          </table:table-cell>
          <table:table-cell office:value-type="float" office:value="-0.174351470282078" calcext:value-type="float">
            <text:p>-0.174351470282078</text:p>
          </table:table-cell>
          <table:table-cell office:value-type="float" office:value="-0.174086254616955" calcext:value-type="float">
            <text:p>-0.174086254616955</text:p>
          </table:table-cell>
          <table:table-cell office:value-type="float" office:value="-0.174149998455369" calcext:value-type="float">
            <text:p>-0.174149998455369</text:p>
          </table:table-cell>
          <table:table-cell office:value-type="float" office:value="-0.174213032996254" calcext:value-type="float">
            <text:p>-0.174213032996254</text:p>
          </table:table-cell>
          <table:table-cell office:value-type="float" office:value="-0.174120144235293" calcext:value-type="float">
            <text:p>-0.174120144235293</text:p>
          </table:table-cell>
          <table:table-cell office:value-type="float" office:value="-0.174072340441413" calcext:value-type="float">
            <text:p>-0.174072340441413</text:p>
          </table:table-cell>
          <table:table-cell office:value-type="float" office:value="-0.174213587706817" calcext:value-type="float">
            <text:p>-0.174213587706817</text:p>
          </table:table-cell>
          <table:table-cell office:value-type="float" office:value="-0.174217608706047" calcext:value-type="float">
            <text:p>-0.174217608706047</text:p>
          </table:table-cell>
          <table:table-cell office:value-type="float" office:value="-0.174177130481168" calcext:value-type="float">
            <text:p>-0.174177130481168</text:p>
          </table:table-cell>
          <table:table-cell office:value-type="float" office:value="-0.174205906766469" calcext:value-type="float">
            <text:p>-0.174205906766469</text:p>
          </table:table-cell>
          <table:table-cell office:value-type="float" office:value="-0.174139801216569" calcext:value-type="float">
            <text:p>-0.174139801216569</text:p>
          </table:table-cell>
          <table:table-cell office:value-type="float" office:value="-0.17414382561842" calcext:value-type="float">
            <text:p>-0.17414382561842</text:p>
          </table:table-cell>
          <table:table-cell office:value-type="float" office:value="-0.174139674726012" calcext:value-type="float">
            <text:p>-0.174139674726012</text:p>
          </table:table-cell>
          <table:table-cell office:value-type="float" office:value="-0.174048313162963" calcext:value-type="float">
            <text:p>-0.174048313162963</text:p>
          </table:table-cell>
          <table:table-cell office:value-type="float" office:value="-0.174165732110516" calcext:value-type="float">
            <text:p>-0.174165732110516</text:p>
          </table:table-cell>
          <table:table-cell office:value-type="float" office:value="-0.174093192909922" calcext:value-type="float">
            <text:p>-0.174093192909922</text:p>
          </table:table-cell>
          <table:table-cell office:value-type="float" office:value="-0.174156228948342" calcext:value-type="float">
            <text:p>-0.174156228948342</text:p>
          </table:table-cell>
          <table:table-cell office:value-type="float" office:value="-0.17417363302528" calcext:value-type="float">
            <text:p>-0.17417363302528</text:p>
          </table:table-cell>
          <table:table-cell office:value-type="float" office:value="-0.174273453110871" calcext:value-type="float">
            <text:p>-0.174273453110871</text:p>
          </table:table-cell>
          <table:table-cell office:value-type="float" office:value="-0.174135855031948" calcext:value-type="float">
            <text:p>-0.174135855031948</text:p>
          </table:table-cell>
          <table:table-cell office:value-type="float" office:value="-0.174129760613343" calcext:value-type="float">
            <text:p>-0.174129760613343</text:p>
          </table:table-cell>
          <table:table-cell office:value-type="float" office:value="-0.174172929270371" calcext:value-type="float">
            <text:p>-0.174172929270371</text:p>
          </table:table-cell>
          <table:table-cell office:value-type="float" office:value="-0.174195054219252" calcext:value-type="float">
            <text:p>-0.174195054219252</text:p>
          </table:table-cell>
          <table:table-cell office:value-type="float" office:value="-0.174241597274609" calcext:value-type="float">
            <text:p>-0.174241597274609</text:p>
          </table:table-cell>
          <table:table-cell office:value-type="float" office:value="-0.174156813593132" calcext:value-type="float">
            <text:p>-0.174156813593132</text:p>
          </table:table-cell>
          <table:table-cell office:value-type="float" office:value="-0.174333013940274" calcext:value-type="float">
            <text:p>-0.174333013940274</text:p>
          </table:table-cell>
          <table:table-cell office:value-type="float" office:value="-0.174179635975148" calcext:value-type="float">
            <text:p>-0.174179635975148</text:p>
          </table:table-cell>
          <table:table-cell office:value-type="float" office:value="-0.174188117420985" calcext:value-type="float">
            <text:p>-0.174188117420985</text:p>
          </table:table-cell>
          <table:table-cell office:value-type="float" office:value="-0.174245667087196" calcext:value-type="float">
            <text:p>-0.174245667087196</text:p>
          </table:table-cell>
          <table:table-cell office:value-type="float" office:value="-0.174266967510747" calcext:value-type="float">
            <text:p>-0.174266967510747</text:p>
          </table:table-cell>
          <table:table-cell office:value-type="float" office:value="-0.174001090504952" calcext:value-type="float">
            <text:p>-0.174001090504952</text:p>
          </table:table-cell>
          <table:table-cell office:value-type="float" office:value="-0.174070798213429" calcext:value-type="float">
            <text:p>-0.174070798213429</text:p>
          </table:table-cell>
          <table:table-cell office:value-type="float" office:value="-0.17410853452588" calcext:value-type="float">
            <text:p>-0.17410853452588</text:p>
          </table:table-cell>
          <table:table-cell office:value-type="float" office:value="-0.174186450518064" calcext:value-type="float">
            <text:p>-0.174186450518064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6347418233475" calcext:value-type="float">
            <text:p>0.296347418233475</text:p>
          </table:table-cell>
          <table:table-cell office:value-type="float" office:value="0.296347899313932" calcext:value-type="float">
            <text:p>0.296347899313932</text:p>
          </table:table-cell>
          <table:table-cell office:value-type="float" office:value="0.296364721205833" calcext:value-type="float">
            <text:p>0.296364721205833</text:p>
          </table:table-cell>
          <table:table-cell office:value-type="float" office:value="0.296342979858104" calcext:value-type="float">
            <text:p>0.296342979858104</text:p>
          </table:table-cell>
          <table:table-cell office:value-type="float" office:value="0.296357187999571" calcext:value-type="float">
            <text:p>0.296357187999571</text:p>
          </table:table-cell>
          <table:table-cell office:value-type="float" office:value="0.29636394216859" calcext:value-type="float">
            <text:p>0.29636394216859</text:p>
          </table:table-cell>
          <table:table-cell office:value-type="float" office:value="0.296338439440991" calcext:value-type="float">
            <text:p>0.296338439440991</text:p>
          </table:table-cell>
          <table:table-cell office:value-type="float" office:value="0.29635158993097" calcext:value-type="float">
            <text:p>0.29635158993097</text:p>
          </table:table-cell>
          <table:table-cell office:value-type="float" office:value="0.296338533107855" calcext:value-type="float">
            <text:p>0.296338533107855</text:p>
          </table:table-cell>
          <table:table-cell office:value-type="float" office:value="0.296361340380898" calcext:value-type="float">
            <text:p>0.296361340380898</text:p>
          </table:table-cell>
          <table:table-cell office:value-type="float" office:value="0.296347385322978" calcext:value-type="float">
            <text:p>0.296347385322978</text:p>
          </table:table-cell>
          <table:table-cell office:value-type="float" office:value="0.296365012748235" calcext:value-type="float">
            <text:p>0.296365012748235</text:p>
          </table:table-cell>
          <table:table-cell office:value-type="float" office:value="0.296387157286829" calcext:value-type="float">
            <text:p>0.296387157286829</text:p>
          </table:table-cell>
          <table:table-cell office:value-type="float" office:value="0.296344245579415" calcext:value-type="float">
            <text:p>0.296344245579415</text:p>
          </table:table-cell>
          <table:table-cell office:value-type="float" office:value="0.296355312228204" calcext:value-type="float">
            <text:p>0.296355312228204</text:p>
          </table:table-cell>
          <table:table-cell office:value-type="float" office:value="0.296350558464199" calcext:value-type="float">
            <text:p>0.296350558464199</text:p>
          </table:table-cell>
          <table:table-cell office:value-type="float" office:value="0.296368854711268" calcext:value-type="float">
            <text:p>0.296368854711268</text:p>
          </table:table-cell>
          <table:table-cell office:value-type="float" office:value="0.296354917524663" calcext:value-type="float">
            <text:p>0.296354917524663</text:p>
          </table:table-cell>
          <table:table-cell office:value-type="float" office:value="0.296761156734752" calcext:value-type="float">
            <text:p>0.296761156734752</text:p>
          </table:table-cell>
          <table:table-cell office:value-type="float" office:value="0.296956927958999" calcext:value-type="float">
            <text:p>0.296956927958999</text:p>
          </table:table-cell>
          <table:table-cell office:value-type="float" office:value="0.30012280794193" calcext:value-type="float">
            <text:p>0.30012280794193</text:p>
          </table:table-cell>
          <table:table-cell office:value-type="float" office:value="0.301055748825215" calcext:value-type="float">
            <text:p>0.301055748825215</text:p>
          </table:table-cell>
          <table:table-cell office:value-type="float" office:value="0.297202998928672" calcext:value-type="float">
            <text:p>0.297202998928672</text:p>
          </table:table-cell>
          <table:table-cell office:value-type="float" office:value="0.297199958952032" calcext:value-type="float">
            <text:p>0.297199958952032</text:p>
          </table:table-cell>
          <table:table-cell office:value-type="float" office:value="0.297598102371851" calcext:value-type="float">
            <text:p>0.297598102371851</text:p>
          </table:table-cell>
          <table:table-cell office:value-type="float" office:value="0.298983259076726" calcext:value-type="float">
            <text:p>0.298983259076726</text:p>
          </table:table-cell>
          <table:table-cell office:value-type="float" office:value="0.303862095693818" calcext:value-type="float">
            <text:p>0.303862095693818</text:p>
          </table:table-cell>
          <table:table-cell office:value-type="float" office:value="0.303754329387345" calcext:value-type="float">
            <text:p>0.303754329387345</text:p>
          </table:table-cell>
          <table:table-cell office:value-type="float" office:value="0.300825183523816" calcext:value-type="float">
            <text:p>0.300825183523816</text:p>
          </table:table-cell>
          <table:table-cell office:value-type="float" office:value="0.299956421226599" calcext:value-type="float">
            <text:p>0.299956421226599</text:p>
          </table:table-cell>
          <table:table-cell office:value-type="float" office:value="0.29945513472334" calcext:value-type="float">
            <text:p>0.29945513472334</text:p>
          </table:table-cell>
          <table:table-cell office:value-type="float" office:value="0.302008123087596" calcext:value-type="float">
            <text:p>0.302008123087596</text:p>
          </table:table-cell>
          <table:table-cell office:value-type="float" office:value="0.302695436916714" calcext:value-type="float">
            <text:p>0.302695436916714</text:p>
          </table:table-cell>
          <table:table-cell office:value-type="float" office:value="0.30031409370085" calcext:value-type="float">
            <text:p>0.30031409370085</text:p>
          </table:table-cell>
          <table:table-cell office:value-type="float" office:value="0.302537394055605" calcext:value-type="float">
            <text:p>0.302537394055605</text:p>
          </table:table-cell>
          <table:table-cell office:value-type="float" office:value="0.303046936880557" calcext:value-type="float">
            <text:p>0.303046936880557</text:p>
          </table:table-cell>
          <table:table-cell office:value-type="float" office:value="0.306807571181783" calcext:value-type="float">
            <text:p>0.306807571181783</text:p>
          </table:table-cell>
          <table:table-cell office:value-type="float" office:value="0.306432184862599" calcext:value-type="float">
            <text:p>0.306432184862599</text:p>
          </table:table-cell>
          <table:table-cell office:value-type="float" office:value="0.304653238263266" calcext:value-type="float">
            <text:p>0.304653238263266</text:p>
          </table:table-cell>
          <table:table-cell office:value-type="float" office:value="0.306021774475109" calcext:value-type="float">
            <text:p>0.306021774475109</text:p>
          </table:table-cell>
          <table:table-cell office:value-type="float" office:value="0.306404579085358" calcext:value-type="float">
            <text:p>0.306404579085358</text:p>
          </table:table-cell>
          <table:table-cell office:value-type="float" office:value="0.304111384461051" calcext:value-type="float">
            <text:p>0.304111384461051</text:p>
          </table:table-cell>
          <table:table-cell office:value-type="float" office:value="0.303929182610171" calcext:value-type="float">
            <text:p>0.303929182610171</text:p>
          </table:table-cell>
          <table:table-cell office:value-type="float" office:value="0.305051312040171" calcext:value-type="float">
            <text:p>0.305051312040171</text:p>
          </table:table-cell>
          <table:table-cell office:value-type="float" office:value="0.3032616141189" calcext:value-type="float">
            <text:p>0.3032616141189</text:p>
          </table:table-cell>
          <table:table-cell office:value-type="float" office:value="0.303041657428964" calcext:value-type="float">
            <text:p>0.303041657428964</text:p>
          </table:table-cell>
          <table:table-cell office:value-type="float" office:value="0.303155351158194" calcext:value-type="float">
            <text:p>0.303155351158194</text:p>
          </table:table-cell>
          <table:table-cell office:value-type="float" office:value="0.305102901215113" calcext:value-type="float">
            <text:p>0.305102901215113</text:p>
          </table:table-cell>
          <table:table-cell office:value-type="float" office:value="0.306408122651127" calcext:value-type="float">
            <text:p>0.306408122651127</text:p>
          </table:table-cell>
          <table:table-cell office:value-type="float" office:value="0.304887376733846" calcext:value-type="float">
            <text:p>0.304887376733846</text:p>
          </table:table-cell>
          <table:table-cell office:value-type="float" office:value="0.303396059233588" calcext:value-type="float">
            <text:p>0.303396059233588</text:p>
          </table:table-cell>
          <table:table-cell office:value-type="float" office:value="0.301091844059907" calcext:value-type="float">
            <text:p>0.301091844059907</text:p>
          </table:table-cell>
          <table:table-cell office:value-type="float" office:value="0.30057334173257" calcext:value-type="float">
            <text:p>0.30057334173257</text:p>
          </table:table-cell>
          <table:table-cell office:value-type="float" office:value="0.298414202699794" calcext:value-type="float">
            <text:p>0.298414202699794</text:p>
          </table:table-cell>
          <table:table-cell office:value-type="float" office:value="0.299353261098488" calcext:value-type="float">
            <text:p>0.299353261098488</text:p>
          </table:table-cell>
          <table:table-cell office:value-type="float" office:value="0.305213557265913" calcext:value-type="float">
            <text:p>0.305213557265913</text:p>
          </table:table-cell>
          <table:table-cell office:value-type="float" office:value="0.305548400938348" calcext:value-type="float">
            <text:p>0.305548400938348</text:p>
          </table:table-cell>
          <table:table-cell office:value-type="float" office:value="0.301110811148124" calcext:value-type="float">
            <text:p>0.301110811148124</text:p>
          </table:table-cell>
          <table:table-cell office:value-type="float" office:value="0.299971094351975" calcext:value-type="float">
            <text:p>0.299971094351975</text:p>
          </table:table-cell>
          <table:table-cell office:value-type="float" office:value="0.300498785072754" calcext:value-type="float">
            <text:p>0.300498785072754</text:p>
          </table:table-cell>
          <table:table-cell office:value-type="float" office:value="0.301118138083955" calcext:value-type="float">
            <text:p>0.301118138083955</text:p>
          </table:table-cell>
          <table:table-cell office:value-type="float" office:value="0.302127851396231" calcext:value-type="float">
            <text:p>0.302127851396231</text:p>
          </table:table-cell>
          <table:table-cell office:value-type="float" office:value="0.300409385346705" calcext:value-type="float">
            <text:p>0.300409385346705</text:p>
          </table:table-cell>
          <table:table-cell office:value-type="float" office:value="0.298440257496156" calcext:value-type="float">
            <text:p>0.298440257496156</text:p>
          </table:table-cell>
          <table:table-cell office:value-type="float" office:value="0.29799222599224" calcext:value-type="float">
            <text:p>0.29799222599224</text:p>
          </table:table-cell>
          <table:table-cell office:value-type="float" office:value="0.30242312211105" calcext:value-type="float">
            <text:p>0.30242312211105</text:p>
          </table:table-cell>
          <table:table-cell office:value-type="float" office:value="0.304774322491959" calcext:value-type="float">
            <text:p>0.304774322491959</text:p>
          </table:table-cell>
          <table:table-cell office:value-type="float" office:value="0.303455200303436" calcext:value-type="float">
            <text:p>0.303455200303436</text:p>
          </table:table-cell>
          <table:table-cell office:value-type="float" office:value="0.30022863002372" calcext:value-type="float">
            <text:p>0.30022863002372</text:p>
          </table:table-cell>
          <table:table-cell office:value-type="float" office:value="0.298874276929261" calcext:value-type="float">
            <text:p>0.298874276929261</text:p>
          </table:table-cell>
          <table:table-cell office:value-type="float" office:value="0.301770767171755" calcext:value-type="float">
            <text:p>0.301770767171755</text:p>
          </table:table-cell>
          <table:table-cell office:value-type="float" office:value="0.303936107390251" calcext:value-type="float">
            <text:p>0.303936107390251</text:p>
          </table:table-cell>
          <table:table-cell office:value-type="float" office:value="0.302337018380271" calcext:value-type="float">
            <text:p>0.302337018380271</text:p>
          </table:table-cell>
          <table:table-cell office:value-type="float" office:value="0.300230059147989" calcext:value-type="float">
            <text:p>0.300230059147989</text:p>
          </table:table-cell>
          <table:table-cell office:value-type="float" office:value="0.30289717440345" calcext:value-type="float">
            <text:p>0.30289717440345</text:p>
          </table:table-cell>
          <table:table-cell office:value-type="float" office:value="0.301904154485013" calcext:value-type="float">
            <text:p>0.301904154485013</text:p>
          </table:table-cell>
          <table:table-cell office:value-type="float" office:value="0.30372899824458" calcext:value-type="float">
            <text:p>0.30372899824458</text:p>
          </table:table-cell>
          <table:table-cell office:value-type="float" office:value="0.302543496692777" calcext:value-type="float">
            <text:p>0.302543496692777</text:p>
          </table:table-cell>
          <table:table-cell office:value-type="float" office:value="0.302629773546573" calcext:value-type="float">
            <text:p>0.302629773546573</text:p>
          </table:table-cell>
          <table:table-cell office:value-type="float" office:value="0.304481947582702" calcext:value-type="float">
            <text:p>0.304481947582702</text:p>
          </table:table-cell>
          <table:table-cell office:value-type="float" office:value="0.303653686962917" calcext:value-type="float">
            <text:p>0.303653686962917</text:p>
          </table:table-cell>
          <table:table-cell office:value-type="float" office:value="0.302842320303813" calcext:value-type="float">
            <text:p>0.302842320303813</text:p>
          </table:table-cell>
          <table:table-cell office:value-type="float" office:value="0.300646703154438" calcext:value-type="float">
            <text:p>0.300646703154438</text:p>
          </table:table-cell>
          <table:table-cell office:value-type="float" office:value="0.299246001751345" calcext:value-type="float">
            <text:p>0.299246001751345</text:p>
          </table:table-cell>
          <table:table-cell office:value-type="float" office:value="0.300735526340539" calcext:value-type="float">
            <text:p>0.300735526340539</text:p>
          </table:table-cell>
          <table:table-cell office:value-type="float" office:value="0.299406184465728" calcext:value-type="float">
            <text:p>0.299406184465728</text:p>
          </table:table-cell>
          <table:table-cell office:value-type="float" office:value="0.3018770553193" calcext:value-type="float">
            <text:p>0.3018770553193</text:p>
          </table:table-cell>
          <table:table-cell office:value-type="float" office:value="0.302785119573059" calcext:value-type="float">
            <text:p>0.302785119573059</text:p>
          </table:table-cell>
          <table:table-cell office:value-type="float" office:value="0.300716314710961" calcext:value-type="float">
            <text:p>0.300716314710961</text:p>
          </table:table-cell>
          <table:table-cell office:value-type="float" office:value="0.298692493580102" calcext:value-type="float">
            <text:p>0.298692493580102</text:p>
          </table:table-cell>
          <table:table-cell office:value-type="float" office:value="0.300999931197977" calcext:value-type="float">
            <text:p>0.300999931197977</text:p>
          </table:table-cell>
          <table:table-cell office:value-type="float" office:value="0.304126404966414" calcext:value-type="float">
            <text:p>0.304126404966414</text:p>
          </table:table-cell>
          <table:table-cell office:value-type="float" office:value="0.303739586641797" calcext:value-type="float">
            <text:p>0.303739586641797</text:p>
          </table:table-cell>
          <table:table-cell office:value-type="float" office:value="0.30186861364439" calcext:value-type="float">
            <text:p>0.30186861364439</text:p>
          </table:table-cell>
          <table:table-cell office:value-type="float" office:value="0.30021937982058" calcext:value-type="float">
            <text:p>0.30021937982058</text:p>
          </table:table-cell>
          <table:table-cell office:value-type="float" office:value="0.300852076142188" calcext:value-type="float">
            <text:p>0.300852076142188</text:p>
          </table:table-cell>
          <table:table-cell office:value-type="float" office:value="0.302092553436496" calcext:value-type="float">
            <text:p>0.302092553436496</text:p>
          </table:table-cell>
          <table:table-cell office:value-type="float" office:value="0.300989035875892" calcext:value-type="float">
            <text:p>0.300989035875892</text:p>
          </table:table-cell>
          <table:table-cell office:value-type="float" office:value="0.300804142839024" calcext:value-type="float">
            <text:p>0.300804142839024</text:p>
          </table:table-cell>
          <table:table-cell office:value-type="float" office:value="0.303496336750778" calcext:value-type="float">
            <text:p>0.303496336750778</text:p>
          </table:table-cell>
          <table:table-cell office:value-type="float" office:value="0.300346372364441" calcext:value-type="float">
            <text:p>0.300346372364441</text:p>
          </table:table-cell>
          <table:table-cell office:value-type="float" office:value="0.300538101389982" calcext:value-type="float">
            <text:p>0.300538101389982</text:p>
          </table:table-cell>
          <table:table-cell office:value-type="float" office:value="0.301123015324371" calcext:value-type="float">
            <text:p>0.301123015324371</text:p>
          </table:table-cell>
          <table:table-cell office:value-type="float" office:value="0.303579267134907" calcext:value-type="float">
            <text:p>0.303579267134907</text:p>
          </table:table-cell>
          <table:table-cell office:value-type="float" office:value="0.303859996489439" calcext:value-type="float">
            <text:p>0.303859996489439</text:p>
          </table:table-cell>
          <table:table-cell office:value-type="float" office:value="0.30298542358604" calcext:value-type="float">
            <text:p>0.30298542358604</text:p>
          </table:table-cell>
          <table:table-cell office:value-type="float" office:value="0.300687451869672" calcext:value-type="float">
            <text:p>0.300687451869672</text:p>
          </table:table-cell>
          <table:table-cell office:value-type="float" office:value="0.302845709831638" calcext:value-type="float">
            <text:p>0.302845709831638</text:p>
          </table:table-cell>
          <table:table-cell office:value-type="float" office:value="0.302065496313086" calcext:value-type="float">
            <text:p>0.302065496313086</text:p>
          </table:table-cell>
          <table:table-cell office:value-type="float" office:value="0.302080447731999" calcext:value-type="float">
            <text:p>0.302080447731999</text:p>
          </table:table-cell>
          <table:table-cell office:value-type="float" office:value="0.302933949541132" calcext:value-type="float">
            <text:p>0.302933949541132</text:p>
          </table:table-cell>
          <table:table-cell office:value-type="float" office:value="0.303241180823274" calcext:value-type="float">
            <text:p>0.303241180823274</text:p>
          </table:table-cell>
          <table:table-cell office:value-type="float" office:value="0.302977922691552" calcext:value-type="float">
            <text:p>0.302977922691552</text:p>
          </table:table-cell>
          <table:table-cell office:value-type="float" office:value="0.301519673321925" calcext:value-type="float">
            <text:p>0.301519673321925</text:p>
          </table:table-cell>
          <table:table-cell office:value-type="float" office:value="0.30108877230476" calcext:value-type="float">
            <text:p>0.30108877230476</text:p>
          </table:table-cell>
          <table:table-cell office:value-type="float" office:value="0.299996980398779" calcext:value-type="float">
            <text:p>0.299996980398779</text:p>
          </table:table-cell>
          <table:table-cell office:value-type="float" office:value="0.303557631646038" calcext:value-type="float">
            <text:p>0.303557631646038</text:p>
          </table:table-cell>
          <table:table-cell office:value-type="float" office:value="0.305640576272527" calcext:value-type="float">
            <text:p>0.305640576272527</text:p>
          </table:table-cell>
          <table:table-cell office:value-type="float" office:value="0.301909315666904" calcext:value-type="float">
            <text:p>0.301909315666904</text:p>
          </table:table-cell>
          <table:table-cell office:value-type="float" office:value="0.301804223528664" calcext:value-type="float">
            <text:p>0.301804223528664</text:p>
          </table:table-cell>
          <table:table-cell office:value-type="float" office:value="0.300565210753623" calcext:value-type="float">
            <text:p>0.300565210753623</text:p>
          </table:table-cell>
          <table:table-cell office:value-type="float" office:value="0.301659568435046" calcext:value-type="float">
            <text:p>0.301659568435046</text:p>
          </table:table-cell>
          <table:table-cell office:value-type="float" office:value="0.30332205940782" calcext:value-type="float">
            <text:p>0.30332205940782</text:p>
          </table:table-cell>
          <table:table-cell office:value-type="float" office:value="0.301005667499436" calcext:value-type="float">
            <text:p>0.301005667499436</text:p>
          </table:table-cell>
          <table:table-cell office:value-type="float" office:value="0.300357218823327" calcext:value-type="float">
            <text:p>0.300357218823327</text:p>
          </table:table-cell>
          <table:table-cell office:value-type="float" office:value="0.300186486777904" calcext:value-type="float">
            <text:p>0.300186486777904</text:p>
          </table:table-cell>
          <table:table-cell office:value-type="float" office:value="0.30292717521555" calcext:value-type="float">
            <text:p>0.30292717521555</text:p>
          </table:table-cell>
          <table:table-cell office:value-type="float" office:value="0.301934619818787" calcext:value-type="float">
            <text:p>0.301934619818787</text:p>
          </table:table-cell>
          <table:table-cell office:value-type="float" office:value="0.299577626967871" calcext:value-type="float">
            <text:p>0.299577626967871</text:p>
          </table:table-cell>
          <table:table-cell office:value-type="float" office:value="0.299330574575744" calcext:value-type="float">
            <text:p>0.299330574575744</text:p>
          </table:table-cell>
          <table:table-cell office:value-type="float" office:value="0.297094143312961" calcext:value-type="float">
            <text:p>0.297094143312961</text:p>
          </table:table-cell>
          <table:table-cell office:value-type="float" office:value="0.300826739456849" calcext:value-type="float">
            <text:p>0.300826739456849</text:p>
          </table:table-cell>
          <table:table-cell office:value-type="float" office:value="0.300016419907462" calcext:value-type="float">
            <text:p>0.300016419907462</text:p>
          </table:table-cell>
          <table:table-cell office:value-type="float" office:value="0.29825013212827" calcext:value-type="float">
            <text:p>0.29825013212827</text:p>
          </table:table-cell>
          <table:table-cell office:value-type="float" office:value="0.300367875711486" calcext:value-type="float">
            <text:p>0.300367875711486</text:p>
          </table:table-cell>
          <table:table-cell office:value-type="float" office:value="0.30012172990378" calcext:value-type="float">
            <text:p>0.30012172990378</text:p>
          </table:table-cell>
          <table:table-cell office:value-type="float" office:value="0.301281893251435" calcext:value-type="float">
            <text:p>0.301281893251435</text:p>
          </table:table-cell>
          <table:table-cell office:value-type="float" office:value="0.30409787091631" calcext:value-type="float">
            <text:p>0.30409787091631</text:p>
          </table:table-cell>
          <table:table-cell office:value-type="float" office:value="0.300512922670481" calcext:value-type="float">
            <text:p>0.300512922670481</text:p>
          </table:table-cell>
          <table:table-cell office:value-type="float" office:value="0.298591982633567" calcext:value-type="float">
            <text:p>0.298591982633567</text:p>
          </table:table-cell>
          <table:table-cell office:value-type="float" office:value="0.298218893468587" calcext:value-type="float">
            <text:p>0.298218893468587</text:p>
          </table:table-cell>
          <table:table-cell office:value-type="float" office:value="0.298939597293687" calcext:value-type="float">
            <text:p>0.298939597293687</text:p>
          </table:table-cell>
          <table:table-cell office:value-type="float" office:value="0.299371365838952" calcext:value-type="float">
            <text:p>0.299371365838952</text:p>
          </table:table-cell>
          <table:table-cell office:value-type="float" office:value="0.300810964605099" calcext:value-type="float">
            <text:p>0.300810964605099</text:p>
          </table:table-cell>
          <table:table-cell office:value-type="float" office:value="0.29861907802639" calcext:value-type="float">
            <text:p>0.29861907802639</text:p>
          </table:table-cell>
          <table:table-cell office:value-type="float" office:value="0.301695053482141" calcext:value-type="float">
            <text:p>0.301695053482141</text:p>
          </table:table-cell>
          <table:table-cell office:value-type="float" office:value="0.302892552237131" calcext:value-type="float">
            <text:p>0.302892552237131</text:p>
          </table:table-cell>
          <table:table-cell office:value-type="float" office:value="0.299113785590853" calcext:value-type="float">
            <text:p>0.299113785590853</text:p>
          </table:table-cell>
          <table:table-cell office:value-type="float" office:value="0.299727032810219" calcext:value-type="float">
            <text:p>0.299727032810219</text:p>
          </table:table-cell>
          <table:table-cell office:value-type="float" office:value="0.301012579065749" calcext:value-type="float">
            <text:p>0.301012579065749</text:p>
          </table:table-cell>
          <table:table-cell office:value-type="float" office:value="0.299479527583698" calcext:value-type="float">
            <text:p>0.299479527583698</text:p>
          </table:table-cell>
          <table:table-cell office:value-type="float" office:value="0.299926835181199" calcext:value-type="float">
            <text:p>0.299926835181199</text:p>
          </table:table-cell>
          <table:table-cell office:value-type="float" office:value="0.299373732122808" calcext:value-type="float">
            <text:p>0.299373732122808</text:p>
          </table:table-cell>
          <table:table-cell office:value-type="float" office:value="0.30212169433319" calcext:value-type="float">
            <text:p>0.30212169433319</text:p>
          </table:table-cell>
          <table:table-cell office:value-type="float" office:value="0.302683065999866" calcext:value-type="float">
            <text:p>0.302683065999866</text:p>
          </table:table-cell>
          <table:table-cell office:value-type="float" office:value="0.30532886149292" calcext:value-type="float">
            <text:p>0.30532886149292</text:p>
          </table:table-cell>
          <table:table-cell office:value-type="float" office:value="0.306398601494525" calcext:value-type="float">
            <text:p>0.306398601494525</text:p>
          </table:table-cell>
          <table:table-cell office:value-type="float" office:value="0.302341535153915" calcext:value-type="float">
            <text:p>0.302341535153915</text:p>
          </table:table-cell>
          <table:table-cell office:value-type="float" office:value="0.303798298583254" calcext:value-type="float">
            <text:p>0.303798298583254</text:p>
          </table:table-cell>
          <table:table-cell office:value-type="float" office:value="0.304396549267665" calcext:value-type="float">
            <text:p>0.304396549267665</text:p>
          </table:table-cell>
          <table:table-cell office:value-type="float" office:value="0.305590316107484" calcext:value-type="float">
            <text:p>0.305590316107484</text:p>
          </table:table-cell>
          <table:table-cell office:value-type="float" office:value="0.309795788379695" calcext:value-type="float">
            <text:p>0.309795788379695</text:p>
          </table:table-cell>
          <table:table-cell office:value-type="float" office:value="0.310129087660087" calcext:value-type="float">
            <text:p>0.310129087660087</text:p>
          </table:table-cell>
          <table:table-cell office:value-type="float" office:value="0.308905365577872" calcext:value-type="float">
            <text:p>0.308905365577872</text:p>
          </table:table-cell>
          <table:table-cell office:value-type="float" office:value="0.305443650119364" calcext:value-type="float">
            <text:p>0.305443650119364</text:p>
          </table:table-cell>
          <table:table-cell office:value-type="float" office:value="0.305692333220454" calcext:value-type="float">
            <text:p>0.305692333220454</text:p>
          </table:table-cell>
          <table:table-cell office:value-type="float" office:value="0.289612647353975" calcext:value-type="float">
            <text:p>0.289612647353975</text:p>
          </table:table-cell>
          <table:table-cell office:value-type="float" office:value="0.291089695341104" calcext:value-type="float">
            <text:p>0.291089695341104</text:p>
          </table:table-cell>
          <table:table-cell office:value-type="float" office:value="0.301518195626355" calcext:value-type="float">
            <text:p>0.301518195626355</text:p>
          </table:table-cell>
          <table:table-cell office:value-type="float" office:value="0.30477967235975" calcext:value-type="float">
            <text:p>0.30477967235975</text:p>
          </table:table-cell>
          <table:table-cell office:value-type="float" office:value="0.301864501595286" calcext:value-type="float">
            <text:p>0.301864501595286</text:p>
          </table:table-cell>
          <table:table-cell office:value-type="float" office:value="0.295806412714724" calcext:value-type="float">
            <text:p>0.295806412714724</text:p>
          </table:table-cell>
          <table:table-cell office:value-type="float" office:value="0.294808398000855" calcext:value-type="float">
            <text:p>0.294808398000855</text:p>
          </table:table-cell>
          <table:table-cell office:value-type="float" office:value="0.294017838866521" calcext:value-type="float">
            <text:p>0.294017838866521</text:p>
          </table:table-cell>
          <table:table-cell office:value-type="float" office:value="0.296768810008354" calcext:value-type="float">
            <text:p>0.296768810008354</text:p>
          </table:table-cell>
          <table:table-cell office:value-type="float" office:value="0.299916066319255" calcext:value-type="float">
            <text:p>0.299916066319255</text:p>
          </table:table-cell>
          <table:table-cell office:value-type="float" office:value="0.301361278488044" calcext:value-type="float">
            <text:p>0.301361278488044</text:p>
          </table:table-cell>
          <table:table-cell office:value-type="float" office:value="0.298432344662725" calcext:value-type="float">
            <text:p>0.298432344662725</text:p>
          </table:table-cell>
          <table:table-cell office:value-type="float" office:value="0.29668336089125" calcext:value-type="float">
            <text:p>0.29668336089125</text:p>
          </table:table-cell>
          <table:table-cell office:value-type="float" office:value="0.296829303786982" calcext:value-type="float">
            <text:p>0.296829303786982</text:p>
          </table:table-cell>
          <table:table-cell office:value-type="float" office:value="0.297874774458702" calcext:value-type="float">
            <text:p>0.297874774458702</text:p>
          </table:table-cell>
          <table:table-cell office:value-type="float" office:value="0.299978923221186" calcext:value-type="float">
            <text:p>0.299978923221186</text:p>
          </table:table-cell>
          <table:table-cell office:value-type="float" office:value="0.296980542566029" calcext:value-type="float">
            <text:p>0.296980542566029</text:p>
          </table:table-cell>
          <table:table-cell office:value-type="float" office:value="0.295607586584664" calcext:value-type="float">
            <text:p>0.295607586584664</text:p>
          </table:table-cell>
          <table:table-cell office:value-type="float" office:value="0.297221569940676" calcext:value-type="float">
            <text:p>0.297221569940676</text:p>
          </table:table-cell>
          <table:table-cell office:value-type="float" office:value="0.301789823053717" calcext:value-type="float">
            <text:p>0.301789823053717</text:p>
          </table:table-cell>
          <table:table-cell office:value-type="float" office:value="0.299490662292342" calcext:value-type="float">
            <text:p>0.299490662292342</text:p>
          </table:table-cell>
          <table:table-cell office:value-type="float" office:value="0.296286864339682" calcext:value-type="float">
            <text:p>0.296286864339682</text:p>
          </table:table-cell>
          <table:table-cell office:value-type="float" office:value="0.296417819122106" calcext:value-type="float">
            <text:p>0.296417819122106</text:p>
          </table:table-cell>
          <table:table-cell office:value-type="float" office:value="0.295668946937684" calcext:value-type="float">
            <text:p>0.295668946937684</text:p>
          </table:table-cell>
          <table:table-cell office:value-type="float" office:value="0.297998873891343" calcext:value-type="float">
            <text:p>0.297998873891343</text:p>
          </table:table-cell>
          <table:table-cell office:value-type="float" office:value="0.29993829507307" calcext:value-type="float">
            <text:p>0.29993829507307</text:p>
          </table:table-cell>
          <table:table-cell office:value-type="float" office:value="0.295428186122842" calcext:value-type="float">
            <text:p>0.295428186122842</text:p>
          </table:table-cell>
          <table:table-cell office:value-type="float" office:value="0.295027661493043" calcext:value-type="float">
            <text:p>0.295027661493043</text:p>
          </table:table-cell>
          <table:table-cell office:value-type="float" office:value="0.295751068608361" calcext:value-type="float">
            <text:p>0.295751068608361</text:p>
          </table:table-cell>
          <table:table-cell office:value-type="float" office:value="0.296201397794531" calcext:value-type="float">
            <text:p>0.296201397794531</text:p>
          </table:table-cell>
          <table:table-cell office:value-type="float" office:value="0.301901917481191" calcext:value-type="float">
            <text:p>0.301901917481191</text:p>
          </table:table-cell>
          <table:table-cell office:value-type="float" office:value="0.297546749946892" calcext:value-type="float">
            <text:p>0.297546749946892</text:p>
          </table:table-cell>
          <table:table-cell office:value-type="float" office:value="0.29705655872145" calcext:value-type="float">
            <text:p>0.29705655872145</text:p>
          </table:table-cell>
          <table:table-cell office:value-type="float" office:value="0.297098773327874" calcext:value-type="float">
            <text:p>0.297098773327874</text:p>
          </table:table-cell>
          <table:table-cell office:value-type="float" office:value="0.299856022353308" calcext:value-type="float">
            <text:p>0.299856022353308</text:p>
          </table:table-cell>
          <table:table-cell office:value-type="float" office:value="0.301370593472548" calcext:value-type="float">
            <text:p>0.301370593472548</text:p>
          </table:table-cell>
          <table:table-cell office:value-type="float" office:value="0.301619069587055" calcext:value-type="float">
            <text:p>0.301619069587055</text:p>
          </table:table-cell>
          <table:table-cell office:value-type="float" office:value="0.300422393295373" calcext:value-type="float">
            <text:p>0.300422393295373</text:p>
          </table:table-cell>
          <table:table-cell office:value-type="float" office:value="0.297896959003038" calcext:value-type="float">
            <text:p>0.297896959003038</text:p>
          </table:table-cell>
          <table:table-cell office:value-type="float" office:value="0.299013976805761" calcext:value-type="float">
            <text:p>0.299013976805761</text:p>
          </table:table-cell>
          <table:table-cell office:value-type="float" office:value="0.301388523407983" calcext:value-type="float">
            <text:p>0.301388523407983</text:p>
          </table:table-cell>
          <table:table-cell office:value-type="float" office:value="0.301185702535876" calcext:value-type="float">
            <text:p>0.301185702535876</text:p>
          </table:table-cell>
          <table:table-cell office:value-type="float" office:value="0.299186212500218" calcext:value-type="float">
            <text:p>0.299186212500218</text:p>
          </table:table-cell>
          <table:table-cell office:value-type="float" office:value="0.298249372941914" calcext:value-type="float">
            <text:p>0.298249372941914</text:p>
          </table:table-cell>
          <table:table-cell office:value-type="float" office:value="0.30112528538023" calcext:value-type="float">
            <text:p>0.30112528538023</text:p>
          </table:table-cell>
          <table:table-cell office:value-type="float" office:value="0.302252289545684" calcext:value-type="float">
            <text:p>0.302252289545684</text:p>
          </table:table-cell>
          <table:table-cell office:value-type="float" office:value="0.301820384427501" calcext:value-type="float">
            <text:p>0.301820384427501</text:p>
          </table:table-cell>
          <table:table-cell office:value-type="float" office:value="0.300142804272552" calcext:value-type="float">
            <text:p>0.300142804272552</text:p>
          </table:table-cell>
          <table:table-cell office:value-type="float" office:value="0.298755256992858" calcext:value-type="float">
            <text:p>0.298755256992858</text:p>
          </table:table-cell>
          <table:table-cell office:value-type="float" office:value="0.300501759285307" calcext:value-type="float">
            <text:p>0.300501759285307</text:p>
          </table:table-cell>
          <table:table-cell office:value-type="float" office:value="0.300687166527856" calcext:value-type="float">
            <text:p>0.300687166527856</text:p>
          </table:table-cell>
          <table:table-cell office:value-type="float" office:value="0.300790456537156" calcext:value-type="float">
            <text:p>0.300790456537156</text:p>
          </table:table-cell>
          <table:table-cell office:value-type="float" office:value="0.302283420194305" calcext:value-type="float">
            <text:p>0.302283420194305</text:p>
          </table:table-cell>
          <table:table-cell office:value-type="float" office:value="0.30274327943352" calcext:value-type="float">
            <text:p>0.30274327943352</text:p>
          </table:table-cell>
          <table:table-cell office:value-type="float" office:value="0.300306966748193" calcext:value-type="float">
            <text:p>0.300306966748193</text:p>
          </table:table-cell>
          <table:table-cell office:value-type="float" office:value="0.299418989547695" calcext:value-type="float">
            <text:p>0.299418989547695</text:p>
          </table:table-cell>
          <table:table-cell office:value-type="float" office:value="0.298457840750243" calcext:value-type="float">
            <text:p>0.298457840750243</text:p>
          </table:table-cell>
          <table:table-cell office:value-type="float" office:value="0.301715556440272" calcext:value-type="float">
            <text:p>0.301715556440272</text:p>
          </table:table-cell>
          <table:table-cell office:value-type="float" office:value="0.300781577024657" calcext:value-type="float">
            <text:p>0.300781577024657</text:p>
          </table:table-cell>
          <table:table-cell office:value-type="float" office:value="0.297610051446997" calcext:value-type="float">
            <text:p>0.297610051446997</text:p>
          </table:table-cell>
          <table:table-cell office:value-type="float" office:value="0.299268729262485" calcext:value-type="float">
            <text:p>0.299268729262485</text:p>
          </table:table-cell>
          <table:table-cell office:value-type="float" office:value="0.297448571755791" calcext:value-type="float">
            <text:p>0.297448571755791</text:p>
          </table:table-cell>
          <table:table-cell office:value-type="float" office:value="0.302213295126179" calcext:value-type="float">
            <text:p>0.302213295126179</text:p>
          </table:table-cell>
          <table:table-cell office:value-type="float" office:value="0.299885936016134" calcext:value-type="float">
            <text:p>0.299885936016134</text:p>
          </table:table-cell>
          <table:table-cell office:value-type="float" office:value="0.298771592241838" calcext:value-type="float">
            <text:p>0.298771592241838</text:p>
          </table:table-cell>
          <table:table-cell office:value-type="float" office:value="0.298380902296577" calcext:value-type="float">
            <text:p>0.298380902296577</text:p>
          </table:table-cell>
          <table:table-cell office:value-type="float" office:value="0.298923431455675" calcext:value-type="float">
            <text:p>0.298923431455675</text:p>
          </table:table-cell>
          <table:table-cell office:value-type="float" office:value="0.301456539112421" calcext:value-type="float">
            <text:p>0.301456539112421</text:p>
          </table:table-cell>
          <table:table-cell office:value-type="float" office:value="0.300624568591624" calcext:value-type="float">
            <text:p>0.300624568591624</text:p>
          </table:table-cell>
          <table:table-cell office:value-type="float" office:value="0.296646877261034" calcext:value-type="float">
            <text:p>0.296646877261034</text:p>
          </table:table-cell>
          <table:table-cell office:value-type="float" office:value="0.298132309830317" calcext:value-type="float">
            <text:p>0.298132309830317</text:p>
          </table:table-cell>
          <table:table-cell office:value-type="float" office:value="0.295473444406944" calcext:value-type="float">
            <text:p>0.295473444406944</text:p>
          </table:table-cell>
          <table:table-cell office:value-type="float" office:value="0.300743811852665" calcext:value-type="float">
            <text:p>0.300743811852665</text:p>
          </table:table-cell>
          <table:table-cell office:value-type="float" office:value="0.29824104556023" calcext:value-type="float">
            <text:p>0.29824104556023</text:p>
          </table:table-cell>
          <table:table-cell office:value-type="float" office:value="0.303766141376987" calcext:value-type="float">
            <text:p>0.303766141376987</text:p>
          </table:table-cell>
          <table:table-cell office:value-type="float" office:value="0.299879952489632" calcext:value-type="float">
            <text:p>0.299879952489632</text:p>
          </table:table-cell>
          <table:table-cell office:value-type="float" office:value="0.302733474720567" calcext:value-type="float">
            <text:p>0.302733474720567</text:p>
          </table:table-cell>
          <table:table-cell office:value-type="float" office:value="0.301503067677846" calcext:value-type="float">
            <text:p>0.301503067677846</text:p>
          </table:table-cell>
          <table:table-cell office:value-type="float" office:value="0.302063932240231" calcext:value-type="float">
            <text:p>0.302063932240231</text:p>
          </table:table-cell>
          <table:table-cell office:value-type="float" office:value="0.302645384326087" calcext:value-type="float">
            <text:p>0.302645384326087</text:p>
          </table:table-cell>
          <table:table-cell office:value-type="float" office:value="0.303561253658924" calcext:value-type="float">
            <text:p>0.303561253658924</text:p>
          </table:table-cell>
          <table:table-cell office:value-type="float" office:value="0.301165342140626" calcext:value-type="float">
            <text:p>0.301165342140626</text:p>
          </table:table-cell>
          <table:table-cell office:value-type="float" office:value="0.30050693692116" calcext:value-type="float">
            <text:p>0.30050693692116</text:p>
          </table:table-cell>
          <table:table-cell office:value-type="float" office:value="0.300269680635637" calcext:value-type="float">
            <text:p>0.300269680635637</text:p>
          </table:table-cell>
          <table:table-cell office:value-type="float" office:value="0.296628920973761" calcext:value-type="float">
            <text:p>0.296628920973761</text:p>
          </table:table-cell>
          <table:table-cell office:value-type="float" office:value="0.302744201123184" calcext:value-type="float">
            <text:p>0.302744201123184</text:p>
          </table:table-cell>
          <table:table-cell office:value-type="float" office:value="0.302790077079053" calcext:value-type="float">
            <text:p>0.302790077079053</text:p>
          </table:table-cell>
          <table:table-cell office:value-type="float" office:value="0.308055155901831" calcext:value-type="float">
            <text:p>0.308055155901831</text:p>
          </table:table-cell>
          <table:table-cell office:value-type="float" office:value="0.304173144980006" calcext:value-type="float">
            <text:p>0.304173144980006</text:p>
          </table:table-cell>
          <table:table-cell office:value-type="float" office:value="0.300843696078993" calcext:value-type="float">
            <text:p>0.300843696078993</text:p>
          </table:table-cell>
          <table:table-cell office:value-type="float" office:value="0.296749476913505" calcext:value-type="float">
            <text:p>0.296749476913505</text:p>
          </table:table-cell>
          <table:table-cell office:value-type="float" office:value="0.297444189923824" calcext:value-type="float">
            <text:p>0.297444189923824</text:p>
          </table:table-cell>
          <table:table-cell office:value-type="float" office:value="0.297619820433145" calcext:value-type="float">
            <text:p>0.297619820433145</text:p>
          </table:table-cell>
          <table:table-cell office:value-type="float" office:value="0.295885939543093" calcext:value-type="float">
            <text:p>0.295885939543093</text:p>
          </table:table-cell>
          <table:table-cell office:value-type="float" office:value="0.297046383885217" calcext:value-type="float">
            <text:p>0.297046383885217</text:p>
          </table:table-cell>
          <table:table-cell office:value-type="float" office:value="0.297625337555222" calcext:value-type="float">
            <text:p>0.297625337555222</text:p>
          </table:table-cell>
          <table:table-cell office:value-type="float" office:value="0.2954407224566" calcext:value-type="float">
            <text:p>0.2954407224566</text:p>
          </table:table-cell>
          <table:table-cell office:value-type="float" office:value="0.296947561919774" calcext:value-type="float">
            <text:p>0.296947561919774</text:p>
          </table:table-cell>
          <table:table-cell office:value-type="float" office:value="0.299413207632648" calcext:value-type="float">
            <text:p>0.299413207632648</text:p>
          </table:table-cell>
          <table:table-cell office:value-type="float" office:value="0.300915863152428" calcext:value-type="float">
            <text:p>0.300915863152428</text:p>
          </table:table-cell>
          <table:table-cell office:value-type="float" office:value="0.300859821709602" calcext:value-type="float">
            <text:p>0.300859821709602</text:p>
          </table:table-cell>
          <table:table-cell office:value-type="float" office:value="0.298731097476336" calcext:value-type="float">
            <text:p>0.298731097476336</text:p>
          </table:table-cell>
          <table:table-cell office:value-type="float" office:value="0.296274603620491" calcext:value-type="float">
            <text:p>0.296274603620491</text:p>
          </table:table-cell>
          <table:table-cell office:value-type="float" office:value="0.294966973567458" calcext:value-type="float">
            <text:p>0.294966973567458</text:p>
          </table:table-cell>
          <table:table-cell office:value-type="float" office:value="0.297925802966571" calcext:value-type="float">
            <text:p>0.297925802966571</text:p>
          </table:table-cell>
          <table:table-cell office:value-type="float" office:value="0.299690472703218" calcext:value-type="float">
            <text:p>0.299690472703218</text:p>
          </table:table-cell>
          <table:table-cell office:value-type="float" office:value="0.297321327467858" calcext:value-type="float">
            <text:p>0.297321327467858</text:p>
          </table:table-cell>
          <table:table-cell office:value-type="float" office:value="0.296867080392067" calcext:value-type="float">
            <text:p>0.296867080392067</text:p>
          </table:table-cell>
          <table:table-cell office:value-type="float" office:value="0.295151220404691" calcext:value-type="float">
            <text:p>0.295151220404691</text:p>
          </table:table-cell>
          <table:table-cell office:value-type="float" office:value="0.29923839760134" calcext:value-type="float">
            <text:p>0.29923839760134</text:p>
          </table:table-cell>
          <table:table-cell office:value-type="float" office:value="0.300999736894019" calcext:value-type="float">
            <text:p>0.300999736894019</text:p>
          </table:table-cell>
          <table:table-cell office:value-type="float" office:value="0.296700167660844" calcext:value-type="float">
            <text:p>0.296700167660844</text:p>
          </table:table-cell>
          <table:table-cell office:value-type="float" office:value="0.295972588873149" calcext:value-type="float">
            <text:p>0.295972588873149</text:p>
          </table:table-cell>
          <table:table-cell office:value-type="float" office:value="0.30057798396623" calcext:value-type="float">
            <text:p>0.30057798396623</text:p>
          </table:table-cell>
          <table:table-cell office:value-type="float" office:value="0.298180043296662" calcext:value-type="float">
            <text:p>0.298180043296662</text:p>
          </table:table-cell>
          <table:table-cell office:value-type="float" office:value="0.29759192636439" calcext:value-type="float">
            <text:p>0.29759192636439</text:p>
          </table:table-cell>
          <table:table-cell office:value-type="float" office:value="0.296409323654122" calcext:value-type="float">
            <text:p>0.296409323654122</text:p>
          </table:table-cell>
          <table:table-cell office:value-type="float" office:value="0.297109074632041" calcext:value-type="float">
            <text:p>0.297109074632041</text:p>
          </table:table-cell>
          <table:table-cell office:value-type="float" office:value="0.300382042247543" calcext:value-type="float">
            <text:p>0.300382042247543</text:p>
          </table:table-cell>
          <table:table-cell office:value-type="float" office:value="0.301093511117988" calcext:value-type="float">
            <text:p>0.301093511117988</text:p>
          </table:table-cell>
          <table:table-cell office:value-type="float" office:value="0.296513511841014" calcext:value-type="float">
            <text:p>0.296513511841014</text:p>
          </table:table-cell>
          <table:table-cell office:value-type="float" office:value="0.297192387797933" calcext:value-type="float">
            <text:p>0.297192387797933</text:p>
          </table:table-cell>
          <table:table-cell office:value-type="float" office:value="0.294639661814256" calcext:value-type="float">
            <text:p>0.294639661814256</text:p>
          </table:table-cell>
          <table:table-cell office:value-type="float" office:value="0.30072690824136" calcext:value-type="float">
            <text:p>0.30072690824136</text:p>
          </table:table-cell>
          <table:table-cell office:value-type="float" office:value="0.29715571985395" calcext:value-type="float">
            <text:p>0.29715571985395</text:p>
          </table:table-cell>
          <table:table-cell office:value-type="float" office:value="0.296608595083207" calcext:value-type="float">
            <text:p>0.296608595083207</text:p>
          </table:table-cell>
          <table:table-cell office:value-type="float" office:value="0.29622919420651" calcext:value-type="float">
            <text:p>0.29622919420651</text:p>
          </table:table-cell>
          <table:table-cell office:value-type="float" office:value="0.299733775317051" calcext:value-type="float">
            <text:p>0.299733775317051</text:p>
          </table:table-cell>
          <table:table-cell office:value-type="float" office:value="0.299456218313461" calcext:value-type="float">
            <text:p>0.299456218313461</text:p>
          </table:table-cell>
          <table:table-cell office:value-type="float" office:value="0.297466410634102" calcext:value-type="float">
            <text:p>0.297466410634102</text:p>
          </table:table-cell>
          <table:table-cell office:value-type="float" office:value="0.296596112395634" calcext:value-type="float">
            <text:p>0.296596112395634</text:p>
          </table:table-cell>
          <table:table-cell office:value-type="float" office:value="0.297418192404811" calcext:value-type="float">
            <text:p>0.297418192404811</text:p>
          </table:table-cell>
          <table:table-cell office:value-type="float" office:value="0.296081353113727" calcext:value-type="float">
            <text:p>0.296081353113727</text:p>
          </table:table-cell>
          <table:table-cell office:value-type="float" office:value="0.300471320212192" calcext:value-type="float">
            <text:p>0.300471320212192</text:p>
          </table:table-cell>
          <table:table-cell office:value-type="float" office:value="0.297448864716087" calcext:value-type="float">
            <text:p>0.297448864716087</text:p>
          </table:table-cell>
          <table:table-cell office:value-type="float" office:value="0.297758024248875" calcext:value-type="float">
            <text:p>0.297758024248875</text:p>
          </table:table-cell>
          <table:table-cell office:value-type="float" office:value="0.300486757252422" calcext:value-type="float">
            <text:p>0.300486757252422</text:p>
          </table:table-cell>
          <table:table-cell office:value-type="float" office:value="0.300162629217176" calcext:value-type="float">
            <text:p>0.300162629217176</text:p>
          </table:table-cell>
          <table:table-cell office:value-type="float" office:value="0.296720253274303" calcext:value-type="float">
            <text:p>0.296720253274303</text:p>
          </table:table-cell>
          <table:table-cell office:value-type="float" office:value="0.298232090887916" calcext:value-type="float">
            <text:p>0.298232090887916</text:p>
          </table:table-cell>
          <table:table-cell office:value-type="float" office:value="0.296568314690141" calcext:value-type="float">
            <text:p>0.296568314690141</text:p>
          </table:table-cell>
          <table:table-cell office:value-type="float" office:value="0.295603339328995" calcext:value-type="float">
            <text:p>0.295603339328995</text:p>
          </table:table-cell>
          <table:table-cell office:value-type="float" office:value="0.300540335124867" calcext:value-type="float">
            <text:p>0.300540335124867</text:p>
          </table:table-cell>
          <table:table-cell office:value-type="float" office:value="0.297636137894208" calcext:value-type="float">
            <text:p>0.297636137894208</text:p>
          </table:table-cell>
          <table:table-cell office:value-type="float" office:value="0.299803766631784" calcext:value-type="float">
            <text:p>0.299803766631784</text:p>
          </table:table-cell>
          <table:table-cell office:value-type="float" office:value="0.300560362357988" calcext:value-type="float">
            <text:p>0.300560362357988</text:p>
          </table:table-cell>
          <table:table-cell office:value-type="float" office:value="0.303024709276515" calcext:value-type="float">
            <text:p>0.303024709276515</text:p>
          </table:table-cell>
          <table:table-cell office:value-type="float" office:value="0.302115144097753" calcext:value-type="float">
            <text:p>0.302115144097753</text:p>
          </table:table-cell>
          <table:table-cell office:value-type="float" office:value="0.299725095698976" calcext:value-type="float">
            <text:p>0.299725095698976</text:p>
          </table:table-cell>
          <table:table-cell office:value-type="float" office:value="0.297796480794064" calcext:value-type="float">
            <text:p>0.297796480794064</text:p>
          </table:table-cell>
          <table:table-cell office:value-type="float" office:value="0.299299993105168" calcext:value-type="float">
            <text:p>0.299299993105168</text:p>
          </table:table-cell>
          <table:table-cell office:value-type="float" office:value="0.296461155584794" calcext:value-type="float">
            <text:p>0.296461155584794</text:p>
          </table:table-cell>
          <table:table-cell office:value-type="float" office:value="0.296603136979359" calcext:value-type="float">
            <text:p>0.296603136979359</text:p>
          </table:table-cell>
          <table:table-cell office:value-type="float" office:value="0.299789213171323" calcext:value-type="float">
            <text:p>0.299789213171323</text:p>
          </table:table-cell>
          <table:table-cell office:value-type="float" office:value="0.298744842809517" calcext:value-type="float">
            <text:p>0.298744842809517</text:p>
          </table:table-cell>
          <table:table-cell office:value-type="float" office:value="0.301612807519122" calcext:value-type="float">
            <text:p>0.301612807519122</text:p>
          </table:table-cell>
          <table:table-cell office:value-type="float" office:value="0.302094940131242" calcext:value-type="float">
            <text:p>0.302094940131242</text:p>
          </table:table-cell>
          <table:table-cell office:value-type="float" office:value="0.299925277910196" calcext:value-type="float">
            <text:p>0.299925277910196</text:p>
          </table:table-cell>
          <table:table-cell office:value-type="float" office:value="0.297146400305422" calcext:value-type="float">
            <text:p>0.297146400305422</text:p>
          </table:table-cell>
          <table:table-cell office:value-type="float" office:value="0.298547288199858" calcext:value-type="float">
            <text:p>0.298547288199858</text:p>
          </table:table-cell>
          <table:table-cell office:value-type="float" office:value="0.297424240888507" calcext:value-type="float">
            <text:p>0.297424240888507</text:p>
          </table:table-cell>
          <table:table-cell office:value-type="float" office:value="0.296250184520261" calcext:value-type="float">
            <text:p>0.296250184520261</text:p>
          </table:table-cell>
          <table:table-cell office:value-type="float" office:value="0.29905395965966" calcext:value-type="float">
            <text:p>0.29905395965966</text:p>
          </table:table-cell>
          <table:table-cell office:value-type="float" office:value="0.299083807689236" calcext:value-type="float">
            <text:p>0.299083807689236</text:p>
          </table:table-cell>
          <table:table-cell office:value-type="float" office:value="0.299501422975219" calcext:value-type="float">
            <text:p>0.299501422975219</text:p>
          </table:table-cell>
          <table:table-cell office:value-type="float" office:value="0.302464948291185" calcext:value-type="float">
            <text:p>0.302464948291185</text:p>
          </table:table-cell>
          <table:table-cell office:value-type="float" office:value="0.303396406221011" calcext:value-type="float">
            <text:p>0.303396406221011</text:p>
          </table:table-cell>
          <table:table-cell office:value-type="float" office:value="0.304314162431543" calcext:value-type="float">
            <text:p>0.304314162431543</text:p>
          </table:table-cell>
          <table:table-cell office:value-type="float" office:value="0.301833027485728" calcext:value-type="float">
            <text:p>0.301833027485728</text:p>
          </table:table-cell>
          <table:table-cell office:value-type="float" office:value="0.301664207296959" calcext:value-type="float">
            <text:p>0.301664207296959</text:p>
          </table:table-cell>
          <table:table-cell office:value-type="float" office:value="0.303164373130572" calcext:value-type="float">
            <text:p>0.303164373130572</text:p>
          </table:table-cell>
          <table:table-cell office:value-type="float" office:value="0.298565552984907" calcext:value-type="float">
            <text:p>0.298565552984907</text:p>
          </table:table-cell>
          <table:table-cell office:value-type="float" office:value="0.302096820977252" calcext:value-type="float">
            <text:p>0.302096820977252</text:p>
          </table:table-cell>
          <table:table-cell office:value-type="float" office:value="0.305041704726207" calcext:value-type="float">
            <text:p>0.305041704726207</text:p>
          </table:table-cell>
          <table:table-cell office:value-type="float" office:value="0.30739652655897" calcext:value-type="float">
            <text:p>0.30739652655897</text:p>
          </table:table-cell>
          <table:table-cell office:value-type="float" office:value="0.308618078024939" calcext:value-type="float">
            <text:p>0.308618078024939</text:p>
          </table:table-cell>
          <table:table-cell office:value-type="float" office:value="0.308666604390607" calcext:value-type="float">
            <text:p>0.308666604390607</text:p>
          </table:table-cell>
          <table:table-cell office:value-type="float" office:value="0.306391705489847" calcext:value-type="float">
            <text:p>0.306391705489847</text:p>
          </table:table-cell>
          <table:table-cell office:value-type="float" office:value="0.307230792866085" calcext:value-type="float">
            <text:p>0.307230792866085</text:p>
          </table:table-cell>
          <table:table-cell office:value-type="float" office:value="0.309243995422426" calcext:value-type="float">
            <text:p>0.309243995422426</text:p>
          </table:table-cell>
          <table:table-cell office:value-type="float" office:value="0.306613765843943" calcext:value-type="float">
            <text:p>0.306613765843943</text:p>
          </table:table-cell>
          <table:table-cell office:value-type="float" office:value="0.310509335994756" calcext:value-type="float">
            <text:p>0.310509335994756</text:p>
          </table:table-cell>
          <table:table-cell office:value-type="float" office:value="0.310899432234317" calcext:value-type="float">
            <text:p>0.310899432234317</text:p>
          </table:table-cell>
          <table:table-cell office:value-type="float" office:value="0.321287527272895" calcext:value-type="float">
            <text:p>0.321287527272895</text:p>
          </table:table-cell>
          <table:table-cell office:value-type="float" office:value="0.30809086028218" calcext:value-type="float">
            <text:p>0.30809086028218</text:p>
          </table:table-cell>
          <table:table-cell office:value-type="float" office:value="0.30917315535294" calcext:value-type="float">
            <text:p>0.30917315535294</text:p>
          </table:table-cell>
          <table:table-cell office:value-type="float" office:value="0.310158990866681" calcext:value-type="float">
            <text:p>0.310158990866681</text:p>
          </table:table-cell>
          <table:table-cell office:value-type="float" office:value="0.311926448940254" calcext:value-type="float">
            <text:p>0.311926448940254</text:p>
          </table:table-cell>
          <table:table-cell office:value-type="float" office:value="0.318307665054476" calcext:value-type="float">
            <text:p>0.318307665054476</text:p>
          </table:table-cell>
          <table:table-cell office:value-type="float" office:value="0.320316921675054" calcext:value-type="float">
            <text:p>0.320316921675054</text:p>
          </table:table-cell>
          <table:table-cell office:value-type="float" office:value="0.320287181553014" calcext:value-type="float">
            <text:p>0.320287181553014</text:p>
          </table:table-cell>
          <table:table-cell office:value-type="float" office:value="0.323513271377781" calcext:value-type="float">
            <text:p>0.323513271377781</text:p>
          </table:table-cell>
          <table:table-cell office:value-type="float" office:value="0.306957444189118" calcext:value-type="float">
            <text:p>0.306957444189118</text:p>
          </table:table-cell>
          <table:table-cell office:value-type="float" office:value="0.307989120106791" calcext:value-type="float">
            <text:p>0.307989120106791</text:p>
          </table:table-cell>
          <table:table-cell office:value-type="float" office:value="0.309186541449869" calcext:value-type="float">
            <text:p>0.309186541449869</text:p>
          </table:table-cell>
          <table:table-cell office:value-type="float" office:value="0.310118790435992" calcext:value-type="float">
            <text:p>0.310118790435992</text:p>
          </table:table-cell>
          <table:table-cell office:value-type="float" office:value="0.317504710843236" calcext:value-type="float">
            <text:p>0.317504710843236</text:p>
          </table:table-cell>
          <table:table-cell office:value-type="float" office:value="0.320096998048112" calcext:value-type="float">
            <text:p>0.320096998048112</text:p>
          </table:table-cell>
          <table:table-cell office:value-type="float" office:value="0.320730433713697" calcext:value-type="float">
            <text:p>0.320730433713697</text:p>
          </table:table-cell>
          <table:table-cell office:value-type="float" office:value="0.322804667871961" calcext:value-type="float">
            <text:p>0.322804667871961</text:p>
          </table:table-cell>
          <table:table-cell office:value-type="float" office:value="0.304160707722544" calcext:value-type="float">
            <text:p>0.304160707722544</text:p>
          </table:table-cell>
          <table:table-cell office:value-type="float" office:value="0.308332177557432" calcext:value-type="float">
            <text:p>0.308332177557432</text:p>
          </table:table-cell>
          <table:table-cell office:value-type="float" office:value="0.310161246189028" calcext:value-type="float">
            <text:p>0.310161246189028</text:p>
          </table:table-cell>
          <table:table-cell office:value-type="float" office:value="0.310515265232915" calcext:value-type="float">
            <text:p>0.310515265232915</text:p>
          </table:table-cell>
          <table:table-cell office:value-type="float" office:value="0.310714618804927" calcext:value-type="float">
            <text:p>0.310714618804927</text:p>
          </table:table-cell>
          <table:table-cell office:value-type="float" office:value="0.309908515706288" calcext:value-type="float">
            <text:p>0.309908515706288</text:p>
          </table:table-cell>
          <table:table-cell office:value-type="float" office:value="0.310106749281374" calcext:value-type="float">
            <text:p>0.310106749281374</text:p>
          </table:table-cell>
          <table:table-cell office:value-type="float" office:value="0.30985476852486" calcext:value-type="float">
            <text:p>0.30985476852486</text:p>
          </table:table-cell>
          <table:table-cell office:value-type="float" office:value="0.309784832354747" calcext:value-type="float">
            <text:p>0.309784832354747</text:p>
          </table:table-cell>
          <table:table-cell office:value-type="float" office:value="0.309776379076037" calcext:value-type="float">
            <text:p>0.309776379076037</text:p>
          </table:table-cell>
          <table:table-cell office:value-type="float" office:value="0.309521979753439" calcext:value-type="float">
            <text:p>0.309521979753439</text:p>
          </table:table-cell>
          <table:table-cell office:value-type="float" office:value="0.309629526101289" calcext:value-type="float">
            <text:p>0.309629526101289</text:p>
          </table:table-cell>
          <table:table-cell office:value-type="float" office:value="0.309620379809921" calcext:value-type="float">
            <text:p>0.309620379809921</text:p>
          </table:table-cell>
          <table:table-cell office:value-type="float" office:value="0.309665253612224" calcext:value-type="float">
            <text:p>0.309665253612224</text:p>
          </table:table-cell>
          <table:table-cell office:value-type="float" office:value="0.309761912770102" calcext:value-type="float">
            <text:p>0.309761912770102</text:p>
          </table:table-cell>
          <table:table-cell office:value-type="float" office:value="0.309733350059405" calcext:value-type="float">
            <text:p>0.309733350059405</text:p>
          </table:table-cell>
          <table:table-cell office:value-type="float" office:value="0.30967870278618" calcext:value-type="float">
            <text:p>0.30967870278618</text:p>
          </table:table-cell>
          <table:table-cell office:value-type="float" office:value="0.309680999720093" calcext:value-type="float">
            <text:p>0.309680999720093</text:p>
          </table:table-cell>
          <table:table-cell office:value-type="float" office:value="0.309677654473441" calcext:value-type="float">
            <text:p>0.309677654473441</text:p>
          </table:table-cell>
          <table:table-cell office:value-type="float" office:value="0.309632879504773" calcext:value-type="float">
            <text:p>0.309632879504773</text:p>
          </table:table-cell>
          <table:table-cell office:value-type="float" office:value="0.309645374450171" calcext:value-type="float">
            <text:p>0.309645374450171</text:p>
          </table:table-cell>
          <table:table-cell office:value-type="float" office:value="0.309594231964013" calcext:value-type="float">
            <text:p>0.309594231964013</text:p>
          </table:table-cell>
          <table:table-cell office:value-type="float" office:value="0.309647088873034" calcext:value-type="float">
            <text:p>0.309647088873034</text:p>
          </table:table-cell>
          <table:table-cell office:value-type="float" office:value="0.309691208765836" calcext:value-type="float">
            <text:p>0.309691208765836</text:p>
          </table:table-cell>
          <table:table-cell office:value-type="float" office:value="0.309641896102373" calcext:value-type="float">
            <text:p>0.309641896102373</text:p>
          </table:table-cell>
          <table:table-cell office:value-type="float" office:value="0.309621819214308" calcext:value-type="float">
            <text:p>0.309621819214308</text:p>
          </table:table-cell>
          <table:table-cell office:value-type="float" office:value="0.309542034133577" calcext:value-type="float">
            <text:p>0.309542034133577</text:p>
          </table:table-cell>
          <table:table-cell office:value-type="float" office:value="0.309563670327397" calcext:value-type="float">
            <text:p>0.309563670327397</text:p>
          </table:table-cell>
          <table:table-cell office:value-type="float" office:value="0.309537109164078" calcext:value-type="float">
            <text:p>0.309537109164078</text:p>
          </table:table-cell>
          <table:table-cell office:value-type="float" office:value="0.309580375679742" calcext:value-type="float">
            <text:p>0.309580375679742</text:p>
          </table:table-cell>
          <table:table-cell office:value-type="float" office:value="0.309570866442811" calcext:value-type="float">
            <text:p>0.309570866442811</text:p>
          </table:table-cell>
          <table:table-cell office:value-type="float" office:value="0.309559204753627" calcext:value-type="float">
            <text:p>0.309559204753627</text:p>
          </table:table-cell>
          <table:table-cell office:value-type="float" office:value="0.3095105236612" calcext:value-type="float">
            <text:p>0.3095105236612</text:p>
          </table:table-cell>
          <table:table-cell office:value-type="float" office:value="0.309548976906752" calcext:value-type="float">
            <text:p>0.309548976906752</text:p>
          </table:table-cell>
          <table:table-cell office:value-type="float" office:value="0.3095588688241" calcext:value-type="float">
            <text:p>0.3095588688241</text:p>
          </table:table-cell>
          <table:table-cell office:value-type="float" office:value="0.309536037797848" calcext:value-type="float">
            <text:p>0.309536037797848</text:p>
          </table:table-cell>
          <table:table-cell office:value-type="float" office:value="0.309507099257572" calcext:value-type="float">
            <text:p>0.309507099257572</text:p>
          </table:table-cell>
          <table:table-cell office:value-type="float" office:value="0.309552248010844" calcext:value-type="float">
            <text:p>0.309552248010844</text:p>
          </table:table-cell>
          <table:table-cell office:value-type="float" office:value="0.309529468332831" calcext:value-type="float">
            <text:p>0.309529468332831</text:p>
          </table:table-cell>
          <table:table-cell office:value-type="float" office:value="0.309537858090673" calcext:value-type="float">
            <text:p>0.309537858090673</text:p>
          </table:table-cell>
          <table:table-cell office:value-type="float" office:value="0.309530388858805" calcext:value-type="float">
            <text:p>0.309530388858805</text:p>
          </table:table-cell>
          <table:table-cell office:value-type="float" office:value="0.309534795440533" calcext:value-type="float">
            <text:p>0.309534795440533</text:p>
          </table:table-cell>
          <table:table-cell office:value-type="float" office:value="0.309521579773373" calcext:value-type="float">
            <text:p>0.309521579773373</text:p>
          </table:table-cell>
          <table:table-cell office:value-type="float" office:value="0.309519760860668" calcext:value-type="float">
            <text:p>0.309519760860668</text:p>
          </table:table-cell>
          <table:table-cell office:value-type="float" office:value="0.309508960801167" calcext:value-type="float">
            <text:p>0.309508960801167</text:p>
          </table:table-cell>
          <table:table-cell office:value-type="float" office:value="0.309518306898234" calcext:value-type="float">
            <text:p>0.309518306898234</text:p>
          </table:table-cell>
          <table:table-cell office:value-type="float" office:value="0.309472431664807" calcext:value-type="float">
            <text:p>0.309472431664807</text:p>
          </table:table-cell>
          <table:table-cell office:value-type="float" office:value="0.309522151312135" calcext:value-type="float">
            <text:p>0.309522151312135</text:p>
          </table:table-cell>
          <table:table-cell office:value-type="float" office:value="0.30950204521686" calcext:value-type="float">
            <text:p>0.30950204521686</text:p>
          </table:table-cell>
          <table:table-cell office:value-type="float" office:value="0.30956129669332" calcext:value-type="float">
            <text:p>0.30956129669332</text:p>
          </table:table-cell>
          <table:table-cell office:value-type="float" office:value="0.309530683851218" calcext:value-type="float">
            <text:p>0.309530683851218</text:p>
          </table:table-cell>
          <table:table-cell office:value-type="float" office:value="0.309506133737946" calcext:value-type="float">
            <text:p>0.309506133737946</text:p>
          </table:table-cell>
          <table:table-cell office:value-type="float" office:value="0.309527273909656" calcext:value-type="float">
            <text:p>0.309527273909656</text:p>
          </table:table-cell>
          <table:table-cell office:value-type="float" office:value="0.309524987855425" calcext:value-type="float">
            <text:p>0.309524987855425</text:p>
          </table:table-cell>
          <table:table-cell office:value-type="float" office:value="0.309549922182737" calcext:value-type="float">
            <text:p>0.309549922182737</text:p>
          </table:table-cell>
          <table:table-cell office:value-type="float" office:value="0.30952568478575" calcext:value-type="float">
            <text:p>0.30952568478575</text:p>
          </table:table-cell>
          <table:table-cell office:value-type="float" office:value="0.309536008506444" calcext:value-type="float">
            <text:p>0.309536008506444</text:p>
          </table:table-cell>
          <table:table-cell office:value-type="float" office:value="0.309510625932071" calcext:value-type="float">
            <text:p>0.309510625932071</text:p>
          </table:table-cell>
          <table:table-cell office:value-type="float" office:value="0.309527857477374" calcext:value-type="float">
            <text:p>0.309527857477374</text:p>
          </table:table-cell>
          <table:table-cell office:value-type="float" office:value="0.309520912716936" calcext:value-type="float">
            <text:p>0.309520912716936</text:p>
          </table:table-cell>
          <table:table-cell office:value-type="float" office:value="0.309548194845123" calcext:value-type="float">
            <text:p>0.309548194845123</text:p>
          </table:table-cell>
          <table:table-cell office:value-type="float" office:value="0.309480065735304" calcext:value-type="float">
            <text:p>0.309480065735304</text:p>
          </table:table-cell>
          <table:table-cell office:value-type="float" office:value="0.309493538374054" calcext:value-type="float">
            <text:p>0.309493538374054</text:p>
          </table:table-cell>
          <table:table-cell office:value-type="float" office:value="0.309495919268294" calcext:value-type="float">
            <text:p>0.309495919268294</text:p>
          </table:table-cell>
          <table:table-cell office:value-type="float" office:value="0.309535685741529" calcext:value-type="float">
            <text:p>0.309535685741529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696092507708" calcext:value-type="float">
            <text:p>-0.4696092507708</text:p>
          </table:table-cell>
          <table:table-cell office:value-type="float" office:value="-0.469770674994301" calcext:value-type="float">
            <text:p>-0.469770674994301</text:p>
          </table:table-cell>
          <table:table-cell office:value-type="float" office:value="-0.470268844661387" calcext:value-type="float">
            <text:p>-0.470268844661387</text:p>
          </table:table-cell>
          <table:table-cell office:value-type="float" office:value="-0.469433490070839" calcext:value-type="float">
            <text:p>-0.469433490070839</text:p>
          </table:table-cell>
          <table:table-cell office:value-type="float" office:value="-0.469816475375438" calcext:value-type="float">
            <text:p>-0.469816475375438</text:p>
          </table:table-cell>
          <table:table-cell office:value-type="float" office:value="-0.469451805339711" calcext:value-type="float">
            <text:p>-0.469451805339711</text:p>
          </table:table-cell>
          <table:table-cell office:value-type="float" office:value="-0.468844770516955" calcext:value-type="float">
            <text:p>-0.468844770516955</text:p>
          </table:table-cell>
          <table:table-cell office:value-type="float" office:value="-0.469509767919179" calcext:value-type="float">
            <text:p>-0.469509767919179</text:p>
          </table:table-cell>
          <table:table-cell office:value-type="float" office:value="-0.470058603752804" calcext:value-type="float">
            <text:p>-0.470058603752804</text:p>
          </table:table-cell>
          <table:table-cell office:value-type="float" office:value="-0.469726876168547" calcext:value-type="float">
            <text:p>-0.469726876168547</text:p>
          </table:table-cell>
          <table:table-cell office:value-type="float" office:value="-0.469113494890596" calcext:value-type="float">
            <text:p>-0.469113494890596</text:p>
          </table:table-cell>
          <table:table-cell office:value-type="float" office:value="-0.469789297489247" calcext:value-type="float">
            <text:p>-0.469789297489247</text:p>
          </table:table-cell>
          <table:table-cell office:value-type="float" office:value="-0.469961103626061" calcext:value-type="float">
            <text:p>-0.469961103626061</text:p>
          </table:table-cell>
          <table:table-cell office:value-type="float" office:value="-0.469630100762725" calcext:value-type="float">
            <text:p>-0.469630100762725</text:p>
          </table:table-cell>
          <table:table-cell office:value-type="float" office:value="-0.469666946459679" calcext:value-type="float">
            <text:p>-0.469666946459679</text:p>
          </table:table-cell>
          <table:table-cell office:value-type="float" office:value="-0.470283841182863" calcext:value-type="float">
            <text:p>-0.470283841182863</text:p>
          </table:table-cell>
          <table:table-cell office:value-type="float" office:value="-0.470358748348016" calcext:value-type="float">
            <text:p>-0.470358748348016</text:p>
          </table:table-cell>
          <table:table-cell office:value-type="float" office:value="-0.47065478938819" calcext:value-type="float">
            <text:p>-0.47065478938819</text:p>
          </table:table-cell>
          <table:table-cell office:value-type="float" office:value="-0.470295500619021" calcext:value-type="float">
            <text:p>-0.470295500619021</text:p>
          </table:table-cell>
          <table:table-cell office:value-type="float" office:value="-0.475927102630749" calcext:value-type="float">
            <text:p>-0.475927102630749</text:p>
          </table:table-cell>
          <table:table-cell office:value-type="float" office:value="-0.477722260074037" calcext:value-type="float">
            <text:p>-0.477722260074037</text:p>
          </table:table-cell>
          <table:table-cell office:value-type="float" office:value="-0.474525531862092" calcext:value-type="float">
            <text:p>-0.474525531862092</text:p>
          </table:table-cell>
          <table:table-cell office:value-type="float" office:value="-0.475538086605266" calcext:value-type="float">
            <text:p>-0.475538086605266</text:p>
          </table:table-cell>
          <table:table-cell office:value-type="float" office:value="-0.47280635779705" calcext:value-type="float">
            <text:p>-0.47280635779705</text:p>
          </table:table-cell>
          <table:table-cell office:value-type="float" office:value="-0.465107371101046" calcext:value-type="float">
            <text:p>-0.465107371101046</text:p>
          </table:table-cell>
          <table:table-cell office:value-type="float" office:value="-0.472633860852334" calcext:value-type="float">
            <text:p>-0.472633860852334</text:p>
          </table:table-cell>
          <table:table-cell office:value-type="float" office:value="-0.4636234337494" calcext:value-type="float">
            <text:p>-0.4636234337494</text:p>
          </table:table-cell>
          <table:table-cell office:value-type="float" office:value="-0.461747542650078" calcext:value-type="float">
            <text:p>-0.461747542650078</text:p>
          </table:table-cell>
          <table:table-cell office:value-type="float" office:value="-0.45768443959146" calcext:value-type="float">
            <text:p>-0.45768443959146</text:p>
          </table:table-cell>
          <table:table-cell office:value-type="float" office:value="-0.452154728499137" calcext:value-type="float">
            <text:p>-0.452154728499137</text:p>
          </table:table-cell>
          <table:table-cell office:value-type="float" office:value="-0.43984116406993" calcext:value-type="float">
            <text:p>-0.43984116406993</text:p>
          </table:table-cell>
          <table:table-cell office:value-type="float" office:value="-0.424754042748642" calcext:value-type="float">
            <text:p>-0.424754042748642</text:p>
          </table:table-cell>
          <table:table-cell office:value-type="float" office:value="-0.417817684531285" calcext:value-type="float">
            <text:p>-0.417817684531285</text:p>
          </table:table-cell>
          <table:table-cell office:value-type="float" office:value="-0.414910037347739" calcext:value-type="float">
            <text:p>-0.414910037347739</text:p>
          </table:table-cell>
          <table:table-cell office:value-type="float" office:value="-0.408131584236178" calcext:value-type="float">
            <text:p>-0.408131584236178</text:p>
          </table:table-cell>
          <table:table-cell office:value-type="float" office:value="-0.423498184948751" calcext:value-type="float">
            <text:p>-0.423498184948751</text:p>
          </table:table-cell>
          <table:table-cell office:value-type="float" office:value="-0.408965767631251" calcext:value-type="float">
            <text:p>-0.408965767631251</text:p>
          </table:table-cell>
          <table:table-cell office:value-type="float" office:value="-0.404685917757973" calcext:value-type="float">
            <text:p>-0.404685917757973</text:p>
          </table:table-cell>
          <table:table-cell office:value-type="float" office:value="-0.402767082201065" calcext:value-type="float">
            <text:p>-0.402767082201065</text:p>
          </table:table-cell>
          <table:table-cell office:value-type="float" office:value="-0.401311701585661" calcext:value-type="float">
            <text:p>-0.401311701585661</text:p>
          </table:table-cell>
          <table:table-cell office:value-type="float" office:value="-0.413517001438981" calcext:value-type="float">
            <text:p>-0.413517001438981</text:p>
          </table:table-cell>
          <table:table-cell office:value-type="float" office:value="-0.4063787274293" calcext:value-type="float">
            <text:p>-0.4063787274293</text:p>
          </table:table-cell>
          <table:table-cell office:value-type="float" office:value="-0.405922319452418" calcext:value-type="float">
            <text:p>-0.405922319452418</text:p>
          </table:table-cell>
          <table:table-cell office:value-type="float" office:value="-0.396450472748772" calcext:value-type="float">
            <text:p>-0.396450472748772</text:p>
          </table:table-cell>
          <table:table-cell office:value-type="float" office:value="-0.399518250950735" calcext:value-type="float">
            <text:p>-0.399518250950735</text:p>
          </table:table-cell>
          <table:table-cell office:value-type="float" office:value="-0.392935209849234" calcext:value-type="float">
            <text:p>-0.392935209849234</text:p>
          </table:table-cell>
          <table:table-cell office:value-type="float" office:value="-0.400350267401701" calcext:value-type="float">
            <text:p>-0.400350267401701</text:p>
          </table:table-cell>
          <table:table-cell office:value-type="float" office:value="-0.411680702800583" calcext:value-type="float">
            <text:p>-0.411680702800583</text:p>
          </table:table-cell>
          <table:table-cell office:value-type="float" office:value="-0.404222460796105" calcext:value-type="float">
            <text:p>-0.404222460796105</text:p>
          </table:table-cell>
          <table:table-cell office:value-type="float" office:value="-0.407437635104133" calcext:value-type="float">
            <text:p>-0.407437635104133</text:p>
          </table:table-cell>
          <table:table-cell office:value-type="float" office:value="-0.39879347043952" calcext:value-type="float">
            <text:p>-0.39879347043952</text:p>
          </table:table-cell>
          <table:table-cell office:value-type="float" office:value="-0.407347238915916" calcext:value-type="float">
            <text:p>-0.407347238915916</text:p>
          </table:table-cell>
          <table:table-cell office:value-type="float" office:value="-0.401538889610287" calcext:value-type="float">
            <text:p>-0.401538889610287</text:p>
          </table:table-cell>
          <table:table-cell office:value-type="float" office:value="-0.397539860963257" calcext:value-type="float">
            <text:p>-0.397539860963257</text:p>
          </table:table-cell>
          <table:table-cell office:value-type="float" office:value="-0.400102171928192" calcext:value-type="float">
            <text:p>-0.400102171928192</text:p>
          </table:table-cell>
          <table:table-cell office:value-type="float" office:value="-0.412139921825672" calcext:value-type="float">
            <text:p>-0.412139921825672</text:p>
          </table:table-cell>
          <table:table-cell office:value-type="float" office:value="-0.415093441014026" calcext:value-type="float">
            <text:p>-0.415093441014026</text:p>
          </table:table-cell>
          <table:table-cell office:value-type="float" office:value="-0.420431582086773" calcext:value-type="float">
            <text:p>-0.420431582086773</text:p>
          </table:table-cell>
          <table:table-cell office:value-type="float" office:value="-0.42940681425877" calcext:value-type="float">
            <text:p>-0.42940681425877</text:p>
          </table:table-cell>
          <table:table-cell office:value-type="float" office:value="-0.42966611473853" calcext:value-type="float">
            <text:p>-0.42966611473853</text:p>
          </table:table-cell>
          <table:table-cell office:value-type="float" office:value="-0.416153384610585" calcext:value-type="float">
            <text:p>-0.416153384610585</text:p>
          </table:table-cell>
          <table:table-cell office:value-type="float" office:value="-0.414308736203986" calcext:value-type="float">
            <text:p>-0.414308736203986</text:p>
          </table:table-cell>
          <table:table-cell office:value-type="float" office:value="-0.41752892231793" calcext:value-type="float">
            <text:p>-0.41752892231793</text:p>
          </table:table-cell>
          <table:table-cell office:value-type="float" office:value="-0.412743442227662" calcext:value-type="float">
            <text:p>-0.412743442227662</text:p>
          </table:table-cell>
          <table:table-cell office:value-type="float" office:value="-0.409578766319855" calcext:value-type="float">
            <text:p>-0.409578766319855</text:p>
          </table:table-cell>
          <table:table-cell office:value-type="float" office:value="-0.421174538652268" calcext:value-type="float">
            <text:p>-0.421174538652268</text:p>
          </table:table-cell>
          <table:table-cell office:value-type="float" office:value="-0.405250111216408" calcext:value-type="float">
            <text:p>-0.405250111216408</text:p>
          </table:table-cell>
          <table:table-cell office:value-type="float" office:value="-0.404067140129033" calcext:value-type="float">
            <text:p>-0.404067140129033</text:p>
          </table:table-cell>
          <table:table-cell office:value-type="float" office:value="-0.401893969119952" calcext:value-type="float">
            <text:p>-0.401893969119952</text:p>
          </table:table-cell>
          <table:table-cell office:value-type="float" office:value="-0.403218219826124" calcext:value-type="float">
            <text:p>-0.403218219826124</text:p>
          </table:table-cell>
          <table:table-cell office:value-type="float" office:value="-0.4049303802979" calcext:value-type="float">
            <text:p>-0.4049303802979</text:p>
          </table:table-cell>
          <table:table-cell office:value-type="float" office:value="-0.396355500377221" calcext:value-type="float">
            <text:p>-0.396355500377221</text:p>
          </table:table-cell>
          <table:table-cell office:value-type="float" office:value="-0.396669804076785" calcext:value-type="float">
            <text:p>-0.396669804076785</text:p>
          </table:table-cell>
          <table:table-cell office:value-type="float" office:value="-0.402726662463095" calcext:value-type="float">
            <text:p>-0.402726662463095</text:p>
          </table:table-cell>
          <table:table-cell office:value-type="float" office:value="-0.410917754479659" calcext:value-type="float">
            <text:p>-0.410917754479659</text:p>
          </table:table-cell>
          <table:table-cell office:value-type="float" office:value="-0.398390049476584" calcext:value-type="float">
            <text:p>-0.398390049476584</text:p>
          </table:table-cell>
          <table:table-cell office:value-type="float" office:value="-0.39832717177405" calcext:value-type="float">
            <text:p>-0.39832717177405</text:p>
          </table:table-cell>
          <table:table-cell office:value-type="float" office:value="-0.393594726459936" calcext:value-type="float">
            <text:p>-0.393594726459936</text:p>
          </table:table-cell>
          <table:table-cell office:value-type="float" office:value="-0.390949976847718" calcext:value-type="float">
            <text:p>-0.390949976847718</text:p>
          </table:table-cell>
          <table:table-cell office:value-type="float" office:value="-0.427622150110023" calcext:value-type="float">
            <text:p>-0.427622150110023</text:p>
          </table:table-cell>
          <table:table-cell office:value-type="float" office:value="-0.393848292894685" calcext:value-type="float">
            <text:p>-0.393848292894685</text:p>
          </table:table-cell>
          <table:table-cell office:value-type="float" office:value="-0.410070904985133" calcext:value-type="float">
            <text:p>-0.410070904985133</text:p>
          </table:table-cell>
          <table:table-cell office:value-type="float" office:value="-0.403566568832111" calcext:value-type="float">
            <text:p>-0.403566568832111</text:p>
          </table:table-cell>
          <table:table-cell office:value-type="float" office:value="-0.418376631094583" calcext:value-type="float">
            <text:p>-0.418376631094583</text:p>
          </table:table-cell>
          <table:table-cell office:value-type="float" office:value="-0.419902087546962" calcext:value-type="float">
            <text:p>-0.419902087546962</text:p>
          </table:table-cell>
          <table:table-cell office:value-type="float" office:value="-0.408420937763501" calcext:value-type="float">
            <text:p>-0.408420937763501</text:p>
          </table:table-cell>
          <table:table-cell office:value-type="float" office:value="-0.4206816450682" calcext:value-type="float">
            <text:p>-0.4206816450682</text:p>
          </table:table-cell>
          <table:table-cell office:value-type="float" office:value="-0.413682806076547" calcext:value-type="float">
            <text:p>-0.413682806076547</text:p>
          </table:table-cell>
          <table:table-cell office:value-type="float" office:value="-0.40134849047894" calcext:value-type="float">
            <text:p>-0.40134849047894</text:p>
          </table:table-cell>
          <table:table-cell office:value-type="float" office:value="-0.403132303008672" calcext:value-type="float">
            <text:p>-0.403132303008672</text:p>
          </table:table-cell>
          <table:table-cell office:value-type="float" office:value="-0.395086480168343" calcext:value-type="float">
            <text:p>-0.395086480168343</text:p>
          </table:table-cell>
          <table:table-cell office:value-type="float" office:value="-0.405441384234761" calcext:value-type="float">
            <text:p>-0.405441384234761</text:p>
          </table:table-cell>
          <table:table-cell office:value-type="float" office:value="-0.410849100189104" calcext:value-type="float">
            <text:p>-0.410849100189104</text:p>
          </table:table-cell>
          <table:table-cell office:value-type="float" office:value="-0.413721678024035" calcext:value-type="float">
            <text:p>-0.413721678024035</text:p>
          </table:table-cell>
          <table:table-cell office:value-type="float" office:value="-0.42603799052875" calcext:value-type="float">
            <text:p>-0.42603799052875</text:p>
          </table:table-cell>
          <table:table-cell office:value-type="float" office:value="-0.416051834422337" calcext:value-type="float">
            <text:p>-0.416051834422337</text:p>
          </table:table-cell>
          <table:table-cell office:value-type="float" office:value="-0.434340264608073" calcext:value-type="float">
            <text:p>-0.434340264608073</text:p>
          </table:table-cell>
          <table:table-cell office:value-type="float" office:value="-0.423488073591142" calcext:value-type="float">
            <text:p>-0.423488073591142</text:p>
          </table:table-cell>
          <table:table-cell office:value-type="float" office:value="-0.424731817309454" calcext:value-type="float">
            <text:p>-0.424731817309454</text:p>
          </table:table-cell>
          <table:table-cell office:value-type="float" office:value="-0.431203933084413" calcext:value-type="float">
            <text:p>-0.431203933084413</text:p>
          </table:table-cell>
          <table:table-cell office:value-type="float" office:value="-0.404431348354242" calcext:value-type="float">
            <text:p>-0.404431348354242</text:p>
          </table:table-cell>
          <table:table-cell office:value-type="float" office:value="-0.426600059492127" calcext:value-type="float">
            <text:p>-0.426600059492127</text:p>
          </table:table-cell>
          <table:table-cell office:value-type="float" office:value="-0.42738668496261" calcext:value-type="float">
            <text:p>-0.42738668496261</text:p>
          </table:table-cell>
          <table:table-cell office:value-type="float" office:value="-0.422368503994482" calcext:value-type="float">
            <text:p>-0.422368503994482</text:p>
          </table:table-cell>
          <table:table-cell office:value-type="float" office:value="-0.430321330627014" calcext:value-type="float">
            <text:p>-0.430321330627014</text:p>
          </table:table-cell>
          <table:table-cell office:value-type="float" office:value="-0.433187845252009" calcext:value-type="float">
            <text:p>-0.433187845252009</text:p>
          </table:table-cell>
          <table:table-cell office:value-type="float" office:value="-0.434151829183975" calcext:value-type="float">
            <text:p>-0.434151829183975</text:p>
          </table:table-cell>
          <table:table-cell office:value-type="float" office:value="-0.439649733112818" calcext:value-type="float">
            <text:p>-0.439649733112818</text:p>
          </table:table-cell>
          <table:table-cell office:value-type="float" office:value="-0.438452710055297" calcext:value-type="float">
            <text:p>-0.438452710055297</text:p>
          </table:table-cell>
          <table:table-cell office:value-type="float" office:value="-0.459384730142186" calcext:value-type="float">
            <text:p>-0.459384730142186</text:p>
          </table:table-cell>
          <table:table-cell office:value-type="float" office:value="-0.453589121907068" calcext:value-type="float">
            <text:p>-0.453589121907068</text:p>
          </table:table-cell>
          <table:table-cell office:value-type="float" office:value="-0.449541024781315" calcext:value-type="float">
            <text:p>-0.449541024781315</text:p>
          </table:table-cell>
          <table:table-cell office:value-type="float" office:value="-0.447631068662646" calcext:value-type="float">
            <text:p>-0.447631068662646</text:p>
          </table:table-cell>
          <table:table-cell office:value-type="float" office:value="-0.409357359353371" calcext:value-type="float">
            <text:p>-0.409357359353371</text:p>
          </table:table-cell>
          <table:table-cell office:value-type="float" office:value="-0.430304569474645" calcext:value-type="float">
            <text:p>-0.430304569474645</text:p>
          </table:table-cell>
          <table:table-cell office:value-type="float" office:value="-0.427193600176084" calcext:value-type="float">
            <text:p>-0.427193600176084</text:p>
          </table:table-cell>
          <table:table-cell office:value-type="float" office:value="-0.421388722720902" calcext:value-type="float">
            <text:p>-0.421388722720902</text:p>
          </table:table-cell>
          <table:table-cell office:value-type="float" office:value="-0.432733814555901" calcext:value-type="float">
            <text:p>-0.432733814555901</text:p>
          </table:table-cell>
          <table:table-cell office:value-type="float" office:value="-0.453880326673225" calcext:value-type="float">
            <text:p>-0.453880326673225</text:p>
          </table:table-cell>
          <table:table-cell office:value-type="float" office:value="-0.449225178150735" calcext:value-type="float">
            <text:p>-0.449225178150735</text:p>
          </table:table-cell>
          <table:table-cell office:value-type="float" office:value="-0.45023323740099" calcext:value-type="float">
            <text:p>-0.45023323740099</text:p>
          </table:table-cell>
          <table:table-cell office:value-type="float" office:value="-0.466566807113987" calcext:value-type="float">
            <text:p>-0.466566807113987</text:p>
          </table:table-cell>
          <table:table-cell office:value-type="float" office:value="-0.461234532502777" calcext:value-type="float">
            <text:p>-0.461234532502777</text:p>
          </table:table-cell>
          <table:table-cell office:value-type="float" office:value="-0.424827067197909" calcext:value-type="float">
            <text:p>-0.424827067197909</text:p>
          </table:table-cell>
          <table:table-cell office:value-type="float" office:value="-0.442988865670932" calcext:value-type="float">
            <text:p>-0.442988865670932</text:p>
          </table:table-cell>
          <table:table-cell office:value-type="float" office:value="-0.449608508958047" calcext:value-type="float">
            <text:p>-0.449608508958047</text:p>
          </table:table-cell>
          <table:table-cell office:value-type="float" office:value="-0.452488532018911" calcext:value-type="float">
            <text:p>-0.452488532018911</text:p>
          </table:table-cell>
          <table:table-cell office:value-type="float" office:value="-0.467507080786932" calcext:value-type="float">
            <text:p>-0.467507080786932</text:p>
          </table:table-cell>
          <table:table-cell office:value-type="float" office:value="-0.466771756419058" calcext:value-type="float">
            <text:p>-0.466771756419058</text:p>
          </table:table-cell>
          <table:table-cell office:value-type="float" office:value="-0.469394542757629" calcext:value-type="float">
            <text:p>-0.469394542757629</text:p>
          </table:table-cell>
          <table:table-cell office:value-type="float" office:value="-0.476790402845192" calcext:value-type="float">
            <text:p>-0.476790402845192</text:p>
          </table:table-cell>
          <table:table-cell office:value-type="float" office:value="-0.486457815873526" calcext:value-type="float">
            <text:p>-0.486457815873526</text:p>
          </table:table-cell>
          <table:table-cell office:value-type="float" office:value="-0.467706913104627" calcext:value-type="float">
            <text:p>-0.467706913104627</text:p>
          </table:table-cell>
          <table:table-cell office:value-type="float" office:value="-0.441116801047914" calcext:value-type="float">
            <text:p>-0.441116801047914</text:p>
          </table:table-cell>
          <table:table-cell office:value-type="float" office:value="-0.447528036544907" calcext:value-type="float">
            <text:p>-0.447528036544907</text:p>
          </table:table-cell>
          <table:table-cell office:value-type="float" office:value="-0.447836058335352" calcext:value-type="float">
            <text:p>-0.447836058335352</text:p>
          </table:table-cell>
          <table:table-cell office:value-type="float" office:value="-0.469480284995443" calcext:value-type="float">
            <text:p>-0.469480284995443</text:p>
          </table:table-cell>
          <table:table-cell office:value-type="float" office:value="-0.470861840092455" calcext:value-type="float">
            <text:p>-0.470861840092455</text:p>
          </table:table-cell>
          <table:table-cell office:value-type="float" office:value="-0.472552336662586" calcext:value-type="float">
            <text:p>-0.472552336662586</text:p>
          </table:table-cell>
          <table:table-cell office:value-type="float" office:value="-0.470907514245332" calcext:value-type="float">
            <text:p>-0.470907514245332</text:p>
          </table:table-cell>
          <table:table-cell office:value-type="float" office:value="-0.486086248537693" calcext:value-type="float">
            <text:p>-0.486086248537693</text:p>
          </table:table-cell>
          <table:table-cell office:value-type="float" office:value="-0.472084531688726" calcext:value-type="float">
            <text:p>-0.472084531688726</text:p>
          </table:table-cell>
          <table:table-cell office:value-type="float" office:value="-0.473399201097081" calcext:value-type="float">
            <text:p>-0.473399201097081</text:p>
          </table:table-cell>
          <table:table-cell office:value-type="float" office:value="-0.45878251065834" calcext:value-type="float">
            <text:p>-0.45878251065834</text:p>
          </table:table-cell>
          <table:table-cell office:value-type="float" office:value="-0.472513979881152" calcext:value-type="float">
            <text:p>-0.472513979881152</text:p>
          </table:table-cell>
          <table:table-cell office:value-type="float" office:value="-0.483552712302765" calcext:value-type="float">
            <text:p>-0.483552712302765</text:p>
          </table:table-cell>
          <table:table-cell office:value-type="float" office:value="-0.483456185896945" calcext:value-type="float">
            <text:p>-0.483456185896945</text:p>
          </table:table-cell>
          <table:table-cell office:value-type="float" office:value="-0.477251929245594" calcext:value-type="float">
            <text:p>-0.477251929245594</text:p>
          </table:table-cell>
          <table:table-cell office:value-type="float" office:value="-0.483249827241727" calcext:value-type="float">
            <text:p>-0.483249827241727</text:p>
          </table:table-cell>
          <table:table-cell office:value-type="float" office:value="-0.470667144577638" calcext:value-type="float">
            <text:p>-0.470667144577638</text:p>
          </table:table-cell>
          <table:table-cell office:value-type="float" office:value="-0.478210934833738" calcext:value-type="float">
            <text:p>-0.478210934833738</text:p>
          </table:table-cell>
          <table:table-cell office:value-type="float" office:value="-0.481745597151465" calcext:value-type="float">
            <text:p>-0.481745597151465</text:p>
          </table:table-cell>
          <table:table-cell office:value-type="float" office:value="-0.453691291779168" calcext:value-type="float">
            <text:p>-0.453691291779168</text:p>
          </table:table-cell>
          <table:table-cell office:value-type="float" office:value="-0.453525786138082" calcext:value-type="float">
            <text:p>-0.453525786138082</text:p>
          </table:table-cell>
          <table:table-cell office:value-type="float" office:value="-0.484258091420662" calcext:value-type="float">
            <text:p>-0.484258091420662</text:p>
          </table:table-cell>
          <table:table-cell office:value-type="float" office:value="-0.498939890515787" calcext:value-type="float">
            <text:p>-0.498939890515787</text:p>
          </table:table-cell>
          <table:table-cell office:value-type="float" office:value="-0.487314241422145" calcext:value-type="float">
            <text:p>-0.487314241422145</text:p>
          </table:table-cell>
          <table:table-cell office:value-type="float" office:value="-0.487430543601538" calcext:value-type="float">
            <text:p>-0.487430543601538</text:p>
          </table:table-cell>
          <table:table-cell office:value-type="float" office:value="-0.490500202778295" calcext:value-type="float">
            <text:p>-0.490500202778295</text:p>
          </table:table-cell>
          <table:table-cell office:value-type="float" office:value="-0.489817113510815" calcext:value-type="float">
            <text:p>-0.489817113510815</text:p>
          </table:table-cell>
          <table:table-cell office:value-type="float" office:value="-0.526705827045823" calcext:value-type="float">
            <text:p>-0.526705827045823</text:p>
          </table:table-cell>
          <table:table-cell office:value-type="float" office:value="-0.535400127350157" calcext:value-type="float">
            <text:p>-0.535400127350157</text:p>
          </table:table-cell>
          <table:table-cell office:value-type="float" office:value="-0.520095806739394" calcext:value-type="float">
            <text:p>-0.520095806739394</text:p>
          </table:table-cell>
          <table:table-cell office:value-type="float" office:value="-0.522461173799276" calcext:value-type="float">
            <text:p>-0.522461173799276</text:p>
          </table:table-cell>
          <table:table-cell office:value-type="float" office:value="-0.5202099175321" calcext:value-type="float">
            <text:p>-0.5202099175321</text:p>
          </table:table-cell>
          <table:table-cell office:value-type="float" office:value="-0.514397164480332" calcext:value-type="float">
            <text:p>-0.514397164480332</text:p>
          </table:table-cell>
          <table:table-cell office:value-type="float" office:value="-0.508354931175714" calcext:value-type="float">
            <text:p>-0.508354931175714</text:p>
          </table:table-cell>
          <table:table-cell office:value-type="float" office:value="-0.525238072498503" calcext:value-type="float">
            <text:p>-0.525238072498503</text:p>
          </table:table-cell>
          <table:table-cell office:value-type="float" office:value="-0.542018499542258" calcext:value-type="float">
            <text:p>-0.542018499542258</text:p>
          </table:table-cell>
          <table:table-cell office:value-type="float" office:value="-0.552039910458169" calcext:value-type="float">
            <text:p>-0.552039910458169</text:p>
          </table:table-cell>
          <table:table-cell office:value-type="float" office:value="-0.537159473262514" calcext:value-type="float">
            <text:p>-0.537159473262514</text:p>
          </table:table-cell>
          <table:table-cell office:value-type="float" office:value="-0.526526755824667" calcext:value-type="float">
            <text:p>-0.526526755824667</text:p>
          </table:table-cell>
          <table:table-cell office:value-type="float" office:value="-0.514425110903802" calcext:value-type="float">
            <text:p>-0.514425110903802</text:p>
          </table:table-cell>
          <table:table-cell office:value-type="float" office:value="-0.510540170459594" calcext:value-type="float">
            <text:p>-0.510540170459594</text:p>
          </table:table-cell>
          <table:table-cell office:value-type="float" office:value="-0.515153924287028" calcext:value-type="float">
            <text:p>-0.515153924287028</text:p>
          </table:table-cell>
          <table:table-cell office:value-type="float" office:value="-0.523654116423284" calcext:value-type="float">
            <text:p>-0.523654116423284</text:p>
          </table:table-cell>
          <table:table-cell office:value-type="float" office:value="-0.525962715828591" calcext:value-type="float">
            <text:p>-0.525962715828591</text:p>
          </table:table-cell>
          <table:table-cell office:value-type="float" office:value="-0.527466627999434" calcext:value-type="float">
            <text:p>-0.527466627999434</text:p>
          </table:table-cell>
          <table:table-cell office:value-type="float" office:value="-0.514097054302599" calcext:value-type="float">
            <text:p>-0.514097054302599</text:p>
          </table:table-cell>
          <table:table-cell office:value-type="float" office:value="-0.519967313162248" calcext:value-type="float">
            <text:p>-0.519967313162248</text:p>
          </table:table-cell>
          <table:table-cell office:value-type="float" office:value="-0.534879510609259" calcext:value-type="float">
            <text:p>-0.534879510609259</text:p>
          </table:table-cell>
          <table:table-cell office:value-type="float" office:value="-0.516562379831632" calcext:value-type="float">
            <text:p>-0.516562379831632</text:p>
          </table:table-cell>
          <table:table-cell office:value-type="float" office:value="-0.512403614082587" calcext:value-type="float">
            <text:p>-0.512403614082587</text:p>
          </table:table-cell>
          <table:table-cell office:value-type="float" office:value="-0.505452940533326" calcext:value-type="float">
            <text:p>-0.505452940533326</text:p>
          </table:table-cell>
          <table:table-cell office:value-type="float" office:value="-0.510335015176688" calcext:value-type="float">
            <text:p>-0.510335015176688</text:p>
          </table:table-cell>
          <table:table-cell office:value-type="float" office:value="-0.515224353954823" calcext:value-type="float">
            <text:p>-0.515224353954823</text:p>
          </table:table-cell>
          <table:table-cell office:value-type="float" office:value="-0.513330519377857" calcext:value-type="float">
            <text:p>-0.513330519377857</text:p>
          </table:table-cell>
          <table:table-cell office:value-type="float" office:value="-0.509753543024625" calcext:value-type="float">
            <text:p>-0.509753543024625</text:p>
          </table:table-cell>
          <table:table-cell office:value-type="float" office:value="-0.506291396627032" calcext:value-type="float">
            <text:p>-0.506291396627032</text:p>
          </table:table-cell>
          <table:table-cell office:value-type="float" office:value="-0.522708397808962" calcext:value-type="float">
            <text:p>-0.522708397808962</text:p>
          </table:table-cell>
          <table:table-cell office:value-type="float" office:value="-0.520684361244711" calcext:value-type="float">
            <text:p>-0.520684361244711</text:p>
          </table:table-cell>
          <table:table-cell office:value-type="float" office:value="-0.514987741152812" calcext:value-type="float">
            <text:p>-0.514987741152812</text:p>
          </table:table-cell>
          <table:table-cell office:value-type="float" office:value="-0.517673504237414" calcext:value-type="float">
            <text:p>-0.517673504237414</text:p>
          </table:table-cell>
          <table:table-cell office:value-type="float" office:value="-0.511930159521118" calcext:value-type="float">
            <text:p>-0.511930159521118</text:p>
          </table:table-cell>
          <table:table-cell office:value-type="float" office:value="-0.515913041082184" calcext:value-type="float">
            <text:p>-0.515913041082184</text:p>
          </table:table-cell>
          <table:table-cell office:value-type="float" office:value="-0.496815063669018" calcext:value-type="float">
            <text:p>-0.496815063669018</text:p>
          </table:table-cell>
          <table:table-cell office:value-type="float" office:value="-0.507809111210889" calcext:value-type="float">
            <text:p>-0.507809111210889</text:p>
          </table:table-cell>
          <table:table-cell office:value-type="float" office:value="-0.500182022722274" calcext:value-type="float">
            <text:p>-0.500182022722274</text:p>
          </table:table-cell>
          <table:table-cell office:value-type="float" office:value="-0.489637245832751" calcext:value-type="float">
            <text:p>-0.489637245832751</text:p>
          </table:table-cell>
          <table:table-cell office:value-type="float" office:value="-0.495221511010153" calcext:value-type="float">
            <text:p>-0.495221511010153</text:p>
          </table:table-cell>
          <table:table-cell office:value-type="float" office:value="-0.515338851756714" calcext:value-type="float">
            <text:p>-0.515338851756714</text:p>
          </table:table-cell>
          <table:table-cell office:value-type="float" office:value="-0.493923084652815" calcext:value-type="float">
            <text:p>-0.493923084652815</text:p>
          </table:table-cell>
          <table:table-cell office:value-type="float" office:value="-0.499427888535955" calcext:value-type="float">
            <text:p>-0.499427888535955</text:p>
          </table:table-cell>
          <table:table-cell office:value-type="float" office:value="-0.493502250181179" calcext:value-type="float">
            <text:p>-0.493502250181179</text:p>
          </table:table-cell>
          <table:table-cell office:value-type="float" office:value="-0.489140449523465" calcext:value-type="float">
            <text:p>-0.489140449523465</text:p>
          </table:table-cell>
          <table:table-cell office:value-type="float" office:value="-0.487381226138388" calcext:value-type="float">
            <text:p>-0.487381226138388</text:p>
          </table:table-cell>
          <table:table-cell office:value-type="float" office:value="-0.507564211565843" calcext:value-type="float">
            <text:p>-0.507564211565843</text:p>
          </table:table-cell>
          <table:table-cell office:value-type="float" office:value="-0.490098405621594" calcext:value-type="float">
            <text:p>-0.490098405621594</text:p>
          </table:table-cell>
          <table:table-cell office:value-type="float" office:value="-0.482732770090798" calcext:value-type="float">
            <text:p>-0.482732770090798</text:p>
          </table:table-cell>
          <table:table-cell office:value-type="float" office:value="-0.486565762826728" calcext:value-type="float">
            <text:p>-0.486565762826728</text:p>
          </table:table-cell>
          <table:table-cell office:value-type="float" office:value="-0.490130882699509" calcext:value-type="float">
            <text:p>-0.490130882699509</text:p>
          </table:table-cell>
          <table:table-cell office:value-type="float" office:value="-0.487150947139989" calcext:value-type="float">
            <text:p>-0.487150947139989</text:p>
          </table:table-cell>
          <table:table-cell office:value-type="float" office:value="-0.483919244359827" calcext:value-type="float">
            <text:p>-0.483919244359827</text:p>
          </table:table-cell>
          <table:table-cell office:value-type="float" office:value="-0.488650881017367" calcext:value-type="float">
            <text:p>-0.488650881017367</text:p>
          </table:table-cell>
          <table:table-cell office:value-type="float" office:value="-0.487140531933518" calcext:value-type="float">
            <text:p>-0.487140531933518</text:p>
          </table:table-cell>
          <table:table-cell office:value-type="float" office:value="-0.498410416922225" calcext:value-type="float">
            <text:p>-0.498410416922225</text:p>
          </table:table-cell>
          <table:table-cell office:value-type="float" office:value="-0.487745193053722" calcext:value-type="float">
            <text:p>-0.487745193053722</text:p>
          </table:table-cell>
          <table:table-cell office:value-type="float" office:value="-0.516010043732558" calcext:value-type="float">
            <text:p>-0.516010043732558</text:p>
          </table:table-cell>
          <table:table-cell office:value-type="float" office:value="-0.513307877712161" calcext:value-type="float">
            <text:p>-0.513307877712161</text:p>
          </table:table-cell>
          <table:table-cell office:value-type="float" office:value="-0.493011286848241" calcext:value-type="float">
            <text:p>-0.493011286848241</text:p>
          </table:table-cell>
          <table:table-cell office:value-type="float" office:value="-0.47959519390274" calcext:value-type="float">
            <text:p>-0.47959519390274</text:p>
          </table:table-cell>
          <table:table-cell office:value-type="float" office:value="-0.462990980797208" calcext:value-type="float">
            <text:p>-0.462990980797208</text:p>
          </table:table-cell>
          <table:table-cell office:value-type="float" office:value="-0.479008208203258" calcext:value-type="float">
            <text:p>-0.479008208203258</text:p>
          </table:table-cell>
          <table:table-cell office:value-type="float" office:value="-0.484618574801903" calcext:value-type="float">
            <text:p>-0.484618574801903</text:p>
          </table:table-cell>
          <table:table-cell office:value-type="float" office:value="-0.482271551628761" calcext:value-type="float">
            <text:p>-0.482271551628761</text:p>
          </table:table-cell>
          <table:table-cell office:value-type="float" office:value="-0.488606505510054" calcext:value-type="float">
            <text:p>-0.488606505510054</text:p>
          </table:table-cell>
          <table:table-cell office:value-type="float" office:value="-0.490121142594464" calcext:value-type="float">
            <text:p>-0.490121142594464</text:p>
          </table:table-cell>
          <table:table-cell office:value-type="float" office:value="-0.51074319599614" calcext:value-type="float">
            <text:p>-0.51074319599614</text:p>
          </table:table-cell>
          <table:table-cell office:value-type="float" office:value="-0.509680907506021" calcext:value-type="float">
            <text:p>-0.509680907506021</text:p>
          </table:table-cell>
          <table:table-cell office:value-type="float" office:value="-0.490411199299358" calcext:value-type="float">
            <text:p>-0.490411199299358</text:p>
          </table:table-cell>
          <table:table-cell office:value-type="float" office:value="-0.479371069796545" calcext:value-type="float">
            <text:p>-0.479371069796545</text:p>
          </table:table-cell>
          <table:table-cell office:value-type="float" office:value="-0.488579174700465" calcext:value-type="float">
            <text:p>-0.488579174700465</text:p>
          </table:table-cell>
          <table:table-cell office:value-type="float" office:value="-0.513274746135017" calcext:value-type="float">
            <text:p>-0.513274746135017</text:p>
          </table:table-cell>
          <table:table-cell office:value-type="float" office:value="-0.513279601362875" calcext:value-type="float">
            <text:p>-0.513279601362875</text:p>
          </table:table-cell>
          <table:table-cell office:value-type="float" office:value="-0.505728679369104" calcext:value-type="float">
            <text:p>-0.505728679369104</text:p>
          </table:table-cell>
          <table:table-cell office:value-type="float" office:value="-0.505982416921754" calcext:value-type="float">
            <text:p>-0.505982416921754</text:p>
          </table:table-cell>
          <table:table-cell office:value-type="float" office:value="-0.507734311253593" calcext:value-type="float">
            <text:p>-0.507734311253593</text:p>
          </table:table-cell>
          <table:table-cell office:value-type="float" office:value="-0.521966401903404" calcext:value-type="float">
            <text:p>-0.521966401903404</text:p>
          </table:table-cell>
          <table:table-cell office:value-type="float" office:value="-0.525652601270811" calcext:value-type="float">
            <text:p>-0.525652601270811</text:p>
          </table:table-cell>
          <table:table-cell office:value-type="float" office:value="-0.509110504655797" calcext:value-type="float">
            <text:p>-0.509110504655797</text:p>
          </table:table-cell>
          <table:table-cell office:value-type="float" office:value="-0.514637339457672" calcext:value-type="float">
            <text:p>-0.514637339457672</text:p>
          </table:table-cell>
          <table:table-cell office:value-type="float" office:value="-0.506728204539419" calcext:value-type="float">
            <text:p>-0.506728204539419</text:p>
          </table:table-cell>
          <table:table-cell office:value-type="float" office:value="-0.509812245731101" calcext:value-type="float">
            <text:p>-0.509812245731101</text:p>
          </table:table-cell>
          <table:table-cell office:value-type="float" office:value="-0.497424452921161" calcext:value-type="float">
            <text:p>-0.497424452921161</text:p>
          </table:table-cell>
          <table:table-cell office:value-type="float" office:value="-0.468644952794009" calcext:value-type="float">
            <text:p>-0.468644952794009</text:p>
          </table:table-cell>
          <table:table-cell office:value-type="float" office:value="-0.468607571038721" calcext:value-type="float">
            <text:p>-0.468607571038721</text:p>
          </table:table-cell>
          <table:table-cell office:value-type="float" office:value="-0.513504504601216" calcext:value-type="float">
            <text:p>-0.513504504601216</text:p>
          </table:table-cell>
          <table:table-cell office:value-type="float" office:value="-0.526920243790329" calcext:value-type="float">
            <text:p>-0.526920243790329</text:p>
          </table:table-cell>
          <table:table-cell office:value-type="float" office:value="-0.531423078684364" calcext:value-type="float">
            <text:p>-0.531423078684364</text:p>
          </table:table-cell>
          <table:table-cell office:value-type="float" office:value="-0.524095487484831" calcext:value-type="float">
            <text:p>-0.524095487484831</text:p>
          </table:table-cell>
          <table:table-cell office:value-type="float" office:value="-0.551799862871961" calcext:value-type="float">
            <text:p>-0.551799862871961</text:p>
          </table:table-cell>
          <table:table-cell office:value-type="float" office:value="-0.50713684604134" calcext:value-type="float">
            <text:p>-0.50713684604134</text:p>
          </table:table-cell>
          <table:table-cell office:value-type="float" office:value="-0.542420515364364" calcext:value-type="float">
            <text:p>-0.542420515364364</text:p>
          </table:table-cell>
          <table:table-cell office:value-type="float" office:value="-0.531718663049246" calcext:value-type="float">
            <text:p>-0.531718663049246</text:p>
          </table:table-cell>
          <table:table-cell office:value-type="float" office:value="-0.535597681362919" calcext:value-type="float">
            <text:p>-0.535597681362919</text:p>
          </table:table-cell>
          <table:table-cell office:value-type="float" office:value="-0.543671492518308" calcext:value-type="float">
            <text:p>-0.543671492518308</text:p>
          </table:table-cell>
          <table:table-cell office:value-type="float" office:value="-0.514162576785268" calcext:value-type="float">
            <text:p>-0.514162576785268</text:p>
          </table:table-cell>
          <table:table-cell office:value-type="float" office:value="-0.530054477954144" calcext:value-type="float">
            <text:p>-0.530054477954144</text:p>
          </table:table-cell>
          <table:table-cell office:value-type="float" office:value="-0.510175476351685" calcext:value-type="float">
            <text:p>-0.510175476351685</text:p>
          </table:table-cell>
          <table:table-cell office:value-type="float" office:value="-0.501436154845832" calcext:value-type="float">
            <text:p>-0.501436154845832</text:p>
          </table:table-cell>
          <table:table-cell office:value-type="float" office:value="-0.51006243357328" calcext:value-type="float">
            <text:p>-0.51006243357328</text:p>
          </table:table-cell>
          <table:table-cell office:value-type="float" office:value="-0.512781057999919" calcext:value-type="float">
            <text:p>-0.512781057999919</text:p>
          </table:table-cell>
          <table:table-cell office:value-type="float" office:value="-0.527797608351951" calcext:value-type="float">
            <text:p>-0.527797608351951</text:p>
          </table:table-cell>
          <table:table-cell office:value-type="float" office:value="-0.520392874510638" calcext:value-type="float">
            <text:p>-0.520392874510638</text:p>
          </table:table-cell>
          <table:table-cell office:value-type="float" office:value="-0.528710729073933" calcext:value-type="float">
            <text:p>-0.528710729073933</text:p>
          </table:table-cell>
          <table:table-cell office:value-type="float" office:value="-0.53408854094776" calcext:value-type="float">
            <text:p>-0.53408854094776</text:p>
          </table:table-cell>
          <table:table-cell office:value-type="float" office:value="-0.537136434906491" calcext:value-type="float">
            <text:p>-0.537136434906491</text:p>
          </table:table-cell>
          <table:table-cell office:value-type="float" office:value="-0.530014376727454" calcext:value-type="float">
            <text:p>-0.530014376727454</text:p>
          </table:table-cell>
          <table:table-cell office:value-type="float" office:value="-0.523490271257754" calcext:value-type="float">
            <text:p>-0.523490271257754</text:p>
          </table:table-cell>
          <table:table-cell office:value-type="float" office:value="-0.516640472980535" calcext:value-type="float">
            <text:p>-0.516640472980535</text:p>
          </table:table-cell>
          <table:table-cell office:value-type="float" office:value="-0.521499209688808" calcext:value-type="float">
            <text:p>-0.521499209688808</text:p>
          </table:table-cell>
          <table:table-cell office:value-type="float" office:value="-0.508374302884915" calcext:value-type="float">
            <text:p>-0.508374302884915</text:p>
          </table:table-cell>
          <table:table-cell office:value-type="float" office:value="-0.527049905257529" calcext:value-type="float">
            <text:p>-0.527049905257529</text:p>
          </table:table-cell>
          <table:table-cell office:value-type="float" office:value="-0.519850084678314" calcext:value-type="float">
            <text:p>-0.519850084678314</text:p>
          </table:table-cell>
          <table:table-cell office:value-type="float" office:value="-0.525956436709221" calcext:value-type="float">
            <text:p>-0.525956436709221</text:p>
          </table:table-cell>
          <table:table-cell office:value-type="float" office:value="-0.522673723739896" calcext:value-type="float">
            <text:p>-0.522673723739896</text:p>
          </table:table-cell>
          <table:table-cell office:value-type="float" office:value="-0.532885141072474" calcext:value-type="float">
            <text:p>-0.532885141072474</text:p>
          </table:table-cell>
          <table:table-cell office:value-type="float" office:value="-0.526032634627457" calcext:value-type="float">
            <text:p>-0.526032634627457</text:p>
          </table:table-cell>
          <table:table-cell office:value-type="float" office:value="-0.519513851318551" calcext:value-type="float">
            <text:p>-0.519513851318551</text:p>
          </table:table-cell>
          <table:table-cell office:value-type="float" office:value="-0.544548537343965" calcext:value-type="float">
            <text:p>-0.544548537343965</text:p>
          </table:table-cell>
          <table:table-cell office:value-type="float" office:value="-0.529890593567752" calcext:value-type="float">
            <text:p>-0.529890593567752</text:p>
          </table:table-cell>
          <table:table-cell office:value-type="float" office:value="-0.511300578597303" calcext:value-type="float">
            <text:p>-0.511300578597303</text:p>
          </table:table-cell>
          <table:table-cell office:value-type="float" office:value="-0.532592467468574" calcext:value-type="float">
            <text:p>-0.532592467468574</text:p>
          </table:table-cell>
          <table:table-cell office:value-type="float" office:value="-0.530344799404487" calcext:value-type="float">
            <text:p>-0.530344799404487</text:p>
          </table:table-cell>
          <table:table-cell office:value-type="float" office:value="-0.522754076749431" calcext:value-type="float">
            <text:p>-0.522754076749431</text:p>
          </table:table-cell>
          <table:table-cell office:value-type="float" office:value="-0.526360688454143" calcext:value-type="float">
            <text:p>-0.526360688454143</text:p>
          </table:table-cell>
          <table:table-cell office:value-type="float" office:value="-0.517050854099485" calcext:value-type="float">
            <text:p>-0.517050854099485</text:p>
          </table:table-cell>
          <table:table-cell office:value-type="float" office:value="-0.515840174686118" calcext:value-type="float">
            <text:p>-0.515840174686118</text:p>
          </table:table-cell>
          <table:table-cell office:value-type="float" office:value="-0.526763783193687" calcext:value-type="float">
            <text:p>-0.526763783193687</text:p>
          </table:table-cell>
          <table:table-cell office:value-type="float" office:value="-0.504540247964176" calcext:value-type="float">
            <text:p>-0.504540247964176</text:p>
          </table:table-cell>
          <table:table-cell office:value-type="float" office:value="-0.493885916009499" calcext:value-type="float">
            <text:p>-0.493885916009499</text:p>
          </table:table-cell>
          <table:table-cell office:value-type="float" office:value="-0.513467059209694" calcext:value-type="float">
            <text:p>-0.513467059209694</text:p>
          </table:table-cell>
          <table:table-cell office:value-type="float" office:value="-0.510553786561169" calcext:value-type="float">
            <text:p>-0.510553786561169</text:p>
          </table:table-cell>
          <table:table-cell office:value-type="float" office:value="-0.513545848428067" calcext:value-type="float">
            <text:p>-0.513545848428067</text:p>
          </table:table-cell>
          <table:table-cell office:value-type="float" office:value="-0.523723710557537" calcext:value-type="float">
            <text:p>-0.523723710557537</text:p>
          </table:table-cell>
          <table:table-cell office:value-type="float" office:value="-0.516786133721011" calcext:value-type="float">
            <text:p>-0.516786133721011</text:p>
          </table:table-cell>
          <table:table-cell office:value-type="float" office:value="-0.515332520350128" calcext:value-type="float">
            <text:p>-0.515332520350128</text:p>
          </table:table-cell>
          <table:table-cell office:value-type="float" office:value="-0.518281617569764" calcext:value-type="float">
            <text:p>-0.518281617569764</text:p>
          </table:table-cell>
          <table:table-cell office:value-type="float" office:value="-0.516521921949296" calcext:value-type="float">
            <text:p>-0.516521921949296</text:p>
          </table:table-cell>
          <table:table-cell office:value-type="float" office:value="-0.513028642058711" calcext:value-type="float">
            <text:p>-0.513028642058711</text:p>
          </table:table-cell>
          <table:table-cell office:value-type="float" office:value="-0.496129669457499" calcext:value-type="float">
            <text:p>-0.496129669457499</text:p>
          </table:table-cell>
          <table:table-cell office:value-type="float" office:value="-0.52495512755364" calcext:value-type="float">
            <text:p>-0.52495512755364</text:p>
          </table:table-cell>
          <table:table-cell office:value-type="float" office:value="-0.537605167070391" calcext:value-type="float">
            <text:p>-0.537605167070391</text:p>
          </table:table-cell>
          <table:table-cell office:value-type="float" office:value="-0.53343469386775" calcext:value-type="float">
            <text:p>-0.53343469386775</text:p>
          </table:table-cell>
          <table:table-cell office:value-type="float" office:value="-0.52389349191715" calcext:value-type="float">
            <text:p>-0.52389349191715</text:p>
          </table:table-cell>
          <table:table-cell office:value-type="float" office:value="-0.518651406977207" calcext:value-type="float">
            <text:p>-0.518651406977207</text:p>
          </table:table-cell>
          <table:table-cell office:value-type="float" office:value="-0.52875560354667" calcext:value-type="float">
            <text:p>-0.52875560354667</text:p>
          </table:table-cell>
          <table:table-cell office:value-type="float" office:value="-0.52111279251222" calcext:value-type="float">
            <text:p>-0.52111279251222</text:p>
          </table:table-cell>
          <table:table-cell office:value-type="float" office:value="-0.520109663051928" calcext:value-type="float">
            <text:p>-0.520109663051928</text:p>
          </table:table-cell>
          <table:table-cell office:value-type="float" office:value="-0.491116910135805" calcext:value-type="float">
            <text:p>-0.491116910135805</text:p>
          </table:table-cell>
          <table:table-cell office:value-type="float" office:value="-0.491754774340577" calcext:value-type="float">
            <text:p>-0.491754774340577</text:p>
          </table:table-cell>
          <table:table-cell office:value-type="float" office:value="-0.53010744701542" calcext:value-type="float">
            <text:p>-0.53010744701542</text:p>
          </table:table-cell>
          <table:table-cell office:value-type="float" office:value="-0.529014709367752" calcext:value-type="float">
            <text:p>-0.529014709367752</text:p>
          </table:table-cell>
          <table:table-cell office:value-type="float" office:value="-0.530947291922896" calcext:value-type="float">
            <text:p>-0.530947291922896</text:p>
          </table:table-cell>
          <table:table-cell office:value-type="float" office:value="-0.519759129224882" calcext:value-type="float">
            <text:p>-0.519759129224882</text:p>
          </table:table-cell>
          <table:table-cell office:value-type="float" office:value="-0.527802719302375" calcext:value-type="float">
            <text:p>-0.527802719302375</text:p>
          </table:table-cell>
          <table:table-cell office:value-type="float" office:value="-0.521732177506316" calcext:value-type="float">
            <text:p>-0.521732177506316</text:p>
          </table:table-cell>
          <table:table-cell office:value-type="float" office:value="-0.532283091302846" calcext:value-type="float">
            <text:p>-0.532283091302846</text:p>
          </table:table-cell>
          <table:table-cell office:value-type="float" office:value="-0.494193471823388" calcext:value-type="float">
            <text:p>-0.494193471823388</text:p>
          </table:table-cell>
          <table:table-cell office:value-type="float" office:value="-0.514557038910106" calcext:value-type="float">
            <text:p>-0.514557038910106</text:p>
          </table:table-cell>
          <table:table-cell office:value-type="float" office:value="-0.518552964047439" calcext:value-type="float">
            <text:p>-0.518552964047439</text:p>
          </table:table-cell>
          <table:table-cell office:value-type="float" office:value="-0.53867664558569" calcext:value-type="float">
            <text:p>-0.53867664558569</text:p>
          </table:table-cell>
          <table:table-cell office:value-type="float" office:value="-0.522970450282259" calcext:value-type="float">
            <text:p>-0.522970450282259</text:p>
          </table:table-cell>
          <table:table-cell office:value-type="float" office:value="-0.520632606338904" calcext:value-type="float">
            <text:p>-0.520632606338904</text:p>
          </table:table-cell>
          <table:table-cell office:value-type="float" office:value="-0.517209017985897" calcext:value-type="float">
            <text:p>-0.517209017985897</text:p>
          </table:table-cell>
          <table:table-cell office:value-type="float" office:value="-0.515091450873153" calcext:value-type="float">
            <text:p>-0.515091450873153</text:p>
          </table:table-cell>
          <table:table-cell office:value-type="float" office:value="-0.521634651688276" calcext:value-type="float">
            <text:p>-0.521634651688276</text:p>
          </table:table-cell>
          <table:table-cell office:value-type="float" office:value="-0.48919065072782" calcext:value-type="float">
            <text:p>-0.48919065072782</text:p>
          </table:table-cell>
          <table:table-cell office:value-type="float" office:value="-0.490711859322832" calcext:value-type="float">
            <text:p>-0.490711859322832</text:p>
          </table:table-cell>
          <table:table-cell office:value-type="float" office:value="-0.513442230563065" calcext:value-type="float">
            <text:p>-0.513442230563065</text:p>
          </table:table-cell>
          <table:table-cell office:value-type="float" office:value="-0.4945284293505" calcext:value-type="float">
            <text:p>-0.4945284293505</text:p>
          </table:table-cell>
          <table:table-cell office:value-type="float" office:value="-0.529098577128624" calcext:value-type="float">
            <text:p>-0.529098577128624</text:p>
          </table:table-cell>
          <table:table-cell office:value-type="float" office:value="-0.505909463108897" calcext:value-type="float">
            <text:p>-0.505909463108897</text:p>
          </table:table-cell>
          <table:table-cell office:value-type="float" office:value="-0.511923946598843" calcext:value-type="float">
            <text:p>-0.511923946598843</text:p>
          </table:table-cell>
          <table:table-cell office:value-type="float" office:value="-0.507287936611749" calcext:value-type="float">
            <text:p>-0.507287936611749</text:p>
          </table:table-cell>
          <table:table-cell office:value-type="float" office:value="-0.502694008351586" calcext:value-type="float">
            <text:p>-0.502694008351586</text:p>
          </table:table-cell>
          <table:table-cell office:value-type="float" office:value="-0.500711529783221" calcext:value-type="float">
            <text:p>-0.500711529783221</text:p>
          </table:table-cell>
          <table:table-cell office:value-type="float" office:value="-0.463632660928977" calcext:value-type="float">
            <text:p>-0.463632660928977</text:p>
          </table:table-cell>
          <table:table-cell office:value-type="float" office:value="-0.445878819239341" calcext:value-type="float">
            <text:p>-0.445878819239341</text:p>
          </table:table-cell>
          <table:table-cell office:value-type="float" office:value="-0.457639149966249" calcext:value-type="float">
            <text:p>-0.457639149966249</text:p>
          </table:table-cell>
          <table:table-cell office:value-type="float" office:value="-0.455383853391204" calcext:value-type="float">
            <text:p>-0.455383853391204</text:p>
          </table:table-cell>
          <table:table-cell office:value-type="float" office:value="-0.446974798767503" calcext:value-type="float">
            <text:p>-0.446974798767503</text:p>
          </table:table-cell>
          <table:table-cell office:value-type="float" office:value="-0.446844834494175" calcext:value-type="float">
            <text:p>-0.446844834494175</text:p>
          </table:table-cell>
          <table:table-cell office:value-type="float" office:value="-0.446934298908448" calcext:value-type="float">
            <text:p>-0.446934298908448</text:p>
          </table:table-cell>
          <table:table-cell office:value-type="float" office:value="-0.448981467873336" calcext:value-type="float">
            <text:p>-0.448981467873336</text:p>
          </table:table-cell>
          <table:table-cell office:value-type="float" office:value="-0.444961844724299" calcext:value-type="float">
            <text:p>-0.444961844724299</text:p>
          </table:table-cell>
          <table:table-cell office:value-type="float" office:value="-0.468497882468702" calcext:value-type="float">
            <text:p>-0.468497882468702</text:p>
          </table:table-cell>
          <table:table-cell office:value-type="float" office:value="-0.465945011322922" calcext:value-type="float">
            <text:p>-0.465945011322922</text:p>
          </table:table-cell>
          <table:table-cell office:value-type="float" office:value="-0.469222597468052" calcext:value-type="float">
            <text:p>-0.469222597468052</text:p>
          </table:table-cell>
          <table:table-cell office:value-type="float" office:value="-0.47182344298938" calcext:value-type="float">
            <text:p>-0.47182344298938</text:p>
          </table:table-cell>
          <table:table-cell office:value-type="float" office:value="-0.476995489037385" calcext:value-type="float">
            <text:p>-0.476995489037385</text:p>
          </table:table-cell>
          <table:table-cell office:value-type="float" office:value="-0.477497537111501" calcext:value-type="float">
            <text:p>-0.477497537111501</text:p>
          </table:table-cell>
          <table:table-cell office:value-type="float" office:value="-0.472767599598954" calcext:value-type="float">
            <text:p>-0.472767599598954</text:p>
          </table:table-cell>
          <table:table-cell office:value-type="float" office:value="-0.475504946240145" calcext:value-type="float">
            <text:p>-0.475504946240145</text:p>
          </table:table-cell>
          <table:table-cell office:value-type="float" office:value="-0.485048643855754" calcext:value-type="float">
            <text:p>-0.485048643855754</text:p>
          </table:table-cell>
          <table:table-cell office:value-type="float" office:value="-0.489787789876846" calcext:value-type="float">
            <text:p>-0.489787789876846</text:p>
          </table:table-cell>
          <table:table-cell office:value-type="float" office:value="-0.482861396163584" calcext:value-type="float">
            <text:p>-0.482861396163584</text:p>
          </table:table-cell>
          <table:table-cell office:value-type="float" office:value="-0.491961062596717" calcext:value-type="float">
            <text:p>-0.491961062596717</text:p>
          </table:table-cell>
          <table:table-cell office:value-type="float" office:value="-0.482927093594327" calcext:value-type="float">
            <text:p>-0.482927093594327</text:p>
          </table:table-cell>
          <table:table-cell office:value-type="float" office:value="-0.471309758926657" calcext:value-type="float">
            <text:p>-0.471309758926657</text:p>
          </table:table-cell>
          <table:table-cell office:value-type="float" office:value="-0.466434538772781" calcext:value-type="float">
            <text:p>-0.466434538772781</text:p>
          </table:table-cell>
          <table:table-cell office:value-type="float" office:value="-0.465094964109822" calcext:value-type="float">
            <text:p>-0.465094964109822</text:p>
          </table:table-cell>
          <table:table-cell office:value-type="float" office:value="-0.481969750673263" calcext:value-type="float">
            <text:p>-0.481969750673263</text:p>
          </table:table-cell>
          <table:table-cell office:value-type="float" office:value="-0.483583432413442" calcext:value-type="float">
            <text:p>-0.483583432413442</text:p>
          </table:table-cell>
          <table:table-cell office:value-type="float" office:value="-0.490708459828654" calcext:value-type="float">
            <text:p>-0.490708459828654</text:p>
          </table:table-cell>
          <table:table-cell office:value-type="float" office:value="-0.486727682571271" calcext:value-type="float">
            <text:p>-0.486727682571271</text:p>
          </table:table-cell>
          <table:table-cell office:value-type="float" office:value="-0.464104078948144" calcext:value-type="float">
            <text:p>-0.464104078948144</text:p>
          </table:table-cell>
          <table:table-cell office:value-type="float" office:value="-0.455979268756335" calcext:value-type="float">
            <text:p>-0.455979268756335</text:p>
          </table:table-cell>
          <table:table-cell office:value-type="float" office:value="-0.455487675814437" calcext:value-type="float">
            <text:p>-0.455487675814437</text:p>
          </table:table-cell>
          <table:table-cell office:value-type="float" office:value="-0.45791668638003" calcext:value-type="float">
            <text:p>-0.45791668638003</text:p>
          </table:table-cell>
          <table:table-cell office:value-type="float" office:value="-0.472746850719376" calcext:value-type="float">
            <text:p>-0.472746850719376</text:p>
          </table:table-cell>
          <table:table-cell office:value-type="float" office:value="-0.480028170653827" calcext:value-type="float">
            <text:p>-0.480028170653827</text:p>
          </table:table-cell>
          <table:table-cell office:value-type="float" office:value="-0.48609480665897" calcext:value-type="float">
            <text:p>-0.48609480665897</text:p>
          </table:table-cell>
          <table:table-cell office:value-type="float" office:value="-0.481439508138718" calcext:value-type="float">
            <text:p>-0.481439508138718</text:p>
          </table:table-cell>
          <table:table-cell office:value-type="float" office:value="-0.476067281678798" calcext:value-type="float">
            <text:p>-0.476067281678798</text:p>
          </table:table-cell>
          <table:table-cell office:value-type="float" office:value="-0.477528407161911" calcext:value-type="float">
            <text:p>-0.477528407161911</text:p>
          </table:table-cell>
          <table:table-cell office:value-type="float" office:value="-0.472331017189979" calcext:value-type="float">
            <text:p>-0.472331017189979</text:p>
          </table:table-cell>
          <table:table-cell office:value-type="float" office:value="-0.471953577534532" calcext:value-type="float">
            <text:p>-0.471953577534532</text:p>
          </table:table-cell>
          <table:table-cell office:value-type="float" office:value="-0.471794144862458" calcext:value-type="float">
            <text:p>-0.471794144862458</text:p>
          </table:table-cell>
          <table:table-cell office:value-type="float" office:value="-0.471295339483693" calcext:value-type="float">
            <text:p>-0.471295339483693</text:p>
          </table:table-cell>
          <table:table-cell office:value-type="float" office:value="-0.472599450991392" calcext:value-type="float">
            <text:p>-0.472599450991392</text:p>
          </table:table-cell>
          <table:table-cell office:value-type="float" office:value="-0.471994718762422" calcext:value-type="float">
            <text:p>-0.471994718762422</text:p>
          </table:table-cell>
          <table:table-cell office:value-type="float" office:value="-0.47189336229392" calcext:value-type="float">
            <text:p>-0.47189336229392</text:p>
          </table:table-cell>
          <table:table-cell office:value-type="float" office:value="-0.472177876465617" calcext:value-type="float">
            <text:p>-0.472177876465617</text:p>
          </table:table-cell>
          <table:table-cell office:value-type="float" office:value="-0.472415787091945" calcext:value-type="float">
            <text:p>-0.472415787091945</text:p>
          </table:table-cell>
          <table:table-cell office:value-type="float" office:value="-0.471815414665961" calcext:value-type="float">
            <text:p>-0.471815414665961</text:p>
          </table:table-cell>
          <table:table-cell office:value-type="float" office:value="-0.472529849041193" calcext:value-type="float">
            <text:p>-0.472529849041193</text:p>
          </table:table-cell>
          <table:table-cell office:value-type="float" office:value="-0.471828638043439" calcext:value-type="float">
            <text:p>-0.471828638043439</text:p>
          </table:table-cell>
          <table:table-cell office:value-type="float" office:value="-0.472527352285294" calcext:value-type="float">
            <text:p>-0.472527352285294</text:p>
          </table:table-cell>
          <table:table-cell office:value-type="float" office:value="-0.472267727184539" calcext:value-type="float">
            <text:p>-0.472267727184539</text:p>
          </table:table-cell>
          <table:table-cell office:value-type="float" office:value="-0.472092809704227" calcext:value-type="float">
            <text:p>-0.472092809704227</text:p>
          </table:table-cell>
          <table:table-cell office:value-type="float" office:value="-0.471964146867783" calcext:value-type="float">
            <text:p>-0.471964146867783</text:p>
          </table:table-cell>
          <table:table-cell office:value-type="float" office:value="-0.471060537877535" calcext:value-type="float">
            <text:p>-0.471060537877535</text:p>
          </table:table-cell>
          <table:table-cell office:value-type="float" office:value="-0.472475295923974" calcext:value-type="float">
            <text:p>-0.472475295923974</text:p>
          </table:table-cell>
          <table:table-cell office:value-type="float" office:value="-0.47138608409428" calcext:value-type="float">
            <text:p>-0.47138608409428</text:p>
          </table:table-cell>
          <table:table-cell office:value-type="float" office:value="-0.472102213050495" calcext:value-type="float">
            <text:p>-0.472102213050495</text:p>
          </table:table-cell>
          <table:table-cell office:value-type="float" office:value="-0.472059156796466" calcext:value-type="float">
            <text:p>-0.472059156796466</text:p>
          </table:table-cell>
          <table:table-cell office:value-type="float" office:value="-0.472839460138248" calcext:value-type="float">
            <text:p>-0.472839460138248</text:p>
          </table:table-cell>
          <table:table-cell office:value-type="float" office:value="-0.471116789021264" calcext:value-type="float">
            <text:p>-0.471116789021264</text:p>
          </table:table-cell>
          <table:table-cell office:value-type="float" office:value="-0.471400275394662" calcext:value-type="float">
            <text:p>-0.471400275394662</text:p>
          </table:table-cell>
          <table:table-cell office:value-type="float" office:value="-0.472095340381506" calcext:value-type="float">
            <text:p>-0.472095340381506</text:p>
          </table:table-cell>
          <table:table-cell office:value-type="float" office:value="-0.471278791812977" calcext:value-type="float">
            <text:p>-0.471278791812977</text:p>
          </table:table-cell>
          <table:table-cell office:value-type="float" office:value="-0.471074449621503" calcext:value-type="float">
            <text:p>-0.471074449621503</text:p>
          </table:table-cell>
          <table:table-cell office:value-type="float" office:value="-0.471803965799402" calcext:value-type="float">
            <text:p>-0.471803965799402</text:p>
          </table:table-cell>
          <table:table-cell office:value-type="float" office:value="-0.472035002297421" calcext:value-type="float">
            <text:p>-0.472035002297421</text:p>
          </table:table-cell>
          <table:table-cell office:value-type="float" office:value="-0.471464243895741" calcext:value-type="float">
            <text:p>-0.471464243895741</text:p>
          </table:table-cell>
          <table:table-cell office:value-type="float" office:value="-0.471894579689831" calcext:value-type="float">
            <text:p>-0.471894579689831</text:p>
          </table:table-cell>
          <table:table-cell office:value-type="float" office:value="-0.471577581009763" calcext:value-type="float">
            <text:p>-0.471577581009763</text:p>
          </table:table-cell>
          <table:table-cell office:value-type="float" office:value="-0.471428382545515" calcext:value-type="float">
            <text:p>-0.471428382545515</text:p>
          </table:table-cell>
          <table:table-cell office:value-type="float" office:value="-0.471537308024159" calcext:value-type="float">
            <text:p>-0.471537308024159</text:p>
          </table:table-cell>
          <table:table-cell office:value-type="float" office:value="-0.470752335821706" calcext:value-type="float">
            <text:p>-0.470752335821706</text:p>
          </table:table-cell>
          <table:table-cell office:value-type="float" office:value="-0.471962123901021" calcext:value-type="float">
            <text:p>-0.471962123901021</text:p>
          </table:table-cell>
          <table:table-cell office:value-type="float" office:value="-0.471211263574147" calcext:value-type="float">
            <text:p>-0.471211263574147</text:p>
          </table:table-cell>
          <table:table-cell office:value-type="float" office:value="-0.471565035891821" calcext:value-type="float">
            <text:p>-0.471565035891821</text:p>
          </table:table-cell>
          <table:table-cell office:value-type="float" office:value="-0.47185015290752" calcext:value-type="float">
            <text:p>-0.47185015290752</text:p>
          </table:table-cell>
          <table:table-cell office:value-type="float" office:value="-0.472089522629341" calcext:value-type="float">
            <text:p>-0.472089522629341</text:p>
          </table:table-cell>
          <table:table-cell office:value-type="float" office:value="-0.471589968692922" calcext:value-type="float">
            <text:p>-0.471589968692922</text:p>
          </table:table-cell>
          <table:table-cell office:value-type="float" office:value="-0.471350207384413" calcext:value-type="float">
            <text:p>-0.471350207384413</text:p>
          </table:table-cell>
          <table:table-cell office:value-type="float" office:value="-0.471452094515708" calcext:value-type="float">
            <text:p>-0.471452094515708</text:p>
          </table:table-cell>
          <table:table-cell office:value-type="float" office:value="-0.471862867405585" calcext:value-type="float">
            <text:p>-0.471862867405585</text:p>
          </table:table-cell>
          <table:table-cell office:value-type="float" office:value="-0.472027640591352" calcext:value-type="float">
            <text:p>-0.472027640591352</text:p>
          </table:table-cell>
          <table:table-cell office:value-type="float" office:value="-0.471470665849442" calcext:value-type="float">
            <text:p>-0.471470665849442</text:p>
          </table:table-cell>
          <table:table-cell office:value-type="float" office:value="-0.472764237359379" calcext:value-type="float">
            <text:p>-0.472764237359379</text:p>
          </table:table-cell>
          <table:table-cell office:value-type="float" office:value="-0.471818096856557" calcext:value-type="float">
            <text:p>-0.471818096856557</text:p>
          </table:table-cell>
          <table:table-cell office:value-type="float" office:value="-0.471648740823128" calcext:value-type="float">
            <text:p>-0.471648740823128</text:p>
          </table:table-cell>
          <table:table-cell office:value-type="float" office:value="-0.472205663466266" calcext:value-type="float">
            <text:p>-0.472205663466266</text:p>
          </table:table-cell>
          <table:table-cell office:value-type="float" office:value="-0.472342300636693" calcext:value-type="float">
            <text:p>-0.472342300636693</text:p>
          </table:table-cell>
          <table:table-cell office:value-type="float" office:value="-0.470610634197502" calcext:value-type="float">
            <text:p>-0.470610634197502</text:p>
          </table:table-cell>
          <table:table-cell office:value-type="float" office:value="-0.471116809423432" calcext:value-type="float">
            <text:p>-0.471116809423432</text:p>
          </table:table-cell>
          <table:table-cell office:value-type="float" office:value="-0.471361979834783" calcext:value-type="float">
            <text:p>-0.471361979834783</text:p>
          </table:table-cell>
          <table:table-cell office:value-type="float" office:value="-0.471650616898875" calcext:value-type="float">
            <text:p>-0.471650616898875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1158321020287" calcext:value-type="float">
            <text:p>-2.1158321020287E-05</text:p>
          </table:table-cell>
          <table:table-cell office:value-type="float" office:value="0.000000481080457137573" calcext:value-type="float">
            <text:p>4.81080457137573E-07</text:p>
          </table:table-cell>
          <table:table-cell office:value-type="float" office:value="0.0000168218919006646" calcext:value-type="float">
            <text:p>1.68218919006646E-05</text:p>
          </table:table-cell>
          <table:table-cell office:value-type="float" office:value="-0.0000217413477290318" calcext:value-type="float">
            <text:p>-2.17413477290318E-05</text:p>
          </table:table-cell>
          <table:table-cell office:value-type="float" office:value="0.0000142081414666317" calcext:value-type="float">
            <text:p>1.42081414666317E-05</text:p>
          </table:table-cell>
          <table:table-cell office:value-type="float" office:value="0.00000675416901912973" calcext:value-type="float">
            <text:p>6.75416901912973E-06</text:p>
          </table:table-cell>
          <table:table-cell office:value-type="float" office:value="-0.0000255027275984365" calcext:value-type="float">
            <text:p>-2.55027275984365E-05</text:p>
          </table:table-cell>
          <table:table-cell office:value-type="float" office:value="0.0000131504899790191" calcext:value-type="float">
            <text:p>1.31504899790191E-05</text:p>
          </table:table-cell>
          <table:table-cell office:value-type="float" office:value="-0.0000130568231151984" calcext:value-type="float">
            <text:p>-1.30568231151984E-05</text:p>
          </table:table-cell>
          <table:table-cell office:value-type="float" office:value="0.0000228072730429907" calcext:value-type="float">
            <text:p>2.28072730429907E-05</text:p>
          </table:table-cell>
          <table:table-cell office:value-type="float" office:value="-0.0000139550579203451" calcext:value-type="float">
            <text:p>-1.39550579203451E-05</text:p>
          </table:table-cell>
          <table:table-cell office:value-type="float" office:value="0.0000176274252573494" calcext:value-type="float">
            <text:p>1.76274252573494E-05</text:p>
          </table:table-cell>
          <table:table-cell office:value-type="float" office:value="0.0000221445385937824" calcext:value-type="float">
            <text:p>2.21445385937824E-05</text:p>
          </table:table-cell>
          <table:table-cell office:value-type="float" office:value="-0.00004291170741344" calcext:value-type="float">
            <text:p>-4.291170741344E-05</text:p>
          </table:table-cell>
          <table:table-cell office:value-type="float" office:value="0.0000110666487880828" calcext:value-type="float">
            <text:p>1.10666487880828E-05</text:p>
          </table:table-cell>
          <table:table-cell office:value-type="float" office:value="-0.00000475376400421723" calcext:value-type="float">
            <text:p>-4.75376400421723E-06</text:p>
          </table:table-cell>
          <table:table-cell office:value-type="float" office:value="0.0000182962470687276" calcext:value-type="float">
            <text:p>1.82962470687276E-05</text:p>
          </table:table-cell>
          <table:table-cell office:value-type="float" office:value="-0.0000139371866050841" calcext:value-type="float">
            <text:p>-1.39371866050841E-05</text:p>
          </table:table-cell>
          <table:table-cell office:value-type="float" office:value="0.000406239210089199" calcext:value-type="float">
            <text:p>0.000406239210089</text:p>
          </table:table-cell>
          <table:table-cell office:value-type="float" office:value="0.000195771224246799" calcext:value-type="float">
            <text:p>0.000195771224247</text:p>
          </table:table-cell>
          <table:table-cell office:value-type="float" office:value="0.00316587998293127" calcext:value-type="float">
            <text:p>0.003165879982931</text:p>
          </table:table-cell>
          <table:table-cell office:value-type="float" office:value="0.000932940883285216" calcext:value-type="float">
            <text:p>0.000932940883285</text:p>
          </table:table-cell>
          <table:table-cell office:value-type="float" office:value="-0.003852749896543" calcext:value-type="float">
            <text:p>-0.003852749896543</text:p>
          </table:table-cell>
          <table:table-cell office:value-type="float" office:value="-0.00000303997664047317" calcext:value-type="float">
            <text:p>-3.03997664047317E-06</text:p>
          </table:table-cell>
          <table:table-cell office:value-type="float" office:value="0.000398143419819419" calcext:value-type="float">
            <text:p>0.000398143419819</text:p>
          </table:table-cell>
          <table:table-cell office:value-type="float" office:value="0.0013851567048746" calcext:value-type="float">
            <text:p>0.001385156704875</text:p>
          </table:table-cell>
          <table:table-cell office:value-type="float" office:value="0.00487883661709215" calcext:value-type="float">
            <text:p>0.004878836617092</text:p>
          </table:table-cell>
          <table:table-cell office:value-type="float" office:value="-0.000107766306473134" calcext:value-type="float">
            <text:p>-0.000107766306473</text:p>
          </table:table-cell>
          <table:table-cell office:value-type="float" office:value="-0.00292914586352894" calcext:value-type="float">
            <text:p>-0.002929145863529</text:p>
          </table:table-cell>
          <table:table-cell office:value-type="float" office:value="-0.000868762297217274" calcext:value-type="float">
            <text:p>-0.000868762297217</text:p>
          </table:table-cell>
          <table:table-cell office:value-type="float" office:value="-0.000501286503259091" calcext:value-type="float">
            <text:p>-0.000501286503259</text:p>
          </table:table-cell>
          <table:table-cell office:value-type="float" office:value="0.00255298836425605" calcext:value-type="float">
            <text:p>0.002552988364256</text:p>
          </table:table-cell>
          <table:table-cell office:value-type="float" office:value="0.000687313829118241" calcext:value-type="float">
            <text:p>0.000687313829118</text:p>
          </table:table-cell>
          <table:table-cell office:value-type="float" office:value="-0.0023813432158642" calcext:value-type="float">
            <text:p>-0.002381343215864</text:p>
          </table:table-cell>
          <table:table-cell office:value-type="float" office:value="0.0022233003547556" calcext:value-type="float">
            <text:p>0.002223300354756</text:p>
          </table:table-cell>
          <table:table-cell office:value-type="float" office:value="0.000509542824951248" calcext:value-type="float">
            <text:p>0.000509542824951</text:p>
          </table:table-cell>
          <table:table-cell office:value-type="float" office:value="0.00376063430122642" calcext:value-type="float">
            <text:p>0.003760634301226</text:p>
          </table:table-cell>
          <table:table-cell office:value-type="float" office:value="-0.000375386319183768" calcext:value-type="float">
            <text:p>-0.000375386319184</text:p>
          </table:table-cell>
          <table:table-cell office:value-type="float" office:value="-0.00177894659933364" calcext:value-type="float">
            <text:p>-0.001778946599334</text:p>
          </table:table-cell>
          <table:table-cell office:value-type="float" office:value="0.00136853621184357" calcext:value-type="float">
            <text:p>0.001368536211844</text:p>
          </table:table-cell>
          <table:table-cell office:value-type="float" office:value="0.000382804610248977" calcext:value-type="float">
            <text:p>0.000382804610249</text:p>
          </table:table-cell>
          <table:table-cell office:value-type="float" office:value="-0.00229319462430677" calcext:value-type="float">
            <text:p>-0.002293194624307</text:p>
          </table:table-cell>
          <table:table-cell office:value-type="float" office:value="-0.000182201850880304" calcext:value-type="float">
            <text:p>-0.00018220185088</text:p>
          </table:table-cell>
          <table:table-cell office:value-type="float" office:value="0.00112212942999995" calcext:value-type="float">
            <text:p>0.00112212943</text:p>
          </table:table-cell>
          <table:table-cell office:value-type="float" office:value="-0.00178969792127104" calcext:value-type="float">
            <text:p>-0.001789697921271</text:p>
          </table:table-cell>
          <table:table-cell office:value-type="float" office:value="-0.000219956689935574" calcext:value-type="float">
            <text:p>-0.000219956689936</text:p>
          </table:table-cell>
          <table:table-cell office:value-type="float" office:value="0.000113693729229203" calcext:value-type="float">
            <text:p>0.000113693729229</text:p>
          </table:table-cell>
          <table:table-cell office:value-type="float" office:value="0.00194755005691877" calcext:value-type="float">
            <text:p>0.001947550056919</text:p>
          </table:table-cell>
          <table:table-cell office:value-type="float" office:value="0.00130522143601447" calcext:value-type="float">
            <text:p>0.001305221436014</text:p>
          </table:table-cell>
          <table:table-cell office:value-type="float" office:value="-0.00152074591728057" calcext:value-type="float">
            <text:p>-0.001520745917281</text:p>
          </table:table-cell>
          <table:table-cell office:value-type="float" office:value="-0.0014913175002581" calcext:value-type="float">
            <text:p>-0.001491317500258</text:p>
          </table:table-cell>
          <table:table-cell office:value-type="float" office:value="-0.0023042151736809" calcext:value-type="float">
            <text:p>-0.002304215173681</text:p>
          </table:table-cell>
          <table:table-cell office:value-type="float" office:value="-0.000518502327337411" calcext:value-type="float">
            <text:p>-0.000518502327337</text:p>
          </table:table-cell>
          <table:table-cell office:value-type="float" office:value="-0.00215913903277598" calcext:value-type="float">
            <text:p>-0.002159139032776</text:p>
          </table:table-cell>
          <table:table-cell office:value-type="float" office:value="0.000939058398693904" calcext:value-type="float">
            <text:p>0.000939058398694</text:p>
          </table:table-cell>
          <table:table-cell office:value-type="float" office:value="0.00586029616742517" calcext:value-type="float">
            <text:p>0.005860296167425</text:p>
          </table:table-cell>
          <table:table-cell office:value-type="float" office:value="0.000334843672434693" calcext:value-type="float">
            <text:p>0.000334843672435</text:p>
          </table:table-cell>
          <table:table-cell office:value-type="float" office:value="-0.00443758979022396" calcext:value-type="float">
            <text:p>-0.004437589790224</text:p>
          </table:table-cell>
          <table:table-cell office:value-type="float" office:value="-0.00113971679614855" calcext:value-type="float">
            <text:p>-0.001139716796149</text:p>
          </table:table-cell>
          <table:table-cell office:value-type="float" office:value="0.000527690720778407" calcext:value-type="float">
            <text:p>0.000527690720778</text:p>
          </table:table-cell>
          <table:table-cell office:value-type="float" office:value="0.00061935301120164" calcext:value-type="float">
            <text:p>0.000619353011202</text:p>
          </table:table-cell>
          <table:table-cell office:value-type="float" office:value="0.00100971331227562" calcext:value-type="float">
            <text:p>0.001009713312276</text:p>
          </table:table-cell>
          <table:table-cell office:value-type="float" office:value="-0.00171846604952608" calcext:value-type="float">
            <text:p>-0.001718466049526</text:p>
          </table:table-cell>
          <table:table-cell office:value-type="float" office:value="-0.00196912785054887" calcext:value-type="float">
            <text:p>-0.001969127850549</text:p>
          </table:table-cell>
          <table:table-cell office:value-type="float" office:value="-0.000448031503916369" calcext:value-type="float">
            <text:p>-0.000448031503916</text:p>
          </table:table-cell>
          <table:table-cell office:value-type="float" office:value="0.0044308961188102" calcext:value-type="float">
            <text:p>0.00443089611881</text:p>
          </table:table-cell>
          <table:table-cell office:value-type="float" office:value="0.00235120038090914" calcext:value-type="float">
            <text:p>0.002351200380909</text:p>
          </table:table-cell>
          <table:table-cell office:value-type="float" office:value="-0.00131912218852265" calcext:value-type="float">
            <text:p>-0.001319122188523</text:p>
          </table:table-cell>
          <table:table-cell office:value-type="float" office:value="-0.00322657027971573" calcext:value-type="float">
            <text:p>-0.003226570279716</text:p>
          </table:table-cell>
          <table:table-cell office:value-type="float" office:value="-0.0013543530944598" calcext:value-type="float">
            <text:p>-0.00135435309446</text:p>
          </table:table-cell>
          <table:table-cell office:value-type="float" office:value="0.00289649024249444" calcext:value-type="float">
            <text:p>0.002896490242494</text:p>
          </table:table-cell>
          <table:table-cell office:value-type="float" office:value="0.00216534021849557" calcext:value-type="float">
            <text:p>0.002165340218496</text:p>
          </table:table-cell>
          <table:table-cell office:value-type="float" office:value="-0.00159908900998007" calcext:value-type="float">
            <text:p>-0.00159908900998</text:p>
          </table:table-cell>
          <table:table-cell office:value-type="float" office:value="-0.00210695923228138" calcext:value-type="float">
            <text:p>-0.002106959232281</text:p>
          </table:table-cell>
          <table:table-cell office:value-type="float" office:value="0.00266711525546082" calcext:value-type="float">
            <text:p>0.002667115255461</text:p>
          </table:table-cell>
          <table:table-cell office:value-type="float" office:value="-0.000993019918437032" calcext:value-type="float">
            <text:p>-0.000993019918437</text:p>
          </table:table-cell>
          <table:table-cell office:value-type="float" office:value="0.00182484375956732" calcext:value-type="float">
            <text:p>0.001824843759567</text:p>
          </table:table-cell>
          <table:table-cell office:value-type="float" office:value="-0.00118550155180291" calcext:value-type="float">
            <text:p>-0.001185501551803</text:p>
          </table:table-cell>
          <table:table-cell office:value-type="float" office:value="0.000086276853795475" calcext:value-type="float">
            <text:p>8.6276853795475E-05</text:p>
          </table:table-cell>
          <table:table-cell office:value-type="float" office:value="0.00185217403612903" calcext:value-type="float">
            <text:p>0.001852174036129</text:p>
          </table:table-cell>
          <table:table-cell office:value-type="float" office:value="-0.000828260619784915" calcext:value-type="float">
            <text:p>-0.000828260619785</text:p>
          </table:table-cell>
          <table:table-cell office:value-type="float" office:value="-0.000811366659103752" calcext:value-type="float">
            <text:p>-0.000811366659104</text:p>
          </table:table-cell>
          <table:table-cell office:value-type="float" office:value="-0.002195617149375" calcext:value-type="float">
            <text:p>-0.002195617149375</text:p>
          </table:table-cell>
          <table:table-cell office:value-type="float" office:value="-0.00140070140309367" calcext:value-type="float">
            <text:p>-0.001400701403094</text:p>
          </table:table-cell>
          <table:table-cell office:value-type="float" office:value="0.00148952458919421" calcext:value-type="float">
            <text:p>0.001489524589194</text:p>
          </table:table-cell>
          <table:table-cell office:value-type="float" office:value="-0.00132934187481049" calcext:value-type="float">
            <text:p>-0.00132934187481</text:p>
          </table:table-cell>
          <table:table-cell office:value-type="float" office:value="0.00247087085357212" calcext:value-type="float">
            <text:p>0.002470870853572</text:p>
          </table:table-cell>
          <table:table-cell office:value-type="float" office:value="0.000908064253758778" calcext:value-type="float">
            <text:p>0.000908064253759</text:p>
          </table:table-cell>
          <table:table-cell office:value-type="float" office:value="-0.00206880486209809" calcext:value-type="float">
            <text:p>-0.002068804862098</text:p>
          </table:table-cell>
          <table:table-cell office:value-type="float" office:value="-0.00202382113085897" calcext:value-type="float">
            <text:p>-0.002023821130859</text:p>
          </table:table-cell>
          <table:table-cell office:value-type="float" office:value="0.00230743761787522" calcext:value-type="float">
            <text:p>0.002307437617875</text:p>
          </table:table-cell>
          <table:table-cell office:value-type="float" office:value="0.00312647376843644" calcext:value-type="float">
            <text:p>0.003126473768436</text:p>
          </table:table-cell>
          <table:table-cell office:value-type="float" office:value="-0.000386818324616456" calcext:value-type="float">
            <text:p>-0.000386818324616</text:p>
          </table:table-cell>
          <table:table-cell office:value-type="float" office:value="-0.00187097299740735" calcext:value-type="float">
            <text:p>-0.001870972997407</text:p>
          </table:table-cell>
          <table:table-cell office:value-type="float" office:value="-0.00164923382381033" calcext:value-type="float">
            <text:p>-0.00164923382381</text:p>
          </table:table-cell>
          <table:table-cell office:value-type="float" office:value="0.000632696321608173" calcext:value-type="float">
            <text:p>0.000632696321608</text:p>
          </table:table-cell>
          <table:table-cell office:value-type="float" office:value="0.00124047729430826" calcext:value-type="float">
            <text:p>0.001240477294308</text:p>
          </table:table-cell>
          <table:table-cell office:value-type="float" office:value="-0.00110351756060417" calcext:value-type="float">
            <text:p>-0.001103517560604</text:p>
          </table:table-cell>
          <table:table-cell office:value-type="float" office:value="-0.000184893036867639" calcext:value-type="float">
            <text:p>-0.000184893036868</text:p>
          </table:table-cell>
          <table:table-cell office:value-type="float" office:value="0.00269219391175401" calcext:value-type="float">
            <text:p>0.002692193911754</text:p>
          </table:table-cell>
          <table:table-cell office:value-type="float" office:value="-0.00314996438633719" calcext:value-type="float">
            <text:p>-0.003149964386337</text:p>
          </table:table-cell>
          <table:table-cell office:value-type="float" office:value="0.00019172902554071" calcext:value-type="float">
            <text:p>0.000191729025541</text:p>
          </table:table-cell>
          <table:table-cell office:value-type="float" office:value="0.000584913934389197" calcext:value-type="float">
            <text:p>0.000584913934389</text:p>
          </table:table-cell>
          <table:table-cell office:value-type="float" office:value="0.00245625181053577" calcext:value-type="float">
            <text:p>0.002456251810536</text:p>
          </table:table-cell>
          <table:table-cell office:value-type="float" office:value="0.000280729354532438" calcext:value-type="float">
            <text:p>0.000280729354532</text:p>
          </table:table-cell>
          <table:table-cell office:value-type="float" office:value="-0.00087457290339954" calcext:value-type="float">
            <text:p>-0.0008745729034</text:p>
          </table:table-cell>
          <table:table-cell office:value-type="float" office:value="-0.00229797171636775" calcext:value-type="float">
            <text:p>-0.002297971716368</text:p>
          </table:table-cell>
          <table:table-cell office:value-type="float" office:value="0.00215825796196556" calcext:value-type="float">
            <text:p>0.002158257961966</text:p>
          </table:table-cell>
          <table:table-cell office:value-type="float" office:value="-0.000780213518551343" calcext:value-type="float">
            <text:p>-0.000780213518551</text:p>
          </table:table-cell>
          <table:table-cell office:value-type="float" office:value="0.0000149514189130007" calcext:value-type="float">
            <text:p>1.49514189130007E-05</text:p>
          </table:table-cell>
          <table:table-cell office:value-type="float" office:value="0.000853501809132628" calcext:value-type="float">
            <text:p>0.000853501809133</text:p>
          </table:table-cell>
          <table:table-cell office:value-type="float" office:value="0.000307231282142606" calcext:value-type="float">
            <text:p>0.000307231282143</text:p>
          </table:table-cell>
          <table:table-cell office:value-type="float" office:value="-0.000263258131722677" calcext:value-type="float">
            <text:p>-0.000263258131723</text:p>
          </table:table-cell>
          <table:table-cell office:value-type="float" office:value="-0.00145824936962691" calcext:value-type="float">
            <text:p>-0.001458249369627</text:p>
          </table:table-cell>
          <table:table-cell office:value-type="float" office:value="-0.000430901017165142" calcext:value-type="float">
            <text:p>-0.000430901017165</text:p>
          </table:table-cell>
          <table:table-cell office:value-type="float" office:value="-0.00109179190598085" calcext:value-type="float">
            <text:p>-0.001091791905981</text:p>
          </table:table-cell>
          <table:table-cell office:value-type="float" office:value="0.00356065124725957" calcext:value-type="float">
            <text:p>0.00356065124726</text:p>
          </table:table-cell>
          <table:table-cell office:value-type="float" office:value="0.00208294462648861" calcext:value-type="float">
            <text:p>0.002082944626489</text:p>
          </table:table-cell>
          <table:table-cell office:value-type="float" office:value="-0.00373126060562345" calcext:value-type="float">
            <text:p>-0.003731260605623</text:p>
          </table:table-cell>
          <table:table-cell office:value-type="float" office:value="-0.000105092138239893" calcext:value-type="float">
            <text:p>-0.00010509213824</text:p>
          </table:table-cell>
          <table:table-cell office:value-type="float" office:value="-0.0012390127750409" calcext:value-type="float">
            <text:p>-0.001239012775041</text:p>
          </table:table-cell>
          <table:table-cell office:value-type="float" office:value="0.0010943576814228" calcext:value-type="float">
            <text:p>0.001094357681423</text:p>
          </table:table-cell>
          <table:table-cell office:value-type="float" office:value="0.00166249097277432" calcext:value-type="float">
            <text:p>0.001662490972774</text:p>
          </table:table-cell>
          <table:table-cell office:value-type="float" office:value="-0.00231639190838412" calcext:value-type="float">
            <text:p>-0.002316391908384</text:p>
          </table:table-cell>
          <table:table-cell office:value-type="float" office:value="-0.00064844867610836" calcext:value-type="float">
            <text:p>-0.000648448676108</text:p>
          </table:table-cell>
          <table:table-cell office:value-type="float" office:value="-0.000170732045423394" calcext:value-type="float">
            <text:p>-0.000170732045423</text:p>
          </table:table-cell>
          <table:table-cell office:value-type="float" office:value="0.00274068843764563" calcext:value-type="float">
            <text:p>0.002740688437646</text:p>
          </table:table-cell>
          <table:table-cell office:value-type="float" office:value="-0.000992555396762851" calcext:value-type="float">
            <text:p>-0.000992555396763</text:p>
          </table:table-cell>
          <table:table-cell office:value-type="float" office:value="-0.00235699285091556" calcext:value-type="float">
            <text:p>-0.002356992850916</text:p>
          </table:table-cell>
          <table:table-cell office:value-type="float" office:value="-0.000247052392127189" calcext:value-type="float">
            <text:p>-0.000247052392127</text:p>
          </table:table-cell>
          <table:table-cell office:value-type="float" office:value="-0.00223643126278322" calcext:value-type="float">
            <text:p>-0.002236431262783</text:p>
          </table:table-cell>
          <table:table-cell office:value-type="float" office:value="0.00373259614388788" calcext:value-type="float">
            <text:p>0.003732596143888</text:p>
          </table:table-cell>
          <table:table-cell office:value-type="float" office:value="-0.000810319549386651" calcext:value-type="float">
            <text:p>-0.000810319549387</text:p>
          </table:table-cell>
          <table:table-cell office:value-type="float" office:value="-0.00176628777919191" calcext:value-type="float">
            <text:p>-0.001766287779192</text:p>
          </table:table-cell>
          <table:table-cell office:value-type="float" office:value="0.00211774358321543" calcext:value-type="float">
            <text:p>0.002117743583215</text:p>
          </table:table-cell>
          <table:table-cell office:value-type="float" office:value="-0.000246145807705211" calcext:value-type="float">
            <text:p>-0.000246145807705</text:p>
          </table:table-cell>
          <table:table-cell office:value-type="float" office:value="0.00116016334765479" calcext:value-type="float">
            <text:p>0.001160163347655</text:p>
          </table:table-cell>
          <table:table-cell office:value-type="float" office:value="0.00281597766487451" calcext:value-type="float">
            <text:p>0.002815977664875</text:p>
          </table:table-cell>
          <table:table-cell office:value-type="float" office:value="-0.00358494824582817" calcext:value-type="float">
            <text:p>-0.003584948245828</text:p>
          </table:table-cell>
          <table:table-cell office:value-type="float" office:value="-0.00192094003691484" calcext:value-type="float">
            <text:p>-0.001920940036915</text:p>
          </table:table-cell>
          <table:table-cell office:value-type="float" office:value="-0.000373089164980023" calcext:value-type="float">
            <text:p>-0.00037308916498</text:p>
          </table:table-cell>
          <table:table-cell office:value-type="float" office:value="0.000720703825100255" calcext:value-type="float">
            <text:p>0.0007207038251</text:p>
          </table:table-cell>
          <table:table-cell office:value-type="float" office:value="0.000431768545265221" calcext:value-type="float">
            <text:p>0.000431768545265</text:p>
          </table:table-cell>
          <table:table-cell office:value-type="float" office:value="0.00143959876614708" calcext:value-type="float">
            <text:p>0.001439598766147</text:p>
          </table:table-cell>
          <table:table-cell office:value-type="float" office:value="-0.00219188657870928" calcext:value-type="float">
            <text:p>-0.002191886578709</text:p>
          </table:table-cell>
          <table:table-cell office:value-type="float" office:value="0.00307597545575133" calcext:value-type="float">
            <text:p>0.003075975455751</text:p>
          </table:table-cell>
          <table:table-cell office:value-type="float" office:value="0.00119749875498942" calcext:value-type="float">
            <text:p>0.001197498754989</text:p>
          </table:table-cell>
          <table:table-cell office:value-type="float" office:value="-0.00377876664627769" calcext:value-type="float">
            <text:p>-0.003778766646278</text:p>
          </table:table-cell>
          <table:table-cell office:value-type="float" office:value="0.00061324721936562" calcext:value-type="float">
            <text:p>0.000613247219366</text:p>
          </table:table-cell>
          <table:table-cell office:value-type="float" office:value="0.00128554625553029" calcext:value-type="float">
            <text:p>0.00128554625553</text:p>
          </table:table-cell>
          <table:table-cell office:value-type="float" office:value="-0.00153305148205135" calcext:value-type="float">
            <text:p>-0.001533051482051</text:p>
          </table:table-cell>
          <table:table-cell office:value-type="float" office:value="0.000447307597501445" calcext:value-type="float">
            <text:p>0.000447307597501</text:p>
          </table:table-cell>
          <table:table-cell office:value-type="float" office:value="-0.000553103058391346" calcext:value-type="float">
            <text:p>-0.000553103058391</text:p>
          </table:table-cell>
          <table:table-cell office:value-type="float" office:value="0.00274796221038287" calcext:value-type="float">
            <text:p>0.002747962210383</text:p>
          </table:table-cell>
          <table:table-cell office:value-type="float" office:value="0.000561371666675359" calcext:value-type="float">
            <text:p>0.000561371666675</text:p>
          </table:table-cell>
          <table:table-cell office:value-type="float" office:value="0.00264579549305388" calcext:value-type="float">
            <text:p>0.002645795493054</text:p>
          </table:table-cell>
          <table:table-cell office:value-type="float" office:value="0.0010697400016052" calcext:value-type="float">
            <text:p>0.001069740001605</text:p>
          </table:table-cell>
          <table:table-cell office:value-type="float" office:value="-0.00405706634060954" calcext:value-type="float">
            <text:p>-0.00405706634061</text:p>
          </table:table-cell>
          <table:table-cell office:value-type="float" office:value="0.00145676342933815" calcext:value-type="float">
            <text:p>0.001456763429338</text:p>
          </table:table-cell>
          <table:table-cell office:value-type="float" office:value="0.00059825068441105" calcext:value-type="float">
            <text:p>0.000598250684411</text:p>
          </table:table-cell>
          <table:table-cell office:value-type="float" office:value="0.00119376683981931" calcext:value-type="float">
            <text:p>0.001193766839819</text:p>
          </table:table-cell>
          <table:table-cell office:value-type="float" office:value="0.00420547227221158" calcext:value-type="float">
            <text:p>0.004205472272212</text:p>
          </table:table-cell>
          <table:table-cell office:value-type="float" office:value="0.000333299280391108" calcext:value-type="float">
            <text:p>0.000333299280391</text:p>
          </table:table-cell>
          <table:table-cell office:value-type="float" office:value="-0.00122372208221488" calcext:value-type="float">
            <text:p>-0.001223722082215</text:p>
          </table:table-cell>
          <table:table-cell office:value-type="float" office:value="-0.00346171545850749" calcext:value-type="float">
            <text:p>-0.003461715458507</text:p>
          </table:table-cell>
          <table:table-cell office:value-type="float" office:value="0.00024868310108983" calcext:value-type="float">
            <text:p>0.00024868310109</text:p>
          </table:table-cell>
          <table:table-cell office:value-type="float" office:value="-0.0160796858664795" calcext:value-type="float">
            <text:p>-0.01607968586648</text:p>
          </table:table-cell>
          <table:table-cell office:value-type="float" office:value="0.00147704798712917" calcext:value-type="float">
            <text:p>0.001477047987129</text:p>
          </table:table-cell>
          <table:table-cell office:value-type="float" office:value="0.0104285002852514" calcext:value-type="float">
            <text:p>0.010428500285251</text:p>
          </table:table-cell>
          <table:table-cell office:value-type="float" office:value="0.00326147673339466" calcext:value-type="float">
            <text:p>0.003261476733395</text:p>
          </table:table-cell>
          <table:table-cell office:value-type="float" office:value="-0.00291517076446346" calcext:value-type="float">
            <text:p>-0.002915170764463</text:p>
          </table:table-cell>
          <table:table-cell office:value-type="float" office:value="-0.00605808888056275" calcext:value-type="float">
            <text:p>-0.006058088880563</text:p>
          </table:table-cell>
          <table:table-cell office:value-type="float" office:value="-0.000998014713868567" calcext:value-type="float">
            <text:p>-0.000998014713869</text:p>
          </table:table-cell>
          <table:table-cell office:value-type="float" office:value="-0.000790559134334456" calcext:value-type="float">
            <text:p>-0.000790559134334</text:p>
          </table:table-cell>
          <table:table-cell office:value-type="float" office:value="0.00275097114183337" calcext:value-type="float">
            <text:p>0.002750971141833</text:p>
          </table:table-cell>
          <table:table-cell office:value-type="float" office:value="0.00314725631090057" calcext:value-type="float">
            <text:p>0.003147256310901</text:p>
          </table:table-cell>
          <table:table-cell office:value-type="float" office:value="0.00144521216878934" calcext:value-type="float">
            <text:p>0.001445212168789</text:p>
          </table:table-cell>
          <table:table-cell office:value-type="float" office:value="-0.00292893382531922" calcext:value-type="float">
            <text:p>-0.002928933825319</text:p>
          </table:table-cell>
          <table:table-cell office:value-type="float" office:value="-0.0017489837714742" calcext:value-type="float">
            <text:p>-0.001748983771474</text:p>
          </table:table-cell>
          <table:table-cell office:value-type="float" office:value="0.000145942895731166" calcext:value-type="float">
            <text:p>0.000145942895731</text:p>
          </table:table-cell>
          <table:table-cell office:value-type="float" office:value="0.00104547067172017" calcext:value-type="float">
            <text:p>0.00104547067172</text:p>
          </table:table-cell>
          <table:table-cell office:value-type="float" office:value="0.00210414876248422" calcext:value-type="float">
            <text:p>0.002104148762484</text:p>
          </table:table-cell>
          <table:table-cell office:value-type="float" office:value="-0.00299838065515717" calcext:value-type="float">
            <text:p>-0.002998380655157</text:p>
          </table:table-cell>
          <table:table-cell office:value-type="float" office:value="-0.00137295598136455" calcext:value-type="float">
            <text:p>-0.001372955981365</text:p>
          </table:table-cell>
          <table:table-cell office:value-type="float" office:value="0.00161398335601193" calcext:value-type="float">
            <text:p>0.001613983356012</text:p>
          </table:table-cell>
          <table:table-cell office:value-type="float" office:value="0.00456825311304088" calcext:value-type="float">
            <text:p>0.004568253113041</text:p>
          </table:table-cell>
          <table:table-cell office:value-type="float" office:value="-0.00229916076137482" calcext:value-type="float">
            <text:p>-0.002299160761375</text:p>
          </table:table-cell>
          <table:table-cell office:value-type="float" office:value="-0.00320379795266051" calcext:value-type="float">
            <text:p>-0.003203797952661</text:p>
          </table:table-cell>
          <table:table-cell office:value-type="float" office:value="0.000130954782423864" calcext:value-type="float">
            <text:p>0.000130954782424</text:p>
          </table:table-cell>
          <table:table-cell office:value-type="float" office:value="-0.00074887218442149" calcext:value-type="float">
            <text:p>-0.000748872184421</text:p>
          </table:table-cell>
          <table:table-cell office:value-type="float" office:value="0.00232992695365886" calcext:value-type="float">
            <text:p>0.002329926953659</text:p>
          </table:table-cell>
          <table:table-cell office:value-type="float" office:value="0.00193942118172696" calcext:value-type="float">
            <text:p>0.001939421181727</text:p>
          </table:table-cell>
          <table:table-cell office:value-type="float" office:value="-0.00451010895022835" calcext:value-type="float">
            <text:p>-0.004510108950228</text:p>
          </table:table-cell>
          <table:table-cell office:value-type="float" office:value="-0.000400524629798615" calcext:value-type="float">
            <text:p>-0.000400524629799</text:p>
          </table:table-cell>
          <table:table-cell office:value-type="float" office:value="0.000723407115317876" calcext:value-type="float">
            <text:p>0.000723407115318</text:p>
          </table:table-cell>
          <table:table-cell office:value-type="float" office:value="0.000450329186169662" calcext:value-type="float">
            <text:p>0.00045032918617</text:p>
          </table:table-cell>
          <table:table-cell office:value-type="float" office:value="0.00570051968666058" calcext:value-type="float">
            <text:p>0.005700519686661</text:p>
          </table:table-cell>
          <table:table-cell office:value-type="float" office:value="-0.00435516753429893" calcext:value-type="float">
            <text:p>-0.004355167534299</text:p>
          </table:table-cell>
          <table:table-cell office:value-type="float" office:value="-0.000490191225442249" calcext:value-type="float">
            <text:p>-0.000490191225442</text:p>
          </table:table-cell>
          <table:table-cell office:value-type="float" office:value="0.000042214606424007" calcext:value-type="float">
            <text:p>4.2214606424007E-05</text:p>
          </table:table-cell>
          <table:table-cell office:value-type="float" office:value="0.00275724902543428" calcext:value-type="float">
            <text:p>0.002757249025434</text:p>
          </table:table-cell>
          <table:table-cell office:value-type="float" office:value="0.00151457111923931" calcext:value-type="float">
            <text:p>0.001514571119239</text:p>
          </table:table-cell>
          <table:table-cell office:value-type="float" office:value="0.000248476114507345" calcext:value-type="float">
            <text:p>0.000248476114507</text:p>
          </table:table-cell>
          <table:table-cell office:value-type="float" office:value="-0.00119667629168196" calcext:value-type="float">
            <text:p>-0.001196676291682</text:p>
          </table:table-cell>
          <table:table-cell office:value-type="float" office:value="-0.00252543429233493" calcext:value-type="float">
            <text:p>-0.002525434292335</text:p>
          </table:table-cell>
          <table:table-cell office:value-type="float" office:value="0.00111701780272294" calcext:value-type="float">
            <text:p>0.001117017802723</text:p>
          </table:table-cell>
          <table:table-cell office:value-type="float" office:value="0.00237454660222169" calcext:value-type="float">
            <text:p>0.002374546602222</text:p>
          </table:table-cell>
          <table:table-cell office:value-type="float" office:value="-0.000202820872106768" calcext:value-type="float">
            <text:p>-0.000202820872107</text:p>
          </table:table-cell>
          <table:table-cell office:value-type="float" office:value="-0.00199949003565814" calcext:value-type="float">
            <text:p>-0.001999490035658</text:p>
          </table:table-cell>
          <table:table-cell office:value-type="float" office:value="-0.000936839558303593" calcext:value-type="float">
            <text:p>-0.000936839558304</text:p>
          </table:table-cell>
          <table:table-cell office:value-type="float" office:value="0.0028759124383157" calcext:value-type="float">
            <text:p>0.002875912438316</text:p>
          </table:table-cell>
          <table:table-cell office:value-type="float" office:value="0.00112700416545464" calcext:value-type="float">
            <text:p>0.001127004165455</text:p>
          </table:table-cell>
          <table:table-cell office:value-type="float" office:value="-0.000431905118183751" calcext:value-type="float">
            <text:p>-0.000431905118184</text:p>
          </table:table-cell>
          <table:table-cell office:value-type="float" office:value="-0.0016775801549489" calcext:value-type="float">
            <text:p>-0.001677580154949</text:p>
          </table:table-cell>
          <table:table-cell office:value-type="float" office:value="-0.00138754727969342" calcext:value-type="float">
            <text:p>-0.001387547279693</text:p>
          </table:table-cell>
          <table:table-cell office:value-type="float" office:value="0.0017465022924481" calcext:value-type="float">
            <text:p>0.001746502292448</text:p>
          </table:table-cell>
          <table:table-cell office:value-type="float" office:value="0.000185407242549784" calcext:value-type="float">
            <text:p>0.00018540724255</text:p>
          </table:table-cell>
          <table:table-cell office:value-type="float" office:value="0.000103290009300205" calcext:value-type="float">
            <text:p>0.0001032900093</text:p>
          </table:table-cell>
          <table:table-cell office:value-type="float" office:value="0.00149296365714829" calcext:value-type="float">
            <text:p>0.001492963657148</text:p>
          </table:table-cell>
          <table:table-cell office:value-type="float" office:value="0.000459859239215044" calcext:value-type="float">
            <text:p>0.000459859239215</text:p>
          </table:table-cell>
          <table:table-cell office:value-type="float" office:value="-0.00243631268532674" calcext:value-type="float">
            <text:p>-0.002436312685327</text:p>
          </table:table-cell>
          <table:table-cell office:value-type="float" office:value="-0.000887977200498491" calcext:value-type="float">
            <text:p>-0.000887977200498</text:p>
          </table:table-cell>
          <table:table-cell office:value-type="float" office:value="-0.00096114879745135" calcext:value-type="float">
            <text:p>-0.000961148797451</text:p>
          </table:table-cell>
          <table:table-cell office:value-type="float" office:value="0.00325771569002908" calcext:value-type="float">
            <text:p>0.003257715690029</text:p>
          </table:table-cell>
          <table:table-cell office:value-type="float" office:value="-0.000933979415615627" calcext:value-type="float">
            <text:p>-0.000933979415616</text:p>
          </table:table-cell>
          <table:table-cell office:value-type="float" office:value="-0.00317152557766004" calcext:value-type="float">
            <text:p>-0.00317152557766</text:p>
          </table:table-cell>
          <table:table-cell office:value-type="float" office:value="0.00165867781548851" calcext:value-type="float">
            <text:p>0.001658677815489</text:p>
          </table:table-cell>
          <table:table-cell office:value-type="float" office:value="-0.00182015750669445" calcext:value-type="float">
            <text:p>-0.001820157506694</text:p>
          </table:table-cell>
          <table:table-cell office:value-type="float" office:value="0.00476472337038858" calcext:value-type="float">
            <text:p>0.004764723370389</text:p>
          </table:table-cell>
          <table:table-cell office:value-type="float" office:value="-0.00232735911004556" calcext:value-type="float">
            <text:p>-0.002327359110046</text:p>
          </table:table-cell>
          <table:table-cell office:value-type="float" office:value="-0.00111434377429587" calcext:value-type="float">
            <text:p>-0.001114343774296</text:p>
          </table:table-cell>
          <table:table-cell office:value-type="float" office:value="-0.000390689945260481" calcext:value-type="float">
            <text:p>-0.00039068994526</text:p>
          </table:table-cell>
          <table:table-cell office:value-type="float" office:value="0.000542529159097971" calcext:value-type="float">
            <text:p>0.000542529159098</text:p>
          </table:table-cell>
          <table:table-cell office:value-type="float" office:value="0.00253310765674569" calcext:value-type="float">
            <text:p>0.002533107656746</text:p>
          </table:table-cell>
          <table:table-cell office:value-type="float" office:value="-0.000831970520797032" calcext:value-type="float">
            <text:p>-0.000831970520797</text:p>
          </table:table-cell>
          <table:table-cell office:value-type="float" office:value="-0.00397769133059006" calcext:value-type="float">
            <text:p>-0.00397769133059</text:p>
          </table:table-cell>
          <table:table-cell office:value-type="float" office:value="0.00148543256928285" calcext:value-type="float">
            <text:p>0.001485432569283</text:p>
          </table:table-cell>
          <table:table-cell office:value-type="float" office:value="-0.00265886542337279" calcext:value-type="float">
            <text:p>-0.002658865423373</text:p>
          </table:table-cell>
          <table:table-cell office:value-type="float" office:value="0.00527036744572063" calcext:value-type="float">
            <text:p>0.005270367445721</text:p>
          </table:table-cell>
          <table:table-cell office:value-type="float" office:value="-0.00250276629243512" calcext:value-type="float">
            <text:p>-0.002502766292435</text:p>
          </table:table-cell>
          <table:table-cell office:value-type="float" office:value="0.00552509581675698" calcext:value-type="float">
            <text:p>0.005525095816757</text:p>
          </table:table-cell>
          <table:table-cell office:value-type="float" office:value="-0.0038861888873542" calcext:value-type="float">
            <text:p>-0.003886188887354</text:p>
          </table:table-cell>
          <table:table-cell office:value-type="float" office:value="0.00285352223093438" calcext:value-type="float">
            <text:p>0.002853522230934</text:p>
          </table:table-cell>
          <table:table-cell office:value-type="float" office:value="-0.00123040704272065" calcext:value-type="float">
            <text:p>-0.001230407042721</text:p>
          </table:table-cell>
          <table:table-cell office:value-type="float" office:value="0.000560864562384855" calcext:value-type="float">
            <text:p>0.000560864562385</text:p>
          </table:table-cell>
          <table:table-cell office:value-type="float" office:value="0.000581452085856304" calcext:value-type="float">
            <text:p>0.000581452085856</text:p>
          </table:table-cell>
          <table:table-cell office:value-type="float" office:value="0.000915869332836383" calcext:value-type="float">
            <text:p>0.000915869332836</text:p>
          </table:table-cell>
          <table:table-cell office:value-type="float" office:value="-0.0023959115182976" calcext:value-type="float">
            <text:p>-0.002395911518298</text:p>
          </table:table-cell>
          <table:table-cell office:value-type="float" office:value="-0.000658405219466085" calcext:value-type="float">
            <text:p>-0.000658405219466</text:p>
          </table:table-cell>
          <table:table-cell office:value-type="float" office:value="-0.000237256285522847" calcext:value-type="float">
            <text:p>-0.000237256285523</text:p>
          </table:table-cell>
          <table:table-cell office:value-type="float" office:value="-0.00364075966187566" calcext:value-type="float">
            <text:p>-0.003640759661876</text:p>
          </table:table-cell>
          <table:table-cell office:value-type="float" office:value="0.00611528014942236" calcext:value-type="float">
            <text:p>0.006115280149422</text:p>
          </table:table-cell>
          <table:table-cell office:value-type="float" office:value="0.0000458759558693012" calcext:value-type="float">
            <text:p>4.58759558693012E-05</text:p>
          </table:table-cell>
          <table:table-cell office:value-type="float" office:value="0.0052650788227781" calcext:value-type="float">
            <text:p>0.005265078822778</text:p>
          </table:table-cell>
          <table:table-cell office:value-type="float" office:value="-0.00388201092182555" calcext:value-type="float">
            <text:p>-0.003882010921826</text:p>
          </table:table-cell>
          <table:table-cell office:value-type="float" office:value="-0.00332944890101272" calcext:value-type="float">
            <text:p>-0.003329448901013</text:p>
          </table:table-cell>
          <table:table-cell office:value-type="float" office:value="-0.00409421916548741" calcext:value-type="float">
            <text:p>-0.004094219165487</text:p>
          </table:table-cell>
          <table:table-cell office:value-type="float" office:value="0.000694713010318093" calcext:value-type="float">
            <text:p>0.000694713010318</text:p>
          </table:table-cell>
          <table:table-cell office:value-type="float" office:value="0.000175630509321179" calcext:value-type="float">
            <text:p>0.000175630509321</text:p>
          </table:table-cell>
          <table:table-cell office:value-type="float" office:value="-0.00173388089005139" calcext:value-type="float">
            <text:p>-0.001733880890051</text:p>
          </table:table-cell>
          <table:table-cell office:value-type="float" office:value="0.00116044434212387" calcext:value-type="float">
            <text:p>0.001160444342124</text:p>
          </table:table-cell>
          <table:table-cell office:value-type="float" office:value="0.000578953670005267" calcext:value-type="float">
            <text:p>0.000578953670005</text:p>
          </table:table-cell>
          <table:table-cell office:value-type="float" office:value="-0.00218461509862272" calcext:value-type="float">
            <text:p>-0.002184615098623</text:p>
          </table:table-cell>
          <table:table-cell office:value-type="float" office:value="0.00150683946317448" calcext:value-type="float">
            <text:p>0.001506839463174</text:p>
          </table:table-cell>
          <table:table-cell office:value-type="float" office:value="0.00246564571287333" calcext:value-type="float">
            <text:p>0.002465645712873</text:p>
          </table:table-cell>
          <table:table-cell office:value-type="float" office:value="0.00150265551978029" calcext:value-type="float">
            <text:p>0.00150265551978</text:p>
          </table:table-cell>
          <table:table-cell office:value-type="float" office:value="-0.0000560414428262823" calcext:value-type="float">
            <text:p>-5.60414428262823E-05</text:p>
          </table:table-cell>
          <table:table-cell office:value-type="float" office:value="-0.00212872423326616" calcext:value-type="float">
            <text:p>-0.002128724233266</text:p>
          </table:table-cell>
          <table:table-cell office:value-type="float" office:value="-0.00245649385584446" calcext:value-type="float">
            <text:p>-0.002456493855844</text:p>
          </table:table-cell>
          <table:table-cell office:value-type="float" office:value="-0.00130763005303269" calcext:value-type="float">
            <text:p>-0.001307630053033</text:p>
          </table:table-cell>
          <table:table-cell office:value-type="float" office:value="0.00295882939911263" calcext:value-type="float">
            <text:p>0.002958829399113</text:p>
          </table:table-cell>
          <table:table-cell office:value-type="float" office:value="0.00176466973664718" calcext:value-type="float">
            <text:p>0.001764669736647</text:p>
          </table:table-cell>
          <table:table-cell office:value-type="float" office:value="-0.00236914523535975" calcext:value-type="float">
            <text:p>-0.00236914523536</text:p>
          </table:table-cell>
          <table:table-cell office:value-type="float" office:value="-0.000454247075791503" calcext:value-type="float">
            <text:p>-0.000454247075792</text:p>
          </table:table-cell>
          <table:table-cell office:value-type="float" office:value="-0.00171585998737628" calcext:value-type="float">
            <text:p>-0.001715859987376</text:p>
          </table:table-cell>
          <table:table-cell office:value-type="float" office:value="0.00408717719664947" calcext:value-type="float">
            <text:p>0.004087177196649</text:p>
          </table:table-cell>
          <table:table-cell office:value-type="float" office:value="0.00176133929267908" calcext:value-type="float">
            <text:p>0.001761339292679</text:p>
          </table:table-cell>
          <table:table-cell office:value-type="float" office:value="-0.00429956923317537" calcext:value-type="float">
            <text:p>-0.004299569233175</text:p>
          </table:table-cell>
          <table:table-cell office:value-type="float" office:value="-0.000727578787694472" calcext:value-type="float">
            <text:p>-0.000727578787694</text:p>
          </table:table-cell>
          <table:table-cell office:value-type="float" office:value="0.00460539509308078" calcext:value-type="float">
            <text:p>0.004605395093081</text:p>
          </table:table-cell>
          <table:table-cell office:value-type="float" office:value="-0.00239794066956783" calcext:value-type="float">
            <text:p>-0.002397940669568</text:p>
          </table:table-cell>
          <table:table-cell office:value-type="float" office:value="-0.000588116932271787" calcext:value-type="float">
            <text:p>-0.000588116932272</text:p>
          </table:table-cell>
          <table:table-cell office:value-type="float" office:value="-0.00118260271026799" calcext:value-type="float">
            <text:p>-0.001182602710268</text:p>
          </table:table-cell>
          <table:table-cell office:value-type="float" office:value="0.000699750977918523" calcext:value-type="float">
            <text:p>0.000699750977919</text:p>
          </table:table-cell>
          <table:table-cell office:value-type="float" office:value="0.00327296761550228" calcext:value-type="float">
            <text:p>0.003272967615502</text:p>
          </table:table-cell>
          <table:table-cell office:value-type="float" office:value="0.000711468870444654" calcext:value-type="float">
            <text:p>0.000711468870445</text:p>
          </table:table-cell>
          <table:table-cell office:value-type="float" office:value="-0.00457999927697378" calcext:value-type="float">
            <text:p>-0.004579999276974</text:p>
          </table:table-cell>
          <table:table-cell office:value-type="float" office:value="0.000678875956919234" calcext:value-type="float">
            <text:p>0.000678875956919</text:p>
          </table:table-cell>
          <table:table-cell office:value-type="float" office:value="-0.00255272598367778" calcext:value-type="float">
            <text:p>-0.002552725983678</text:p>
          </table:table-cell>
          <table:table-cell office:value-type="float" office:value="0.00608724642710468" calcext:value-type="float">
            <text:p>0.006087246427105</text:p>
          </table:table-cell>
          <table:table-cell office:value-type="float" office:value="-0.00357118838741" calcext:value-type="float">
            <text:p>-0.00357118838741</text:p>
          </table:table-cell>
          <table:table-cell office:value-type="float" office:value="-0.00054712477074309" calcext:value-type="float">
            <text:p>-0.000547124770743</text:p>
          </table:table-cell>
          <table:table-cell office:value-type="float" office:value="-0.000379400876697134" calcext:value-type="float">
            <text:p>-0.000379400876697</text:p>
          </table:table-cell>
          <table:table-cell office:value-type="float" office:value="0.00350458111054142" calcext:value-type="float">
            <text:p>0.003504581110541</text:p>
          </table:table-cell>
          <table:table-cell office:value-type="float" office:value="-0.000277557003590334" calcext:value-type="float">
            <text:p>-0.00027755700359</text:p>
          </table:table-cell>
          <table:table-cell office:value-type="float" office:value="-0.00198980767935908" calcext:value-type="float">
            <text:p>-0.001989807679359</text:p>
          </table:table-cell>
          <table:table-cell office:value-type="float" office:value="-0.000870298238468514" calcext:value-type="float">
            <text:p>-0.000870298238469</text:p>
          </table:table-cell>
          <table:table-cell office:value-type="float" office:value="0.000822080009177106" calcext:value-type="float">
            <text:p>0.000822080009177</text:p>
          </table:table-cell>
          <table:table-cell office:value-type="float" office:value="-0.00133683929108352" calcext:value-type="float">
            <text:p>-0.001336839291084</text:p>
          </table:table-cell>
          <table:table-cell office:value-type="float" office:value="0.00438996709846479" calcext:value-type="float">
            <text:p>0.004389967098465</text:p>
          </table:table-cell>
          <table:table-cell office:value-type="float" office:value="-0.00302245549610508" calcext:value-type="float">
            <text:p>-0.003022455496105</text:p>
          </table:table-cell>
          <table:table-cell office:value-type="float" office:value="0.000309159532787984" calcext:value-type="float">
            <text:p>0.000309159532788</text:p>
          </table:table-cell>
          <table:table-cell office:value-type="float" office:value="0.00272873300354681" calcext:value-type="float">
            <text:p>0.002728733003547</text:p>
          </table:table-cell>
          <table:table-cell office:value-type="float" office:value="-0.000324128035246007" calcext:value-type="float">
            <text:p>-0.000324128035246</text:p>
          </table:table-cell>
          <table:table-cell office:value-type="float" office:value="-0.003442375942873" calcext:value-type="float">
            <text:p>-0.003442375942873</text:p>
          </table:table-cell>
          <table:table-cell office:value-type="float" office:value="0.00151183761361351" calcext:value-type="float">
            <text:p>0.001511837613614</text:p>
          </table:table-cell>
          <table:table-cell office:value-type="float" office:value="-0.00166377619777541" calcext:value-type="float">
            <text:p>-0.001663776197775</text:p>
          </table:table-cell>
          <table:table-cell office:value-type="float" office:value="-0.000964975361145648" calcext:value-type="float">
            <text:p>-0.000964975361146</text:p>
          </table:table-cell>
          <table:table-cell office:value-type="float" office:value="0.00493699579587209" calcext:value-type="float">
            <text:p>0.004936995795872</text:p>
          </table:table-cell>
          <table:table-cell office:value-type="float" office:value="-0.00290419723065921" calcext:value-type="float">
            <text:p>-0.002904197230659</text:p>
          </table:table-cell>
          <table:table-cell office:value-type="float" office:value="0.0021676287375762" calcext:value-type="float">
            <text:p>0.002167628737576</text:p>
          </table:table-cell>
          <table:table-cell office:value-type="float" office:value="0.000756595726203568" calcext:value-type="float">
            <text:p>0.000756595726204</text:p>
          </table:table-cell>
          <table:table-cell office:value-type="float" office:value="0.00246434691852698" calcext:value-type="float">
            <text:p>0.002464346918527</text:p>
          </table:table-cell>
          <table:table-cell office:value-type="float" office:value="-0.000909565178761729" calcext:value-type="float">
            <text:p>-0.000909565178762</text:p>
          </table:table-cell>
          <table:table-cell office:value-type="float" office:value="-0.0023900483987771" calcext:value-type="float">
            <text:p>-0.002390048398777</text:p>
          </table:table-cell>
          <table:table-cell office:value-type="float" office:value="-0.00192861490491175" calcext:value-type="float">
            <text:p>-0.001928614904912</text:p>
          </table:table-cell>
          <table:table-cell office:value-type="float" office:value="0.00150351231110385" calcext:value-type="float">
            <text:p>0.001503512311104</text:p>
          </table:table-cell>
          <table:table-cell office:value-type="float" office:value="-0.00283883752037423" calcext:value-type="float">
            <text:p>-0.002838837520374</text:p>
          </table:table-cell>
          <table:table-cell office:value-type="float" office:value="0.000141981394565394" calcext:value-type="float">
            <text:p>0.000141981394565</text:p>
          </table:table-cell>
          <table:table-cell office:value-type="float" office:value="0.00318607619196387" calcext:value-type="float">
            <text:p>0.003186076191964</text:p>
          </table:table-cell>
          <table:table-cell office:value-type="float" office:value="-0.00104437036180571" calcext:value-type="float">
            <text:p>-0.001044370361806</text:p>
          </table:table-cell>
          <table:table-cell office:value-type="float" office:value="0.0028679647096046" calcext:value-type="float">
            <text:p>0.002867964709605</text:p>
          </table:table-cell>
          <table:table-cell office:value-type="float" office:value="0.000482132612119657" calcext:value-type="float">
            <text:p>0.00048213261212</text:p>
          </table:table-cell>
          <table:table-cell office:value-type="float" office:value="-0.00216966222104603" calcext:value-type="float">
            <text:p>-0.002169662221046</text:p>
          </table:table-cell>
          <table:table-cell office:value-type="float" office:value="-0.00277887760477374" calcext:value-type="float">
            <text:p>-0.002778877604774</text:p>
          </table:table-cell>
          <table:table-cell office:value-type="float" office:value="0.00140088789443593" calcext:value-type="float">
            <text:p>0.001400887894436</text:p>
          </table:table-cell>
          <table:table-cell office:value-type="float" office:value="-0.00112304731135099" calcext:value-type="float">
            <text:p>-0.001123047311351</text:p>
          </table:table-cell>
          <table:table-cell office:value-type="float" office:value="-0.00117405636824541" calcext:value-type="float">
            <text:p>-0.001174056368245</text:p>
          </table:table-cell>
          <table:table-cell office:value-type="float" office:value="0.00280377513939856" calcext:value-type="float">
            <text:p>0.002803775139399</text:p>
          </table:table-cell>
          <table:table-cell office:value-type="float" office:value="0.0000298480295759518" calcext:value-type="float">
            <text:p>2.98480295759518E-05</text:p>
          </table:table-cell>
          <table:table-cell office:value-type="float" office:value="0.000417615285983053" calcext:value-type="float">
            <text:p>0.000417615285983</text:p>
          </table:table-cell>
          <table:table-cell office:value-type="float" office:value="0.00296352531596633" calcext:value-type="float">
            <text:p>0.002963525315966</text:p>
          </table:table-cell>
          <table:table-cell office:value-type="float" office:value="0.000931457929825408" calcext:value-type="float">
            <text:p>0.000931457929825</text:p>
          </table:table-cell>
          <table:table-cell office:value-type="float" office:value="0.000917756210532583" calcext:value-type="float">
            <text:p>0.000917756210533</text:p>
          </table:table-cell>
          <table:table-cell office:value-type="float" office:value="-0.0024811349458152" calcext:value-type="float">
            <text:p>-0.002481134945815</text:p>
          </table:table-cell>
          <table:table-cell office:value-type="float" office:value="-0.000168820188769236" calcext:value-type="float">
            <text:p>-0.000168820188769</text:p>
          </table:table-cell>
          <table:table-cell office:value-type="float" office:value="0.00150016583361351" calcext:value-type="float">
            <text:p>0.001500165833614</text:p>
          </table:table-cell>
          <table:table-cell office:value-type="float" office:value="-0.0045988201456651" calcext:value-type="float">
            <text:p>-0.004598820145665</text:p>
          </table:table-cell>
          <table:table-cell office:value-type="float" office:value="0.00353126799234471" calcext:value-type="float">
            <text:p>0.003531267992345</text:p>
          </table:table-cell>
          <table:table-cell office:value-type="float" office:value="0.00294488374895474" calcext:value-type="float">
            <text:p>0.002944883748955</text:p>
          </table:table-cell>
          <table:table-cell office:value-type="float" office:value="0.0023548218327632" calcext:value-type="float">
            <text:p>0.002354821832763</text:p>
          </table:table-cell>
          <table:table-cell office:value-type="float" office:value="0.00122155146596886" calcext:value-type="float">
            <text:p>0.001221551465969</text:p>
          </table:table-cell>
          <table:table-cell office:value-type="float" office:value="0.0000485263656685442" calcext:value-type="float">
            <text:p>4.85263656685442E-05</text:p>
          </table:table-cell>
          <table:table-cell office:value-type="float" office:value="-0.00227489890075994" calcext:value-type="float">
            <text:p>-0.00227489890076</text:p>
          </table:table-cell>
          <table:table-cell office:value-type="float" office:value="0.000839087376237724" calcext:value-type="float">
            <text:p>0.000839087376238</text:p>
          </table:table-cell>
          <table:table-cell office:value-type="float" office:value="0.00201320255634069" calcext:value-type="float">
            <text:p>0.002013202556341</text:p>
          </table:table-cell>
          <table:table-cell office:value-type="float" office:value="-0.00263022957848252" calcext:value-type="float">
            <text:p>-0.002630229578483</text:p>
          </table:table-cell>
          <table:table-cell office:value-type="float" office:value="0.00389557015081321" calcext:value-type="float">
            <text:p>0.003895570150813</text:p>
          </table:table-cell>
          <table:table-cell office:value-type="float" office:value="0.000390096239560433" calcext:value-type="float">
            <text:p>0.00039009623956</text:p>
          </table:table-cell>
          <table:table-cell office:value-type="float" office:value="0.0103880950385784" calcext:value-type="float">
            <text:p>0.010388095038578</text:p>
          </table:table-cell>
          <table:table-cell office:value-type="float" office:value="-0.0131966669907149" calcext:value-type="float">
            <text:p>-0.013196666990715</text:p>
          </table:table-cell>
          <table:table-cell office:value-type="float" office:value="0.00108229507075991" calcext:value-type="float">
            <text:p>0.00108229507076</text:p>
          </table:table-cell>
          <table:table-cell office:value-type="float" office:value="0.000985835513740374" calcext:value-type="float">
            <text:p>0.00098583551374</text:p>
          </table:table-cell>
          <table:table-cell office:value-type="float" office:value="0.00176745807357342" calcext:value-type="float">
            <text:p>0.001767458073573</text:p>
          </table:table-cell>
          <table:table-cell office:value-type="float" office:value="0.00638121611422204" calcext:value-type="float">
            <text:p>0.006381216114222</text:p>
          </table:table-cell>
          <table:table-cell office:value-type="float" office:value="0.00200925662057755" calcext:value-type="float">
            <text:p>0.002009256620578</text:p>
          </table:table-cell>
          <table:table-cell office:value-type="float" office:value="-0.000029740122039823" calcext:value-type="float">
            <text:p>-2.9740122039823E-05</text:p>
          </table:table-cell>
          <table:table-cell office:value-type="float" office:value="0.00322608982476691" calcext:value-type="float">
            <text:p>0.003226089824767</text:p>
          </table:table-cell>
          <table:table-cell office:value-type="float" office:value="-0.0165558271886626" calcext:value-type="float">
            <text:p>-0.016555827188663</text:p>
          </table:table-cell>
          <table:table-cell office:value-type="float" office:value="0.00103167591767289" calcext:value-type="float">
            <text:p>0.001031675917673</text:p>
          </table:table-cell>
          <table:table-cell office:value-type="float" office:value="0.00119742134307799" calcext:value-type="float">
            <text:p>0.001197421343078</text:p>
          </table:table-cell>
          <table:table-cell office:value-type="float" office:value="0.000932248986122763" calcext:value-type="float">
            <text:p>0.000932248986123</text:p>
          </table:table-cell>
          <table:table-cell office:value-type="float" office:value="0.00738592040724467" calcext:value-type="float">
            <text:p>0.007385920407245</text:p>
          </table:table-cell>
          <table:table-cell office:value-type="float" office:value="0.00259228720487509" calcext:value-type="float">
            <text:p>0.002592287204875</text:p>
          </table:table-cell>
          <table:table-cell office:value-type="float" office:value="0.000633435665585436" calcext:value-type="float">
            <text:p>0.000633435665585</text:p>
          </table:table-cell>
          <table:table-cell office:value-type="float" office:value="0.00207423415826424" calcext:value-type="float">
            <text:p>0.002074234158264</text:p>
          </table:table-cell>
          <table:table-cell office:value-type="float" office:value="-0.0186439601494171" calcext:value-type="float">
            <text:p>-0.018643960149417</text:p>
          </table:table-cell>
          <table:table-cell office:value-type="float" office:value="0.00417146983488809" calcext:value-type="float">
            <text:p>0.004171469834888</text:p>
          </table:table-cell>
          <table:table-cell office:value-type="float" office:value="0.00182906863159615" calcext:value-type="float">
            <text:p>0.001829068631596</text:p>
          </table:table-cell>
          <table:table-cell office:value-type="float" office:value="0.000354019043886211" calcext:value-type="float">
            <text:p>0.000354019043886</text:p>
          </table:table-cell>
          <table:table-cell office:value-type="float" office:value="0.000199353572012062" calcext:value-type="float">
            <text:p>0.000199353572012</text:p>
          </table:table-cell>
          <table:table-cell office:value-type="float" office:value="-0.000806103098638267" calcext:value-type="float">
            <text:p>-0.000806103098638</text:p>
          </table:table-cell>
          <table:table-cell office:value-type="float" office:value="0.000198233575085527" calcext:value-type="float">
            <text:p>0.000198233575086</text:p>
          </table:table-cell>
          <table:table-cell office:value-type="float" office:value="-0.000251980756514059" calcext:value-type="float">
            <text:p>-0.000251980756514</text:p>
          </table:table-cell>
          <table:table-cell office:value-type="float" office:value="-0.0000699361701130274" calcext:value-type="float">
            <text:p>-6.99361701130274E-05</text:p>
          </table:table-cell>
          <table:table-cell office:value-type="float" office:value="-0.00000845327870963031" calcext:value-type="float">
            <text:p>-8.45327870963031E-06</text:p>
          </table:table-cell>
          <table:table-cell office:value-type="float" office:value="-0.000254399322597798" calcext:value-type="float">
            <text:p>-0.000254399322598</text:p>
          </table:table-cell>
          <table:table-cell office:value-type="float" office:value="0.00010754634784943" calcext:value-type="float">
            <text:p>0.000107546347849</text:p>
          </table:table-cell>
          <table:table-cell office:value-type="float" office:value="-0.00000914629136772316" calcext:value-type="float">
            <text:p>-9.14629136772316E-06</text:p>
          </table:table-cell>
          <table:table-cell office:value-type="float" office:value="0.0000448738023030026" calcext:value-type="float">
            <text:p>4.48738023030026E-05</text:p>
          </table:table-cell>
          <table:table-cell office:value-type="float" office:value="0.0000966591578775433" calcext:value-type="float">
            <text:p>9.66591578775433E-05</text:p>
          </table:table-cell>
          <table:table-cell office:value-type="float" office:value="-0.0000285627106965669" calcext:value-type="float">
            <text:p>-2.85627106965669E-05</text:p>
          </table:table-cell>
          <table:table-cell office:value-type="float" office:value="-0.000054647273225128" calcext:value-type="float">
            <text:p>-5.4647273225128E-05</text:p>
          </table:table-cell>
          <table:table-cell office:value-type="float" office:value="0.00000229693391273766" calcext:value-type="float">
            <text:p>2.29693391273766E-06</text:p>
          </table:table-cell>
          <table:table-cell office:value-type="float" office:value="-0.00000334524665179803" calcext:value-type="float">
            <text:p>-3.34524665179803E-06</text:p>
          </table:table-cell>
          <table:table-cell office:value-type="float" office:value="-0.0000447749686681154" calcext:value-type="float">
            <text:p>-4.47749686681154E-05</text:p>
          </table:table-cell>
          <table:table-cell office:value-type="float" office:value="0.0000124949453977896" calcext:value-type="float">
            <text:p>1.24949453977896E-05</text:p>
          </table:table-cell>
          <table:table-cell office:value-type="float" office:value="-0.0000511424861577847" calcext:value-type="float">
            <text:p>-5.11424861577847E-05</text:p>
          </table:table-cell>
          <table:table-cell office:value-type="float" office:value="0.0000528569090208486" calcext:value-type="float">
            <text:p>5.28569090208486E-05</text:p>
          </table:table-cell>
          <table:table-cell office:value-type="float" office:value="0.0000441198928018416" calcext:value-type="float">
            <text:p>4.41198928018416E-05</text:p>
          </table:table-cell>
          <table:table-cell office:value-type="float" office:value="-0.0000493126634629748" calcext:value-type="float">
            <text:p>-4.93126634629748E-05</text:p>
          </table:table-cell>
          <table:table-cell office:value-type="float" office:value="-0.0000200768880644353" calcext:value-type="float">
            <text:p>-2.00768880644353E-05</text:p>
          </table:table-cell>
          <table:table-cell office:value-type="float" office:value="-0.0000797850807308653" calcext:value-type="float">
            <text:p>-7.97850807308653E-05</text:p>
          </table:table-cell>
          <table:table-cell office:value-type="float" office:value="0.0000216361938192855" calcext:value-type="float">
            <text:p>2.16361938192855E-05</text:p>
          </table:table-cell>
          <table:table-cell office:value-type="float" office:value="-0.0000265611633187834" calcext:value-type="float">
            <text:p>-2.65611633187834E-05</text:p>
          </table:table-cell>
          <table:table-cell office:value-type="float" office:value="0.0000432665156647194" calcext:value-type="float">
            <text:p>4.32665156647194E-05</text:p>
          </table:table-cell>
          <table:table-cell office:value-type="float" office:value="-0.00000950923693177064" calcext:value-type="float">
            <text:p>-9.50923693177064E-06</text:p>
          </table:table-cell>
          <table:table-cell office:value-type="float" office:value="-0.0000116616891838728" calcext:value-type="float">
            <text:p>-1.16616891838728E-05</text:p>
          </table:table-cell>
          <table:table-cell office:value-type="float" office:value="-0.0000486810924266723" calcext:value-type="float">
            <text:p>-4.86810924266723E-05</text:p>
          </table:table-cell>
          <table:table-cell office:value-type="float" office:value="0.0000384532455513509" calcext:value-type="float">
            <text:p>3.84532455513509E-05</text:p>
          </table:table-cell>
          <table:table-cell office:value-type="float" office:value="0.00000989191734840356" calcext:value-type="float">
            <text:p>9.89191734840356E-06</text:p>
          </table:table-cell>
          <table:table-cell office:value-type="float" office:value="-0.0000228310262516684" calcext:value-type="float">
            <text:p>-2.28310262516684E-05</text:p>
          </table:table-cell>
          <table:table-cell office:value-type="float" office:value="-0.0000289385402757469" calcext:value-type="float">
            <text:p>-2.89385402757469E-05</text:p>
          </table:table-cell>
          <table:table-cell office:value-type="float" office:value="0.0000451487532716066" calcext:value-type="float">
            <text:p>4.51487532716066E-05</text:p>
          </table:table-cell>
          <table:table-cell office:value-type="float" office:value="-0.0000227796780126743" calcext:value-type="float">
            <text:p>-2.27796780126743E-05</text:p>
          </table:table-cell>
          <table:table-cell office:value-type="float" office:value="0.0000083897578410097" calcext:value-type="float">
            <text:p>8.3897578410097E-06</text:p>
          </table:table-cell>
          <table:table-cell office:value-type="float" office:value="-0.00000746923186706328" calcext:value-type="float">
            <text:p>-7.46923186706328E-06</text:p>
          </table:table-cell>
          <table:table-cell office:value-type="float" office:value="0.00000440658172767838" calcext:value-type="float">
            <text:p>4.40658172767838E-06</text:p>
          </table:table-cell>
          <table:table-cell office:value-type="float" office:value="-0.0000132156671600603" calcext:value-type="float">
            <text:p>-1.32156671600603E-05</text:p>
          </table:table-cell>
          <table:table-cell office:value-type="float" office:value="-0.00000181891270467638" calcext:value-type="float">
            <text:p>-1.81891270467638E-06</text:p>
          </table:table-cell>
          <table:table-cell office:value-type="float" office:value="-0.0000108000595017144" calcext:value-type="float">
            <text:p>-1.08000595017144E-05</text:p>
          </table:table-cell>
          <table:table-cell office:value-type="float" office:value="0.00000934609706754186" calcext:value-type="float">
            <text:p>9.34609706754186E-06</text:p>
          </table:table-cell>
          <table:table-cell office:value-type="float" office:value="-0.000045875233427084" calcext:value-type="float">
            <text:p>-4.5875233427084E-05</text:p>
          </table:table-cell>
          <table:table-cell office:value-type="float" office:value="0.0000497196473278061" calcext:value-type="float">
            <text:p>4.97196473278061E-05</text:p>
          </table:table-cell>
          <table:table-cell office:value-type="float" office:value="-0.0000201060952751408" calcext:value-type="float">
            <text:p>-2.01060952751408E-05</text:p>
          </table:table-cell>
          <table:table-cell office:value-type="float" office:value="0.0000592514764607421" calcext:value-type="float">
            <text:p>5.92514764607421E-05</text:p>
          </table:table-cell>
          <table:table-cell office:value-type="float" office:value="-0.0000306128421025398" calcext:value-type="float">
            <text:p>-3.06128421025398E-05</text:p>
          </table:table-cell>
          <table:table-cell office:value-type="float" office:value="-0.0000245501132721815" calcext:value-type="float">
            <text:p>-2.45501132721815E-05</text:p>
          </table:table-cell>
          <table:table-cell office:value-type="float" office:value="0.0000211401717100657" calcext:value-type="float">
            <text:p>2.11401717100657E-05</text:p>
          </table:table-cell>
          <table:table-cell office:value-type="float" office:value="-0.0000022860542311931" calcext:value-type="float">
            <text:p>-2.2860542311931E-06</text:p>
          </table:table-cell>
          <table:table-cell office:value-type="float" office:value="0.0000249343273127645" calcext:value-type="float">
            <text:p>2.49343273127645E-05</text:p>
          </table:table-cell>
          <table:table-cell office:value-type="float" office:value="-0.0000242373969873144" calcext:value-type="float">
            <text:p>-2.42373969873144E-05</text:p>
          </table:table-cell>
          <table:table-cell office:value-type="float" office:value="0.0000103237206943163" calcext:value-type="float">
            <text:p>1.03237206943163E-05</text:p>
          </table:table-cell>
          <table:table-cell office:value-type="float" office:value="-0.0000253825743735669" calcext:value-type="float">
            <text:p>-2.53825743735669E-05</text:p>
          </table:table-cell>
          <table:table-cell office:value-type="float" office:value="0.0000172315453034755" calcext:value-type="float">
            <text:p>1.72315453034755E-05</text:p>
          </table:table-cell>
          <table:table-cell office:value-type="float" office:value="-0.00000694476043833214" calcext:value-type="float">
            <text:p>-6.94476043833214E-06</text:p>
          </table:table-cell>
          <table:table-cell office:value-type="float" office:value="0.0000272821281866453" calcext:value-type="float">
            <text:p>2.72821281866453E-05</text:p>
          </table:table-cell>
          <table:table-cell office:value-type="float" office:value="-0.0000681291098187375" calcext:value-type="float">
            <text:p>-6.81291098187375E-05</text:p>
          </table:table-cell>
          <table:table-cell office:value-type="float" office:value="0.0000134726387499562" calcext:value-type="float">
            <text:p>1.34726387499562E-05</text:p>
          </table:table-cell>
          <table:table-cell office:value-type="float" office:value="0.00000238089423981735" calcext:value-type="float">
            <text:p>2.38089423981735E-06</text:p>
          </table:table-cell>
          <table:table-cell office:value-type="float" office:value="0.000039766473235503" calcext:value-type="float">
            <text:p>3.9766473235503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20075235744541" calcext:value-type="float">
            <text:p>0.720075235744541</text:p>
          </table:table-cell>
          <table:table-cell table:formula="of:=[.B9]*9.8" office:value-type="float" office:value="7.0567373102965" calcext:value-type="float">
            <text:p>7.0567373102965</text:p>
          </table:table-cell>
          <table:table-cell table:number-columns-repeated="429"/>
        </table:table-row>
        <table:table-row table:style-name="ro1" table:number-rows-repeated="2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44722299499571" calcext:value-type="float">
            <text:p>2.44722299499571E-07</text:p>
          </table:table-cell>
          <table:table-cell table:formula="of:=0.5*[.D12]*(([.D5]-[.C5])/([.D1]-[.C1]))^2" office:value-type="float" office:value="0.0000101004424657277" calcext:value-type="float">
            <text:p>1.01004424657277E-05</text:p>
          </table:table-cell>
          <table:table-cell table:formula="of:=0.5*[.E12]*(([.E5]-[.D5])/([.E1]-[.D1]))^2" office:value-type="float" office:value="0.0000239146593783767" calcext:value-type="float">
            <text:p>2.39146593783767E-05</text:p>
          </table:table-cell>
          <table:table-cell table:formula="of:=0.5*[.F12]*(([.F5]-[.E5])/([.F1]-[.E1]))^2" office:value-type="float" office:value="0.00000431579912416222" calcext:value-type="float">
            <text:p>4.31579912416222E-06</text:p>
          </table:table-cell>
          <table:table-cell table:formula="of:=0.5*[.G12]*(([.G5]-[.F5])/([.G1]-[.F1]))^2" office:value-type="float" office:value="0.000000639968923477098" calcext:value-type="float">
            <text:p>6.39968923477098E-07</text:p>
          </table:table-cell>
          <table:table-cell table:formula="of:=0.5*[.H12]*(([.H5]-[.G5])/([.H1]-[.G1]))^2" office:value-type="float" office:value="0.0000102425729080595" calcext:value-type="float">
            <text:p>1.02425729080595E-05</text:p>
          </table:table-cell>
          <table:table-cell table:formula="of:=0.5*[.I12]*(([.I5]-[.H5])/([.I1]-[.H1]))^2" office:value-type="float" office:value="0.0000362811397143331" calcext:value-type="float">
            <text:p>3.62811397143331E-05</text:p>
          </table:table-cell>
          <table:table-cell table:formula="of:=0.5*[.J12]*(([.J5]-[.I5])/([.J1]-[.I1]))^2" office:value-type="float" office:value="0.0000107494424909663" calcext:value-type="float">
            <text:p>1.07494424909663E-05</text:p>
          </table:table-cell>
          <table:table-cell table:formula="of:=0.5*[.K12]*(([.K5]-[.J5])/([.K1]-[.J1]))^2" office:value-type="float" office:value="0.000000372473705182389" calcext:value-type="float">
            <text:p>3.72473705182389E-07</text:p>
          </table:table-cell>
          <table:table-cell table:formula="of:=0.5*[.L12]*(([.L5]-[.K5])/([.L1]-[.K1]))^2" office:value-type="float" office:value="0.0000252182045630459" calcext:value-type="float">
            <text:p>2.52182045630459E-05</text:p>
          </table:table-cell>
          <table:table-cell table:formula="of:=0.5*[.M12]*(([.M5]-[.L5])/([.M1]-[.L1]))^2" office:value-type="float" office:value="0.00000860691348458874" calcext:value-type="float">
            <text:p>8.60691348458874E-06</text:p>
          </table:table-cell>
          <table:table-cell table:formula="of:=0.5*[.N12]*(([.N5]-[.M5])/([.N1]-[.M1]))^2" office:value-type="float" office:value="0.00000917366178019394" calcext:value-type="float">
            <text:p>9.17366178019394E-06</text:p>
          </table:table-cell>
          <table:table-cell table:formula="of:=0.5*[.O12]*(([.O5]-[.N5])/([.O1]-[.N1]))^2" office:value-type="float" office:value="0.0000227178142138014" calcext:value-type="float">
            <text:p>2.27178142138014E-05</text:p>
          </table:table-cell>
          <table:table-cell table:formula="of:=0.5*[.P12]*(([.P5]-[.O5])/([.P1]-[.O1]))^2" office:value-type="float" office:value="0.000000147751815114227" calcext:value-type="float">
            <text:p>1.47751815114227E-07</text:p>
          </table:table-cell>
          <table:table-cell table:formula="of:=0.5*[.Q12]*(([.Q5]-[.P5])/([.Q1]-[.P1]))^2" office:value-type="float" office:value="0.00000805331351140098" calcext:value-type="float">
            <text:p>8.05331351140098E-06</text:p>
          </table:table-cell>
          <table:table-cell table:formula="of:=0.5*[.R12]*(([.R5]-[.Q5])/([.R1]-[.Q1]))^2" office:value-type="float" office:value="0.0000000841597066529362" calcext:value-type="float">
            <text:p>8.41597066529362E-08</text:p>
          </table:table-cell>
          <table:table-cell table:formula="of:=0.5*[.S12]*(([.S5]-[.R5])/([.S1]-[.R1]))^2" office:value-type="float" office:value="0.000000379831047838718" calcext:value-type="float">
            <text:p>3.79831047838718E-07</text:p>
          </table:table-cell>
          <table:table-cell table:formula="of:=0.5*[.T12]*(([.T5]-[.S5])/([.T1]-[.S1]))^2" office:value-type="float" office:value="0.000489407877977932" calcext:value-type="float">
            <text:p>0.000489407877978</text:p>
          </table:table-cell>
          <table:table-cell table:formula="of:=0.5*[.U12]*(([.U5]-[.T5])/([.U1]-[.T1]))^2" office:value-type="float" office:value="0.00149145515783631" calcext:value-type="float">
            <text:p>0.001491455157836</text:p>
          </table:table-cell>
          <table:table-cell table:formula="of:=0.5*[.V12]*(([.V5]-[.U5])/([.V1]-[.U1]))^2" office:value-type="float" office:value="0.00172585753344712" calcext:value-type="float">
            <text:p>0.001725857533447</text:p>
          </table:table-cell>
          <table:table-cell table:formula="of:=0.5*[.W12]*(([.W5]-[.V5])/([.W1]-[.V1]))^2" office:value-type="float" office:value="0.0000973356877162468" calcext:value-type="float">
            <text:p>9.73356877162468E-05</text:p>
          </table:table-cell>
          <table:table-cell table:formula="of:=0.5*[.X12]*(([.X5]-[.W5])/([.X1]-[.W1]))^2" office:value-type="float" office:value="0.00000197237187571608" calcext:value-type="float">
            <text:p>1.97237187571608E-06</text:p>
          </table:table-cell>
          <table:table-cell table:formula="of:=0.5*[.Y12]*(([.Y5]-[.X5])/([.Y1]-[.X1]))^2" office:value-type="float" office:value="0.000483629933164255" calcext:value-type="float">
            <text:p>0.000483629933164</text:p>
          </table:table-cell>
          <table:table-cell table:formula="of:=0.5*[.Z12]*(([.Z5]-[.Y5])/([.Z1]-[.Y1]))^2" office:value-type="float" office:value="0.00292651864309081" calcext:value-type="float">
            <text:p>0.002926518643091</text:p>
          </table:table-cell>
          <table:table-cell table:formula="of:=0.5*[.AA12]*(([.AA5]-[.Z5])/([.AA1]-[.Z1]))^2" office:value-type="float" office:value="0.0201958989397201" calcext:value-type="float">
            <text:p>0.02019589893972</text:p>
          </table:table-cell>
          <table:table-cell table:formula="of:=0.5*[.AB12]*(([.AB5]-[.AA5])/([.AB1]-[.AA1]))^2" office:value-type="float" office:value="0.00422385858451492" calcext:value-type="float">
            <text:p>0.004223858584515</text:p>
          </table:table-cell>
          <table:table-cell table:formula="of:=0.5*[.AC12]*(([.AC5]-[.AB5])/([.AC1]-[.AB1]))^2" office:value-type="float" office:value="0.00656427667408192" calcext:value-type="float">
            <text:p>0.006564276674082</text:p>
          </table:table-cell>
          <table:table-cell table:formula="of:=0.5*[.AD12]*(([.AD5]-[.AC5])/([.AD1]-[.AC1]))^2" office:value-type="float" office:value="0.00704674604546277" calcext:value-type="float">
            <text:p>0.007046746045463</text:p>
          </table:table-cell>
          <table:table-cell table:formula="of:=0.5*[.AE12]*(([.AE5]-[.AD5])/([.AE1]-[.AD1]))^2" office:value-type="float" office:value="0.000248993735997147" calcext:value-type="float">
            <text:p>0.000248993735997</text:p>
          </table:table-cell>
          <table:table-cell table:formula="of:=0.5*[.AF12]*(([.AF5]-[.AE5])/([.AF1]-[.AE1]))^2" office:value-type="float" office:value="0.000438072984703592" calcext:value-type="float">
            <text:p>0.000438072984704</text:p>
          </table:table-cell>
          <table:table-cell table:formula="of:=0.5*[.AG12]*(([.AG5]-[.AF5])/([.AG1]-[.AF1]))^2" office:value-type="float" office:value="0.0130103939670114" calcext:value-type="float">
            <text:p>0.013010393967011</text:p>
          </table:table-cell>
          <table:table-cell table:formula="of:=0.5*[.AH12]*(([.AH5]-[.AG5])/([.AH1]-[.AG1]))^2" office:value-type="float" office:value="0.00114163213137683" calcext:value-type="float">
            <text:p>0.001141632131377</text:p>
          </table:table-cell>
          <table:table-cell table:formula="of:=0.5*[.AI12]*(([.AI5]-[.AH5])/([.AI1]-[.AH1]))^2" office:value-type="float" office:value="0.00330863717866427" calcext:value-type="float">
            <text:p>0.003308637178664</text:p>
          </table:table-cell>
          <table:table-cell table:formula="of:=0.5*[.AJ12]*(([.AJ5]-[.AI5])/([.AJ1]-[.AI1]))^2" office:value-type="float" office:value="0.0011719950657209" calcext:value-type="float">
            <text:p>0.001171995065721</text:p>
          </table:table-cell>
          <table:table-cell table:formula="of:=0.5*[.AK12]*(([.AK5]-[.AJ5])/([.AK1]-[.AJ1]))^2" office:value-type="float" office:value="0.0680875976747436" calcext:value-type="float">
            <text:p>0.068087597674744</text:p>
          </table:table-cell>
          <table:table-cell table:formula="of:=0.5*[.AL12]*(([.AL5]-[.AK5])/([.AL1]-[.AK1]))^2" office:value-type="float" office:value="0.0162114423197786" calcext:value-type="float">
            <text:p>0.016211442319779</text:p>
          </table:table-cell>
          <table:table-cell table:formula="of:=0.5*[.AM12]*(([.AM5]-[.AL5])/([.AM1]-[.AL1]))^2" office:value-type="float" office:value="0.00472134435199487" calcext:value-type="float">
            <text:p>0.004721344351995</text:p>
          </table:table-cell>
          <table:table-cell table:formula="of:=0.5*[.AN12]*(([.AN5]-[.AM5])/([.AN1]-[.AM1]))^2" office:value-type="float" office:value="0.0129050233794294" calcext:value-type="float">
            <text:p>0.012905023379429</text:p>
          </table:table-cell>
          <table:table-cell table:formula="of:=0.5*[.AO12]*(([.AO5]-[.AN5])/([.AO1]-[.AN1]))^2" office:value-type="float" office:value="0.0000707332956380361" calcext:value-type="float">
            <text:p>7.07332956380361E-05</text:p>
          </table:table-cell>
          <table:table-cell table:formula="of:=0.5*[.AP12]*(([.AP5]-[.AO5])/([.AP1]-[.AO1]))^2" office:value-type="float" office:value="0.000926704637977235" calcext:value-type="float">
            <text:p>0.000926704637977</text:p>
          </table:table-cell>
          <table:table-cell table:formula="of:=0.5*[.AQ12]*(([.AQ5]-[.AP5])/([.AQ1]-[.AP1]))^2" office:value-type="float" office:value="0.052307662175726" calcext:value-type="float">
            <text:p>0.052307662175726</text:p>
          </table:table-cell>
          <table:table-cell table:formula="of:=0.5*[.AR12]*(([.AR5]-[.AQ5])/([.AR1]-[.AQ1]))^2" office:value-type="float" office:value="0.0540616696980832" calcext:value-type="float">
            <text:p>0.054061669698083</text:p>
          </table:table-cell>
          <table:table-cell table:formula="of:=0.5*[.AS12]*(([.AS5]-[.AR5])/([.AS1]-[.AR1]))^2" office:value-type="float" office:value="0.026708183439089" calcext:value-type="float">
            <text:p>0.026708183439089</text:p>
          </table:table-cell>
          <table:table-cell table:formula="of:=0.5*[.AT12]*(([.AT5]-[.AS5])/([.AT1]-[.AS1]))^2" office:value-type="float" office:value="0.0000606755512293399" calcext:value-type="float">
            <text:p>6.06755512293399E-05</text:p>
          </table:table-cell>
          <table:table-cell table:formula="of:=0.5*[.AU12]*(([.AU5]-[.AT5])/([.AU1]-[.AT1]))^2" office:value-type="float" office:value="0.00431539927199893" calcext:value-type="float">
            <text:p>0.004315399271999</text:p>
          </table:table-cell>
          <table:table-cell table:formula="of:=0.5*[.AV12]*(([.AV5]-[.AU5])/([.AV1]-[.AU1]))^2" office:value-type="float" office:value="0.00292876062283175" calcext:value-type="float">
            <text:p>0.002928760622832</text:p>
          </table:table-cell>
          <table:table-cell table:formula="of:=0.5*[.AW12]*(([.AW5]-[.AV5])/([.AW1]-[.AV1]))^2" office:value-type="float" office:value="0.0645460845396353" calcext:value-type="float">
            <text:p>0.064546084539635</text:p>
          </table:table-cell>
          <table:table-cell table:formula="of:=0.5*[.AX12]*(([.AX5]-[.AW5])/([.AX1]-[.AW1]))^2" office:value-type="float" office:value="0.0166960785535004" calcext:value-type="float">
            <text:p>0.016696078553501</text:p>
          </table:table-cell>
          <table:table-cell table:formula="of:=0.5*[.AY12]*(([.AY5]-[.AX5])/([.AY1]-[.AX1]))^2" office:value-type="float" office:value="0.0227781059070574" calcext:value-type="float">
            <text:p>0.022778105907057</text:p>
          </table:table-cell>
          <table:table-cell table:formula="of:=0.5*[.AZ12]*(([.AZ5]-[.AY5])/([.AZ1]-[.AY1]))^2" office:value-type="float" office:value="0.00162002128872087" calcext:value-type="float">
            <text:p>0.001620021288721</text:p>
          </table:table-cell>
          <table:table-cell table:formula="of:=0.5*[.BA12]*(([.BA5]-[.AZ5])/([.BA1]-[.AZ1]))^2" office:value-type="float" office:value="0.000740144221790016" calcext:value-type="float">
            <text:p>0.00074014422179</text:p>
          </table:table-cell>
          <table:table-cell table:formula="of:=0.5*[.BB12]*(([.BB5]-[.BA5])/([.BB1]-[.BA1]))^2" office:value-type="float" office:value="0.0302550277699903" calcext:value-type="float">
            <text:p>0.03025502776999</text:p>
          </table:table-cell>
          <table:table-cell table:formula="of:=0.5*[.BC12]*(([.BC5]-[.BB5])/([.BC1]-[.BB1]))^2" office:value-type="float" office:value="0.0195622652863768" calcext:value-type="float">
            <text:p>0.019562265286377</text:p>
          </table:table-cell>
          <table:table-cell table:formula="of:=0.5*[.BD12]*(([.BD5]-[.BC5])/([.BD1]-[.BC1]))^2" office:value-type="float" office:value="0.00151812368328442" calcext:value-type="float">
            <text:p>0.001518123683284</text:p>
          </table:table-cell>
          <table:table-cell table:formula="of:=0.5*[.BE12]*(([.BE5]-[.BD5])/([.BE1]-[.BD1]))^2" office:value-type="float" office:value="0.0124367453034449" calcext:value-type="float">
            <text:p>0.012436745303445</text:p>
          </table:table-cell>
          <table:table-cell table:formula="of:=0.5*[.BF12]*(([.BF5]-[.BE5])/([.BF1]-[.BE1]))^2" office:value-type="float" office:value="0.00969295022836874" calcext:value-type="float">
            <text:p>0.009692950228369</text:p>
          </table:table-cell>
          <table:table-cell table:formula="of:=0.5*[.BG12]*(([.BG5]-[.BF5])/([.BG1]-[.BF1]))^2" office:value-type="float" office:value="0.00280394331692325" calcext:value-type="float">
            <text:p>0.002803943316923</text:p>
          </table:table-cell>
          <table:table-cell table:formula="of:=0.5*[.BH12]*(([.BH5]-[.BG5])/([.BH1]-[.BG1]))^2" office:value-type="float" office:value="0.00328290039643117" calcext:value-type="float">
            <text:p>0.003282900396431</text:p>
          </table:table-cell>
          <table:table-cell table:formula="of:=0.5*[.BI12]*(([.BI5]-[.BH5])/([.BI1]-[.BH1]))^2" office:value-type="float" office:value="0.0407188120833922" calcext:value-type="float">
            <text:p>0.040718812083392</text:p>
          </table:table-cell>
          <table:table-cell table:formula="of:=0.5*[.BJ12]*(([.BJ5]-[.BI5])/([.BJ1]-[.BI1]))^2" office:value-type="float" office:value="0.0672438769051312" calcext:value-type="float">
            <text:p>0.067243876905131</text:p>
          </table:table-cell>
          <table:table-cell table:formula="of:=0.5*[.BK12]*(([.BK5]-[.BJ5])/([.BK1]-[.BJ1]))^2" office:value-type="float" office:value="0.000157641175151694" calcext:value-type="float">
            <text:p>0.000157641175152</text:p>
          </table:table-cell>
          <table:table-cell table:formula="of:=0.5*[.BL12]*(([.BL5]-[.BK5])/([.BL1]-[.BK1]))^2" office:value-type="float" office:value="0.00466219347554012" calcext:value-type="float">
            <text:p>0.00466219347554</text:p>
          </table:table-cell>
          <table:table-cell table:formula="of:=0.5*[.BM12]*(([.BM5]-[.BL5])/([.BM1]-[.BL1]))^2" office:value-type="float" office:value="0.0000467017099002826" calcext:value-type="float">
            <text:p>4.67017099002826E-05</text:p>
          </table:table-cell>
          <table:table-cell table:formula="of:=0.5*[.BN12]*(([.BN5]-[.BM5])/([.BN1]-[.BM1]))^2" office:value-type="float" office:value="0.00115565844188978" calcext:value-type="float">
            <text:p>0.00115565844189</text:p>
          </table:table-cell>
          <table:table-cell table:formula="of:=0.5*[.BO12]*(([.BO5]-[.BN5])/([.BO1]-[.BN1]))^2" office:value-type="float" office:value="0.0280160296288804" calcext:value-type="float">
            <text:p>0.02801602962888</text:p>
          </table:table-cell>
          <table:table-cell table:formula="of:=0.5*[.BP12]*(([.BP5]-[.BO5])/([.BP1]-[.BO1]))^2" office:value-type="float" office:value="0.000545898214039449" calcext:value-type="float">
            <text:p>0.000545898214039</text:p>
          </table:table-cell>
          <table:table-cell table:formula="of:=0.5*[.BQ12]*(([.BQ5]-[.BP5])/([.BQ1]-[.BP1]))^2" office:value-type="float" office:value="0.0055275493651842" calcext:value-type="float">
            <text:p>0.005527549365184</text:p>
          </table:table-cell>
          <table:table-cell table:formula="of:=0.5*[.BR12]*(([.BR5]-[.BQ5])/([.BR1]-[.BQ1]))^2" office:value-type="float" office:value="0.00004386542073049" calcext:value-type="float">
            <text:p>4.386542073049E-05</text:p>
          </table:table-cell>
          <table:table-cell table:formula="of:=0.5*[.BS12]*(([.BS5]-[.BR5])/([.BS1]-[.BR1]))^2" office:value-type="float" office:value="0.00557698863627412" calcext:value-type="float">
            <text:p>0.005576988636274</text:p>
          </table:table-cell>
          <table:table-cell table:formula="of:=0.5*[.BT12]*(([.BT5]-[.BS5])/([.BT1]-[.BS1]))^2" office:value-type="float" office:value="0.0149634053463143" calcext:value-type="float">
            <text:p>0.014963405346314</text:p>
          </table:table-cell>
          <table:table-cell table:formula="of:=0.5*[.BU12]*(([.BU5]-[.BT5])/([.BU1]-[.BT1]))^2" office:value-type="float" office:value="0.011554558575925" calcext:value-type="float">
            <text:p>0.011554558575925</text:p>
          </table:table-cell>
          <table:table-cell table:formula="of:=0.5*[.BV12]*(([.BV5]-[.BU5])/([.BV1]-[.BU1]))^2" office:value-type="float" office:value="0.00423398068127046" calcext:value-type="float">
            <text:p>0.00423398068127</text:p>
          </table:table-cell>
          <table:table-cell table:formula="of:=0.5*[.BW12]*(([.BW5]-[.BV5])/([.BW1]-[.BV1]))^2" office:value-type="float" office:value="0.0031753808611176" calcext:value-type="float">
            <text:p>0.003175380861118</text:p>
          </table:table-cell>
          <table:table-cell table:formula="of:=0.5*[.BX12]*(([.BX5]-[.BW5])/([.BX1]-[.BW1]))^2" office:value-type="float" office:value="0.000230685000333906" calcext:value-type="float">
            <text:p>0.000230685000334</text:p>
          </table:table-cell>
          <table:table-cell table:formula="of:=0.5*[.BY12]*(([.BY5]-[.BX5])/([.BY1]-[.BX1]))^2" office:value-type="float" office:value="0.00656048134292239" calcext:value-type="float">
            <text:p>0.006560481342922</text:p>
          </table:table-cell>
          <table:table-cell table:formula="of:=0.5*[.BZ12]*(([.BZ5]-[.BY5])/([.BZ1]-[.BY1]))^2" office:value-type="float" office:value="0.0532198350178398" calcext:value-type="float">
            <text:p>0.05321983501784</text:p>
          </table:table-cell>
          <table:table-cell table:formula="of:=0.5*[.CA12]*(([.CA5]-[.BZ5])/([.CA1]-[.BZ1]))^2" office:value-type="float" office:value="0.0110200062393693" calcext:value-type="float">
            <text:p>0.011020006239369</text:p>
          </table:table-cell>
          <table:table-cell table:formula="of:=0.5*[.CB12]*(([.CB5]-[.CA5])/([.CB1]-[.CA1]))^2" office:value-type="float" office:value="0.00978548399052826" calcext:value-type="float">
            <text:p>0.009785483990528</text:p>
          </table:table-cell>
          <table:table-cell table:formula="of:=0.5*[.CC12]*(([.CC5]-[.CB5])/([.CC1]-[.CB1]))^2" office:value-type="float" office:value="0.0160570872847578" calcext:value-type="float">
            <text:p>0.016057087284758</text:p>
          </table:table-cell>
          <table:table-cell table:formula="of:=0.5*[.CD12]*(([.CD5]-[.CC5])/([.CD1]-[.CC1]))^2" office:value-type="float" office:value="0.152602816066564" calcext:value-type="float">
            <text:p>0.152602816066564</text:p>
          </table:table-cell>
          <table:table-cell table:formula="of:=0.5*[.CE12]*(([.CE5]-[.CD5])/([.CE1]-[.CD1]))^2" office:value-type="float" office:value="0.0040852560242475" calcext:value-type="float">
            <text:p>0.004085256024248</text:p>
          </table:table-cell>
          <table:table-cell table:formula="of:=0.5*[.CF12]*(([.CF5]-[.CE5])/([.CF1]-[.CE1]))^2" office:value-type="float" office:value="0.0211391118368213" calcext:value-type="float">
            <text:p>0.021139111836821</text:p>
          </table:table-cell>
          <table:table-cell table:formula="of:=0.5*[.CG12]*(([.CG5]-[.CF5])/([.CG1]-[.CF1]))^2" office:value-type="float" office:value="0.000537424660218563" calcext:value-type="float">
            <text:p>0.000537424660219</text:p>
          </table:table-cell>
          <table:table-cell table:formula="of:=0.5*[.CH12]*(([.CH5]-[.CG5])/([.CH1]-[.CG1]))^2" office:value-type="float" office:value="0.0149290081816874" calcext:value-type="float">
            <text:p>0.014929008181687</text:p>
          </table:table-cell>
          <table:table-cell table:formula="of:=0.5*[.CI12]*(([.CI5]-[.CH5])/([.CI1]-[.CH1]))^2" office:value-type="float" office:value="0.00856967144863153" calcext:value-type="float">
            <text:p>0.008569671448632</text:p>
          </table:table-cell>
          <table:table-cell table:formula="of:=0.5*[.CJ12]*(([.CJ5]-[.CI5])/([.CJ1]-[.CI1]))^2" office:value-type="float" office:value="0.0550563390131007" calcext:value-type="float">
            <text:p>0.055056339013101</text:p>
          </table:table-cell>
          <table:table-cell table:formula="of:=0.5*[.CK12]*(([.CK5]-[.CJ5])/([.CK1]-[.CJ1]))^2" office:value-type="float" office:value="0.0195536295898051" calcext:value-type="float">
            <text:p>0.019553629589805</text:p>
          </table:table-cell>
          <table:table-cell table:formula="of:=0.5*[.CL12]*(([.CL5]-[.CK5])/([.CL1]-[.CK1]))^2" office:value-type="float" office:value="0.000691931757648333" calcext:value-type="float">
            <text:p>0.000691931757648</text:p>
          </table:table-cell>
          <table:table-cell table:formula="of:=0.5*[.CM12]*(([.CM5]-[.CL5])/([.CM1]-[.CL1]))^2" office:value-type="float" office:value="0.00582908003185619" calcext:value-type="float">
            <text:p>0.005829080031856</text:p>
          </table:table-cell>
          <table:table-cell table:formula="of:=0.5*[.CN12]*(([.CN5]-[.CM5])/([.CN1]-[.CM1]))^2" office:value-type="float" office:value="0.0230665419886502" calcext:value-type="float">
            <text:p>0.02306654198865</text:p>
          </table:table-cell>
          <table:table-cell table:formula="of:=0.5*[.CO12]*(([.CO5]-[.CN5])/([.CO1]-[.CN1]))^2" office:value-type="float" office:value="0.0000676333583713614" calcext:value-type="float">
            <text:p>6.76333583713614E-05</text:p>
          </table:table-cell>
          <table:table-cell table:formula="of:=0.5*[.CP12]*(([.CP5]-[.CO5])/([.CP1]-[.CO1]))^2" office:value-type="float" office:value="0.0000155884827469946" calcext:value-type="float">
            <text:p>1.55884827469946E-05</text:p>
          </table:table-cell>
          <table:table-cell table:formula="of:=0.5*[.CQ12]*(([.CQ5]-[.CP5])/([.CQ1]-[.CP1]))^2" office:value-type="float" office:value="0.0011860480591391" calcext:value-type="float">
            <text:p>0.001186048059139</text:p>
          </table:table-cell>
          <table:table-cell table:formula="of:=0.5*[.CR12]*(([.CR5]-[.CQ5])/([.CR1]-[.CQ1]))^2" office:value-type="float" office:value="0.0000103905783403156" calcext:value-type="float">
            <text:p>1.03905783403156E-05</text:p>
          </table:table-cell>
          <table:table-cell table:formula="of:=0.5*[.CS12]*(([.CS5]-[.CR5])/([.CS1]-[.CR1]))^2" office:value-type="float" office:value="0.0145622313159335" calcext:value-type="float">
            <text:p>0.014562231315934</text:p>
          </table:table-cell>
          <table:table-cell table:formula="of:=0.5*[.CT12]*(([.CT5]-[.CS5])/([.CT1]-[.CS1]))^2" office:value-type="float" office:value="0.00142413070659669" calcext:value-type="float">
            <text:p>0.001424130706597</text:p>
          </table:table-cell>
          <table:table-cell table:formula="of:=0.5*[.CU12]*(([.CU5]-[.CT5])/([.CU1]-[.CT1]))^2" office:value-type="float" office:value="0.00962523127432113" calcext:value-type="float">
            <text:p>0.009625231274321</text:p>
          </table:table-cell>
          <table:table-cell table:formula="of:=0.5*[.CV12]*(([.CV5]-[.CU5])/([.CV1]-[.CU1]))^2" office:value-type="float" office:value="0.0131793688260365" calcext:value-type="float">
            <text:p>0.013179368826037</text:p>
          </table:table-cell>
          <table:table-cell table:formula="of:=0.5*[.CW12]*(([.CW5]-[.CV5])/([.CW1]-[.CV1]))^2" office:value-type="float" office:value="0.0487247322360453" calcext:value-type="float">
            <text:p>0.048724732236045</text:p>
          </table:table-cell>
          <table:table-cell table:formula="of:=0.5*[.CX12]*(([.CX5]-[.CW5])/([.CX1]-[.CW1]))^2" office:value-type="float" office:value="0.00227516973527344" calcext:value-type="float">
            <text:p>0.002275169735273</text:p>
          </table:table-cell>
          <table:table-cell table:formula="of:=0.5*[.CY12]*(([.CY5]-[.CX5])/([.CY1]-[.CX1]))^2" office:value-type="float" office:value="0.00660480606601025" calcext:value-type="float">
            <text:p>0.00660480606601</text:p>
          </table:table-cell>
          <table:table-cell table:formula="of:=0.5*[.CZ12]*(([.CZ5]-[.CY5])/([.CZ1]-[.CY1]))^2" office:value-type="float" office:value="0.0574380877788291" calcext:value-type="float">
            <text:p>0.057438087778829</text:p>
          </table:table-cell>
          <table:table-cell table:formula="of:=0.5*[.DA12]*(([.DA5]-[.CZ5])/([.DA1]-[.CZ1]))^2" office:value-type="float" office:value="0.00824597686661237" calcext:value-type="float">
            <text:p>0.008245976866612</text:p>
          </table:table-cell>
          <table:table-cell table:formula="of:=0.5*[.DB12]*(([.DB5]-[.DA5])/([.DB1]-[.DA1]))^2" office:value-type="float" office:value="0.0076361573223093" calcext:value-type="float">
            <text:p>0.007636157322309</text:p>
          </table:table-cell>
          <table:table-cell table:formula="of:=0.5*[.DC12]*(([.DC5]-[.DB5])/([.DC1]-[.DB1]))^2" office:value-type="float" office:value="0.00132492736715509" calcext:value-type="float">
            <text:p>0.001324927367155</text:p>
          </table:table-cell>
          <table:table-cell table:formula="of:=0.5*[.DD12]*(([.DD5]-[.DC5])/([.DD1]-[.DC1]))^2" office:value-type="float" office:value="0.000626786585836356" calcext:value-type="float">
            <text:p>0.000626786585836</text:p>
          </table:table-cell>
          <table:table-cell table:formula="of:=0.5*[.DE12]*(([.DE5]-[.DD5])/([.DE1]-[.DD1]))^2" office:value-type="float" office:value="0.00715764824708542" calcext:value-type="float">
            <text:p>0.007157648247085</text:p>
          </table:table-cell>
          <table:table-cell table:formula="of:=0.5*[.DF12]*(([.DF5]-[.DE5])/([.DF1]-[.DE1]))^2" office:value-type="float" office:value="0.00513981682786126" calcext:value-type="float">
            <text:p>0.005139816827861</text:p>
          </table:table-cell>
          <table:table-cell table:formula="of:=0.5*[.DG12]*(([.DG5]-[.DF5])/([.DG1]-[.DF1]))^2" office:value-type="float" office:value="0.0420001777968289" calcext:value-type="float">
            <text:p>0.042000177796829</text:p>
          </table:table-cell>
          <table:table-cell table:formula="of:=0.5*[.DH12]*(([.DH5]-[.DG5])/([.DH1]-[.DG1]))^2" office:value-type="float" office:value="0.0335209934610115" calcext:value-type="float">
            <text:p>0.033520993461012</text:p>
          </table:table-cell>
          <table:table-cell table:formula="of:=0.5*[.DI12]*(([.DI5]-[.DH5])/([.DI1]-[.DH1]))^2" office:value-type="float" office:value="0.0477525756388065" calcext:value-type="float">
            <text:p>0.047752575638807</text:p>
          </table:table-cell>
          <table:table-cell table:formula="of:=0.5*[.DJ12]*(([.DJ5]-[.DI5])/([.DJ1]-[.DI1]))^2" office:value-type="float" office:value="0.0243298314538332" calcext:value-type="float">
            <text:p>0.024329831453833</text:p>
          </table:table-cell>
          <table:table-cell table:formula="of:=0.5*[.DK12]*(([.DK5]-[.DJ5])/([.DK1]-[.DJ1]))^2" office:value-type="float" office:value="0.0547827227786591" calcext:value-type="float">
            <text:p>0.054782722778659</text:p>
          </table:table-cell>
          <table:table-cell table:formula="of:=0.5*[.DL12]*(([.DL5]-[.DK5])/([.DL1]-[.DK1]))^2" office:value-type="float" office:value="0.000431790309794618" calcext:value-type="float">
            <text:p>0.000431790309795</text:p>
          </table:table-cell>
          <table:table-cell table:formula="of:=0.5*[.DM12]*(([.DM5]-[.DL5])/([.DM1]-[.DL1]))^2" office:value-type="float" office:value="0.0528771790224347" calcext:value-type="float">
            <text:p>0.052877179022435</text:p>
          </table:table-cell>
          <table:table-cell table:formula="of:=0.5*[.DN12]*(([.DN5]-[.DM5])/([.DN1]-[.DM1]))^2" office:value-type="float" office:value="0.0290657344786335" calcext:value-type="float">
            <text:p>0.029065734478634</text:p>
          </table:table-cell>
          <table:table-cell table:formula="of:=0.5*[.DO12]*(([.DO5]-[.DN5])/([.DO1]-[.DN1]))^2" office:value-type="float" office:value="0.00500475334947564" calcext:value-type="float">
            <text:p>0.005004753349476</text:p>
          </table:table-cell>
          <table:table-cell table:formula="of:=0.5*[.DP12]*(([.DP5]-[.DO5])/([.DP1]-[.DO1]))^2" office:value-type="float" office:value="0.00256838953258779" calcext:value-type="float">
            <text:p>0.002568389532588</text:p>
          </table:table-cell>
          <table:table-cell table:formula="of:=0.5*[.DQ12]*(([.DQ5]-[.DP5])/([.DQ1]-[.DP1]))^2" office:value-type="float" office:value="0.0133947819888423" calcext:value-type="float">
            <text:p>0.013394781988842</text:p>
          </table:table-cell>
          <table:table-cell table:formula="of:=0.5*[.DR12]*(([.DR5]-[.DQ5])/([.DR1]-[.DQ1]))^2" office:value-type="float" office:value="0.000319772352997488" calcext:value-type="float">
            <text:p>0.000319772352997</text:p>
          </table:table-cell>
          <table:table-cell table:formula="of:=0.5*[.DS12]*(([.DS5]-[.DR5])/([.DS1]-[.DR1]))^2" office:value-type="float" office:value="0.0738303253650712" calcext:value-type="float">
            <text:p>0.073830325365071</text:p>
          </table:table-cell>
          <table:table-cell table:formula="of:=0.5*[.DT12]*(([.DT5]-[.DS5])/([.DT1]-[.DS1]))^2" office:value-type="float" office:value="0.0363258554760739" calcext:value-type="float">
            <text:p>0.036325855476074</text:p>
          </table:table-cell>
          <table:table-cell table:formula="of:=0.5*[.DU12]*(([.DU5]-[.DT5])/([.DU1]-[.DT1]))^2" office:value-type="float" office:value="0.0000263625577397863" calcext:value-type="float">
            <text:p>2.63625577397863E-05</text:p>
          </table:table-cell>
          <table:table-cell table:formula="of:=0.5*[.DV12]*(([.DV5]-[.DU5])/([.DV1]-[.DU1]))^2" office:value-type="float" office:value="0.0019804739386322" calcext:value-type="float">
            <text:p>0.001980473938632</text:p>
          </table:table-cell>
          <table:table-cell table:formula="of:=0.5*[.DW12]*(([.DW5]-[.DV5])/([.DW1]-[.DV1]))^2" office:value-type="float" office:value="0.0430280920731379" calcext:value-type="float">
            <text:p>0.043028092073138</text:p>
          </table:table-cell>
          <table:table-cell table:formula="of:=0.5*[.DX12]*(([.DX5]-[.DW5])/([.DX1]-[.DW1]))^2" office:value-type="float" office:value="0.032478459040101" calcext:value-type="float">
            <text:p>0.032478459040101</text:p>
          </table:table-cell>
          <table:table-cell table:formula="of:=0.5*[.DY12]*(([.DY5]-[.DX5])/([.DY1]-[.DX1]))^2" office:value-type="float" office:value="0.00695115828441762" calcext:value-type="float">
            <text:p>0.006951158284418</text:p>
          </table:table-cell>
          <table:table-cell table:formula="of:=0.5*[.DZ12]*(([.DZ5]-[.DY5])/([.DZ1]-[.DY1]))^2" office:value-type="float" office:value="0.0083337155632696" calcext:value-type="float">
            <text:p>0.00833371556327</text:p>
          </table:table-cell>
          <table:table-cell table:formula="of:=0.5*[.EA12]*(([.EA5]-[.DZ5])/([.EA1]-[.DZ1]))^2" office:value-type="float" office:value="0.00178849959066923" calcext:value-type="float">
            <text:p>0.001788499590669</text:p>
          </table:table-cell>
          <table:table-cell table:formula="of:=0.5*[.EB12]*(([.EB5]-[.EA5])/([.EB1]-[.EA1]))^2" office:value-type="float" office:value="0.000101093156777388" calcext:value-type="float">
            <text:p>0.000101093156777</text:p>
          </table:table-cell>
          <table:table-cell table:formula="of:=0.5*[.EC12]*(([.EC5]-[.EB5])/([.EC1]-[.EB1]))^2" office:value-type="float" office:value="0.0812328438012339" calcext:value-type="float">
            <text:p>0.081232843801234</text:p>
          </table:table-cell>
          <table:table-cell table:formula="of:=0.5*[.ED12]*(([.ED5]-[.EC5])/([.ED1]-[.EC1]))^2" office:value-type="float" office:value="0.0342777493369607" calcext:value-type="float">
            <text:p>0.034277749336961</text:p>
          </table:table-cell>
          <table:table-cell table:formula="of:=0.5*[.EE12]*(([.EE5]-[.ED5])/([.EE1]-[.ED1]))^2" office:value-type="float" office:value="0.000507837281868706" calcext:value-type="float">
            <text:p>0.000507837281869</text:p>
          </table:table-cell>
          <table:table-cell table:formula="of:=0.5*[.EF12]*(([.EF5]-[.EE5])/([.EF1]-[.EE1]))^2" office:value-type="float" office:value="0.00000753892298390155" calcext:value-type="float">
            <text:p>7.53892298390155E-06</text:p>
          </table:table-cell>
          <table:table-cell table:formula="of:=0.5*[.EG12]*(([.EG5]-[.EF5])/([.EG1]-[.EF1]))^2" office:value-type="float" office:value="0.0163355430152296" calcext:value-type="float">
            <text:p>0.01633554301523</text:p>
          </table:table-cell>
          <table:table-cell table:formula="of:=0.5*[.EH12]*(([.EH5]-[.EG5])/([.EH1]-[.EG1]))^2" office:value-type="float" office:value="0.0162199926622901" calcext:value-type="float">
            <text:p>0.01621999266229</text:p>
          </table:table-cell>
          <table:table-cell table:formula="of:=0.5*[.EI12]*(([.EI5]-[.EH5])/([.EI1]-[.EH1]))^2" office:value-type="float" office:value="0.0179669575923169" calcext:value-type="float">
            <text:p>0.017966957592317</text:p>
          </table:table-cell>
          <table:table-cell table:formula="of:=0.5*[.EJ12]*(([.EJ5]-[.EI5])/([.EJ1]-[.EI1]))^2" office:value-type="float" office:value="0.00371338949179091" calcext:value-type="float">
            <text:p>0.003713389491791</text:p>
          </table:table-cell>
          <table:table-cell table:formula="of:=0.5*[.EK12]*(([.EK5]-[.EJ5])/([.EK1]-[.EJ1]))^2" office:value-type="float" office:value="0.00328231370652624" calcext:value-type="float">
            <text:p>0.003282313706526</text:p>
          </table:table-cell>
          <table:table-cell table:formula="of:=0.5*[.EL12]*(([.EL5]-[.EK5])/([.EL1]-[.EK1]))^2" office:value-type="float" office:value="0.00242919533587381" calcext:value-type="float">
            <text:p>0.002429195335874</text:p>
          </table:table-cell>
          <table:table-cell table:formula="of:=0.5*[.EM12]*(([.EM5]-[.EL5])/([.EM1]-[.EL1]))^2" office:value-type="float" office:value="0.0538446420930826" calcext:value-type="float">
            <text:p>0.053844642093083</text:p>
          </table:table-cell>
          <table:table-cell table:formula="of:=0.5*[.EN12]*(([.EN5]-[.EM5])/([.EN1]-[.EM1]))^2" office:value-type="float" office:value="0.000266873384452579" calcext:value-type="float">
            <text:p>0.000266873384453</text:p>
          </table:table-cell>
          <table:table-cell table:formula="of:=0.5*[.EO12]*(([.EO5]-[.EN5])/([.EO1]-[.EN1]))^2" office:value-type="float" office:value="0.055050566188645" calcext:value-type="float">
            <text:p>0.055050566188645</text:p>
          </table:table-cell>
          <table:table-cell table:formula="of:=0.5*[.EP12]*(([.EP5]-[.EO5])/([.EP1]-[.EO1]))^2" office:value-type="float" office:value="0.0241924605270952" calcext:value-type="float">
            <text:p>0.024192460527095</text:p>
          </table:table-cell>
          <table:table-cell table:formula="of:=0.5*[.EQ12]*(([.EQ5]-[.EP5])/([.EQ1]-[.EP1]))^2" office:value-type="float" office:value="0.0112330533376055" calcext:value-type="float">
            <text:p>0.011233053337606</text:p>
          </table:table-cell>
          <table:table-cell table:formula="of:=0.5*[.ER12]*(([.ER5]-[.EQ5])/([.ER1]-[.EQ1]))^2" office:value-type="float" office:value="0.000335894137541999" calcext:value-type="float">
            <text:p>0.000335894137542</text:p>
          </table:table-cell>
          <table:table-cell table:formula="of:=0.5*[.ES12]*(([.ES5]-[.ER5])/([.ES1]-[.ER1]))^2" office:value-type="float" office:value="0.000118057538013852" calcext:value-type="float">
            <text:p>0.000118057538014</text:p>
          </table:table-cell>
          <table:table-cell table:formula="of:=0.5*[.ET12]*(([.ET5]-[.ES5])/([.ET1]-[.ES1]))^2" office:value-type="float" office:value="0.00511984693935072" calcext:value-type="float">
            <text:p>0.005119846939351</text:p>
          </table:table-cell>
          <table:table-cell table:formula="of:=0.5*[.EU12]*(([.EU5]-[.ET5])/([.EU1]-[.ET1]))^2" office:value-type="float" office:value="0.0157143937479448" calcext:value-type="float">
            <text:p>0.015714393747945</text:p>
          </table:table-cell>
          <table:table-cell table:formula="of:=0.5*[.EV12]*(([.EV5]-[.EU5])/([.EV1]-[.EU1]))^2" office:value-type="float" office:value="0.00229007543405585" calcext:value-type="float">
            <text:p>0.002290075434056</text:p>
          </table:table-cell>
          <table:table-cell table:formula="of:=0.5*[.EW12]*(([.EW5]-[.EV5])/([.EW1]-[.EV1]))^2" office:value-type="float" office:value="0.0806014348863278" calcext:value-type="float">
            <text:p>0.080601434886328</text:p>
          </table:table-cell>
          <table:table-cell table:formula="of:=0.5*[.EX12]*(([.EX5]-[.EW5])/([.EX1]-[.EW1]))^2" office:value-type="float" office:value="0.000546923704593368" calcext:value-type="float">
            <text:p>0.000546923704593</text:p>
          </table:table-cell>
          <table:table-cell table:formula="of:=0.5*[.EY12]*(([.EY5]-[.EX5])/([.EY1]-[.EX1]))^2" office:value-type="float" office:value="0.0162697400318252" calcext:value-type="float">
            <text:p>0.016269740031825</text:p>
          </table:table-cell>
          <table:table-cell table:formula="of:=0.5*[.EZ12]*(([.EZ5]-[.EY5])/([.EZ1]-[.EY1]))^2" office:value-type="float" office:value="0.00719015488080444" calcext:value-type="float">
            <text:p>0.007190154880804</text:p>
          </table:table-cell>
          <table:table-cell table:formula="of:=0.5*[.FA12]*(([.FA5]-[.EZ5])/([.FA1]-[.EZ1]))^2" office:value-type="float" office:value="0.0136237753026926" calcext:value-type="float">
            <text:p>0.013623775302693</text:p>
          </table:table-cell>
          <table:table-cell table:formula="of:=0.5*[.FB12]*(([.FB5]-[.FA5])/([.FB1]-[.FA1]))^2" office:value-type="float" office:value="0.0330578535723565" calcext:value-type="float">
            <text:p>0.033057853572357</text:p>
          </table:table-cell>
          <table:table-cell table:formula="of:=0.5*[.FC12]*(([.FC5]-[.FB5])/([.FC1]-[.FB1]))^2" office:value-type="float" office:value="0.00376878982086977" calcext:value-type="float">
            <text:p>0.00376878982087</text:p>
          </table:table-cell>
          <table:table-cell table:formula="of:=0.5*[.FD12]*(([.FD5]-[.FC5])/([.FD1]-[.FC1]))^2" office:value-type="float" office:value="0.000000473538901190597" calcext:value-type="float">
            <text:p>4.73538901190597E-07</text:p>
          </table:table-cell>
          <table:table-cell table:formula="of:=0.5*[.FE12]*(([.FE5]-[.FD5])/([.FE1]-[.FD1]))^2" office:value-type="float" office:value="0.0745679819388772" calcext:value-type="float">
            <text:p>0.074567981938877</text:p>
          </table:table-cell>
          <table:table-cell table:formula="of:=0.5*[.FF12]*(([.FF5]-[.FE5])/([.FF1]-[.FE1]))^2" office:value-type="float" office:value="0.0112210265579939" calcext:value-type="float">
            <text:p>0.011221026557994</text:p>
          </table:table-cell>
          <table:table-cell table:formula="of:=0.5*[.FG12]*(([.FG5]-[.FF5])/([.FG1]-[.FF1]))^2" office:value-type="float" office:value="0.0360971329286533" calcext:value-type="float">
            <text:p>0.036097132928653</text:p>
          </table:table-cell>
          <table:table-cell table:formula="of:=0.5*[.FH12]*(([.FH5]-[.FG5])/([.FH1]-[.FG1]))^2" office:value-type="float" office:value="0.0327086150497955" calcext:value-type="float">
            <text:p>0.032708615049796</text:p>
          </table:table-cell>
          <table:table-cell table:formula="of:=0.5*[.FI12]*(([.FI5]-[.FH5])/([.FI1]-[.FH1]))^2" office:value-type="float" office:value="0.00263146103779446" calcext:value-type="float">
            <text:p>0.002631461037794</text:p>
          </table:table-cell>
          <table:table-cell table:formula="of:=0.5*[.FJ12]*(([.FJ5]-[.FI5])/([.FJ1]-[.FI1]))^2" office:value-type="float" office:value="0.000995784428133348" calcext:value-type="float">
            <text:p>0.000995784428133</text:p>
          </table:table-cell>
          <table:table-cell table:formula="of:=0.5*[.FK12]*(([.FK5]-[.FJ5])/([.FK1]-[.FJ1]))^2" office:value-type="float" office:value="0.00578296868642274" calcext:value-type="float">
            <text:p>0.005782968686423</text:p>
          </table:table-cell>
          <table:table-cell table:formula="of:=0.5*[.FL12]*(([.FL5]-[.FK5])/([.FL1]-[.FK1]))^2" office:value-type="float" office:value="0.00000120435520034446" calcext:value-type="float">
            <text:p>1.20435520034446E-06</text:p>
          </table:table-cell>
          <table:table-cell table:formula="of:=0.5*[.FM12]*(([.FM5]-[.FL5])/([.FM1]-[.FL1]))^2" office:value-type="float" office:value="0.0742614820330841" calcext:value-type="float">
            <text:p>0.074261482033084</text:p>
          </table:table-cell>
          <table:table-cell table:formula="of:=0.5*[.FN12]*(([.FN5]-[.FM5])/([.FN1]-[.FM1]))^2" office:value-type="float" office:value="0.000307545904943911" calcext:value-type="float">
            <text:p>0.000307545904944</text:p>
          </table:table-cell>
          <table:table-cell table:formula="of:=0.5*[.FO12]*(([.FO5]-[.FN5])/([.FO1]-[.FN1]))^2" office:value-type="float" office:value="0.0289312307112081" calcext:value-type="float">
            <text:p>0.028931230711208</text:p>
          </table:table-cell>
          <table:table-cell table:formula="of:=0.5*[.FP12]*(([.FP5]-[.FO5])/([.FP1]-[.FO1]))^2" office:value-type="float" office:value="0.0582977849115513" calcext:value-type="float">
            <text:p>0.058297784911551</text:p>
          </table:table-cell>
          <table:table-cell table:formula="of:=0.5*[.FQ12]*(([.FQ5]-[.FP5])/([.FQ1]-[.FP1]))^2" office:value-type="float" office:value="0.0080805471530115" calcext:value-type="float">
            <text:p>0.008080547153012</text:p>
          </table:table-cell>
          <table:table-cell table:formula="of:=0.5*[.FR12]*(([.FR5]-[.FQ5])/([.FR1]-[.FQ1]))^2" office:value-type="float" office:value="0.0189702937505842" calcext:value-type="float">
            <text:p>0.018970293750584</text:p>
          </table:table-cell>
          <table:table-cell table:formula="of:=0.5*[.FS12]*(([.FS5]-[.FR5])/([.FS1]-[.FR1]))^2" office:value-type="float" office:value="0.0079600514046185" calcext:value-type="float">
            <text:p>0.007960051404619</text:p>
          </table:table-cell>
          <table:table-cell table:formula="of:=0.5*[.FT12]*(([.FT5]-[.FS5])/([.FT1]-[.FS1]))^2" office:value-type="float" office:value="0.0164727415759097" calcext:value-type="float">
            <text:p>0.01647274157591</text:p>
          </table:table-cell>
          <table:table-cell table:formula="of:=0.5*[.FU12]*(([.FU5]-[.FT5])/([.FU1]-[.FT1]))^2" office:value-type="float" office:value="0.0283136635237089" calcext:value-type="float">
            <text:p>0.028313663523709</text:p>
          </table:table-cell>
          <table:table-cell table:formula="of:=0.5*[.FV12]*(([.FV5]-[.FU5])/([.FV1]-[.FU1]))^2" office:value-type="float" office:value="0.0165331726891501" calcext:value-type="float">
            <text:p>0.01653317268915</text:p>
          </table:table-cell>
          <table:table-cell table:formula="of:=0.5*[.FW12]*(([.FW5]-[.FV5])/([.FW1]-[.FV1]))^2" office:value-type="float" office:value="0.0222986661262001" calcext:value-type="float">
            <text:p>0.0222986661262</text:p>
          </table:table-cell>
          <table:table-cell table:formula="of:=0.5*[.FX12]*(([.FX5]-[.FW5])/([.FX1]-[.FW1]))^2" office:value-type="float" office:value="0.0000575850575640003" calcext:value-type="float">
            <text:p>5.75850575640003E-05</text:p>
          </table:table-cell>
          <table:table-cell table:formula="of:=0.5*[.FY12]*(([.FY5]-[.FX5])/([.FY1]-[.FX1]))^2" office:value-type="float" office:value="0.00029257770310093" calcext:value-type="float">
            <text:p>0.000292577703101</text:p>
          </table:table-cell>
          <table:table-cell table:formula="of:=0.5*[.FZ12]*(([.FZ5]-[.FY5])/([.FZ1]-[.FY1]))^2" office:value-type="float" office:value="0.00742466824038839" calcext:value-type="float">
            <text:p>0.007424668240388</text:p>
          </table:table-cell>
          <table:table-cell table:formula="of:=0.5*[.GA12]*(([.GA5]-[.FZ5])/([.GA1]-[.FZ1]))^2" office:value-type="float" office:value="0.021671242568026" calcext:value-type="float">
            <text:p>0.021671242568026</text:p>
          </table:table-cell>
          <table:table-cell table:formula="of:=0.5*[.GB12]*(([.GB5]-[.GA5])/([.GB1]-[.GA1]))^2" office:value-type="float" office:value="0.000142376726329933" calcext:value-type="float">
            <text:p>0.00014237672633</text:p>
          </table:table-cell>
          <table:table-cell table:formula="of:=0.5*[.GC12]*(([.GC5]-[.GB5])/([.GC1]-[.GB1]))^2" office:value-type="float" office:value="0.0000171505247599819" calcext:value-type="float">
            <text:p>1.71505247599819E-05</text:p>
          </table:table-cell>
          <table:table-cell table:formula="of:=0.5*[.GD12]*(([.GD5]-[.GC5])/([.GD1]-[.GC1]))^2" office:value-type="float" office:value="0.00551686945098675" calcext:value-type="float">
            <text:p>0.005516869450987</text:p>
          </table:table-cell>
          <table:table-cell table:formula="of:=0.5*[.GE12]*(([.GE5]-[.GD5])/([.GE1]-[.GD1]))^2" office:value-type="float" office:value="0.0251021989988736" calcext:value-type="float">
            <text:p>0.025102198998874</text:p>
          </table:table-cell>
          <table:table-cell table:formula="of:=0.5*[.GF12]*(([.GF5]-[.GE5])/([.GF1]-[.GE1]))^2" office:value-type="float" office:value="0.0112832362631623" calcext:value-type="float">
            <text:p>0.011283236263162</text:p>
          </table:table-cell>
          <table:table-cell table:formula="of:=0.5*[.GG12]*(([.GG5]-[.GF5])/([.GG1]-[.GF1]))^2" office:value-type="float" office:value="0.00000348728588263117" calcext:value-type="float">
            <text:p>3.48728588263117E-06</text:p>
          </table:table-cell>
          <table:table-cell table:formula="of:=0.5*[.GH12]*(([.GH5]-[.GG5])/([.GH1]-[.GG1]))^2" office:value-type="float" office:value="0.0105083505668426" calcext:value-type="float">
            <text:p>0.010508350566843</text:p>
          </table:table-cell>
          <table:table-cell table:formula="of:=0.5*[.GI12]*(([.GI5]-[.GH5])/([.GI1]-[.GH1]))^2" office:value-type="float" office:value="0.00185497114003637" calcext:value-type="float">
            <text:p>0.001854971140036</text:p>
          </table:table-cell>
          <table:table-cell table:formula="of:=0.5*[.GJ12]*(([.GJ5]-[.GI5])/([.GJ1]-[.GI1]))^2" office:value-type="float" office:value="0.0280478622859141" calcext:value-type="float">
            <text:p>0.028047862285914</text:p>
          </table:table-cell>
          <table:table-cell table:formula="of:=0.5*[.GK12]*(([.GK5]-[.GJ5])/([.GK1]-[.GJ1]))^2" office:value-type="float" office:value="0.00201423146625456" calcext:value-type="float">
            <text:p>0.002014231466255</text:p>
          </table:table-cell>
          <table:table-cell table:formula="of:=0.5*[.GL12]*(([.GL5]-[.GK5])/([.GL1]-[.GK1]))^2" office:value-type="float" office:value="0.000452903139715547" calcext:value-type="float">
            <text:p>0.000452903139716</text:p>
          </table:table-cell>
          <table:table-cell table:formula="of:=0.5*[.GM12]*(([.GM5]-[.GL5])/([.GM1]-[.GL1]))^2" office:value-type="float" office:value="0.000733297873695062" calcext:value-type="float">
            <text:p>0.000733297873695</text:p>
          </table:table-cell>
          <table:table-cell table:formula="of:=0.5*[.GN12]*(([.GN5]-[.GM5])/([.GN1]-[.GM1]))^2" office:value-type="float" office:value="0.000651103007772696" calcext:value-type="float">
            <text:p>0.000651103007773</text:p>
          </table:table-cell>
          <table:table-cell table:formula="of:=0.5*[.GO12]*(([.GO5]-[.GN5])/([.GO1]-[.GN1]))^2" office:value-type="float" office:value="0.00155616936967069" calcext:value-type="float">
            <text:p>0.001556169369671</text:p>
          </table:table-cell>
          <table:table-cell table:formula="of:=0.5*[.GP12]*(([.GP5]-[.GO5])/([.GP1]-[.GO1]))^2" office:value-type="float" office:value="0.0201131082255687" calcext:value-type="float">
            <text:p>0.020113108225569</text:p>
          </table:table-cell>
          <table:table-cell table:formula="of:=0.5*[.GQ12]*(([.GQ5]-[.GP5])/([.GQ1]-[.GP1]))^2" office:value-type="float" office:value="0.00775528658214402" calcext:value-type="float">
            <text:p>0.007755286582144</text:p>
          </table:table-cell>
          <table:table-cell table:formula="of:=0.5*[.GR12]*(([.GR5]-[.GQ5])/([.GR1]-[.GQ1]))^2" office:value-type="float" office:value="0.00956415819754294" calcext:value-type="float">
            <text:p>0.009564158197543</text:p>
          </table:table-cell>
          <table:table-cell table:formula="of:=0.5*[.GS12]*(([.GS5]-[.GR5])/([.GS1]-[.GR1]))^2" office:value-type="float" office:value="0.0303922185919559" calcext:value-type="float">
            <text:p>0.030392218591956</text:p>
          </table:table-cell>
          <table:table-cell table:formula="of:=0.5*[.GT12]*(([.GT5]-[.GS5])/([.GT1]-[.GS1]))^2" office:value-type="float" office:value="0.00000152304659302406" calcext:value-type="float">
            <text:p>1.52304659302406E-06</text:p>
          </table:table-cell>
          <table:table-cell table:formula="of:=0.5*[.GU12]*(([.GU5]-[.GT5])/([.GU1]-[.GT1]))^2" office:value-type="float" office:value="0.0775119477768347" calcext:value-type="float">
            <text:p>0.077511947776835</text:p>
          </table:table-cell>
          <table:table-cell table:formula="of:=0.5*[.GV12]*(([.GV5]-[.GU5])/([.GV1]-[.GU1]))^2" office:value-type="float" office:value="0.001569815661919" calcext:value-type="float">
            <text:p>0.001569815661919</text:p>
          </table:table-cell>
          <table:table-cell table:formula="of:=0.5*[.GW12]*(([.GW5]-[.GV5])/([.GW1]-[.GV1]))^2" office:value-type="float" office:value="0.0153353344458414" calcext:value-type="float">
            <text:p>0.015335334445841</text:p>
          </table:table-cell>
          <table:table-cell table:formula="of:=0.5*[.GX12]*(([.GX5]-[.GW5])/([.GX1]-[.GW1]))^2" office:value-type="float" office:value="0.00215240441311613" calcext:value-type="float">
            <text:p>0.002152404413116</text:p>
          </table:table-cell>
          <table:table-cell table:formula="of:=0.5*[.GY12]*(([.GY5]-[.GX5])/([.GY1]-[.GX1]))^2" office:value-type="float" office:value="0.00238273574734447" calcext:value-type="float">
            <text:p>0.002382735747344</text:p>
          </table:table-cell>
          <table:table-cell table:formula="of:=0.5*[.GZ12]*(([.GZ5]-[.GY5])/([.GZ1]-[.GY1]))^2" office:value-type="float" office:value="0.0355925606161107" calcext:value-type="float">
            <text:p>0.035592560616111</text:p>
          </table:table-cell>
          <table:table-cell table:formula="of:=0.5*[.HA12]*(([.HA5]-[.GZ5])/([.HA1]-[.GZ1]))^2" office:value-type="float" office:value="0.0121014330382214" calcext:value-type="float">
            <text:p>0.012101433038221</text:p>
          </table:table-cell>
          <table:table-cell table:formula="of:=0.5*[.HB12]*(([.HB5]-[.HA5])/([.HB1]-[.HA1]))^2" office:value-type="float" office:value="0.00000158415182507764" calcext:value-type="float">
            <text:p>1.58415182507764E-06</text:p>
          </table:table-cell>
          <table:table-cell table:formula="of:=0.5*[.HC12]*(([.HC5]-[.HB5])/([.HC1]-[.HB1]))^2" office:value-type="float" office:value="0.00964118446188311" calcext:value-type="float">
            <text:p>0.009641184461883</text:p>
          </table:table-cell>
          <table:table-cell table:formula="of:=0.5*[.HD12]*(([.HD5]-[.HC5])/([.HD1]-[.HC1]))^2" office:value-type="float" office:value="0.0148312066917884" calcext:value-type="float">
            <text:p>0.014831206691789</text:p>
          </table:table-cell>
          <table:table-cell table:formula="of:=0.5*[.HE12]*(([.HE5]-[.HD5])/([.HE1]-[.HD1]))^2" office:value-type="float" office:value="0.0220321610598481" calcext:value-type="float">
            <text:p>0.022032161059848</text:p>
          </table:table-cell>
          <table:table-cell table:formula="of:=0.5*[.HF12]*(([.HF5]-[.HE5])/([.HF1]-[.HE1]))^2" office:value-type="float" office:value="0.00443205339916924" calcext:value-type="float">
            <text:p>0.004432053399169</text:p>
          </table:table-cell>
          <table:table-cell table:formula="of:=0.5*[.HG12]*(([.HG5]-[.HF5])/([.HG1]-[.HF1]))^2" office:value-type="float" office:value="0.000151201351818198" calcext:value-type="float">
            <text:p>0.000151201351818</text:p>
          </table:table-cell>
          <table:table-cell table:formula="of:=0.5*[.HH12]*(([.HH5]-[.HG5])/([.HH1]-[.HG1]))^2" office:value-type="float" office:value="0.0053484348436957" calcext:value-type="float">
            <text:p>0.005348434843696</text:p>
          </table:table-cell>
          <table:table-cell table:formula="of:=0.5*[.HI12]*(([.HI5]-[.HH5])/([.HI1]-[.HH1]))^2" office:value-type="float" office:value="0.000541033937212861" calcext:value-type="float">
            <text:p>0.000541033937213</text:p>
          </table:table-cell>
          <table:table-cell table:formula="of:=0.5*[.HJ12]*(([.HJ5]-[.HI5])/([.HJ1]-[.HI1]))^2" office:value-type="float" office:value="0.0293330851536461" calcext:value-type="float">
            <text:p>0.029333085153646</text:p>
          </table:table-cell>
          <table:table-cell table:formula="of:=0.5*[.HK12]*(([.HK5]-[.HJ5])/([.HK1]-[.HJ1]))^2" office:value-type="float" office:value="0.0324669238715013" calcext:value-type="float">
            <text:p>0.032466923871501</text:p>
          </table:table-cell>
          <table:table-cell table:formula="of:=0.5*[.HL12]*(([.HL5]-[.HK5])/([.HL1]-[.HK1]))^2" office:value-type="float" office:value="0.0558924534836284" calcext:value-type="float">
            <text:p>0.055892453483629</text:p>
          </table:table-cell>
          <table:table-cell table:formula="of:=0.5*[.HM12]*(([.HM5]-[.HL5])/([.HM1]-[.HL1]))^2" office:value-type="float" office:value="0.00192523808407558" calcext:value-type="float">
            <text:p>0.001925238084076</text:p>
          </table:table-cell>
          <table:table-cell table:formula="of:=0.5*[.HN12]*(([.HN5]-[.HM5])/([.HN1]-[.HM1]))^2" office:value-type="float" office:value="0.000743165952208466" calcext:value-type="float">
            <text:p>0.000743165952208</text:p>
          </table:table-cell>
          <table:table-cell table:formula="of:=0.5*[.HO12]*(([.HO5]-[.HN5])/([.HO1]-[.HN1]))^2" office:value-type="float" office:value="0.036813177528631" calcext:value-type="float">
            <text:p>0.036813177528631</text:p>
          </table:table-cell>
          <table:table-cell table:formula="of:=0.5*[.HP12]*(([.HP5]-[.HO5])/([.HP1]-[.HO1]))^2" office:value-type="float" office:value="0.00997972471759628" calcext:value-type="float">
            <text:p>0.009979724717596</text:p>
          </table:table-cell>
          <table:table-cell table:formula="of:=0.5*[.HQ12]*(([.HQ5]-[.HP5])/([.HQ1]-[.HP1]))^2" office:value-type="float" office:value="0.0284777456568718" calcext:value-type="float">
            <text:p>0.028477745656872</text:p>
          </table:table-cell>
          <table:table-cell table:formula="of:=0.5*[.HR12]*(([.HR5]-[.HQ5])/([.HR1]-[.HQ1]))^2" office:value-type="float" office:value="0.0223827654328837" calcext:value-type="float">
            <text:p>0.022382765432884</text:p>
          </table:table-cell>
          <table:table-cell table:formula="of:=0.5*[.HS12]*(([.HS5]-[.HR5])/([.HS1]-[.HR1]))^2" office:value-type="float" office:value="0.0014822873850822" calcext:value-type="float">
            <text:p>0.001482287385082</text:p>
          </table:table-cell>
          <table:table-cell table:formula="of:=0.5*[.HT12]*(([.HT5]-[.HS5])/([.HT1]-[.HS1]))^2" office:value-type="float" office:value="0.000198553147471344" calcext:value-type="float">
            <text:p>0.000198553147471</text:p>
          </table:table-cell>
          <table:table-cell table:formula="of:=0.5*[.HU12]*(([.HU5]-[.HT5])/([.HU1]-[.HT1]))^2" office:value-type="float" office:value="0.0212170859510223" calcext:value-type="float">
            <text:p>0.021217085951022</text:p>
          </table:table-cell>
          <table:table-cell table:formula="of:=0.5*[.HV12]*(([.HV5]-[.HU5])/([.HV1]-[.HU1]))^2" office:value-type="float" office:value="0.0543993999189879" calcext:value-type="float">
            <text:p>0.054399399918988</text:p>
          </table:table-cell>
          <table:table-cell table:formula="of:=0.5*[.HW12]*(([.HW5]-[.HV5])/([.HW1]-[.HV1]))^2" office:value-type="float" office:value="0.0107375738748342" calcext:value-type="float">
            <text:p>0.010737573874834</text:p>
          </table:table-cell>
          <table:table-cell table:formula="of:=0.5*[.HX12]*(([.HX5]-[.HW5])/([.HX1]-[.HW1]))^2" office:value-type="float" office:value="0.00151848924730806" calcext:value-type="float">
            <text:p>0.001518489247308</text:p>
          </table:table-cell>
          <table:table-cell table:formula="of:=0.5*[.HY12]*(([.HY5]-[.HX5])/([.HY1]-[.HX1]))^2" office:value-type="float" office:value="0.0000185704207388059" calcext:value-type="float">
            <text:p>1.85704207388059E-05</text:p>
          </table:table-cell>
          <table:table-cell table:formula="of:=0.5*[.HZ12]*(([.HZ5]-[.HY5])/([.HZ1]-[.HY1]))^2" office:value-type="float" office:value="0.0249258488770797" calcext:value-type="float">
            <text:p>0.02492584887708</text:p>
          </table:table-cell>
          <table:table-cell table:formula="of:=0.5*[.IA12]*(([.IA5]-[.HZ5])/([.IA1]-[.HZ1]))^2" office:value-type="float" office:value="0.0253206572775555" calcext:value-type="float">
            <text:p>0.025320657277556</text:p>
          </table:table-cell>
          <table:table-cell table:formula="of:=0.5*[.IB12]*(([.IB5]-[.IA5])/([.IB1]-[.IA1]))^2" office:value-type="float" office:value="0.0222166496552921" calcext:value-type="float">
            <text:p>0.022216649655292</text:p>
          </table:table-cell>
          <table:table-cell table:formula="of:=0.5*[.IC12]*(([.IC5]-[.IB5])/([.IC1]-[.IB1]))^2" office:value-type="float" office:value="0.00410525684791561" calcext:value-type="float">
            <text:p>0.004105256847916</text:p>
          </table:table-cell>
          <table:table-cell table:formula="of:=0.5*[.ID12]*(([.ID5]-[.IC5])/([.ID1]-[.IC1]))^2" office:value-type="float" office:value="0.00222949224570642" calcext:value-type="float">
            <text:p>0.002229492245706</text:p>
          </table:table-cell>
          <table:table-cell table:formula="of:=0.5*[.IE12]*(([.IE5]-[.ID5])/([.IE1]-[.ID1]))^2" office:value-type="float" office:value="0.0061056340249395" calcext:value-type="float">
            <text:p>0.00610563402494</text:p>
          </table:table-cell>
          <table:table-cell table:formula="of:=0.5*[.IF12]*(([.IF5]-[.IE5])/([.IF1]-[.IE1]))^2" office:value-type="float" office:value="0.0566958369474483" calcext:value-type="float">
            <text:p>0.056695836947448</text:p>
          </table:table-cell>
          <table:table-cell table:formula="of:=0.5*[.IG12]*(([.IG5]-[.IF5])/([.IG1]-[.IF1]))^2" office:value-type="float" office:value="0.0103468650169265" calcext:value-type="float">
            <text:p>0.010346865016927</text:p>
          </table:table-cell>
          <table:table-cell table:formula="of:=0.5*[.IH12]*(([.IH5]-[.IG5])/([.IH1]-[.IG1]))^2" office:value-type="float" office:value="0.0161822071509496" calcext:value-type="float">
            <text:p>0.01618220715095</text:p>
          </table:table-cell>
          <table:table-cell table:formula="of:=0.5*[.II12]*(([.II5]-[.IH5])/([.II1]-[.IH1]))^2" office:value-type="float" office:value="0.000138933691964083" calcext:value-type="float">
            <text:p>0.000138933691964</text:p>
          </table:table-cell>
          <table:table-cell table:formula="of:=0.5*[.IJ12]*(([.IJ5]-[.II5])/([.IJ1]-[.II1]))^2" office:value-type="float" office:value="0.000402982718583772" calcext:value-type="float">
            <text:p>0.000402982718584</text:p>
          </table:table-cell>
          <table:table-cell table:formula="of:=0.5*[.IK12]*(([.IK5]-[.IJ5])/([.IK1]-[.IJ1]))^2" office:value-type="float" office:value="0.0742166410454813" calcext:value-type="float">
            <text:p>0.074216641045481</text:p>
          </table:table-cell>
          <table:table-cell table:formula="of:=0.5*[.IL12]*(([.IL5]-[.IK5])/([.IL1]-[.IK1]))^2" office:value-type="float" office:value="0.0194672885754828" calcext:value-type="float">
            <text:p>0.019467288575483</text:p>
          </table:table-cell>
          <table:table-cell table:formula="of:=0.5*[.IM12]*(([.IM5]-[.IL5])/([.IM1]-[.IL1]))^2" office:value-type="float" office:value="0.00138447520501737" calcext:value-type="float">
            <text:p>0.001384475205017</text:p>
          </table:table-cell>
          <table:table-cell table:formula="of:=0.5*[.IN12]*(([.IN5]-[.IM5])/([.IN1]-[.IM1]))^2" office:value-type="float" office:value="0.0369662887067239" calcext:value-type="float">
            <text:p>0.036966288706724</text:p>
          </table:table-cell>
          <table:table-cell table:formula="of:=0.5*[.IO12]*(([.IO5]-[.IN5])/([.IO1]-[.IN1]))^2" office:value-type="float" office:value="0.00503053742696962" calcext:value-type="float">
            <text:p>0.00503053742697</text:p>
          </table:table-cell>
          <table:table-cell table:formula="of:=0.5*[.IP12]*(([.IP5]-[.IO5])/([.IP1]-[.IO1]))^2" office:value-type="float" office:value="0.027698379121396" calcext:value-type="float">
            <text:p>0.027698379121396</text:p>
          </table:table-cell>
          <table:table-cell table:formula="of:=0.5*[.IQ12]*(([.IQ5]-[.IP5])/([.IQ1]-[.IP1]))^2" office:value-type="float" office:value="0.0259498926220077" calcext:value-type="float">
            <text:p>0.025949892622008</text:p>
          </table:table-cell>
          <table:table-cell table:formula="of:=0.5*[.IR12]*(([.IR5]-[.IQ5])/([.IR1]-[.IQ1]))^2" office:value-type="float" office:value="0.0411011582598416" calcext:value-type="float">
            <text:p>0.041101158259842</text:p>
          </table:table-cell>
          <table:table-cell table:formula="of:=0.5*[.IS12]*(([.IS5]-[.IR5])/([.IS1]-[.IR1]))^2" office:value-type="float" office:value="0.0355615256188248" calcext:value-type="float">
            <text:p>0.035561525618825</text:p>
          </table:table-cell>
          <table:table-cell table:formula="of:=0.5*[.IT12]*(([.IT5]-[.IS5])/([.IT1]-[.IS1]))^2" office:value-type="float" office:value="0.00709391881522538" calcext:value-type="float">
            <text:p>0.007093918815225</text:p>
          </table:table-cell>
          <table:table-cell table:formula="of:=0.5*[.IU12]*(([.IU5]-[.IT5])/([.IU1]-[.IT1]))^2" office:value-type="float" office:value="0.0253957730456413" calcext:value-type="float">
            <text:p>0.025395773045641</text:p>
          </table:table-cell>
          <table:table-cell table:formula="of:=0.5*[.IV12]*(([.IV5]-[.IU5])/([.IV1]-[.IU1]))^2" office:value-type="float" office:value="0.000716273957150567" calcext:value-type="float">
            <text:p>0.000716273957151</text:p>
          </table:table-cell>
          <table:table-cell table:formula="of:=0.5*[.IW12]*(([.IW5]-[.IV5])/([.IW1]-[.IV1]))^2" office:value-type="float" office:value="0.0112836593449671" calcext:value-type="float">
            <text:p>0.011283659344967</text:p>
          </table:table-cell>
          <table:table-cell table:formula="of:=0.5*[.IX12]*(([.IX5]-[.IW5])/([.IX1]-[.IW1]))^2" office:value-type="float" office:value="0.0360581351496942" calcext:value-type="float">
            <text:p>0.036058135149694</text:p>
          </table:table-cell>
          <table:table-cell table:formula="of:=0.5*[.IY12]*(([.IY5]-[.IX5])/([.IY1]-[.IX1]))^2" office:value-type="float" office:value="0.0465286484720699" calcext:value-type="float">
            <text:p>0.04652864847207</text:p>
          </table:table-cell>
          <table:table-cell table:formula="of:=0.5*[.IZ12]*(([.IZ5]-[.IY5])/([.IZ1]-[.IY1]))^2" office:value-type="float" office:value="0.00339649681320539" calcext:value-type="float">
            <text:p>0.003396496813205</text:p>
          </table:table-cell>
          <table:table-cell table:formula="of:=0.5*[.JA12]*(([.JA5]-[.IZ5])/([.JA1]-[.IZ1]))^2" office:value-type="float" office:value="0.00126674703767182" calcext:value-type="float">
            <text:p>0.001266747037672</text:p>
          </table:table-cell>
          <table:table-cell table:formula="of:=0.5*[.JB12]*(([.JB5]-[.JA5])/([.JB1]-[.JA1]))^2" office:value-type="float" office:value="0.000950711860599208" calcext:value-type="float">
            <text:p>0.000950711860599</text:p>
          </table:table-cell>
          <table:table-cell table:formula="of:=0.5*[.JC12]*(([.JC5]-[.JB5])/([.JC1]-[.JB1]))^2" office:value-type="float" office:value="0.0114313485799566" calcext:value-type="float">
            <text:p>0.011431348579957</text:p>
          </table:table-cell>
          <table:table-cell table:formula="of:=0.5*[.JD12]*(([.JD5]-[.JC5])/([.JD1]-[.JC1]))^2" office:value-type="float" office:value="0.0151274150197013" calcext:value-type="float">
            <text:p>0.015127415019701</text:p>
          </table:table-cell>
          <table:table-cell table:formula="of:=0.5*[.JE12]*(([.JE5]-[.JD5])/([.JE1]-[.JD1]))^2" office:value-type="float" office:value="0.0346176754225971" calcext:value-type="float">
            <text:p>0.034617675422597</text:p>
          </table:table-cell>
          <table:table-cell table:formula="of:=0.5*[.JF12]*(([.JF5]-[.JE5])/([.JF1]-[.JE1]))^2" office:value-type="float" office:value="0.00112502687406238" calcext:value-type="float">
            <text:p>0.001125026874062</text:p>
          </table:table-cell>
          <table:table-cell table:formula="of:=0.5*[.JG12]*(([.JG5]-[.JF5])/([.JG1]-[.JF1]))^2" office:value-type="float" office:value="0.000773185279513316" calcext:value-type="float">
            <text:p>0.000773185279513</text:p>
          </table:table-cell>
          <table:table-cell table:formula="of:=0.5*[.JH12]*(([.JH5]-[.JG5])/([.JH1]-[.JG1]))^2" office:value-type="float" office:value="0.0109358164786721" calcext:value-type="float">
            <text:p>0.010935816478672</text:p>
          </table:table-cell>
          <table:table-cell table:formula="of:=0.5*[.JI12]*(([.JI5]-[.JH5])/([.JI1]-[.JH1]))^2" office:value-type="float" office:value="0.00160862222694097" calcext:value-type="float">
            <text:p>0.001608622226941</text:p>
          </table:table-cell>
          <table:table-cell table:formula="of:=0.5*[.JJ12]*(([.JJ5]-[.JI5])/([.JJ1]-[.JI1]))^2" office:value-type="float" office:value="0.000176879821403313" calcext:value-type="float">
            <text:p>0.000176879821403</text:p>
          </table:table-cell>
          <table:table-cell table:formula="of:=0.5*[.JK12]*(([.JK5]-[.JJ5])/([.JK1]-[.JJ1]))^2" office:value-type="float" office:value="0.00355206524757974" calcext:value-type="float">
            <text:p>0.00355206524758</text:p>
          </table:table-cell>
          <table:table-cell table:formula="of:=0.5*[.JL12]*(([.JL5]-[.JK5])/([.JL1]-[.JK1]))^2" office:value-type="float" office:value="0.0220574007140655" calcext:value-type="float">
            <text:p>0.022057400714066</text:p>
          </table:table-cell>
          <table:table-cell table:formula="of:=0.5*[.JM12]*(([.JM5]-[.JL5])/([.JM1]-[.JL1]))^2" office:value-type="float" office:value="0.00995047927208568" calcext:value-type="float">
            <text:p>0.009950479272086</text:p>
          </table:table-cell>
          <table:table-cell table:formula="of:=0.5*[.JN12]*(([.JN5]-[.JM5])/([.JN1]-[.JM1]))^2" office:value-type="float" office:value="0.0394726351781192" calcext:value-type="float">
            <text:p>0.039472635178119</text:p>
          </table:table-cell>
          <table:table-cell table:formula="of:=0.5*[.JO12]*(([.JO5]-[.JN5])/([.JO1]-[.JN1]))^2" office:value-type="float" office:value="0.0112113944906711" calcext:value-type="float">
            <text:p>0.011211394490671</text:p>
          </table:table-cell>
          <table:table-cell table:formula="of:=0.5*[.JP12]*(([.JP5]-[.JO5])/([.JP1]-[.JO1]))^2" office:value-type="float" office:value="0.0241052451353614" calcext:value-type="float">
            <text:p>0.024105245135362</text:p>
          </table:table-cell>
          <table:table-cell table:formula="of:=0.5*[.JQ12]*(([.JQ5]-[.JP5])/([.JQ1]-[.JP1]))^2" office:value-type="float" office:value="0.0039002421322373" calcext:value-type="float">
            <text:p>0.003900242132237</text:p>
          </table:table-cell>
          <table:table-cell table:formula="of:=0.5*[.JR12]*(([.JR5]-[.JQ5])/([.JR1]-[.JQ1]))^2" office:value-type="float" office:value="0.00027321940385514" calcext:value-type="float">
            <text:p>0.000273219403855</text:p>
          </table:table-cell>
          <table:table-cell table:formula="of:=0.5*[.JS12]*(([.JS5]-[.JR5])/([.JS1]-[.JR1]))^2" office:value-type="float" office:value="0.000171169114602116" calcext:value-type="float">
            <text:p>0.000171169114602</text:p>
          </table:table-cell>
          <table:table-cell table:formula="of:=0.5*[.JT12]*(([.JT5]-[.JS5])/([.JT1]-[.JS1]))^2" office:value-type="float" office:value="0.00648423123899463" calcext:value-type="float">
            <text:p>0.006484231238995</text:p>
          </table:table-cell>
          <table:table-cell table:formula="of:=0.5*[.JU12]*(([.JU5]-[.JT5])/([.JU1]-[.JT1]))^2" office:value-type="float" office:value="0.049150242473675" calcext:value-type="float">
            <text:p>0.049150242473675</text:p>
          </table:table-cell>
          <table:table-cell table:formula="of:=0.5*[.JV12]*(([.JV5]-[.JU5])/([.JV1]-[.JU1]))^2" office:value-type="float" office:value="0.0136861007215139" calcext:value-type="float">
            <text:p>0.013686100721514</text:p>
          </table:table-cell>
          <table:table-cell table:formula="of:=0.5*[.JW12]*(([.JW5]-[.JV5])/([.JW1]-[.JV1]))^2" office:value-type="float" office:value="0.00689022837085572" calcext:value-type="float">
            <text:p>0.006890228370856</text:p>
          </table:table-cell>
          <table:table-cell table:formula="of:=0.5*[.JX12]*(([.JX5]-[.JW5])/([.JX1]-[.JW1]))^2" office:value-type="float" office:value="0.0103104710361967" calcext:value-type="float">
            <text:p>0.010310471036197</text:p>
          </table:table-cell>
          <table:table-cell table:formula="of:=0.5*[.JY12]*(([.JY5]-[.JX5])/([.JY1]-[.JX1]))^2" office:value-type="float" office:value="0.0305813433823211" calcext:value-type="float">
            <text:p>0.030581343382321</text:p>
          </table:table-cell>
          <table:table-cell table:formula="of:=0.5*[.JZ12]*(([.JZ5]-[.JY5])/([.JZ1]-[.JY1]))^2" office:value-type="float" office:value="0.0144252064281988" calcext:value-type="float">
            <text:p>0.014425206428199</text:p>
          </table:table-cell>
          <table:table-cell table:formula="of:=0.5*[.KA12]*(([.KA5]-[.JZ5])/([.KA1]-[.JZ1]))^2" office:value-type="float" office:value="0.00175834417370364" calcext:value-type="float">
            <text:p>0.001758344173704</text:p>
          </table:table-cell>
          <table:table-cell table:formula="of:=0.5*[.KB12]*(([.KB5]-[.KA5])/([.KB1]-[.KA1]))^2" office:value-type="float" office:value="0.000337083065979595" calcext:value-type="float">
            <text:p>0.00033708306598</text:p>
          </table:table-cell>
          <table:table-cell table:formula="of:=0.5*[.KC12]*(([.KC5]-[.KB5])/([.KC1]-[.KB1]))^2" office:value-type="float" office:value="0.00201808173028516" calcext:value-type="float">
            <text:p>0.002018081730285</text:p>
          </table:table-cell>
          <table:table-cell table:formula="of:=0.5*[.KD12]*(([.KD5]-[.KC5])/([.KD1]-[.KC1]))^2" office:value-type="float" office:value="0.0213532309279173" calcext:value-type="float">
            <text:p>0.021353230927917</text:p>
          </table:table-cell>
          <table:table-cell table:formula="of:=0.5*[.KE12]*(([.KE5]-[.KD5])/([.KE1]-[.KD1]))^2" office:value-type="float" office:value="0.0228049649045511" calcext:value-type="float">
            <text:p>0.022804964904551</text:p>
          </table:table-cell>
          <table:table-cell table:formula="of:=0.5*[.KF12]*(([.KF5]-[.KE5])/([.KF1]-[.KE1]))^2" office:value-type="float" office:value="0.00517632355764623" calcext:value-type="float">
            <text:p>0.005176323557646</text:p>
          </table:table-cell>
          <table:table-cell table:formula="of:=0.5*[.KG12]*(([.KG5]-[.KF5])/([.KG1]-[.KF1]))^2" office:value-type="float" office:value="0.000873212830352241" calcext:value-type="float">
            <text:p>0.000873212830352</text:p>
          </table:table-cell>
          <table:table-cell table:formula="of:=0.5*[.KH12]*(([.KH5]-[.KG5])/([.KH1]-[.KG1]))^2" office:value-type="float" office:value="0.0330955585417903" calcext:value-type="float">
            <text:p>0.03309555854179</text:p>
          </table:table-cell>
          <table:table-cell table:formula="of:=0.5*[.KI12]*(([.KI5]-[.KH5])/([.KI1]-[.KH1]))^2" office:value-type="float" office:value="0.00788025465272441" calcext:value-type="float">
            <text:p>0.007880254652724</text:p>
          </table:table-cell>
          <table:table-cell table:formula="of:=0.5*[.KJ12]*(([.KJ5]-[.KI5])/([.KJ1]-[.KI1]))^2" office:value-type="float" office:value="0.0000681957358638376" calcext:value-type="float">
            <text:p>6.81957358638376E-05</text:p>
          </table:table-cell>
          <table:table-cell table:formula="of:=0.5*[.KK12]*(([.KK5]-[.KJ5])/([.KK1]-[.KJ1]))^2" office:value-type="float" office:value="0.000916839612444794" calcext:value-type="float">
            <text:p>0.000916839612445</text:p>
          </table:table-cell>
          <table:table-cell table:formula="of:=0.5*[.KL12]*(([.KL5]-[.KK5])/([.KL1]-[.KK1]))^2" office:value-type="float" office:value="0.00223986201361214" calcext:value-type="float">
            <text:p>0.002239862013612</text:p>
          </table:table-cell>
          <table:table-cell table:formula="of:=0.5*[.KM12]*(([.KM5]-[.KL5])/([.KM1]-[.KL1]))^2" office:value-type="float" office:value="0.000427987784157908" calcext:value-type="float">
            <text:p>0.000427987784158</text:p>
          </table:table-cell>
          <table:table-cell table:formula="of:=0.5*[.KN12]*(([.KN5]-[.KM5])/([.KN1]-[.KM1]))^2" office:value-type="float" office:value="0.00803829437070394" calcext:value-type="float">
            <text:p>0.008038294370704</text:p>
          </table:table-cell>
          <table:table-cell table:formula="of:=0.5*[.KO12]*(([.KO5]-[.KN5])/([.KO1]-[.KN1]))^2" office:value-type="float" office:value="0.0434033038702198" calcext:value-type="float">
            <text:p>0.04340330387022</text:p>
          </table:table-cell>
          <table:table-cell table:formula="of:=0.5*[.KP12]*(([.KP5]-[.KO5])/([.KP1]-[.KO1]))^2" office:value-type="float" office:value="0.00738667272948153" calcext:value-type="float">
            <text:p>0.007386672729482</text:p>
          </table:table-cell>
          <table:table-cell table:formula="of:=0.5*[.KQ12]*(([.KQ5]-[.KP5])/([.KQ1]-[.KP1]))^2" office:value-type="float" office:value="0.000563952432769411" calcext:value-type="float">
            <text:p>0.000563952432769</text:p>
          </table:table-cell>
          <table:table-cell table:formula="of:=0.5*[.KR12]*(([.KR5]-[.KQ5])/([.KR1]-[.KQ1]))^2" office:value-type="float" office:value="0.02830355521558" calcext:value-type="float">
            <text:p>0.02830355521558</text:p>
          </table:table-cell>
          <table:table-cell table:formula="of:=0.5*[.KS12]*(([.KS5]-[.KR5])/([.KS1]-[.KR1]))^2" office:value-type="float" office:value="0.00986891371820133" calcext:value-type="float">
            <text:p>0.009868913718201</text:p>
          </table:table-cell>
          <table:table-cell table:formula="of:=0.5*[.KT12]*(([.KT5]-[.KS5])/([.KT1]-[.KS1]))^2" office:value-type="float" office:value="0.00329924619775685" calcext:value-type="float">
            <text:p>0.003299246197757</text:p>
          </table:table-cell>
          <table:table-cell table:formula="of:=0.5*[.KU12]*(([.KU5]-[.KT5])/([.KU1]-[.KT1]))^2" office:value-type="float" office:value="0.00249941410427776" calcext:value-type="float">
            <text:p>0.002499414104278</text:p>
          </table:table-cell>
          <table:table-cell table:formula="of:=0.5*[.KV12]*(([.KV5]-[.KU5])/([.KV1]-[.KU1]))^2" office:value-type="float" office:value="0.0025883913919775" calcext:value-type="float">
            <text:p>0.002588391391978</text:p>
          </table:table-cell>
          <table:table-cell table:formula="of:=0.5*[.KW12]*(([.KW5]-[.KV5])/([.KW1]-[.KV1]))^2" office:value-type="float" office:value="0.0176061870702096" calcext:value-type="float">
            <text:p>0.01760618707021</text:p>
          </table:table-cell>
          <table:table-cell table:formula="of:=0.5*[.KX12]*(([.KX5]-[.KW5])/([.KX1]-[.KW1]))^2" office:value-type="float" office:value="0.0785737808304204" calcext:value-type="float">
            <text:p>0.07857378083042</text:p>
          </table:table-cell>
          <table:table-cell table:formula="of:=0.5*[.KY12]*(([.KY5]-[.KX5])/([.KY1]-[.KX1]))^2" office:value-type="float" office:value="0.0060437262895992" calcext:value-type="float">
            <text:p>0.006043726289599</text:p>
          </table:table-cell>
          <table:table-cell table:formula="of:=0.5*[.KZ12]*(([.KZ5]-[.KY5])/([.KZ1]-[.KY1]))^2" office:value-type="float" office:value="0.00890993705439419" calcext:value-type="float">
            <text:p>0.008909937054394</text:p>
          </table:table-cell>
          <table:table-cell table:formula="of:=0.5*[.LA12]*(([.LA5]-[.KZ5])/([.LA1]-[.KZ1]))^2" office:value-type="float" office:value="0.00584697420059297" calcext:value-type="float">
            <text:p>0.005846974200593</text:p>
          </table:table-cell>
          <table:table-cell table:formula="of:=0.5*[.LB12]*(([.LB5]-[.LA5])/([.LB1]-[.LA1]))^2" office:value-type="float" office:value="0.0572787273756669" calcext:value-type="float">
            <text:p>0.057278727375667</text:p>
          </table:table-cell>
          <table:table-cell table:formula="of:=0.5*[.LC12]*(([.LC5]-[.LB5])/([.LC1]-[.LB1]))^2" office:value-type="float" office:value="0.0115331656583526" calcext:value-type="float">
            <text:p>0.011533165658353</text:p>
          </table:table-cell>
          <table:table-cell table:formula="of:=0.5*[.LD12]*(([.LD5]-[.LC5])/([.LD1]-[.LC1]))^2" office:value-type="float" office:value="0.016837789228189" calcext:value-type="float">
            <text:p>0.016837789228189</text:p>
          </table:table-cell>
          <table:table-cell table:formula="of:=0.5*[.LE12]*(([.LE5]-[.LD5])/([.LE1]-[.LD1]))^2" office:value-type="float" office:value="0.0014129379254489" calcext:value-type="float">
            <text:p>0.001412937925449</text:p>
          </table:table-cell>
          <table:table-cell table:formula="of:=0.5*[.LF12]*(([.LF5]-[.LE5])/([.LF1]-[.LE1]))^2" office:value-type="float" office:value="0.00404065839541628" calcext:value-type="float">
            <text:p>0.004040658395416</text:p>
          </table:table-cell>
          <table:table-cell table:formula="of:=0.5*[.LG12]*(([.LG5]-[.LF5])/([.LG1]-[.LF1]))^2" office:value-type="float" office:value="0.0161691754829761" calcext:value-type="float">
            <text:p>0.016169175482976</text:p>
          </table:table-cell>
          <table:table-cell table:formula="of:=0.5*[.LH12]*(([.LH5]-[.LG5])/([.LH1]-[.LG1]))^2" office:value-type="float" office:value="0.0467817935201815" calcext:value-type="float">
            <text:p>0.046781793520182</text:p>
          </table:table-cell>
          <table:table-cell table:formula="of:=0.5*[.LI12]*(([.LI5]-[.LH5])/([.LI1]-[.LH1]))^2" office:value-type="float" office:value="0.000118381912136965" calcext:value-type="float">
            <text:p>0.000118381912137</text:p>
          </table:table-cell>
          <table:table-cell table:formula="of:=0.5*[.LJ12]*(([.LJ5]-[.LI5])/([.LJ1]-[.LI1]))^2" office:value-type="float" office:value="0.0121318062068973" calcext:value-type="float">
            <text:p>0.012131806206897</text:p>
          </table:table-cell>
          <table:table-cell table:formula="of:=0.5*[.LK12]*(([.LK5]-[.LJ5])/([.LK1]-[.LJ1]))^2" office:value-type="float" office:value="0.0341878911007893" calcext:value-type="float">
            <text:p>0.034187891100789</text:p>
          </table:table-cell>
          <table:table-cell table:formula="of:=0.5*[.LL12]*(([.LL5]-[.LK5])/([.LL1]-[.LK1]))^2" office:value-type="float" office:value="0.054435515644829" calcext:value-type="float">
            <text:p>0.054435515644829</text:p>
          </table:table-cell>
          <table:table-cell table:formula="of:=0.5*[.LM12]*(([.LM5]-[.LL5])/([.LM1]-[.LL1]))^2" office:value-type="float" office:value="0.0061559466557248" calcext:value-type="float">
            <text:p>0.006155946655725</text:p>
          </table:table-cell>
          <table:table-cell table:formula="of:=0.5*[.LN12]*(([.LN5]-[.LM5])/([.LN1]-[.LM1]))^2" office:value-type="float" office:value="0.00285470880263885" calcext:value-type="float">
            <text:p>0.002854708802639</text:p>
          </table:table-cell>
          <table:table-cell table:formula="of:=0.5*[.LO12]*(([.LO5]-[.LN5])/([.LO1]-[.LN1]))^2" office:value-type="float" office:value="0.00204410462029115" calcext:value-type="float">
            <text:p>0.002044104620291</text:p>
          </table:table-cell>
          <table:table-cell table:formula="of:=0.5*[.LP12]*(([.LP5]-[.LO5])/([.LP1]-[.LO1]))^2" office:value-type="float" office:value="0.0482706254206491" calcext:value-type="float">
            <text:p>0.048270625420649</text:p>
          </table:table-cell>
          <table:table-cell table:formula="of:=0.5*[.LQ12]*(([.LQ5]-[.LP5])/([.LQ1]-[.LP1]))^2" office:value-type="float" office:value="0.0239380423232342" calcext:value-type="float">
            <text:p>0.023938042323234</text:p>
          </table:table-cell>
          <table:table-cell table:formula="of:=0.5*[.LR12]*(([.LR5]-[.LQ5])/([.LR1]-[.LQ1]))^2" office:value-type="float" office:value="0.0135514119183974" calcext:value-type="float">
            <text:p>0.013551411918397</text:p>
          </table:table-cell>
          <table:table-cell table:formula="of:=0.5*[.LS12]*(([.LS5]-[.LR5])/([.LS1]-[.LR1]))^2" office:value-type="float" office:value="0.0000946729197136944" calcext:value-type="float">
            <text:p>9.46729197136944E-05</text:p>
          </table:table-cell>
          <table:table-cell table:formula="of:=0.5*[.LT12]*(([.LT5]-[.LS5])/([.LT1]-[.LS1]))^2" office:value-type="float" office:value="0.0375321130109189" calcext:value-type="float">
            <text:p>0.037532113010919</text:p>
          </table:table-cell>
          <table:table-cell table:formula="of:=0.5*[.LU12]*(([.LU5]-[.LT5])/([.LU1]-[.LT1]))^2" office:value-type="float" office:value="0.00656404710118969" calcext:value-type="float">
            <text:p>0.00656404710119</text:p>
          </table:table-cell>
          <table:table-cell table:formula="of:=0.5*[.LV12]*(([.LV5]-[.LU5])/([.LV1]-[.LU1]))^2" office:value-type="float" office:value="0.0593398405470743" calcext:value-type="float">
            <text:p>0.059339840547074</text:p>
          </table:table-cell>
          <table:table-cell table:formula="of:=0.5*[.LW12]*(([.LW5]-[.LV5])/([.LW1]-[.LV1]))^2" office:value-type="float" office:value="0.000143677255636368" calcext:value-type="float">
            <text:p>0.000143677255636</text:p>
          </table:table-cell>
          <table:table-cell table:formula="of:=0.5*[.LX12]*(([.LX5]-[.LW5])/([.LX1]-[.LW1]))^2" office:value-type="float" office:value="0.00152760370698203" calcext:value-type="float">
            <text:p>0.001527603706982</text:p>
          </table:table-cell>
          <table:table-cell table:formula="of:=0.5*[.LY12]*(([.LY5]-[.LX5])/([.LY1]-[.LX1]))^2" office:value-type="float" office:value="0.00217491205749946" calcext:value-type="float">
            <text:p>0.002174912057499</text:p>
          </table:table-cell>
          <table:table-cell table:formula="of:=0.5*[.LZ12]*(([.LZ5]-[.LY5])/([.LZ1]-[.LY1]))^2" office:value-type="float" office:value="0.00509325572354228" calcext:value-type="float">
            <text:p>0.005093255723542</text:p>
          </table:table-cell>
          <table:table-cell table:formula="of:=0.5*[.MA12]*(([.MA5]-[.LZ5])/([.MA1]-[.LZ1]))^2" office:value-type="float" office:value="0.0512344032262146" calcext:value-type="float">
            <text:p>0.051234403226215</text:p>
          </table:table-cell>
          <table:table-cell table:formula="of:=0.5*[.MB12]*(([.MB5]-[.MA5])/([.MB1]-[.MA1]))^2" office:value-type="float" office:value="0.000638601541793328" calcext:value-type="float">
            <text:p>0.000638601541793</text:p>
          </table:table-cell>
          <table:table-cell table:formula="of:=0.5*[.MC12]*(([.MC5]-[.MB5])/([.MC1]-[.MB1]))^2" office:value-type="float" office:value="0.000299187625981752" calcext:value-type="float">
            <text:p>0.000299187625982</text:p>
          </table:table-cell>
          <table:table-cell table:formula="of:=0.5*[.MD12]*(([.MD5]-[.MC5])/([.MD1]-[.MC1]))^2" office:value-type="float" office:value="0.0114918753072929" calcext:value-type="float">
            <text:p>0.011491875307293</text:p>
          </table:table-cell>
          <table:table-cell table:formula="of:=0.5*[.ME12]*(([.ME5]-[.MD5])/([.ME1]-[.MD1]))^2" office:value-type="float" office:value="0.0207708706213777" calcext:value-type="float">
            <text:p>0.020770870621378</text:p>
          </table:table-cell>
          <table:table-cell table:formula="of:=0.5*[.MF12]*(([.MF5]-[.ME5])/([.MF1]-[.ME1]))^2" office:value-type="float" office:value="0.000141464490996244" calcext:value-type="float">
            <text:p>0.000141464490996</text:p>
          </table:table-cell>
          <table:table-cell table:formula="of:=0.5*[.MG12]*(([.MG5]-[.MF5])/([.MG1]-[.MF1]))^2" office:value-type="float" office:value="0.000200486256799229" calcext:value-type="float">
            <text:p>0.000200486256799</text:p>
          </table:table-cell>
          <table:table-cell table:formula="of:=0.5*[.MH12]*(([.MH5]-[.MG5])/([.MH1]-[.MG1]))^2" office:value-type="float" office:value="0.00105031781267891" calcext:value-type="float">
            <text:p>0.001050317812679</text:p>
          </table:table-cell>
          <table:table-cell table:formula="of:=0.5*[.MI12]*(([.MI5]-[.MH5])/([.MI1]-[.MH1]))^2" office:value-type="float" office:value="0.00416274071564751" calcext:value-type="float">
            <text:p>0.004162740715648</text:p>
          </table:table-cell>
          <table:table-cell table:formula="of:=0.5*[.MJ12]*(([.MJ5]-[.MI5])/([.MJ1]-[.MI1]))^2" office:value-type="float" office:value="0.0692252524468951" calcext:value-type="float">
            <text:p>0.069225252446895</text:p>
          </table:table-cell>
          <table:table-cell table:formula="of:=0.5*[.MK12]*(([.MK5]-[.MJ5])/([.MK1]-[.MJ1]))^2" office:value-type="float" office:value="0.00396642785748069" calcext:value-type="float">
            <text:p>0.003966427857481</text:p>
          </table:table-cell>
          <table:table-cell table:formula="of:=0.5*[.ML12]*(([.ML5]-[.MK5])/([.ML1]-[.MK1]))^2" office:value-type="float" office:value="0.00169591270833906" calcext:value-type="float">
            <text:p>0.001695912708339</text:p>
          </table:table-cell>
          <table:table-cell table:formula="of:=0.5*[.MM12]*(([.MM5]-[.ML5])/([.MM1]-[.ML1]))^2" office:value-type="float" office:value="0.0410179941355044" calcext:value-type="float">
            <text:p>0.041017994135504</text:p>
          </table:table-cell>
          <table:table-cell table:formula="of:=0.5*[.MN12]*(([.MN5]-[.MM5])/([.MN1]-[.MM1]))^2" office:value-type="float" office:value="0.000379294982491721" calcext:value-type="float">
            <text:p>0.000379294982492</text:p>
          </table:table-cell>
          <table:table-cell table:formula="of:=0.5*[.MO12]*(([.MO5]-[.MN5])/([.MO1]-[.MN1]))^2" office:value-type="float" office:value="0.0326995739523139" calcext:value-type="float">
            <text:p>0.032699573952314</text:p>
          </table:table-cell>
          <table:table-cell table:formula="of:=0.5*[.MP12]*(([.MP5]-[.MO5])/([.MP1]-[.MO1]))^2" office:value-type="float" office:value="0.0553164123240858" calcext:value-type="float">
            <text:p>0.055316412324086</text:p>
          </table:table-cell>
          <table:table-cell table:formula="of:=0.5*[.MQ12]*(([.MQ5]-[.MP5])/([.MQ1]-[.MP1]))^2" office:value-type="float" office:value="0.000723925748281519" calcext:value-type="float">
            <text:p>0.000723925748282</text:p>
          </table:table-cell>
          <table:table-cell table:formula="of:=0.5*[.MR12]*(([.MR5]-[.MQ5])/([.MR1]-[.MQ1]))^2" office:value-type="float" office:value="0.0229696348409041" calcext:value-type="float">
            <text:p>0.022969634840904</text:p>
          </table:table-cell>
          <table:table-cell table:formula="of:=0.5*[.MS12]*(([.MS5]-[.MR5])/([.MS1]-[.MR1]))^2" office:value-type="float" office:value="0.0142665385106542" calcext:value-type="float">
            <text:p>0.014266538510654</text:p>
          </table:table-cell>
          <table:table-cell table:formula="of:=0.5*[.MT12]*(([.MT5]-[.MS5])/([.MT1]-[.MS1]))^2" office:value-type="float" office:value="0.0317016872155456" calcext:value-type="float">
            <text:p>0.031701687215546</text:p>
          </table:table-cell>
          <table:table-cell table:formula="of:=0.5*[.MU12]*(([.MU5]-[.MT5])/([.MU1]-[.MT1]))^2" office:value-type="float" office:value="0.0180356961543622" calcext:value-type="float">
            <text:p>0.018035696154362</text:p>
          </table:table-cell>
          <table:table-cell table:formula="of:=0.5*[.MV12]*(([.MV5]-[.MU5])/([.MV1]-[.MU1]))^2" office:value-type="float" office:value="0.00107105416711258" calcext:value-type="float">
            <text:p>0.001071054167113</text:p>
          </table:table-cell>
          <table:table-cell table:formula="of:=0.5*[.MW12]*(([.MW5]-[.MV5])/([.MW1]-[.MV1]))^2" office:value-type="float" office:value="0.0523672854337492" calcext:value-type="float">
            <text:p>0.052367285433749</text:p>
          </table:table-cell>
          <table:table-cell table:formula="of:=0.5*[.MX12]*(([.MX5]-[.MW5])/([.MX1]-[.MW1]))^2" office:value-type="float" office:value="0.00650963139453066" calcext:value-type="float">
            <text:p>0.006509631394531</text:p>
          </table:table-cell>
          <table:table-cell table:formula="of:=0.5*[.MY12]*(([.MY5]-[.MX5])/([.MY1]-[.MX1]))^2" office:value-type="float" office:value="0.000438970420163235" calcext:value-type="float">
            <text:p>0.000438970420163</text:p>
          </table:table-cell>
          <table:table-cell table:formula="of:=0.5*[.MZ12]*(([.MZ5]-[.MY5])/([.MZ1]-[.MY1]))^2" office:value-type="float" office:value="0.006839937686022" calcext:value-type="float">
            <text:p>0.006839937686022</text:p>
          </table:table-cell>
          <table:table-cell table:formula="of:=0.5*[.NA12]*(([.NA5]-[.MZ5])/([.NA1]-[.MZ1]))^2" office:value-type="float" office:value="0.0196906286014223" calcext:value-type="float">
            <text:p>0.019690628601422</text:p>
          </table:table-cell>
          <table:table-cell table:formula="of:=0.5*[.NB12]*(([.NB5]-[.NA5])/([.NB1]-[.NA1]))^2" office:value-type="float" office:value="0.00950543641842875" calcext:value-type="float">
            <text:p>0.009505436418429</text:p>
          </table:table-cell>
          <table:table-cell table:formula="of:=0.5*[.NC12]*(([.NC5]-[.NB5])/([.NC1]-[.NB1]))^2" office:value-type="float" office:value="0.0338191668548678" calcext:value-type="float">
            <text:p>0.033819166854868</text:p>
          </table:table-cell>
          <table:table-cell table:formula="of:=0.5*[.ND12]*(([.ND5]-[.NC5])/([.ND1]-[.NC1]))^2" office:value-type="float" office:value="0.00118479628547057" calcext:value-type="float">
            <text:p>0.001184796285471</text:p>
          </table:table-cell>
          <table:table-cell table:formula="of:=0.5*[.NE12]*(([.NE5]-[.ND5])/([.NE1]-[.ND1]))^2" office:value-type="float" office:value="0.000179805231425614" calcext:value-type="float">
            <text:p>0.000179805231426</text:p>
          </table:table-cell>
          <table:table-cell table:formula="of:=0.5*[.NF12]*(([.NF5]-[.NE5])/([.NF1]-[.NE1]))^2" office:value-type="float" office:value="0.00939018075509897" calcext:value-type="float">
            <text:p>0.009390180755099</text:p>
          </table:table-cell>
          <table:table-cell table:formula="of:=0.5*[.NG12]*(([.NG5]-[.NF5])/([.NG1]-[.NF1]))^2" office:value-type="float" office:value="0.00117013553680803" calcext:value-type="float">
            <text:p>0.001170135536808</text:p>
          </table:table-cell>
          <table:table-cell table:formula="of:=0.5*[.NH12]*(([.NH5]-[.NG5])/([.NH1]-[.NG1]))^2" office:value-type="float" office:value="0.0048586487822425" calcext:value-type="float">
            <text:p>0.004858648782243</text:p>
          </table:table-cell>
          <table:table-cell table:formula="of:=0.5*[.NI12]*(([.NI5]-[.NH5])/([.NI1]-[.NH1]))^2" office:value-type="float" office:value="0.0169371647820704" calcext:value-type="float">
            <text:p>0.01693716478207</text:p>
          </table:table-cell>
          <table:table-cell table:formula="of:=0.5*[.NJ12]*(([.NJ5]-[.NI5])/([.NJ1]-[.NI1]))^2" office:value-type="float" office:value="0.021745147379653" calcext:value-type="float">
            <text:p>0.021745147379653</text:p>
          </table:table-cell>
          <table:table-cell table:formula="of:=0.5*[.NK12]*(([.NK5]-[.NJ5])/([.NK1]-[.NJ1]))^2" office:value-type="float" office:value="0.02305153617129" calcext:value-type="float">
            <text:p>0.02305153617129</text:p>
          </table:table-cell>
          <table:table-cell table:formula="of:=0.5*[.NL12]*(([.NL5]-[.NK5])/([.NL1]-[.NK1]))^2" office:value-type="float" office:value="0.00501156627914493" calcext:value-type="float">
            <text:p>0.005011566279145</text:p>
          </table:table-cell>
          <table:table-cell table:formula="of:=0.5*[.NM12]*(([.NM5]-[.NL5])/([.NM1]-[.NL1]))^2" office:value-type="float" office:value="0.0020346862127084" calcext:value-type="float">
            <text:p>0.002034686212708</text:p>
          </table:table-cell>
          <table:table-cell table:formula="of:=0.5*[.NN12]*(([.NN5]-[.NM5])/([.NN1]-[.NM1]))^2" office:value-type="float" office:value="0.000999294604258429" calcext:value-type="float">
            <text:p>0.000999294604258</text:p>
          </table:table-cell>
          <table:table-cell table:formula="of:=0.5*[.NO12]*(([.NO5]-[.NN5])/([.NO1]-[.NN1]))^2" office:value-type="float" office:value="0.0000789737460068891" calcext:value-type="float">
            <text:p>7.89737460068891E-05</text:p>
          </table:table-cell>
          <table:table-cell table:formula="of:=0.5*[.NP12]*(([.NP5]-[.NO5])/([.NP1]-[.NO1]))^2" office:value-type="float" office:value="0.0000329889625550948" calcext:value-type="float">
            <text:p>3.29889625550948E-05</text:p>
          </table:table-cell>
          <table:table-cell table:formula="of:=0.5*[.NQ12]*(([.NQ5]-[.NP5])/([.NQ1]-[.NP1]))^2" office:value-type="float" office:value="0.000136018158621232" calcext:value-type="float">
            <text:p>0.000136018158621</text:p>
          </table:table-cell>
          <table:table-cell table:formula="of:=0.5*[.NR12]*(([.NR5]-[.NQ5])/([.NR1]-[.NQ1]))^2" office:value-type="float" office:value="0.00000540065587984184" calcext:value-type="float">
            <text:p>5.40065587984184E-06</text:p>
          </table:table-cell>
          <table:table-cell table:formula="of:=0.5*[.NS12]*(([.NS5]-[.NR5])/([.NS1]-[.NR1]))^2" office:value-type="float" office:value="0.0000198290462567654" calcext:value-type="float">
            <text:p>1.98290462567654E-05</text:p>
          </table:table-cell>
          <table:table-cell table:formula="of:=0.5*[.NT12]*(([.NT5]-[.NS5])/([.NT1]-[.NS1]))^2" office:value-type="float" office:value="0.0000271506077147668" calcext:value-type="float">
            <text:p>2.71506077147668E-05</text:p>
          </table:table-cell>
          <table:table-cell table:formula="of:=0.5*[.NU12]*(([.NU5]-[.NT5])/([.NU1]-[.NT1]))^2" office:value-type="float" office:value="0.0000151933194741232" calcext:value-type="float">
            <text:p>1.51933194741232E-05</text:p>
          </table:table-cell>
          <table:table-cell table:formula="of:=0.5*[.NV12]*(([.NV5]-[.NU5])/([.NV1]-[.NU1]))^2" office:value-type="float" office:value="0.0000000910393524122399" calcext:value-type="float">
            <text:p>9.10393524122399E-08</text:p>
          </table:table-cell>
          <table:table-cell table:formula="of:=0.5*[.NW12]*(([.NW5]-[.NV5])/([.NW1]-[.NV1]))^2" office:value-type="float" office:value="0.0000232807443517733" calcext:value-type="float">
            <text:p>2.32807443517733E-05</text:p>
          </table:table-cell>
          <table:table-cell table:formula="of:=0.5*[.NX12]*(([.NX5]-[.NW5])/([.NX1]-[.NW1]))^2" office:value-type="float" office:value="0.0000255998624875778" calcext:value-type="float">
            <text:p>2.55998624875778E-05</text:p>
          </table:table-cell>
          <table:table-cell table:formula="of:=0.5*[.NY12]*(([.NY5]-[.NX5])/([.NY1]-[.NX1]))^2" office:value-type="float" office:value="0.00000592517808797566" calcext:value-type="float">
            <text:p>5.92517808797566E-06</text:p>
          </table:table-cell>
          <table:table-cell table:formula="of:=0.5*[.NZ12]*(([.NZ5]-[.NY5])/([.NZ1]-[.NY1]))^2" office:value-type="float" office:value="0.0000575143616627658" calcext:value-type="float">
            <text:p>5.75143616627658E-05</text:p>
          </table:table-cell>
          <table:table-cell table:formula="of:=0.5*[.OA12]*(([.OA5]-[.NZ5])/([.OA1]-[.NZ1]))^2" office:value-type="float" office:value="0.00000232844695750097" calcext:value-type="float">
            <text:p>2.32844695750097E-06</text:p>
          </table:table-cell>
          <table:table-cell table:formula="of:=0.5*[.OB12]*(([.OB5]-[.OA5])/([.OB1]-[.OA1]))^2" office:value-type="float" office:value="0.000000221392226309661" calcext:value-type="float">
            <text:p>2.21392226309661E-07</text:p>
          </table:table-cell>
          <table:table-cell table:formula="of:=0.5*[.OC12]*(([.OC5]-[.OB5])/([.OC1]-[.OB1]))^2" office:value-type="float" office:value="0.000000000148365363353969" calcext:value-type="float">
            <text:p>1.48365363353969E-10</text:p>
          </table:table-cell>
          <table:table-cell table:formula="of:=0.5*[.OD12]*(([.OD5]-[.OC5])/([.OD1]-[.OC1]))^2" office:value-type="float" office:value="0.0000303171688184929" calcext:value-type="float">
            <text:p>3.03171688184929E-05</text:p>
          </table:table-cell>
          <table:table-cell table:formula="of:=0.5*[.OE12]*(([.OE5]-[.OD5])/([.OE1]-[.OD1]))^2" office:value-type="float" office:value="0.000067668522550691" calcext:value-type="float">
            <text:p>6.7668522550691E-05</text:p>
          </table:table-cell>
          <table:table-cell table:formula="of:=0.5*[.OF12]*(([.OF5]-[.OE5])/([.OF1]-[.OE1]))^2" office:value-type="float" office:value="0.000000576114645433835" calcext:value-type="float">
            <text:p>5.76114645433835E-07</text:p>
          </table:table-cell>
          <table:table-cell table:formula="of:=0.5*[.OG12]*(([.OG5]-[.OF5])/([.OG1]-[.OF1]))^2" office:value-type="float" office:value="0.000000368987247909975" calcext:value-type="float">
            <text:p>3.68987247909975E-07</text:p>
          </table:table-cell>
          <table:table-cell table:formula="of:=0.5*[.OH12]*(([.OH5]-[.OG5])/([.OH1]-[.OG1]))^2" office:value-type="float" office:value="0.0000000763879127106587" calcext:value-type="float">
            <text:p>7.63879127106587E-08</text:p>
          </table:table-cell>
          <table:table-cell table:formula="of:=0.5*[.OI12]*(([.OI5]-[.OH5])/([.OI1]-[.OH1]))^2" office:value-type="float" office:value="0.00000573403068469576" calcext:value-type="float">
            <text:p>5.73403068469576E-06</text:p>
          </table:table-cell>
          <table:table-cell table:formula="of:=0.5*[.OJ12]*(([.OJ5]-[.OI5])/([.OJ1]-[.OI1]))^2" office:value-type="float" office:value="0.0000276504673620515" calcext:value-type="float">
            <text:p>2.76504673620515E-05</text:p>
          </table:table-cell>
          <table:table-cell table:formula="of:=0.5*[.OK12]*(([.OK5]-[.OJ5])/([.OK1]-[.OJ1]))^2" office:value-type="float" office:value="0.00000638915831847354" calcext:value-type="float">
            <text:p>6.38915831847354E-06</text:p>
          </table:table-cell>
          <table:table-cell table:formula="of:=0.5*[.OL12]*(([.OL5]-[.OK5])/([.OL1]-[.OK1]))^2" office:value-type="float" office:value="0.00000624767179840833" calcext:value-type="float">
            <text:p>6.24767179840833E-06</text:p>
          </table:table-cell>
          <table:table-cell table:formula="of:=0.5*[.OM12]*(([.OM5]-[.OL5])/([.OM1]-[.OL1]))^2" office:value-type="float" office:value="0.0000135673043201561" calcext:value-type="float">
            <text:p>1.35673043201561E-05</text:p>
          </table:table-cell>
          <table:table-cell table:formula="of:=0.5*[.ON12]*(([.ON5]-[.OM5])/([.ON1]-[.OM1]))^2" office:value-type="float" office:value="0.00000089830901523936" calcext:value-type="float">
            <text:p>8.9830901523936E-07</text:p>
          </table:table-cell>
          <table:table-cell table:formula="of:=0.5*[.OO12]*(([.OO5]-[.ON5])/([.OO1]-[.ON1]))^2" office:value-type="float" office:value="0.00000784256309065856" calcext:value-type="float">
            <text:p>7.84256309065856E-06</text:p>
          </table:table-cell>
          <table:table-cell table:formula="of:=0.5*[.OP12]*(([.OP5]-[.OO5])/([.OP1]-[.OO1]))^2" office:value-type="float" office:value="0.00000000635573679824716" calcext:value-type="float">
            <text:p>6.35573679824716E-09</text:p>
          </table:table-cell>
          <table:table-cell table:formula="of:=0.5*[.OQ12]*(([.OQ5]-[.OP5])/([.OQ1]-[.OP1]))^2" office:value-type="float" office:value="0.000000644081524827455" calcext:value-type="float">
            <text:p>6.44081524827455E-07</text:p>
          </table:table-cell>
          <table:table-cell table:formula="of:=0.5*[.OR12]*(([.OR5]-[.OQ5])/([.OR1]-[.OQ1]))^2" office:value-type="float" office:value="0.000000325507633707646" calcext:value-type="float">
            <text:p>3.25507633707646E-07</text:p>
          </table:table-cell>
          <table:table-cell table:formula="of:=0.5*[.OS12]*(([.OS5]-[.OR5])/([.OS1]-[.OR1]))^2" office:value-type="float" office:value="0.00000171778007627296" calcext:value-type="float">
            <text:p>1.71778007627296E-06</text:p>
          </table:table-cell>
          <table:table-cell table:formula="of:=0.5*[.OT12]*(([.OT5]-[.OS5])/([.OT1]-[.OS1]))^2" office:value-type="float" office:value="0.0000000254658098494666" calcext:value-type="float">
            <text:p>2.54658098494666E-08</text:p>
          </table:table-cell>
          <table:table-cell table:formula="of:=0.5*[.OU12]*(([.OU5]-[.OT5])/([.OU1]-[.OT1]))^2" office:value-type="float" office:value="0.0000000270914067853176" calcext:value-type="float">
            <text:p>2.70914067853176E-08</text:p>
          </table:table-cell>
          <table:table-cell table:formula="of:=0.5*[.OV12]*(([.OV5]-[.OU5])/([.OV1]-[.OU1]))^2" office:value-type="float" office:value="0.0000131244723981871" calcext:value-type="float">
            <text:p>1.31244723981871E-05</text:p>
          </table:table-cell>
          <table:table-cell table:formula="of:=0.5*[.OW12]*(([.OW5]-[.OV5])/([.OW1]-[.OV1]))^2" office:value-type="float" office:value="0.00000541957186865449" calcext:value-type="float">
            <text:p>5.41957186865449E-06</text:p>
          </table:table-cell>
          <table:table-cell table:formula="of:=0.5*[.OX12]*(([.OX5]-[.OW5])/([.OX1]-[.OW1]))^2" office:value-type="float" office:value="0.00000206838338135209" calcext:value-type="float">
            <text:p>2.06838338135209E-06</text:p>
          </table:table-cell>
          <table:table-cell table:formula="of:=0.5*[.OY12]*(([.OY5]-[.OX5])/([.OY1]-[.OX1]))^2" office:value-type="float" office:value="0.00000156221544829696" calcext:value-type="float">
            <text:p>1.56221544829696E-06</text:p>
          </table:table-cell>
          <table:table-cell table:formula="of:=0.5*[.OZ12]*(([.OZ5]-[.OY5])/([.OZ1]-[.OY1]))^2" office:value-type="float" office:value="0.000000119105078516876" calcext:value-type="float">
            <text:p>1.19105078516876E-07</text:p>
          </table:table-cell>
          <table:table-cell table:formula="of:=0.5*[.PA12]*(([.PA5]-[.OZ5])/([.PA1]-[.OZ1]))^2" office:value-type="float" office:value="0.0000156721024527715" calcext:value-type="float">
            <text:p>1.56721024527715E-05</text:p>
          </table:table-cell>
          <table:table-cell table:formula="of:=0.5*[.PB12]*(([.PB5]-[.PA5])/([.PB1]-[.PA1]))^2" office:value-type="float" office:value="0.000029779412621131" calcext:value-type="float">
            <text:p>2.9779412621131E-05</text:p>
          </table:table-cell>
          <table:table-cell table:formula="of:=0.5*[.PC12]*(([.PC5]-[.PB5])/([.PC1]-[.PB1]))^2" office:value-type="float" office:value="0.0000000584200812926197" calcext:value-type="float">
            <text:p>5.84200812926197E-08</text:p>
          </table:table-cell>
          <table:table-cell table:formula="of:=0.5*[.PD12]*(([.PD5]-[.PC5])/([.PD1]-[.PC1]))^2" office:value-type="float" office:value="0.00000293108533306446" calcext:value-type="float">
            <text:p>2.93108533306446E-06</text:p>
          </table:table-cell>
          <table:table-cell table:formula="of:=0.5*[.PE12]*(([.PE5]-[.PD5])/([.PE1]-[.PD1]))^2" office:value-type="float" office:value="0.000000192484581356488" calcext:value-type="float">
            <text:p>1.92484581356488E-07</text:p>
          </table:table-cell>
          <table:table-cell table:formula="of:=0.5*[.PF12]*(([.PF5]-[.PE5])/([.PF1]-[.PE1]))^2" office:value-type="float" office:value="0.000000851813028159339" calcext:value-type="float">
            <text:p>8.51813028159339E-07</text:p>
          </table:table-cell>
          <table:table-cell table:formula="of:=0.5*[.PG12]*(([.PG5]-[.PF5])/([.PG1]-[.PF1]))^2" office:value-type="float" office:value="0.00000282654520862245" calcext:value-type="float">
            <text:p>2.82654520862245E-06</text:p>
          </table:table-cell>
          <table:table-cell table:formula="of:=0.5*[.PH12]*(([.PH5]-[.PG5])/([.PH1]-[.PG1]))^2" office:value-type="float" office:value="0.0000122080983275917" calcext:value-type="float">
            <text:p>1.22080983275917E-05</text:p>
          </table:table-cell>
          <table:table-cell table:formula="of:=0.5*[.PI12]*(([.PI5]-[.PH5])/([.PI1]-[.PH1]))^2" office:value-type="float" office:value="0.00000411129802022106" calcext:value-type="float">
            <text:p>4.11129802022106E-06</text:p>
          </table:table-cell>
          <table:table-cell table:formula="of:=0.5*[.PJ12]*(([.PJ5]-[.PI5])/([.PJ1]-[.PI1]))^2" office:value-type="float" office:value="0.0000000282861789877211" calcext:value-type="float">
            <text:p>2.82861789877211E-08</text:p>
          </table:table-cell>
          <table:table-cell table:formula="of:=0.5*[.PK12]*(([.PK5]-[.PJ5])/([.PK1]-[.PJ1]))^2" office:value-type="float" office:value="0.00000520934610780572" calcext:value-type="float">
            <text:p>5.20934610780572E-06</text:p>
          </table:table-cell>
          <table:table-cell table:formula="of:=0.5*[.PL12]*(([.PL5]-[.PK5])/([.PL1]-[.PK1]))^2" office:value-type="float" office:value="0.000000713631601203146" calcext:value-type="float">
            <text:p>7.13631601203146E-07</text:p>
          </table:table-cell>
          <table:table-cell table:formula="of:=0.5*[.PM12]*(([.PM5]-[.PL5])/([.PM1]-[.PL1]))^2" office:value-type="float" office:value="0.000111185137223983" calcext:value-type="float">
            <text:p>0.000111185137224</text:p>
          </table:table-cell>
          <table:table-cell table:formula="of:=0.5*[.PN12]*(([.PN5]-[.PM5])/([.PN1]-[.PM1]))^2" office:value-type="float" office:value="0.00000191072953142501" calcext:value-type="float">
            <text:p>1.91072953142501E-06</text:p>
          </table:table-cell>
          <table:table-cell table:formula="of:=0.5*[.PO12]*(([.PO5]-[.PN5])/([.PO1]-[.PN1]))^2" office:value-type="float" office:value="0.00000223983750795052" calcext:value-type="float">
            <text:p>2.23983750795052E-06</text:p>
          </table:table-cell>
          <table:table-cell table:formula="of:=0.5*[.PP12]*(([.PP5]-[.PO5])/([.PP1]-[.PO1]))^2" office:value-type="float" office:value="0.00000954884415636436" calcext:value-type="float">
            <text:p>9.54884415636436E-06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0910105331721171" calcext:value-type="float">
            <text:p>9.10105331721171E-11</text:p>
          </table:table-cell>
          <table:table-cell table:formula="of:=0.5*[.D12]*(([.D6]-[.C6])/([.D1]-[.C1]))^2" office:value-type="float" office:value="0.000000111277127078434" calcext:value-type="float">
            <text:p>1.11277127078434E-07</text:p>
          </table:table-cell>
          <table:table-cell table:formula="of:=0.5*[.E12]*(([.E6]-[.D6])/([.E1]-[.D1]))^2" office:value-type="float" office:value="0.00000018587982613658" calcext:value-type="float">
            <text:p>1.8587982613658E-07</text:p>
          </table:table-cell>
          <table:table-cell table:formula="of:=0.5*[.F12]*(([.F6]-[.E6])/([.F1]-[.E1]))^2" office:value-type="float" office:value="0.0000000793841645400205" calcext:value-type="float">
            <text:p>7.93841645400205E-08</text:p>
          </table:table-cell>
          <table:table-cell table:formula="of:=0.5*[.G12]*(([.G6]-[.F6])/([.G1]-[.F1]))^2" office:value-type="float" office:value="0.0000000179393327858401" calcext:value-type="float">
            <text:p>1.79393327858401E-08</text:p>
          </table:table-cell>
          <table:table-cell table:formula="of:=0.5*[.H12]*(([.H6]-[.G6])/([.H1]-[.G1]))^2" office:value-type="float" office:value="0.000000255761812995222" calcext:value-type="float">
            <text:p>2.55761812995222E-07</text:p>
          </table:table-cell>
          <table:table-cell table:formula="of:=0.5*[.I12]*(([.I6]-[.H6])/([.I1]-[.H1]))^2" office:value-type="float" office:value="0.000000272019532337959" calcext:value-type="float">
            <text:p>2.72019532337959E-07</text:p>
          </table:table-cell>
          <table:table-cell table:formula="of:=0.5*[.J12]*(([.J6]-[.I6])/([.J1]-[.I1]))^2" office:value-type="float" office:value="0.000000268162144584848" calcext:value-type="float">
            <text:p>2.68162144584848E-07</text:p>
          </table:table-cell>
          <table:table-cell table:formula="of:=0.5*[.K12]*(([.K6]-[.J6])/([.K1]-[.J1]))^2" office:value-type="float" office:value="0.0000000909135701549867" calcext:value-type="float">
            <text:p>9.09135701549867E-08</text:p>
          </table:table-cell>
          <table:table-cell table:formula="of:=0.5*[.L12]*(([.L6]-[.K6])/([.L1]-[.K1]))^2" office:value-type="float" office:value="0.000000306327308895627" calcext:value-type="float">
            <text:p>3.06327308895627E-07</text:p>
          </table:table-cell>
          <table:table-cell table:formula="of:=0.5*[.M12]*(([.M6]-[.L6])/([.M1]-[.L1]))^2" office:value-type="float" office:value="0.000000122193023231326" calcext:value-type="float">
            <text:p>1.22193023231326E-07</text:p>
          </table:table-cell>
          <table:table-cell table:formula="of:=0.5*[.N12]*(([.N6]-[.M6])/([.N1]-[.M1]))^2" office:value-type="float" office:value="0.000000771357488914929" calcext:value-type="float">
            <text:p>7.71357488914929E-07</text:p>
          </table:table-cell>
          <table:table-cell table:formula="of:=0.5*[.O12]*(([.O6]-[.N6])/([.O1]-[.N1]))^2" office:value-type="float" office:value="0.0000028965446508102" calcext:value-type="float">
            <text:p>2.8965446508102E-06</text:p>
          </table:table-cell>
          <table:table-cell table:formula="of:=0.5*[.P12]*(([.P6]-[.O6])/([.P1]-[.O1]))^2" office:value-type="float" office:value="0.000000192646397631939" calcext:value-type="float">
            <text:p>1.92646397631939E-07</text:p>
          </table:table-cell>
          <table:table-cell table:formula="of:=0.5*[.Q12]*(([.Q6]-[.P6])/([.Q1]-[.P1]))^2" office:value-type="float" office:value="0.00000000888670528625198" calcext:value-type="float">
            <text:p>8.88670528625198E-09</text:p>
          </table:table-cell>
          <table:table-cell table:formula="of:=0.5*[.R12]*(([.R6]-[.Q6])/([.R1]-[.Q1]))^2" office:value-type="float" office:value="0.000000131641456513103" calcext:value-type="float">
            <text:p>1.31641456513103E-07</text:p>
          </table:table-cell>
          <table:table-cell table:formula="of:=0.5*[.S12]*(([.S6]-[.R6])/([.S1]-[.R1]))^2" office:value-type="float" office:value="0.0000000763765251053428" calcext:value-type="float">
            <text:p>7.63765251053428E-08</text:p>
          </table:table-cell>
          <table:table-cell table:formula="of:=0.5*[.T12]*(([.T6]-[.S6])/([.T1]-[.S1]))^2" office:value-type="float" office:value="0.0000648814541992231" calcext:value-type="float">
            <text:p>6.48814541992231E-05</text:p>
          </table:table-cell>
          <table:table-cell table:formula="of:=0.5*[.U12]*(([.U6]-[.T6])/([.U1]-[.T1]))^2" office:value-type="float" office:value="0.0000150677498849324" calcext:value-type="float">
            <text:p>1.50677498849324E-05</text:p>
          </table:table-cell>
          <table:table-cell table:formula="of:=0.5*[.V12]*(([.V6]-[.U6])/([.V1]-[.U1]))^2" office:value-type="float" office:value="0.00394039340109921" calcext:value-type="float">
            <text:p>0.003940393401099</text:p>
          </table:table-cell>
          <table:table-cell table:formula="of:=0.5*[.W12]*(([.W6]-[.V6])/([.W1]-[.V1]))^2" office:value-type="float" office:value="0.00136873360709144" calcext:value-type="float">
            <text:p>0.001368733607091</text:p>
          </table:table-cell>
          <table:table-cell table:formula="of:=0.5*[.X12]*(([.X6]-[.W6])/([.X1]-[.W1]))^2" office:value-type="float" office:value="0.0058356914865865" calcext:value-type="float">
            <text:p>0.005835691486587</text:p>
          </table:table-cell>
          <table:table-cell table:formula="of:=0.5*[.Y12]*(([.Y6]-[.X6])/([.Y1]-[.X1]))^2" office:value-type="float" office:value="0.0000000145328627926989" calcext:value-type="float">
            <text:p>1.45328627926989E-08</text:p>
          </table:table-cell>
          <table:table-cell table:formula="of:=0.5*[.Z12]*(([.Z6]-[.Y6])/([.Z1]-[.Y1]))^2" office:value-type="float" office:value="0.0000623203342769574" calcext:value-type="float">
            <text:p>6.23203342769574E-05</text:p>
          </table:table-cell>
          <table:table-cell table:formula="of:=0.5*[.AA12]*(([.AA6]-[.Z6])/([.AA1]-[.Z1]))^2" office:value-type="float" office:value="0.00301723055921189" calcext:value-type="float">
            <text:p>0.003017230559212</text:p>
          </table:table-cell>
          <table:table-cell table:formula="of:=0.5*[.AB12]*(([.AB6]-[.AA6])/([.AB1]-[.AA1]))^2" office:value-type="float" office:value="0.00935800425999203" calcext:value-type="float">
            <text:p>0.009358004259992</text:p>
          </table:table-cell>
          <table:table-cell table:formula="of:=0.5*[.AC12]*(([.AC6]-[.AB6])/([.AC1]-[.AB1]))^2" office:value-type="float" office:value="0.00000456579791963277" calcext:value-type="float">
            <text:p>4.56579791963277E-06</text:p>
          </table:table-cell>
          <table:table-cell table:formula="of:=0.5*[.AD12]*(([.AD6]-[.AC6])/([.AD1]-[.AC1]))^2" office:value-type="float" office:value="0.0134923149567817" calcext:value-type="float">
            <text:p>0.013492314956782</text:p>
          </table:table-cell>
          <table:table-cell table:formula="of:=0.5*[.AE12]*(([.AE6]-[.AD6])/([.AE1]-[.AD1]))^2" office:value-type="float" office:value="0.00118689584802656" calcext:value-type="float">
            <text:p>0.001186895848027</text:p>
          </table:table-cell>
          <table:table-cell table:formula="of:=0.5*[.AF12]*(([.AF6]-[.AE6])/([.AF1]-[.AE1]))^2" office:value-type="float" office:value="0.0000987922127101957" calcext:value-type="float">
            <text:p>9.87922127101957E-05</text:p>
          </table:table-cell>
          <table:table-cell table:formula="of:=0.5*[.AG12]*(([.AG6]-[.AF6])/([.AG1]-[.AF1]))^2" office:value-type="float" office:value="0.0011388427796833" calcext:value-type="float">
            <text:p>0.001138842779683</text:p>
          </table:table-cell>
          <table:table-cell table:formula="of:=0.5*[.AH12]*(([.AH6]-[.AG6])/([.AH1]-[.AG1]))^2" office:value-type="float" office:value="0.000185720931692581" calcext:value-type="float">
            <text:p>0.000185720931693</text:p>
          </table:table-cell>
          <table:table-cell table:formula="of:=0.5*[.AI12]*(([.AI6]-[.AH6])/([.AI1]-[.AH1]))^2" office:value-type="float" office:value="0.00222940242077026" calcext:value-type="float">
            <text:p>0.00222940242077</text:p>
          </table:table-cell>
          <table:table-cell table:formula="of:=0.5*[.AJ12]*(([.AJ6]-[.AI6])/([.AJ1]-[.AI1]))^2" office:value-type="float" office:value="0.00194338738624821" calcext:value-type="float">
            <text:p>0.001943387386248</text:p>
          </table:table-cell>
          <table:table-cell table:formula="of:=0.5*[.AK12]*(([.AK6]-[.AJ6])/([.AK1]-[.AJ1]))^2" office:value-type="float" office:value="0.000102079116368562" calcext:value-type="float">
            <text:p>0.000102079116369</text:p>
          </table:table-cell>
          <table:table-cell table:formula="of:=0.5*[.AL12]*(([.AL6]-[.AK6])/([.AL1]-[.AK1]))^2" office:value-type="float" office:value="0.00556025389395713" calcext:value-type="float">
            <text:p>0.005560253893957</text:p>
          </table:table-cell>
          <table:table-cell table:formula="of:=0.5*[.AM12]*(([.AM6]-[.AL6])/([.AM1]-[.AL1]))^2" office:value-type="float" office:value="0.000221611551390071" calcext:value-type="float">
            <text:p>0.00022161155139</text:p>
          </table:table-cell>
          <table:table-cell table:formula="of:=0.5*[.AN12]*(([.AN6]-[.AM6])/([.AN1]-[.AM1]))^2" office:value-type="float" office:value="0.00497692774170988" calcext:value-type="float">
            <text:p>0.00497692774171</text:p>
          </table:table-cell>
          <table:table-cell table:formula="of:=0.5*[.AO12]*(([.AO6]-[.AN6])/([.AO1]-[.AN1]))^2" office:value-type="float" office:value="0.000736351208379517" calcext:value-type="float">
            <text:p>0.00073635120838</text:p>
          </table:table-cell>
          <table:table-cell table:formula="of:=0.5*[.AP12]*(([.AP6]-[.AO6])/([.AP1]-[.AO1]))^2" office:value-type="float" office:value="0.000230456961351531" calcext:value-type="float">
            <text:p>0.000230456961352</text:p>
          </table:table-cell>
          <table:table-cell table:formula="of:=0.5*[.AQ12]*(([.AQ6]-[.AP6])/([.AQ1]-[.AP1]))^2" office:value-type="float" office:value="0.0082702253276882" calcext:value-type="float">
            <text:p>0.008270225327688</text:p>
          </table:table-cell>
          <table:table-cell table:formula="of:=0.5*[.AR12]*(([.AR6]-[.AQ6])/([.AR1]-[.AQ1]))^2" office:value-type="float" office:value="0.0000130519343828452" calcext:value-type="float">
            <text:p>1.30519343828452E-05</text:p>
          </table:table-cell>
          <table:table-cell table:formula="of:=0.5*[.AS12]*(([.AS6]-[.AR6])/([.AS1]-[.AR1]))^2" office:value-type="float" office:value="0.000495064091075621" calcext:value-type="float">
            <text:p>0.000495064091076</text:p>
          </table:table-cell>
          <table:table-cell table:formula="of:=0.5*[.AT12]*(([.AT6]-[.AS6])/([.AT1]-[.AS1]))^2" office:value-type="float" office:value="0.00503719509293474" calcext:value-type="float">
            <text:p>0.005037195092935</text:p>
          </table:table-cell>
          <table:table-cell table:formula="of:=0.5*[.AU12]*(([.AU6]-[.AT6])/([.AU1]-[.AT1]))^2" office:value-type="float" office:value="0.0000190214519236019" calcext:value-type="float">
            <text:p>1.90214519236019E-05</text:p>
          </table:table-cell>
          <table:table-cell table:formula="of:=0.5*[.AV12]*(([.AV6]-[.AU6])/([.AV1]-[.AU1]))^2" office:value-type="float" office:value="0.00000508212614591369" calcext:value-type="float">
            <text:p>5.08212614591369E-06</text:p>
          </table:table-cell>
          <table:table-cell table:formula="of:=0.5*[.AW12]*(([.AW6]-[.AV6])/([.AW1]-[.AV1]))^2" office:value-type="float" office:value="0.00149123665716639" calcext:value-type="float">
            <text:p>0.001491236657166</text:p>
          </table:table-cell>
          <table:table-cell table:formula="of:=0.5*[.AX12]*(([.AX6]-[.AW6])/([.AX1]-[.AW1]))^2" office:value-type="float" office:value="0.00267915413435206" calcext:value-type="float">
            <text:p>0.002679154134352</text:p>
          </table:table-cell>
          <table:table-cell table:formula="of:=0.5*[.AY12]*(([.AY6]-[.AX6])/([.AY1]-[.AX1]))^2" office:value-type="float" office:value="0.000909248579725323" calcext:value-type="float">
            <text:p>0.000909248579725</text:p>
          </table:table-cell>
          <table:table-cell table:formula="of:=0.5*[.AZ12]*(([.AZ6]-[.AY6])/([.AZ1]-[.AY1]))^2" office:value-type="float" office:value="0.00087439877683033" calcext:value-type="float">
            <text:p>0.00087439877683</text:p>
          </table:table-cell>
          <table:table-cell table:formula="of:=0.5*[.BA12]*(([.BA6]-[.AZ6])/([.BA1]-[.AZ1]))^2" office:value-type="float" office:value="0.00208743169499167" calcext:value-type="float">
            <text:p>0.002087431694992</text:p>
          </table:table-cell>
          <table:table-cell table:formula="of:=0.5*[.BB12]*(([.BB6]-[.BA6])/([.BB1]-[.BA1]))^2" office:value-type="float" office:value="0.00042280190212678" calcext:value-type="float">
            <text:p>0.000422801902127</text:p>
          </table:table-cell>
          <table:table-cell table:formula="of:=0.5*[.BC12]*(([.BC6]-[.BB6])/([.BC1]-[.BB1]))^2" office:value-type="float" office:value="0.000293229093727938" calcext:value-type="float">
            <text:p>0.000293229093728</text:p>
          </table:table-cell>
          <table:table-cell table:formula="of:=0.5*[.BD12]*(([.BD6]-[.BC6])/([.BD1]-[.BC1]))^2" office:value-type="float" office:value="0.000154073710843324" calcext:value-type="float">
            <text:p>0.000154073710843</text:p>
          </table:table-cell>
          <table:table-cell table:formula="of:=0.5*[.BE12]*(([.BE6]-[.BD6])/([.BE1]-[.BD1]))^2" office:value-type="float" office:value="0.00600034556261534" calcext:value-type="float">
            <text:p>0.006000345562615</text:p>
          </table:table-cell>
          <table:table-cell table:formula="of:=0.5*[.BF12]*(([.BF6]-[.BE6])/([.BF1]-[.BE1]))^2" office:value-type="float" office:value="0.0001763046775757" calcext:value-type="float">
            <text:p>0.000176304677576</text:p>
          </table:table-cell>
          <table:table-cell table:formula="of:=0.5*[.BG12]*(([.BG6]-[.BF6])/([.BG1]-[.BF1]))^2" office:value-type="float" office:value="0.00774130106652998" calcext:value-type="float">
            <text:p>0.00774130106653</text:p>
          </table:table-cell>
          <table:table-cell table:formula="of:=0.5*[.BH12]*(([.BH6]-[.BG6])/([.BH1]-[.BG1]))^2" office:value-type="float" office:value="0.000510634841226748" calcext:value-type="float">
            <text:p>0.000510634841227</text:p>
          </table:table-cell>
          <table:table-cell table:formula="of:=0.5*[.BI12]*(([.BI6]-[.BH6])/([.BI1]-[.BH1]))^2" office:value-type="float" office:value="0.0000486510153851547" calcext:value-type="float">
            <text:p>4.86510153851547E-05</text:p>
          </table:table-cell>
          <table:table-cell table:formula="of:=0.5*[.BJ12]*(([.BJ6]-[.BI6])/([.BJ1]-[.BI1]))^2" office:value-type="float" office:value="0.000603175556489895" calcext:value-type="float">
            <text:p>0.00060317555649</text:p>
          </table:table-cell>
          <table:table-cell table:formula="of:=0.5*[.BK12]*(([.BK6]-[.BJ6])/([.BK1]-[.BJ1]))^2" office:value-type="float" office:value="0.00160315607896212" calcext:value-type="float">
            <text:p>0.001603156078962</text:p>
          </table:table-cell>
          <table:table-cell table:formula="of:=0.5*[.BL12]*(([.BL6]-[.BK6])/([.BL1]-[.BK1]))^2" office:value-type="float" office:value="0.00464353945278372" calcext:value-type="float">
            <text:p>0.004643539452784</text:p>
          </table:table-cell>
          <table:table-cell table:formula="of:=0.5*[.BM12]*(([.BM6]-[.BL6])/([.BM1]-[.BL1]))^2" office:value-type="float" office:value="0.00152425689629356" calcext:value-type="float">
            <text:p>0.001524256896294</text:p>
          </table:table-cell>
          <table:table-cell table:formula="of:=0.5*[.BN12]*(([.BN6]-[.BM6])/([.BN1]-[.BM1]))^2" office:value-type="float" office:value="0.0000789086006070243" calcext:value-type="float">
            <text:p>7.89086006070243E-05</text:p>
          </table:table-cell>
          <table:table-cell table:formula="of:=0.5*[.BO12]*(([.BO6]-[.BN6])/([.BO1]-[.BN1]))^2" office:value-type="float" office:value="0.00771774405490158" calcext:value-type="float">
            <text:p>0.007717744054902</text:p>
          </table:table-cell>
          <table:table-cell table:formula="of:=0.5*[.BP12]*(([.BP6]-[.BO6])/([.BP1]-[.BO1]))^2" office:value-type="float" office:value="0.00217313407809542" calcext:value-type="float">
            <text:p>0.002173134078095</text:p>
          </table:table-cell>
          <table:table-cell table:formula="of:=0.5*[.BQ12]*(([.BQ6]-[.BP6])/([.BQ1]-[.BP1]))^2" office:value-type="float" office:value="0.00273672018739842" calcext:value-type="float">
            <text:p>0.002736720187398</text:p>
          </table:table-cell>
          <table:table-cell table:formula="of:=0.5*[.BR12]*(([.BR6]-[.BQ6])/([.BR1]-[.BQ1]))^2" office:value-type="float" office:value="0.00409335591180043" calcext:value-type="float">
            <text:p>0.0040933559118</text:p>
          </table:table-cell>
          <table:table-cell table:formula="of:=0.5*[.BS12]*(([.BS6]-[.BR6])/([.BS1]-[.BR1]))^2" office:value-type="float" office:value="0.000721208867758845" calcext:value-type="float">
            <text:p>0.000721208867759</text:p>
          </table:table-cell>
          <table:table-cell table:formula="of:=0.5*[.BT12]*(([.BT6]-[.BS6])/([.BT1]-[.BS1]))^2" office:value-type="float" office:value="0.00329866554971615" calcext:value-type="float">
            <text:p>0.003298665549716</text:p>
          </table:table-cell>
          <table:table-cell table:formula="of:=0.5*[.BU12]*(([.BU6]-[.BT6])/([.BU1]-[.BT1]))^2" office:value-type="float" office:value="0.00184354031067884" calcext:value-type="float">
            <text:p>0.001843540310679</text:p>
          </table:table-cell>
          <table:table-cell table:formula="of:=0.5*[.BV12]*(([.BV6]-[.BU6])/([.BV1]-[.BU1]))^2" office:value-type="float" office:value="0.00402160501312968" calcext:value-type="float">
            <text:p>0.00402160501313</text:p>
          </table:table-cell>
          <table:table-cell table:formula="of:=0.5*[.BW12]*(([.BW6]-[.BV6])/([.BW1]-[.BV1]))^2" office:value-type="float" office:value="0.00174547092250993" calcext:value-type="float">
            <text:p>0.00174547092251</text:p>
          </table:table-cell>
          <table:table-cell table:formula="of:=0.5*[.BX12]*(([.BX6]-[.BW6])/([.BX1]-[.BW1]))^2" office:value-type="float" office:value="0.00279692497059026" calcext:value-type="float">
            <text:p>0.00279692497059</text:p>
          </table:table-cell>
          <table:table-cell table:formula="of:=0.5*[.BY12]*(([.BY6]-[.BX6])/([.BY1]-[.BX1]))^2" office:value-type="float" office:value="0.00038771550493856" calcext:value-type="float">
            <text:p>0.000387715504939</text:p>
          </table:table-cell>
          <table:table-cell table:formula="of:=0.5*[.BZ12]*(([.BZ6]-[.BY6])/([.BZ1]-[.BY1]))^2" office:value-type="float" office:value="0.00130933786303101" calcext:value-type="float">
            <text:p>0.001309337863031</text:p>
          </table:table-cell>
          <table:table-cell table:formula="of:=0.5*[.CA12]*(([.CA6]-[.BZ6])/([.CA1]-[.BZ1]))^2" office:value-type="float" office:value="0.000552588067885089" calcext:value-type="float">
            <text:p>0.000552588067885</text:p>
          </table:table-cell>
          <table:table-cell table:formula="of:=0.5*[.CB12]*(([.CB6]-[.CA6])/([.CB1]-[.CA1]))^2" office:value-type="float" office:value="0.00000292677241103011" calcext:value-type="float">
            <text:p>2.92677241103011E-06</text:p>
          </table:table-cell>
          <table:table-cell table:formula="of:=0.5*[.CC12]*(([.CC6]-[.CB6])/([.CC1]-[.CB1]))^2" office:value-type="float" office:value="0.000337212718193893" calcext:value-type="float">
            <text:p>0.000337212718194</text:p>
          </table:table-cell>
          <table:table-cell table:formula="of:=0.5*[.CD12]*(([.CD6]-[.CC6])/([.CD1]-[.CC1]))^2" office:value-type="float" office:value="0.00107891731416653" calcext:value-type="float">
            <text:p>0.001078917314167</text:p>
          </table:table-cell>
          <table:table-cell table:formula="of:=0.5*[.CE12]*(([.CE6]-[.CD6])/([.CE1]-[.CD1]))^2" office:value-type="float" office:value="0.00103536781341796" calcext:value-type="float">
            <text:p>0.001035367813418</text:p>
          </table:table-cell>
          <table:table-cell table:formula="of:=0.5*[.CF12]*(([.CF6]-[.CE6])/([.CF1]-[.CE1]))^2" office:value-type="float" office:value="0.00758182180956851" calcext:value-type="float">
            <text:p>0.007581821809569</text:p>
          </table:table-cell>
          <table:table-cell table:formula="of:=0.5*[.CG12]*(([.CG6]-[.CF6])/([.CG1]-[.CF1]))^2" office:value-type="float" office:value="0.00308572827698543" calcext:value-type="float">
            <text:p>0.003085728276985</text:p>
          </table:table-cell>
          <table:table-cell table:formula="of:=0.5*[.CH12]*(([.CH6]-[.CG6])/([.CH1]-[.CG1]))^2" office:value-type="float" office:value="0.00348829272210622" calcext:value-type="float">
            <text:p>0.003488292722106</text:p>
          </table:table-cell>
          <table:table-cell table:formula="of:=0.5*[.CI12]*(([.CI6]-[.CH6])/([.CI1]-[.CH1]))^2" office:value-type="float" office:value="0.000694603799553625" calcext:value-type="float">
            <text:p>0.000694603799554</text:p>
          </table:table-cell>
          <table:table-cell table:formula="of:=0.5*[.CJ12]*(([.CJ6]-[.CI6])/([.CJ1]-[.CI1]))^2" office:value-type="float" office:value="0.0023997211164752" calcext:value-type="float">
            <text:p>0.002399721116475</text:p>
          </table:table-cell>
          <table:table-cell table:formula="of:=0.5*[.CK12]*(([.CK6]-[.CJ6])/([.CK1]-[.CJ1]))^2" office:value-type="float" office:value="0.000324106419237962" calcext:value-type="float">
            <text:p>0.000324106419238</text:p>
          </table:table-cell>
          <table:table-cell table:formula="of:=0.5*[.CL12]*(([.CL6]-[.CK6])/([.CL1]-[.CK1]))^2" office:value-type="float" office:value="0.00672909445316058" calcext:value-type="float">
            <text:p>0.006729094453161</text:p>
          </table:table-cell>
          <table:table-cell table:formula="of:=0.5*[.CM12]*(([.CM6]-[.CL6])/([.CM1]-[.CL1]))^2" office:value-type="float" office:value="0.000715505709277793" calcext:value-type="float">
            <text:p>0.000715505709278</text:p>
          </table:table-cell>
          <table:table-cell table:formula="of:=0.5*[.CN12]*(([.CN6]-[.CM6])/([.CN1]-[.CM1]))^2" office:value-type="float" office:value="0.00209269096609466" calcext:value-type="float">
            <text:p>0.002092690966095</text:p>
          </table:table-cell>
          <table:table-cell table:formula="of:=0.5*[.CO12]*(([.CO6]-[.CN6])/([.CO1]-[.CN1]))^2" office:value-type="float" office:value="0.00384200428006878" calcext:value-type="float">
            <text:p>0.003842004280069</text:p>
          </table:table-cell>
          <table:table-cell table:formula="of:=0.5*[.CP12]*(([.CP6]-[.CO6])/([.CP1]-[.CO1]))^2" office:value-type="float" office:value="0.000235241004790961" calcext:value-type="float">
            <text:p>0.000235241004791</text:p>
          </table:table-cell>
          <table:table-cell table:formula="of:=0.5*[.CQ12]*(([.CQ6]-[.CP6])/([.CQ1]-[.CP1]))^2" office:value-type="float" office:value="0.00550343682963288" calcext:value-type="float">
            <text:p>0.005503436829633</text:p>
          </table:table-cell>
          <table:table-cell table:formula="of:=0.5*[.CR12]*(([.CR6]-[.CQ6])/([.CR1]-[.CQ1]))^2" office:value-type="float" office:value="0.00427625320539946" calcext:value-type="float">
            <text:p>0.004276253205399</text:p>
          </table:table-cell>
          <table:table-cell table:formula="of:=0.5*[.CS12]*(([.CS6]-[.CR6])/([.CS1]-[.CR1]))^2" office:value-type="float" office:value="0.000629355124449258" calcext:value-type="float">
            <text:p>0.000629355124449</text:p>
          </table:table-cell>
          <table:table-cell table:formula="of:=0.5*[.CT12]*(([.CT6]-[.CS6])/([.CT1]-[.CS1]))^2" office:value-type="float" office:value="0.00241919222617367" calcext:value-type="float">
            <text:p>0.002419192226174</text:p>
          </table:table-cell>
          <table:table-cell table:formula="of:=0.5*[.CU12]*(([.CU6]-[.CT6])/([.CU1]-[.CT1]))^2" office:value-type="float" office:value="0.00191450913890497" calcext:value-type="float">
            <text:p>0.001914509138905</text:p>
          </table:table-cell>
          <table:table-cell table:formula="of:=0.5*[.CV12]*(([.CV6]-[.CU6])/([.CV1]-[.CU1]))^2" office:value-type="float" office:value="0.0000537444782522596" calcext:value-type="float">
            <text:p>5.37444782522596E-05</text:p>
          </table:table-cell>
          <table:table-cell table:formula="of:=0.5*[.CW12]*(([.CW6]-[.CV6])/([.CW1]-[.CV1]))^2" office:value-type="float" office:value="0.00126607909131378" calcext:value-type="float">
            <text:p>0.001266079091314</text:p>
          </table:table-cell>
          <table:table-cell table:formula="of:=0.5*[.CX12]*(([.CX6]-[.CW6])/([.CX1]-[.CW1]))^2" office:value-type="float" office:value="0.00389978740256336" calcext:value-type="float">
            <text:p>0.003899787402563</text:p>
          </table:table-cell>
          <table:table-cell table:formula="of:=0.5*[.CY12]*(([.CY6]-[.CX6])/([.CY1]-[.CX1]))^2" office:value-type="float" office:value="0.000014447818300546" calcext:value-type="float">
            <text:p>1.4447818300546E-05</text:p>
          </table:table-cell>
          <table:table-cell table:formula="of:=0.5*[.CZ12]*(([.CZ6]-[.CY6])/([.CZ1]-[.CY1]))^2" office:value-type="float" office:value="0.000134487481107106" calcext:value-type="float">
            <text:p>0.000134487481107</text:p>
          </table:table-cell>
          <table:table-cell table:formula="of:=0.5*[.DA12]*(([.DA6]-[.CZ6])/([.DA1]-[.CZ1]))^2" office:value-type="float" office:value="0.00237201915954221" calcext:value-type="float">
            <text:p>0.002372019159542</text:p>
          </table:table-cell>
          <table:table-cell table:formula="of:=0.5*[.DB12]*(([.DB6]-[.DA6])/([.DB1]-[.DA1]))^2" office:value-type="float" office:value="0.000123939907165295" calcext:value-type="float">
            <text:p>0.000123939907165</text:p>
          </table:table-cell>
          <table:table-cell table:formula="of:=0.5*[.DC12]*(([.DC6]-[.DB6])/([.DC1]-[.DB1]))^2" office:value-type="float" office:value="0.00120287732855002" calcext:value-type="float">
            <text:p>0.00120287732855</text:p>
          </table:table-cell>
          <table:table-cell table:formula="of:=0.5*[.DD12]*(([.DD6]-[.DC6])/([.DD1]-[.DC1]))^2" office:value-type="float" office:value="0.00830471762738037" calcext:value-type="float">
            <text:p>0.00830471762738</text:p>
          </table:table-cell>
          <table:table-cell table:formula="of:=0.5*[.DE12]*(([.DE6]-[.DD6])/([.DE1]-[.DD1]))^2" office:value-type="float" office:value="0.00183136966586533" calcext:value-type="float">
            <text:p>0.001831369665865</text:p>
          </table:table-cell>
          <table:table-cell table:formula="of:=0.5*[.DF12]*(([.DF6]-[.DE6])/([.DF1]-[.DE1]))^2" office:value-type="float" office:value="0.000957331731495148" calcext:value-type="float">
            <text:p>0.000957331731495</text:p>
          </table:table-cell>
          <table:table-cell table:formula="of:=0.5*[.DG12]*(([.DG6]-[.DF6])/([.DG1]-[.DF1]))^2" office:value-type="float" office:value="0.000000351555683924514" calcext:value-type="float">
            <text:p>3.51555683924514E-07</text:p>
          </table:table-cell>
          <table:table-cell table:formula="of:=0.5*[.DH12]*(([.DH6]-[.DG6])/([.DH1]-[.DG1]))^2" office:value-type="float" office:value="0.0011456136940088" calcext:value-type="float">
            <text:p>0.001145613694009</text:p>
          </table:table-cell>
          <table:table-cell table:formula="of:=0.5*[.DI12]*(([.DI6]-[.DH6])/([.DI1]-[.DH1]))^2" office:value-type="float" office:value="0.0000371110535265074" calcext:value-type="float">
            <text:p>3.71110535265074E-05</text:p>
          </table:table-cell>
          <table:table-cell table:formula="of:=0.5*[.DJ12]*(([.DJ6]-[.DI6])/([.DJ1]-[.DI1]))^2" office:value-type="float" office:value="0.000108993124351309" calcext:value-type="float">
            <text:p>0.000108993124351</text:p>
          </table:table-cell>
          <table:table-cell table:formula="of:=0.5*[.DK12]*(([.DK6]-[.DJ6])/([.DK1]-[.DJ1]))^2" office:value-type="float" office:value="0.00334415725219401" calcext:value-type="float">
            <text:p>0.003344157252194</text:p>
          </table:table-cell>
          <table:table-cell table:formula="of:=0.5*[.DL12]*(([.DL6]-[.DK6])/([.DL1]-[.DK1]))^2" office:value-type="float" office:value="0.0000730012941878982" calcext:value-type="float">
            <text:p>7.30012941878982E-05</text:p>
          </table:table-cell>
          <table:table-cell table:formula="of:=0.5*[.DM12]*(([.DM6]-[.DL6])/([.DM1]-[.DL1]))^2" office:value-type="float" office:value="0.00187460186581639" calcext:value-type="float">
            <text:p>0.001874601865816</text:p>
          </table:table-cell>
          <table:table-cell table:formula="of:=0.5*[.DN12]*(([.DN6]-[.DM6])/([.DN1]-[.DM1]))^2" office:value-type="float" office:value="0.00498457562444573" calcext:value-type="float">
            <text:p>0.004984575624446</text:p>
          </table:table-cell>
          <table:table-cell table:formula="of:=0.5*[.DO12]*(([.DO6]-[.DN6])/([.DO1]-[.DN1]))^2" office:value-type="float" office:value="0.00170579904279773" calcext:value-type="float">
            <text:p>0.001705799042798</text:p>
          </table:table-cell>
          <table:table-cell table:formula="of:=0.5*[.DP12]*(([.DP6]-[.DO6])/([.DP1]-[.DO1]))^2" office:value-type="float" office:value="0.00547369354242512" calcext:value-type="float">
            <text:p>0.005473693542425</text:p>
          </table:table-cell>
          <table:table-cell table:formula="of:=0.5*[.DQ12]*(([.DQ6]-[.DP6])/([.DQ1]-[.DP1]))^2" office:value-type="float" office:value="0.00000434226153792107" calcext:value-type="float">
            <text:p>4.34226153792107E-06</text:p>
          </table:table-cell>
          <table:table-cell table:formula="of:=0.5*[.DR12]*(([.DR6]-[.DQ6])/([.DR1]-[.DQ1]))^2" office:value-type="float" office:value="0.000603560599838525" calcext:value-type="float">
            <text:p>0.000603560599839</text:p>
          </table:table-cell>
          <table:table-cell table:formula="of:=0.5*[.DS12]*(([.DS6]-[.DR6])/([.DS1]-[.DR1]))^2" office:value-type="float" office:value="0.00188342306895901" calcext:value-type="float">
            <text:p>0.001883423068959</text:p>
          </table:table-cell>
          <table:table-cell table:formula="of:=0.5*[.DT12]*(([.DT6]-[.DS6])/([.DT1]-[.DS1]))^2" office:value-type="float" office:value="0.0010866067154487" calcext:value-type="float">
            <text:p>0.001086606715449</text:p>
          </table:table-cell>
          <table:table-cell table:formula="of:=0.5*[.DU12]*(([.DU6]-[.DT6])/([.DU1]-[.DT1]))^2" office:value-type="float" office:value="0.00210941656429827" calcext:value-type="float">
            <text:p>0.002109416564298</text:p>
          </table:table-cell>
          <table:table-cell table:formula="of:=0.5*[.DV12]*(([.DV6]-[.DU6])/([.DV1]-[.DU1]))^2" office:value-type="float" office:value="0.000165307513476028" calcext:value-type="float">
            <text:p>0.000165307513476</text:p>
          </table:table-cell>
          <table:table-cell table:formula="of:=0.5*[.DW12]*(([.DW6]-[.DV6])/([.DW1]-[.DV1]))^2" office:value-type="float" office:value="0.0000114594891156512" calcext:value-type="float">
            <text:p>1.14594891156512E-05</text:p>
          </table:table-cell>
          <table:table-cell table:formula="of:=0.5*[.DX12]*(([.DX6]-[.DW6])/([.DX1]-[.DW1]))^2" office:value-type="float" office:value="0.00295293919926598" calcext:value-type="float">
            <text:p>0.002952939199266</text:p>
          </table:table-cell>
          <table:table-cell table:formula="of:=0.5*[.DY12]*(([.DY6]-[.DX6])/([.DY1]-[.DX1]))^2" office:value-type="float" office:value="0.000387297487755336" calcext:value-type="float">
            <text:p>0.000387297487755</text:p>
          </table:table-cell>
          <table:table-cell table:formula="of:=0.5*[.DZ12]*(([.DZ6]-[.DY6])/([.DZ1]-[.DY1]))^2" office:value-type="float" office:value="0.00873591878190619" calcext:value-type="float">
            <text:p>0.008735918781906</text:p>
          </table:table-cell>
          <table:table-cell table:formula="of:=0.5*[.EA12]*(([.EA6]-[.DZ6])/([.EA1]-[.DZ1]))^2" office:value-type="float" office:value="0.000023994416472252" calcext:value-type="float">
            <text:p>2.3994416472252E-05</text:p>
          </table:table-cell>
          <table:table-cell table:formula="of:=0.5*[.EB12]*(([.EB6]-[.EA6])/([.EB1]-[.EA1]))^2" office:value-type="float" office:value="0.00196627009938869" calcext:value-type="float">
            <text:p>0.001966270099389</text:p>
          </table:table-cell>
          <table:table-cell table:formula="of:=0.5*[.EC12]*(([.EC6]-[.EB6])/([.EC1]-[.EB1]))^2" office:value-type="float" office:value="0.00547718204595574" calcext:value-type="float">
            <text:p>0.005477182045956</text:p>
          </table:table-cell>
          <table:table-cell table:formula="of:=0.5*[.ED12]*(([.ED6]-[.EC6])/([.ED1]-[.EC1]))^2" office:value-type="float" office:value="0.000258131850793351" calcext:value-type="float">
            <text:p>0.000258131850793</text:p>
          </table:table-cell>
          <table:table-cell table:formula="of:=0.5*[.EE12]*(([.EE6]-[.ED6])/([.EE1]-[.ED1]))^2" office:value-type="float" office:value="0.00490578801323491" calcext:value-type="float">
            <text:p>0.004905788013235</text:p>
          </table:table-cell>
          <table:table-cell table:formula="of:=0.5*[.EF12]*(([.EF6]-[.EE6])/([.EF1]-[.EE1]))^2" office:value-type="float" office:value="0.0070523295530093" calcext:value-type="float">
            <text:p>0.007052329553009</text:p>
          </table:table-cell>
          <table:table-cell table:formula="of:=0.5*[.EG12]*(([.EG6]-[.EF6])/([.EG1]-[.EF1]))^2" office:value-type="float" office:value="0.0000238184693442132" calcext:value-type="float">
            <text:p>2.38184693442132E-05</text:p>
          </table:table-cell>
          <table:table-cell table:formula="of:=0.5*[.EH12]*(([.EH6]-[.EG6])/([.EH1]-[.EG1]))^2" office:value-type="float" office:value="0.000529132137925245" calcext:value-type="float">
            <text:p>0.000529132137925</text:p>
          </table:table-cell>
          <table:table-cell table:formula="of:=0.5*[.EI12]*(([.EI6]-[.EH6])/([.EI1]-[.EH1]))^2" office:value-type="float" office:value="0.0031173184222651" calcext:value-type="float">
            <text:p>0.003117318422265</text:p>
          </table:table-cell>
          <table:table-cell table:formula="of:=0.5*[.EJ12]*(([.EJ6]-[.EI6])/([.EJ1]-[.EI1]))^2" office:value-type="float" office:value="0.00505236528879153" calcext:value-type="float">
            <text:p>0.005052365288792</text:p>
          </table:table-cell>
          <table:table-cell table:formula="of:=0.5*[.EK12]*(([.EK6]-[.EJ6])/([.EK1]-[.EJ1]))^2" office:value-type="float" office:value="0.0014507645326" calcext:value-type="float">
            <text:p>0.0014507645326</text:p>
          </table:table-cell>
          <table:table-cell table:formula="of:=0.5*[.EL12]*(([.EL6]-[.EK6])/([.EL1]-[.EK1]))^2" office:value-type="float" office:value="0.0000547261109256605" calcext:value-type="float">
            <text:p>5.47261109256605E-05</text:p>
          </table:table-cell>
          <table:table-cell table:formula="of:=0.5*[.EM12]*(([.EM6]-[.EL6])/([.EM1]-[.EL1]))^2" office:value-type="float" office:value="0.0000510532008256695" calcext:value-type="float">
            <text:p>5.10532008256695E-05</text:p>
          </table:table-cell>
          <table:table-cell table:formula="of:=0.5*[.EN12]*(([.EN6]-[.EM6])/([.EN1]-[.EM1]))^2" office:value-type="float" office:value="0.0000732944877197173" calcext:value-type="float">
            <text:p>7.32944877197173E-05</text:p>
          </table:table-cell>
          <table:table-cell table:formula="of:=0.5*[.EO12]*(([.EO6]-[.EN6])/([.EO1]-[.EN1]))^2" office:value-type="float" office:value="0.00325920918668027" calcext:value-type="float">
            <text:p>0.00325920918668</text:p>
          </table:table-cell>
          <table:table-cell table:formula="of:=0.5*[.EP12]*(([.EP6]-[.EO6])/([.EP1]-[.EO1]))^2" office:value-type="float" office:value="0.0018888847823901" calcext:value-type="float">
            <text:p>0.00188888478239</text:p>
          </table:table-cell>
          <table:table-cell table:formula="of:=0.5*[.EQ12]*(([.EQ6]-[.EP6])/([.EQ1]-[.EP1]))^2" office:value-type="float" office:value="0.00371993237162037" calcext:value-type="float">
            <text:p>0.00371993237162</text:p>
          </table:table-cell>
          <table:table-cell table:formula="of:=0.5*[.ER12]*(([.ER6]-[.EQ6])/([.ER1]-[.EQ1]))^2" office:value-type="float" office:value="0.000563792707481539" calcext:value-type="float">
            <text:p>0.000563792707482</text:p>
          </table:table-cell>
          <table:table-cell table:formula="of:=0.5*[.ES12]*(([.ES6]-[.ER6])/([.ES1]-[.ER1]))^2" office:value-type="float" office:value="0.00561396188391064" calcext:value-type="float">
            <text:p>0.005613961883911</text:p>
          </table:table-cell>
          <table:table-cell table:formula="of:=0.5*[.ET12]*(([.ET6]-[.ES6])/([.ET1]-[.ES1]))^2" office:value-type="float" office:value="0.000591417636929305" calcext:value-type="float">
            <text:p>0.000591417636929</text:p>
          </table:table-cell>
          <table:table-cell table:formula="of:=0.5*[.EU12]*(([.EU6]-[.ET6])/([.EU1]-[.ET1]))^2" office:value-type="float" office:value="0.00259902781691537" calcext:value-type="float">
            <text:p>0.002599027816915</text:p>
          </table:table-cell>
          <table:table-cell table:formula="of:=0.5*[.EV12]*(([.EV6]-[.EU6])/([.EV1]-[.EU1]))^2" office:value-type="float" office:value="0.0036960920865003" calcext:value-type="float">
            <text:p>0.0036960920865</text:p>
          </table:table-cell>
          <table:table-cell table:formula="of:=0.5*[.EW12]*(([.EW6]-[.EV6])/([.EW1]-[.EV1]))^2" office:value-type="float" office:value="0.000034962081023758" calcext:value-type="float">
            <text:p>3.4962081023758E-05</text:p>
          </table:table-cell>
          <table:table-cell table:formula="of:=0.5*[.EX12]*(([.EX6]-[.EW6])/([.EX1]-[.EW1]))^2" office:value-type="float" office:value="0.0000534563023490842" calcext:value-type="float">
            <text:p>5.34563023490842E-05</text:p>
          </table:table-cell>
          <table:table-cell table:formula="of:=0.5*[.EY12]*(([.EY6]-[.EX6])/([.EY1]-[.EX1]))^2" office:value-type="float" office:value="0.00296886756525364" calcext:value-type="float">
            <text:p>0.002968867565254</text:p>
          </table:table-cell>
          <table:table-cell table:formula="of:=0.5*[.EZ12]*(([.EZ6]-[.EY6])/([.EZ1]-[.EY1]))^2" office:value-type="float" office:value="0.000123891741055847" calcext:value-type="float">
            <text:p>0.000123891741056</text:p>
          </table:table-cell>
          <table:table-cell table:formula="of:=0.5*[.FA12]*(([.FA6]-[.EZ6])/([.FA1]-[.EZ1]))^2" office:value-type="float" office:value="0.011008217896374" calcext:value-type="float">
            <text:p>0.011008217896374</text:p>
          </table:table-cell>
          <table:table-cell table:formula="of:=0.5*[.FB12]*(([.FB6]-[.FA6])/([.FB1]-[.FA1]))^2" office:value-type="float" office:value="0.000449881204812617" calcext:value-type="float">
            <text:p>0.000449881204813</text:p>
          </table:table-cell>
          <table:table-cell table:formula="of:=0.5*[.FC12]*(([.FC6]-[.FB6])/([.FC1]-[.FB1]))^2" office:value-type="float" office:value="0.00647086727766539" calcext:value-type="float">
            <text:p>0.006470867277665</text:p>
          </table:table-cell>
          <table:table-cell table:formula="of:=0.5*[.FD12]*(([.FD6]-[.FC6])/([.FD1]-[.FC1]))^2" office:value-type="float" office:value="0.000370796721470335" calcext:value-type="float">
            <text:p>0.00037079672147</text:p>
          </table:table-cell>
          <table:table-cell table:formula="of:=0.5*[.FE12]*(([.FE6]-[.FD6])/([.FE1]-[.FD1]))^2" office:value-type="float" office:value="0.00000879396432039272" calcext:value-type="float">
            <text:p>8.79396432039272E-06</text:p>
          </table:table-cell>
          <table:table-cell table:formula="of:=0.5*[.FF12]*(([.FF6]-[.FE6])/([.FF1]-[.FE1]))^2" office:value-type="float" office:value="0.000560240101139319" calcext:value-type="float">
            <text:p>0.000560240101139</text:p>
          </table:table-cell>
          <table:table-cell table:formula="of:=0.5*[.FG12]*(([.FG6]-[.FF6])/([.FG1]-[.FF1]))^2" office:value-type="float" office:value="0.00695292942966791" calcext:value-type="float">
            <text:p>0.006952929429668</text:p>
          </table:table-cell>
          <table:table-cell table:formula="of:=0.5*[.FH12]*(([.FH6]-[.FG6])/([.FH1]-[.FG1]))^2" office:value-type="float" office:value="0.000174684592675267" calcext:value-type="float">
            <text:p>0.000174684592675</text:p>
          </table:table-cell>
          <table:table-cell table:formula="of:=0.5*[.FI12]*(([.FI6]-[.FH6])/([.FI1]-[.FH1]))^2" office:value-type="float" office:value="0.00235485331003334" calcext:value-type="float">
            <text:p>0.002354853310033</text:p>
          </table:table-cell>
          <table:table-cell table:formula="of:=0.5*[.FJ12]*(([.FJ6]-[.FI6])/([.FJ1]-[.FI1]))^2" office:value-type="float" office:value="0.00471105207266029" calcext:value-type="float">
            <text:p>0.00471105207266</text:p>
          </table:table-cell>
          <table:table-cell table:formula="of:=0.5*[.FK12]*(([.FK6]-[.FJ6])/([.FK1]-[.FJ1]))^2" office:value-type="float" office:value="0.00002431221987168" calcext:value-type="float">
            <text:p>2.431221987168E-05</text:p>
          </table:table-cell>
          <table:table-cell table:formula="of:=0.5*[.FL12]*(([.FL6]-[.FK6])/([.FL1]-[.FK1]))^2" office:value-type="float" office:value="0.101645999324802" calcext:value-type="float">
            <text:p>0.101645999324802</text:p>
          </table:table-cell>
          <table:table-cell table:formula="of:=0.5*[.FM12]*(([.FM6]-[.FL6])/([.FM1]-[.FL1]))^2" office:value-type="float" office:value="0.000381282054380718" calcext:value-type="float">
            <text:p>0.000381282054381</text:p>
          </table:table-cell>
          <table:table-cell table:formula="of:=0.5*[.FN12]*(([.FN6]-[.FM6])/([.FN1]-[.FM1]))^2" office:value-type="float" office:value="0.0106911884092435" calcext:value-type="float">
            <text:p>0.010691188409244</text:p>
          </table:table-cell>
          <table:table-cell table:formula="of:=0.5*[.FO12]*(([.FO6]-[.FN6])/([.FO1]-[.FN1]))^2" office:value-type="float" office:value="0.00104571271802374" calcext:value-type="float">
            <text:p>0.001045712718024</text:p>
          </table:table-cell>
          <table:table-cell table:formula="of:=0.5*[.FP12]*(([.FP6]-[.FO6])/([.FP1]-[.FO1]))^2" office:value-type="float" office:value="0.0133669339769384" calcext:value-type="float">
            <text:p>0.013366933976938</text:p>
          </table:table-cell>
          <table:table-cell table:formula="of:=0.5*[.FQ12]*(([.FQ6]-[.FP6])/([.FQ1]-[.FP1]))^2" office:value-type="float" office:value="0.0144316202806609" calcext:value-type="float">
            <text:p>0.014431620280661</text:p>
          </table:table-cell>
          <table:table-cell table:formula="of:=0.5*[.FR12]*(([.FR6]-[.FQ6])/([.FR1]-[.FQ1]))^2" office:value-type="float" office:value="0.000391670447793446" calcext:value-type="float">
            <text:p>0.000391670447793</text:p>
          </table:table-cell>
          <table:table-cell table:formula="of:=0.5*[.FS12]*(([.FS6]-[.FR6])/([.FS1]-[.FR1]))^2" office:value-type="float" office:value="0.000983057076300276" calcext:value-type="float">
            <text:p>0.0009830570763</text:p>
          </table:table-cell>
          <table:table-cell table:formula="of:=0.5*[.FT12]*(([.FT6]-[.FS6])/([.FT1]-[.FS1]))^2" office:value-type="float" office:value="0.0119035327834162" calcext:value-type="float">
            <text:p>0.011903532783416</text:p>
          </table:table-cell>
          <table:table-cell table:formula="of:=0.5*[.FU12]*(([.FU6]-[.FT6])/([.FU1]-[.FT1]))^2" office:value-type="float" office:value="0.015580243391713" calcext:value-type="float">
            <text:p>0.015580243391713</text:p>
          </table:table-cell>
          <table:table-cell table:formula="of:=0.5*[.FV12]*(([.FV6]-[.FU6])/([.FV1]-[.FU1]))^2" office:value-type="float" office:value="0.000821315720408032" calcext:value-type="float">
            <text:p>0.000821315720408</text:p>
          </table:table-cell>
          <table:table-cell table:formula="of:=0.5*[.FW12]*(([.FW6]-[.FV6])/([.FW1]-[.FV1]))^2" office:value-type="float" office:value="0.0134936403595164" calcext:value-type="float">
            <text:p>0.013493640359516</text:p>
          </table:table-cell>
          <table:table-cell table:formula="of:=0.5*[.FX12]*(([.FX6]-[.FW6])/([.FX1]-[.FW1]))^2" office:value-type="float" office:value="0.00120286939638233" calcext:value-type="float">
            <text:p>0.001202869396382</text:p>
          </table:table-cell>
          <table:table-cell table:formula="of:=0.5*[.FY12]*(([.FY6]-[.FX6])/([.FY1]-[.FX1]))^2" office:value-type="float" office:value="0.0000335024007958192" calcext:value-type="float">
            <text:p>3.35024007958192E-05</text:p>
          </table:table-cell>
          <table:table-cell table:formula="of:=0.5*[.FZ12]*(([.FZ6]-[.FY6])/([.FZ1]-[.FY1]))^2" office:value-type="float" office:value="0.000429807241950022" calcext:value-type="float">
            <text:p>0.00042980724195</text:p>
          </table:table-cell>
          <table:table-cell table:formula="of:=0.5*[.GA12]*(([.GA6]-[.FZ6])/([.GA1]-[.FZ1]))^2" office:value-type="float" office:value="0.00174102900628224" calcext:value-type="float">
            <text:p>0.001741029006282</text:p>
          </table:table-cell>
          <table:table-cell table:formula="of:=0.5*[.GB12]*(([.GB6]-[.GA6])/([.GB1]-[.GA1]))^2" office:value-type="float" office:value="0.00353535368208232" calcext:value-type="float">
            <text:p>0.003535353682082</text:p>
          </table:table-cell>
          <table:table-cell table:formula="of:=0.5*[.GC12]*(([.GC6]-[.GB6])/([.GC1]-[.GB1]))^2" office:value-type="float" office:value="0.000329457466976183" calcext:value-type="float">
            <text:p>0.000329457466976</text:p>
          </table:table-cell>
          <table:table-cell table:formula="of:=0.5*[.GD12]*(([.GD6]-[.GC6])/([.GD1]-[.GC1]))^2" office:value-type="float" office:value="0.00102439334845394" calcext:value-type="float">
            <text:p>0.001024393348454</text:p>
          </table:table-cell>
          <table:table-cell table:formula="of:=0.5*[.GE12]*(([.GE6]-[.GD6])/([.GE1]-[.GD1]))^2" office:value-type="float" office:value="0.0082067076735291" calcext:value-type="float">
            <text:p>0.008206707673529</text:p>
          </table:table-cell>
          <table:table-cell table:formula="of:=0.5*[.GF12]*(([.GF6]-[.GE6])/([.GF1]-[.GE1]))^2" office:value-type="float" office:value="0.00207880394774014" calcext:value-type="float">
            <text:p>0.00207880394774</text:p>
          </table:table-cell>
          <table:table-cell table:formula="of:=0.5*[.GG12]*(([.GG6]-[.GF6])/([.GG1]-[.GF1]))^2" office:value-type="float" office:value="0.0040364724219756" calcext:value-type="float">
            <text:p>0.004036472421976</text:p>
          </table:table-cell>
          <table:table-cell table:formula="of:=0.5*[.GH12]*(([.GH6]-[.GG6])/([.GH1]-[.GG1]))^2" office:value-type="float" office:value="0.000026976001243423" calcext:value-type="float">
            <text:p>2.6976001243423E-05</text:p>
          </table:table-cell>
          <table:table-cell table:formula="of:=0.5*[.GI12]*(([.GI6]-[.GH6])/([.GI1]-[.GH1]))^2" office:value-type="float" office:value="0.000882153247211386" calcext:value-type="float">
            <text:p>0.000882153247211</text:p>
          </table:table-cell>
          <table:table-cell table:formula="of:=0.5*[.GJ12]*(([.GJ6]-[.GI6])/([.GJ1]-[.GI1]))^2" office:value-type="float" office:value="0.0021348264274309" calcext:value-type="float">
            <text:p>0.002134826427431</text:p>
          </table:table-cell>
          <table:table-cell table:formula="of:=0.5*[.GK12]*(([.GK6]-[.GJ6])/([.GK1]-[.GJ1]))^2" office:value-type="float" office:value="0.00147917352163075" calcext:value-type="float">
            <text:p>0.001479173521631</text:p>
          </table:table-cell>
          <table:table-cell table:formula="of:=0.5*[.GL12]*(([.GL6]-[.GK6])/([.GL1]-[.GK1]))^2" office:value-type="float" office:value="0.00799930075872627" calcext:value-type="float">
            <text:p>0.007999300758726</text:p>
          </table:table-cell>
          <table:table-cell table:formula="of:=0.5*[.GM12]*(([.GM6]-[.GL6])/([.GM1]-[.GL1]))^2" office:value-type="float" office:value="0.000252344185179508" calcext:value-type="float">
            <text:p>0.00025234418518</text:p>
          </table:table-cell>
          <table:table-cell table:formula="of:=0.5*[.GN12]*(([.GN6]-[.GM6])/([.GN1]-[.GM1]))^2" office:value-type="float" office:value="0.000823202360808704" calcext:value-type="float">
            <text:p>0.000823202360809</text:p>
          </table:table-cell>
          <table:table-cell table:formula="of:=0.5*[.GO12]*(([.GO6]-[.GN6])/([.GO1]-[.GN1]))^2" office:value-type="float" office:value="0.0000797519394684025" calcext:value-type="float">
            <text:p>7.97519394684025E-05</text:p>
          </table:table-cell>
          <table:table-cell table:formula="of:=0.5*[.GP12]*(([.GP6]-[.GO6])/([.GP1]-[.GO1]))^2" office:value-type="float" office:value="0.00567969972117119" calcext:value-type="float">
            <text:p>0.005679699721171</text:p>
          </table:table-cell>
          <table:table-cell table:formula="of:=0.5*[.GQ12]*(([.GQ6]-[.GP6])/([.GQ1]-[.GP1]))^2" office:value-type="float" office:value="0.00745922831241513" calcext:value-type="float">
            <text:p>0.007459228312415</text:p>
          </table:table-cell>
          <table:table-cell table:formula="of:=0.5*[.GR12]*(([.GR6]-[.GQ6])/([.GR1]-[.GQ1]))^2" office:value-type="float" office:value="0.0000944923408598504" calcext:value-type="float">
            <text:p>9.44923408598504E-05</text:p>
          </table:table-cell>
          <table:table-cell table:formula="of:=0.5*[.GS12]*(([.GS6]-[.GR6])/([.GS1]-[.GR1]))^2" office:value-type="float" office:value="0.000000700775022297166" calcext:value-type="float">
            <text:p>7.00775022297166E-07</text:p>
          </table:table-cell>
          <table:table-cell table:formula="of:=0.5*[.GT12]*(([.GT6]-[.GS6])/([.GT1]-[.GS1]))^2" office:value-type="float" office:value="0.0119582658465891" calcext:value-type="float">
            <text:p>0.011958265846589</text:p>
          </table:table-cell>
          <table:table-cell table:formula="of:=0.5*[.GU12]*(([.GU6]-[.GT6])/([.GU1]-[.GT1]))^2" office:value-type="float" office:value="0.00360818963057073" calcext:value-type="float">
            <text:p>0.003608189630571</text:p>
          </table:table-cell>
          <table:table-cell table:formula="of:=0.5*[.GV12]*(([.GV6]-[.GU6])/([.GV1]-[.GU1]))^2" office:value-type="float" office:value="0.0000971148211733856" calcext:value-type="float">
            <text:p>9.71148211733856E-05</text:p>
          </table:table-cell>
          <table:table-cell table:formula="of:=0.5*[.GW12]*(([.GW6]-[.GV6])/([.GW1]-[.GV1]))^2" office:value-type="float" office:value="0.00225252486747634" calcext:value-type="float">
            <text:p>0.002252524867476</text:p>
          </table:table-cell>
          <table:table-cell table:formula="of:=0.5*[.GX12]*(([.GX6]-[.GW6])/([.GX1]-[.GW1]))^2" office:value-type="float" office:value="0.00250798694445205" calcext:value-type="float">
            <text:p>0.002507986944452</text:p>
          </table:table-cell>
          <table:table-cell table:formula="of:=0.5*[.GY12]*(([.GY6]-[.GX6])/([.GY1]-[.GX1]))^2" office:value-type="float" office:value="0.000490655214409154" calcext:value-type="float">
            <text:p>0.000490655214409</text:p>
          </table:table-cell>
          <table:table-cell table:formula="of:=0.5*[.GZ12]*(([.GZ6]-[.GY6])/([.GZ1]-[.GY1]))^2" office:value-type="float" office:value="0.000985460553099936" calcext:value-type="float">
            <text:p>0.0009854605531</text:p>
          </table:table-cell>
          <table:table-cell table:formula="of:=0.5*[.HA12]*(([.HA6]-[.GZ6])/([.HA1]-[.GZ1]))^2" office:value-type="float" office:value="0.0000161763867111524" calcext:value-type="float">
            <text:p>1.61763867111524E-05</text:p>
          </table:table-cell>
          <table:table-cell table:formula="of:=0.5*[.HB12]*(([.HB6]-[.HA6])/([.HB1]-[.HA1]))^2" office:value-type="float" office:value="0.00157216390676968" calcext:value-type="float">
            <text:p>0.00157216390677</text:p>
          </table:table-cell>
          <table:table-cell table:formula="of:=0.5*[.HC12]*(([.HC6]-[.HB6])/([.HC1]-[.HB1]))^2" office:value-type="float" office:value="0.00034513561305817" calcext:value-type="float">
            <text:p>0.000345135613058</text:p>
          </table:table-cell>
          <table:table-cell table:formula="of:=0.5*[.HD12]*(([.HD6]-[.HC6])/([.HD1]-[.HC1]))^2" office:value-type="float" office:value="0.00325247341825285" calcext:value-type="float">
            <text:p>0.003252473418253</text:p>
          </table:table-cell>
          <table:table-cell table:formula="of:=0.5*[.HE12]*(([.HE6]-[.HD6])/([.HE1]-[.HD1]))^2" office:value-type="float" office:value="0.00199789873247708" calcext:value-type="float">
            <text:p>0.001997898732477</text:p>
          </table:table-cell>
          <table:table-cell table:formula="of:=0.5*[.HF12]*(([.HF6]-[.HE6])/([.HF1]-[.HE1]))^2" office:value-type="float" office:value="0.000073357115011943" calcext:value-type="float">
            <text:p>7.3357115011943E-05</text:p>
          </table:table-cell>
          <table:table-cell table:formula="of:=0.5*[.HG12]*(([.HG6]-[.HF6])/([.HG1]-[.HF1]))^2" office:value-type="float" office:value="0.00442679069969213" calcext:value-type="float">
            <text:p>0.004426790699692</text:p>
          </table:table-cell>
          <table:table-cell table:formula="of:=0.5*[.HH12]*(([.HH6]-[.HG6])/([.HH1]-[.HG1]))^2" office:value-type="float" office:value="0.00302843327641529" calcext:value-type="float">
            <text:p>0.003028433276415</text:p>
          </table:table-cell>
          <table:table-cell table:formula="of:=0.5*[.HI12]*(([.HI6]-[.HH6])/([.HI1]-[.HH1]))^2" office:value-type="float" office:value="0.0047980055828919" calcext:value-type="float">
            <text:p>0.004798005582892</text:p>
          </table:table-cell>
          <table:table-cell table:formula="of:=0.5*[.HJ12]*(([.HJ6]-[.HI6])/([.HJ1]-[.HI1]))^2" office:value-type="float" office:value="0.0000540724215005258" calcext:value-type="float">
            <text:p>5.40724215005258E-05</text:p>
          </table:table-cell>
          <table:table-cell table:formula="of:=0.5*[.HK12]*(([.HK6]-[.HJ6])/([.HK1]-[.HJ1]))^2" office:value-type="float" office:value="0.00000419539505546848" calcext:value-type="float">
            <text:p>4.19539505546848E-06</text:p>
          </table:table-cell>
          <table:table-cell table:formula="of:=0.5*[.HL12]*(([.HL6]-[.HK6])/([.HL1]-[.HK1]))^2" office:value-type="float" office:value="0.000876486816207431" calcext:value-type="float">
            <text:p>0.000876486816207</text:p>
          </table:table-cell>
          <table:table-cell table:formula="of:=0.5*[.HM12]*(([.HM6]-[.HL6])/([.HM1]-[.HL1]))^2" office:value-type="float" office:value="0.000332628796689114" calcext:value-type="float">
            <text:p>0.000332628796689</text:p>
          </table:table-cell>
          <table:table-cell table:formula="of:=0.5*[.HN12]*(([.HN6]-[.HM6])/([.HN1]-[.HM1]))^2" office:value-type="float" office:value="0.00233408180620145" calcext:value-type="float">
            <text:p>0.002334081806201</text:p>
          </table:table-cell>
          <table:table-cell table:formula="of:=0.5*[.HO12]*(([.HO6]-[.HN6])/([.HO1]-[.HN1]))^2" office:value-type="float" office:value="0.00124026258311063" calcext:value-type="float">
            <text:p>0.001240262583111</text:p>
          </table:table-cell>
          <table:table-cell table:formula="of:=0.5*[.HP12]*(([.HP6]-[.HO6])/([.HP1]-[.HO1]))^2" office:value-type="float" office:value="0.000363271455692569" calcext:value-type="float">
            <text:p>0.000363271455693</text:p>
          </table:table-cell>
          <table:table-cell table:formula="of:=0.5*[.HQ12]*(([.HQ6]-[.HP6])/([.HQ1]-[.HP1]))^2" office:value-type="float" office:value="0.00417329883154125" calcext:value-type="float">
            <text:p>0.004173298831541</text:p>
          </table:table-cell>
          <table:table-cell table:formula="of:=0.5*[.HR12]*(([.HR6]-[.HQ6])/([.HR1]-[.HQ1]))^2" office:value-type="float" office:value="0.000343026548987561" calcext:value-type="float">
            <text:p>0.000343026548988</text:p>
          </table:table-cell>
          <table:table-cell table:formula="of:=0.5*[.HS12]*(([.HS6]-[.HR6])/([.HS1]-[.HR1]))^2" office:value-type="float" office:value="0.00395539227628718" calcext:value-type="float">
            <text:p>0.003955392276287</text:p>
          </table:table-cell>
          <table:table-cell table:formula="of:=0.5*[.HT12]*(([.HT6]-[.HS6])/([.HT1]-[.HS1]))^2" office:value-type="float" office:value="0.00108187527809119" calcext:value-type="float">
            <text:p>0.001081875278091</text:p>
          </table:table-cell>
          <table:table-cell table:formula="of:=0.5*[.HU12]*(([.HU6]-[.HT6])/([.HU1]-[.HT1]))^2" office:value-type="float" office:value="0.00130278926476248" calcext:value-type="float">
            <text:p>0.001302789264762</text:p>
          </table:table-cell>
          <table:table-cell table:formula="of:=0.5*[.HV12]*(([.HV6]-[.HU6])/([.HV1]-[.HU1]))^2" office:value-type="float" office:value="0.00892753603751305" calcext:value-type="float">
            <text:p>0.008927536037513</text:p>
          </table:table-cell>
          <table:table-cell table:formula="of:=0.5*[.HW12]*(([.HW6]-[.HV6])/([.HW1]-[.HV1]))^2" office:value-type="float" office:value="0.00213001679886234" calcext:value-type="float">
            <text:p>0.002130016798862</text:p>
          </table:table-cell>
          <table:table-cell table:formula="of:=0.5*[.HX12]*(([.HX6]-[.HW6])/([.HX1]-[.HW1]))^2" office:value-type="float" office:value="0.00195323547051904" calcext:value-type="float">
            <text:p>0.001953235470519</text:p>
          </table:table-cell>
          <table:table-cell table:formula="of:=0.5*[.HY12]*(([.HY6]-[.HX6])/([.HY1]-[.HX1]))^2" office:value-type="float" office:value="0.000240100523209977" calcext:value-type="float">
            <text:p>0.00024010052321</text:p>
          </table:table-cell>
          <table:table-cell table:formula="of:=0.5*[.HZ12]*(([.HZ6]-[.HY6])/([.HZ1]-[.HY1]))^2" office:value-type="float" office:value="0.0000514424862766979" calcext:value-type="float">
            <text:p>5.14424862766979E-05</text:p>
          </table:table-cell>
          <table:table-cell table:formula="of:=0.5*[.IA12]*(([.IA6]-[.HZ6])/([.IA1]-[.HZ1]))^2" office:value-type="float" office:value="0.00252328687419245" calcext:value-type="float">
            <text:p>0.002523286874192</text:p>
          </table:table-cell>
          <table:table-cell table:formula="of:=0.5*[.IB12]*(([.IB6]-[.IA6])/([.IB1]-[.IA1]))^2" office:value-type="float" office:value="0.0010887754139576" calcext:value-type="float">
            <text:p>0.001088775413958</text:p>
          </table:table-cell>
          <table:table-cell table:formula="of:=0.5*[.IC12]*(([.IC6]-[.IB6])/([.IC1]-[.IB1]))^2" office:value-type="float" office:value="0.00622196694426435" calcext:value-type="float">
            <text:p>0.006221966944264</text:p>
          </table:table-cell>
          <table:table-cell table:formula="of:=0.5*[.ID12]*(([.ID6]-[.IC6])/([.ID1]-[.IC1]))^2" office:value-type="float" office:value="0.000867703652927282" calcext:value-type="float">
            <text:p>0.000867703652927</text:p>
          </table:table-cell>
          <table:table-cell table:formula="of:=0.5*[.IE12]*(([.IE6]-[.ID6])/([.IE1]-[.ID1]))^2" office:value-type="float" office:value="0.00278012589775423" calcext:value-type="float">
            <text:p>0.002780125897754</text:p>
          </table:table-cell>
          <table:table-cell table:formula="of:=0.5*[.IF12]*(([.IF6]-[.IE6])/([.IF1]-[.IE1]))^2" office:value-type="float" office:value="0.0109231357695388" calcext:value-type="float">
            <text:p>0.010923135769539</text:p>
          </table:table-cell>
          <table:table-cell table:formula="of:=0.5*[.IG12]*(([.IG6]-[.IF6])/([.IG1]-[.IF1]))^2" office:value-type="float" office:value="0.00246327185692119" calcext:value-type="float">
            <text:p>0.002463271856921</text:p>
          </table:table-cell>
          <table:table-cell table:formula="of:=0.5*[.IH12]*(([.IH6]-[.IG6])/([.IH1]-[.IG1]))^2" office:value-type="float" office:value="0.000750295206854871" calcext:value-type="float">
            <text:p>0.000750295206855</text:p>
          </table:table-cell>
          <table:table-cell table:formula="of:=0.5*[.II12]*(([.II6]-[.IH6])/([.II1]-[.IH1]))^2" office:value-type="float" office:value="0.00263961232777283" calcext:value-type="float">
            <text:p>0.002639612327773</text:p>
          </table:table-cell>
          <table:table-cell table:formula="of:=0.5*[.IJ12]*(([.IJ6]-[.II6])/([.IJ1]-[.II1]))^2" office:value-type="float" office:value="0.00320214121186763" calcext:value-type="float">
            <text:p>0.003202141211868</text:p>
          </table:table-cell>
          <table:table-cell table:formula="of:=0.5*[.IK12]*(([.IK6]-[.IJ6])/([.IK1]-[.IJ1]))^2" office:value-type="float" office:value="0.0000661506477732162" calcext:value-type="float">
            <text:p>6.61506477732162E-05</text:p>
          </table:table-cell>
          <table:table-cell table:formula="of:=0.5*[.IL12]*(([.IL6]-[.IK6])/([.IL1]-[.IK1]))^2" office:value-type="float" office:value="0.000494753371183717" calcext:value-type="float">
            <text:p>0.000494753371184</text:p>
          </table:table-cell>
          <table:table-cell table:formula="of:=0.5*[.IM12]*(([.IM6]-[.IL6])/([.IM1]-[.IL1]))^2" office:value-type="float" office:value="0.000531741586302053" calcext:value-type="float">
            <text:p>0.000531741586302</text:p>
          </table:table-cell>
          <table:table-cell table:formula="of:=0.5*[.IN12]*(([.IN6]-[.IM6])/([.IN1]-[.IM1]))^2" office:value-type="float" office:value="0.0000366469916866845" calcext:value-type="float">
            <text:p>3.66469916866845E-05</text:p>
          </table:table-cell>
          <table:table-cell table:formula="of:=0.5*[.IO12]*(([.IO6]-[.IN6])/([.IO1]-[.IN1]))^2" office:value-type="float" office:value="0.00902860223864566" calcext:value-type="float">
            <text:p>0.009028602238646</text:p>
          </table:table-cell>
          <table:table-cell table:formula="of:=0.5*[.IP12]*(([.IP6]-[.IO6])/([.IP1]-[.IO1]))^2" office:value-type="float" office:value="0.000170452118824673" calcext:value-type="float">
            <text:p>0.000170452118825</text:p>
          </table:table-cell>
          <table:table-cell table:formula="of:=0.5*[.IQ12]*(([.IQ6]-[.IP6])/([.IQ1]-[.IP1]))^2" office:value-type="float" office:value="0.0000885336185003263" calcext:value-type="float">
            <text:p>8.85336185003263E-05</text:p>
          </table:table-cell>
          <table:table-cell table:formula="of:=0.5*[.IR12]*(([.IR6]-[.IQ6])/([.IR1]-[.IQ1]))^2" office:value-type="float" office:value="0.0208479324381293" calcext:value-type="float">
            <text:p>0.020847932438129</text:p>
          </table:table-cell>
          <table:table-cell table:formula="of:=0.5*[.IS12]*(([.IS6]-[.IR6])/([.IS1]-[.IR1]))^2" office:value-type="float" office:value="0.00120036640056395" calcext:value-type="float">
            <text:p>0.001200366400564</text:p>
          </table:table-cell>
          <table:table-cell table:formula="of:=0.5*[.IT12]*(([.IT6]-[.IS6])/([.IT1]-[.IS1]))^2" office:value-type="float" office:value="0.000000827546364166853" calcext:value-type="float">
            <text:p>8.27546364166853E-07</text:p>
          </table:table-cell>
          <table:table-cell table:formula="of:=0.5*[.IU12]*(([.IU6]-[.IT6])/([.IU1]-[.IT1]))^2" office:value-type="float" office:value="0.00484446937438779" calcext:value-type="float">
            <text:p>0.004844469374388</text:p>
          </table:table-cell>
          <table:table-cell table:formula="of:=0.5*[.IV12]*(([.IV6]-[.IU6])/([.IV1]-[.IU1]))^2" office:value-type="float" office:value="0.00592564443315396" calcext:value-type="float">
            <text:p>0.005925644433154</text:p>
          </table:table-cell>
          <table:table-cell table:formula="of:=0.5*[.IW12]*(([.IW6]-[.IV6])/([.IW1]-[.IV1]))^2" office:value-type="float" office:value="0.0043587984739709" calcext:value-type="float">
            <text:p>0.004358798473971</text:p>
          </table:table-cell>
          <table:table-cell table:formula="of:=0.5*[.IX12]*(([.IX6]-[.IW6])/([.IX1]-[.IW1]))^2" office:value-type="float" office:value="0.00659072536529379" calcext:value-type="float">
            <text:p>0.006590725365294</text:p>
          </table:table-cell>
          <table:table-cell table:formula="of:=0.5*[.IY12]*(([.IY6]-[.IX6])/([.IY1]-[.IX1]))^2" office:value-type="float" office:value="0.000189750654013936" calcext:value-type="float">
            <text:p>0.000189750654014</text:p>
          </table:table-cell>
          <table:table-cell table:formula="of:=0.5*[.IZ12]*(([.IZ6]-[.IY6])/([.IZ1]-[.IY1]))^2" office:value-type="float" office:value="0.0000121273561112579" calcext:value-type="float">
            <text:p>1.21273561112579E-05</text:p>
          </table:table-cell>
          <table:table-cell table:formula="of:=0.5*[.JA12]*(([.JA6]-[.IZ6])/([.JA1]-[.IZ1]))^2" office:value-type="float" office:value="0.00472789501626394" calcext:value-type="float">
            <text:p>0.004727895016264</text:p>
          </table:table-cell>
          <table:table-cell table:formula="of:=0.5*[.JB12]*(([.JB6]-[.JA6])/([.JB1]-[.JA1]))^2" office:value-type="float" office:value="0.0021177658222324" calcext:value-type="float">
            <text:p>0.002117765822232</text:p>
          </table:table-cell>
          <table:table-cell table:formula="of:=0.5*[.JC12]*(([.JC6]-[.JB6])/([.JC1]-[.JB1]))^2" office:value-type="float" office:value="0.000527129020957905" calcext:value-type="float">
            <text:p>0.000527129020958</text:p>
          </table:table-cell>
          <table:table-cell table:formula="of:=0.5*[.JD12]*(([.JD6]-[.JC6])/([.JD1]-[.JC1]))^2" office:value-type="float" office:value="0.00187637299858799" calcext:value-type="float">
            <text:p>0.001876372998588</text:p>
          </table:table-cell>
          <table:table-cell table:formula="of:=0.5*[.JE12]*(([.JE6]-[.JD6])/([.JE1]-[.JD1]))^2" office:value-type="float" office:value="0.00357078149496658" calcext:value-type="float">
            <text:p>0.003570781494967</text:p>
          </table:table-cell>
          <table:table-cell table:formula="of:=0.5*[.JF12]*(([.JF6]-[.JE6])/([.JF1]-[.JE1]))^2" office:value-type="float" office:value="0.00956058446691667" calcext:value-type="float">
            <text:p>0.009560584466917</text:p>
          </table:table-cell>
          <table:table-cell table:formula="of:=0.5*[.JG12]*(([.JG6]-[.JF6])/([.JG1]-[.JF1]))^2" office:value-type="float" office:value="0.00355097950992437" calcext:value-type="float">
            <text:p>0.003550979509924</text:p>
          </table:table-cell>
          <table:table-cell table:formula="of:=0.5*[.JH12]*(([.JH6]-[.JG6])/([.JH1]-[.JG1]))^2" office:value-type="float" office:value="0.00000493910114853338" calcext:value-type="float">
            <text:p>4.93910114853338E-06</text:p>
          </table:table-cell>
          <table:table-cell table:formula="of:=0.5*[.JI12]*(([.JI6]-[.JH6])/([.JI1]-[.JH1]))^2" office:value-type="float" office:value="0.00712646769241201" calcext:value-type="float">
            <text:p>0.007126467692412</text:p>
          </table:table-cell>
          <table:table-cell table:formula="of:=0.5*[.JJ12]*(([.JJ6]-[.JI6])/([.JJ1]-[.JI1]))^2" office:value-type="float" office:value="0.00237245275917725" calcext:value-type="float">
            <text:p>0.002372452759177</text:p>
          </table:table-cell>
          <table:table-cell table:formula="of:=0.5*[.JK12]*(([.JK6]-[.JJ6])/([.JK1]-[.JJ1]))^2" office:value-type="float" office:value="0.000672262830366319" calcext:value-type="float">
            <text:p>0.000672262830366</text:p>
          </table:table-cell>
          <table:table-cell table:formula="of:=0.5*[.JL12]*(([.JL6]-[.JK6])/([.JL1]-[.JK1]))^2" office:value-type="float" office:value="0.00344198650625311" calcext:value-type="float">
            <text:p>0.003441986506253</text:p>
          </table:table-cell>
          <table:table-cell table:formula="of:=0.5*[.JM12]*(([.JM6]-[.JL6])/([.JM1]-[.JL1]))^2" office:value-type="float" office:value="0.00122432350842016" calcext:value-type="float">
            <text:p>0.00122432350842</text:p>
          </table:table-cell>
          <table:table-cell table:formula="of:=0.5*[.JN12]*(([.JN6]-[.JM6])/([.JN1]-[.JM1]))^2" office:value-type="float" office:value="0.00882686463306313" calcext:value-type="float">
            <text:p>0.008826864633063</text:p>
          </table:table-cell>
          <table:table-cell table:formula="of:=0.5*[.JO12]*(([.JO6]-[.JN6])/([.JO1]-[.JN1]))^2" office:value-type="float" office:value="0.0000811253712775393" calcext:value-type="float">
            <text:p>8.11253712775393E-05</text:p>
          </table:table-cell>
          <table:table-cell table:formula="of:=0.5*[.JP12]*(([.JP6]-[.JO6])/([.JP1]-[.JO1]))^2" office:value-type="float" office:value="0.00115752372923468" calcext:value-type="float">
            <text:p>0.001157523729235</text:p>
          </table:table-cell>
          <table:table-cell table:formula="of:=0.5*[.JQ12]*(([.JQ6]-[.JP6])/([.JQ1]-[.JP1]))^2" office:value-type="float" office:value="0.00656779139344882" calcext:value-type="float">
            <text:p>0.006567791393449</text:p>
          </table:table-cell>
          <table:table-cell table:formula="of:=0.5*[.JR12]*(([.JR6]-[.JQ6])/([.JR1]-[.JQ1]))^2" office:value-type="float" office:value="0.00121986349150767" calcext:value-type="float">
            <text:p>0.001219863491508</text:p>
          </table:table-cell>
          <table:table-cell table:formula="of:=0.5*[.JS12]*(([.JS6]-[.JR6])/([.JS1]-[.JR1]))^2" office:value-type="float" office:value="0.00323068511627442" calcext:value-type="float">
            <text:p>0.003230685116274</text:p>
          </table:table-cell>
          <table:table-cell table:formula="of:=0.5*[.JT12]*(([.JT6]-[.JS6])/([.JT1]-[.JS1]))^2" office:value-type="float" office:value="0.000208154231662299" calcext:value-type="float">
            <text:p>0.000208154231662</text:p>
          </table:table-cell>
          <table:table-cell table:formula="of:=0.5*[.JU12]*(([.JU6]-[.JT6])/([.JU1]-[.JT1]))^2" office:value-type="float" office:value="0.00370658860924258" calcext:value-type="float">
            <text:p>0.003706588609243</text:p>
          </table:table-cell>
          <table:table-cell table:formula="of:=0.5*[.JV12]*(([.JV6]-[.JU6])/([.JV1]-[.JU1]))^2" office:value-type="float" office:value="0.00226102392412414" calcext:value-type="float">
            <text:p>0.002261023924124</text:p>
          </table:table-cell>
          <table:table-cell table:formula="of:=0.5*[.JW12]*(([.JW6]-[.JV6])/([.JW1]-[.JV1]))^2" office:value-type="float" office:value="0.000136004272888172" calcext:value-type="float">
            <text:p>0.000136004272888</text:p>
          </table:table-cell>
          <table:table-cell table:formula="of:=0.5*[.JX12]*(([.JX6]-[.JW6])/([.JX1]-[.JW1]))^2" office:value-type="float" office:value="0.000549924320029453" calcext:value-type="float">
            <text:p>0.000549924320029</text:p>
          </table:table-cell>
          <table:table-cell table:formula="of:=0.5*[.JY12]*(([.JY6]-[.JX6])/([.JY1]-[.JX1]))^2" office:value-type="float" office:value="0.000770144478319405" calcext:value-type="float">
            <text:p>0.000770144478319</text:p>
          </table:table-cell>
          <table:table-cell table:formula="of:=0.5*[.JZ12]*(([.JZ6]-[.JY6])/([.JZ1]-[.JY1]))^2" office:value-type="float" office:value="0.00421222641333695" calcext:value-type="float">
            <text:p>0.004212226413337</text:p>
          </table:table-cell>
          <table:table-cell table:formula="of:=0.5*[.KA12]*(([.KA6]-[.JZ6])/([.KA1]-[.JZ1]))^2" office:value-type="float" office:value="0.00079615382026281" calcext:value-type="float">
            <text:p>0.000796153820263</text:p>
          </table:table-cell>
          <table:table-cell table:formula="of:=0.5*[.KB12]*(([.KB6]-[.KA6])/([.KB1]-[.KA1]))^2" office:value-type="float" office:value="0.00366583984452449" calcext:value-type="float">
            <text:p>0.003665839844525</text:p>
          </table:table-cell>
          <table:table-cell table:formula="of:=0.5*[.KC12]*(([.KC6]-[.KB6])/([.KC1]-[.KB1]))^2" office:value-type="float" office:value="0.000181221260422361" calcext:value-type="float">
            <text:p>0.000181221260422</text:p>
          </table:table-cell>
          <table:table-cell table:formula="of:=0.5*[.KD12]*(([.KD6]-[.KC6])/([.KD1]-[.KC1]))^2" office:value-type="float" office:value="0.0102492851464904" calcext:value-type="float">
            <text:p>0.01024928514649</text:p>
          </table:table-cell>
          <table:table-cell table:formula="of:=0.5*[.KE12]*(([.KE6]-[.KD6])/([.KE1]-[.KD1]))^2" office:value-type="float" office:value="0.00647569677642063" calcext:value-type="float">
            <text:p>0.006475696776421</text:p>
          </table:table-cell>
          <table:table-cell table:formula="of:=0.5*[.KF12]*(([.KF6]-[.KE6])/([.KF1]-[.KE1]))^2" office:value-type="float" office:value="0.00501487394039367" calcext:value-type="float">
            <text:p>0.005014873940394</text:p>
          </table:table-cell>
          <table:table-cell table:formula="of:=0.5*[.KG12]*(([.KG6]-[.KF6])/([.KG1]-[.KF1]))^2" office:value-type="float" office:value="0.000117712552108501" calcext:value-type="float">
            <text:p>0.000117712552109</text:p>
          </table:table-cell>
          <table:table-cell table:formula="of:=0.5*[.KH12]*(([.KH6]-[.KG6])/([.KH1]-[.KG1]))^2" office:value-type="float" office:value="0.0000566035378350732" calcext:value-type="float">
            <text:p>5.66035378350732E-05</text:p>
          </table:table-cell>
          <table:table-cell table:formula="of:=0.5*[.KI12]*(([.KI6]-[.KH6])/([.KI1]-[.KH1]))^2" office:value-type="float" office:value="0.00482972331944235" calcext:value-type="float">
            <text:p>0.004829723319442</text:p>
          </table:table-cell>
          <table:table-cell table:formula="of:=0.5*[.KJ12]*(([.KJ6]-[.KI6])/([.KJ1]-[.KI1]))^2" office:value-type="float" office:value="0.0000302938451464875" calcext:value-type="float">
            <text:p>3.02938451464875E-05</text:p>
          </table:table-cell>
          <table:table-cell table:formula="of:=0.5*[.KK12]*(([.KK6]-[.KJ6])/([.KK1]-[.KJ1]))^2" office:value-type="float" office:value="0.00622776500778592" calcext:value-type="float">
            <text:p>0.006227765007786</text:p>
          </table:table-cell>
          <table:table-cell table:formula="of:=0.5*[.KL12]*(([.KL6]-[.KK6])/([.KL1]-[.KK1]))^2" office:value-type="float" office:value="0.00119136879519068" calcext:value-type="float">
            <text:p>0.001191368795191</text:p>
          </table:table-cell>
          <table:table-cell table:formula="of:=0.5*[.KM12]*(([.KM6]-[.KL6])/([.KM1]-[.KL1]))^2" office:value-type="float" office:value="0.000265753011890169" calcext:value-type="float">
            <text:p>0.00026575301189</text:p>
          </table:table-cell>
          <table:table-cell table:formula="of:=0.5*[.KN12]*(([.KN6]-[.KM6])/([.KN1]-[.KM1]))^2" office:value-type="float" office:value="0.000702762247799485" calcext:value-type="float">
            <text:p>0.000702762247799</text:p>
          </table:table-cell>
          <table:table-cell table:formula="of:=0.5*[.KO12]*(([.KO6]-[.KN6])/([.KO1]-[.KN1]))^2" office:value-type="float" office:value="0.00757836738731955" calcext:value-type="float">
            <text:p>0.00757836738732</text:p>
          </table:table-cell>
          <table:table-cell table:formula="of:=0.5*[.KP12]*(([.KP6]-[.KO6])/([.KP1]-[.KO1]))^2" office:value-type="float" office:value="0.00359230294534598" calcext:value-type="float">
            <text:p>0.003592302945346</text:p>
          </table:table-cell>
          <table:table-cell table:formula="of:=0.5*[.KQ12]*(([.KQ6]-[.KP6])/([.KQ1]-[.KP1]))^2" office:value-type="float" office:value="0.0000375856022552668" calcext:value-type="float">
            <text:p>3.75856022552668E-05</text:p>
          </table:table-cell>
          <table:table-cell table:formula="of:=0.5*[.KR12]*(([.KR6]-[.KQ6])/([.KR1]-[.KQ1]))^2" office:value-type="float" office:value="0.000732009593395308" calcext:value-type="float">
            <text:p>0.000732009593395</text:p>
          </table:table-cell>
          <table:table-cell table:formula="of:=0.5*[.KS12]*(([.KS6]-[.KR6])/([.KS1]-[.KR1]))^2" office:value-type="float" office:value="0.0000413132558267557" calcext:value-type="float">
            <text:p>4.13132558267557E-05</text:p>
          </table:table-cell>
          <table:table-cell table:formula="of:=0.5*[.KT12]*(([.KT6]-[.KS6])/([.KT1]-[.KS1]))^2" office:value-type="float" office:value="0.00465985952751823" calcext:value-type="float">
            <text:p>0.004659859527518</text:p>
          </table:table-cell>
          <table:table-cell table:formula="of:=0.5*[.KU12]*(([.KU6]-[.KT6])/([.KU1]-[.KT1]))^2" office:value-type="float" office:value="0.000898543805016461" calcext:value-type="float">
            <text:p>0.000898543805016</text:p>
          </table:table-cell>
          <table:table-cell table:formula="of:=0.5*[.KV12]*(([.KV6]-[.KU6])/([.KV1]-[.KU1]))^2" office:value-type="float" office:value="0.00435162555964151" calcext:value-type="float">
            <text:p>0.004351625559642</text:p>
          </table:table-cell>
          <table:table-cell table:formula="of:=0.5*[.KW12]*(([.KW6]-[.KV6])/([.KW1]-[.KV1]))^2" office:value-type="float" office:value="0.00146386275458902" calcext:value-type="float">
            <text:p>0.001463862754589</text:p>
          </table:table-cell>
          <table:table-cell table:formula="of:=0.5*[.KX12]*(([.KX6]-[.KW6])/([.KX1]-[.KW1]))^2" office:value-type="float" office:value="0.00957908716579844" calcext:value-type="float">
            <text:p>0.009579087165798</text:p>
          </table:table-cell>
          <table:table-cell table:formula="of:=0.5*[.KY12]*(([.KY6]-[.KX6])/([.KY1]-[.KX1]))^2" office:value-type="float" office:value="0.00147321184767815" calcext:value-type="float">
            <text:p>0.001473211847678</text:p>
          </table:table-cell>
          <table:table-cell table:formula="of:=0.5*[.KZ12]*(([.KZ6]-[.KY6])/([.KZ1]-[.KY1]))^2" office:value-type="float" office:value="0.00184655481336014" calcext:value-type="float">
            <text:p>0.00184655481336</text:p>
          </table:table-cell>
          <table:table-cell table:formula="of:=0.5*[.LA12]*(([.LA6]-[.KZ6])/([.LA1]-[.KZ1]))^2" office:value-type="float" office:value="0.000224966093961455" calcext:value-type="float">
            <text:p>0.000224966093961</text:p>
          </table:table-cell>
          <table:table-cell table:formula="of:=0.5*[.LB12]*(([.LB6]-[.LA6])/([.LB1]-[.LA1]))^2" office:value-type="float" office:value="0.00238667339292435" calcext:value-type="float">
            <text:p>0.002386673392924</text:p>
          </table:table-cell>
          <table:table-cell table:formula="of:=0.5*[.LC12]*(([.LC6]-[.LB6])/([.LC1]-[.LB1]))^2" office:value-type="float" office:value="0.00130050113762249" calcext:value-type="float">
            <text:p>0.001300501137623</text:p>
          </table:table-cell>
          <table:table-cell table:formula="of:=0.5*[.LD12]*(([.LD6]-[.LC6])/([.LD1]-[.LC1]))^2" office:value-type="float" office:value="0.0089795893477058" calcext:value-type="float">
            <text:p>0.008979589347706</text:p>
          </table:table-cell>
          <table:table-cell table:formula="of:=0.5*[.LE12]*(([.LE6]-[.LD6])/([.LE1]-[.LD1]))^2" office:value-type="float" office:value="0.0058470974124272" calcext:value-type="float">
            <text:p>0.005847097412427</text:p>
          </table:table-cell>
          <table:table-cell table:formula="of:=0.5*[.LF12]*(([.LF6]-[.LE6])/([.LF1]-[.LE1]))^2" office:value-type="float" office:value="0.000888376518417427" calcext:value-type="float">
            <text:p>0.000888376518417</text:p>
          </table:table-cell>
          <table:table-cell table:formula="of:=0.5*[.LG12]*(([.LG6]-[.LF6])/([.LG1]-[.LF1]))^2" office:value-type="float" office:value="0.00316707217120111" calcext:value-type="float">
            <text:p>0.003167072171201</text:p>
          </table:table-cell>
          <table:table-cell table:formula="of:=0.5*[.LH12]*(([.LH6]-[.LG6])/([.LH1]-[.LG1]))^2" office:value-type="float" office:value="0.00000126752712558956" calcext:value-type="float">
            <text:p>1.26752712558956E-06</text:p>
          </table:table-cell>
          <table:table-cell table:formula="of:=0.5*[.LI12]*(([.LI6]-[.LH6])/([.LI1]-[.LH1]))^2" office:value-type="float" office:value="0.00398914563570379" calcext:value-type="float">
            <text:p>0.003989145635704</text:p>
          </table:table-cell>
          <table:table-cell table:formula="of:=0.5*[.LJ12]*(([.LJ6]-[.LI6])/([.LJ1]-[.LI1]))^2" office:value-type="float" office:value="0.00171450891915213" calcext:value-type="float">
            <text:p>0.001714508919152</text:p>
          </table:table-cell>
          <table:table-cell table:formula="of:=0.5*[.LK12]*(([.LK6]-[.LJ6])/([.LK1]-[.LJ1]))^2" office:value-type="float" office:value="0.00323343513270047" calcext:value-type="float">
            <text:p>0.0032334351327</text:p>
          </table:table-cell>
          <table:table-cell table:formula="of:=0.5*[.LL12]*(([.LL6]-[.LK6])/([.LL1]-[.LK1]))^2" office:value-type="float" office:value="0.000365641470129832" calcext:value-type="float">
            <text:p>0.00036564147013</text:p>
          </table:table-cell>
          <table:table-cell table:formula="of:=0.5*[.LM12]*(([.LM6]-[.LL6])/([.LM1]-[.LL1]))^2" office:value-type="float" office:value="0.00185117165384927" calcext:value-type="float">
            <text:p>0.001851171653849</text:p>
          </table:table-cell>
          <table:table-cell table:formula="of:=0.5*[.LN12]*(([.LN6]-[.LM6])/([.LN1]-[.LM1]))^2" office:value-type="float" office:value="0.00303671741074054" calcext:value-type="float">
            <text:p>0.003036717410741</text:p>
          </table:table-cell>
          <table:table-cell table:formula="of:=0.5*[.LO12]*(([.LO6]-[.LN6])/([.LO1]-[.LN1]))^2" office:value-type="float" office:value="0.000771736786654801" calcext:value-type="float">
            <text:p>0.000771736786655</text:p>
          </table:table-cell>
          <table:table-cell table:formula="of:=0.5*[.LP12]*(([.LP6]-[.LO6])/([.LP1]-[.LO1]))^2" office:value-type="float" office:value="0.0000793566803448627" calcext:value-type="float">
            <text:p>7.93566803448627E-05</text:p>
          </table:table-cell>
          <table:table-cell table:formula="of:=0.5*[.LQ12]*(([.LQ6]-[.LP6])/([.LQ1]-[.LP1]))^2" office:value-type="float" office:value="0.00216823591913227" calcext:value-type="float">
            <text:p>0.002168235919132</text:p>
          </table:table-cell>
          <table:table-cell table:formula="of:=0.5*[.LR12]*(([.LR6]-[.LQ6])/([.LR1]-[.LQ1]))^2" office:value-type="float" office:value="0.00309139861110861" calcext:value-type="float">
            <text:p>0.003091398611109</text:p>
          </table:table-cell>
          <table:table-cell table:formula="of:=0.5*[.LS12]*(([.LS6]-[.LR6])/([.LS1]-[.LR1]))^2" office:value-type="float" office:value="0.00000140139308542681" calcext:value-type="float">
            <text:p>1.40139308542681E-06</text:p>
          </table:table-cell>
          <table:table-cell table:formula="of:=0.5*[.LT12]*(([.LT6]-[.LS6])/([.LT1]-[.LS1]))^2" office:value-type="float" office:value="0.000274339043333606" calcext:value-type="float">
            <text:p>0.000274339043334</text:p>
          </table:table-cell>
          <table:table-cell table:formula="of:=0.5*[.LU12]*(([.LU6]-[.LT6])/([.LU1]-[.LT1]))^2" office:value-type="float" office:value="0.0138148419501168" calcext:value-type="float">
            <text:p>0.013814841950117</text:p>
          </table:table-cell>
          <table:table-cell table:formula="of:=0.5*[.LV12]*(([.LV6]-[.LU6])/([.LV1]-[.LU1]))^2" office:value-type="float" office:value="0.0013647563581932" calcext:value-type="float">
            <text:p>0.001364756358193</text:p>
          </table:table-cell>
          <table:table-cell table:formula="of:=0.5*[.LW12]*(([.LW6]-[.LV6])/([.LW1]-[.LV1]))^2" office:value-type="float" office:value="0.000331225153810206" calcext:value-type="float">
            <text:p>0.00033122515381</text:p>
          </table:table-cell>
          <table:table-cell table:formula="of:=0.5*[.LX12]*(([.LX6]-[.LW6])/([.LX1]-[.LW1]))^2" office:value-type="float" office:value="0.00968357270421956" calcext:value-type="float">
            <text:p>0.00968357270422</text:p>
          </table:table-cell>
          <table:table-cell table:formula="of:=0.5*[.LY12]*(([.LY6]-[.LX6])/([.LY1]-[.LX1]))^2" office:value-type="float" office:value="0.0000112078036442237" calcext:value-type="float">
            <text:p>1.12078036442237E-05</text:p>
          </table:table-cell>
          <table:table-cell table:formula="of:=0.5*[.LZ12]*(([.LZ6]-[.LY6])/([.LZ1]-[.LY1]))^2" office:value-type="float" office:value="0.00354008252783289" calcext:value-type="float">
            <text:p>0.003540082527833</text:p>
          </table:table-cell>
          <table:table-cell table:formula="of:=0.5*[.MA12]*(([.MA6]-[.LZ6])/([.MA1]-[.LZ1]))^2" office:value-type="float" office:value="0.00092408021986197" calcext:value-type="float">
            <text:p>0.000924080219862</text:p>
          </table:table-cell>
          <table:table-cell table:formula="of:=0.5*[.MB12]*(([.MB6]-[.MA6])/([.MB1]-[.MA1]))^2" office:value-type="float" office:value="0.00217927633200093" calcext:value-type="float">
            <text:p>0.002179276332001</text:p>
          </table:table-cell>
          <table:table-cell table:formula="of:=0.5*[.MC12]*(([.MC6]-[.MB6])/([.MC1]-[.MB1]))^2" office:value-type="float" office:value="0.00341012901572976" calcext:value-type="float">
            <text:p>0.00341012901573</text:p>
          </table:table-cell>
          <table:table-cell table:formula="of:=0.5*[.MD12]*(([.MD6]-[.MC6])/([.MD1]-[.MC1]))^2" office:value-type="float" office:value="0.00872182751516969" calcext:value-type="float">
            <text:p>0.00872182751517</text:p>
          </table:table-cell>
          <table:table-cell table:formula="of:=0.5*[.ME12]*(([.ME6]-[.MD6])/([.ME1]-[.MD1]))^2" office:value-type="float" office:value="0.00234700991739729" calcext:value-type="float">
            <text:p>0.002347009917397</text:p>
          </table:table-cell>
          <table:table-cell table:formula="of:=0.5*[.MF12]*(([.MF6]-[.ME6])/([.MF1]-[.ME1]))^2" office:value-type="float" office:value="0.00000370384776185411" calcext:value-type="float">
            <text:p>3.70384776185411E-06</text:p>
          </table:table-cell>
          <table:table-cell table:formula="of:=0.5*[.MG12]*(([.MG6]-[.MF6])/([.MG1]-[.MF1]))^2" office:value-type="float" office:value="0.0020349732318155" calcext:value-type="float">
            <text:p>0.002034973231816</text:p>
          </table:table-cell>
          <table:table-cell table:formula="of:=0.5*[.MH12]*(([.MH6]-[.MG6])/([.MH1]-[.MG1]))^2" office:value-type="float" office:value="0.00110740316636395" calcext:value-type="float">
            <text:p>0.001107403166364</text:p>
          </table:table-cell>
          <table:table-cell table:formula="of:=0.5*[.MI12]*(([.MI6]-[.MH6])/([.MI1]-[.MH1]))^2" office:value-type="float" office:value="0.00637479660445043" calcext:value-type="float">
            <text:p>0.00637479660445</text:p>
          </table:table-cell>
          <table:table-cell table:formula="of:=0.5*[.MJ12]*(([.MJ6]-[.MI6])/([.MJ1]-[.MI1]))^2" office:value-type="float" office:value="0.000302259044011887" calcext:value-type="float">
            <text:p>0.000302259044012</text:p>
          </table:table-cell>
          <table:table-cell table:formula="of:=0.5*[.MK12]*(([.MK6]-[.MJ6])/([.MK1]-[.MJ1]))^2" office:value-type="float" office:value="0.00596728194490681" calcext:value-type="float">
            <text:p>0.005967281944907</text:p>
          </table:table-cell>
          <table:table-cell table:formula="of:=0.5*[.ML12]*(([.ML6]-[.MK6])/([.ML1]-[.MK1]))^2" office:value-type="float" office:value="0.0000598381319116645" calcext:value-type="float">
            <text:p>5.98381319116645E-05</text:p>
          </table:table-cell>
          <table:table-cell table:formula="of:=0.5*[.MM12]*(([.MM6]-[.ML6])/([.MM1]-[.ML1]))^2" office:value-type="float" office:value="0.0020953611191111" calcext:value-type="float">
            <text:p>0.002095361119111</text:p>
          </table:table-cell>
          <table:table-cell table:formula="of:=0.5*[.MN12]*(([.MN6]-[.MM6])/([.MN1]-[.MM1]))^2" office:value-type="float" office:value="0.0684686272115685" calcext:value-type="float">
            <text:p>0.068468627211569</text:p>
          </table:table-cell>
          <table:table-cell table:formula="of:=0.5*[.MO12]*(([.MO6]-[.MN6])/([.MO1]-[.MN1]))^2" office:value-type="float" office:value="0.00184213165401732" calcext:value-type="float">
            <text:p>0.001842131654017</text:p>
          </table:table-cell>
          <table:table-cell table:formula="of:=0.5*[.MP12]*(([.MP6]-[.MO6])/([.MP1]-[.MO1]))^2" office:value-type="float" office:value="0.0000955238970596721" calcext:value-type="float">
            <text:p>9.55238970596721E-05</text:p>
          </table:table-cell>
          <table:table-cell table:formula="of:=0.5*[.MQ12]*(([.MQ6]-[.MP6])/([.MQ1]-[.MP1]))^2" office:value-type="float" office:value="0.000545856929601612" calcext:value-type="float">
            <text:p>0.000545856929602</text:p>
          </table:table-cell>
          <table:table-cell table:formula="of:=0.5*[.MR12]*(([.MR6]-[.MQ6])/([.MR1]-[.MQ1]))^2" office:value-type="float" office:value="0.0160093284745399" calcext:value-type="float">
            <text:p>0.01600932847454</text:p>
          </table:table-cell>
          <table:table-cell table:formula="of:=0.5*[.MS12]*(([.MS6]-[.MR6])/([.MS1]-[.MR1]))^2" office:value-type="float" office:value="0.00634874237827604" calcext:value-type="float">
            <text:p>0.006348742378276</text:p>
          </table:table-cell>
          <table:table-cell table:formula="of:=0.5*[.MT12]*(([.MT6]-[.MS6])/([.MT1]-[.MS1]))^2" office:value-type="float" office:value="0.00000139094061642546" calcext:value-type="float">
            <text:p>1.39094061642546E-06</text:p>
          </table:table-cell>
          <table:table-cell table:formula="of:=0.5*[.MU12]*(([.MU6]-[.MT6])/([.MU1]-[.MT1]))^2" office:value-type="float" office:value="0.00181857588696647" calcext:value-type="float">
            <text:p>0.001818575886966</text:p>
          </table:table-cell>
          <table:table-cell table:formula="of:=0.5*[.MV12]*(([.MV6]-[.MU6])/([.MV1]-[.MU1]))^2" office:value-type="float" office:value="0.0269402597536033" calcext:value-type="float">
            <text:p>0.026940259753603</text:p>
          </table:table-cell>
          <table:table-cell table:formula="of:=0.5*[.MW12]*(([.MW6]-[.MV6])/([.MW1]-[.MV1]))^2" office:value-type="float" office:value="0.000104612852356678" calcext:value-type="float">
            <text:p>0.000104612852357</text:p>
          </table:table-cell>
          <table:table-cell table:formula="of:=0.5*[.MX12]*(([.MX6]-[.MW6])/([.MX1]-[.MW1]))^2" office:value-type="float" office:value="0.0022547825765248" calcext:value-type="float">
            <text:p>0.002254782576525</text:p>
          </table:table-cell>
          <table:table-cell table:formula="of:=0.5*[.MY12]*(([.MY6]-[.MX6])/([.MY1]-[.MX1]))^2" office:value-type="float" office:value="0.000341715117795481" calcext:value-type="float">
            <text:p>0.000341715117795</text:p>
          </table:table-cell>
          <table:table-cell table:formula="of:=0.5*[.MZ12]*(([.MZ6]-[.MY6])/([.MZ1]-[.MY1]))^2" office:value-type="float" office:value="0.0214511190990575" calcext:value-type="float">
            <text:p>0.021451119099058</text:p>
          </table:table-cell>
          <table:table-cell table:formula="of:=0.5*[.NA12]*(([.NA6]-[.MZ6])/([.NA1]-[.MZ1]))^2" office:value-type="float" office:value="0.00264245098390506" calcext:value-type="float">
            <text:p>0.002642450983905</text:p>
          </table:table-cell>
          <table:table-cell table:formula="of:=0.5*[.NB12]*(([.NB6]-[.NA6])/([.NB1]-[.NA1]))^2" office:value-type="float" office:value="0.000157777740724493" calcext:value-type="float">
            <text:p>0.000157777740724</text:p>
          </table:table-cell>
          <table:table-cell table:formula="of:=0.5*[.NC12]*(([.NC6]-[.NB6])/([.NC1]-[.NB1]))^2" office:value-type="float" office:value="0.00676726461214341" calcext:value-type="float">
            <text:p>0.006767264612143</text:p>
          </table:table-cell>
          <table:table-cell table:formula="of:=0.5*[.ND12]*(([.ND6]-[.NC6])/([.ND1]-[.NC1]))^2" office:value-type="float" office:value="0.0341710717526756" calcext:value-type="float">
            <text:p>0.034171071752676</text:p>
          </table:table-cell>
          <table:table-cell table:formula="of:=0.5*[.NE12]*(([.NE6]-[.ND6])/([.NE1]-[.ND1]))^2" office:value-type="float" office:value="0.00304114718164617" calcext:value-type="float">
            <text:p>0.003041147181646</text:p>
          </table:table-cell>
          <table:table-cell table:formula="of:=0.5*[.NF12]*(([.NF6]-[.NE6])/([.NF1]-[.NE1]))^2" office:value-type="float" office:value="0.0013155298624283" calcext:value-type="float">
            <text:p>0.001315529862428</text:p>
          </table:table-cell>
          <table:table-cell table:formula="of:=0.5*[.NG12]*(([.NG6]-[.NF6])/([.NG1]-[.NF1]))^2" office:value-type="float" office:value="0.0000492829914653717" calcext:value-type="float">
            <text:p>4.92829914653717E-05</text:p>
          </table:table-cell>
          <table:table-cell table:formula="of:=0.5*[.NH12]*(([.NH6]-[.NG6])/([.NH1]-[.NG1]))^2" office:value-type="float" office:value="0.0000156274727795071" calcext:value-type="float">
            <text:p>1.56274727795071E-05</text:p>
          </table:table-cell>
          <table:table-cell table:formula="of:=0.5*[.NI12]*(([.NI6]-[.NH6])/([.NI1]-[.NH1]))^2" office:value-type="float" office:value="0.000255520055432163" calcext:value-type="float">
            <text:p>0.000255520055432</text:p>
          </table:table-cell>
          <table:table-cell table:formula="of:=0.5*[.NJ12]*(([.NJ6]-[.NI6])/([.NJ1]-[.NI1]))^2" office:value-type="float" office:value="0.0000154525921790033" calcext:value-type="float">
            <text:p>1.54525921790033E-05</text:p>
          </table:table-cell>
          <table:table-cell table:formula="of:=0.5*[.NK12]*(([.NK6]-[.NJ6])/([.NK1]-[.NJ1]))^2" office:value-type="float" office:value="0.0000249677014596109" calcext:value-type="float">
            <text:p>2.49677014596109E-05</text:p>
          </table:table-cell>
          <table:table-cell table:formula="of:=0.5*[.NL12]*(([.NL6]-[.NK6])/([.NL1]-[.NK1]))^2" office:value-type="float" office:value="0.00000192330208724249" calcext:value-type="float">
            <text:p>1.92330208724249E-06</text:p>
          </table:table-cell>
          <table:table-cell table:formula="of:=0.5*[.NM12]*(([.NM6]-[.NL6])/([.NM1]-[.NL1]))^2" office:value-type="float" office:value="0.0000000280964034003917" calcext:value-type="float">
            <text:p>2.80964034003917E-08</text:p>
          </table:table-cell>
          <table:table-cell table:formula="of:=0.5*[.NN12]*(([.NN6]-[.NM6])/([.NN1]-[.NM1]))^2" office:value-type="float" office:value="0.0000254441998591063" calcext:value-type="float">
            <text:p>2.54441998591063E-05</text:p>
          </table:table-cell>
          <table:table-cell table:formula="of:=0.5*[.NO12]*(([.NO6]-[.NN6])/([.NO1]-[.NN1]))^2" office:value-type="float" office:value="0.0000181887148409611" calcext:value-type="float">
            <text:p>1.81887148409611E-05</text:p>
          </table:table-cell>
          <table:table-cell table:formula="of:=0.5*[.NP12]*(([.NP6]-[.NO6])/([.NP1]-[.NO1]))^2" office:value-type="float" office:value="0.0000000328884842076633" calcext:value-type="float">
            <text:p>3.28884842076633E-08</text:p>
          </table:table-cell>
          <table:table-cell table:formula="of:=0.5*[.NQ12]*(([.NQ6]-[.NP6])/([.NQ1]-[.NP1]))^2" office:value-type="float" office:value="0.00000316662343216805" calcext:value-type="float">
            <text:p>3.16662343216805E-06</text:p>
          </table:table-cell>
          <table:table-cell table:formula="of:=0.5*[.NR12]*(([.NR6]-[.NQ6])/([.NR1]-[.NQ1]))^2" office:value-type="float" office:value="0.00000367315967110532" calcext:value-type="float">
            <text:p>3.67315967110532E-06</text:p>
          </table:table-cell>
          <table:table-cell table:formula="of:=0.5*[.NS12]*(([.NS6]-[.NR6])/([.NS1]-[.NR1]))^2" office:value-type="float" office:value="0.00000128294938435267" calcext:value-type="float">
            <text:p>1.28294938435267E-06</text:p>
          </table:table-cell>
          <table:table-cell table:formula="of:=0.5*[.NT12]*(([.NT6]-[.NS6])/([.NT1]-[.NS1]))^2" office:value-type="float" office:value="0.00000117406133605412" calcext:value-type="float">
            <text:p>1.17406133605412E-06</text:p>
          </table:table-cell>
          <table:table-cell table:formula="of:=0.5*[.NU12]*(([.NU6]-[.NT6])/([.NU1]-[.NT1]))^2" office:value-type="float" office:value="0.0000000082966252250078" calcext:value-type="float">
            <text:p>8.2966252250078E-09</text:p>
          </table:table-cell>
          <table:table-cell table:formula="of:=0.5*[.NV12]*(([.NV6]-[.NU6])/([.NV1]-[.NU1]))^2" office:value-type="float" office:value="0.00000000439956848644749" calcext:value-type="float">
            <text:p>4.39956848644749E-09</text:p>
          </table:table-cell>
          <table:table-cell table:formula="of:=0.5*[.NW12]*(([.NW6]-[.NV6])/([.NW1]-[.NV1]))^2" office:value-type="float" office:value="0.00000315268994603437" calcext:value-type="float">
            <text:p>3.15268994603437E-06</text:p>
          </table:table-cell>
          <table:table-cell table:formula="of:=0.5*[.NX12]*(([.NX6]-[.NW6])/([.NX1]-[.NW1]))^2" office:value-type="float" office:value="0.0000000613785056346092" calcext:value-type="float">
            <text:p>6.13785056346092E-08</text:p>
          </table:table-cell>
          <table:table-cell table:formula="of:=0.5*[.NY12]*(([.NY6]-[.NX6])/([.NY1]-[.NX1]))^2" office:value-type="float" office:value="0.00000411314815620586" calcext:value-type="float">
            <text:p>4.11314815620586E-06</text:p>
          </table:table-cell>
          <table:table-cell table:formula="of:=0.5*[.NZ12]*(([.NZ6]-[.NY6])/([.NZ1]-[.NY1]))^2" office:value-type="float" office:value="0.00000439347336884025" calcext:value-type="float">
            <text:p>4.39347336884025E-06</text:p>
          </table:table-cell>
          <table:table-cell table:formula="of:=0.5*[.OA12]*(([.OA6]-[.NZ6])/([.OA1]-[.NZ1]))^2" office:value-type="float" office:value="0.000000765267691692864" calcext:value-type="float">
            <text:p>7.65267691692864E-07</text:p>
          </table:table-cell>
          <table:table-cell table:formula="of:=0.5*[.OB12]*(([.OB6]-[.OA6])/([.OB1]-[.OA1]))^2" office:value-type="float" office:value="0.0000038240855625127" calcext:value-type="float">
            <text:p>3.8240855625127E-06</text:p>
          </table:table-cell>
          <table:table-cell table:formula="of:=0.5*[.OC12]*(([.OC6]-[.OB6])/([.OC1]-[.OB1]))^2" office:value-type="float" office:value="0.000000633874784483766" calcext:value-type="float">
            <text:p>6.33874784483766E-07</text:p>
          </table:table-cell>
          <table:table-cell table:formula="of:=0.5*[.OD12]*(([.OD6]-[.OC6])/([.OD1]-[.OC1]))^2" office:value-type="float" office:value="0.000010010174369055" calcext:value-type="float">
            <text:p>1.0010174369055E-05</text:p>
          </table:table-cell>
          <table:table-cell table:formula="of:=0.5*[.OE12]*(([.OE6]-[.OD6])/([.OE1]-[.OD1]))^2" office:value-type="float" office:value="0.000000736160324011916" calcext:value-type="float">
            <text:p>7.36160324011916E-07</text:p>
          </table:table-cell>
          <table:table-cell table:formula="of:=0.5*[.OF12]*(([.OF6]-[.OE6])/([.OF1]-[.OE1]))^2" office:value-type="float" office:value="0.000000123269645705405" calcext:value-type="float">
            <text:p>1.23269645705405E-07</text:p>
          </table:table-cell>
          <table:table-cell table:formula="of:=0.5*[.OG12]*(([.OG6]-[.OF6])/([.OG1]-[.OF1]))^2" office:value-type="float" office:value="0.00000073591846888759" calcext:value-type="float">
            <text:p>7.3591846888759E-07</text:p>
          </table:table-cell>
          <table:table-cell table:formula="of:=0.5*[.OH12]*(([.OH6]-[.OG6])/([.OH1]-[.OG1]))^2" office:value-type="float" office:value="0.0000000355466413304837" calcext:value-type="float">
            <text:p>3.55466413304837E-08</text:p>
          </table:table-cell>
          <table:table-cell table:formula="of:=0.5*[.OI12]*(([.OI6]-[.OH6])/([.OI1]-[.OH1]))^2" office:value-type="float" office:value="0.0000000534601483552158" calcext:value-type="float">
            <text:p>5.34601483552158E-08</text:p>
          </table:table-cell>
          <table:table-cell table:formula="of:=0.5*[.OJ12]*(([.OJ6]-[.OI6])/([.OJ1]-[.OI1]))^2" office:value-type="float" office:value="0.000000931589880984421" calcext:value-type="float">
            <text:p>9.31589880984421E-07</text:p>
          </table:table-cell>
          <table:table-cell table:formula="of:=0.5*[.OK12]*(([.OK6]-[.OJ6])/([.OK1]-[.OJ1]))^2" office:value-type="float" office:value="0.00000232505499196617" calcext:value-type="float">
            <text:p>2.32505499196617E-06</text:p>
          </table:table-cell>
          <table:table-cell table:formula="of:=0.5*[.OL12]*(([.OL6]-[.OK6])/([.OL1]-[.OK1]))^2" office:value-type="float" office:value="0.000000153858671129431" calcext:value-type="float">
            <text:p>1.53858671129431E-07</text:p>
          </table:table-cell>
          <table:table-cell table:formula="of:=0.5*[.OM12]*(([.OM6]-[.OL6])/([.OM1]-[.OL1]))^2" office:value-type="float" office:value="0.000000819630467213628" calcext:value-type="float">
            <text:p>8.19630467213628E-07</text:p>
          </table:table-cell>
          <table:table-cell table:formula="of:=0.5*[.ON12]*(([.ON6]-[.OM6])/([.ON1]-[.OM1]))^2" office:value-type="float" office:value="0.00000032919578737113" calcext:value-type="float">
            <text:p>3.2919578737113E-07</text:p>
          </table:table-cell>
          <table:table-cell table:formula="of:=0.5*[.OO12]*(([.OO6]-[.ON6])/([.OO1]-[.ON1]))^2" office:value-type="float" office:value="0.000000801289494338898" calcext:value-type="float">
            <text:p>8.01289494338898E-07</text:p>
          </table:table-cell>
          <table:table-cell table:formula="of:=0.5*[.OP12]*(([.OP6]-[.OO6])/([.OP1]-[.OO1]))^2" office:value-type="float" office:value="0.000000203982582761155" calcext:value-type="float">
            <text:p>2.03982582761155E-07</text:p>
          </table:table-cell>
          <table:table-cell table:formula="of:=0.5*[.OQ12]*(([.OQ6]-[.OP6])/([.OQ1]-[.OP1]))^2" office:value-type="float" office:value="0.000000027669211027513" calcext:value-type="float">
            <text:p>2.7669211027513E-08</text:p>
          </table:table-cell>
          <table:table-cell table:formula="of:=0.5*[.OR12]*(([.OR6]-[.OQ6])/([.OR1]-[.OQ1]))^2" office:value-type="float" office:value="0.0000000219302508652222" calcext:value-type="float">
            <text:p>2.19302508652222E-08</text:p>
          </table:table-cell>
          <table:table-cell table:formula="of:=0.5*[.OS12]*(([.OS6]-[.OR6])/([.OS1]-[.OR1]))^2" office:value-type="float" office:value="0.00000000763300198532092" calcext:value-type="float">
            <text:p>7.63300198532092E-09</text:p>
          </table:table-cell>
          <table:table-cell table:formula="of:=0.5*[.OT12]*(([.OT6]-[.OS6])/([.OT1]-[.OS1]))^2" office:value-type="float" office:value="0.000000274620527081539" calcext:value-type="float">
            <text:p>2.74620527081539E-07</text:p>
          </table:table-cell>
          <table:table-cell table:formula="of:=0.5*[.OU12]*(([.OU6]-[.OT6])/([.OU1]-[.OT1]))^2" office:value-type="float" office:value="0.0000000052020235904102" calcext:value-type="float">
            <text:p>5.2020235904102E-09</text:p>
          </table:table-cell>
          <table:table-cell table:formula="of:=0.5*[.OV12]*(([.OV6]-[.OU6])/([.OV1]-[.OU1]))^2" office:value-type="float" office:value="0.000000183403284108225" calcext:value-type="float">
            <text:p>1.83403284108225E-07</text:p>
          </table:table-cell>
          <table:table-cell table:formula="of:=0.5*[.OW12]*(([.OW6]-[.OV6])/([.OW1]-[.OV1]))^2" office:value-type="float" office:value="0.0000000343359594551855" calcext:value-type="float">
            <text:p>3.43359594551855E-08</text:p>
          </table:table-cell>
          <table:table-cell table:formula="of:=0.5*[.OX12]*(([.OX6]-[.OW6])/([.OX1]-[.OW1]))^2" office:value-type="float" office:value="0.000000827260110175997" calcext:value-type="float">
            <text:p>8.27260110175997E-07</text:p>
          </table:table-cell>
          <table:table-cell table:formula="of:=0.5*[.OY12]*(([.OY6]-[.OX6])/([.OY1]-[.OX1]))^2" office:value-type="float" office:value="0.000000971894633019102" calcext:value-type="float">
            <text:p>9.71894633019102E-07</text:p>
          </table:table-cell>
          <table:table-cell table:formula="of:=0.5*[.OZ12]*(([.OZ6]-[.OY6])/([.OZ1]-[.OY1]))^2" office:value-type="float" office:value="0.000000158958502618918" calcext:value-type="float">
            <text:p>1.58958502618918E-07</text:p>
          </table:table-cell>
          <table:table-cell table:formula="of:=0.5*[.PA12]*(([.PA6]-[.OZ6])/([.PA1]-[.OZ1]))^2" office:value-type="float" office:value="0.00000552191528852763" calcext:value-type="float">
            <text:p>5.52191528852763E-06</text:p>
          </table:table-cell>
          <table:table-cell table:formula="of:=0.5*[.PB12]*(([.PB6]-[.PA6])/([.PB1]-[.PA1]))^2" office:value-type="float" office:value="0.00000147400409196543" calcext:value-type="float">
            <text:p>1.47400409196543E-06</text:p>
          </table:table-cell>
          <table:table-cell table:formula="of:=0.5*[.PC12]*(([.PC6]-[.PB6])/([.PC1]-[.PB1]))^2" office:value-type="float" office:value="0.000000947991831562413" calcext:value-type="float">
            <text:p>9.47991831562413E-07</text:p>
          </table:table-cell>
          <table:table-cell table:formula="of:=0.5*[.PD12]*(([.PD6]-[.PC6])/([.PD1]-[.PC1]))^2" office:value-type="float" office:value="0.000000702924057588297" calcext:value-type="float">
            <text:p>7.02924057588297E-07</text:p>
          </table:table-cell>
          <table:table-cell table:formula="of:=0.5*[.PE12]*(([.PE6]-[.PD6])/([.PE1]-[.PD1]))^2" office:value-type="float" office:value="0.00000000205496510889576" calcext:value-type="float">
            <text:p>2.05496510889576E-09</text:p>
          </table:table-cell>
          <table:table-cell table:formula="of:=0.5*[.PF12]*(([.PF6]-[.PE6])/([.PF1]-[.PE1]))^2" office:value-type="float" office:value="0.000000244472386155483" calcext:value-type="float">
            <text:p>2.44472386155483E-07</text:p>
          </table:table-cell>
          <table:table-cell table:formula="of:=0.5*[.PG12]*(([.PG6]-[.PF6])/([.PG1]-[.PF1]))^2" office:value-type="float" office:value="0.000000230995408485118" calcext:value-type="float">
            <text:p>2.30995408485118E-07</text:p>
          </table:table-cell>
          <table:table-cell table:formula="of:=0.5*[.PH12]*(([.PH6]-[.PG6])/([.PH1]-[.PG1]))^2" office:value-type="float" office:value="0.0000000419089704299839" calcext:value-type="float">
            <text:p>4.19089704299839E-08</text:p>
          </table:table-cell>
          <table:table-cell table:formula="of:=0.5*[.PI12]*(([.PI6]-[.PH6])/([.PI1]-[.PH1]))^2" office:value-type="float" office:value="0.000000112596359897808" calcext:value-type="float">
            <text:p>1.12596359897808E-07</text:p>
          </table:table-cell>
          <table:table-cell table:formula="of:=0.5*[.PJ12]*(([.PJ6]-[.PI6])/([.PJ1]-[.PI1]))^2" office:value-type="float" office:value="0.000000116757006443044" calcext:value-type="float">
            <text:p>1.16757006443044E-07</text:p>
          </table:table-cell>
          <table:table-cell table:formula="of:=0.5*[.PK12]*(([.PK6]-[.PJ6])/([.PK1]-[.PJ1]))^2" office:value-type="float" office:value="0.0000000758598768048924" calcext:value-type="float">
            <text:p>7.58598768048924E-08</text:p>
          </table:table-cell>
          <table:table-cell table:formula="of:=0.5*[.PL12]*(([.PL6]-[.PK6])/([.PL1]-[.PK1]))^2" office:value-type="float" office:value="0.0000011707228232737" calcext:value-type="float">
            <text:p>1.1707228232737E-06</text:p>
          </table:table-cell>
          <table:table-cell table:formula="of:=0.5*[.PM12]*(([.PM6]-[.PL6])/([.PM1]-[.PL1]))^2" office:value-type="float" office:value="0.00000730046640457279" calcext:value-type="float">
            <text:p>7.30046640457279E-06</text:p>
          </table:table-cell>
          <table:table-cell table:formula="of:=0.5*[.PN12]*(([.PN6]-[.PM6])/([.PN1]-[.PM1]))^2" office:value-type="float" office:value="0.0000000713744760640392" calcext:value-type="float">
            <text:p>7.13744760640392E-08</text:p>
          </table:table-cell>
          <table:table-cell table:formula="of:=0.5*[.PO12]*(([.PO6]-[.PN6])/([.PO1]-[.PN1]))^2" office:value-type="float" office:value="0.0000000089161589761053" calcext:value-type="float">
            <text:p>8.9161589761053E-09</text:p>
          </table:table-cell>
          <table:table-cell table:formula="of:=0.5*[.PP12]*(([.PP6]-[.PO6])/([.PP1]-[.PO1]))^2" office:value-type="float" office:value="0.00000248732049077488" calcext:value-type="float">
            <text:p>2.48732049077488E-06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PP13])" office:value-type="float" office:value="5.69713492788082" calcext:value-type="float">
            <text:p>5.69713492788082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PP14])" office:value-type="float" office:value="1.17341350938406" calcext:value-type="float">
            <text:p>1.17341350938406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87054843726488" calcext:value-type="float">
            <text:p>6.87054843726488</text:p>
          </table:table-cell>
          <table:table-cell table:formula="of:=[.B17]+[.C9]" office:value-type="float" office:value="13.9272857475614" calcext:value-type="float">
            <text:p>13.9272857475614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5:29:39.389554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5:33:05.591928024</dc:date>
    <meta:editing-duration>PT10M41S</meta:editing-duration>
    <meta:editing-cycles>4</meta:editing-cycles>
    <meta:generator>LibreOffice/6.4.7.2$Linux_X86_64 LibreOffice_project/40$Build-2</meta:generator>
    <meta:document-statistic meta:table-count="1" meta:cell-count="47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37cm" svg:height="13.84cm" xlink:href=".." xlink:type="simple" chart:class="chart:scatter" chart:row-mapping="0 1" chart:style-name="ch1">
        <chart:legend chart:legend-position="end" svg:x="20.662cm" svg:y="6.372cm" style:legend-expansion="high" chart:style-name="ch2"/>
        <chart:plot-area chart:style-name="ch3" table:cell-range-address="flat2.B1:flat2.PP1 flat2.A6:flat2.PP6 flat2.A8:flat2.PP8" chart:data-source-has-labels="both" svg:x="0.478cm" svg:y="0.276cm" svg:width="19.706cm" svg:height="13.288cm">
          <chartooo:coordinate-region svg:x="1.496cm" svg:y="0.476cm" svg:width="18.501cm" svg:height="12.889cm"/>
          <chart:axis chart:dimension="x" chart:name="primary-x" chart:style-name="ch4" chartooo:axis-type="auto">
            <chart:categories table:cell-range-address="flat2.B1:flat2.P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2.B6:flat2.PP6" chart:label-cell-address="flat2.A6:flat2.A6" chart:class="chart:scatter">
            <chart:domain table:cell-range-address="flat2.B1:flat2.PP1"/>
            <chart:data-point chart:repeated="431"/>
          </chart:series>
          <chart:series chart:style-name="ch7" chart:values-cell-range-address="flat2.B8:flat2.PP8" chart:label-cell-address="flat2.A8:flat2.A8" chart:class="chart:scatter">
            <chart:data-point chart:repeated="4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2.B1:flat2.PP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19990539551">
                <text:p>0.133419990539551</text:p>
              </table:table-cell>
              <table:table-cell office:value-type="float" office:value="0.200129747390747">
                <text:p>0.200129747390747</text:p>
              </table:table-cell>
              <table:table-cell office:value-type="float" office:value="0.266839504241943">
                <text:p>0.266839504241943</text:p>
              </table:table-cell>
              <table:table-cell office:value-type="float" office:value="0.333549022674561">
                <text:p>0.333549022674561</text:p>
              </table:table-cell>
              <table:table-cell office:value-type="float" office:value="0.400258541107178">
                <text:p>0.400258541107178</text:p>
              </table:table-cell>
              <table:table-cell office:value-type="float" office:value="0.433613538742065">
                <text:p>0.433613538742065</text:p>
              </table:table-cell>
              <table:table-cell office:value-type="float" office:value="0.466968297958374">
                <text:p>0.466968297958374</text:p>
              </table:table-cell>
              <table:table-cell office:value-type="float" office:value="0.567032337188721">
                <text:p>0.567032337188721</text:p>
              </table:table-cell>
              <table:table-cell office:value-type="float" office:value="0.600387096405029">
                <text:p>0.600387096405029</text:p>
              </table:table-cell>
              <table:table-cell office:value-type="float" office:value="0.667096138000488">
                <text:p>0.667096138000488</text:p>
              </table:table-cell>
              <table:table-cell office:value-type="float" office:value="0.700450897216797">
                <text:p>0.700450897216797</text:p>
              </table:table-cell>
              <table:table-cell office:value-type="float" office:value="0.733805418014526">
                <text:p>0.733805418014526</text:p>
              </table:table-cell>
              <table:table-cell office:value-type="float" office:value="0.767159938812256">
                <text:p>0.767159938812256</text:p>
              </table:table-cell>
              <table:table-cell office:value-type="float" office:value="0.833869218826294">
                <text:p>0.833869218826294</text:p>
              </table:table-cell>
              <table:table-cell office:value-type="float" office:value="0.900578260421753">
                <text:p>0.900578260421753</text:p>
              </table:table-cell>
              <table:table-cell office:value-type="float" office:value="0.967291831970215">
                <text:p>0.967291831970215</text:p>
              </table:table-cell>
              <table:table-cell office:value-type="float" office:value="1.03400945663452">
                <text:p>1.03400945663452</text:p>
              </table:table-cell>
              <table:table-cell office:value-type="float" office:value="1.10072755813599">
                <text:p>1.10072755813599</text:p>
              </table:table-cell>
              <table:table-cell office:value-type="float" office:value="1.16744565963745">
                <text:p>1.16744565963745</text:p>
              </table:table-cell>
              <table:table-cell office:value-type="float" office:value="1.20080471038818">
                <text:p>1.20080471038818</text:p>
              </table:table-cell>
              <table:table-cell office:value-type="float" office:value="1.26752281188965">
                <text:p>1.26752281188965</text:p>
              </table:table-cell>
              <table:table-cell office:value-type="float" office:value="1.30088186264038">
                <text:p>1.30088186264038</text:p>
              </table:table-cell>
              <table:table-cell office:value-type="float" office:value="1.36759996414185">
                <text:p>1.36759996414185</text:p>
              </table:table-cell>
              <table:table-cell office:value-type="float" office:value="1.40095901489258">
                <text:p>1.40095901489258</text:p>
              </table:table-cell>
              <table:table-cell office:value-type="float" office:value="1.46767711639404">
                <text:p>1.46767711639404</text:p>
              </table:table-cell>
              <table:table-cell office:value-type="float" office:value="1.53439521789551">
                <text:p>1.53439521789551</text:p>
              </table:table-cell>
              <table:table-cell office:value-type="float" office:value="1.56775450706482">
                <text:p>1.56775450706482</text:p>
              </table:table-cell>
              <table:table-cell office:value-type="float" office:value="1.60111355781555">
                <text:p>1.60111355781555</text:p>
              </table:table-cell>
              <table:table-cell office:value-type="float" office:value="1.66783165931702">
                <text:p>1.66783165931702</text:p>
              </table:table-cell>
              <table:table-cell office:value-type="float" office:value="1.76790904998779">
                <text:p>1.76790904998779</text:p>
              </table:table-cell>
              <table:table-cell office:value-type="float" office:value="1.83462715148926">
                <text:p>1.83462715148926</text:p>
              </table:table-cell>
              <table:table-cell office:value-type="float" office:value="1.90134572982788">
                <text:p>1.90134572982788</text:p>
              </table:table-cell>
              <table:table-cell office:value-type="float" office:value="1.96806287765503">
                <text:p>1.96806287765503</text:p>
              </table:table-cell>
              <table:table-cell office:value-type="float" office:value="2.03477907180786">
                <text:p>2.03477907180786</text:p>
              </table:table-cell>
              <table:table-cell office:value-type="float" office:value="2.10149550437927">
                <text:p>2.10149550437927</text:p>
              </table:table-cell>
              <table:table-cell office:value-type="float" office:value="2.13485360145569">
                <text:p>2.13485360145569</text:p>
              </table:table-cell>
              <table:table-cell office:value-type="float" office:value="2.1682116985321">
                <text:p>2.1682116985321</text:p>
              </table:table-cell>
              <table:table-cell office:value-type="float" office:value="2.23492813110352">
                <text:p>2.23492813110352</text:p>
              </table:table-cell>
              <table:table-cell office:value-type="float" office:value="2.26828622817993">
                <text:p>2.26828622817993</text:p>
              </table:table-cell>
              <table:table-cell office:value-type="float" office:value="2.30164432525635">
                <text:p>2.30164432525635</text:p>
              </table:table-cell>
              <table:table-cell office:value-type="float" office:value="2.36836099624634">
                <text:p>2.36836099624634</text:p>
              </table:table-cell>
              <table:table-cell office:value-type="float" office:value="2.43507719039917">
                <text:p>2.43507719039917</text:p>
              </table:table-cell>
              <table:table-cell office:value-type="float" office:value="2.46843552589416">
                <text:p>2.46843552589416</text:p>
              </table:table-cell>
              <table:table-cell office:value-type="float" office:value="2.53515219688416">
                <text:p>2.53515219688416</text:p>
              </table:table-cell>
              <table:table-cell office:value-type="float" office:value="2.60186862945557">
                <text:p>2.60186862945557</text:p>
              </table:table-cell>
              <table:table-cell office:value-type="float" office:value="2.66858530044556">
                <text:p>2.66858530044556</text:p>
              </table:table-cell>
              <table:table-cell office:value-type="float" office:value="2.70194363594055">
                <text:p>2.70194363594055</text:p>
              </table:table-cell>
              <table:table-cell office:value-type="float" office:value="2.76866030693054">
                <text:p>2.76866030693054</text:p>
              </table:table-cell>
              <table:table-cell office:value-type="float" office:value="2.83537697792053">
                <text:p>2.83537697792053</text:p>
              </table:table-cell>
              <table:table-cell office:value-type="float" office:value="2.9020938873291">
                <text:p>2.9020938873291</text:p>
              </table:table-cell>
              <table:table-cell office:value-type="float" office:value="2.93545198440552">
                <text:p>2.93545198440552</text:p>
              </table:table-cell>
              <table:table-cell office:value-type="float" office:value="3.10225200653076">
                <text:p>3.10225200653076</text:p>
              </table:table-cell>
              <table:table-cell office:value-type="float" office:value="3.20233201980591">
                <text:p>3.20233201980591</text:p>
              </table:table-cell>
              <table:table-cell office:value-type="float" office:value="3.30241274833679">
                <text:p>3.30241274833679</text:p>
              </table:table-cell>
              <table:table-cell office:value-type="float" office:value="3.33577299118042">
                <text:p>3.33577299118042</text:p>
              </table:table-cell>
              <table:table-cell office:value-type="float" office:value="3.40249347686768">
                <text:p>3.40249347686768</text:p>
              </table:table-cell>
              <table:table-cell office:value-type="float" office:value="3.46921420097351">
                <text:p>3.46921420097351</text:p>
              </table:table-cell>
              <table:table-cell office:value-type="float" office:value="3.56929540634155">
                <text:p>3.56929540634155</text:p>
              </table:table-cell>
              <table:table-cell office:value-type="float" office:value="3.60265612602234">
                <text:p>3.60265612602234</text:p>
              </table:table-cell>
              <table:table-cell office:value-type="float" office:value="3.63601636886597">
                <text:p>3.63601636886597</text:p>
              </table:table-cell>
              <table:table-cell office:value-type="float" office:value="3.66937708854675">
                <text:p>3.66937708854675</text:p>
              </table:table-cell>
              <table:table-cell office:value-type="float" office:value="3.73609828948975">
                <text:p>3.73609828948975</text:p>
              </table:table-cell>
              <table:table-cell office:value-type="float" office:value="3.80281972885132">
                <text:p>3.80281972885132</text:p>
              </table:table-cell>
              <table:table-cell office:value-type="float" office:value="3.86954116821289">
                <text:p>3.86954116821289</text:p>
              </table:table-cell>
              <table:table-cell office:value-type="float" office:value="3.93626260757446">
                <text:p>3.93626260757446</text:p>
              </table:table-cell>
              <table:table-cell office:value-type="float" office:value="3.96961975097656">
                <text:p>3.96961975097656</text:p>
              </table:table-cell>
              <table:table-cell office:value-type="float" office:value="4.03633427619934">
                <text:p>4.03633427619934</text:p>
              </table:table-cell>
              <table:table-cell office:value-type="float" office:value="4.10304880142212">
                <text:p>4.10304880142212</text:p>
              </table:table-cell>
              <table:table-cell office:value-type="float" office:value="4.16976356506348">
                <text:p>4.16976356506348</text:p>
              </table:table-cell>
              <table:table-cell office:value-type="float" office:value="4.23647785186768">
                <text:p>4.23647785186768</text:p>
              </table:table-cell>
              <table:table-cell office:value-type="float" office:value="4.26983523368835">
                <text:p>4.26983523368835</text:p>
              </table:table-cell>
              <table:table-cell office:value-type="float" office:value="4.33654952049255">
                <text:p>4.33654952049255</text:p>
              </table:table-cell>
              <table:table-cell office:value-type="float" office:value="4.40326404571533">
                <text:p>4.40326404571533</text:p>
              </table:table-cell>
              <table:table-cell office:value-type="float" office:value="4.46997857093811">
                <text:p>4.46997857093811</text:p>
              </table:table-cell>
              <table:table-cell office:value-type="float" office:value="4.53669285774231">
                <text:p>4.53669285774231</text:p>
              </table:table-cell>
              <table:table-cell office:value-type="float" office:value="4.60340738296509">
                <text:p>4.60340738296509</text:p>
              </table:table-cell>
              <table:table-cell office:value-type="float" office:value="4.67012166976929">
                <text:p>4.67012166976929</text:p>
              </table:table-cell>
              <table:table-cell office:value-type="float" office:value="4.80355024337769">
                <text:p>4.80355024337769</text:p>
              </table:table-cell>
              <table:table-cell office:value-type="float" office:value="4.83690762519836">
                <text:p>4.83690762519836</text:p>
              </table:table-cell>
              <table:table-cell office:value-type="float" office:value="4.87026476860046">
                <text:p>4.87026476860046</text:p>
              </table:table-cell>
              <table:table-cell office:value-type="float" office:value="4.90362191200256">
                <text:p>4.90362191200256</text:p>
              </table:table-cell>
              <table:table-cell office:value-type="float" office:value="4.93697881698608">
                <text:p>4.93697881698608</text:p>
              </table:table-cell>
              <table:table-cell office:value-type="float" office:value="4.9703414440155">
                <text:p>4.9703414440155</text:p>
              </table:table-cell>
              <table:table-cell office:value-type="float" office:value="5.03706622123718">
                <text:p>5.03706622123718</text:p>
              </table:table-cell>
              <table:table-cell office:value-type="float" office:value="5.10379123687744">
                <text:p>5.10379123687744</text:p>
              </table:table-cell>
              <table:table-cell office:value-type="float" office:value="5.17051672935486">
                <text:p>5.17051672935486</text:p>
              </table:table-cell>
              <table:table-cell office:value-type="float" office:value="5.20387935638428">
                <text:p>5.20387935638428</text:p>
              </table:table-cell>
              <table:table-cell office:value-type="float" office:value="5.30396795272827">
                <text:p>5.30396795272827</text:p>
              </table:table-cell>
              <table:table-cell office:value-type="float" office:value="5.37069416046143">
                <text:p>5.37069416046143</text:p>
              </table:table-cell>
              <table:table-cell office:value-type="float" office:value="5.437420129776">
                <text:p>5.437420129776</text:p>
              </table:table-cell>
              <table:table-cell office:value-type="float" office:value="5.47078347206116">
                <text:p>5.47078347206116</text:p>
              </table:table-cell>
              <table:table-cell office:value-type="float" office:value="5.50414681434631">
                <text:p>5.50414681434631</text:p>
              </table:table-cell>
              <table:table-cell office:value-type="float" office:value="5.53751015663147">
                <text:p>5.53751015663147</text:p>
              </table:table-cell>
              <table:table-cell office:value-type="float" office:value="5.57087326049805">
                <text:p>5.57087326049805</text:p>
              </table:table-cell>
              <table:table-cell office:value-type="float" office:value="5.60423684120178">
                <text:p>5.60423684120178</text:p>
              </table:table-cell>
              <table:table-cell office:value-type="float" office:value="5.63760018348694">
                <text:p>5.63760018348694</text:p>
              </table:table-cell>
              <table:table-cell office:value-type="float" office:value="5.67096376419067">
                <text:p>5.67096376419067</text:p>
              </table:table-cell>
              <table:table-cell office:value-type="float" office:value="5.77105474472046">
                <text:p>5.77105474472046</text:p>
              </table:table-cell>
              <table:table-cell office:value-type="float" office:value="5.83778214454651">
                <text:p>5.83778214454651</text:p>
              </table:table-cell>
              <table:table-cell office:value-type="float" office:value="5.90450978279114">
                <text:p>5.90450978279114</text:p>
              </table:table-cell>
              <table:table-cell office:value-type="float" office:value="5.97123193740845">
                <text:p>5.97123193740845</text:p>
              </table:table-cell>
              <table:table-cell office:value-type="float" office:value="6.03794836997986">
                <text:p>6.03794836997986</text:p>
              </table:table-cell>
              <table:table-cell office:value-type="float" office:value="6.07130646705627">
                <text:p>6.07130646705627</text:p>
              </table:table-cell>
              <table:table-cell office:value-type="float" office:value="6.10466480255127">
                <text:p>6.10466480255127</text:p>
              </table:table-cell>
              <table:table-cell office:value-type="float" office:value="6.13802289962769">
                <text:p>6.13802289962769</text:p>
              </table:table-cell>
              <table:table-cell office:value-type="float" office:value="6.20473957061768">
                <text:p>6.20473957061768</text:p>
              </table:table-cell>
              <table:table-cell office:value-type="float" office:value="6.23809766769409">
                <text:p>6.23809766769409</text:p>
              </table:table-cell>
              <table:table-cell office:value-type="float" office:value="6.27145600318909">
                <text:p>6.27145600318909</text:p>
              </table:table-cell>
              <table:table-cell office:value-type="float" office:value="6.30481433868408">
                <text:p>6.30481433868408</text:p>
              </table:table-cell>
              <table:table-cell office:value-type="float" office:value="6.37153077125549">
                <text:p>6.37153077125549</text:p>
              </table:table-cell>
              <table:table-cell office:value-type="float" office:value="6.40488886833191">
                <text:p>6.40488886833191</text:p>
              </table:table-cell>
              <table:table-cell office:value-type="float" office:value="6.43824744224548">
                <text:p>6.43824744224548</text:p>
              </table:table-cell>
              <table:table-cell office:value-type="float" office:value="6.50496363639832">
                <text:p>6.50496363639832</text:p>
              </table:table-cell>
              <table:table-cell office:value-type="float" office:value="6.53832197189331">
                <text:p>6.53832197189331</text:p>
              </table:table-cell>
              <table:table-cell office:value-type="float" office:value="6.6050386428833">
                <text:p>6.6050386428833</text:p>
              </table:table-cell>
              <table:table-cell office:value-type="float" office:value="6.67175507545471">
                <text:p>6.67175507545471</text:p>
              </table:table-cell>
              <table:table-cell office:value-type="float" office:value="6.7384717464447">
                <text:p>6.7384717464447</text:p>
              </table:table-cell>
              <table:table-cell office:value-type="float" office:value="6.80518794059753">
                <text:p>6.80518794059753</text:p>
              </table:table-cell>
              <table:table-cell office:value-type="float" office:value="6.87190461158752">
                <text:p>6.87190461158752</text:p>
              </table:table-cell>
              <table:table-cell office:value-type="float" office:value="6.90526294708252">
                <text:p>6.90526294708252</text:p>
              </table:table-cell>
              <table:table-cell office:value-type="float" office:value="6.97198081016541">
                <text:p>6.97198081016541</text:p>
              </table:table-cell>
              <table:table-cell office:value-type="float" office:value="7.03869986534119">
                <text:p>7.03869986534119</text:p>
              </table:table-cell>
              <table:table-cell office:value-type="float" office:value="7.10541868209839">
                <text:p>7.10541868209839</text:p>
              </table:table-cell>
              <table:table-cell office:value-type="float" office:value="7.17213797569275">
                <text:p>7.17213797569275</text:p>
              </table:table-cell>
              <table:table-cell office:value-type="float" office:value="7.23885726928711">
                <text:p>7.23885726928711</text:p>
              </table:table-cell>
              <table:table-cell office:value-type="float" office:value="7.30557656288147">
                <text:p>7.30557656288147</text:p>
              </table:table-cell>
              <table:table-cell office:value-type="float" office:value="7.33893632888794">
                <text:p>7.33893632888794</text:p>
              </table:table-cell>
              <table:table-cell office:value-type="float" office:value="7.40565586090088">
                <text:p>7.40565586090088</text:p>
              </table:table-cell>
              <table:table-cell office:value-type="float" office:value="7.47237539291382">
                <text:p>7.47237539291382</text:p>
              </table:table-cell>
              <table:table-cell office:value-type="float" office:value="7.53909468650818">
                <text:p>7.53909468650818</text:p>
              </table:table-cell>
              <table:table-cell office:value-type="float" office:value="7.6058144569397">
                <text:p>7.6058144569397</text:p>
              </table:table-cell>
              <table:table-cell office:value-type="float" office:value="7.63917446136475">
                <text:p>7.63917446136475</text:p>
              </table:table-cell>
              <table:table-cell office:value-type="float" office:value="7.6725344657898">
                <text:p>7.6725344657898</text:p>
              </table:table-cell>
              <table:table-cell office:value-type="float" office:value="7.73925423622131">
                <text:p>7.73925423622131</text:p>
              </table:table-cell>
              <table:table-cell office:value-type="float" office:value="7.80597424507141">
                <text:p>7.80597424507141</text:p>
              </table:table-cell>
              <table:table-cell office:value-type="float" office:value="7.87269449234009">
                <text:p>7.87269449234009</text:p>
              </table:table-cell>
              <table:table-cell office:value-type="float" office:value="7.93941426277161">
                <text:p>7.93941426277161</text:p>
              </table:table-cell>
              <table:table-cell office:value-type="float" office:value="8.0061309337616">
                <text:p>8.0061309337616</text:p>
              </table:table-cell>
              <table:table-cell office:value-type="float" office:value="8.07284760475159">
                <text:p>8.07284760475159</text:p>
              </table:table-cell>
              <table:table-cell office:value-type="float" office:value="8.20628094673157">
                <text:p>8.20628094673157</text:p>
              </table:table-cell>
              <table:table-cell office:value-type="float" office:value="8.27299761772156">
                <text:p>8.27299761772156</text:p>
              </table:table-cell>
              <table:table-cell office:value-type="float" office:value="8.30635595321655">
                <text:p>8.30635595321655</text:p>
              </table:table-cell>
              <table:table-cell office:value-type="float" office:value="8.37307262420654">
                <text:p>8.37307262420654</text:p>
              </table:table-cell>
              <table:table-cell office:value-type="float" office:value="8.43978929519653">
                <text:p>8.43978929519653</text:p>
              </table:table-cell>
              <table:table-cell office:value-type="float" office:value="8.50650596618652">
                <text:p>8.50650596618652</text:p>
              </table:table-cell>
              <table:table-cell office:value-type="float" office:value="8.57322263717651">
                <text:p>8.57322263717651</text:p>
              </table:table-cell>
              <table:table-cell office:value-type="float" office:value="8.60658121109009">
                <text:p>8.60658121109009</text:p>
              </table:table-cell>
              <table:table-cell office:value-type="float" office:value="8.6399393081665">
                <text:p>8.6399393081665</text:p>
              </table:table-cell>
              <table:table-cell office:value-type="float" office:value="8.6732976436615">
                <text:p>8.6732976436615</text:p>
              </table:table-cell>
              <table:table-cell office:value-type="float" office:value="8.77337288856506">
                <text:p>8.77337288856506</text:p>
              </table:table-cell>
              <table:table-cell office:value-type="float" office:value="8.87344789505005">
                <text:p>8.87344789505005</text:p>
              </table:table-cell>
              <table:table-cell office:value-type="float" office:value="8.94016456604004">
                <text:p>8.94016456604004</text:p>
              </table:table-cell>
              <table:table-cell office:value-type="float" office:value="9.00688338279724">
                <text:p>9.00688338279724</text:p>
              </table:table-cell>
              <table:table-cell office:value-type="float" office:value="9.04024267196655">
                <text:p>9.04024267196655</text:p>
              </table:table-cell>
              <table:table-cell office:value-type="float" office:value="9.10696148872376">
                <text:p>9.10696148872376</text:p>
              </table:table-cell>
              <table:table-cell office:value-type="float" office:value="9.17368054389954">
                <text:p>9.17368054389954</text:p>
              </table:table-cell>
              <table:table-cell office:value-type="float" office:value="9.27375888824463">
                <text:p>9.27375888824463</text:p>
              </table:table-cell>
              <table:table-cell office:value-type="float" office:value="9.54063510894775">
                <text:p>9.54063510894775</text:p>
              </table:table-cell>
              <table:table-cell office:value-type="float" office:value="9.60735440254211">
                <text:p>9.60735440254211</text:p>
              </table:table-cell>
              <table:table-cell office:value-type="float" office:value="9.6740734577179">
                <text:p>9.6740734577179</text:p>
              </table:table-cell>
              <table:table-cell office:value-type="float" office:value="9.70743346214294">
                <text:p>9.70743346214294</text:p>
              </table:table-cell>
              <table:table-cell office:value-type="float" office:value="9.74079298973084">
                <text:p>9.74079298973084</text:p>
              </table:table-cell>
              <table:table-cell office:value-type="float" office:value="9.8075122833252">
                <text:p>9.8075122833252</text:p>
              </table:table-cell>
              <table:table-cell office:value-type="float" office:value="9.87423181533814">
                <text:p>9.87423181533814</text:p>
              </table:table-cell>
              <table:table-cell office:value-type="float" office:value="9.9409511089325">
                <text:p>9.9409511089325</text:p>
              </table:table-cell>
              <table:table-cell office:value-type="float" office:value="10.0410180091858">
                <text:p>10.0410180091858</text:p>
              </table:table-cell>
              <table:table-cell office:value-type="float" office:value="10.1744401454926">
                <text:p>10.1744401454926</text:p>
              </table:table-cell>
              <table:table-cell office:value-type="float" office:value="10.3078620433807">
                <text:p>10.3078620433807</text:p>
              </table:table-cell>
              <table:table-cell office:value-type="float" office:value="10.3412175178528">
                <text:p>10.3412175178528</text:p>
              </table:table-cell>
              <table:table-cell office:value-type="float" office:value="10.4079284667969">
                <text:p>10.4079284667969</text:p>
              </table:table-cell>
              <table:table-cell office:value-type="float" office:value="10.4746391773224">
                <text:p>10.4746391773224</text:p>
              </table:table-cell>
              <table:table-cell office:value-type="float" office:value="10.5079944133759">
                <text:p>10.5079944133759</text:p>
              </table:table-cell>
              <table:table-cell office:value-type="float" office:value="10.5413498878479">
                <text:p>10.5413498878479</text:p>
              </table:table-cell>
              <table:table-cell office:value-type="float" office:value="10.5747051239014">
                <text:p>10.5747051239014</text:p>
              </table:table-cell>
              <table:table-cell office:value-type="float" office:value="10.6414158344269">
                <text:p>10.6414158344269</text:p>
              </table:table-cell>
              <table:table-cell office:value-type="float" office:value="10.6747710704803">
                <text:p>10.6747710704803</text:p>
              </table:table-cell>
              <table:table-cell office:value-type="float" office:value="10.7414817810059">
                <text:p>10.7414817810059</text:p>
              </table:table-cell>
              <table:table-cell office:value-type="float" office:value="10.7748370170593">
                <text:p>10.7748370170593</text:p>
              </table:table-cell>
              <table:table-cell office:value-type="float" office:value="10.8415474891663">
                <text:p>10.8415474891663</text:p>
              </table:table-cell>
              <table:table-cell office:value-type="float" office:value="10.9082577228546">
                <text:p>10.9082577228546</text:p>
              </table:table-cell>
              <table:table-cell office:value-type="float" office:value="10.9749674797058">
                <text:p>10.9749674797058</text:p>
              </table:table-cell>
              <table:table-cell office:value-type="float" office:value="11.075031042099">
                <text:p>11.075031042099</text:p>
              </table:table-cell>
              <table:table-cell office:value-type="float" office:value="11.1417400836945">
                <text:p>11.1417400836945</text:p>
              </table:table-cell>
              <table:table-cell office:value-type="float" office:value="11.2084491252899">
                <text:p>11.2084491252899</text:p>
              </table:table-cell>
              <table:table-cell office:value-type="float" office:value="11.2751576900482">
                <text:p>11.2751576900482</text:p>
              </table:table-cell>
              <table:table-cell office:value-type="float" office:value="11.3418664932251">
                <text:p>11.3418664932251</text:p>
              </table:table-cell>
              <table:table-cell office:value-type="float" office:value="11.3752207756043">
                <text:p>11.3752207756043</text:p>
              </table:table-cell>
              <table:table-cell office:value-type="float" office:value="11.408575296402">
                <text:p>11.408575296402</text:p>
              </table:table-cell>
              <table:table-cell office:value-type="float" office:value="11.4752836227417">
                <text:p>11.4752836227417</text:p>
              </table:table-cell>
              <table:table-cell office:value-type="float" office:value="11.5419921875">
                <text:p>11.5419921875</text:p>
              </table:table-cell>
              <table:table-cell office:value-type="float" office:value="11.6087005138397">
                <text:p>11.6087005138397</text:p>
              </table:table-cell>
              <table:table-cell office:value-type="float" office:value="11.6420547962189">
                <text:p>11.6420547962189</text:p>
              </table:table-cell>
              <table:table-cell office:value-type="float" office:value="11.6754088401794">
                <text:p>11.6754088401794</text:p>
              </table:table-cell>
              <table:table-cell office:value-type="float" office:value="11.7421169281006">
                <text:p>11.7421169281006</text:p>
              </table:table-cell>
              <table:table-cell office:value-type="float" office:value="11.8421792984009">
                <text:p>11.8421792984009</text:p>
              </table:table-cell>
              <table:table-cell office:value-type="float" office:value="11.9088871479034">
                <text:p>11.9088871479034</text:p>
              </table:table-cell>
              <table:table-cell office:value-type="float" office:value="11.9755964279175">
                <text:p>11.9755964279175</text:p>
              </table:table-cell>
              <table:table-cell office:value-type="float" office:value="12.0423066616058">
                <text:p>12.0423066616058</text:p>
              </table:table-cell>
              <table:table-cell office:value-type="float" office:value="12.0756616592407">
                <text:p>12.0756616592407</text:p>
              </table:table-cell>
              <table:table-cell office:value-type="float" office:value="12.1090168952942">
                <text:p>12.1090168952942</text:p>
              </table:table-cell>
              <table:table-cell office:value-type="float" office:value="12.1423718929291">
                <text:p>12.1423718929291</text:p>
              </table:table-cell>
              <table:table-cell office:value-type="float" office:value="12.175726890564">
                <text:p>12.175726890564</text:p>
              </table:table-cell>
              <table:table-cell office:value-type="float" office:value="12.2424371242523">
                <text:p>12.2424371242523</text:p>
              </table:table-cell>
              <table:table-cell office:value-type="float" office:value="12.3091471195221">
                <text:p>12.3091471195221</text:p>
              </table:table-cell>
              <table:table-cell office:value-type="float" office:value="12.4092116355896">
                <text:p>12.4092116355896</text:p>
              </table:table-cell>
              <table:table-cell office:value-type="float" office:value="12.4759216308594">
                <text:p>12.4759216308594</text:p>
              </table:table-cell>
              <table:table-cell office:value-type="float" office:value="12.5426313877106">
                <text:p>12.5426313877106</text:p>
              </table:table-cell>
              <table:table-cell office:value-type="float" office:value="12.6093411445618">
                <text:p>12.6093411445618</text:p>
              </table:table-cell>
              <table:table-cell office:value-type="float" office:value="12.6760506629944">
                <text:p>12.6760506629944</text:p>
              </table:table-cell>
              <table:table-cell office:value-type="float" office:value="12.7094054222107">
                <text:p>12.7094054222107</text:p>
              </table:table-cell>
              <table:table-cell office:value-type="float" office:value="12.7761147022247">
                <text:p>12.7761147022247</text:p>
              </table:table-cell>
              <table:table-cell office:value-type="float" office:value="12.809469461441">
                <text:p>12.809469461441</text:p>
              </table:table-cell>
              <table:table-cell office:value-type="float" office:value="12.8428242206574">
                <text:p>12.8428242206574</text:p>
              </table:table-cell>
              <table:table-cell office:value-type="float" office:value="12.8761789798737">
                <text:p>12.8761789798737</text:p>
              </table:table-cell>
              <table:table-cell office:value-type="float" office:value="12.90953373909">
                <text:p>12.90953373909</text:p>
              </table:table-cell>
              <table:table-cell office:value-type="float" office:value="12.9762437343597">
                <text:p>12.9762437343597</text:p>
              </table:table-cell>
              <table:table-cell office:value-type="float" office:value="13.0429544448853">
                <text:p>13.0429544448853</text:p>
              </table:table-cell>
              <table:table-cell office:value-type="float" office:value="13.0763096809387">
                <text:p>13.0763096809387</text:p>
              </table:table-cell>
              <table:table-cell office:value-type="float" office:value="13.1430201530457">
                <text:p>13.1430201530457</text:p>
              </table:table-cell>
              <table:table-cell office:value-type="float" office:value="13.1763753890991">
                <text:p>13.1763753890991</text:p>
              </table:table-cell>
              <table:table-cell office:value-type="float" office:value="13.2430858612061">
                <text:p>13.2430858612061</text:p>
              </table:table-cell>
              <table:table-cell office:value-type="float" office:value="13.3097960948944">
                <text:p>13.3097960948944</text:p>
              </table:table-cell>
              <table:table-cell office:value-type="float" office:value="13.3765063285828">
                <text:p>13.3765063285828</text:p>
              </table:table-cell>
              <table:table-cell office:value-type="float" office:value="13.4432165622711">
                <text:p>13.4432165622711</text:p>
              </table:table-cell>
              <table:table-cell office:value-type="float" office:value="13.5099267959595">
                <text:p>13.5099267959595</text:p>
              </table:table-cell>
              <table:table-cell office:value-type="float" office:value="13.5766367912292">
                <text:p>13.5766367912292</text:p>
              </table:table-cell>
              <table:table-cell office:value-type="float" office:value="13.643346786499">
                <text:p>13.643346786499</text:p>
              </table:table-cell>
              <table:table-cell office:value-type="float" office:value="13.7100567817688">
                <text:p>13.7100567817688</text:p>
              </table:table-cell>
              <table:table-cell office:value-type="float" office:value="13.7434117794037">
                <text:p>13.7434117794037</text:p>
              </table:table-cell>
              <table:table-cell office:value-type="float" office:value="13.7767663002014">
                <text:p>13.7767663002014</text:p>
              </table:table-cell>
              <table:table-cell office:value-type="float" office:value="13.8768310546875">
                <text:p>13.8768310546875</text:p>
              </table:table-cell>
              <table:table-cell office:value-type="float" office:value="13.9435408115387">
                <text:p>13.9435408115387</text:p>
              </table:table-cell>
              <table:table-cell office:value-type="float" office:value="13.976895570755">
                <text:p>13.976895570755</text:p>
              </table:table-cell>
              <table:table-cell office:value-type="float" office:value="14.043604850769">
                <text:p>14.043604850769</text:p>
              </table:table-cell>
              <table:table-cell office:value-type="float" office:value="14.1103141307831">
                <text:p>14.1103141307831</text:p>
              </table:table-cell>
              <table:table-cell office:value-type="float" office:value="14.17702293396">
                <text:p>14.17702293396</text:p>
              </table:table-cell>
              <table:table-cell office:value-type="float" office:value="14.243732213974">
                <text:p>14.243732213974</text:p>
              </table:table-cell>
              <table:table-cell office:value-type="float" office:value="14.3104410171509">
                <text:p>14.3104410171509</text:p>
              </table:table-cell>
              <table:table-cell office:value-type="float" office:value="14.5772759914398">
                <text:p>14.5772759914398</text:p>
              </table:table-cell>
              <table:table-cell office:value-type="float" office:value="14.6773388385773">
                <text:p>14.6773388385773</text:p>
              </table:table-cell>
              <table:table-cell office:value-type="float" office:value="14.744047164917">
                <text:p>14.744047164917</text:p>
              </table:table-cell>
              <table:table-cell office:value-type="float" office:value="14.9441719055176">
                <text:p>14.9441719055176</text:p>
              </table:table-cell>
              <table:table-cell office:value-type="float" office:value="14.9775285720825">
                <text:p>14.9775285720825</text:p>
              </table:table-cell>
              <table:table-cell office:value-type="float" office:value="15.0108852386475">
                <text:p>15.0108852386475</text:p>
              </table:table-cell>
              <table:table-cell office:value-type="float" office:value="15.2110249996185">
                <text:p>15.2110249996185</text:p>
              </table:table-cell>
              <table:table-cell office:value-type="float" office:value="15.2443814277649">
                <text:p>15.2443814277649</text:p>
              </table:table-cell>
              <table:table-cell office:value-type="float" office:value="15.3110945224762">
                <text:p>15.3110945224762</text:p>
              </table:table-cell>
              <table:table-cell office:value-type="float" office:value="15.3444511890411">
                <text:p>15.3444511890411</text:p>
              </table:table-cell>
              <table:table-cell office:value-type="float" office:value="15.3778076171875">
                <text:p>15.3778076171875</text:p>
              </table:table-cell>
              <table:table-cell office:value-type="float" office:value="15.6113030910492">
                <text:p>15.6113030910492</text:p>
              </table:table-cell>
              <table:table-cell office:value-type="float" office:value="15.6780157089233">
                <text:p>15.6780157089233</text:p>
              </table:table-cell>
              <table:table-cell office:value-type="float" office:value="15.7780849933624">
                <text:p>15.7780849933624</text:p>
              </table:table-cell>
              <table:table-cell office:value-type="float" office:value="15.8447976112366">
                <text:p>15.8447976112366</text:p>
              </table:table-cell>
              <table:table-cell office:value-type="float" office:value="15.9115102291107">
                <text:p>15.9115102291107</text:p>
              </table:table-cell>
              <table:table-cell office:value-type="float" office:value="15.9782252311707">
                <text:p>15.9782252311707</text:p>
              </table:table-cell>
              <table:table-cell office:value-type="float" office:value="16.0449416637421">
                <text:p>16.0449416637421</text:p>
              </table:table-cell>
              <table:table-cell office:value-type="float" office:value="16.1116585731506">
                <text:p>16.1116585731506</text:p>
              </table:table-cell>
              <table:table-cell office:value-type="float" office:value="16.1450169086456">
                <text:p>16.1450169086456</text:p>
              </table:table-cell>
              <table:table-cell office:value-type="float" office:value="16.1783752441406">
                <text:p>16.1783752441406</text:p>
              </table:table-cell>
              <table:table-cell office:value-type="float" office:value="16.2117335796356">
                <text:p>16.2117335796356</text:p>
              </table:table-cell>
              <table:table-cell office:value-type="float" office:value="16.2784502506256">
                <text:p>16.2784502506256</text:p>
              </table:table-cell>
              <table:table-cell office:value-type="float" office:value="16.3118085861206">
                <text:p>16.3118085861206</text:p>
              </table:table-cell>
              <table:table-cell office:value-type="float" office:value="16.3451671600342">
                <text:p>16.3451671600342</text:p>
              </table:table-cell>
              <table:table-cell office:value-type="float" office:value="16.3785254955292">
                <text:p>16.3785254955292</text:p>
              </table:table-cell>
              <table:table-cell office:value-type="float" office:value="16.4118838310242">
                <text:p>16.4118838310242</text:p>
              </table:table-cell>
              <table:table-cell office:value-type="float" office:value="16.4452419281006">
                <text:p>16.4452419281006</text:p>
              </table:table-cell>
              <table:table-cell office:value-type="float" office:value="16.5119588375092">
                <text:p>16.5119588375092</text:p>
              </table:table-cell>
              <table:table-cell office:value-type="float" office:value="16.5786755084991">
                <text:p>16.5786755084991</text:p>
              </table:table-cell>
              <table:table-cell office:value-type="float" office:value="16.6453921794891">
                <text:p>16.6453921794891</text:p>
              </table:table-cell>
              <table:table-cell office:value-type="float" office:value="16.7121088504791">
                <text:p>16.7121088504791</text:p>
              </table:table-cell>
              <table:table-cell office:value-type="float" office:value="16.7454674243927">
                <text:p>16.7454674243927</text:p>
              </table:table-cell>
              <table:table-cell office:value-type="float" office:value="16.8121838569641">
                <text:p>16.8121838569641</text:p>
              </table:table-cell>
              <table:table-cell office:value-type="float" office:value="16.8789007663727">
                <text:p>16.8789007663727</text:p>
              </table:table-cell>
              <table:table-cell office:value-type="float" office:value="16.9456171989441">
                <text:p>16.9456171989441</text:p>
              </table:table-cell>
              <table:table-cell office:value-type="float" office:value="17.0123295783997">
                <text:p>17.0123295783997</text:p>
              </table:table-cell>
              <table:table-cell office:value-type="float" office:value="17.1123979091644">
                <text:p>17.1123979091644</text:p>
              </table:table-cell>
              <table:table-cell office:value-type="float" office:value="17.17911028862">
                <text:p>17.17911028862</text:p>
              </table:table-cell>
              <table:table-cell office:value-type="float" office:value="17.2791790962219">
                <text:p>17.2791790962219</text:p>
              </table:table-cell>
              <table:table-cell office:value-type="float" office:value="17.3458912372589">
                <text:p>17.3458912372589</text:p>
              </table:table-cell>
              <table:table-cell office:value-type="float" office:value="17.4126036167145">
                <text:p>17.4126036167145</text:p>
              </table:table-cell>
              <table:table-cell office:value-type="float" office:value="17.47931599617">
                <text:p>17.47931599617</text:p>
              </table:table-cell>
              <table:table-cell office:value-type="float" office:value="17.5126721858978">
                <text:p>17.5126721858978</text:p>
              </table:table-cell>
              <table:table-cell office:value-type="float" office:value="17.5793843269348">
                <text:p>17.5793843269348</text:p>
              </table:table-cell>
              <table:table-cell office:value-type="float" office:value="17.6127405166626">
                <text:p>17.6127405166626</text:p>
              </table:table-cell>
              <table:table-cell office:value-type="float" office:value="17.7128090858459">
                <text:p>17.7128090858459</text:p>
              </table:table-cell>
              <table:table-cell office:value-type="float" office:value="17.7795212268829">
                <text:p>17.7795212268829</text:p>
              </table:table-cell>
              <table:table-cell office:value-type="float" office:value="17.8128774166107">
                <text:p>17.8128774166107</text:p>
              </table:table-cell>
              <table:table-cell office:value-type="float" office:value="17.9129457473755">
                <text:p>17.9129457473755</text:p>
              </table:table-cell>
              <table:table-cell office:value-type="float" office:value="17.9796574115753">
                <text:p>17.9796574115753</text:p>
              </table:table-cell>
              <table:table-cell office:value-type="float" office:value="18.0463678836823">
                <text:p>18.0463678836823</text:p>
              </table:table-cell>
              <table:table-cell office:value-type="float" office:value="18.1130785942078">
                <text:p>18.1130785942078</text:p>
              </table:table-cell>
              <table:table-cell office:value-type="float" office:value="18.1797890663147">
                <text:p>18.1797890663147</text:p>
              </table:table-cell>
              <table:table-cell office:value-type="float" office:value="18.2464995384216">
                <text:p>18.2464995384216</text:p>
              </table:table-cell>
              <table:table-cell office:value-type="float" office:value="18.2798547744751">
                <text:p>18.2798547744751</text:p>
              </table:table-cell>
              <table:table-cell office:value-type="float" office:value="18.3132100105286">
                <text:p>18.3132100105286</text:p>
              </table:table-cell>
              <table:table-cell office:value-type="float" office:value="18.3799204826355">
                <text:p>18.3799204826355</text:p>
              </table:table-cell>
              <table:table-cell office:value-type="float" office:value="18.4466309547424">
                <text:p>18.4466309547424</text:p>
              </table:table-cell>
              <table:table-cell office:value-type="float" office:value="18.5133411884308">
                <text:p>18.5133411884308</text:p>
              </table:table-cell>
              <table:table-cell office:value-type="float" office:value="18.5800514221191">
                <text:p>18.5800514221191</text:p>
              </table:table-cell>
              <table:table-cell office:value-type="float" office:value="18.6467614173889">
                <text:p>18.6467614173889</text:p>
              </table:table-cell>
              <table:table-cell office:value-type="float" office:value="18.780181646347">
                <text:p>18.780181646347</text:p>
              </table:table-cell>
              <table:table-cell office:value-type="float" office:value="18.8468916416168">
                <text:p>18.8468916416168</text:p>
              </table:table-cell>
              <table:table-cell office:value-type="float" office:value="18.9136016368866">
                <text:p>18.9136016368866</text:p>
              </table:table-cell>
              <table:table-cell office:value-type="float" office:value="18.9803214073181">
                <text:p>18.9803214073181</text:p>
              </table:table-cell>
              <table:table-cell office:value-type="float" office:value="19.0136861801147">
                <text:p>19.0136861801147</text:p>
              </table:table-cell>
              <table:table-cell office:value-type="float" office:value="19.0470507144928">
                <text:p>19.0470507144928</text:p>
              </table:table-cell>
              <table:table-cell office:value-type="float" office:value="19.1137804985046">
                <text:p>19.1137804985046</text:p>
              </table:table-cell>
              <table:table-cell office:value-type="float" office:value="19.2138755321503">
                <text:p>19.2138755321503</text:p>
              </table:table-cell>
              <table:table-cell office:value-type="float" office:value="19.2806057929993">
                <text:p>19.2806057929993</text:p>
              </table:table-cell>
              <table:table-cell office:value-type="float" office:value="19.3473362922668">
                <text:p>19.3473362922668</text:p>
              </table:table-cell>
              <table:table-cell office:value-type="float" office:value="19.4140667915344">
                <text:p>19.4140667915344</text:p>
              </table:table-cell>
              <table:table-cell office:value-type="float" office:value="19.4474322795868">
                <text:p>19.4474322795868</text:p>
              </table:table-cell>
              <table:table-cell office:value-type="float" office:value="19.4807977676392">
                <text:p>19.4807977676392</text:p>
              </table:table-cell>
              <table:table-cell office:value-type="float" office:value="19.514163017273">
                <text:p>19.514163017273</text:p>
              </table:table-cell>
              <table:table-cell office:value-type="float" office:value="19.5808939933777">
                <text:p>19.5808939933777</text:p>
              </table:table-cell>
              <table:table-cell office:value-type="float" office:value="19.6476254463196">
                <text:p>19.6476254463196</text:p>
              </table:table-cell>
              <table:table-cell office:value-type="float" office:value="19.8144545555115">
                <text:p>19.8144545555115</text:p>
              </table:table-cell>
              <table:table-cell office:value-type="float" office:value="19.8811867237091">
                <text:p>19.8811867237091</text:p>
              </table:table-cell>
              <table:table-cell office:value-type="float" office:value="19.9145526885986">
                <text:p>19.9145526885986</text:p>
              </table:table-cell>
              <table:table-cell office:value-type="float" office:value="19.9812734127045">
                <text:p>19.9812734127045</text:p>
              </table:table-cell>
              <table:table-cell office:value-type="float" office:value="20.0146281719208">
                <text:p>20.0146281719208</text:p>
              </table:table-cell>
              <table:table-cell office:value-type="float" office:value="20.0813376903534">
                <text:p>20.0813376903534</text:p>
              </table:table-cell>
              <table:table-cell office:value-type="float" office:value="20.1480469703674">
                <text:p>20.1480469703674</text:p>
              </table:table-cell>
              <table:table-cell office:value-type="float" office:value="20.2147564888">
                <text:p>20.2147564888</text:p>
              </table:table-cell>
              <table:table-cell office:value-type="float" office:value="20.3815293312073">
                <text:p>20.3815293312073</text:p>
              </table:table-cell>
              <table:table-cell office:value-type="float" office:value="20.414883852005">
                <text:p>20.414883852005</text:p>
              </table:table-cell>
              <table:table-cell office:value-type="float" office:value="20.4815928936005">
                <text:p>20.4815928936005</text:p>
              </table:table-cell>
              <table:table-cell office:value-type="float" office:value="20.5149474143982">
                <text:p>20.5149474143982</text:p>
              </table:table-cell>
              <table:table-cell office:value-type="float" office:value="20.5483016967773">
                <text:p>20.5483016967773</text:p>
              </table:table-cell>
              <table:table-cell office:value-type="float" office:value="20.5816562175751">
                <text:p>20.5816562175751</text:p>
              </table:table-cell>
              <table:table-cell office:value-type="float" office:value="20.6150107383728">
                <text:p>20.6150107383728</text:p>
              </table:table-cell>
              <table:table-cell office:value-type="float" office:value="20.6817197799683">
                <text:p>20.6817197799683</text:p>
              </table:table-cell>
              <table:table-cell office:value-type="float" office:value="20.7150740623474">
                <text:p>20.7150740623474</text:p>
              </table:table-cell>
              <table:table-cell office:value-type="float" office:value="20.7817828655243">
                <text:p>20.7817828655243</text:p>
              </table:table-cell>
              <table:table-cell office:value-type="float" office:value="20.8151371479034">
                <text:p>20.8151371479034</text:p>
              </table:table-cell>
              <table:table-cell office:value-type="float" office:value="21.015266418457">
                <text:p>21.015266418457</text:p>
              </table:table-cell>
              <table:table-cell office:value-type="float" office:value="21.1153340339661">
                <text:p>21.1153340339661</text:p>
              </table:table-cell>
              <table:table-cell office:value-type="float" office:value="21.1820456981659">
                <text:p>21.1820456981659</text:p>
              </table:table-cell>
              <table:table-cell office:value-type="float" office:value="21.2154016494751">
                <text:p>21.2154016494751</text:p>
              </table:table-cell>
              <table:table-cell office:value-type="float" office:value="21.2487576007843">
                <text:p>21.2487576007843</text:p>
              </table:table-cell>
              <table:table-cell office:value-type="float" office:value="21.2821133136749">
                <text:p>21.2821133136749</text:p>
              </table:table-cell>
              <table:table-cell office:value-type="float" office:value="21.3488249778748">
                <text:p>21.3488249778748</text:p>
              </table:table-cell>
              <table:table-cell office:value-type="float" office:value="21.382180929184">
                <text:p>21.382180929184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6156718730927">
                <text:p>21.6156718730927</text:p>
              </table:table-cell>
              <table:table-cell office:value-type="float" office:value="21.6823835372925">
                <text:p>21.6823835372925</text:p>
              </table:table-cell>
              <table:table-cell office:value-type="float" office:value="21.7490952014923">
                <text:p>21.7490952014923</text:p>
              </table:table-cell>
              <table:table-cell office:value-type="float" office:value="22.0493054389954">
                <text:p>22.0493054389954</text:p>
              </table:table-cell>
              <table:table-cell office:value-type="float" office:value="22.1160225868225">
                <text:p>22.1160225868225</text:p>
              </table:table-cell>
              <table:table-cell office:value-type="float" office:value="22.1493809223175">
                <text:p>22.1493809223175</text:p>
              </table:table-cell>
              <table:table-cell office:value-type="float" office:value="22.2828152179718">
                <text:p>22.2828152179718</text:p>
              </table:table-cell>
              <table:table-cell office:value-type="float" office:value="22.3828909397125">
                <text:p>22.3828909397125</text:p>
              </table:table-cell>
              <table:table-cell office:value-type="float" office:value="22.4496078491211">
                <text:p>22.4496078491211</text:p>
              </table:table-cell>
              <table:table-cell office:value-type="float" office:value="22.4829666614532">
                <text:p>22.4829666614532</text:p>
              </table:table-cell>
              <table:table-cell office:value-type="float" office:value="22.5163252353668">
                <text:p>22.5163252353668</text:p>
              </table:table-cell>
              <table:table-cell office:value-type="float" office:value="22.6164011955261">
                <text:p>22.6164011955261</text:p>
              </table:table-cell>
              <table:table-cell office:value-type="float" office:value="22.7498359680176">
                <text:p>22.7498359680176</text:p>
              </table:table-cell>
              <table:table-cell office:value-type="float" office:value="22.8832709789276">
                <text:p>22.8832709789276</text:p>
              </table:table-cell>
              <table:table-cell office:value-type="float" office:value="22.9166300296783">
                <text:p>22.9166300296783</text:p>
              </table:table-cell>
              <table:table-cell office:value-type="float" office:value="22.9833443164825">
                <text:p>22.9833443164825</text:p>
              </table:table-cell>
              <table:table-cell office:value-type="float" office:value="23.0500555038452">
                <text:p>23.0500555038452</text:p>
              </table:table-cell>
              <table:table-cell office:value-type="float" office:value="23.1167666912079">
                <text:p>23.1167666912079</text:p>
              </table:table-cell>
              <table:table-cell office:value-type="float" office:value="23.1834778785706">
                <text:p>23.1834778785706</text:p>
              </table:table-cell>
              <table:table-cell office:value-type="float" office:value="23.2168335914612">
                <text:p>23.2168335914612</text:p>
              </table:table-cell>
              <table:table-cell office:value-type="float" office:value="23.3502557277679">
                <text:p>23.3502557277679</text:p>
              </table:table-cell>
              <table:table-cell office:value-type="float" office:value="23.4503223896027">
                <text:p>23.4503223896027</text:p>
              </table:table-cell>
              <table:table-cell office:value-type="float" office:value="23.5170335769653">
                <text:p>23.5170335769653</text:p>
              </table:table-cell>
              <table:table-cell office:value-type="float" office:value="23.5837445259094">
                <text:p>23.5837445259094</text:p>
              </table:table-cell>
              <table:table-cell office:value-type="float" office:value="23.6504557132721">
                <text:p>23.6504557132721</text:p>
              </table:table-cell>
              <table:table-cell office:value-type="float" office:value="23.7171666622162">
                <text:p>23.7171666622162</text:p>
              </table:table-cell>
              <table:table-cell office:value-type="float" office:value="23.7838773727417">
                <text:p>23.7838773727417</text:p>
              </table:table-cell>
              <table:table-cell office:value-type="float" office:value="23.8505883216858">
                <text:p>23.8505883216858</text:p>
              </table:table-cell>
              <table:table-cell office:value-type="float" office:value="23.9172992706299">
                <text:p>23.9172992706299</text:p>
              </table:table-cell>
              <table:table-cell office:value-type="float" office:value="23.9840135574341">
                <text:p>23.9840135574341</text:p>
              </table:table-cell>
              <table:table-cell office:value-type="float" office:value="24.0507311820984">
                <text:p>24.0507311820984</text:p>
              </table:table-cell>
              <table:table-cell office:value-type="float" office:value="24.0840902328491">
                <text:p>24.0840902328491</text:p>
              </table:table-cell>
              <table:table-cell office:value-type="float" office:value="24.150808095932">
                <text:p>24.150808095932</text:p>
              </table:table-cell>
              <table:table-cell office:value-type="float" office:value="24.1841671466827">
                <text:p>24.1841671466827</text:p>
              </table:table-cell>
              <table:table-cell office:value-type="float" office:value="24.2508850097656">
                <text:p>24.2508850097656</text:p>
              </table:table-cell>
              <table:table-cell office:value-type="float" office:value="24.2842440605164">
                <text:p>24.2842440605164</text:p>
              </table:table-cell>
              <table:table-cell office:value-type="float" office:value="24.3509619235992">
                <text:p>24.3509619235992</text:p>
              </table:table-cell>
              <table:table-cell office:value-type="float" office:value="24.3843212127686">
                <text:p>24.3843212127686</text:p>
              </table:table-cell>
              <table:table-cell office:value-type="float" office:value="24.4510390758514">
                <text:p>24.4510390758514</text:p>
              </table:table-cell>
              <table:table-cell office:value-type="float" office:value="24.4843981266022">
                <text:p>24.4843981266022</text:p>
              </table:table-cell>
              <table:table-cell office:value-type="float" office:value="24.5511164665222">
                <text:p>24.5511164665222</text:p>
              </table:table-cell>
              <table:table-cell office:value-type="float" office:value="24.5844755172729">
                <text:p>24.5844755172729</text:p>
              </table:table-cell>
              <table:table-cell office:value-type="float" office:value="24.6178348064423">
                <text:p>24.6178348064423</text:p>
              </table:table-cell>
              <table:table-cell office:value-type="float" office:value="24.6845533847809">
                <text:p>24.6845533847809</text:p>
              </table:table-cell>
              <table:table-cell office:value-type="float" office:value="24.7179124355316">
                <text:p>24.7179124355316</text:p>
              </table:table-cell>
              <table:table-cell office:value-type="float" office:value="24.7512714862823">
                <text:p>24.7512714862823</text:p>
              </table:table-cell>
              <table:table-cell office:value-type="float" office:value="24.7846310138702">
                <text:p>24.7846310138702</text:p>
              </table:table-cell>
              <table:table-cell office:value-type="float" office:value="24.817990064621">
                <text:p>24.817990064621</text:p>
              </table:table-cell>
              <table:table-cell office:value-type="float" office:value="24.9180679321289">
                <text:p>24.9180679321289</text:p>
              </table:table-cell>
              <table:table-cell office:value-type="float" office:value="24.984787940979">
                <text:p>24.984787940979</text:p>
              </table:table-cell>
              <table:table-cell office:value-type="float" office:value="25.0515093803406">
                <text:p>25.0515093803406</text:p>
              </table:table-cell>
              <table:table-cell office:value-type="float" office:value="25.1182308197021">
                <text:p>25.1182308197021</text:p>
              </table:table-cell>
              <table:table-cell office:value-type="float" office:value="25.1849524974823">
                <text:p>25.1849524974823</text:p>
              </table:table-cell>
              <table:table-cell office:value-type="float" office:value="25.2183132171631">
                <text:p>25.2183132171631</text:p>
              </table:table-cell>
              <table:table-cell office:value-type="float" office:value="25.2516741752625">
                <text:p>25.2516741752625</text:p>
              </table:table-cell>
              <table:table-cell office:value-type="float" office:value="25.2850348949432">
                <text:p>25.2850348949432</text:p>
              </table:table-cell>
              <table:table-cell office:value-type="float" office:value="25.351756811142">
                <text:p>25.351756811142</text:p>
              </table:table-cell>
              <table:table-cell office:value-type="float" office:value="25.4184789657593">
                <text:p>25.4184789657593</text:p>
              </table:table-cell>
              <table:table-cell office:value-type="float" office:value="25.4852011203766">
                <text:p>25.4852011203766</text:p>
              </table:table-cell>
              <table:table-cell office:value-type="float" office:value="25.5519232749939">
                <text:p>25.5519232749939</text:p>
              </table:table-cell>
              <table:table-cell office:value-type="float" office:value="25.6186459064484">
                <text:p>25.6186459064484</text:p>
              </table:table-cell>
              <table:table-cell office:value-type="float" office:value="25.6853685379028">
                <text:p>25.6853685379028</text:p>
              </table:table-cell>
              <table:table-cell office:value-type="float" office:value="25.7187297344208">
                <text:p>25.7187297344208</text:p>
              </table:table-cell>
              <table:table-cell office:value-type="float" office:value="25.7520911693573">
                <text:p>25.7520911693573</text:p>
              </table:table-cell>
              <table:table-cell office:value-type="float" office:value="25.7854523658752">
                <text:p>25.7854523658752</text:p>
              </table:table-cell>
              <table:table-cell office:value-type="float" office:value="25.8521752357483">
                <text:p>25.8521752357483</text:p>
              </table:table-cell>
              <table:table-cell office:value-type="float" office:value="25.9188983440399">
                <text:p>25.9188983440399</text:p>
              </table:table-cell>
              <table:table-cell office:value-type="float" office:value="25.9856154918671">
                <text:p>25.9856154918671</text:p>
              </table:table-cell>
              <table:table-cell office:value-type="float" office:value="26.052327632904">
                <text:p>26.052327632904</text:p>
              </table:table-cell>
              <table:table-cell office:value-type="float" office:value="26.0856835842133">
                <text:p>26.0856835842133</text:p>
              </table:table-cell>
              <table:table-cell office:value-type="float" office:value="26.1190395355225">
                <text:p>26.1190395355225</text:p>
              </table:table-cell>
              <table:table-cell office:value-type="float" office:value="26.1523952484131">
                <text:p>26.1523952484131</text:p>
              </table:table-cell>
              <table:table-cell office:value-type="float" office:value="26.1857511997223">
                <text:p>26.1857511997223</text:p>
              </table:table-cell>
              <table:table-cell office:value-type="float" office:value="26.2524631023407">
                <text:p>26.2524631023407</text:p>
              </table:table-cell>
              <table:table-cell office:value-type="float" office:value="26.3191747665405">
                <text:p>26.3191747665405</text:p>
              </table:table-cell>
              <table:table-cell office:value-type="float" office:value="26.3858866691589">
                <text:p>26.3858866691589</text:p>
              </table:table-cell>
              <table:table-cell office:value-type="float" office:value="26.4525983333588">
                <text:p>26.4525983333588</text:p>
              </table:table-cell>
              <table:table-cell office:value-type="float" office:value="26.5526657104492">
                <text:p>26.5526657104492</text:p>
              </table:table-cell>
              <table:table-cell office:value-type="float" office:value="26.619377374649">
                <text:p>26.619377374649</text:p>
              </table:table-cell>
              <table:table-cell office:value-type="float" office:value="26.6527330875397">
                <text:p>26.6527330875397</text:p>
              </table:table-cell>
              <table:table-cell office:value-type="float" office:value="26.6860888004303">
                <text:p>26.6860888004303</text:p>
              </table:table-cell>
              <table:table-cell office:value-type="float" office:value="26.7194449901581">
                <text:p>26.7194449901581</text:p>
              </table:table-cell>
              <table:table-cell office:value-type="float" office:value="26.7861564159393">
                <text:p>26.7861564159393</text:p>
              </table:table-cell>
              <table:table-cell office:value-type="float" office:value="26.81951212883">
                <text:p>26.81951212883</text:p>
              </table:table-cell>
              <table:table-cell office:value-type="float" office:value="26.8528678417206">
                <text:p>26.852867841720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2.B1:flat2.PP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19990539551">
                <text:p>0.133419990539551</text:p>
              </table:table-cell>
              <table:table-cell office:value-type="float" office:value="0.200129747390747">
                <text:p>0.200129747390747</text:p>
              </table:table-cell>
              <table:table-cell office:value-type="float" office:value="0.266839504241943">
                <text:p>0.266839504241943</text:p>
              </table:table-cell>
              <table:table-cell office:value-type="float" office:value="0.333549022674561">
                <text:p>0.333549022674561</text:p>
              </table:table-cell>
              <table:table-cell office:value-type="float" office:value="0.400258541107178">
                <text:p>0.400258541107178</text:p>
              </table:table-cell>
              <table:table-cell office:value-type="float" office:value="0.433613538742065">
                <text:p>0.433613538742065</text:p>
              </table:table-cell>
              <table:table-cell office:value-type="float" office:value="0.466968297958374">
                <text:p>0.466968297958374</text:p>
              </table:table-cell>
              <table:table-cell office:value-type="float" office:value="0.567032337188721">
                <text:p>0.567032337188721</text:p>
              </table:table-cell>
              <table:table-cell office:value-type="float" office:value="0.600387096405029">
                <text:p>0.600387096405029</text:p>
              </table:table-cell>
              <table:table-cell office:value-type="float" office:value="0.667096138000488">
                <text:p>0.667096138000488</text:p>
              </table:table-cell>
              <table:table-cell office:value-type="float" office:value="0.700450897216797">
                <text:p>0.700450897216797</text:p>
              </table:table-cell>
              <table:table-cell office:value-type="float" office:value="0.733805418014526">
                <text:p>0.733805418014526</text:p>
              </table:table-cell>
              <table:table-cell office:value-type="float" office:value="0.767159938812256">
                <text:p>0.767159938812256</text:p>
              </table:table-cell>
              <table:table-cell office:value-type="float" office:value="0.833869218826294">
                <text:p>0.833869218826294</text:p>
              </table:table-cell>
              <table:table-cell office:value-type="float" office:value="0.900578260421753">
                <text:p>0.900578260421753</text:p>
              </table:table-cell>
              <table:table-cell office:value-type="float" office:value="0.967291831970215">
                <text:p>0.967291831970215</text:p>
              </table:table-cell>
              <table:table-cell office:value-type="float" office:value="1.03400945663452">
                <text:p>1.03400945663452</text:p>
              </table:table-cell>
              <table:table-cell office:value-type="float" office:value="1.10072755813599">
                <text:p>1.10072755813599</text:p>
              </table:table-cell>
              <table:table-cell office:value-type="float" office:value="1.16744565963745">
                <text:p>1.16744565963745</text:p>
              </table:table-cell>
              <table:table-cell office:value-type="float" office:value="1.20080471038818">
                <text:p>1.20080471038818</text:p>
              </table:table-cell>
              <table:table-cell office:value-type="float" office:value="1.26752281188965">
                <text:p>1.26752281188965</text:p>
              </table:table-cell>
              <table:table-cell office:value-type="float" office:value="1.30088186264038">
                <text:p>1.30088186264038</text:p>
              </table:table-cell>
              <table:table-cell office:value-type="float" office:value="1.36759996414185">
                <text:p>1.36759996414185</text:p>
              </table:table-cell>
              <table:table-cell office:value-type="float" office:value="1.40095901489258">
                <text:p>1.40095901489258</text:p>
              </table:table-cell>
              <table:table-cell office:value-type="float" office:value="1.46767711639404">
                <text:p>1.46767711639404</text:p>
              </table:table-cell>
              <table:table-cell office:value-type="float" office:value="1.53439521789551">
                <text:p>1.53439521789551</text:p>
              </table:table-cell>
              <table:table-cell office:value-type="float" office:value="1.56775450706482">
                <text:p>1.56775450706482</text:p>
              </table:table-cell>
              <table:table-cell office:value-type="float" office:value="1.60111355781555">
                <text:p>1.60111355781555</text:p>
              </table:table-cell>
              <table:table-cell office:value-type="float" office:value="1.66783165931702">
                <text:p>1.66783165931702</text:p>
              </table:table-cell>
              <table:table-cell office:value-type="float" office:value="1.76790904998779">
                <text:p>1.76790904998779</text:p>
              </table:table-cell>
              <table:table-cell office:value-type="float" office:value="1.83462715148926">
                <text:p>1.83462715148926</text:p>
              </table:table-cell>
              <table:table-cell office:value-type="float" office:value="1.90134572982788">
                <text:p>1.90134572982788</text:p>
              </table:table-cell>
              <table:table-cell office:value-type="float" office:value="1.96806287765503">
                <text:p>1.96806287765503</text:p>
              </table:table-cell>
              <table:table-cell office:value-type="float" office:value="2.03477907180786">
                <text:p>2.03477907180786</text:p>
              </table:table-cell>
              <table:table-cell office:value-type="float" office:value="2.10149550437927">
                <text:p>2.10149550437927</text:p>
              </table:table-cell>
              <table:table-cell office:value-type="float" office:value="2.13485360145569">
                <text:p>2.13485360145569</text:p>
              </table:table-cell>
              <table:table-cell office:value-type="float" office:value="2.1682116985321">
                <text:p>2.1682116985321</text:p>
              </table:table-cell>
              <table:table-cell office:value-type="float" office:value="2.23492813110352">
                <text:p>2.23492813110352</text:p>
              </table:table-cell>
              <table:table-cell office:value-type="float" office:value="2.26828622817993">
                <text:p>2.26828622817993</text:p>
              </table:table-cell>
              <table:table-cell office:value-type="float" office:value="2.30164432525635">
                <text:p>2.30164432525635</text:p>
              </table:table-cell>
              <table:table-cell office:value-type="float" office:value="2.36836099624634">
                <text:p>2.36836099624634</text:p>
              </table:table-cell>
              <table:table-cell office:value-type="float" office:value="2.43507719039917">
                <text:p>2.43507719039917</text:p>
              </table:table-cell>
              <table:table-cell office:value-type="float" office:value="2.46843552589416">
                <text:p>2.46843552589416</text:p>
              </table:table-cell>
              <table:table-cell office:value-type="float" office:value="2.53515219688416">
                <text:p>2.53515219688416</text:p>
              </table:table-cell>
              <table:table-cell office:value-type="float" office:value="2.60186862945557">
                <text:p>2.60186862945557</text:p>
              </table:table-cell>
              <table:table-cell office:value-type="float" office:value="2.66858530044556">
                <text:p>2.66858530044556</text:p>
              </table:table-cell>
              <table:table-cell office:value-type="float" office:value="2.70194363594055">
                <text:p>2.70194363594055</text:p>
              </table:table-cell>
              <table:table-cell office:value-type="float" office:value="2.76866030693054">
                <text:p>2.76866030693054</text:p>
              </table:table-cell>
              <table:table-cell office:value-type="float" office:value="2.83537697792053">
                <text:p>2.83537697792053</text:p>
              </table:table-cell>
              <table:table-cell office:value-type="float" office:value="2.9020938873291">
                <text:p>2.9020938873291</text:p>
              </table:table-cell>
              <table:table-cell office:value-type="float" office:value="2.93545198440552">
                <text:p>2.93545198440552</text:p>
              </table:table-cell>
              <table:table-cell office:value-type="float" office:value="3.10225200653076">
                <text:p>3.10225200653076</text:p>
              </table:table-cell>
              <table:table-cell office:value-type="float" office:value="3.20233201980591">
                <text:p>3.20233201980591</text:p>
              </table:table-cell>
              <table:table-cell office:value-type="float" office:value="3.30241274833679">
                <text:p>3.30241274833679</text:p>
              </table:table-cell>
              <table:table-cell office:value-type="float" office:value="3.33577299118042">
                <text:p>3.33577299118042</text:p>
              </table:table-cell>
              <table:table-cell office:value-type="float" office:value="3.40249347686768">
                <text:p>3.40249347686768</text:p>
              </table:table-cell>
              <table:table-cell office:value-type="float" office:value="3.46921420097351">
                <text:p>3.46921420097351</text:p>
              </table:table-cell>
              <table:table-cell office:value-type="float" office:value="3.56929540634155">
                <text:p>3.56929540634155</text:p>
              </table:table-cell>
              <table:table-cell office:value-type="float" office:value="3.60265612602234">
                <text:p>3.60265612602234</text:p>
              </table:table-cell>
              <table:table-cell office:value-type="float" office:value="3.63601636886597">
                <text:p>3.63601636886597</text:p>
              </table:table-cell>
              <table:table-cell office:value-type="float" office:value="3.66937708854675">
                <text:p>3.66937708854675</text:p>
              </table:table-cell>
              <table:table-cell office:value-type="float" office:value="3.73609828948975">
                <text:p>3.73609828948975</text:p>
              </table:table-cell>
              <table:table-cell office:value-type="float" office:value="3.80281972885132">
                <text:p>3.80281972885132</text:p>
              </table:table-cell>
              <table:table-cell office:value-type="float" office:value="3.86954116821289">
                <text:p>3.86954116821289</text:p>
              </table:table-cell>
              <table:table-cell office:value-type="float" office:value="3.93626260757446">
                <text:p>3.93626260757446</text:p>
              </table:table-cell>
              <table:table-cell office:value-type="float" office:value="3.96961975097656">
                <text:p>3.96961975097656</text:p>
              </table:table-cell>
              <table:table-cell office:value-type="float" office:value="4.03633427619934">
                <text:p>4.03633427619934</text:p>
              </table:table-cell>
              <table:table-cell office:value-type="float" office:value="4.10304880142212">
                <text:p>4.10304880142212</text:p>
              </table:table-cell>
              <table:table-cell office:value-type="float" office:value="4.16976356506348">
                <text:p>4.16976356506348</text:p>
              </table:table-cell>
              <table:table-cell office:value-type="float" office:value="4.23647785186768">
                <text:p>4.23647785186768</text:p>
              </table:table-cell>
              <table:table-cell office:value-type="float" office:value="4.26983523368835">
                <text:p>4.26983523368835</text:p>
              </table:table-cell>
              <table:table-cell office:value-type="float" office:value="4.33654952049255">
                <text:p>4.33654952049255</text:p>
              </table:table-cell>
              <table:table-cell office:value-type="float" office:value="4.40326404571533">
                <text:p>4.40326404571533</text:p>
              </table:table-cell>
              <table:table-cell office:value-type="float" office:value="4.46997857093811">
                <text:p>4.46997857093811</text:p>
              </table:table-cell>
              <table:table-cell office:value-type="float" office:value="4.53669285774231">
                <text:p>4.53669285774231</text:p>
              </table:table-cell>
              <table:table-cell office:value-type="float" office:value="4.60340738296509">
                <text:p>4.60340738296509</text:p>
              </table:table-cell>
              <table:table-cell office:value-type="float" office:value="4.67012166976929">
                <text:p>4.67012166976929</text:p>
              </table:table-cell>
              <table:table-cell office:value-type="float" office:value="4.80355024337769">
                <text:p>4.80355024337769</text:p>
              </table:table-cell>
              <table:table-cell office:value-type="float" office:value="4.83690762519836">
                <text:p>4.83690762519836</text:p>
              </table:table-cell>
              <table:table-cell office:value-type="float" office:value="4.87026476860046">
                <text:p>4.87026476860046</text:p>
              </table:table-cell>
              <table:table-cell office:value-type="float" office:value="4.90362191200256">
                <text:p>4.90362191200256</text:p>
              </table:table-cell>
              <table:table-cell office:value-type="float" office:value="4.93697881698608">
                <text:p>4.93697881698608</text:p>
              </table:table-cell>
              <table:table-cell office:value-type="float" office:value="4.9703414440155">
                <text:p>4.9703414440155</text:p>
              </table:table-cell>
              <table:table-cell office:value-type="float" office:value="5.03706622123718">
                <text:p>5.03706622123718</text:p>
              </table:table-cell>
              <table:table-cell office:value-type="float" office:value="5.10379123687744">
                <text:p>5.10379123687744</text:p>
              </table:table-cell>
              <table:table-cell office:value-type="float" office:value="5.17051672935486">
                <text:p>5.17051672935486</text:p>
              </table:table-cell>
              <table:table-cell office:value-type="float" office:value="5.20387935638428">
                <text:p>5.20387935638428</text:p>
              </table:table-cell>
              <table:table-cell office:value-type="float" office:value="5.30396795272827">
                <text:p>5.30396795272827</text:p>
              </table:table-cell>
              <table:table-cell office:value-type="float" office:value="5.37069416046143">
                <text:p>5.37069416046143</text:p>
              </table:table-cell>
              <table:table-cell office:value-type="float" office:value="5.437420129776">
                <text:p>5.437420129776</text:p>
              </table:table-cell>
              <table:table-cell office:value-type="float" office:value="5.47078347206116">
                <text:p>5.47078347206116</text:p>
              </table:table-cell>
              <table:table-cell office:value-type="float" office:value="5.50414681434631">
                <text:p>5.50414681434631</text:p>
              </table:table-cell>
              <table:table-cell office:value-type="float" office:value="5.53751015663147">
                <text:p>5.53751015663147</text:p>
              </table:table-cell>
              <table:table-cell office:value-type="float" office:value="5.57087326049805">
                <text:p>5.57087326049805</text:p>
              </table:table-cell>
              <table:table-cell office:value-type="float" office:value="5.60423684120178">
                <text:p>5.60423684120178</text:p>
              </table:table-cell>
              <table:table-cell office:value-type="float" office:value="5.63760018348694">
                <text:p>5.63760018348694</text:p>
              </table:table-cell>
              <table:table-cell office:value-type="float" office:value="5.67096376419067">
                <text:p>5.67096376419067</text:p>
              </table:table-cell>
              <table:table-cell office:value-type="float" office:value="5.77105474472046">
                <text:p>5.77105474472046</text:p>
              </table:table-cell>
              <table:table-cell office:value-type="float" office:value="5.83778214454651">
                <text:p>5.83778214454651</text:p>
              </table:table-cell>
              <table:table-cell office:value-type="float" office:value="5.90450978279114">
                <text:p>5.90450978279114</text:p>
              </table:table-cell>
              <table:table-cell office:value-type="float" office:value="5.97123193740845">
                <text:p>5.97123193740845</text:p>
              </table:table-cell>
              <table:table-cell office:value-type="float" office:value="6.03794836997986">
                <text:p>6.03794836997986</text:p>
              </table:table-cell>
              <table:table-cell office:value-type="float" office:value="6.07130646705627">
                <text:p>6.07130646705627</text:p>
              </table:table-cell>
              <table:table-cell office:value-type="float" office:value="6.10466480255127">
                <text:p>6.10466480255127</text:p>
              </table:table-cell>
              <table:table-cell office:value-type="float" office:value="6.13802289962769">
                <text:p>6.13802289962769</text:p>
              </table:table-cell>
              <table:table-cell office:value-type="float" office:value="6.20473957061768">
                <text:p>6.20473957061768</text:p>
              </table:table-cell>
              <table:table-cell office:value-type="float" office:value="6.23809766769409">
                <text:p>6.23809766769409</text:p>
              </table:table-cell>
              <table:table-cell office:value-type="float" office:value="6.27145600318909">
                <text:p>6.27145600318909</text:p>
              </table:table-cell>
              <table:table-cell office:value-type="float" office:value="6.30481433868408">
                <text:p>6.30481433868408</text:p>
              </table:table-cell>
              <table:table-cell office:value-type="float" office:value="6.37153077125549">
                <text:p>6.37153077125549</text:p>
              </table:table-cell>
              <table:table-cell office:value-type="float" office:value="6.40488886833191">
                <text:p>6.40488886833191</text:p>
              </table:table-cell>
              <table:table-cell office:value-type="float" office:value="6.43824744224548">
                <text:p>6.43824744224548</text:p>
              </table:table-cell>
              <table:table-cell office:value-type="float" office:value="6.50496363639832">
                <text:p>6.50496363639832</text:p>
              </table:table-cell>
              <table:table-cell office:value-type="float" office:value="6.53832197189331">
                <text:p>6.53832197189331</text:p>
              </table:table-cell>
              <table:table-cell office:value-type="float" office:value="6.6050386428833">
                <text:p>6.6050386428833</text:p>
              </table:table-cell>
              <table:table-cell office:value-type="float" office:value="6.67175507545471">
                <text:p>6.67175507545471</text:p>
              </table:table-cell>
              <table:table-cell office:value-type="float" office:value="6.7384717464447">
                <text:p>6.7384717464447</text:p>
              </table:table-cell>
              <table:table-cell office:value-type="float" office:value="6.80518794059753">
                <text:p>6.80518794059753</text:p>
              </table:table-cell>
              <table:table-cell office:value-type="float" office:value="6.87190461158752">
                <text:p>6.87190461158752</text:p>
              </table:table-cell>
              <table:table-cell office:value-type="float" office:value="6.90526294708252">
                <text:p>6.90526294708252</text:p>
              </table:table-cell>
              <table:table-cell office:value-type="float" office:value="6.97198081016541">
                <text:p>6.97198081016541</text:p>
              </table:table-cell>
              <table:table-cell office:value-type="float" office:value="7.03869986534119">
                <text:p>7.03869986534119</text:p>
              </table:table-cell>
              <table:table-cell office:value-type="float" office:value="7.10541868209839">
                <text:p>7.10541868209839</text:p>
              </table:table-cell>
              <table:table-cell office:value-type="float" office:value="7.17213797569275">
                <text:p>7.17213797569275</text:p>
              </table:table-cell>
              <table:table-cell office:value-type="float" office:value="7.23885726928711">
                <text:p>7.23885726928711</text:p>
              </table:table-cell>
              <table:table-cell office:value-type="float" office:value="7.30557656288147">
                <text:p>7.30557656288147</text:p>
              </table:table-cell>
              <table:table-cell office:value-type="float" office:value="7.33893632888794">
                <text:p>7.33893632888794</text:p>
              </table:table-cell>
              <table:table-cell office:value-type="float" office:value="7.40565586090088">
                <text:p>7.40565586090088</text:p>
              </table:table-cell>
              <table:table-cell office:value-type="float" office:value="7.47237539291382">
                <text:p>7.47237539291382</text:p>
              </table:table-cell>
              <table:table-cell office:value-type="float" office:value="7.53909468650818">
                <text:p>7.53909468650818</text:p>
              </table:table-cell>
              <table:table-cell office:value-type="float" office:value="7.6058144569397">
                <text:p>7.6058144569397</text:p>
              </table:table-cell>
              <table:table-cell office:value-type="float" office:value="7.63917446136475">
                <text:p>7.63917446136475</text:p>
              </table:table-cell>
              <table:table-cell office:value-type="float" office:value="7.6725344657898">
                <text:p>7.6725344657898</text:p>
              </table:table-cell>
              <table:table-cell office:value-type="float" office:value="7.73925423622131">
                <text:p>7.73925423622131</text:p>
              </table:table-cell>
              <table:table-cell office:value-type="float" office:value="7.80597424507141">
                <text:p>7.80597424507141</text:p>
              </table:table-cell>
              <table:table-cell office:value-type="float" office:value="7.87269449234009">
                <text:p>7.87269449234009</text:p>
              </table:table-cell>
              <table:table-cell office:value-type="float" office:value="7.93941426277161">
                <text:p>7.93941426277161</text:p>
              </table:table-cell>
              <table:table-cell office:value-type="float" office:value="8.0061309337616">
                <text:p>8.0061309337616</text:p>
              </table:table-cell>
              <table:table-cell office:value-type="float" office:value="8.07284760475159">
                <text:p>8.07284760475159</text:p>
              </table:table-cell>
              <table:table-cell office:value-type="float" office:value="8.20628094673157">
                <text:p>8.20628094673157</text:p>
              </table:table-cell>
              <table:table-cell office:value-type="float" office:value="8.27299761772156">
                <text:p>8.27299761772156</text:p>
              </table:table-cell>
              <table:table-cell office:value-type="float" office:value="8.30635595321655">
                <text:p>8.30635595321655</text:p>
              </table:table-cell>
              <table:table-cell office:value-type="float" office:value="8.37307262420654">
                <text:p>8.37307262420654</text:p>
              </table:table-cell>
              <table:table-cell office:value-type="float" office:value="8.43978929519653">
                <text:p>8.43978929519653</text:p>
              </table:table-cell>
              <table:table-cell office:value-type="float" office:value="8.50650596618652">
                <text:p>8.50650596618652</text:p>
              </table:table-cell>
              <table:table-cell office:value-type="float" office:value="8.57322263717651">
                <text:p>8.57322263717651</text:p>
              </table:table-cell>
              <table:table-cell office:value-type="float" office:value="8.60658121109009">
                <text:p>8.60658121109009</text:p>
              </table:table-cell>
              <table:table-cell office:value-type="float" office:value="8.6399393081665">
                <text:p>8.6399393081665</text:p>
              </table:table-cell>
              <table:table-cell office:value-type="float" office:value="8.6732976436615">
                <text:p>8.6732976436615</text:p>
              </table:table-cell>
              <table:table-cell office:value-type="float" office:value="8.77337288856506">
                <text:p>8.77337288856506</text:p>
              </table:table-cell>
              <table:table-cell office:value-type="float" office:value="8.87344789505005">
                <text:p>8.87344789505005</text:p>
              </table:table-cell>
              <table:table-cell office:value-type="float" office:value="8.94016456604004">
                <text:p>8.94016456604004</text:p>
              </table:table-cell>
              <table:table-cell office:value-type="float" office:value="9.00688338279724">
                <text:p>9.00688338279724</text:p>
              </table:table-cell>
              <table:table-cell office:value-type="float" office:value="9.04024267196655">
                <text:p>9.04024267196655</text:p>
              </table:table-cell>
              <table:table-cell office:value-type="float" office:value="9.10696148872376">
                <text:p>9.10696148872376</text:p>
              </table:table-cell>
              <table:table-cell office:value-type="float" office:value="9.17368054389954">
                <text:p>9.17368054389954</text:p>
              </table:table-cell>
              <table:table-cell office:value-type="float" office:value="9.27375888824463">
                <text:p>9.27375888824463</text:p>
              </table:table-cell>
              <table:table-cell office:value-type="float" office:value="9.54063510894775">
                <text:p>9.54063510894775</text:p>
              </table:table-cell>
              <table:table-cell office:value-type="float" office:value="9.60735440254211">
                <text:p>9.60735440254211</text:p>
              </table:table-cell>
              <table:table-cell office:value-type="float" office:value="9.6740734577179">
                <text:p>9.6740734577179</text:p>
              </table:table-cell>
              <table:table-cell office:value-type="float" office:value="9.70743346214294">
                <text:p>9.70743346214294</text:p>
              </table:table-cell>
              <table:table-cell office:value-type="float" office:value="9.74079298973084">
                <text:p>9.74079298973084</text:p>
              </table:table-cell>
              <table:table-cell office:value-type="float" office:value="9.8075122833252">
                <text:p>9.8075122833252</text:p>
              </table:table-cell>
              <table:table-cell office:value-type="float" office:value="9.87423181533814">
                <text:p>9.87423181533814</text:p>
              </table:table-cell>
              <table:table-cell office:value-type="float" office:value="9.9409511089325">
                <text:p>9.9409511089325</text:p>
              </table:table-cell>
              <table:table-cell office:value-type="float" office:value="10.0410180091858">
                <text:p>10.0410180091858</text:p>
              </table:table-cell>
              <table:table-cell office:value-type="float" office:value="10.1744401454926">
                <text:p>10.1744401454926</text:p>
              </table:table-cell>
              <table:table-cell office:value-type="float" office:value="10.3078620433807">
                <text:p>10.3078620433807</text:p>
              </table:table-cell>
              <table:table-cell office:value-type="float" office:value="10.3412175178528">
                <text:p>10.3412175178528</text:p>
              </table:table-cell>
              <table:table-cell office:value-type="float" office:value="10.4079284667969">
                <text:p>10.4079284667969</text:p>
              </table:table-cell>
              <table:table-cell office:value-type="float" office:value="10.4746391773224">
                <text:p>10.4746391773224</text:p>
              </table:table-cell>
              <table:table-cell office:value-type="float" office:value="10.5079944133759">
                <text:p>10.5079944133759</text:p>
              </table:table-cell>
              <table:table-cell office:value-type="float" office:value="10.5413498878479">
                <text:p>10.5413498878479</text:p>
              </table:table-cell>
              <table:table-cell office:value-type="float" office:value="10.5747051239014">
                <text:p>10.5747051239014</text:p>
              </table:table-cell>
              <table:table-cell office:value-type="float" office:value="10.6414158344269">
                <text:p>10.6414158344269</text:p>
              </table:table-cell>
              <table:table-cell office:value-type="float" office:value="10.6747710704803">
                <text:p>10.6747710704803</text:p>
              </table:table-cell>
              <table:table-cell office:value-type="float" office:value="10.7414817810059">
                <text:p>10.7414817810059</text:p>
              </table:table-cell>
              <table:table-cell office:value-type="float" office:value="10.7748370170593">
                <text:p>10.7748370170593</text:p>
              </table:table-cell>
              <table:table-cell office:value-type="float" office:value="10.8415474891663">
                <text:p>10.8415474891663</text:p>
              </table:table-cell>
              <table:table-cell office:value-type="float" office:value="10.9082577228546">
                <text:p>10.9082577228546</text:p>
              </table:table-cell>
              <table:table-cell office:value-type="float" office:value="10.9749674797058">
                <text:p>10.9749674797058</text:p>
              </table:table-cell>
              <table:table-cell office:value-type="float" office:value="11.075031042099">
                <text:p>11.075031042099</text:p>
              </table:table-cell>
              <table:table-cell office:value-type="float" office:value="11.1417400836945">
                <text:p>11.1417400836945</text:p>
              </table:table-cell>
              <table:table-cell office:value-type="float" office:value="11.2084491252899">
                <text:p>11.2084491252899</text:p>
              </table:table-cell>
              <table:table-cell office:value-type="float" office:value="11.2751576900482">
                <text:p>11.2751576900482</text:p>
              </table:table-cell>
              <table:table-cell office:value-type="float" office:value="11.3418664932251">
                <text:p>11.3418664932251</text:p>
              </table:table-cell>
              <table:table-cell office:value-type="float" office:value="11.3752207756043">
                <text:p>11.3752207756043</text:p>
              </table:table-cell>
              <table:table-cell office:value-type="float" office:value="11.408575296402">
                <text:p>11.408575296402</text:p>
              </table:table-cell>
              <table:table-cell office:value-type="float" office:value="11.4752836227417">
                <text:p>11.4752836227417</text:p>
              </table:table-cell>
              <table:table-cell office:value-type="float" office:value="11.5419921875">
                <text:p>11.5419921875</text:p>
              </table:table-cell>
              <table:table-cell office:value-type="float" office:value="11.6087005138397">
                <text:p>11.6087005138397</text:p>
              </table:table-cell>
              <table:table-cell office:value-type="float" office:value="11.6420547962189">
                <text:p>11.6420547962189</text:p>
              </table:table-cell>
              <table:table-cell office:value-type="float" office:value="11.6754088401794">
                <text:p>11.6754088401794</text:p>
              </table:table-cell>
              <table:table-cell office:value-type="float" office:value="11.7421169281006">
                <text:p>11.7421169281006</text:p>
              </table:table-cell>
              <table:table-cell office:value-type="float" office:value="11.8421792984009">
                <text:p>11.8421792984009</text:p>
              </table:table-cell>
              <table:table-cell office:value-type="float" office:value="11.9088871479034">
                <text:p>11.9088871479034</text:p>
              </table:table-cell>
              <table:table-cell office:value-type="float" office:value="11.9755964279175">
                <text:p>11.9755964279175</text:p>
              </table:table-cell>
              <table:table-cell office:value-type="float" office:value="12.0423066616058">
                <text:p>12.0423066616058</text:p>
              </table:table-cell>
              <table:table-cell office:value-type="float" office:value="12.0756616592407">
                <text:p>12.0756616592407</text:p>
              </table:table-cell>
              <table:table-cell office:value-type="float" office:value="12.1090168952942">
                <text:p>12.1090168952942</text:p>
              </table:table-cell>
              <table:table-cell office:value-type="float" office:value="12.1423718929291">
                <text:p>12.1423718929291</text:p>
              </table:table-cell>
              <table:table-cell office:value-type="float" office:value="12.175726890564">
                <text:p>12.175726890564</text:p>
              </table:table-cell>
              <table:table-cell office:value-type="float" office:value="12.2424371242523">
                <text:p>12.2424371242523</text:p>
              </table:table-cell>
              <table:table-cell office:value-type="float" office:value="12.3091471195221">
                <text:p>12.3091471195221</text:p>
              </table:table-cell>
              <table:table-cell office:value-type="float" office:value="12.4092116355896">
                <text:p>12.4092116355896</text:p>
              </table:table-cell>
              <table:table-cell office:value-type="float" office:value="12.4759216308594">
                <text:p>12.4759216308594</text:p>
              </table:table-cell>
              <table:table-cell office:value-type="float" office:value="12.5426313877106">
                <text:p>12.5426313877106</text:p>
              </table:table-cell>
              <table:table-cell office:value-type="float" office:value="12.6093411445618">
                <text:p>12.6093411445618</text:p>
              </table:table-cell>
              <table:table-cell office:value-type="float" office:value="12.6760506629944">
                <text:p>12.6760506629944</text:p>
              </table:table-cell>
              <table:table-cell office:value-type="float" office:value="12.7094054222107">
                <text:p>12.7094054222107</text:p>
              </table:table-cell>
              <table:table-cell office:value-type="float" office:value="12.7761147022247">
                <text:p>12.7761147022247</text:p>
              </table:table-cell>
              <table:table-cell office:value-type="float" office:value="12.809469461441">
                <text:p>12.809469461441</text:p>
              </table:table-cell>
              <table:table-cell office:value-type="float" office:value="12.8428242206574">
                <text:p>12.8428242206574</text:p>
              </table:table-cell>
              <table:table-cell office:value-type="float" office:value="12.8761789798737">
                <text:p>12.8761789798737</text:p>
              </table:table-cell>
              <table:table-cell office:value-type="float" office:value="12.90953373909">
                <text:p>12.90953373909</text:p>
              </table:table-cell>
              <table:table-cell office:value-type="float" office:value="12.9762437343597">
                <text:p>12.9762437343597</text:p>
              </table:table-cell>
              <table:table-cell office:value-type="float" office:value="13.0429544448853">
                <text:p>13.0429544448853</text:p>
              </table:table-cell>
              <table:table-cell office:value-type="float" office:value="13.0763096809387">
                <text:p>13.0763096809387</text:p>
              </table:table-cell>
              <table:table-cell office:value-type="float" office:value="13.1430201530457">
                <text:p>13.1430201530457</text:p>
              </table:table-cell>
              <table:table-cell office:value-type="float" office:value="13.1763753890991">
                <text:p>13.1763753890991</text:p>
              </table:table-cell>
              <table:table-cell office:value-type="float" office:value="13.2430858612061">
                <text:p>13.2430858612061</text:p>
              </table:table-cell>
              <table:table-cell office:value-type="float" office:value="13.3097960948944">
                <text:p>13.3097960948944</text:p>
              </table:table-cell>
              <table:table-cell office:value-type="float" office:value="13.3765063285828">
                <text:p>13.3765063285828</text:p>
              </table:table-cell>
              <table:table-cell office:value-type="float" office:value="13.4432165622711">
                <text:p>13.4432165622711</text:p>
              </table:table-cell>
              <table:table-cell office:value-type="float" office:value="13.5099267959595">
                <text:p>13.5099267959595</text:p>
              </table:table-cell>
              <table:table-cell office:value-type="float" office:value="13.5766367912292">
                <text:p>13.5766367912292</text:p>
              </table:table-cell>
              <table:table-cell office:value-type="float" office:value="13.643346786499">
                <text:p>13.643346786499</text:p>
              </table:table-cell>
              <table:table-cell office:value-type="float" office:value="13.7100567817688">
                <text:p>13.7100567817688</text:p>
              </table:table-cell>
              <table:table-cell office:value-type="float" office:value="13.7434117794037">
                <text:p>13.7434117794037</text:p>
              </table:table-cell>
              <table:table-cell office:value-type="float" office:value="13.7767663002014">
                <text:p>13.7767663002014</text:p>
              </table:table-cell>
              <table:table-cell office:value-type="float" office:value="13.8768310546875">
                <text:p>13.8768310546875</text:p>
              </table:table-cell>
              <table:table-cell office:value-type="float" office:value="13.9435408115387">
                <text:p>13.9435408115387</text:p>
              </table:table-cell>
              <table:table-cell office:value-type="float" office:value="13.976895570755">
                <text:p>13.976895570755</text:p>
              </table:table-cell>
              <table:table-cell office:value-type="float" office:value="14.043604850769">
                <text:p>14.043604850769</text:p>
              </table:table-cell>
              <table:table-cell office:value-type="float" office:value="14.1103141307831">
                <text:p>14.1103141307831</text:p>
              </table:table-cell>
              <table:table-cell office:value-type="float" office:value="14.17702293396">
                <text:p>14.17702293396</text:p>
              </table:table-cell>
              <table:table-cell office:value-type="float" office:value="14.243732213974">
                <text:p>14.243732213974</text:p>
              </table:table-cell>
              <table:table-cell office:value-type="float" office:value="14.3104410171509">
                <text:p>14.3104410171509</text:p>
              </table:table-cell>
              <table:table-cell office:value-type="float" office:value="14.5772759914398">
                <text:p>14.5772759914398</text:p>
              </table:table-cell>
              <table:table-cell office:value-type="float" office:value="14.6773388385773">
                <text:p>14.6773388385773</text:p>
              </table:table-cell>
              <table:table-cell office:value-type="float" office:value="14.744047164917">
                <text:p>14.744047164917</text:p>
              </table:table-cell>
              <table:table-cell office:value-type="float" office:value="14.9441719055176">
                <text:p>14.9441719055176</text:p>
              </table:table-cell>
              <table:table-cell office:value-type="float" office:value="14.9775285720825">
                <text:p>14.9775285720825</text:p>
              </table:table-cell>
              <table:table-cell office:value-type="float" office:value="15.0108852386475">
                <text:p>15.0108852386475</text:p>
              </table:table-cell>
              <table:table-cell office:value-type="float" office:value="15.2110249996185">
                <text:p>15.2110249996185</text:p>
              </table:table-cell>
              <table:table-cell office:value-type="float" office:value="15.2443814277649">
                <text:p>15.2443814277649</text:p>
              </table:table-cell>
              <table:table-cell office:value-type="float" office:value="15.3110945224762">
                <text:p>15.3110945224762</text:p>
              </table:table-cell>
              <table:table-cell office:value-type="float" office:value="15.3444511890411">
                <text:p>15.3444511890411</text:p>
              </table:table-cell>
              <table:table-cell office:value-type="float" office:value="15.3778076171875">
                <text:p>15.3778076171875</text:p>
              </table:table-cell>
              <table:table-cell office:value-type="float" office:value="15.6113030910492">
                <text:p>15.6113030910492</text:p>
              </table:table-cell>
              <table:table-cell office:value-type="float" office:value="15.6780157089233">
                <text:p>15.6780157089233</text:p>
              </table:table-cell>
              <table:table-cell office:value-type="float" office:value="15.7780849933624">
                <text:p>15.7780849933624</text:p>
              </table:table-cell>
              <table:table-cell office:value-type="float" office:value="15.8447976112366">
                <text:p>15.8447976112366</text:p>
              </table:table-cell>
              <table:table-cell office:value-type="float" office:value="15.9115102291107">
                <text:p>15.9115102291107</text:p>
              </table:table-cell>
              <table:table-cell office:value-type="float" office:value="15.9782252311707">
                <text:p>15.9782252311707</text:p>
              </table:table-cell>
              <table:table-cell office:value-type="float" office:value="16.0449416637421">
                <text:p>16.0449416637421</text:p>
              </table:table-cell>
              <table:table-cell office:value-type="float" office:value="16.1116585731506">
                <text:p>16.1116585731506</text:p>
              </table:table-cell>
              <table:table-cell office:value-type="float" office:value="16.1450169086456">
                <text:p>16.1450169086456</text:p>
              </table:table-cell>
              <table:table-cell office:value-type="float" office:value="16.1783752441406">
                <text:p>16.1783752441406</text:p>
              </table:table-cell>
              <table:table-cell office:value-type="float" office:value="16.2117335796356">
                <text:p>16.2117335796356</text:p>
              </table:table-cell>
              <table:table-cell office:value-type="float" office:value="16.2784502506256">
                <text:p>16.2784502506256</text:p>
              </table:table-cell>
              <table:table-cell office:value-type="float" office:value="16.3118085861206">
                <text:p>16.3118085861206</text:p>
              </table:table-cell>
              <table:table-cell office:value-type="float" office:value="16.3451671600342">
                <text:p>16.3451671600342</text:p>
              </table:table-cell>
              <table:table-cell office:value-type="float" office:value="16.3785254955292">
                <text:p>16.3785254955292</text:p>
              </table:table-cell>
              <table:table-cell office:value-type="float" office:value="16.4118838310242">
                <text:p>16.4118838310242</text:p>
              </table:table-cell>
              <table:table-cell office:value-type="float" office:value="16.4452419281006">
                <text:p>16.4452419281006</text:p>
              </table:table-cell>
              <table:table-cell office:value-type="float" office:value="16.5119588375092">
                <text:p>16.5119588375092</text:p>
              </table:table-cell>
              <table:table-cell office:value-type="float" office:value="16.5786755084991">
                <text:p>16.5786755084991</text:p>
              </table:table-cell>
              <table:table-cell office:value-type="float" office:value="16.6453921794891">
                <text:p>16.6453921794891</text:p>
              </table:table-cell>
              <table:table-cell office:value-type="float" office:value="16.7121088504791">
                <text:p>16.7121088504791</text:p>
              </table:table-cell>
              <table:table-cell office:value-type="float" office:value="16.7454674243927">
                <text:p>16.7454674243927</text:p>
              </table:table-cell>
              <table:table-cell office:value-type="float" office:value="16.8121838569641">
                <text:p>16.8121838569641</text:p>
              </table:table-cell>
              <table:table-cell office:value-type="float" office:value="16.8789007663727">
                <text:p>16.8789007663727</text:p>
              </table:table-cell>
              <table:table-cell office:value-type="float" office:value="16.9456171989441">
                <text:p>16.9456171989441</text:p>
              </table:table-cell>
              <table:table-cell office:value-type="float" office:value="17.0123295783997">
                <text:p>17.0123295783997</text:p>
              </table:table-cell>
              <table:table-cell office:value-type="float" office:value="17.1123979091644">
                <text:p>17.1123979091644</text:p>
              </table:table-cell>
              <table:table-cell office:value-type="float" office:value="17.17911028862">
                <text:p>17.17911028862</text:p>
              </table:table-cell>
              <table:table-cell office:value-type="float" office:value="17.2791790962219">
                <text:p>17.2791790962219</text:p>
              </table:table-cell>
              <table:table-cell office:value-type="float" office:value="17.3458912372589">
                <text:p>17.3458912372589</text:p>
              </table:table-cell>
              <table:table-cell office:value-type="float" office:value="17.4126036167145">
                <text:p>17.4126036167145</text:p>
              </table:table-cell>
              <table:table-cell office:value-type="float" office:value="17.47931599617">
                <text:p>17.47931599617</text:p>
              </table:table-cell>
              <table:table-cell office:value-type="float" office:value="17.5126721858978">
                <text:p>17.5126721858978</text:p>
              </table:table-cell>
              <table:table-cell office:value-type="float" office:value="17.5793843269348">
                <text:p>17.5793843269348</text:p>
              </table:table-cell>
              <table:table-cell office:value-type="float" office:value="17.6127405166626">
                <text:p>17.6127405166626</text:p>
              </table:table-cell>
              <table:table-cell office:value-type="float" office:value="17.7128090858459">
                <text:p>17.7128090858459</text:p>
              </table:table-cell>
              <table:table-cell office:value-type="float" office:value="17.7795212268829">
                <text:p>17.7795212268829</text:p>
              </table:table-cell>
              <table:table-cell office:value-type="float" office:value="17.8128774166107">
                <text:p>17.8128774166107</text:p>
              </table:table-cell>
              <table:table-cell office:value-type="float" office:value="17.9129457473755">
                <text:p>17.9129457473755</text:p>
              </table:table-cell>
              <table:table-cell office:value-type="float" office:value="17.9796574115753">
                <text:p>17.9796574115753</text:p>
              </table:table-cell>
              <table:table-cell office:value-type="float" office:value="18.0463678836823">
                <text:p>18.0463678836823</text:p>
              </table:table-cell>
              <table:table-cell office:value-type="float" office:value="18.1130785942078">
                <text:p>18.1130785942078</text:p>
              </table:table-cell>
              <table:table-cell office:value-type="float" office:value="18.1797890663147">
                <text:p>18.1797890663147</text:p>
              </table:table-cell>
              <table:table-cell office:value-type="float" office:value="18.2464995384216">
                <text:p>18.2464995384216</text:p>
              </table:table-cell>
              <table:table-cell office:value-type="float" office:value="18.2798547744751">
                <text:p>18.2798547744751</text:p>
              </table:table-cell>
              <table:table-cell office:value-type="float" office:value="18.3132100105286">
                <text:p>18.3132100105286</text:p>
              </table:table-cell>
              <table:table-cell office:value-type="float" office:value="18.3799204826355">
                <text:p>18.3799204826355</text:p>
              </table:table-cell>
              <table:table-cell office:value-type="float" office:value="18.4466309547424">
                <text:p>18.4466309547424</text:p>
              </table:table-cell>
              <table:table-cell office:value-type="float" office:value="18.5133411884308">
                <text:p>18.5133411884308</text:p>
              </table:table-cell>
              <table:table-cell office:value-type="float" office:value="18.5800514221191">
                <text:p>18.5800514221191</text:p>
              </table:table-cell>
              <table:table-cell office:value-type="float" office:value="18.6467614173889">
                <text:p>18.6467614173889</text:p>
              </table:table-cell>
              <table:table-cell office:value-type="float" office:value="18.780181646347">
                <text:p>18.780181646347</text:p>
              </table:table-cell>
              <table:table-cell office:value-type="float" office:value="18.8468916416168">
                <text:p>18.8468916416168</text:p>
              </table:table-cell>
              <table:table-cell office:value-type="float" office:value="18.9136016368866">
                <text:p>18.9136016368866</text:p>
              </table:table-cell>
              <table:table-cell office:value-type="float" office:value="18.9803214073181">
                <text:p>18.9803214073181</text:p>
              </table:table-cell>
              <table:table-cell office:value-type="float" office:value="19.0136861801147">
                <text:p>19.0136861801147</text:p>
              </table:table-cell>
              <table:table-cell office:value-type="float" office:value="19.0470507144928">
                <text:p>19.0470507144928</text:p>
              </table:table-cell>
              <table:table-cell office:value-type="float" office:value="19.1137804985046">
                <text:p>19.1137804985046</text:p>
              </table:table-cell>
              <table:table-cell office:value-type="float" office:value="19.2138755321503">
                <text:p>19.2138755321503</text:p>
              </table:table-cell>
              <table:table-cell office:value-type="float" office:value="19.2806057929993">
                <text:p>19.2806057929993</text:p>
              </table:table-cell>
              <table:table-cell office:value-type="float" office:value="19.3473362922668">
                <text:p>19.3473362922668</text:p>
              </table:table-cell>
              <table:table-cell office:value-type="float" office:value="19.4140667915344">
                <text:p>19.4140667915344</text:p>
              </table:table-cell>
              <table:table-cell office:value-type="float" office:value="19.4474322795868">
                <text:p>19.4474322795868</text:p>
              </table:table-cell>
              <table:table-cell office:value-type="float" office:value="19.4807977676392">
                <text:p>19.4807977676392</text:p>
              </table:table-cell>
              <table:table-cell office:value-type="float" office:value="19.514163017273">
                <text:p>19.514163017273</text:p>
              </table:table-cell>
              <table:table-cell office:value-type="float" office:value="19.5808939933777">
                <text:p>19.5808939933777</text:p>
              </table:table-cell>
              <table:table-cell office:value-type="float" office:value="19.6476254463196">
                <text:p>19.6476254463196</text:p>
              </table:table-cell>
              <table:table-cell office:value-type="float" office:value="19.8144545555115">
                <text:p>19.8144545555115</text:p>
              </table:table-cell>
              <table:table-cell office:value-type="float" office:value="19.8811867237091">
                <text:p>19.8811867237091</text:p>
              </table:table-cell>
              <table:table-cell office:value-type="float" office:value="19.9145526885986">
                <text:p>19.9145526885986</text:p>
              </table:table-cell>
              <table:table-cell office:value-type="float" office:value="19.9812734127045">
                <text:p>19.9812734127045</text:p>
              </table:table-cell>
              <table:table-cell office:value-type="float" office:value="20.0146281719208">
                <text:p>20.0146281719208</text:p>
              </table:table-cell>
              <table:table-cell office:value-type="float" office:value="20.0813376903534">
                <text:p>20.0813376903534</text:p>
              </table:table-cell>
              <table:table-cell office:value-type="float" office:value="20.1480469703674">
                <text:p>20.1480469703674</text:p>
              </table:table-cell>
              <table:table-cell office:value-type="float" office:value="20.2147564888">
                <text:p>20.2147564888</text:p>
              </table:table-cell>
              <table:table-cell office:value-type="float" office:value="20.3815293312073">
                <text:p>20.3815293312073</text:p>
              </table:table-cell>
              <table:table-cell office:value-type="float" office:value="20.414883852005">
                <text:p>20.414883852005</text:p>
              </table:table-cell>
              <table:table-cell office:value-type="float" office:value="20.4815928936005">
                <text:p>20.4815928936005</text:p>
              </table:table-cell>
              <table:table-cell office:value-type="float" office:value="20.5149474143982">
                <text:p>20.5149474143982</text:p>
              </table:table-cell>
              <table:table-cell office:value-type="float" office:value="20.5483016967773">
                <text:p>20.5483016967773</text:p>
              </table:table-cell>
              <table:table-cell office:value-type="float" office:value="20.5816562175751">
                <text:p>20.5816562175751</text:p>
              </table:table-cell>
              <table:table-cell office:value-type="float" office:value="20.6150107383728">
                <text:p>20.6150107383728</text:p>
              </table:table-cell>
              <table:table-cell office:value-type="float" office:value="20.6817197799683">
                <text:p>20.6817197799683</text:p>
              </table:table-cell>
              <table:table-cell office:value-type="float" office:value="20.7150740623474">
                <text:p>20.7150740623474</text:p>
              </table:table-cell>
              <table:table-cell office:value-type="float" office:value="20.7817828655243">
                <text:p>20.7817828655243</text:p>
              </table:table-cell>
              <table:table-cell office:value-type="float" office:value="20.8151371479034">
                <text:p>20.8151371479034</text:p>
              </table:table-cell>
              <table:table-cell office:value-type="float" office:value="21.015266418457">
                <text:p>21.015266418457</text:p>
              </table:table-cell>
              <table:table-cell office:value-type="float" office:value="21.1153340339661">
                <text:p>21.1153340339661</text:p>
              </table:table-cell>
              <table:table-cell office:value-type="float" office:value="21.1820456981659">
                <text:p>21.1820456981659</text:p>
              </table:table-cell>
              <table:table-cell office:value-type="float" office:value="21.2154016494751">
                <text:p>21.2154016494751</text:p>
              </table:table-cell>
              <table:table-cell office:value-type="float" office:value="21.2487576007843">
                <text:p>21.2487576007843</text:p>
              </table:table-cell>
              <table:table-cell office:value-type="float" office:value="21.2821133136749">
                <text:p>21.2821133136749</text:p>
              </table:table-cell>
              <table:table-cell office:value-type="float" office:value="21.3488249778748">
                <text:p>21.3488249778748</text:p>
              </table:table-cell>
              <table:table-cell office:value-type="float" office:value="21.382180929184">
                <text:p>21.382180929184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6156718730927">
                <text:p>21.6156718730927</text:p>
              </table:table-cell>
              <table:table-cell office:value-type="float" office:value="21.6823835372925">
                <text:p>21.6823835372925</text:p>
              </table:table-cell>
              <table:table-cell office:value-type="float" office:value="21.7490952014923">
                <text:p>21.7490952014923</text:p>
              </table:table-cell>
              <table:table-cell office:value-type="float" office:value="22.0493054389954">
                <text:p>22.0493054389954</text:p>
              </table:table-cell>
              <table:table-cell office:value-type="float" office:value="22.1160225868225">
                <text:p>22.1160225868225</text:p>
              </table:table-cell>
              <table:table-cell office:value-type="float" office:value="22.1493809223175">
                <text:p>22.1493809223175</text:p>
              </table:table-cell>
              <table:table-cell office:value-type="float" office:value="22.2828152179718">
                <text:p>22.2828152179718</text:p>
              </table:table-cell>
              <table:table-cell office:value-type="float" office:value="22.3828909397125">
                <text:p>22.3828909397125</text:p>
              </table:table-cell>
              <table:table-cell office:value-type="float" office:value="22.4496078491211">
                <text:p>22.4496078491211</text:p>
              </table:table-cell>
              <table:table-cell office:value-type="float" office:value="22.4829666614532">
                <text:p>22.4829666614532</text:p>
              </table:table-cell>
              <table:table-cell office:value-type="float" office:value="22.5163252353668">
                <text:p>22.5163252353668</text:p>
              </table:table-cell>
              <table:table-cell office:value-type="float" office:value="22.6164011955261">
                <text:p>22.6164011955261</text:p>
              </table:table-cell>
              <table:table-cell office:value-type="float" office:value="22.7498359680176">
                <text:p>22.7498359680176</text:p>
              </table:table-cell>
              <table:table-cell office:value-type="float" office:value="22.8832709789276">
                <text:p>22.8832709789276</text:p>
              </table:table-cell>
              <table:table-cell office:value-type="float" office:value="22.9166300296783">
                <text:p>22.9166300296783</text:p>
              </table:table-cell>
              <table:table-cell office:value-type="float" office:value="22.9833443164825">
                <text:p>22.9833443164825</text:p>
              </table:table-cell>
              <table:table-cell office:value-type="float" office:value="23.0500555038452">
                <text:p>23.0500555038452</text:p>
              </table:table-cell>
              <table:table-cell office:value-type="float" office:value="23.1167666912079">
                <text:p>23.1167666912079</text:p>
              </table:table-cell>
              <table:table-cell office:value-type="float" office:value="23.1834778785706">
                <text:p>23.1834778785706</text:p>
              </table:table-cell>
              <table:table-cell office:value-type="float" office:value="23.2168335914612">
                <text:p>23.2168335914612</text:p>
              </table:table-cell>
              <table:table-cell office:value-type="float" office:value="23.3502557277679">
                <text:p>23.3502557277679</text:p>
              </table:table-cell>
              <table:table-cell office:value-type="float" office:value="23.4503223896027">
                <text:p>23.4503223896027</text:p>
              </table:table-cell>
              <table:table-cell office:value-type="float" office:value="23.5170335769653">
                <text:p>23.5170335769653</text:p>
              </table:table-cell>
              <table:table-cell office:value-type="float" office:value="23.5837445259094">
                <text:p>23.5837445259094</text:p>
              </table:table-cell>
              <table:table-cell office:value-type="float" office:value="23.6504557132721">
                <text:p>23.6504557132721</text:p>
              </table:table-cell>
              <table:table-cell office:value-type="float" office:value="23.7171666622162">
                <text:p>23.7171666622162</text:p>
              </table:table-cell>
              <table:table-cell office:value-type="float" office:value="23.7838773727417">
                <text:p>23.7838773727417</text:p>
              </table:table-cell>
              <table:table-cell office:value-type="float" office:value="23.8505883216858">
                <text:p>23.8505883216858</text:p>
              </table:table-cell>
              <table:table-cell office:value-type="float" office:value="23.9172992706299">
                <text:p>23.9172992706299</text:p>
              </table:table-cell>
              <table:table-cell office:value-type="float" office:value="23.9840135574341">
                <text:p>23.9840135574341</text:p>
              </table:table-cell>
              <table:table-cell office:value-type="float" office:value="24.0507311820984">
                <text:p>24.0507311820984</text:p>
              </table:table-cell>
              <table:table-cell office:value-type="float" office:value="24.0840902328491">
                <text:p>24.0840902328491</text:p>
              </table:table-cell>
              <table:table-cell office:value-type="float" office:value="24.150808095932">
                <text:p>24.150808095932</text:p>
              </table:table-cell>
              <table:table-cell office:value-type="float" office:value="24.1841671466827">
                <text:p>24.1841671466827</text:p>
              </table:table-cell>
              <table:table-cell office:value-type="float" office:value="24.2508850097656">
                <text:p>24.2508850097656</text:p>
              </table:table-cell>
              <table:table-cell office:value-type="float" office:value="24.2842440605164">
                <text:p>24.2842440605164</text:p>
              </table:table-cell>
              <table:table-cell office:value-type="float" office:value="24.3509619235992">
                <text:p>24.3509619235992</text:p>
              </table:table-cell>
              <table:table-cell office:value-type="float" office:value="24.3843212127686">
                <text:p>24.3843212127686</text:p>
              </table:table-cell>
              <table:table-cell office:value-type="float" office:value="24.4510390758514">
                <text:p>24.4510390758514</text:p>
              </table:table-cell>
              <table:table-cell office:value-type="float" office:value="24.4843981266022">
                <text:p>24.4843981266022</text:p>
              </table:table-cell>
              <table:table-cell office:value-type="float" office:value="24.5511164665222">
                <text:p>24.5511164665222</text:p>
              </table:table-cell>
              <table:table-cell office:value-type="float" office:value="24.5844755172729">
                <text:p>24.5844755172729</text:p>
              </table:table-cell>
              <table:table-cell office:value-type="float" office:value="24.6178348064423">
                <text:p>24.6178348064423</text:p>
              </table:table-cell>
              <table:table-cell office:value-type="float" office:value="24.6845533847809">
                <text:p>24.6845533847809</text:p>
              </table:table-cell>
              <table:table-cell office:value-type="float" office:value="24.7179124355316">
                <text:p>24.7179124355316</text:p>
              </table:table-cell>
              <table:table-cell office:value-type="float" office:value="24.7512714862823">
                <text:p>24.7512714862823</text:p>
              </table:table-cell>
              <table:table-cell office:value-type="float" office:value="24.7846310138702">
                <text:p>24.7846310138702</text:p>
              </table:table-cell>
              <table:table-cell office:value-type="float" office:value="24.817990064621">
                <text:p>24.817990064621</text:p>
              </table:table-cell>
              <table:table-cell office:value-type="float" office:value="24.9180679321289">
                <text:p>24.9180679321289</text:p>
              </table:table-cell>
              <table:table-cell office:value-type="float" office:value="24.984787940979">
                <text:p>24.984787940979</text:p>
              </table:table-cell>
              <table:table-cell office:value-type="float" office:value="25.0515093803406">
                <text:p>25.0515093803406</text:p>
              </table:table-cell>
              <table:table-cell office:value-type="float" office:value="25.1182308197021">
                <text:p>25.1182308197021</text:p>
              </table:table-cell>
              <table:table-cell office:value-type="float" office:value="25.1849524974823">
                <text:p>25.1849524974823</text:p>
              </table:table-cell>
              <table:table-cell office:value-type="float" office:value="25.2183132171631">
                <text:p>25.2183132171631</text:p>
              </table:table-cell>
              <table:table-cell office:value-type="float" office:value="25.2516741752625">
                <text:p>25.2516741752625</text:p>
              </table:table-cell>
              <table:table-cell office:value-type="float" office:value="25.2850348949432">
                <text:p>25.2850348949432</text:p>
              </table:table-cell>
              <table:table-cell office:value-type="float" office:value="25.351756811142">
                <text:p>25.351756811142</text:p>
              </table:table-cell>
              <table:table-cell office:value-type="float" office:value="25.4184789657593">
                <text:p>25.4184789657593</text:p>
              </table:table-cell>
              <table:table-cell office:value-type="float" office:value="25.4852011203766">
                <text:p>25.4852011203766</text:p>
              </table:table-cell>
              <table:table-cell office:value-type="float" office:value="25.5519232749939">
                <text:p>25.5519232749939</text:p>
              </table:table-cell>
              <table:table-cell office:value-type="float" office:value="25.6186459064484">
                <text:p>25.6186459064484</text:p>
              </table:table-cell>
              <table:table-cell office:value-type="float" office:value="25.6853685379028">
                <text:p>25.6853685379028</text:p>
              </table:table-cell>
              <table:table-cell office:value-type="float" office:value="25.7187297344208">
                <text:p>25.7187297344208</text:p>
              </table:table-cell>
              <table:table-cell office:value-type="float" office:value="25.7520911693573">
                <text:p>25.7520911693573</text:p>
              </table:table-cell>
              <table:table-cell office:value-type="float" office:value="25.7854523658752">
                <text:p>25.7854523658752</text:p>
              </table:table-cell>
              <table:table-cell office:value-type="float" office:value="25.8521752357483">
                <text:p>25.8521752357483</text:p>
              </table:table-cell>
              <table:table-cell office:value-type="float" office:value="25.9188983440399">
                <text:p>25.9188983440399</text:p>
              </table:table-cell>
              <table:table-cell office:value-type="float" office:value="25.9856154918671">
                <text:p>25.9856154918671</text:p>
              </table:table-cell>
              <table:table-cell office:value-type="float" office:value="26.052327632904">
                <text:p>26.052327632904</text:p>
              </table:table-cell>
              <table:table-cell office:value-type="float" office:value="26.0856835842133">
                <text:p>26.0856835842133</text:p>
              </table:table-cell>
              <table:table-cell office:value-type="float" office:value="26.1190395355225">
                <text:p>26.1190395355225</text:p>
              </table:table-cell>
              <table:table-cell office:value-type="float" office:value="26.1523952484131">
                <text:p>26.1523952484131</text:p>
              </table:table-cell>
              <table:table-cell office:value-type="float" office:value="26.1857511997223">
                <text:p>26.1857511997223</text:p>
              </table:table-cell>
              <table:table-cell office:value-type="float" office:value="26.2524631023407">
                <text:p>26.2524631023407</text:p>
              </table:table-cell>
              <table:table-cell office:value-type="float" office:value="26.3191747665405">
                <text:p>26.3191747665405</text:p>
              </table:table-cell>
              <table:table-cell office:value-type="float" office:value="26.3858866691589">
                <text:p>26.3858866691589</text:p>
              </table:table-cell>
              <table:table-cell office:value-type="float" office:value="26.4525983333588">
                <text:p>26.4525983333588</text:p>
              </table:table-cell>
              <table:table-cell office:value-type="float" office:value="26.5526657104492">
                <text:p>26.5526657104492</text:p>
              </table:table-cell>
              <table:table-cell office:value-type="float" office:value="26.619377374649">
                <text:p>26.619377374649</text:p>
              </table:table-cell>
              <table:table-cell office:value-type="float" office:value="26.6527330875397">
                <text:p>26.6527330875397</text:p>
              </table:table-cell>
              <table:table-cell office:value-type="float" office:value="26.6860888004303">
                <text:p>26.6860888004303</text:p>
              </table:table-cell>
              <table:table-cell office:value-type="float" office:value="26.7194449901581">
                <text:p>26.7194449901581</text:p>
              </table:table-cell>
              <table:table-cell office:value-type="float" office:value="26.7861564159393">
                <text:p>26.7861564159393</text:p>
              </table:table-cell>
              <table:table-cell office:value-type="float" office:value="26.81951212883">
                <text:p>26.81951212883</text:p>
              </table:table-cell>
              <table:table-cell office:value-type="float" office:value="26.8528678417206">
                <text:p>26.8528678417206</text:p>
              </table:table-cell>
            </table:table-row>
            <table:table-row>
              <table:table-cell office:value-type="string">
                <text:p>y_disp-axis</text:p>
                <draw:g>
                  <svg:desc>flat2.A6:flat2.A6</svg:desc>
                </draw:g>
              </table:table-cell>
              <table:table-cell office:value-type="float" office:value="0.296347418233475">
                <text:p>0.296347418233475</text:p>
                <draw:g>
                  <svg:desc>flat2.B6:flat2.PP6</svg:desc>
                </draw:g>
              </table:table-cell>
              <table:table-cell office:value-type="float" office:value="0.296347899313932">
                <text:p>0.296347899313932</text:p>
              </table:table-cell>
              <table:table-cell office:value-type="float" office:value="0.296364721205833">
                <text:p>0.296364721205833</text:p>
              </table:table-cell>
              <table:table-cell office:value-type="float" office:value="0.296342979858104">
                <text:p>0.296342979858104</text:p>
              </table:table-cell>
              <table:table-cell office:value-type="float" office:value="0.296357187999571">
                <text:p>0.296357187999571</text:p>
              </table:table-cell>
              <table:table-cell office:value-type="float" office:value="0.29636394216859">
                <text:p>0.29636394216859</text:p>
              </table:table-cell>
              <table:table-cell office:value-type="float" office:value="0.296338439440991">
                <text:p>0.296338439440991</text:p>
              </table:table-cell>
              <table:table-cell office:value-type="float" office:value="0.29635158993097">
                <text:p>0.29635158993097</text:p>
              </table:table-cell>
              <table:table-cell office:value-type="float" office:value="0.296338533107855">
                <text:p>0.296338533107855</text:p>
              </table:table-cell>
              <table:table-cell office:value-type="float" office:value="0.296361340380898">
                <text:p>0.296361340380898</text:p>
              </table:table-cell>
              <table:table-cell office:value-type="float" office:value="0.296347385322978">
                <text:p>0.296347385322978</text:p>
              </table:table-cell>
              <table:table-cell office:value-type="float" office:value="0.296365012748235">
                <text:p>0.296365012748235</text:p>
              </table:table-cell>
              <table:table-cell office:value-type="float" office:value="0.296387157286829">
                <text:p>0.296387157286829</text:p>
              </table:table-cell>
              <table:table-cell office:value-type="float" office:value="0.296344245579415">
                <text:p>0.296344245579415</text:p>
              </table:table-cell>
              <table:table-cell office:value-type="float" office:value="0.296355312228204">
                <text:p>0.296355312228204</text:p>
              </table:table-cell>
              <table:table-cell office:value-type="float" office:value="0.296350558464199">
                <text:p>0.296350558464199</text:p>
              </table:table-cell>
              <table:table-cell office:value-type="float" office:value="0.296368854711268">
                <text:p>0.296368854711268</text:p>
              </table:table-cell>
              <table:table-cell office:value-type="float" office:value="0.296354917524663">
                <text:p>0.296354917524663</text:p>
              </table:table-cell>
              <table:table-cell office:value-type="float" office:value="0.296761156734752">
                <text:p>0.296761156734752</text:p>
              </table:table-cell>
              <table:table-cell office:value-type="float" office:value="0.296956927958999">
                <text:p>0.296956927958999</text:p>
              </table:table-cell>
              <table:table-cell office:value-type="float" office:value="0.30012280794193">
                <text:p>0.30012280794193</text:p>
              </table:table-cell>
              <table:table-cell office:value-type="float" office:value="0.301055748825215">
                <text:p>0.301055748825215</text:p>
              </table:table-cell>
              <table:table-cell office:value-type="float" office:value="0.297202998928672">
                <text:p>0.297202998928672</text:p>
              </table:table-cell>
              <table:table-cell office:value-type="float" office:value="0.297199958952032">
                <text:p>0.297199958952032</text:p>
              </table:table-cell>
              <table:table-cell office:value-type="float" office:value="0.297598102371851">
                <text:p>0.297598102371851</text:p>
              </table:table-cell>
              <table:table-cell office:value-type="float" office:value="0.298983259076726">
                <text:p>0.298983259076726</text:p>
              </table:table-cell>
              <table:table-cell office:value-type="float" office:value="0.303862095693818">
                <text:p>0.303862095693818</text:p>
              </table:table-cell>
              <table:table-cell office:value-type="float" office:value="0.303754329387345">
                <text:p>0.303754329387345</text:p>
              </table:table-cell>
              <table:table-cell office:value-type="float" office:value="0.300825183523816">
                <text:p>0.300825183523816</text:p>
              </table:table-cell>
              <table:table-cell office:value-type="float" office:value="0.299956421226599">
                <text:p>0.299956421226599</text:p>
              </table:table-cell>
              <table:table-cell office:value-type="float" office:value="0.29945513472334">
                <text:p>0.29945513472334</text:p>
              </table:table-cell>
              <table:table-cell office:value-type="float" office:value="0.302008123087596">
                <text:p>0.302008123087596</text:p>
              </table:table-cell>
              <table:table-cell office:value-type="float" office:value="0.302695436916714">
                <text:p>0.302695436916714</text:p>
              </table:table-cell>
              <table:table-cell office:value-type="float" office:value="0.30031409370085">
                <text:p>0.30031409370085</text:p>
              </table:table-cell>
              <table:table-cell office:value-type="float" office:value="0.302537394055605">
                <text:p>0.302537394055605</text:p>
              </table:table-cell>
              <table:table-cell office:value-type="float" office:value="0.303046936880557">
                <text:p>0.303046936880557</text:p>
              </table:table-cell>
              <table:table-cell office:value-type="float" office:value="0.306807571181783">
                <text:p>0.306807571181783</text:p>
              </table:table-cell>
              <table:table-cell office:value-type="float" office:value="0.306432184862599">
                <text:p>0.306432184862599</text:p>
              </table:table-cell>
              <table:table-cell office:value-type="float" office:value="0.304653238263266">
                <text:p>0.304653238263266</text:p>
              </table:table-cell>
              <table:table-cell office:value-type="float" office:value="0.306021774475109">
                <text:p>0.306021774475109</text:p>
              </table:table-cell>
              <table:table-cell office:value-type="float" office:value="0.306404579085358">
                <text:p>0.306404579085358</text:p>
              </table:table-cell>
              <table:table-cell office:value-type="float" office:value="0.304111384461051">
                <text:p>0.304111384461051</text:p>
              </table:table-cell>
              <table:table-cell office:value-type="float" office:value="0.303929182610171">
                <text:p>0.303929182610171</text:p>
              </table:table-cell>
              <table:table-cell office:value-type="float" office:value="0.305051312040171">
                <text:p>0.305051312040171</text:p>
              </table:table-cell>
              <table:table-cell office:value-type="float" office:value="0.3032616141189">
                <text:p>0.3032616141189</text:p>
              </table:table-cell>
              <table:table-cell office:value-type="float" office:value="0.303041657428964">
                <text:p>0.303041657428964</text:p>
              </table:table-cell>
              <table:table-cell office:value-type="float" office:value="0.303155351158194">
                <text:p>0.303155351158194</text:p>
              </table:table-cell>
              <table:table-cell office:value-type="float" office:value="0.305102901215113">
                <text:p>0.305102901215113</text:p>
              </table:table-cell>
              <table:table-cell office:value-type="float" office:value="0.306408122651127">
                <text:p>0.306408122651127</text:p>
              </table:table-cell>
              <table:table-cell office:value-type="float" office:value="0.304887376733846">
                <text:p>0.304887376733846</text:p>
              </table:table-cell>
              <table:table-cell office:value-type="float" office:value="0.303396059233588">
                <text:p>0.303396059233588</text:p>
              </table:table-cell>
              <table:table-cell office:value-type="float" office:value="0.301091844059907">
                <text:p>0.301091844059907</text:p>
              </table:table-cell>
              <table:table-cell office:value-type="float" office:value="0.30057334173257">
                <text:p>0.30057334173257</text:p>
              </table:table-cell>
              <table:table-cell office:value-type="float" office:value="0.298414202699794">
                <text:p>0.298414202699794</text:p>
              </table:table-cell>
              <table:table-cell office:value-type="float" office:value="0.299353261098488">
                <text:p>0.299353261098488</text:p>
              </table:table-cell>
              <table:table-cell office:value-type="float" office:value="0.305213557265913">
                <text:p>0.305213557265913</text:p>
              </table:table-cell>
              <table:table-cell office:value-type="float" office:value="0.305548400938348">
                <text:p>0.305548400938348</text:p>
              </table:table-cell>
              <table:table-cell office:value-type="float" office:value="0.301110811148124">
                <text:p>0.301110811148124</text:p>
              </table:table-cell>
              <table:table-cell office:value-type="float" office:value="0.299971094351975">
                <text:p>0.299971094351975</text:p>
              </table:table-cell>
              <table:table-cell office:value-type="float" office:value="0.300498785072754">
                <text:p>0.300498785072754</text:p>
              </table:table-cell>
              <table:table-cell office:value-type="float" office:value="0.301118138083955">
                <text:p>0.301118138083955</text:p>
              </table:table-cell>
              <table:table-cell office:value-type="float" office:value="0.302127851396231">
                <text:p>0.302127851396231</text:p>
              </table:table-cell>
              <table:table-cell office:value-type="float" office:value="0.300409385346705">
                <text:p>0.300409385346705</text:p>
              </table:table-cell>
              <table:table-cell office:value-type="float" office:value="0.298440257496156">
                <text:p>0.298440257496156</text:p>
              </table:table-cell>
              <table:table-cell office:value-type="float" office:value="0.29799222599224">
                <text:p>0.29799222599224</text:p>
              </table:table-cell>
              <table:table-cell office:value-type="float" office:value="0.30242312211105">
                <text:p>0.30242312211105</text:p>
              </table:table-cell>
              <table:table-cell office:value-type="float" office:value="0.304774322491959">
                <text:p>0.304774322491959</text:p>
              </table:table-cell>
              <table:table-cell office:value-type="float" office:value="0.303455200303436">
                <text:p>0.303455200303436</text:p>
              </table:table-cell>
              <table:table-cell office:value-type="float" office:value="0.30022863002372">
                <text:p>0.30022863002372</text:p>
              </table:table-cell>
              <table:table-cell office:value-type="float" office:value="0.298874276929261">
                <text:p>0.298874276929261</text:p>
              </table:table-cell>
              <table:table-cell office:value-type="float" office:value="0.301770767171755">
                <text:p>0.301770767171755</text:p>
              </table:table-cell>
              <table:table-cell office:value-type="float" office:value="0.303936107390251">
                <text:p>0.303936107390251</text:p>
              </table:table-cell>
              <table:table-cell office:value-type="float" office:value="0.302337018380271">
                <text:p>0.302337018380271</text:p>
              </table:table-cell>
              <table:table-cell office:value-type="float" office:value="0.300230059147989">
                <text:p>0.300230059147989</text:p>
              </table:table-cell>
              <table:table-cell office:value-type="float" office:value="0.30289717440345">
                <text:p>0.30289717440345</text:p>
              </table:table-cell>
              <table:table-cell office:value-type="float" office:value="0.301904154485013">
                <text:p>0.301904154485013</text:p>
              </table:table-cell>
              <table:table-cell office:value-type="float" office:value="0.30372899824458">
                <text:p>0.30372899824458</text:p>
              </table:table-cell>
              <table:table-cell office:value-type="float" office:value="0.302543496692777">
                <text:p>0.302543496692777</text:p>
              </table:table-cell>
              <table:table-cell office:value-type="float" office:value="0.302629773546573">
                <text:p>0.302629773546573</text:p>
              </table:table-cell>
              <table:table-cell office:value-type="float" office:value="0.304481947582702">
                <text:p>0.304481947582702</text:p>
              </table:table-cell>
              <table:table-cell office:value-type="float" office:value="0.303653686962917">
                <text:p>0.303653686962917</text:p>
              </table:table-cell>
              <table:table-cell office:value-type="float" office:value="0.302842320303813">
                <text:p>0.302842320303813</text:p>
              </table:table-cell>
              <table:table-cell office:value-type="float" office:value="0.300646703154438">
                <text:p>0.300646703154438</text:p>
              </table:table-cell>
              <table:table-cell office:value-type="float" office:value="0.299246001751345">
                <text:p>0.299246001751345</text:p>
              </table:table-cell>
              <table:table-cell office:value-type="float" office:value="0.300735526340539">
                <text:p>0.300735526340539</text:p>
              </table:table-cell>
              <table:table-cell office:value-type="float" office:value="0.299406184465728">
                <text:p>0.299406184465728</text:p>
              </table:table-cell>
              <table:table-cell office:value-type="float" office:value="0.3018770553193">
                <text:p>0.3018770553193</text:p>
              </table:table-cell>
              <table:table-cell office:value-type="float" office:value="0.302785119573059">
                <text:p>0.302785119573059</text:p>
              </table:table-cell>
              <table:table-cell office:value-type="float" office:value="0.300716314710961">
                <text:p>0.300716314710961</text:p>
              </table:table-cell>
              <table:table-cell office:value-type="float" office:value="0.298692493580102">
                <text:p>0.298692493580102</text:p>
              </table:table-cell>
              <table:table-cell office:value-type="float" office:value="0.300999931197977">
                <text:p>0.300999931197977</text:p>
              </table:table-cell>
              <table:table-cell office:value-type="float" office:value="0.304126404966414">
                <text:p>0.304126404966414</text:p>
              </table:table-cell>
              <table:table-cell office:value-type="float" office:value="0.303739586641797">
                <text:p>0.303739586641797</text:p>
              </table:table-cell>
              <table:table-cell office:value-type="float" office:value="0.30186861364439">
                <text:p>0.30186861364439</text:p>
              </table:table-cell>
              <table:table-cell office:value-type="float" office:value="0.30021937982058">
                <text:p>0.30021937982058</text:p>
              </table:table-cell>
              <table:table-cell office:value-type="float" office:value="0.300852076142188">
                <text:p>0.300852076142188</text:p>
              </table:table-cell>
              <table:table-cell office:value-type="float" office:value="0.302092553436496">
                <text:p>0.302092553436496</text:p>
              </table:table-cell>
              <table:table-cell office:value-type="float" office:value="0.300989035875892">
                <text:p>0.300989035875892</text:p>
              </table:table-cell>
              <table:table-cell office:value-type="float" office:value="0.300804142839024">
                <text:p>0.300804142839024</text:p>
              </table:table-cell>
              <table:table-cell office:value-type="float" office:value="0.303496336750778">
                <text:p>0.303496336750778</text:p>
              </table:table-cell>
              <table:table-cell office:value-type="float" office:value="0.300346372364441">
                <text:p>0.300346372364441</text:p>
              </table:table-cell>
              <table:table-cell office:value-type="float" office:value="0.300538101389982">
                <text:p>0.300538101389982</text:p>
              </table:table-cell>
              <table:table-cell office:value-type="float" office:value="0.301123015324371">
                <text:p>0.301123015324371</text:p>
              </table:table-cell>
              <table:table-cell office:value-type="float" office:value="0.303579267134907">
                <text:p>0.303579267134907</text:p>
              </table:table-cell>
              <table:table-cell office:value-type="float" office:value="0.303859996489439">
                <text:p>0.303859996489439</text:p>
              </table:table-cell>
              <table:table-cell office:value-type="float" office:value="0.30298542358604">
                <text:p>0.30298542358604</text:p>
              </table:table-cell>
              <table:table-cell office:value-type="float" office:value="0.300687451869672">
                <text:p>0.300687451869672</text:p>
              </table:table-cell>
              <table:table-cell office:value-type="float" office:value="0.302845709831638">
                <text:p>0.302845709831638</text:p>
              </table:table-cell>
              <table:table-cell office:value-type="float" office:value="0.302065496313086">
                <text:p>0.302065496313086</text:p>
              </table:table-cell>
              <table:table-cell office:value-type="float" office:value="0.302080447731999">
                <text:p>0.302080447731999</text:p>
              </table:table-cell>
              <table:table-cell office:value-type="float" office:value="0.302933949541132">
                <text:p>0.302933949541132</text:p>
              </table:table-cell>
              <table:table-cell office:value-type="float" office:value="0.303241180823274">
                <text:p>0.303241180823274</text:p>
              </table:table-cell>
              <table:table-cell office:value-type="float" office:value="0.302977922691552">
                <text:p>0.302977922691552</text:p>
              </table:table-cell>
              <table:table-cell office:value-type="float" office:value="0.301519673321925">
                <text:p>0.301519673321925</text:p>
              </table:table-cell>
              <table:table-cell office:value-type="float" office:value="0.30108877230476">
                <text:p>0.30108877230476</text:p>
              </table:table-cell>
              <table:table-cell office:value-type="float" office:value="0.299996980398779">
                <text:p>0.299996980398779</text:p>
              </table:table-cell>
              <table:table-cell office:value-type="float" office:value="0.303557631646038">
                <text:p>0.303557631646038</text:p>
              </table:table-cell>
              <table:table-cell office:value-type="float" office:value="0.305640576272527">
                <text:p>0.305640576272527</text:p>
              </table:table-cell>
              <table:table-cell office:value-type="float" office:value="0.301909315666904">
                <text:p>0.301909315666904</text:p>
              </table:table-cell>
              <table:table-cell office:value-type="float" office:value="0.301804223528664">
                <text:p>0.301804223528664</text:p>
              </table:table-cell>
              <table:table-cell office:value-type="float" office:value="0.300565210753623">
                <text:p>0.300565210753623</text:p>
              </table:table-cell>
              <table:table-cell office:value-type="float" office:value="0.301659568435046">
                <text:p>0.301659568435046</text:p>
              </table:table-cell>
              <table:table-cell office:value-type="float" office:value="0.30332205940782">
                <text:p>0.30332205940782</text:p>
              </table:table-cell>
              <table:table-cell office:value-type="float" office:value="0.301005667499436">
                <text:p>0.301005667499436</text:p>
              </table:table-cell>
              <table:table-cell office:value-type="float" office:value="0.300357218823327">
                <text:p>0.300357218823327</text:p>
              </table:table-cell>
              <table:table-cell office:value-type="float" office:value="0.300186486777904">
                <text:p>0.300186486777904</text:p>
              </table:table-cell>
              <table:table-cell office:value-type="float" office:value="0.30292717521555">
                <text:p>0.30292717521555</text:p>
              </table:table-cell>
              <table:table-cell office:value-type="float" office:value="0.301934619818787">
                <text:p>0.301934619818787</text:p>
              </table:table-cell>
              <table:table-cell office:value-type="float" office:value="0.299577626967871">
                <text:p>0.299577626967871</text:p>
              </table:table-cell>
              <table:table-cell office:value-type="float" office:value="0.299330574575744">
                <text:p>0.299330574575744</text:p>
              </table:table-cell>
              <table:table-cell office:value-type="float" office:value="0.297094143312961">
                <text:p>0.297094143312961</text:p>
              </table:table-cell>
              <table:table-cell office:value-type="float" office:value="0.300826739456849">
                <text:p>0.300826739456849</text:p>
              </table:table-cell>
              <table:table-cell office:value-type="float" office:value="0.300016419907462">
                <text:p>0.300016419907462</text:p>
              </table:table-cell>
              <table:table-cell office:value-type="float" office:value="0.29825013212827">
                <text:p>0.29825013212827</text:p>
              </table:table-cell>
              <table:table-cell office:value-type="float" office:value="0.300367875711486">
                <text:p>0.300367875711486</text:p>
              </table:table-cell>
              <table:table-cell office:value-type="float" office:value="0.30012172990378">
                <text:p>0.30012172990378</text:p>
              </table:table-cell>
              <table:table-cell office:value-type="float" office:value="0.301281893251435">
                <text:p>0.301281893251435</text:p>
              </table:table-cell>
              <table:table-cell office:value-type="float" office:value="0.30409787091631">
                <text:p>0.30409787091631</text:p>
              </table:table-cell>
              <table:table-cell office:value-type="float" office:value="0.300512922670481">
                <text:p>0.300512922670481</text:p>
              </table:table-cell>
              <table:table-cell office:value-type="float" office:value="0.298591982633567">
                <text:p>0.298591982633567</text:p>
              </table:table-cell>
              <table:table-cell office:value-type="float" office:value="0.298218893468587">
                <text:p>0.298218893468587</text:p>
              </table:table-cell>
              <table:table-cell office:value-type="float" office:value="0.298939597293687">
                <text:p>0.298939597293687</text:p>
              </table:table-cell>
              <table:table-cell office:value-type="float" office:value="0.299371365838952">
                <text:p>0.299371365838952</text:p>
              </table:table-cell>
              <table:table-cell office:value-type="float" office:value="0.300810964605099">
                <text:p>0.300810964605099</text:p>
              </table:table-cell>
              <table:table-cell office:value-type="float" office:value="0.29861907802639">
                <text:p>0.29861907802639</text:p>
              </table:table-cell>
              <table:table-cell office:value-type="float" office:value="0.301695053482141">
                <text:p>0.301695053482141</text:p>
              </table:table-cell>
              <table:table-cell office:value-type="float" office:value="0.302892552237131">
                <text:p>0.302892552237131</text:p>
              </table:table-cell>
              <table:table-cell office:value-type="float" office:value="0.299113785590853">
                <text:p>0.299113785590853</text:p>
              </table:table-cell>
              <table:table-cell office:value-type="float" office:value="0.299727032810219">
                <text:p>0.299727032810219</text:p>
              </table:table-cell>
              <table:table-cell office:value-type="float" office:value="0.301012579065749">
                <text:p>0.301012579065749</text:p>
              </table:table-cell>
              <table:table-cell office:value-type="float" office:value="0.299479527583698">
                <text:p>0.299479527583698</text:p>
              </table:table-cell>
              <table:table-cell office:value-type="float" office:value="0.299926835181199">
                <text:p>0.299926835181199</text:p>
              </table:table-cell>
              <table:table-cell office:value-type="float" office:value="0.299373732122808">
                <text:p>0.299373732122808</text:p>
              </table:table-cell>
              <table:table-cell office:value-type="float" office:value="0.30212169433319">
                <text:p>0.30212169433319</text:p>
              </table:table-cell>
              <table:table-cell office:value-type="float" office:value="0.302683065999866">
                <text:p>0.302683065999866</text:p>
              </table:table-cell>
              <table:table-cell office:value-type="float" office:value="0.30532886149292">
                <text:p>0.30532886149292</text:p>
              </table:table-cell>
              <table:table-cell office:value-type="float" office:value="0.306398601494525">
                <text:p>0.306398601494525</text:p>
              </table:table-cell>
              <table:table-cell office:value-type="float" office:value="0.302341535153915">
                <text:p>0.302341535153915</text:p>
              </table:table-cell>
              <table:table-cell office:value-type="float" office:value="0.303798298583254">
                <text:p>0.303798298583254</text:p>
              </table:table-cell>
              <table:table-cell office:value-type="float" office:value="0.304396549267665">
                <text:p>0.304396549267665</text:p>
              </table:table-cell>
              <table:table-cell office:value-type="float" office:value="0.305590316107484">
                <text:p>0.305590316107484</text:p>
              </table:table-cell>
              <table:table-cell office:value-type="float" office:value="0.309795788379695">
                <text:p>0.309795788379695</text:p>
              </table:table-cell>
              <table:table-cell office:value-type="float" office:value="0.310129087660087">
                <text:p>0.310129087660087</text:p>
              </table:table-cell>
              <table:table-cell office:value-type="float" office:value="0.308905365577872">
                <text:p>0.308905365577872</text:p>
              </table:table-cell>
              <table:table-cell office:value-type="float" office:value="0.305443650119364">
                <text:p>0.305443650119364</text:p>
              </table:table-cell>
              <table:table-cell office:value-type="float" office:value="0.305692333220454">
                <text:p>0.305692333220454</text:p>
              </table:table-cell>
              <table:table-cell office:value-type="float" office:value="0.289612647353975">
                <text:p>0.289612647353975</text:p>
              </table:table-cell>
              <table:table-cell office:value-type="float" office:value="0.291089695341104">
                <text:p>0.291089695341104</text:p>
              </table:table-cell>
              <table:table-cell office:value-type="float" office:value="0.301518195626355">
                <text:p>0.301518195626355</text:p>
              </table:table-cell>
              <table:table-cell office:value-type="float" office:value="0.30477967235975">
                <text:p>0.30477967235975</text:p>
              </table:table-cell>
              <table:table-cell office:value-type="float" office:value="0.301864501595286">
                <text:p>0.301864501595286</text:p>
              </table:table-cell>
              <table:table-cell office:value-type="float" office:value="0.295806412714724">
                <text:p>0.295806412714724</text:p>
              </table:table-cell>
              <table:table-cell office:value-type="float" office:value="0.294808398000855">
                <text:p>0.294808398000855</text:p>
              </table:table-cell>
              <table:table-cell office:value-type="float" office:value="0.294017838866521">
                <text:p>0.294017838866521</text:p>
              </table:table-cell>
              <table:table-cell office:value-type="float" office:value="0.296768810008354">
                <text:p>0.296768810008354</text:p>
              </table:table-cell>
              <table:table-cell office:value-type="float" office:value="0.299916066319255">
                <text:p>0.299916066319255</text:p>
              </table:table-cell>
              <table:table-cell office:value-type="float" office:value="0.301361278488044">
                <text:p>0.301361278488044</text:p>
              </table:table-cell>
              <table:table-cell office:value-type="float" office:value="0.298432344662725">
                <text:p>0.298432344662725</text:p>
              </table:table-cell>
              <table:table-cell office:value-type="float" office:value="0.29668336089125">
                <text:p>0.29668336089125</text:p>
              </table:table-cell>
              <table:table-cell office:value-type="float" office:value="0.296829303786982">
                <text:p>0.296829303786982</text:p>
              </table:table-cell>
              <table:table-cell office:value-type="float" office:value="0.297874774458702">
                <text:p>0.297874774458702</text:p>
              </table:table-cell>
              <table:table-cell office:value-type="float" office:value="0.299978923221186">
                <text:p>0.299978923221186</text:p>
              </table:table-cell>
              <table:table-cell office:value-type="float" office:value="0.296980542566029">
                <text:p>0.296980542566029</text:p>
              </table:table-cell>
              <table:table-cell office:value-type="float" office:value="0.295607586584664">
                <text:p>0.295607586584664</text:p>
              </table:table-cell>
              <table:table-cell office:value-type="float" office:value="0.297221569940676">
                <text:p>0.297221569940676</text:p>
              </table:table-cell>
              <table:table-cell office:value-type="float" office:value="0.301789823053717">
                <text:p>0.301789823053717</text:p>
              </table:table-cell>
              <table:table-cell office:value-type="float" office:value="0.299490662292342">
                <text:p>0.299490662292342</text:p>
              </table:table-cell>
              <table:table-cell office:value-type="float" office:value="0.296286864339682">
                <text:p>0.296286864339682</text:p>
              </table:table-cell>
              <table:table-cell office:value-type="float" office:value="0.296417819122106">
                <text:p>0.296417819122106</text:p>
              </table:table-cell>
              <table:table-cell office:value-type="float" office:value="0.295668946937684">
                <text:p>0.295668946937684</text:p>
              </table:table-cell>
              <table:table-cell office:value-type="float" office:value="0.297998873891343">
                <text:p>0.297998873891343</text:p>
              </table:table-cell>
              <table:table-cell office:value-type="float" office:value="0.29993829507307">
                <text:p>0.29993829507307</text:p>
              </table:table-cell>
              <table:table-cell office:value-type="float" office:value="0.295428186122842">
                <text:p>0.295428186122842</text:p>
              </table:table-cell>
              <table:table-cell office:value-type="float" office:value="0.295027661493043">
                <text:p>0.295027661493043</text:p>
              </table:table-cell>
              <table:table-cell office:value-type="float" office:value="0.295751068608361">
                <text:p>0.295751068608361</text:p>
              </table:table-cell>
              <table:table-cell office:value-type="float" office:value="0.296201397794531">
                <text:p>0.296201397794531</text:p>
              </table:table-cell>
              <table:table-cell office:value-type="float" office:value="0.301901917481191">
                <text:p>0.301901917481191</text:p>
              </table:table-cell>
              <table:table-cell office:value-type="float" office:value="0.297546749946892">
                <text:p>0.297546749946892</text:p>
              </table:table-cell>
              <table:table-cell office:value-type="float" office:value="0.29705655872145">
                <text:p>0.29705655872145</text:p>
              </table:table-cell>
              <table:table-cell office:value-type="float" office:value="0.297098773327874">
                <text:p>0.297098773327874</text:p>
              </table:table-cell>
              <table:table-cell office:value-type="float" office:value="0.299856022353308">
                <text:p>0.299856022353308</text:p>
              </table:table-cell>
              <table:table-cell office:value-type="float" office:value="0.301370593472548">
                <text:p>0.301370593472548</text:p>
              </table:table-cell>
              <table:table-cell office:value-type="float" office:value="0.301619069587055">
                <text:p>0.301619069587055</text:p>
              </table:table-cell>
              <table:table-cell office:value-type="float" office:value="0.300422393295373">
                <text:p>0.300422393295373</text:p>
              </table:table-cell>
              <table:table-cell office:value-type="float" office:value="0.297896959003038">
                <text:p>0.297896959003038</text:p>
              </table:table-cell>
              <table:table-cell office:value-type="float" office:value="0.299013976805761">
                <text:p>0.299013976805761</text:p>
              </table:table-cell>
              <table:table-cell office:value-type="float" office:value="0.301388523407983">
                <text:p>0.301388523407983</text:p>
              </table:table-cell>
              <table:table-cell office:value-type="float" office:value="0.301185702535876">
                <text:p>0.301185702535876</text:p>
              </table:table-cell>
              <table:table-cell office:value-type="float" office:value="0.299186212500218">
                <text:p>0.299186212500218</text:p>
              </table:table-cell>
              <table:table-cell office:value-type="float" office:value="0.298249372941914">
                <text:p>0.298249372941914</text:p>
              </table:table-cell>
              <table:table-cell office:value-type="float" office:value="0.30112528538023">
                <text:p>0.30112528538023</text:p>
              </table:table-cell>
              <table:table-cell office:value-type="float" office:value="0.302252289545684">
                <text:p>0.302252289545684</text:p>
              </table:table-cell>
              <table:table-cell office:value-type="float" office:value="0.301820384427501">
                <text:p>0.301820384427501</text:p>
              </table:table-cell>
              <table:table-cell office:value-type="float" office:value="0.300142804272552">
                <text:p>0.300142804272552</text:p>
              </table:table-cell>
              <table:table-cell office:value-type="float" office:value="0.298755256992858">
                <text:p>0.298755256992858</text:p>
              </table:table-cell>
              <table:table-cell office:value-type="float" office:value="0.300501759285307">
                <text:p>0.300501759285307</text:p>
              </table:table-cell>
              <table:table-cell office:value-type="float" office:value="0.300687166527856">
                <text:p>0.300687166527856</text:p>
              </table:table-cell>
              <table:table-cell office:value-type="float" office:value="0.300790456537156">
                <text:p>0.300790456537156</text:p>
              </table:table-cell>
              <table:table-cell office:value-type="float" office:value="0.302283420194305">
                <text:p>0.302283420194305</text:p>
              </table:table-cell>
              <table:table-cell office:value-type="float" office:value="0.30274327943352">
                <text:p>0.30274327943352</text:p>
              </table:table-cell>
              <table:table-cell office:value-type="float" office:value="0.300306966748193">
                <text:p>0.300306966748193</text:p>
              </table:table-cell>
              <table:table-cell office:value-type="float" office:value="0.299418989547695">
                <text:p>0.299418989547695</text:p>
              </table:table-cell>
              <table:table-cell office:value-type="float" office:value="0.298457840750243">
                <text:p>0.298457840750243</text:p>
              </table:table-cell>
              <table:table-cell office:value-type="float" office:value="0.301715556440272">
                <text:p>0.301715556440272</text:p>
              </table:table-cell>
              <table:table-cell office:value-type="float" office:value="0.300781577024657">
                <text:p>0.300781577024657</text:p>
              </table:table-cell>
              <table:table-cell office:value-type="float" office:value="0.297610051446997">
                <text:p>0.297610051446997</text:p>
              </table:table-cell>
              <table:table-cell office:value-type="float" office:value="0.299268729262485">
                <text:p>0.299268729262485</text:p>
              </table:table-cell>
              <table:table-cell office:value-type="float" office:value="0.297448571755791">
                <text:p>0.297448571755791</text:p>
              </table:table-cell>
              <table:table-cell office:value-type="float" office:value="0.302213295126179">
                <text:p>0.302213295126179</text:p>
              </table:table-cell>
              <table:table-cell office:value-type="float" office:value="0.299885936016134">
                <text:p>0.299885936016134</text:p>
              </table:table-cell>
              <table:table-cell office:value-type="float" office:value="0.298771592241838">
                <text:p>0.298771592241838</text:p>
              </table:table-cell>
              <table:table-cell office:value-type="float" office:value="0.298380902296577">
                <text:p>0.298380902296577</text:p>
              </table:table-cell>
              <table:table-cell office:value-type="float" office:value="0.298923431455675">
                <text:p>0.298923431455675</text:p>
              </table:table-cell>
              <table:table-cell office:value-type="float" office:value="0.301456539112421">
                <text:p>0.301456539112421</text:p>
              </table:table-cell>
              <table:table-cell office:value-type="float" office:value="0.300624568591624">
                <text:p>0.300624568591624</text:p>
              </table:table-cell>
              <table:table-cell office:value-type="float" office:value="0.296646877261034">
                <text:p>0.296646877261034</text:p>
              </table:table-cell>
              <table:table-cell office:value-type="float" office:value="0.298132309830317">
                <text:p>0.298132309830317</text:p>
              </table:table-cell>
              <table:table-cell office:value-type="float" office:value="0.295473444406944">
                <text:p>0.295473444406944</text:p>
              </table:table-cell>
              <table:table-cell office:value-type="float" office:value="0.300743811852665">
                <text:p>0.300743811852665</text:p>
              </table:table-cell>
              <table:table-cell office:value-type="float" office:value="0.29824104556023">
                <text:p>0.29824104556023</text:p>
              </table:table-cell>
              <table:table-cell office:value-type="float" office:value="0.303766141376987">
                <text:p>0.303766141376987</text:p>
              </table:table-cell>
              <table:table-cell office:value-type="float" office:value="0.299879952489632">
                <text:p>0.299879952489632</text:p>
              </table:table-cell>
              <table:table-cell office:value-type="float" office:value="0.302733474720567">
                <text:p>0.302733474720567</text:p>
              </table:table-cell>
              <table:table-cell office:value-type="float" office:value="0.301503067677846">
                <text:p>0.301503067677846</text:p>
              </table:table-cell>
              <table:table-cell office:value-type="float" office:value="0.302063932240231">
                <text:p>0.302063932240231</text:p>
              </table:table-cell>
              <table:table-cell office:value-type="float" office:value="0.302645384326087">
                <text:p>0.302645384326087</text:p>
              </table:table-cell>
              <table:table-cell office:value-type="float" office:value="0.303561253658924">
                <text:p>0.303561253658924</text:p>
              </table:table-cell>
              <table:table-cell office:value-type="float" office:value="0.301165342140626">
                <text:p>0.301165342140626</text:p>
              </table:table-cell>
              <table:table-cell office:value-type="float" office:value="0.30050693692116">
                <text:p>0.30050693692116</text:p>
              </table:table-cell>
              <table:table-cell office:value-type="float" office:value="0.300269680635637">
                <text:p>0.300269680635637</text:p>
              </table:table-cell>
              <table:table-cell office:value-type="float" office:value="0.296628920973761">
                <text:p>0.296628920973761</text:p>
              </table:table-cell>
              <table:table-cell office:value-type="float" office:value="0.302744201123184">
                <text:p>0.302744201123184</text:p>
              </table:table-cell>
              <table:table-cell office:value-type="float" office:value="0.302790077079053">
                <text:p>0.302790077079053</text:p>
              </table:table-cell>
              <table:table-cell office:value-type="float" office:value="0.308055155901831">
                <text:p>0.308055155901831</text:p>
              </table:table-cell>
              <table:table-cell office:value-type="float" office:value="0.304173144980006">
                <text:p>0.304173144980006</text:p>
              </table:table-cell>
              <table:table-cell office:value-type="float" office:value="0.300843696078993">
                <text:p>0.300843696078993</text:p>
              </table:table-cell>
              <table:table-cell office:value-type="float" office:value="0.296749476913505">
                <text:p>0.296749476913505</text:p>
              </table:table-cell>
              <table:table-cell office:value-type="float" office:value="0.297444189923824">
                <text:p>0.297444189923824</text:p>
              </table:table-cell>
              <table:table-cell office:value-type="float" office:value="0.297619820433145">
                <text:p>0.297619820433145</text:p>
              </table:table-cell>
              <table:table-cell office:value-type="float" office:value="0.295885939543093">
                <text:p>0.295885939543093</text:p>
              </table:table-cell>
              <table:table-cell office:value-type="float" office:value="0.297046383885217">
                <text:p>0.297046383885217</text:p>
              </table:table-cell>
              <table:table-cell office:value-type="float" office:value="0.297625337555222">
                <text:p>0.297625337555222</text:p>
              </table:table-cell>
              <table:table-cell office:value-type="float" office:value="0.2954407224566">
                <text:p>0.2954407224566</text:p>
              </table:table-cell>
              <table:table-cell office:value-type="float" office:value="0.296947561919774">
                <text:p>0.296947561919774</text:p>
              </table:table-cell>
              <table:table-cell office:value-type="float" office:value="0.299413207632648">
                <text:p>0.299413207632648</text:p>
              </table:table-cell>
              <table:table-cell office:value-type="float" office:value="0.300915863152428">
                <text:p>0.300915863152428</text:p>
              </table:table-cell>
              <table:table-cell office:value-type="float" office:value="0.300859821709602">
                <text:p>0.300859821709602</text:p>
              </table:table-cell>
              <table:table-cell office:value-type="float" office:value="0.298731097476336">
                <text:p>0.298731097476336</text:p>
              </table:table-cell>
              <table:table-cell office:value-type="float" office:value="0.296274603620491">
                <text:p>0.296274603620491</text:p>
              </table:table-cell>
              <table:table-cell office:value-type="float" office:value="0.294966973567458">
                <text:p>0.294966973567458</text:p>
              </table:table-cell>
              <table:table-cell office:value-type="float" office:value="0.297925802966571">
                <text:p>0.297925802966571</text:p>
              </table:table-cell>
              <table:table-cell office:value-type="float" office:value="0.299690472703218">
                <text:p>0.299690472703218</text:p>
              </table:table-cell>
              <table:table-cell office:value-type="float" office:value="0.297321327467858">
                <text:p>0.297321327467858</text:p>
              </table:table-cell>
              <table:table-cell office:value-type="float" office:value="0.296867080392067">
                <text:p>0.296867080392067</text:p>
              </table:table-cell>
              <table:table-cell office:value-type="float" office:value="0.295151220404691">
                <text:p>0.295151220404691</text:p>
              </table:table-cell>
              <table:table-cell office:value-type="float" office:value="0.29923839760134">
                <text:p>0.29923839760134</text:p>
              </table:table-cell>
              <table:table-cell office:value-type="float" office:value="0.300999736894019">
                <text:p>0.300999736894019</text:p>
              </table:table-cell>
              <table:table-cell office:value-type="float" office:value="0.296700167660844">
                <text:p>0.296700167660844</text:p>
              </table:table-cell>
              <table:table-cell office:value-type="float" office:value="0.295972588873149">
                <text:p>0.295972588873149</text:p>
              </table:table-cell>
              <table:table-cell office:value-type="float" office:value="0.30057798396623">
                <text:p>0.30057798396623</text:p>
              </table:table-cell>
              <table:table-cell office:value-type="float" office:value="0.298180043296662">
                <text:p>0.298180043296662</text:p>
              </table:table-cell>
              <table:table-cell office:value-type="float" office:value="0.29759192636439">
                <text:p>0.29759192636439</text:p>
              </table:table-cell>
              <table:table-cell office:value-type="float" office:value="0.296409323654122">
                <text:p>0.296409323654122</text:p>
              </table:table-cell>
              <table:table-cell office:value-type="float" office:value="0.297109074632041">
                <text:p>0.297109074632041</text:p>
              </table:table-cell>
              <table:table-cell office:value-type="float" office:value="0.300382042247543">
                <text:p>0.300382042247543</text:p>
              </table:table-cell>
              <table:table-cell office:value-type="float" office:value="0.301093511117988">
                <text:p>0.301093511117988</text:p>
              </table:table-cell>
              <table:table-cell office:value-type="float" office:value="0.296513511841014">
                <text:p>0.296513511841014</text:p>
              </table:table-cell>
              <table:table-cell office:value-type="float" office:value="0.297192387797933">
                <text:p>0.297192387797933</text:p>
              </table:table-cell>
              <table:table-cell office:value-type="float" office:value="0.294639661814256">
                <text:p>0.294639661814256</text:p>
              </table:table-cell>
              <table:table-cell office:value-type="float" office:value="0.30072690824136">
                <text:p>0.30072690824136</text:p>
              </table:table-cell>
              <table:table-cell office:value-type="float" office:value="0.29715571985395">
                <text:p>0.29715571985395</text:p>
              </table:table-cell>
              <table:table-cell office:value-type="float" office:value="0.296608595083207">
                <text:p>0.296608595083207</text:p>
              </table:table-cell>
              <table:table-cell office:value-type="float" office:value="0.29622919420651">
                <text:p>0.29622919420651</text:p>
              </table:table-cell>
              <table:table-cell office:value-type="float" office:value="0.299733775317051">
                <text:p>0.299733775317051</text:p>
              </table:table-cell>
              <table:table-cell office:value-type="float" office:value="0.299456218313461">
                <text:p>0.299456218313461</text:p>
              </table:table-cell>
              <table:table-cell office:value-type="float" office:value="0.297466410634102">
                <text:p>0.297466410634102</text:p>
              </table:table-cell>
              <table:table-cell office:value-type="float" office:value="0.296596112395634">
                <text:p>0.296596112395634</text:p>
              </table:table-cell>
              <table:table-cell office:value-type="float" office:value="0.297418192404811">
                <text:p>0.297418192404811</text:p>
              </table:table-cell>
              <table:table-cell office:value-type="float" office:value="0.296081353113727">
                <text:p>0.296081353113727</text:p>
              </table:table-cell>
              <table:table-cell office:value-type="float" office:value="0.300471320212192">
                <text:p>0.300471320212192</text:p>
              </table:table-cell>
              <table:table-cell office:value-type="float" office:value="0.297448864716087">
                <text:p>0.297448864716087</text:p>
              </table:table-cell>
              <table:table-cell office:value-type="float" office:value="0.297758024248875">
                <text:p>0.297758024248875</text:p>
              </table:table-cell>
              <table:table-cell office:value-type="float" office:value="0.300486757252422">
                <text:p>0.300486757252422</text:p>
              </table:table-cell>
              <table:table-cell office:value-type="float" office:value="0.300162629217176">
                <text:p>0.300162629217176</text:p>
              </table:table-cell>
              <table:table-cell office:value-type="float" office:value="0.296720253274303">
                <text:p>0.296720253274303</text:p>
              </table:table-cell>
              <table:table-cell office:value-type="float" office:value="0.298232090887916">
                <text:p>0.298232090887916</text:p>
              </table:table-cell>
              <table:table-cell office:value-type="float" office:value="0.296568314690141">
                <text:p>0.296568314690141</text:p>
              </table:table-cell>
              <table:table-cell office:value-type="float" office:value="0.295603339328995">
                <text:p>0.295603339328995</text:p>
              </table:table-cell>
              <table:table-cell office:value-type="float" office:value="0.300540335124867">
                <text:p>0.300540335124867</text:p>
              </table:table-cell>
              <table:table-cell office:value-type="float" office:value="0.297636137894208">
                <text:p>0.297636137894208</text:p>
              </table:table-cell>
              <table:table-cell office:value-type="float" office:value="0.299803766631784">
                <text:p>0.299803766631784</text:p>
              </table:table-cell>
              <table:table-cell office:value-type="float" office:value="0.300560362357988">
                <text:p>0.300560362357988</text:p>
              </table:table-cell>
              <table:table-cell office:value-type="float" office:value="0.303024709276515">
                <text:p>0.303024709276515</text:p>
              </table:table-cell>
              <table:table-cell office:value-type="float" office:value="0.302115144097753">
                <text:p>0.302115144097753</text:p>
              </table:table-cell>
              <table:table-cell office:value-type="float" office:value="0.299725095698976">
                <text:p>0.299725095698976</text:p>
              </table:table-cell>
              <table:table-cell office:value-type="float" office:value="0.297796480794064">
                <text:p>0.297796480794064</text:p>
              </table:table-cell>
              <table:table-cell office:value-type="float" office:value="0.299299993105168">
                <text:p>0.299299993105168</text:p>
              </table:table-cell>
              <table:table-cell office:value-type="float" office:value="0.296461155584794">
                <text:p>0.296461155584794</text:p>
              </table:table-cell>
              <table:table-cell office:value-type="float" office:value="0.296603136979359">
                <text:p>0.296603136979359</text:p>
              </table:table-cell>
              <table:table-cell office:value-type="float" office:value="0.299789213171323">
                <text:p>0.299789213171323</text:p>
              </table:table-cell>
              <table:table-cell office:value-type="float" office:value="0.298744842809517">
                <text:p>0.298744842809517</text:p>
              </table:table-cell>
              <table:table-cell office:value-type="float" office:value="0.301612807519122">
                <text:p>0.301612807519122</text:p>
              </table:table-cell>
              <table:table-cell office:value-type="float" office:value="0.302094940131242">
                <text:p>0.302094940131242</text:p>
              </table:table-cell>
              <table:table-cell office:value-type="float" office:value="0.299925277910196">
                <text:p>0.299925277910196</text:p>
              </table:table-cell>
              <table:table-cell office:value-type="float" office:value="0.297146400305422">
                <text:p>0.297146400305422</text:p>
              </table:table-cell>
              <table:table-cell office:value-type="float" office:value="0.298547288199858">
                <text:p>0.298547288199858</text:p>
              </table:table-cell>
              <table:table-cell office:value-type="float" office:value="0.297424240888507">
                <text:p>0.297424240888507</text:p>
              </table:table-cell>
              <table:table-cell office:value-type="float" office:value="0.296250184520261">
                <text:p>0.296250184520261</text:p>
              </table:table-cell>
              <table:table-cell office:value-type="float" office:value="0.29905395965966">
                <text:p>0.29905395965966</text:p>
              </table:table-cell>
              <table:table-cell office:value-type="float" office:value="0.299083807689236">
                <text:p>0.299083807689236</text:p>
              </table:table-cell>
              <table:table-cell office:value-type="float" office:value="0.299501422975219">
                <text:p>0.299501422975219</text:p>
              </table:table-cell>
              <table:table-cell office:value-type="float" office:value="0.302464948291185">
                <text:p>0.302464948291185</text:p>
              </table:table-cell>
              <table:table-cell office:value-type="float" office:value="0.303396406221011">
                <text:p>0.303396406221011</text:p>
              </table:table-cell>
              <table:table-cell office:value-type="float" office:value="0.304314162431543">
                <text:p>0.304314162431543</text:p>
              </table:table-cell>
              <table:table-cell office:value-type="float" office:value="0.301833027485728">
                <text:p>0.301833027485728</text:p>
              </table:table-cell>
              <table:table-cell office:value-type="float" office:value="0.301664207296959">
                <text:p>0.301664207296959</text:p>
              </table:table-cell>
              <table:table-cell office:value-type="float" office:value="0.303164373130572">
                <text:p>0.303164373130572</text:p>
              </table:table-cell>
              <table:table-cell office:value-type="float" office:value="0.298565552984907">
                <text:p>0.298565552984907</text:p>
              </table:table-cell>
              <table:table-cell office:value-type="float" office:value="0.302096820977252">
                <text:p>0.302096820977252</text:p>
              </table:table-cell>
              <table:table-cell office:value-type="float" office:value="0.305041704726207">
                <text:p>0.305041704726207</text:p>
              </table:table-cell>
              <table:table-cell office:value-type="float" office:value="0.30739652655897">
                <text:p>0.30739652655897</text:p>
              </table:table-cell>
              <table:table-cell office:value-type="float" office:value="0.308618078024939">
                <text:p>0.308618078024939</text:p>
              </table:table-cell>
              <table:table-cell office:value-type="float" office:value="0.308666604390607">
                <text:p>0.308666604390607</text:p>
              </table:table-cell>
              <table:table-cell office:value-type="float" office:value="0.306391705489847">
                <text:p>0.306391705489847</text:p>
              </table:table-cell>
              <table:table-cell office:value-type="float" office:value="0.307230792866085">
                <text:p>0.307230792866085</text:p>
              </table:table-cell>
              <table:table-cell office:value-type="float" office:value="0.309243995422426">
                <text:p>0.309243995422426</text:p>
              </table:table-cell>
              <table:table-cell office:value-type="float" office:value="0.306613765843943">
                <text:p>0.306613765843943</text:p>
              </table:table-cell>
              <table:table-cell office:value-type="float" office:value="0.310509335994756">
                <text:p>0.310509335994756</text:p>
              </table:table-cell>
              <table:table-cell office:value-type="float" office:value="0.310899432234317">
                <text:p>0.310899432234317</text:p>
              </table:table-cell>
              <table:table-cell office:value-type="float" office:value="0.321287527272895">
                <text:p>0.321287527272895</text:p>
              </table:table-cell>
              <table:table-cell office:value-type="float" office:value="0.30809086028218">
                <text:p>0.30809086028218</text:p>
              </table:table-cell>
              <table:table-cell office:value-type="float" office:value="0.30917315535294">
                <text:p>0.30917315535294</text:p>
              </table:table-cell>
              <table:table-cell office:value-type="float" office:value="0.310158990866681">
                <text:p>0.310158990866681</text:p>
              </table:table-cell>
              <table:table-cell office:value-type="float" office:value="0.311926448940254">
                <text:p>0.311926448940254</text:p>
              </table:table-cell>
              <table:table-cell office:value-type="float" office:value="0.318307665054476">
                <text:p>0.318307665054476</text:p>
              </table:table-cell>
              <table:table-cell office:value-type="float" office:value="0.320316921675054">
                <text:p>0.320316921675054</text:p>
              </table:table-cell>
              <table:table-cell office:value-type="float" office:value="0.320287181553014">
                <text:p>0.320287181553014</text:p>
              </table:table-cell>
              <table:table-cell office:value-type="float" office:value="0.323513271377781">
                <text:p>0.323513271377781</text:p>
              </table:table-cell>
              <table:table-cell office:value-type="float" office:value="0.306957444189118">
                <text:p>0.306957444189118</text:p>
              </table:table-cell>
              <table:table-cell office:value-type="float" office:value="0.307989120106791">
                <text:p>0.307989120106791</text:p>
              </table:table-cell>
              <table:table-cell office:value-type="float" office:value="0.309186541449869">
                <text:p>0.309186541449869</text:p>
              </table:table-cell>
              <table:table-cell office:value-type="float" office:value="0.310118790435992">
                <text:p>0.310118790435992</text:p>
              </table:table-cell>
              <table:table-cell office:value-type="float" office:value="0.317504710843236">
                <text:p>0.317504710843236</text:p>
              </table:table-cell>
              <table:table-cell office:value-type="float" office:value="0.320096998048112">
                <text:p>0.320096998048112</text:p>
              </table:table-cell>
              <table:table-cell office:value-type="float" office:value="0.320730433713697">
                <text:p>0.320730433713697</text:p>
              </table:table-cell>
              <table:table-cell office:value-type="float" office:value="0.322804667871961">
                <text:p>0.322804667871961</text:p>
              </table:table-cell>
              <table:table-cell office:value-type="float" office:value="0.304160707722544">
                <text:p>0.304160707722544</text:p>
              </table:table-cell>
              <table:table-cell office:value-type="float" office:value="0.308332177557432">
                <text:p>0.308332177557432</text:p>
              </table:table-cell>
              <table:table-cell office:value-type="float" office:value="0.310161246189028">
                <text:p>0.310161246189028</text:p>
              </table:table-cell>
              <table:table-cell office:value-type="float" office:value="0.310515265232915">
                <text:p>0.310515265232915</text:p>
              </table:table-cell>
              <table:table-cell office:value-type="float" office:value="0.310714618804927">
                <text:p>0.310714618804927</text:p>
              </table:table-cell>
              <table:table-cell office:value-type="float" office:value="0.309908515706288">
                <text:p>0.309908515706288</text:p>
              </table:table-cell>
              <table:table-cell office:value-type="float" office:value="0.310106749281374">
                <text:p>0.310106749281374</text:p>
              </table:table-cell>
              <table:table-cell office:value-type="float" office:value="0.30985476852486">
                <text:p>0.30985476852486</text:p>
              </table:table-cell>
              <table:table-cell office:value-type="float" office:value="0.309784832354747">
                <text:p>0.309784832354747</text:p>
              </table:table-cell>
              <table:table-cell office:value-type="float" office:value="0.309776379076037">
                <text:p>0.309776379076037</text:p>
              </table:table-cell>
              <table:table-cell office:value-type="float" office:value="0.309521979753439">
                <text:p>0.309521979753439</text:p>
              </table:table-cell>
              <table:table-cell office:value-type="float" office:value="0.309629526101289">
                <text:p>0.309629526101289</text:p>
              </table:table-cell>
              <table:table-cell office:value-type="float" office:value="0.309620379809921">
                <text:p>0.309620379809921</text:p>
              </table:table-cell>
              <table:table-cell office:value-type="float" office:value="0.309665253612224">
                <text:p>0.309665253612224</text:p>
              </table:table-cell>
              <table:table-cell office:value-type="float" office:value="0.309761912770102">
                <text:p>0.309761912770102</text:p>
              </table:table-cell>
              <table:table-cell office:value-type="float" office:value="0.309733350059405">
                <text:p>0.309733350059405</text:p>
              </table:table-cell>
              <table:table-cell office:value-type="float" office:value="0.30967870278618">
                <text:p>0.30967870278618</text:p>
              </table:table-cell>
              <table:table-cell office:value-type="float" office:value="0.309680999720093">
                <text:p>0.309680999720093</text:p>
              </table:table-cell>
              <table:table-cell office:value-type="float" office:value="0.309677654473441">
                <text:p>0.309677654473441</text:p>
              </table:table-cell>
              <table:table-cell office:value-type="float" office:value="0.309632879504773">
                <text:p>0.309632879504773</text:p>
              </table:table-cell>
              <table:table-cell office:value-type="float" office:value="0.309645374450171">
                <text:p>0.309645374450171</text:p>
              </table:table-cell>
              <table:table-cell office:value-type="float" office:value="0.309594231964013">
                <text:p>0.309594231964013</text:p>
              </table:table-cell>
              <table:table-cell office:value-type="float" office:value="0.309647088873034">
                <text:p>0.309647088873034</text:p>
              </table:table-cell>
              <table:table-cell office:value-type="float" office:value="0.309691208765836">
                <text:p>0.309691208765836</text:p>
              </table:table-cell>
              <table:table-cell office:value-type="float" office:value="0.309641896102373">
                <text:p>0.309641896102373</text:p>
              </table:table-cell>
              <table:table-cell office:value-type="float" office:value="0.309621819214308">
                <text:p>0.309621819214308</text:p>
              </table:table-cell>
              <table:table-cell office:value-type="float" office:value="0.309542034133577">
                <text:p>0.309542034133577</text:p>
              </table:table-cell>
              <table:table-cell office:value-type="float" office:value="0.309563670327397">
                <text:p>0.309563670327397</text:p>
              </table:table-cell>
              <table:table-cell office:value-type="float" office:value="0.309537109164078">
                <text:p>0.309537109164078</text:p>
              </table:table-cell>
              <table:table-cell office:value-type="float" office:value="0.309580375679742">
                <text:p>0.309580375679742</text:p>
              </table:table-cell>
              <table:table-cell office:value-type="float" office:value="0.309570866442811">
                <text:p>0.309570866442811</text:p>
              </table:table-cell>
              <table:table-cell office:value-type="float" office:value="0.309559204753627">
                <text:p>0.309559204753627</text:p>
              </table:table-cell>
              <table:table-cell office:value-type="float" office:value="0.3095105236612">
                <text:p>0.3095105236612</text:p>
              </table:table-cell>
              <table:table-cell office:value-type="float" office:value="0.309548976906752">
                <text:p>0.309548976906752</text:p>
              </table:table-cell>
              <table:table-cell office:value-type="float" office:value="0.3095588688241">
                <text:p>0.3095588688241</text:p>
              </table:table-cell>
              <table:table-cell office:value-type="float" office:value="0.309536037797848">
                <text:p>0.309536037797848</text:p>
              </table:table-cell>
              <table:table-cell office:value-type="float" office:value="0.309507099257572">
                <text:p>0.309507099257572</text:p>
              </table:table-cell>
              <table:table-cell office:value-type="float" office:value="0.309552248010844">
                <text:p>0.309552248010844</text:p>
              </table:table-cell>
              <table:table-cell office:value-type="float" office:value="0.309529468332831">
                <text:p>0.309529468332831</text:p>
              </table:table-cell>
              <table:table-cell office:value-type="float" office:value="0.309537858090673">
                <text:p>0.309537858090673</text:p>
              </table:table-cell>
              <table:table-cell office:value-type="float" office:value="0.309530388858805">
                <text:p>0.309530388858805</text:p>
              </table:table-cell>
              <table:table-cell office:value-type="float" office:value="0.309534795440533">
                <text:p>0.309534795440533</text:p>
              </table:table-cell>
              <table:table-cell office:value-type="float" office:value="0.309521579773373">
                <text:p>0.309521579773373</text:p>
              </table:table-cell>
              <table:table-cell office:value-type="float" office:value="0.309519760860668">
                <text:p>0.309519760860668</text:p>
              </table:table-cell>
              <table:table-cell office:value-type="float" office:value="0.309508960801167">
                <text:p>0.309508960801167</text:p>
              </table:table-cell>
              <table:table-cell office:value-type="float" office:value="0.309518306898234">
                <text:p>0.309518306898234</text:p>
              </table:table-cell>
              <table:table-cell office:value-type="float" office:value="0.309472431664807">
                <text:p>0.309472431664807</text:p>
              </table:table-cell>
              <table:table-cell office:value-type="float" office:value="0.309522151312135">
                <text:p>0.309522151312135</text:p>
              </table:table-cell>
              <table:table-cell office:value-type="float" office:value="0.30950204521686">
                <text:p>0.30950204521686</text:p>
              </table:table-cell>
              <table:table-cell office:value-type="float" office:value="0.30956129669332">
                <text:p>0.30956129669332</text:p>
              </table:table-cell>
              <table:table-cell office:value-type="float" office:value="0.309530683851218">
                <text:p>0.309530683851218</text:p>
              </table:table-cell>
              <table:table-cell office:value-type="float" office:value="0.309506133737946">
                <text:p>0.309506133737946</text:p>
              </table:table-cell>
              <table:table-cell office:value-type="float" office:value="0.309527273909656">
                <text:p>0.309527273909656</text:p>
              </table:table-cell>
              <table:table-cell office:value-type="float" office:value="0.309524987855425">
                <text:p>0.309524987855425</text:p>
              </table:table-cell>
              <table:table-cell office:value-type="float" office:value="0.309549922182737">
                <text:p>0.309549922182737</text:p>
              </table:table-cell>
              <table:table-cell office:value-type="float" office:value="0.30952568478575">
                <text:p>0.30952568478575</text:p>
              </table:table-cell>
              <table:table-cell office:value-type="float" office:value="0.309536008506444">
                <text:p>0.309536008506444</text:p>
              </table:table-cell>
              <table:table-cell office:value-type="float" office:value="0.309510625932071">
                <text:p>0.309510625932071</text:p>
              </table:table-cell>
              <table:table-cell office:value-type="float" office:value="0.309527857477374">
                <text:p>0.309527857477374</text:p>
              </table:table-cell>
              <table:table-cell office:value-type="float" office:value="0.309520912716936">
                <text:p>0.309520912716936</text:p>
              </table:table-cell>
              <table:table-cell office:value-type="float" office:value="0.309548194845123">
                <text:p>0.309548194845123</text:p>
              </table:table-cell>
              <table:table-cell office:value-type="float" office:value="0.309480065735304">
                <text:p>0.309480065735304</text:p>
              </table:table-cell>
              <table:table-cell office:value-type="float" office:value="0.309493538374054">
                <text:p>0.309493538374054</text:p>
              </table:table-cell>
              <table:table-cell office:value-type="float" office:value="0.309495919268294">
                <text:p>0.309495919268294</text:p>
              </table:table-cell>
              <table:table-cell office:value-type="float" office:value="0.309535685741529">
                <text:p>0.309535685741529</text:p>
              </table:table-cell>
            </table:table-row>
            <table:table-row>
              <table:table-cell office:value-type="string">
                <text:p>Potential diff</text:p>
                <draw:g>
                  <svg:desc>flat2.A8:flat2.A8</svg:desc>
                </draw:g>
              </table:table-cell>
              <table:table-cell office:value-type="float" office:value="-0.000021158321020287">
                <text:p>-0.000021158321020287</text:p>
                <draw:g>
                  <svg:desc>flat2.B8:flat2.PP8</svg:desc>
                </draw:g>
              </table:table-cell>
              <table:table-cell office:value-type="float" office:value="0.000000481080457137573">
                <text:p>0.000000481080457137573</text:p>
              </table:table-cell>
              <table:table-cell office:value-type="float" office:value="0.0000168218919006646">
                <text:p>0.0000168218919006646</text:p>
              </table:table-cell>
              <table:table-cell office:value-type="float" office:value="-0.0000217413477290318">
                <text:p>-0.0000217413477290318</text:p>
              </table:table-cell>
              <table:table-cell office:value-type="float" office:value="0.0000142081414666317">
                <text:p>0.0000142081414666317</text:p>
              </table:table-cell>
              <table:table-cell office:value-type="float" office:value="0.00000675416901912973">
                <text:p>0.00000675416901912973</text:p>
              </table:table-cell>
              <table:table-cell office:value-type="float" office:value="-0.0000255027275984365">
                <text:p>-0.0000255027275984365</text:p>
              </table:table-cell>
              <table:table-cell office:value-type="float" office:value="0.0000131504899790191">
                <text:p>0.0000131504899790191</text:p>
              </table:table-cell>
              <table:table-cell office:value-type="float" office:value="-0.0000130568231151984">
                <text:p>-0.0000130568231151984</text:p>
              </table:table-cell>
              <table:table-cell office:value-type="float" office:value="0.0000228072730429907">
                <text:p>0.0000228072730429907</text:p>
              </table:table-cell>
              <table:table-cell office:value-type="float" office:value="-0.0000139550579203451">
                <text:p>-0.0000139550579203451</text:p>
              </table:table-cell>
              <table:table-cell office:value-type="float" office:value="0.0000176274252573494">
                <text:p>0.0000176274252573494</text:p>
              </table:table-cell>
              <table:table-cell office:value-type="float" office:value="0.0000221445385937824">
                <text:p>0.0000221445385937824</text:p>
              </table:table-cell>
              <table:table-cell office:value-type="float" office:value="-0.00004291170741344">
                <text:p>-0.00004291170741344</text:p>
              </table:table-cell>
              <table:table-cell office:value-type="float" office:value="0.0000110666487880828">
                <text:p>0.0000110666487880828</text:p>
              </table:table-cell>
              <table:table-cell office:value-type="float" office:value="-0.00000475376400421723">
                <text:p>-0.00000475376400421723</text:p>
              </table:table-cell>
              <table:table-cell office:value-type="float" office:value="0.0000182962470687276">
                <text:p>0.0000182962470687276</text:p>
              </table:table-cell>
              <table:table-cell office:value-type="float" office:value="-0.0000139371866050841">
                <text:p>-0.0000139371866050841</text:p>
              </table:table-cell>
              <table:table-cell office:value-type="float" office:value="0.000406239210089199">
                <text:p>0.000406239210089199</text:p>
              </table:table-cell>
              <table:table-cell office:value-type="float" office:value="0.000195771224246799">
                <text:p>0.000195771224246799</text:p>
              </table:table-cell>
              <table:table-cell office:value-type="float" office:value="0.00316587998293127">
                <text:p>0.00316587998293127</text:p>
              </table:table-cell>
              <table:table-cell office:value-type="float" office:value="0.000932940883285216">
                <text:p>0.000932940883285216</text:p>
              </table:table-cell>
              <table:table-cell office:value-type="float" office:value="-0.003852749896543">
                <text:p>-0.003852749896543</text:p>
              </table:table-cell>
              <table:table-cell office:value-type="float" office:value="-0.00000303997664047317">
                <text:p>-0.00000303997664047317</text:p>
              </table:table-cell>
              <table:table-cell office:value-type="float" office:value="0.000398143419819419">
                <text:p>0.000398143419819419</text:p>
              </table:table-cell>
              <table:table-cell office:value-type="float" office:value="0.0013851567048746">
                <text:p>0.0013851567048746</text:p>
              </table:table-cell>
              <table:table-cell office:value-type="float" office:value="0.00487883661709215">
                <text:p>0.00487883661709215</text:p>
              </table:table-cell>
              <table:table-cell office:value-type="float" office:value="-0.000107766306473134">
                <text:p>-0.000107766306473134</text:p>
              </table:table-cell>
              <table:table-cell office:value-type="float" office:value="-0.00292914586352894">
                <text:p>-0.00292914586352894</text:p>
              </table:table-cell>
              <table:table-cell office:value-type="float" office:value="-0.000868762297217274">
                <text:p>-0.000868762297217274</text:p>
              </table:table-cell>
              <table:table-cell office:value-type="float" office:value="-0.000501286503259091">
                <text:p>-0.000501286503259091</text:p>
              </table:table-cell>
              <table:table-cell office:value-type="float" office:value="0.00255298836425605">
                <text:p>0.00255298836425605</text:p>
              </table:table-cell>
              <table:table-cell office:value-type="float" office:value="0.000687313829118241">
                <text:p>0.000687313829118241</text:p>
              </table:table-cell>
              <table:table-cell office:value-type="float" office:value="-0.0023813432158642">
                <text:p>-0.0023813432158642</text:p>
              </table:table-cell>
              <table:table-cell office:value-type="float" office:value="0.0022233003547556">
                <text:p>0.0022233003547556</text:p>
              </table:table-cell>
              <table:table-cell office:value-type="float" office:value="0.000509542824951248">
                <text:p>0.000509542824951248</text:p>
              </table:table-cell>
              <table:table-cell office:value-type="float" office:value="0.00376063430122642">
                <text:p>0.00376063430122642</text:p>
              </table:table-cell>
              <table:table-cell office:value-type="float" office:value="-0.000375386319183768">
                <text:p>-0.000375386319183768</text:p>
              </table:table-cell>
              <table:table-cell office:value-type="float" office:value="-0.00177894659933364">
                <text:p>-0.00177894659933364</text:p>
              </table:table-cell>
              <table:table-cell office:value-type="float" office:value="0.00136853621184357">
                <text:p>0.00136853621184357</text:p>
              </table:table-cell>
              <table:table-cell office:value-type="float" office:value="0.000382804610248977">
                <text:p>0.000382804610248977</text:p>
              </table:table-cell>
              <table:table-cell office:value-type="float" office:value="-0.00229319462430677">
                <text:p>-0.00229319462430677</text:p>
              </table:table-cell>
              <table:table-cell office:value-type="float" office:value="-0.000182201850880304">
                <text:p>-0.000182201850880304</text:p>
              </table:table-cell>
              <table:table-cell office:value-type="float" office:value="0.00112212942999995">
                <text:p>0.00112212942999995</text:p>
              </table:table-cell>
              <table:table-cell office:value-type="float" office:value="-0.00178969792127104">
                <text:p>-0.00178969792127104</text:p>
              </table:table-cell>
              <table:table-cell office:value-type="float" office:value="-0.000219956689935574">
                <text:p>-0.000219956689935574</text:p>
              </table:table-cell>
              <table:table-cell office:value-type="float" office:value="0.000113693729229203">
                <text:p>0.000113693729229203</text:p>
              </table:table-cell>
              <table:table-cell office:value-type="float" office:value="0.00194755005691877">
                <text:p>0.00194755005691877</text:p>
              </table:table-cell>
              <table:table-cell office:value-type="float" office:value="0.00130522143601447">
                <text:p>0.00130522143601447</text:p>
              </table:table-cell>
              <table:table-cell office:value-type="float" office:value="-0.00152074591728057">
                <text:p>-0.00152074591728057</text:p>
              </table:table-cell>
              <table:table-cell office:value-type="float" office:value="-0.0014913175002581">
                <text:p>-0.0014913175002581</text:p>
              </table:table-cell>
              <table:table-cell office:value-type="float" office:value="-0.0023042151736809">
                <text:p>-0.0023042151736809</text:p>
              </table:table-cell>
              <table:table-cell office:value-type="float" office:value="-0.000518502327337411">
                <text:p>-0.000518502327337411</text:p>
              </table:table-cell>
              <table:table-cell office:value-type="float" office:value="-0.00215913903277598">
                <text:p>-0.00215913903277598</text:p>
              </table:table-cell>
              <table:table-cell office:value-type="float" office:value="0.000939058398693904">
                <text:p>0.000939058398693904</text:p>
              </table:table-cell>
              <table:table-cell office:value-type="float" office:value="0.00586029616742517">
                <text:p>0.00586029616742517</text:p>
              </table:table-cell>
              <table:table-cell office:value-type="float" office:value="0.000334843672434693">
                <text:p>0.000334843672434693</text:p>
              </table:table-cell>
              <table:table-cell office:value-type="float" office:value="-0.00443758979022396">
                <text:p>-0.00443758979022396</text:p>
              </table:table-cell>
              <table:table-cell office:value-type="float" office:value="-0.00113971679614855">
                <text:p>-0.00113971679614855</text:p>
              </table:table-cell>
              <table:table-cell office:value-type="float" office:value="0.000527690720778407">
                <text:p>0.000527690720778407</text:p>
              </table:table-cell>
              <table:table-cell office:value-type="float" office:value="0.00061935301120164">
                <text:p>0.00061935301120164</text:p>
              </table:table-cell>
              <table:table-cell office:value-type="float" office:value="0.00100971331227562">
                <text:p>0.00100971331227562</text:p>
              </table:table-cell>
              <table:table-cell office:value-type="float" office:value="-0.00171846604952608">
                <text:p>-0.00171846604952608</text:p>
              </table:table-cell>
              <table:table-cell office:value-type="float" office:value="-0.00196912785054887">
                <text:p>-0.00196912785054887</text:p>
              </table:table-cell>
              <table:table-cell office:value-type="float" office:value="-0.000448031503916369">
                <text:p>-0.000448031503916369</text:p>
              </table:table-cell>
              <table:table-cell office:value-type="float" office:value="0.0044308961188102">
                <text:p>0.0044308961188102</text:p>
              </table:table-cell>
              <table:table-cell office:value-type="float" office:value="0.00235120038090914">
                <text:p>0.00235120038090914</text:p>
              </table:table-cell>
              <table:table-cell office:value-type="float" office:value="-0.00131912218852265">
                <text:p>-0.00131912218852265</text:p>
              </table:table-cell>
              <table:table-cell office:value-type="float" office:value="-0.00322657027971573">
                <text:p>-0.00322657027971573</text:p>
              </table:table-cell>
              <table:table-cell office:value-type="float" office:value="-0.0013543530944598">
                <text:p>-0.0013543530944598</text:p>
              </table:table-cell>
              <table:table-cell office:value-type="float" office:value="0.00289649024249444">
                <text:p>0.00289649024249444</text:p>
              </table:table-cell>
              <table:table-cell office:value-type="float" office:value="0.00216534021849557">
                <text:p>0.00216534021849557</text:p>
              </table:table-cell>
              <table:table-cell office:value-type="float" office:value="-0.00159908900998007">
                <text:p>-0.00159908900998007</text:p>
              </table:table-cell>
              <table:table-cell office:value-type="float" office:value="-0.00210695923228138">
                <text:p>-0.00210695923228138</text:p>
              </table:table-cell>
              <table:table-cell office:value-type="float" office:value="0.00266711525546082">
                <text:p>0.00266711525546082</text:p>
              </table:table-cell>
              <table:table-cell office:value-type="float" office:value="-0.000993019918437032">
                <text:p>-0.000993019918437032</text:p>
              </table:table-cell>
              <table:table-cell office:value-type="float" office:value="0.00182484375956732">
                <text:p>0.00182484375956732</text:p>
              </table:table-cell>
              <table:table-cell office:value-type="float" office:value="-0.00118550155180291">
                <text:p>-0.00118550155180291</text:p>
              </table:table-cell>
              <table:table-cell office:value-type="float" office:value="0.000086276853795475">
                <text:p>0.000086276853795475</text:p>
              </table:table-cell>
              <table:table-cell office:value-type="float" office:value="0.00185217403612903">
                <text:p>0.00185217403612903</text:p>
              </table:table-cell>
              <table:table-cell office:value-type="float" office:value="-0.000828260619784915">
                <text:p>-0.000828260619784915</text:p>
              </table:table-cell>
              <table:table-cell office:value-type="float" office:value="-0.000811366659103752">
                <text:p>-0.000811366659103752</text:p>
              </table:table-cell>
              <table:table-cell office:value-type="float" office:value="-0.002195617149375">
                <text:p>-0.002195617149375</text:p>
              </table:table-cell>
              <table:table-cell office:value-type="float" office:value="-0.00140070140309367">
                <text:p>-0.00140070140309367</text:p>
              </table:table-cell>
              <table:table-cell office:value-type="float" office:value="0.00148952458919421">
                <text:p>0.00148952458919421</text:p>
              </table:table-cell>
              <table:table-cell office:value-type="float" office:value="-0.00132934187481049">
                <text:p>-0.00132934187481049</text:p>
              </table:table-cell>
              <table:table-cell office:value-type="float" office:value="0.00247087085357212">
                <text:p>0.00247087085357212</text:p>
              </table:table-cell>
              <table:table-cell office:value-type="float" office:value="0.000908064253758778">
                <text:p>0.000908064253758778</text:p>
              </table:table-cell>
              <table:table-cell office:value-type="float" office:value="-0.00206880486209809">
                <text:p>-0.00206880486209809</text:p>
              </table:table-cell>
              <table:table-cell office:value-type="float" office:value="-0.00202382113085897">
                <text:p>-0.00202382113085897</text:p>
              </table:table-cell>
              <table:table-cell office:value-type="float" office:value="0.00230743761787522">
                <text:p>0.00230743761787522</text:p>
              </table:table-cell>
              <table:table-cell office:value-type="float" office:value="0.00312647376843644">
                <text:p>0.00312647376843644</text:p>
              </table:table-cell>
              <table:table-cell office:value-type="float" office:value="-0.000386818324616456">
                <text:p>-0.000386818324616456</text:p>
              </table:table-cell>
              <table:table-cell office:value-type="float" office:value="-0.00187097299740735">
                <text:p>-0.00187097299740735</text:p>
              </table:table-cell>
              <table:table-cell office:value-type="float" office:value="-0.00164923382381033">
                <text:p>-0.00164923382381033</text:p>
              </table:table-cell>
              <table:table-cell office:value-type="float" office:value="0.000632696321608173">
                <text:p>0.000632696321608173</text:p>
              </table:table-cell>
              <table:table-cell office:value-type="float" office:value="0.00124047729430826">
                <text:p>0.00124047729430826</text:p>
              </table:table-cell>
              <table:table-cell office:value-type="float" office:value="-0.00110351756060417">
                <text:p>-0.00110351756060417</text:p>
              </table:table-cell>
              <table:table-cell office:value-type="float" office:value="-0.000184893036867639">
                <text:p>-0.000184893036867639</text:p>
              </table:table-cell>
              <table:table-cell office:value-type="float" office:value="0.00269219391175401">
                <text:p>0.00269219391175401</text:p>
              </table:table-cell>
              <table:table-cell office:value-type="float" office:value="-0.00314996438633719">
                <text:p>-0.00314996438633719</text:p>
              </table:table-cell>
              <table:table-cell office:value-type="float" office:value="0.00019172902554071">
                <text:p>0.00019172902554071</text:p>
              </table:table-cell>
              <table:table-cell office:value-type="float" office:value="0.000584913934389197">
                <text:p>0.000584913934389197</text:p>
              </table:table-cell>
              <table:table-cell office:value-type="float" office:value="0.00245625181053577">
                <text:p>0.00245625181053577</text:p>
              </table:table-cell>
              <table:table-cell office:value-type="float" office:value="0.000280729354532438">
                <text:p>0.000280729354532438</text:p>
              </table:table-cell>
              <table:table-cell office:value-type="float" office:value="-0.00087457290339954">
                <text:p>-0.00087457290339954</text:p>
              </table:table-cell>
              <table:table-cell office:value-type="float" office:value="-0.00229797171636775">
                <text:p>-0.00229797171636775</text:p>
              </table:table-cell>
              <table:table-cell office:value-type="float" office:value="0.00215825796196556">
                <text:p>0.00215825796196556</text:p>
              </table:table-cell>
              <table:table-cell office:value-type="float" office:value="-0.000780213518551343">
                <text:p>-0.000780213518551343</text:p>
              </table:table-cell>
              <table:table-cell office:value-type="float" office:value="0.0000149514189130007">
                <text:p>0.0000149514189130007</text:p>
              </table:table-cell>
              <table:table-cell office:value-type="float" office:value="0.000853501809132628">
                <text:p>0.000853501809132628</text:p>
              </table:table-cell>
              <table:table-cell office:value-type="float" office:value="0.000307231282142606">
                <text:p>0.000307231282142606</text:p>
              </table:table-cell>
              <table:table-cell office:value-type="float" office:value="-0.000263258131722677">
                <text:p>-0.000263258131722677</text:p>
              </table:table-cell>
              <table:table-cell office:value-type="float" office:value="-0.00145824936962691">
                <text:p>-0.00145824936962691</text:p>
              </table:table-cell>
              <table:table-cell office:value-type="float" office:value="-0.000430901017165142">
                <text:p>-0.000430901017165142</text:p>
              </table:table-cell>
              <table:table-cell office:value-type="float" office:value="-0.00109179190598085">
                <text:p>-0.00109179190598085</text:p>
              </table:table-cell>
              <table:table-cell office:value-type="float" office:value="0.00356065124725957">
                <text:p>0.00356065124725957</text:p>
              </table:table-cell>
              <table:table-cell office:value-type="float" office:value="0.00208294462648861">
                <text:p>0.00208294462648861</text:p>
              </table:table-cell>
              <table:table-cell office:value-type="float" office:value="-0.00373126060562345">
                <text:p>-0.00373126060562345</text:p>
              </table:table-cell>
              <table:table-cell office:value-type="float" office:value="-0.000105092138239893">
                <text:p>-0.000105092138239893</text:p>
              </table:table-cell>
              <table:table-cell office:value-type="float" office:value="-0.0012390127750409">
                <text:p>-0.0012390127750409</text:p>
              </table:table-cell>
              <table:table-cell office:value-type="float" office:value="0.0010943576814228">
                <text:p>0.0010943576814228</text:p>
              </table:table-cell>
              <table:table-cell office:value-type="float" office:value="0.00166249097277432">
                <text:p>0.00166249097277432</text:p>
              </table:table-cell>
              <table:table-cell office:value-type="float" office:value="-0.00231639190838412">
                <text:p>-0.00231639190838412</text:p>
              </table:table-cell>
              <table:table-cell office:value-type="float" office:value="-0.00064844867610836">
                <text:p>-0.00064844867610836</text:p>
              </table:table-cell>
              <table:table-cell office:value-type="float" office:value="-0.000170732045423394">
                <text:p>-0.000170732045423394</text:p>
              </table:table-cell>
              <table:table-cell office:value-type="float" office:value="0.00274068843764563">
                <text:p>0.00274068843764563</text:p>
              </table:table-cell>
              <table:table-cell office:value-type="float" office:value="-0.000992555396762851">
                <text:p>-0.000992555396762851</text:p>
              </table:table-cell>
              <table:table-cell office:value-type="float" office:value="-0.00235699285091556">
                <text:p>-0.00235699285091556</text:p>
              </table:table-cell>
              <table:table-cell office:value-type="float" office:value="-0.000247052392127189">
                <text:p>-0.000247052392127189</text:p>
              </table:table-cell>
              <table:table-cell office:value-type="float" office:value="-0.00223643126278322">
                <text:p>-0.00223643126278322</text:p>
              </table:table-cell>
              <table:table-cell office:value-type="float" office:value="0.00373259614388788">
                <text:p>0.00373259614388788</text:p>
              </table:table-cell>
              <table:table-cell office:value-type="float" office:value="-0.000810319549386651">
                <text:p>-0.000810319549386651</text:p>
              </table:table-cell>
              <table:table-cell office:value-type="float" office:value="-0.00176628777919191">
                <text:p>-0.00176628777919191</text:p>
              </table:table-cell>
              <table:table-cell office:value-type="float" office:value="0.00211774358321543">
                <text:p>0.00211774358321543</text:p>
              </table:table-cell>
              <table:table-cell office:value-type="float" office:value="-0.000246145807705211">
                <text:p>-0.000246145807705211</text:p>
              </table:table-cell>
              <table:table-cell office:value-type="float" office:value="0.00116016334765479">
                <text:p>0.00116016334765479</text:p>
              </table:table-cell>
              <table:table-cell office:value-type="float" office:value="0.00281597766487451">
                <text:p>0.00281597766487451</text:p>
              </table:table-cell>
              <table:table-cell office:value-type="float" office:value="-0.00358494824582817">
                <text:p>-0.00358494824582817</text:p>
              </table:table-cell>
              <table:table-cell office:value-type="float" office:value="-0.00192094003691484">
                <text:p>-0.00192094003691484</text:p>
              </table:table-cell>
              <table:table-cell office:value-type="float" office:value="-0.000373089164980023">
                <text:p>-0.000373089164980023</text:p>
              </table:table-cell>
              <table:table-cell office:value-type="float" office:value="0.000720703825100255">
                <text:p>0.000720703825100255</text:p>
              </table:table-cell>
              <table:table-cell office:value-type="float" office:value="0.000431768545265221">
                <text:p>0.000431768545265221</text:p>
              </table:table-cell>
              <table:table-cell office:value-type="float" office:value="0.00143959876614708">
                <text:p>0.00143959876614708</text:p>
              </table:table-cell>
              <table:table-cell office:value-type="float" office:value="-0.00219188657870928">
                <text:p>-0.00219188657870928</text:p>
              </table:table-cell>
              <table:table-cell office:value-type="float" office:value="0.00307597545575133">
                <text:p>0.00307597545575133</text:p>
              </table:table-cell>
              <table:table-cell office:value-type="float" office:value="0.00119749875498942">
                <text:p>0.00119749875498942</text:p>
              </table:table-cell>
              <table:table-cell office:value-type="float" office:value="-0.00377876664627769">
                <text:p>-0.00377876664627769</text:p>
              </table:table-cell>
              <table:table-cell office:value-type="float" office:value="0.00061324721936562">
                <text:p>0.00061324721936562</text:p>
              </table:table-cell>
              <table:table-cell office:value-type="float" office:value="0.00128554625553029">
                <text:p>0.00128554625553029</text:p>
              </table:table-cell>
              <table:table-cell office:value-type="float" office:value="-0.00153305148205135">
                <text:p>-0.00153305148205135</text:p>
              </table:table-cell>
              <table:table-cell office:value-type="float" office:value="0.000447307597501445">
                <text:p>0.000447307597501445</text:p>
              </table:table-cell>
              <table:table-cell office:value-type="float" office:value="-0.000553103058391346">
                <text:p>-0.000553103058391346</text:p>
              </table:table-cell>
              <table:table-cell office:value-type="float" office:value="0.00274796221038287">
                <text:p>0.00274796221038287</text:p>
              </table:table-cell>
              <table:table-cell office:value-type="float" office:value="0.000561371666675359">
                <text:p>0.000561371666675359</text:p>
              </table:table-cell>
              <table:table-cell office:value-type="float" office:value="0.00264579549305388">
                <text:p>0.00264579549305388</text:p>
              </table:table-cell>
              <table:table-cell office:value-type="float" office:value="0.0010697400016052">
                <text:p>0.0010697400016052</text:p>
              </table:table-cell>
              <table:table-cell office:value-type="float" office:value="-0.00405706634060954">
                <text:p>-0.00405706634060954</text:p>
              </table:table-cell>
              <table:table-cell office:value-type="float" office:value="0.00145676342933815">
                <text:p>0.00145676342933815</text:p>
              </table:table-cell>
              <table:table-cell office:value-type="float" office:value="0.00059825068441105">
                <text:p>0.00059825068441105</text:p>
              </table:table-cell>
              <table:table-cell office:value-type="float" office:value="0.00119376683981931">
                <text:p>0.00119376683981931</text:p>
              </table:table-cell>
              <table:table-cell office:value-type="float" office:value="0.00420547227221158">
                <text:p>0.00420547227221158</text:p>
              </table:table-cell>
              <table:table-cell office:value-type="float" office:value="0.000333299280391108">
                <text:p>0.000333299280391108</text:p>
              </table:table-cell>
              <table:table-cell office:value-type="float" office:value="-0.00122372208221488">
                <text:p>-0.00122372208221488</text:p>
              </table:table-cell>
              <table:table-cell office:value-type="float" office:value="-0.00346171545850749">
                <text:p>-0.00346171545850749</text:p>
              </table:table-cell>
              <table:table-cell office:value-type="float" office:value="0.00024868310108983">
                <text:p>0.00024868310108983</text:p>
              </table:table-cell>
              <table:table-cell office:value-type="float" office:value="-0.0160796858664795">
                <text:p>-0.0160796858664795</text:p>
              </table:table-cell>
              <table:table-cell office:value-type="float" office:value="0.00147704798712917">
                <text:p>0.00147704798712917</text:p>
              </table:table-cell>
              <table:table-cell office:value-type="float" office:value="0.0104285002852514">
                <text:p>0.0104285002852514</text:p>
              </table:table-cell>
              <table:table-cell office:value-type="float" office:value="0.00326147673339466">
                <text:p>0.00326147673339466</text:p>
              </table:table-cell>
              <table:table-cell office:value-type="float" office:value="-0.00291517076446346">
                <text:p>-0.00291517076446346</text:p>
              </table:table-cell>
              <table:table-cell office:value-type="float" office:value="-0.00605808888056275">
                <text:p>-0.00605808888056275</text:p>
              </table:table-cell>
              <table:table-cell office:value-type="float" office:value="-0.000998014713868567">
                <text:p>-0.000998014713868567</text:p>
              </table:table-cell>
              <table:table-cell office:value-type="float" office:value="-0.000790559134334456">
                <text:p>-0.000790559134334456</text:p>
              </table:table-cell>
              <table:table-cell office:value-type="float" office:value="0.00275097114183337">
                <text:p>0.00275097114183337</text:p>
              </table:table-cell>
              <table:table-cell office:value-type="float" office:value="0.00314725631090057">
                <text:p>0.00314725631090057</text:p>
              </table:table-cell>
              <table:table-cell office:value-type="float" office:value="0.00144521216878934">
                <text:p>0.00144521216878934</text:p>
              </table:table-cell>
              <table:table-cell office:value-type="float" office:value="-0.00292893382531922">
                <text:p>-0.00292893382531922</text:p>
              </table:table-cell>
              <table:table-cell office:value-type="float" office:value="-0.0017489837714742">
                <text:p>-0.0017489837714742</text:p>
              </table:table-cell>
              <table:table-cell office:value-type="float" office:value="0.000145942895731166">
                <text:p>0.000145942895731166</text:p>
              </table:table-cell>
              <table:table-cell office:value-type="float" office:value="0.00104547067172017">
                <text:p>0.00104547067172017</text:p>
              </table:table-cell>
              <table:table-cell office:value-type="float" office:value="0.00210414876248422">
                <text:p>0.00210414876248422</text:p>
              </table:table-cell>
              <table:table-cell office:value-type="float" office:value="-0.00299838065515717">
                <text:p>-0.00299838065515717</text:p>
              </table:table-cell>
              <table:table-cell office:value-type="float" office:value="-0.00137295598136455">
                <text:p>-0.00137295598136455</text:p>
              </table:table-cell>
              <table:table-cell office:value-type="float" office:value="0.00161398335601193">
                <text:p>0.00161398335601193</text:p>
              </table:table-cell>
              <table:table-cell office:value-type="float" office:value="0.00456825311304088">
                <text:p>0.00456825311304088</text:p>
              </table:table-cell>
              <table:table-cell office:value-type="float" office:value="-0.00229916076137482">
                <text:p>-0.00229916076137482</text:p>
              </table:table-cell>
              <table:table-cell office:value-type="float" office:value="-0.00320379795266051">
                <text:p>-0.00320379795266051</text:p>
              </table:table-cell>
              <table:table-cell office:value-type="float" office:value="0.000130954782423864">
                <text:p>0.000130954782423864</text:p>
              </table:table-cell>
              <table:table-cell office:value-type="float" office:value="-0.00074887218442149">
                <text:p>-0.00074887218442149</text:p>
              </table:table-cell>
              <table:table-cell office:value-type="float" office:value="0.00232992695365886">
                <text:p>0.00232992695365886</text:p>
              </table:table-cell>
              <table:table-cell office:value-type="float" office:value="0.00193942118172696">
                <text:p>0.00193942118172696</text:p>
              </table:table-cell>
              <table:table-cell office:value-type="float" office:value="-0.00451010895022835">
                <text:p>-0.00451010895022835</text:p>
              </table:table-cell>
              <table:table-cell office:value-type="float" office:value="-0.000400524629798615">
                <text:p>-0.000400524629798615</text:p>
              </table:table-cell>
              <table:table-cell office:value-type="float" office:value="0.000723407115317876">
                <text:p>0.000723407115317876</text:p>
              </table:table-cell>
              <table:table-cell office:value-type="float" office:value="0.000450329186169662">
                <text:p>0.000450329186169662</text:p>
              </table:table-cell>
              <table:table-cell office:value-type="float" office:value="0.00570051968666058">
                <text:p>0.00570051968666058</text:p>
              </table:table-cell>
              <table:table-cell office:value-type="float" office:value="-0.00435516753429893">
                <text:p>-0.00435516753429893</text:p>
              </table:table-cell>
              <table:table-cell office:value-type="float" office:value="-0.000490191225442249">
                <text:p>-0.000490191225442249</text:p>
              </table:table-cell>
              <table:table-cell office:value-type="float" office:value="0.000042214606424007">
                <text:p>0.000042214606424007</text:p>
              </table:table-cell>
              <table:table-cell office:value-type="float" office:value="0.00275724902543428">
                <text:p>0.00275724902543428</text:p>
              </table:table-cell>
              <table:table-cell office:value-type="float" office:value="0.00151457111923931">
                <text:p>0.00151457111923931</text:p>
              </table:table-cell>
              <table:table-cell office:value-type="float" office:value="0.000248476114507345">
                <text:p>0.000248476114507345</text:p>
              </table:table-cell>
              <table:table-cell office:value-type="float" office:value="-0.00119667629168196">
                <text:p>-0.00119667629168196</text:p>
              </table:table-cell>
              <table:table-cell office:value-type="float" office:value="-0.00252543429233493">
                <text:p>-0.00252543429233493</text:p>
              </table:table-cell>
              <table:table-cell office:value-type="float" office:value="0.00111701780272294">
                <text:p>0.00111701780272294</text:p>
              </table:table-cell>
              <table:table-cell office:value-type="float" office:value="0.00237454660222169">
                <text:p>0.00237454660222169</text:p>
              </table:table-cell>
              <table:table-cell office:value-type="float" office:value="-0.000202820872106768">
                <text:p>-0.000202820872106768</text:p>
              </table:table-cell>
              <table:table-cell office:value-type="float" office:value="-0.00199949003565814">
                <text:p>-0.00199949003565814</text:p>
              </table:table-cell>
              <table:table-cell office:value-type="float" office:value="-0.000936839558303593">
                <text:p>-0.000936839558303593</text:p>
              </table:table-cell>
              <table:table-cell office:value-type="float" office:value="0.0028759124383157">
                <text:p>0.0028759124383157</text:p>
              </table:table-cell>
              <table:table-cell office:value-type="float" office:value="0.00112700416545464">
                <text:p>0.00112700416545464</text:p>
              </table:table-cell>
              <table:table-cell office:value-type="float" office:value="-0.000431905118183751">
                <text:p>-0.000431905118183751</text:p>
              </table:table-cell>
              <table:table-cell office:value-type="float" office:value="-0.0016775801549489">
                <text:p>-0.0016775801549489</text:p>
              </table:table-cell>
              <table:table-cell office:value-type="float" office:value="-0.00138754727969342">
                <text:p>-0.00138754727969342</text:p>
              </table:table-cell>
              <table:table-cell office:value-type="float" office:value="0.0017465022924481">
                <text:p>0.0017465022924481</text:p>
              </table:table-cell>
              <table:table-cell office:value-type="float" office:value="0.000185407242549784">
                <text:p>0.000185407242549784</text:p>
              </table:table-cell>
              <table:table-cell office:value-type="float" office:value="0.000103290009300205">
                <text:p>0.000103290009300205</text:p>
              </table:table-cell>
              <table:table-cell office:value-type="float" office:value="0.00149296365714829">
                <text:p>0.00149296365714829</text:p>
              </table:table-cell>
              <table:table-cell office:value-type="float" office:value="0.000459859239215044">
                <text:p>0.000459859239215044</text:p>
              </table:table-cell>
              <table:table-cell office:value-type="float" office:value="-0.00243631268532674">
                <text:p>-0.00243631268532674</text:p>
              </table:table-cell>
              <table:table-cell office:value-type="float" office:value="-0.000887977200498491">
                <text:p>-0.000887977200498491</text:p>
              </table:table-cell>
              <table:table-cell office:value-type="float" office:value="-0.00096114879745135">
                <text:p>-0.00096114879745135</text:p>
              </table:table-cell>
              <table:table-cell office:value-type="float" office:value="0.00325771569002908">
                <text:p>0.00325771569002908</text:p>
              </table:table-cell>
              <table:table-cell office:value-type="float" office:value="-0.000933979415615627">
                <text:p>-0.000933979415615627</text:p>
              </table:table-cell>
              <table:table-cell office:value-type="float" office:value="-0.00317152557766004">
                <text:p>-0.00317152557766004</text:p>
              </table:table-cell>
              <table:table-cell office:value-type="float" office:value="0.00165867781548851">
                <text:p>0.00165867781548851</text:p>
              </table:table-cell>
              <table:table-cell office:value-type="float" office:value="-0.00182015750669445">
                <text:p>-0.00182015750669445</text:p>
              </table:table-cell>
              <table:table-cell office:value-type="float" office:value="0.00476472337038858">
                <text:p>0.00476472337038858</text:p>
              </table:table-cell>
              <table:table-cell office:value-type="float" office:value="-0.00232735911004556">
                <text:p>-0.00232735911004556</text:p>
              </table:table-cell>
              <table:table-cell office:value-type="float" office:value="-0.00111434377429587">
                <text:p>-0.00111434377429587</text:p>
              </table:table-cell>
              <table:table-cell office:value-type="float" office:value="-0.000390689945260481">
                <text:p>-0.000390689945260481</text:p>
              </table:table-cell>
              <table:table-cell office:value-type="float" office:value="0.000542529159097971">
                <text:p>0.000542529159097971</text:p>
              </table:table-cell>
              <table:table-cell office:value-type="float" office:value="0.00253310765674569">
                <text:p>0.00253310765674569</text:p>
              </table:table-cell>
              <table:table-cell office:value-type="float" office:value="-0.000831970520797032">
                <text:p>-0.000831970520797032</text:p>
              </table:table-cell>
              <table:table-cell office:value-type="float" office:value="-0.00397769133059006">
                <text:p>-0.00397769133059006</text:p>
              </table:table-cell>
              <table:table-cell office:value-type="float" office:value="0.00148543256928285">
                <text:p>0.00148543256928285</text:p>
              </table:table-cell>
              <table:table-cell office:value-type="float" office:value="-0.00265886542337279">
                <text:p>-0.00265886542337279</text:p>
              </table:table-cell>
              <table:table-cell office:value-type="float" office:value="0.00527036744572063">
                <text:p>0.00527036744572063</text:p>
              </table:table-cell>
              <table:table-cell office:value-type="float" office:value="-0.00250276629243512">
                <text:p>-0.00250276629243512</text:p>
              </table:table-cell>
              <table:table-cell office:value-type="float" office:value="0.00552509581675698">
                <text:p>0.00552509581675698</text:p>
              </table:table-cell>
              <table:table-cell office:value-type="float" office:value="-0.0038861888873542">
                <text:p>-0.0038861888873542</text:p>
              </table:table-cell>
              <table:table-cell office:value-type="float" office:value="0.00285352223093438">
                <text:p>0.00285352223093438</text:p>
              </table:table-cell>
              <table:table-cell office:value-type="float" office:value="-0.00123040704272065">
                <text:p>-0.00123040704272065</text:p>
              </table:table-cell>
              <table:table-cell office:value-type="float" office:value="0.000560864562384855">
                <text:p>0.000560864562384855</text:p>
              </table:table-cell>
              <table:table-cell office:value-type="float" office:value="0.000581452085856304">
                <text:p>0.000581452085856304</text:p>
              </table:table-cell>
              <table:table-cell office:value-type="float" office:value="0.000915869332836383">
                <text:p>0.000915869332836383</text:p>
              </table:table-cell>
              <table:table-cell office:value-type="float" office:value="-0.0023959115182976">
                <text:p>-0.0023959115182976</text:p>
              </table:table-cell>
              <table:table-cell office:value-type="float" office:value="-0.000658405219466085">
                <text:p>-0.000658405219466085</text:p>
              </table:table-cell>
              <table:table-cell office:value-type="float" office:value="-0.000237256285522847">
                <text:p>-0.000237256285522847</text:p>
              </table:table-cell>
              <table:table-cell office:value-type="float" office:value="-0.00364075966187566">
                <text:p>-0.00364075966187566</text:p>
              </table:table-cell>
              <table:table-cell office:value-type="float" office:value="0.00611528014942236">
                <text:p>0.00611528014942236</text:p>
              </table:table-cell>
              <table:table-cell office:value-type="float" office:value="0.0000458759558693012">
                <text:p>0.0000458759558693012</text:p>
              </table:table-cell>
              <table:table-cell office:value-type="float" office:value="0.0052650788227781">
                <text:p>0.0052650788227781</text:p>
              </table:table-cell>
              <table:table-cell office:value-type="float" office:value="-0.00388201092182555">
                <text:p>-0.00388201092182555</text:p>
              </table:table-cell>
              <table:table-cell office:value-type="float" office:value="-0.00332944890101272">
                <text:p>-0.00332944890101272</text:p>
              </table:table-cell>
              <table:table-cell office:value-type="float" office:value="-0.00409421916548741">
                <text:p>-0.00409421916548741</text:p>
              </table:table-cell>
              <table:table-cell office:value-type="float" office:value="0.000694713010318093">
                <text:p>0.000694713010318093</text:p>
              </table:table-cell>
              <table:table-cell office:value-type="float" office:value="0.000175630509321179">
                <text:p>0.000175630509321179</text:p>
              </table:table-cell>
              <table:table-cell office:value-type="float" office:value="-0.00173388089005139">
                <text:p>-0.00173388089005139</text:p>
              </table:table-cell>
              <table:table-cell office:value-type="float" office:value="0.00116044434212387">
                <text:p>0.00116044434212387</text:p>
              </table:table-cell>
              <table:table-cell office:value-type="float" office:value="0.000578953670005267">
                <text:p>0.000578953670005267</text:p>
              </table:table-cell>
              <table:table-cell office:value-type="float" office:value="-0.00218461509862272">
                <text:p>-0.00218461509862272</text:p>
              </table:table-cell>
              <table:table-cell office:value-type="float" office:value="0.00150683946317448">
                <text:p>0.00150683946317448</text:p>
              </table:table-cell>
              <table:table-cell office:value-type="float" office:value="0.00246564571287333">
                <text:p>0.00246564571287333</text:p>
              </table:table-cell>
              <table:table-cell office:value-type="float" office:value="0.00150265551978029">
                <text:p>0.00150265551978029</text:p>
              </table:table-cell>
              <table:table-cell office:value-type="float" office:value="-0.0000560414428262823">
                <text:p>-0.0000560414428262823</text:p>
              </table:table-cell>
              <table:table-cell office:value-type="float" office:value="-0.00212872423326616">
                <text:p>-0.00212872423326616</text:p>
              </table:table-cell>
              <table:table-cell office:value-type="float" office:value="-0.00245649385584446">
                <text:p>-0.00245649385584446</text:p>
              </table:table-cell>
              <table:table-cell office:value-type="float" office:value="-0.00130763005303269">
                <text:p>-0.00130763005303269</text:p>
              </table:table-cell>
              <table:table-cell office:value-type="float" office:value="0.00295882939911263">
                <text:p>0.00295882939911263</text:p>
              </table:table-cell>
              <table:table-cell office:value-type="float" office:value="0.00176466973664718">
                <text:p>0.00176466973664718</text:p>
              </table:table-cell>
              <table:table-cell office:value-type="float" office:value="-0.00236914523535975">
                <text:p>-0.00236914523535975</text:p>
              </table:table-cell>
              <table:table-cell office:value-type="float" office:value="-0.000454247075791503">
                <text:p>-0.000454247075791503</text:p>
              </table:table-cell>
              <table:table-cell office:value-type="float" office:value="-0.00171585998737628">
                <text:p>-0.00171585998737628</text:p>
              </table:table-cell>
              <table:table-cell office:value-type="float" office:value="0.00408717719664947">
                <text:p>0.00408717719664947</text:p>
              </table:table-cell>
              <table:table-cell office:value-type="float" office:value="0.00176133929267908">
                <text:p>0.00176133929267908</text:p>
              </table:table-cell>
              <table:table-cell office:value-type="float" office:value="-0.00429956923317537">
                <text:p>-0.00429956923317537</text:p>
              </table:table-cell>
              <table:table-cell office:value-type="float" office:value="-0.000727578787694472">
                <text:p>-0.000727578787694472</text:p>
              </table:table-cell>
              <table:table-cell office:value-type="float" office:value="0.00460539509308078">
                <text:p>0.00460539509308078</text:p>
              </table:table-cell>
              <table:table-cell office:value-type="float" office:value="-0.00239794066956783">
                <text:p>-0.00239794066956783</text:p>
              </table:table-cell>
              <table:table-cell office:value-type="float" office:value="-0.000588116932271787">
                <text:p>-0.000588116932271787</text:p>
              </table:table-cell>
              <table:table-cell office:value-type="float" office:value="-0.00118260271026799">
                <text:p>-0.00118260271026799</text:p>
              </table:table-cell>
              <table:table-cell office:value-type="float" office:value="0.000699750977918523">
                <text:p>0.000699750977918523</text:p>
              </table:table-cell>
              <table:table-cell office:value-type="float" office:value="0.00327296761550228">
                <text:p>0.00327296761550228</text:p>
              </table:table-cell>
              <table:table-cell office:value-type="float" office:value="0.000711468870444654">
                <text:p>0.000711468870444654</text:p>
              </table:table-cell>
              <table:table-cell office:value-type="float" office:value="-0.00457999927697378">
                <text:p>-0.00457999927697378</text:p>
              </table:table-cell>
              <table:table-cell office:value-type="float" office:value="0.000678875956919234">
                <text:p>0.000678875956919234</text:p>
              </table:table-cell>
              <table:table-cell office:value-type="float" office:value="-0.00255272598367778">
                <text:p>-0.00255272598367778</text:p>
              </table:table-cell>
              <table:table-cell office:value-type="float" office:value="0.00608724642710468">
                <text:p>0.00608724642710468</text:p>
              </table:table-cell>
              <table:table-cell office:value-type="float" office:value="-0.00357118838741">
                <text:p>-0.00357118838741</text:p>
              </table:table-cell>
              <table:table-cell office:value-type="float" office:value="-0.00054712477074309">
                <text:p>-0.00054712477074309</text:p>
              </table:table-cell>
              <table:table-cell office:value-type="float" office:value="-0.000379400876697134">
                <text:p>-0.000379400876697134</text:p>
              </table:table-cell>
              <table:table-cell office:value-type="float" office:value="0.00350458111054142">
                <text:p>0.00350458111054142</text:p>
              </table:table-cell>
              <table:table-cell office:value-type="float" office:value="-0.000277557003590334">
                <text:p>-0.000277557003590334</text:p>
              </table:table-cell>
              <table:table-cell office:value-type="float" office:value="-0.00198980767935908">
                <text:p>-0.00198980767935908</text:p>
              </table:table-cell>
              <table:table-cell office:value-type="float" office:value="-0.000870298238468514">
                <text:p>-0.000870298238468514</text:p>
              </table:table-cell>
              <table:table-cell office:value-type="float" office:value="0.000822080009177106">
                <text:p>0.000822080009177106</text:p>
              </table:table-cell>
              <table:table-cell office:value-type="float" office:value="-0.00133683929108352">
                <text:p>-0.00133683929108352</text:p>
              </table:table-cell>
              <table:table-cell office:value-type="float" office:value="0.00438996709846479">
                <text:p>0.00438996709846479</text:p>
              </table:table-cell>
              <table:table-cell office:value-type="float" office:value="-0.00302245549610508">
                <text:p>-0.00302245549610508</text:p>
              </table:table-cell>
              <table:table-cell office:value-type="float" office:value="0.000309159532787984">
                <text:p>0.000309159532787984</text:p>
              </table:table-cell>
              <table:table-cell office:value-type="float" office:value="0.00272873300354681">
                <text:p>0.00272873300354681</text:p>
              </table:table-cell>
              <table:table-cell office:value-type="float" office:value="-0.000324128035246007">
                <text:p>-0.000324128035246007</text:p>
              </table:table-cell>
              <table:table-cell office:value-type="float" office:value="-0.003442375942873">
                <text:p>-0.003442375942873</text:p>
              </table:table-cell>
              <table:table-cell office:value-type="float" office:value="0.00151183761361351">
                <text:p>0.00151183761361351</text:p>
              </table:table-cell>
              <table:table-cell office:value-type="float" office:value="-0.00166377619777541">
                <text:p>-0.00166377619777541</text:p>
              </table:table-cell>
              <table:table-cell office:value-type="float" office:value="-0.000964975361145648">
                <text:p>-0.000964975361145648</text:p>
              </table:table-cell>
              <table:table-cell office:value-type="float" office:value="0.00493699579587209">
                <text:p>0.00493699579587209</text:p>
              </table:table-cell>
              <table:table-cell office:value-type="float" office:value="-0.00290419723065921">
                <text:p>-0.00290419723065921</text:p>
              </table:table-cell>
              <table:table-cell office:value-type="float" office:value="0.0021676287375762">
                <text:p>0.0021676287375762</text:p>
              </table:table-cell>
              <table:table-cell office:value-type="float" office:value="0.000756595726203568">
                <text:p>0.000756595726203568</text:p>
              </table:table-cell>
              <table:table-cell office:value-type="float" office:value="0.00246434691852698">
                <text:p>0.00246434691852698</text:p>
              </table:table-cell>
              <table:table-cell office:value-type="float" office:value="-0.000909565178761729">
                <text:p>-0.000909565178761729</text:p>
              </table:table-cell>
              <table:table-cell office:value-type="float" office:value="-0.0023900483987771">
                <text:p>-0.0023900483987771</text:p>
              </table:table-cell>
              <table:table-cell office:value-type="float" office:value="-0.00192861490491175">
                <text:p>-0.00192861490491175</text:p>
              </table:table-cell>
              <table:table-cell office:value-type="float" office:value="0.00150351231110385">
                <text:p>0.00150351231110385</text:p>
              </table:table-cell>
              <table:table-cell office:value-type="float" office:value="-0.00283883752037423">
                <text:p>-0.00283883752037423</text:p>
              </table:table-cell>
              <table:table-cell office:value-type="float" office:value="0.000141981394565394">
                <text:p>0.000141981394565394</text:p>
              </table:table-cell>
              <table:table-cell office:value-type="float" office:value="0.00318607619196387">
                <text:p>0.00318607619196387</text:p>
              </table:table-cell>
              <table:table-cell office:value-type="float" office:value="-0.00104437036180571">
                <text:p>-0.00104437036180571</text:p>
              </table:table-cell>
              <table:table-cell office:value-type="float" office:value="0.0028679647096046">
                <text:p>0.0028679647096046</text:p>
              </table:table-cell>
              <table:table-cell office:value-type="float" office:value="0.000482132612119657">
                <text:p>0.000482132612119657</text:p>
              </table:table-cell>
              <table:table-cell office:value-type="float" office:value="-0.00216966222104603">
                <text:p>-0.00216966222104603</text:p>
              </table:table-cell>
              <table:table-cell office:value-type="float" office:value="-0.00277887760477374">
                <text:p>-0.00277887760477374</text:p>
              </table:table-cell>
              <table:table-cell office:value-type="float" office:value="0.00140088789443593">
                <text:p>0.00140088789443593</text:p>
              </table:table-cell>
              <table:table-cell office:value-type="float" office:value="-0.00112304731135099">
                <text:p>-0.00112304731135099</text:p>
              </table:table-cell>
              <table:table-cell office:value-type="float" office:value="-0.00117405636824541">
                <text:p>-0.00117405636824541</text:p>
              </table:table-cell>
              <table:table-cell office:value-type="float" office:value="0.00280377513939856">
                <text:p>0.00280377513939856</text:p>
              </table:table-cell>
              <table:table-cell office:value-type="float" office:value="0.0000298480295759518">
                <text:p>0.0000298480295759518</text:p>
              </table:table-cell>
              <table:table-cell office:value-type="float" office:value="0.000417615285983053">
                <text:p>0.000417615285983053</text:p>
              </table:table-cell>
              <table:table-cell office:value-type="float" office:value="0.00296352531596633">
                <text:p>0.00296352531596633</text:p>
              </table:table-cell>
              <table:table-cell office:value-type="float" office:value="0.000931457929825408">
                <text:p>0.000931457929825408</text:p>
              </table:table-cell>
              <table:table-cell office:value-type="float" office:value="0.000917756210532583">
                <text:p>0.000917756210532583</text:p>
              </table:table-cell>
              <table:table-cell office:value-type="float" office:value="-0.0024811349458152">
                <text:p>-0.0024811349458152</text:p>
              </table:table-cell>
              <table:table-cell office:value-type="float" office:value="-0.000168820188769236">
                <text:p>-0.000168820188769236</text:p>
              </table:table-cell>
              <table:table-cell office:value-type="float" office:value="0.00150016583361351">
                <text:p>0.00150016583361351</text:p>
              </table:table-cell>
              <table:table-cell office:value-type="float" office:value="-0.0045988201456651">
                <text:p>-0.0045988201456651</text:p>
              </table:table-cell>
              <table:table-cell office:value-type="float" office:value="0.00353126799234471">
                <text:p>0.00353126799234471</text:p>
              </table:table-cell>
              <table:table-cell office:value-type="float" office:value="0.00294488374895474">
                <text:p>0.00294488374895474</text:p>
              </table:table-cell>
              <table:table-cell office:value-type="float" office:value="0.0023548218327632">
                <text:p>0.0023548218327632</text:p>
              </table:table-cell>
              <table:table-cell office:value-type="float" office:value="0.00122155146596886">
                <text:p>0.00122155146596886</text:p>
              </table:table-cell>
              <table:table-cell office:value-type="float" office:value="0.0000485263656685442">
                <text:p>0.0000485263656685442</text:p>
              </table:table-cell>
              <table:table-cell office:value-type="float" office:value="-0.00227489890075994">
                <text:p>-0.00227489890075994</text:p>
              </table:table-cell>
              <table:table-cell office:value-type="float" office:value="0.000839087376237724">
                <text:p>0.000839087376237724</text:p>
              </table:table-cell>
              <table:table-cell office:value-type="float" office:value="0.00201320255634069">
                <text:p>0.00201320255634069</text:p>
              </table:table-cell>
              <table:table-cell office:value-type="float" office:value="-0.00263022957848252">
                <text:p>-0.00263022957848252</text:p>
              </table:table-cell>
              <table:table-cell office:value-type="float" office:value="0.00389557015081321">
                <text:p>0.00389557015081321</text:p>
              </table:table-cell>
              <table:table-cell office:value-type="float" office:value="0.000390096239560433">
                <text:p>0.000390096239560433</text:p>
              </table:table-cell>
              <table:table-cell office:value-type="float" office:value="0.0103880950385784">
                <text:p>0.0103880950385784</text:p>
              </table:table-cell>
              <table:table-cell office:value-type="float" office:value="-0.0131966669907149">
                <text:p>-0.0131966669907149</text:p>
              </table:table-cell>
              <table:table-cell office:value-type="float" office:value="0.00108229507075991">
                <text:p>0.00108229507075991</text:p>
              </table:table-cell>
              <table:table-cell office:value-type="float" office:value="0.000985835513740374">
                <text:p>0.000985835513740374</text:p>
              </table:table-cell>
              <table:table-cell office:value-type="float" office:value="0.00176745807357342">
                <text:p>0.00176745807357342</text:p>
              </table:table-cell>
              <table:table-cell office:value-type="float" office:value="0.00638121611422204">
                <text:p>0.00638121611422204</text:p>
              </table:table-cell>
              <table:table-cell office:value-type="float" office:value="0.00200925662057755">
                <text:p>0.00200925662057755</text:p>
              </table:table-cell>
              <table:table-cell office:value-type="float" office:value="-0.000029740122039823">
                <text:p>-0.000029740122039823</text:p>
              </table:table-cell>
              <table:table-cell office:value-type="float" office:value="0.00322608982476691">
                <text:p>0.00322608982476691</text:p>
              </table:table-cell>
              <table:table-cell office:value-type="float" office:value="-0.0165558271886626">
                <text:p>-0.0165558271886626</text:p>
              </table:table-cell>
              <table:table-cell office:value-type="float" office:value="0.00103167591767289">
                <text:p>0.00103167591767289</text:p>
              </table:table-cell>
              <table:table-cell office:value-type="float" office:value="0.00119742134307799">
                <text:p>0.00119742134307799</text:p>
              </table:table-cell>
              <table:table-cell office:value-type="float" office:value="0.000932248986122763">
                <text:p>0.000932248986122763</text:p>
              </table:table-cell>
              <table:table-cell office:value-type="float" office:value="0.00738592040724467">
                <text:p>0.00738592040724467</text:p>
              </table:table-cell>
              <table:table-cell office:value-type="float" office:value="0.00259228720487509">
                <text:p>0.00259228720487509</text:p>
              </table:table-cell>
              <table:table-cell office:value-type="float" office:value="0.000633435665585436">
                <text:p>0.000633435665585436</text:p>
              </table:table-cell>
              <table:table-cell office:value-type="float" office:value="0.00207423415826424">
                <text:p>0.00207423415826424</text:p>
              </table:table-cell>
              <table:table-cell office:value-type="float" office:value="-0.0186439601494171">
                <text:p>-0.0186439601494171</text:p>
              </table:table-cell>
              <table:table-cell office:value-type="float" office:value="0.00417146983488809">
                <text:p>0.00417146983488809</text:p>
              </table:table-cell>
              <table:table-cell office:value-type="float" office:value="0.00182906863159615">
                <text:p>0.00182906863159615</text:p>
              </table:table-cell>
              <table:table-cell office:value-type="float" office:value="0.000354019043886211">
                <text:p>0.000354019043886211</text:p>
              </table:table-cell>
              <table:table-cell office:value-type="float" office:value="0.000199353572012062">
                <text:p>0.000199353572012062</text:p>
              </table:table-cell>
              <table:table-cell office:value-type="float" office:value="-0.000806103098638267">
                <text:p>-0.000806103098638267</text:p>
              </table:table-cell>
              <table:table-cell office:value-type="float" office:value="0.000198233575085527">
                <text:p>0.000198233575085527</text:p>
              </table:table-cell>
              <table:table-cell office:value-type="float" office:value="-0.000251980756514059">
                <text:p>-0.000251980756514059</text:p>
              </table:table-cell>
              <table:table-cell office:value-type="float" office:value="-0.0000699361701130274">
                <text:p>-0.0000699361701130274</text:p>
              </table:table-cell>
              <table:table-cell office:value-type="float" office:value="-0.00000845327870963031">
                <text:p>-0.00000845327870963031</text:p>
              </table:table-cell>
              <table:table-cell office:value-type="float" office:value="-0.000254399322597798">
                <text:p>-0.000254399322597798</text:p>
              </table:table-cell>
              <table:table-cell office:value-type="float" office:value="0.00010754634784943">
                <text:p>0.00010754634784943</text:p>
              </table:table-cell>
              <table:table-cell office:value-type="float" office:value="-0.00000914629136772316">
                <text:p>-0.00000914629136772316</text:p>
              </table:table-cell>
              <table:table-cell office:value-type="float" office:value="0.0000448738023030026">
                <text:p>0.0000448738023030026</text:p>
              </table:table-cell>
              <table:table-cell office:value-type="float" office:value="0.0000966591578775433">
                <text:p>0.0000966591578775433</text:p>
              </table:table-cell>
              <table:table-cell office:value-type="float" office:value="-0.0000285627106965669">
                <text:p>-0.0000285627106965669</text:p>
              </table:table-cell>
              <table:table-cell office:value-type="float" office:value="-0.000054647273225128">
                <text:p>-0.000054647273225128</text:p>
              </table:table-cell>
              <table:table-cell office:value-type="float" office:value="0.00000229693391273766">
                <text:p>0.00000229693391273766</text:p>
              </table:table-cell>
              <table:table-cell office:value-type="float" office:value="-0.00000334524665179803">
                <text:p>-0.00000334524665179803</text:p>
              </table:table-cell>
              <table:table-cell office:value-type="float" office:value="-0.0000447749686681154">
                <text:p>-0.0000447749686681154</text:p>
              </table:table-cell>
              <table:table-cell office:value-type="float" office:value="0.0000124949453977896">
                <text:p>0.0000124949453977896</text:p>
              </table:table-cell>
              <table:table-cell office:value-type="float" office:value="-0.0000511424861577847">
                <text:p>-0.0000511424861577847</text:p>
              </table:table-cell>
              <table:table-cell office:value-type="float" office:value="0.0000528569090208486">
                <text:p>0.0000528569090208486</text:p>
              </table:table-cell>
              <table:table-cell office:value-type="float" office:value="0.0000441198928018416">
                <text:p>0.0000441198928018416</text:p>
              </table:table-cell>
              <table:table-cell office:value-type="float" office:value="-0.0000493126634629748">
                <text:p>-0.0000493126634629748</text:p>
              </table:table-cell>
              <table:table-cell office:value-type="float" office:value="-0.0000200768880644353">
                <text:p>-0.0000200768880644353</text:p>
              </table:table-cell>
              <table:table-cell office:value-type="float" office:value="-0.0000797850807308653">
                <text:p>-0.0000797850807308653</text:p>
              </table:table-cell>
              <table:table-cell office:value-type="float" office:value="0.0000216361938192855">
                <text:p>0.0000216361938192855</text:p>
              </table:table-cell>
              <table:table-cell office:value-type="float" office:value="-0.0000265611633187834">
                <text:p>-0.0000265611633187834</text:p>
              </table:table-cell>
              <table:table-cell office:value-type="float" office:value="0.0000432665156647194">
                <text:p>0.0000432665156647194</text:p>
              </table:table-cell>
              <table:table-cell office:value-type="float" office:value="-0.00000950923693177064">
                <text:p>-0.00000950923693177064</text:p>
              </table:table-cell>
              <table:table-cell office:value-type="float" office:value="-0.0000116616891838728">
                <text:p>-0.0000116616891838728</text:p>
              </table:table-cell>
              <table:table-cell office:value-type="float" office:value="-0.0000486810924266723">
                <text:p>-0.0000486810924266723</text:p>
              </table:table-cell>
              <table:table-cell office:value-type="float" office:value="0.0000384532455513509">
                <text:p>0.0000384532455513509</text:p>
              </table:table-cell>
              <table:table-cell office:value-type="float" office:value="0.00000989191734840356">
                <text:p>0.00000989191734840356</text:p>
              </table:table-cell>
              <table:table-cell office:value-type="float" office:value="-0.0000228310262516684">
                <text:p>-0.0000228310262516684</text:p>
              </table:table-cell>
              <table:table-cell office:value-type="float" office:value="-0.0000289385402757469">
                <text:p>-0.0000289385402757469</text:p>
              </table:table-cell>
              <table:table-cell office:value-type="float" office:value="0.0000451487532716066">
                <text:p>0.0000451487532716066</text:p>
              </table:table-cell>
              <table:table-cell office:value-type="float" office:value="-0.0000227796780126743">
                <text:p>-0.0000227796780126743</text:p>
              </table:table-cell>
              <table:table-cell office:value-type="float" office:value="0.0000083897578410097">
                <text:p>0.0000083897578410097</text:p>
              </table:table-cell>
              <table:table-cell office:value-type="float" office:value="-0.00000746923186706328">
                <text:p>-0.00000746923186706328</text:p>
              </table:table-cell>
              <table:table-cell office:value-type="float" office:value="0.00000440658172767838">
                <text:p>0.00000440658172767838</text:p>
              </table:table-cell>
              <table:table-cell office:value-type="float" office:value="-0.0000132156671600603">
                <text:p>-0.0000132156671600603</text:p>
              </table:table-cell>
              <table:table-cell office:value-type="float" office:value="-0.00000181891270467638">
                <text:p>-0.00000181891270467638</text:p>
              </table:table-cell>
              <table:table-cell office:value-type="float" office:value="-0.0000108000595017144">
                <text:p>-0.0000108000595017144</text:p>
              </table:table-cell>
              <table:table-cell office:value-type="float" office:value="0.00000934609706754186">
                <text:p>0.00000934609706754186</text:p>
              </table:table-cell>
              <table:table-cell office:value-type="float" office:value="-0.000045875233427084">
                <text:p>-0.000045875233427084</text:p>
              </table:table-cell>
              <table:table-cell office:value-type="float" office:value="0.0000497196473278061">
                <text:p>0.0000497196473278061</text:p>
              </table:table-cell>
              <table:table-cell office:value-type="float" office:value="-0.0000201060952751408">
                <text:p>-0.0000201060952751408</text:p>
              </table:table-cell>
              <table:table-cell office:value-type="float" office:value="0.0000592514764607421">
                <text:p>0.0000592514764607421</text:p>
              </table:table-cell>
              <table:table-cell office:value-type="float" office:value="-0.0000306128421025398">
                <text:p>-0.0000306128421025398</text:p>
              </table:table-cell>
              <table:table-cell office:value-type="float" office:value="-0.0000245501132721815">
                <text:p>-0.0000245501132721815</text:p>
              </table:table-cell>
              <table:table-cell office:value-type="float" office:value="0.0000211401717100657">
                <text:p>0.0000211401717100657</text:p>
              </table:table-cell>
              <table:table-cell office:value-type="float" office:value="-0.0000022860542311931">
                <text:p>-0.0000022860542311931</text:p>
              </table:table-cell>
              <table:table-cell office:value-type="float" office:value="0.0000249343273127645">
                <text:p>0.0000249343273127645</text:p>
              </table:table-cell>
              <table:table-cell office:value-type="float" office:value="-0.0000242373969873144">
                <text:p>-0.0000242373969873144</text:p>
              </table:table-cell>
              <table:table-cell office:value-type="float" office:value="0.0000103237206943163">
                <text:p>0.0000103237206943163</text:p>
              </table:table-cell>
              <table:table-cell office:value-type="float" office:value="-0.0000253825743735669">
                <text:p>-0.0000253825743735669</text:p>
              </table:table-cell>
              <table:table-cell office:value-type="float" office:value="0.0000172315453034755">
                <text:p>0.0000172315453034755</text:p>
              </table:table-cell>
              <table:table-cell office:value-type="float" office:value="-0.00000694476043833214">
                <text:p>-0.00000694476043833214</text:p>
              </table:table-cell>
              <table:table-cell office:value-type="float" office:value="0.0000272821281866453">
                <text:p>0.0000272821281866453</text:p>
              </table:table-cell>
              <table:table-cell office:value-type="float" office:value="-0.0000681291098187375">
                <text:p>-0.0000681291098187375</text:p>
              </table:table-cell>
              <table:table-cell office:value-type="float" office:value="0.0000134726387499562">
                <text:p>0.0000134726387499562</text:p>
              </table:table-cell>
              <table:table-cell office:value-type="float" office:value="0.00000238089423981735">
                <text:p>0.00000238089423981735</text:p>
              </table:table-cell>
              <table:table-cell office:value-type="float" office:value="0.000039766473235503">
                <text:p>0.000039766473235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6cm" svg:height="14.796cm" xlink:href=".." xlink:type="simple" chart:class="chart:scatter" chart:style-name="ch1">
        <chart:legend chart:legend-position="end" svg:x="27.37cm" svg:y="7.099cm" style:legend-expansion="high" chart:style-name="ch2"/>
        <chart:plot-area chart:style-name="ch3" table:cell-range-address="flat2.A1:flat2.PP1 flat2.A5:flat2.PP5" chart:data-source-has-labels="both" svg:x="0.609cm" svg:y="0.295cm" svg:width="26.152cm" svg:height="14.206cm">
          <chartooo:coordinate-region svg:x="1.627cm" svg:y="0.494cm" svg:width="24.947cm" svg:height="13.808cm"/>
          <chart:axis chart:dimension="x" chart:name="primary-x" chart:style-name="ch4" chartooo:axis-type="auto">
            <chart:categories table:cell-range-address="flat2.B1:flat2.P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2.B5:flat2.PP5" chart:label-cell-address="flat2.A5:flat2.A5" chart:class="chart:scatter">
            <chart:domain table:cell-range-address="flat2.B1:flat2.PP1"/>
            <chart:data-point chart:repeated="4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2.B1:flat2.PP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19990539551">
                <text:p>0.133419990539551</text:p>
              </table:table-cell>
              <table:table-cell office:value-type="float" office:value="0.200129747390747">
                <text:p>0.200129747390747</text:p>
              </table:table-cell>
              <table:table-cell office:value-type="float" office:value="0.266839504241943">
                <text:p>0.266839504241943</text:p>
              </table:table-cell>
              <table:table-cell office:value-type="float" office:value="0.333549022674561">
                <text:p>0.333549022674561</text:p>
              </table:table-cell>
              <table:table-cell office:value-type="float" office:value="0.400258541107178">
                <text:p>0.400258541107178</text:p>
              </table:table-cell>
              <table:table-cell office:value-type="float" office:value="0.433613538742065">
                <text:p>0.433613538742065</text:p>
              </table:table-cell>
              <table:table-cell office:value-type="float" office:value="0.466968297958374">
                <text:p>0.466968297958374</text:p>
              </table:table-cell>
              <table:table-cell office:value-type="float" office:value="0.567032337188721">
                <text:p>0.567032337188721</text:p>
              </table:table-cell>
              <table:table-cell office:value-type="float" office:value="0.600387096405029">
                <text:p>0.600387096405029</text:p>
              </table:table-cell>
              <table:table-cell office:value-type="float" office:value="0.667096138000488">
                <text:p>0.667096138000488</text:p>
              </table:table-cell>
              <table:table-cell office:value-type="float" office:value="0.700450897216797">
                <text:p>0.700450897216797</text:p>
              </table:table-cell>
              <table:table-cell office:value-type="float" office:value="0.733805418014526">
                <text:p>0.733805418014526</text:p>
              </table:table-cell>
              <table:table-cell office:value-type="float" office:value="0.767159938812256">
                <text:p>0.767159938812256</text:p>
              </table:table-cell>
              <table:table-cell office:value-type="float" office:value="0.833869218826294">
                <text:p>0.833869218826294</text:p>
              </table:table-cell>
              <table:table-cell office:value-type="float" office:value="0.900578260421753">
                <text:p>0.900578260421753</text:p>
              </table:table-cell>
              <table:table-cell office:value-type="float" office:value="0.967291831970215">
                <text:p>0.967291831970215</text:p>
              </table:table-cell>
              <table:table-cell office:value-type="float" office:value="1.03400945663452">
                <text:p>1.03400945663452</text:p>
              </table:table-cell>
              <table:table-cell office:value-type="float" office:value="1.10072755813599">
                <text:p>1.10072755813599</text:p>
              </table:table-cell>
              <table:table-cell office:value-type="float" office:value="1.16744565963745">
                <text:p>1.16744565963745</text:p>
              </table:table-cell>
              <table:table-cell office:value-type="float" office:value="1.20080471038818">
                <text:p>1.20080471038818</text:p>
              </table:table-cell>
              <table:table-cell office:value-type="float" office:value="1.26752281188965">
                <text:p>1.26752281188965</text:p>
              </table:table-cell>
              <table:table-cell office:value-type="float" office:value="1.30088186264038">
                <text:p>1.30088186264038</text:p>
              </table:table-cell>
              <table:table-cell office:value-type="float" office:value="1.36759996414185">
                <text:p>1.36759996414185</text:p>
              </table:table-cell>
              <table:table-cell office:value-type="float" office:value="1.40095901489258">
                <text:p>1.40095901489258</text:p>
              </table:table-cell>
              <table:table-cell office:value-type="float" office:value="1.46767711639404">
                <text:p>1.46767711639404</text:p>
              </table:table-cell>
              <table:table-cell office:value-type="float" office:value="1.53439521789551">
                <text:p>1.53439521789551</text:p>
              </table:table-cell>
              <table:table-cell office:value-type="float" office:value="1.56775450706482">
                <text:p>1.56775450706482</text:p>
              </table:table-cell>
              <table:table-cell office:value-type="float" office:value="1.60111355781555">
                <text:p>1.60111355781555</text:p>
              </table:table-cell>
              <table:table-cell office:value-type="float" office:value="1.66783165931702">
                <text:p>1.66783165931702</text:p>
              </table:table-cell>
              <table:table-cell office:value-type="float" office:value="1.76790904998779">
                <text:p>1.76790904998779</text:p>
              </table:table-cell>
              <table:table-cell office:value-type="float" office:value="1.83462715148926">
                <text:p>1.83462715148926</text:p>
              </table:table-cell>
              <table:table-cell office:value-type="float" office:value="1.90134572982788">
                <text:p>1.90134572982788</text:p>
              </table:table-cell>
              <table:table-cell office:value-type="float" office:value="1.96806287765503">
                <text:p>1.96806287765503</text:p>
              </table:table-cell>
              <table:table-cell office:value-type="float" office:value="2.03477907180786">
                <text:p>2.03477907180786</text:p>
              </table:table-cell>
              <table:table-cell office:value-type="float" office:value="2.10149550437927">
                <text:p>2.10149550437927</text:p>
              </table:table-cell>
              <table:table-cell office:value-type="float" office:value="2.13485360145569">
                <text:p>2.13485360145569</text:p>
              </table:table-cell>
              <table:table-cell office:value-type="float" office:value="2.1682116985321">
                <text:p>2.1682116985321</text:p>
              </table:table-cell>
              <table:table-cell office:value-type="float" office:value="2.23492813110352">
                <text:p>2.23492813110352</text:p>
              </table:table-cell>
              <table:table-cell office:value-type="float" office:value="2.26828622817993">
                <text:p>2.26828622817993</text:p>
              </table:table-cell>
              <table:table-cell office:value-type="float" office:value="2.30164432525635">
                <text:p>2.30164432525635</text:p>
              </table:table-cell>
              <table:table-cell office:value-type="float" office:value="2.36836099624634">
                <text:p>2.36836099624634</text:p>
              </table:table-cell>
              <table:table-cell office:value-type="float" office:value="2.43507719039917">
                <text:p>2.43507719039917</text:p>
              </table:table-cell>
              <table:table-cell office:value-type="float" office:value="2.46843552589416">
                <text:p>2.46843552589416</text:p>
              </table:table-cell>
              <table:table-cell office:value-type="float" office:value="2.53515219688416">
                <text:p>2.53515219688416</text:p>
              </table:table-cell>
              <table:table-cell office:value-type="float" office:value="2.60186862945557">
                <text:p>2.60186862945557</text:p>
              </table:table-cell>
              <table:table-cell office:value-type="float" office:value="2.66858530044556">
                <text:p>2.66858530044556</text:p>
              </table:table-cell>
              <table:table-cell office:value-type="float" office:value="2.70194363594055">
                <text:p>2.70194363594055</text:p>
              </table:table-cell>
              <table:table-cell office:value-type="float" office:value="2.76866030693054">
                <text:p>2.76866030693054</text:p>
              </table:table-cell>
              <table:table-cell office:value-type="float" office:value="2.83537697792053">
                <text:p>2.83537697792053</text:p>
              </table:table-cell>
              <table:table-cell office:value-type="float" office:value="2.9020938873291">
                <text:p>2.9020938873291</text:p>
              </table:table-cell>
              <table:table-cell office:value-type="float" office:value="2.93545198440552">
                <text:p>2.93545198440552</text:p>
              </table:table-cell>
              <table:table-cell office:value-type="float" office:value="3.10225200653076">
                <text:p>3.10225200653076</text:p>
              </table:table-cell>
              <table:table-cell office:value-type="float" office:value="3.20233201980591">
                <text:p>3.20233201980591</text:p>
              </table:table-cell>
              <table:table-cell office:value-type="float" office:value="3.30241274833679">
                <text:p>3.30241274833679</text:p>
              </table:table-cell>
              <table:table-cell office:value-type="float" office:value="3.33577299118042">
                <text:p>3.33577299118042</text:p>
              </table:table-cell>
              <table:table-cell office:value-type="float" office:value="3.40249347686768">
                <text:p>3.40249347686768</text:p>
              </table:table-cell>
              <table:table-cell office:value-type="float" office:value="3.46921420097351">
                <text:p>3.46921420097351</text:p>
              </table:table-cell>
              <table:table-cell office:value-type="float" office:value="3.56929540634155">
                <text:p>3.56929540634155</text:p>
              </table:table-cell>
              <table:table-cell office:value-type="float" office:value="3.60265612602234">
                <text:p>3.60265612602234</text:p>
              </table:table-cell>
              <table:table-cell office:value-type="float" office:value="3.63601636886597">
                <text:p>3.63601636886597</text:p>
              </table:table-cell>
              <table:table-cell office:value-type="float" office:value="3.66937708854675">
                <text:p>3.66937708854675</text:p>
              </table:table-cell>
              <table:table-cell office:value-type="float" office:value="3.73609828948975">
                <text:p>3.73609828948975</text:p>
              </table:table-cell>
              <table:table-cell office:value-type="float" office:value="3.80281972885132">
                <text:p>3.80281972885132</text:p>
              </table:table-cell>
              <table:table-cell office:value-type="float" office:value="3.86954116821289">
                <text:p>3.86954116821289</text:p>
              </table:table-cell>
              <table:table-cell office:value-type="float" office:value="3.93626260757446">
                <text:p>3.93626260757446</text:p>
              </table:table-cell>
              <table:table-cell office:value-type="float" office:value="3.96961975097656">
                <text:p>3.96961975097656</text:p>
              </table:table-cell>
              <table:table-cell office:value-type="float" office:value="4.03633427619934">
                <text:p>4.03633427619934</text:p>
              </table:table-cell>
              <table:table-cell office:value-type="float" office:value="4.10304880142212">
                <text:p>4.10304880142212</text:p>
              </table:table-cell>
              <table:table-cell office:value-type="float" office:value="4.16976356506348">
                <text:p>4.16976356506348</text:p>
              </table:table-cell>
              <table:table-cell office:value-type="float" office:value="4.23647785186768">
                <text:p>4.23647785186768</text:p>
              </table:table-cell>
              <table:table-cell office:value-type="float" office:value="4.26983523368835">
                <text:p>4.26983523368835</text:p>
              </table:table-cell>
              <table:table-cell office:value-type="float" office:value="4.33654952049255">
                <text:p>4.33654952049255</text:p>
              </table:table-cell>
              <table:table-cell office:value-type="float" office:value="4.40326404571533">
                <text:p>4.40326404571533</text:p>
              </table:table-cell>
              <table:table-cell office:value-type="float" office:value="4.46997857093811">
                <text:p>4.46997857093811</text:p>
              </table:table-cell>
              <table:table-cell office:value-type="float" office:value="4.53669285774231">
                <text:p>4.53669285774231</text:p>
              </table:table-cell>
              <table:table-cell office:value-type="float" office:value="4.60340738296509">
                <text:p>4.60340738296509</text:p>
              </table:table-cell>
              <table:table-cell office:value-type="float" office:value="4.67012166976929">
                <text:p>4.67012166976929</text:p>
              </table:table-cell>
              <table:table-cell office:value-type="float" office:value="4.80355024337769">
                <text:p>4.80355024337769</text:p>
              </table:table-cell>
              <table:table-cell office:value-type="float" office:value="4.83690762519836">
                <text:p>4.83690762519836</text:p>
              </table:table-cell>
              <table:table-cell office:value-type="float" office:value="4.87026476860046">
                <text:p>4.87026476860046</text:p>
              </table:table-cell>
              <table:table-cell office:value-type="float" office:value="4.90362191200256">
                <text:p>4.90362191200256</text:p>
              </table:table-cell>
              <table:table-cell office:value-type="float" office:value="4.93697881698608">
                <text:p>4.93697881698608</text:p>
              </table:table-cell>
              <table:table-cell office:value-type="float" office:value="4.9703414440155">
                <text:p>4.9703414440155</text:p>
              </table:table-cell>
              <table:table-cell office:value-type="float" office:value="5.03706622123718">
                <text:p>5.03706622123718</text:p>
              </table:table-cell>
              <table:table-cell office:value-type="float" office:value="5.10379123687744">
                <text:p>5.10379123687744</text:p>
              </table:table-cell>
              <table:table-cell office:value-type="float" office:value="5.17051672935486">
                <text:p>5.17051672935486</text:p>
              </table:table-cell>
              <table:table-cell office:value-type="float" office:value="5.20387935638428">
                <text:p>5.20387935638428</text:p>
              </table:table-cell>
              <table:table-cell office:value-type="float" office:value="5.30396795272827">
                <text:p>5.30396795272827</text:p>
              </table:table-cell>
              <table:table-cell office:value-type="float" office:value="5.37069416046143">
                <text:p>5.37069416046143</text:p>
              </table:table-cell>
              <table:table-cell office:value-type="float" office:value="5.437420129776">
                <text:p>5.437420129776</text:p>
              </table:table-cell>
              <table:table-cell office:value-type="float" office:value="5.47078347206116">
                <text:p>5.47078347206116</text:p>
              </table:table-cell>
              <table:table-cell office:value-type="float" office:value="5.50414681434631">
                <text:p>5.50414681434631</text:p>
              </table:table-cell>
              <table:table-cell office:value-type="float" office:value="5.53751015663147">
                <text:p>5.53751015663147</text:p>
              </table:table-cell>
              <table:table-cell office:value-type="float" office:value="5.57087326049805">
                <text:p>5.57087326049805</text:p>
              </table:table-cell>
              <table:table-cell office:value-type="float" office:value="5.60423684120178">
                <text:p>5.60423684120178</text:p>
              </table:table-cell>
              <table:table-cell office:value-type="float" office:value="5.63760018348694">
                <text:p>5.63760018348694</text:p>
              </table:table-cell>
              <table:table-cell office:value-type="float" office:value="5.67096376419067">
                <text:p>5.67096376419067</text:p>
              </table:table-cell>
              <table:table-cell office:value-type="float" office:value="5.77105474472046">
                <text:p>5.77105474472046</text:p>
              </table:table-cell>
              <table:table-cell office:value-type="float" office:value="5.83778214454651">
                <text:p>5.83778214454651</text:p>
              </table:table-cell>
              <table:table-cell office:value-type="float" office:value="5.90450978279114">
                <text:p>5.90450978279114</text:p>
              </table:table-cell>
              <table:table-cell office:value-type="float" office:value="5.97123193740845">
                <text:p>5.97123193740845</text:p>
              </table:table-cell>
              <table:table-cell office:value-type="float" office:value="6.03794836997986">
                <text:p>6.03794836997986</text:p>
              </table:table-cell>
              <table:table-cell office:value-type="float" office:value="6.07130646705627">
                <text:p>6.07130646705627</text:p>
              </table:table-cell>
              <table:table-cell office:value-type="float" office:value="6.10466480255127">
                <text:p>6.10466480255127</text:p>
              </table:table-cell>
              <table:table-cell office:value-type="float" office:value="6.13802289962769">
                <text:p>6.13802289962769</text:p>
              </table:table-cell>
              <table:table-cell office:value-type="float" office:value="6.20473957061768">
                <text:p>6.20473957061768</text:p>
              </table:table-cell>
              <table:table-cell office:value-type="float" office:value="6.23809766769409">
                <text:p>6.23809766769409</text:p>
              </table:table-cell>
              <table:table-cell office:value-type="float" office:value="6.27145600318909">
                <text:p>6.27145600318909</text:p>
              </table:table-cell>
              <table:table-cell office:value-type="float" office:value="6.30481433868408">
                <text:p>6.30481433868408</text:p>
              </table:table-cell>
              <table:table-cell office:value-type="float" office:value="6.37153077125549">
                <text:p>6.37153077125549</text:p>
              </table:table-cell>
              <table:table-cell office:value-type="float" office:value="6.40488886833191">
                <text:p>6.40488886833191</text:p>
              </table:table-cell>
              <table:table-cell office:value-type="float" office:value="6.43824744224548">
                <text:p>6.43824744224548</text:p>
              </table:table-cell>
              <table:table-cell office:value-type="float" office:value="6.50496363639832">
                <text:p>6.50496363639832</text:p>
              </table:table-cell>
              <table:table-cell office:value-type="float" office:value="6.53832197189331">
                <text:p>6.53832197189331</text:p>
              </table:table-cell>
              <table:table-cell office:value-type="float" office:value="6.6050386428833">
                <text:p>6.6050386428833</text:p>
              </table:table-cell>
              <table:table-cell office:value-type="float" office:value="6.67175507545471">
                <text:p>6.67175507545471</text:p>
              </table:table-cell>
              <table:table-cell office:value-type="float" office:value="6.7384717464447">
                <text:p>6.7384717464447</text:p>
              </table:table-cell>
              <table:table-cell office:value-type="float" office:value="6.80518794059753">
                <text:p>6.80518794059753</text:p>
              </table:table-cell>
              <table:table-cell office:value-type="float" office:value="6.87190461158752">
                <text:p>6.87190461158752</text:p>
              </table:table-cell>
              <table:table-cell office:value-type="float" office:value="6.90526294708252">
                <text:p>6.90526294708252</text:p>
              </table:table-cell>
              <table:table-cell office:value-type="float" office:value="6.97198081016541">
                <text:p>6.97198081016541</text:p>
              </table:table-cell>
              <table:table-cell office:value-type="float" office:value="7.03869986534119">
                <text:p>7.03869986534119</text:p>
              </table:table-cell>
              <table:table-cell office:value-type="float" office:value="7.10541868209839">
                <text:p>7.10541868209839</text:p>
              </table:table-cell>
              <table:table-cell office:value-type="float" office:value="7.17213797569275">
                <text:p>7.17213797569275</text:p>
              </table:table-cell>
              <table:table-cell office:value-type="float" office:value="7.23885726928711">
                <text:p>7.23885726928711</text:p>
              </table:table-cell>
              <table:table-cell office:value-type="float" office:value="7.30557656288147">
                <text:p>7.30557656288147</text:p>
              </table:table-cell>
              <table:table-cell office:value-type="float" office:value="7.33893632888794">
                <text:p>7.33893632888794</text:p>
              </table:table-cell>
              <table:table-cell office:value-type="float" office:value="7.40565586090088">
                <text:p>7.40565586090088</text:p>
              </table:table-cell>
              <table:table-cell office:value-type="float" office:value="7.47237539291382">
                <text:p>7.47237539291382</text:p>
              </table:table-cell>
              <table:table-cell office:value-type="float" office:value="7.53909468650818">
                <text:p>7.53909468650818</text:p>
              </table:table-cell>
              <table:table-cell office:value-type="float" office:value="7.6058144569397">
                <text:p>7.6058144569397</text:p>
              </table:table-cell>
              <table:table-cell office:value-type="float" office:value="7.63917446136475">
                <text:p>7.63917446136475</text:p>
              </table:table-cell>
              <table:table-cell office:value-type="float" office:value="7.6725344657898">
                <text:p>7.6725344657898</text:p>
              </table:table-cell>
              <table:table-cell office:value-type="float" office:value="7.73925423622131">
                <text:p>7.73925423622131</text:p>
              </table:table-cell>
              <table:table-cell office:value-type="float" office:value="7.80597424507141">
                <text:p>7.80597424507141</text:p>
              </table:table-cell>
              <table:table-cell office:value-type="float" office:value="7.87269449234009">
                <text:p>7.87269449234009</text:p>
              </table:table-cell>
              <table:table-cell office:value-type="float" office:value="7.93941426277161">
                <text:p>7.93941426277161</text:p>
              </table:table-cell>
              <table:table-cell office:value-type="float" office:value="8.0061309337616">
                <text:p>8.0061309337616</text:p>
              </table:table-cell>
              <table:table-cell office:value-type="float" office:value="8.07284760475159">
                <text:p>8.07284760475159</text:p>
              </table:table-cell>
              <table:table-cell office:value-type="float" office:value="8.20628094673157">
                <text:p>8.20628094673157</text:p>
              </table:table-cell>
              <table:table-cell office:value-type="float" office:value="8.27299761772156">
                <text:p>8.27299761772156</text:p>
              </table:table-cell>
              <table:table-cell office:value-type="float" office:value="8.30635595321655">
                <text:p>8.30635595321655</text:p>
              </table:table-cell>
              <table:table-cell office:value-type="float" office:value="8.37307262420654">
                <text:p>8.37307262420654</text:p>
              </table:table-cell>
              <table:table-cell office:value-type="float" office:value="8.43978929519653">
                <text:p>8.43978929519653</text:p>
              </table:table-cell>
              <table:table-cell office:value-type="float" office:value="8.50650596618652">
                <text:p>8.50650596618652</text:p>
              </table:table-cell>
              <table:table-cell office:value-type="float" office:value="8.57322263717651">
                <text:p>8.57322263717651</text:p>
              </table:table-cell>
              <table:table-cell office:value-type="float" office:value="8.60658121109009">
                <text:p>8.60658121109009</text:p>
              </table:table-cell>
              <table:table-cell office:value-type="float" office:value="8.6399393081665">
                <text:p>8.6399393081665</text:p>
              </table:table-cell>
              <table:table-cell office:value-type="float" office:value="8.6732976436615">
                <text:p>8.6732976436615</text:p>
              </table:table-cell>
              <table:table-cell office:value-type="float" office:value="8.77337288856506">
                <text:p>8.77337288856506</text:p>
              </table:table-cell>
              <table:table-cell office:value-type="float" office:value="8.87344789505005">
                <text:p>8.87344789505005</text:p>
              </table:table-cell>
              <table:table-cell office:value-type="float" office:value="8.94016456604004">
                <text:p>8.94016456604004</text:p>
              </table:table-cell>
              <table:table-cell office:value-type="float" office:value="9.00688338279724">
                <text:p>9.00688338279724</text:p>
              </table:table-cell>
              <table:table-cell office:value-type="float" office:value="9.04024267196655">
                <text:p>9.04024267196655</text:p>
              </table:table-cell>
              <table:table-cell office:value-type="float" office:value="9.10696148872376">
                <text:p>9.10696148872376</text:p>
              </table:table-cell>
              <table:table-cell office:value-type="float" office:value="9.17368054389954">
                <text:p>9.17368054389954</text:p>
              </table:table-cell>
              <table:table-cell office:value-type="float" office:value="9.27375888824463">
                <text:p>9.27375888824463</text:p>
              </table:table-cell>
              <table:table-cell office:value-type="float" office:value="9.54063510894775">
                <text:p>9.54063510894775</text:p>
              </table:table-cell>
              <table:table-cell office:value-type="float" office:value="9.60735440254211">
                <text:p>9.60735440254211</text:p>
              </table:table-cell>
              <table:table-cell office:value-type="float" office:value="9.6740734577179">
                <text:p>9.6740734577179</text:p>
              </table:table-cell>
              <table:table-cell office:value-type="float" office:value="9.70743346214294">
                <text:p>9.70743346214294</text:p>
              </table:table-cell>
              <table:table-cell office:value-type="float" office:value="9.74079298973084">
                <text:p>9.74079298973084</text:p>
              </table:table-cell>
              <table:table-cell office:value-type="float" office:value="9.8075122833252">
                <text:p>9.8075122833252</text:p>
              </table:table-cell>
              <table:table-cell office:value-type="float" office:value="9.87423181533814">
                <text:p>9.87423181533814</text:p>
              </table:table-cell>
              <table:table-cell office:value-type="float" office:value="9.9409511089325">
                <text:p>9.9409511089325</text:p>
              </table:table-cell>
              <table:table-cell office:value-type="float" office:value="10.0410180091858">
                <text:p>10.0410180091858</text:p>
              </table:table-cell>
              <table:table-cell office:value-type="float" office:value="10.1744401454926">
                <text:p>10.1744401454926</text:p>
              </table:table-cell>
              <table:table-cell office:value-type="float" office:value="10.3078620433807">
                <text:p>10.3078620433807</text:p>
              </table:table-cell>
              <table:table-cell office:value-type="float" office:value="10.3412175178528">
                <text:p>10.3412175178528</text:p>
              </table:table-cell>
              <table:table-cell office:value-type="float" office:value="10.4079284667969">
                <text:p>10.4079284667969</text:p>
              </table:table-cell>
              <table:table-cell office:value-type="float" office:value="10.4746391773224">
                <text:p>10.4746391773224</text:p>
              </table:table-cell>
              <table:table-cell office:value-type="float" office:value="10.5079944133759">
                <text:p>10.5079944133759</text:p>
              </table:table-cell>
              <table:table-cell office:value-type="float" office:value="10.5413498878479">
                <text:p>10.5413498878479</text:p>
              </table:table-cell>
              <table:table-cell office:value-type="float" office:value="10.5747051239014">
                <text:p>10.5747051239014</text:p>
              </table:table-cell>
              <table:table-cell office:value-type="float" office:value="10.6414158344269">
                <text:p>10.6414158344269</text:p>
              </table:table-cell>
              <table:table-cell office:value-type="float" office:value="10.6747710704803">
                <text:p>10.6747710704803</text:p>
              </table:table-cell>
              <table:table-cell office:value-type="float" office:value="10.7414817810059">
                <text:p>10.7414817810059</text:p>
              </table:table-cell>
              <table:table-cell office:value-type="float" office:value="10.7748370170593">
                <text:p>10.7748370170593</text:p>
              </table:table-cell>
              <table:table-cell office:value-type="float" office:value="10.8415474891663">
                <text:p>10.8415474891663</text:p>
              </table:table-cell>
              <table:table-cell office:value-type="float" office:value="10.9082577228546">
                <text:p>10.9082577228546</text:p>
              </table:table-cell>
              <table:table-cell office:value-type="float" office:value="10.9749674797058">
                <text:p>10.9749674797058</text:p>
              </table:table-cell>
              <table:table-cell office:value-type="float" office:value="11.075031042099">
                <text:p>11.075031042099</text:p>
              </table:table-cell>
              <table:table-cell office:value-type="float" office:value="11.1417400836945">
                <text:p>11.1417400836945</text:p>
              </table:table-cell>
              <table:table-cell office:value-type="float" office:value="11.2084491252899">
                <text:p>11.2084491252899</text:p>
              </table:table-cell>
              <table:table-cell office:value-type="float" office:value="11.2751576900482">
                <text:p>11.2751576900482</text:p>
              </table:table-cell>
              <table:table-cell office:value-type="float" office:value="11.3418664932251">
                <text:p>11.3418664932251</text:p>
              </table:table-cell>
              <table:table-cell office:value-type="float" office:value="11.3752207756043">
                <text:p>11.3752207756043</text:p>
              </table:table-cell>
              <table:table-cell office:value-type="float" office:value="11.408575296402">
                <text:p>11.408575296402</text:p>
              </table:table-cell>
              <table:table-cell office:value-type="float" office:value="11.4752836227417">
                <text:p>11.4752836227417</text:p>
              </table:table-cell>
              <table:table-cell office:value-type="float" office:value="11.5419921875">
                <text:p>11.5419921875</text:p>
              </table:table-cell>
              <table:table-cell office:value-type="float" office:value="11.6087005138397">
                <text:p>11.6087005138397</text:p>
              </table:table-cell>
              <table:table-cell office:value-type="float" office:value="11.6420547962189">
                <text:p>11.6420547962189</text:p>
              </table:table-cell>
              <table:table-cell office:value-type="float" office:value="11.6754088401794">
                <text:p>11.6754088401794</text:p>
              </table:table-cell>
              <table:table-cell office:value-type="float" office:value="11.7421169281006">
                <text:p>11.7421169281006</text:p>
              </table:table-cell>
              <table:table-cell office:value-type="float" office:value="11.8421792984009">
                <text:p>11.8421792984009</text:p>
              </table:table-cell>
              <table:table-cell office:value-type="float" office:value="11.9088871479034">
                <text:p>11.9088871479034</text:p>
              </table:table-cell>
              <table:table-cell office:value-type="float" office:value="11.9755964279175">
                <text:p>11.9755964279175</text:p>
              </table:table-cell>
              <table:table-cell office:value-type="float" office:value="12.0423066616058">
                <text:p>12.0423066616058</text:p>
              </table:table-cell>
              <table:table-cell office:value-type="float" office:value="12.0756616592407">
                <text:p>12.0756616592407</text:p>
              </table:table-cell>
              <table:table-cell office:value-type="float" office:value="12.1090168952942">
                <text:p>12.1090168952942</text:p>
              </table:table-cell>
              <table:table-cell office:value-type="float" office:value="12.1423718929291">
                <text:p>12.1423718929291</text:p>
              </table:table-cell>
              <table:table-cell office:value-type="float" office:value="12.175726890564">
                <text:p>12.175726890564</text:p>
              </table:table-cell>
              <table:table-cell office:value-type="float" office:value="12.2424371242523">
                <text:p>12.2424371242523</text:p>
              </table:table-cell>
              <table:table-cell office:value-type="float" office:value="12.3091471195221">
                <text:p>12.3091471195221</text:p>
              </table:table-cell>
              <table:table-cell office:value-type="float" office:value="12.4092116355896">
                <text:p>12.4092116355896</text:p>
              </table:table-cell>
              <table:table-cell office:value-type="float" office:value="12.4759216308594">
                <text:p>12.4759216308594</text:p>
              </table:table-cell>
              <table:table-cell office:value-type="float" office:value="12.5426313877106">
                <text:p>12.5426313877106</text:p>
              </table:table-cell>
              <table:table-cell office:value-type="float" office:value="12.6093411445618">
                <text:p>12.6093411445618</text:p>
              </table:table-cell>
              <table:table-cell office:value-type="float" office:value="12.6760506629944">
                <text:p>12.6760506629944</text:p>
              </table:table-cell>
              <table:table-cell office:value-type="float" office:value="12.7094054222107">
                <text:p>12.7094054222107</text:p>
              </table:table-cell>
              <table:table-cell office:value-type="float" office:value="12.7761147022247">
                <text:p>12.7761147022247</text:p>
              </table:table-cell>
              <table:table-cell office:value-type="float" office:value="12.809469461441">
                <text:p>12.809469461441</text:p>
              </table:table-cell>
              <table:table-cell office:value-type="float" office:value="12.8428242206574">
                <text:p>12.8428242206574</text:p>
              </table:table-cell>
              <table:table-cell office:value-type="float" office:value="12.8761789798737">
                <text:p>12.8761789798737</text:p>
              </table:table-cell>
              <table:table-cell office:value-type="float" office:value="12.90953373909">
                <text:p>12.90953373909</text:p>
              </table:table-cell>
              <table:table-cell office:value-type="float" office:value="12.9762437343597">
                <text:p>12.9762437343597</text:p>
              </table:table-cell>
              <table:table-cell office:value-type="float" office:value="13.0429544448853">
                <text:p>13.0429544448853</text:p>
              </table:table-cell>
              <table:table-cell office:value-type="float" office:value="13.0763096809387">
                <text:p>13.0763096809387</text:p>
              </table:table-cell>
              <table:table-cell office:value-type="float" office:value="13.1430201530457">
                <text:p>13.1430201530457</text:p>
              </table:table-cell>
              <table:table-cell office:value-type="float" office:value="13.1763753890991">
                <text:p>13.1763753890991</text:p>
              </table:table-cell>
              <table:table-cell office:value-type="float" office:value="13.2430858612061">
                <text:p>13.2430858612061</text:p>
              </table:table-cell>
              <table:table-cell office:value-type="float" office:value="13.3097960948944">
                <text:p>13.3097960948944</text:p>
              </table:table-cell>
              <table:table-cell office:value-type="float" office:value="13.3765063285828">
                <text:p>13.3765063285828</text:p>
              </table:table-cell>
              <table:table-cell office:value-type="float" office:value="13.4432165622711">
                <text:p>13.4432165622711</text:p>
              </table:table-cell>
              <table:table-cell office:value-type="float" office:value="13.5099267959595">
                <text:p>13.5099267959595</text:p>
              </table:table-cell>
              <table:table-cell office:value-type="float" office:value="13.5766367912292">
                <text:p>13.5766367912292</text:p>
              </table:table-cell>
              <table:table-cell office:value-type="float" office:value="13.643346786499">
                <text:p>13.643346786499</text:p>
              </table:table-cell>
              <table:table-cell office:value-type="float" office:value="13.7100567817688">
                <text:p>13.7100567817688</text:p>
              </table:table-cell>
              <table:table-cell office:value-type="float" office:value="13.7434117794037">
                <text:p>13.7434117794037</text:p>
              </table:table-cell>
              <table:table-cell office:value-type="float" office:value="13.7767663002014">
                <text:p>13.7767663002014</text:p>
              </table:table-cell>
              <table:table-cell office:value-type="float" office:value="13.8768310546875">
                <text:p>13.8768310546875</text:p>
              </table:table-cell>
              <table:table-cell office:value-type="float" office:value="13.9435408115387">
                <text:p>13.9435408115387</text:p>
              </table:table-cell>
              <table:table-cell office:value-type="float" office:value="13.976895570755">
                <text:p>13.976895570755</text:p>
              </table:table-cell>
              <table:table-cell office:value-type="float" office:value="14.043604850769">
                <text:p>14.043604850769</text:p>
              </table:table-cell>
              <table:table-cell office:value-type="float" office:value="14.1103141307831">
                <text:p>14.1103141307831</text:p>
              </table:table-cell>
              <table:table-cell office:value-type="float" office:value="14.17702293396">
                <text:p>14.17702293396</text:p>
              </table:table-cell>
              <table:table-cell office:value-type="float" office:value="14.243732213974">
                <text:p>14.243732213974</text:p>
              </table:table-cell>
              <table:table-cell office:value-type="float" office:value="14.3104410171509">
                <text:p>14.3104410171509</text:p>
              </table:table-cell>
              <table:table-cell office:value-type="float" office:value="14.5772759914398">
                <text:p>14.5772759914398</text:p>
              </table:table-cell>
              <table:table-cell office:value-type="float" office:value="14.6773388385773">
                <text:p>14.6773388385773</text:p>
              </table:table-cell>
              <table:table-cell office:value-type="float" office:value="14.744047164917">
                <text:p>14.744047164917</text:p>
              </table:table-cell>
              <table:table-cell office:value-type="float" office:value="14.9441719055176">
                <text:p>14.9441719055176</text:p>
              </table:table-cell>
              <table:table-cell office:value-type="float" office:value="14.9775285720825">
                <text:p>14.9775285720825</text:p>
              </table:table-cell>
              <table:table-cell office:value-type="float" office:value="15.0108852386475">
                <text:p>15.0108852386475</text:p>
              </table:table-cell>
              <table:table-cell office:value-type="float" office:value="15.2110249996185">
                <text:p>15.2110249996185</text:p>
              </table:table-cell>
              <table:table-cell office:value-type="float" office:value="15.2443814277649">
                <text:p>15.2443814277649</text:p>
              </table:table-cell>
              <table:table-cell office:value-type="float" office:value="15.3110945224762">
                <text:p>15.3110945224762</text:p>
              </table:table-cell>
              <table:table-cell office:value-type="float" office:value="15.3444511890411">
                <text:p>15.3444511890411</text:p>
              </table:table-cell>
              <table:table-cell office:value-type="float" office:value="15.3778076171875">
                <text:p>15.3778076171875</text:p>
              </table:table-cell>
              <table:table-cell office:value-type="float" office:value="15.6113030910492">
                <text:p>15.6113030910492</text:p>
              </table:table-cell>
              <table:table-cell office:value-type="float" office:value="15.6780157089233">
                <text:p>15.6780157089233</text:p>
              </table:table-cell>
              <table:table-cell office:value-type="float" office:value="15.7780849933624">
                <text:p>15.7780849933624</text:p>
              </table:table-cell>
              <table:table-cell office:value-type="float" office:value="15.8447976112366">
                <text:p>15.8447976112366</text:p>
              </table:table-cell>
              <table:table-cell office:value-type="float" office:value="15.9115102291107">
                <text:p>15.9115102291107</text:p>
              </table:table-cell>
              <table:table-cell office:value-type="float" office:value="15.9782252311707">
                <text:p>15.9782252311707</text:p>
              </table:table-cell>
              <table:table-cell office:value-type="float" office:value="16.0449416637421">
                <text:p>16.0449416637421</text:p>
              </table:table-cell>
              <table:table-cell office:value-type="float" office:value="16.1116585731506">
                <text:p>16.1116585731506</text:p>
              </table:table-cell>
              <table:table-cell office:value-type="float" office:value="16.1450169086456">
                <text:p>16.1450169086456</text:p>
              </table:table-cell>
              <table:table-cell office:value-type="float" office:value="16.1783752441406">
                <text:p>16.1783752441406</text:p>
              </table:table-cell>
              <table:table-cell office:value-type="float" office:value="16.2117335796356">
                <text:p>16.2117335796356</text:p>
              </table:table-cell>
              <table:table-cell office:value-type="float" office:value="16.2784502506256">
                <text:p>16.2784502506256</text:p>
              </table:table-cell>
              <table:table-cell office:value-type="float" office:value="16.3118085861206">
                <text:p>16.3118085861206</text:p>
              </table:table-cell>
              <table:table-cell office:value-type="float" office:value="16.3451671600342">
                <text:p>16.3451671600342</text:p>
              </table:table-cell>
              <table:table-cell office:value-type="float" office:value="16.3785254955292">
                <text:p>16.3785254955292</text:p>
              </table:table-cell>
              <table:table-cell office:value-type="float" office:value="16.4118838310242">
                <text:p>16.4118838310242</text:p>
              </table:table-cell>
              <table:table-cell office:value-type="float" office:value="16.4452419281006">
                <text:p>16.4452419281006</text:p>
              </table:table-cell>
              <table:table-cell office:value-type="float" office:value="16.5119588375092">
                <text:p>16.5119588375092</text:p>
              </table:table-cell>
              <table:table-cell office:value-type="float" office:value="16.5786755084991">
                <text:p>16.5786755084991</text:p>
              </table:table-cell>
              <table:table-cell office:value-type="float" office:value="16.6453921794891">
                <text:p>16.6453921794891</text:p>
              </table:table-cell>
              <table:table-cell office:value-type="float" office:value="16.7121088504791">
                <text:p>16.7121088504791</text:p>
              </table:table-cell>
              <table:table-cell office:value-type="float" office:value="16.7454674243927">
                <text:p>16.7454674243927</text:p>
              </table:table-cell>
              <table:table-cell office:value-type="float" office:value="16.8121838569641">
                <text:p>16.8121838569641</text:p>
              </table:table-cell>
              <table:table-cell office:value-type="float" office:value="16.8789007663727">
                <text:p>16.8789007663727</text:p>
              </table:table-cell>
              <table:table-cell office:value-type="float" office:value="16.9456171989441">
                <text:p>16.9456171989441</text:p>
              </table:table-cell>
              <table:table-cell office:value-type="float" office:value="17.0123295783997">
                <text:p>17.0123295783997</text:p>
              </table:table-cell>
              <table:table-cell office:value-type="float" office:value="17.1123979091644">
                <text:p>17.1123979091644</text:p>
              </table:table-cell>
              <table:table-cell office:value-type="float" office:value="17.17911028862">
                <text:p>17.17911028862</text:p>
              </table:table-cell>
              <table:table-cell office:value-type="float" office:value="17.2791790962219">
                <text:p>17.2791790962219</text:p>
              </table:table-cell>
              <table:table-cell office:value-type="float" office:value="17.3458912372589">
                <text:p>17.3458912372589</text:p>
              </table:table-cell>
              <table:table-cell office:value-type="float" office:value="17.4126036167145">
                <text:p>17.4126036167145</text:p>
              </table:table-cell>
              <table:table-cell office:value-type="float" office:value="17.47931599617">
                <text:p>17.47931599617</text:p>
              </table:table-cell>
              <table:table-cell office:value-type="float" office:value="17.5126721858978">
                <text:p>17.5126721858978</text:p>
              </table:table-cell>
              <table:table-cell office:value-type="float" office:value="17.5793843269348">
                <text:p>17.5793843269348</text:p>
              </table:table-cell>
              <table:table-cell office:value-type="float" office:value="17.6127405166626">
                <text:p>17.6127405166626</text:p>
              </table:table-cell>
              <table:table-cell office:value-type="float" office:value="17.7128090858459">
                <text:p>17.7128090858459</text:p>
              </table:table-cell>
              <table:table-cell office:value-type="float" office:value="17.7795212268829">
                <text:p>17.7795212268829</text:p>
              </table:table-cell>
              <table:table-cell office:value-type="float" office:value="17.8128774166107">
                <text:p>17.8128774166107</text:p>
              </table:table-cell>
              <table:table-cell office:value-type="float" office:value="17.9129457473755">
                <text:p>17.9129457473755</text:p>
              </table:table-cell>
              <table:table-cell office:value-type="float" office:value="17.9796574115753">
                <text:p>17.9796574115753</text:p>
              </table:table-cell>
              <table:table-cell office:value-type="float" office:value="18.0463678836823">
                <text:p>18.0463678836823</text:p>
              </table:table-cell>
              <table:table-cell office:value-type="float" office:value="18.1130785942078">
                <text:p>18.1130785942078</text:p>
              </table:table-cell>
              <table:table-cell office:value-type="float" office:value="18.1797890663147">
                <text:p>18.1797890663147</text:p>
              </table:table-cell>
              <table:table-cell office:value-type="float" office:value="18.2464995384216">
                <text:p>18.2464995384216</text:p>
              </table:table-cell>
              <table:table-cell office:value-type="float" office:value="18.2798547744751">
                <text:p>18.2798547744751</text:p>
              </table:table-cell>
              <table:table-cell office:value-type="float" office:value="18.3132100105286">
                <text:p>18.3132100105286</text:p>
              </table:table-cell>
              <table:table-cell office:value-type="float" office:value="18.3799204826355">
                <text:p>18.3799204826355</text:p>
              </table:table-cell>
              <table:table-cell office:value-type="float" office:value="18.4466309547424">
                <text:p>18.4466309547424</text:p>
              </table:table-cell>
              <table:table-cell office:value-type="float" office:value="18.5133411884308">
                <text:p>18.5133411884308</text:p>
              </table:table-cell>
              <table:table-cell office:value-type="float" office:value="18.5800514221191">
                <text:p>18.5800514221191</text:p>
              </table:table-cell>
              <table:table-cell office:value-type="float" office:value="18.6467614173889">
                <text:p>18.6467614173889</text:p>
              </table:table-cell>
              <table:table-cell office:value-type="float" office:value="18.780181646347">
                <text:p>18.780181646347</text:p>
              </table:table-cell>
              <table:table-cell office:value-type="float" office:value="18.8468916416168">
                <text:p>18.8468916416168</text:p>
              </table:table-cell>
              <table:table-cell office:value-type="float" office:value="18.9136016368866">
                <text:p>18.9136016368866</text:p>
              </table:table-cell>
              <table:table-cell office:value-type="float" office:value="18.9803214073181">
                <text:p>18.9803214073181</text:p>
              </table:table-cell>
              <table:table-cell office:value-type="float" office:value="19.0136861801147">
                <text:p>19.0136861801147</text:p>
              </table:table-cell>
              <table:table-cell office:value-type="float" office:value="19.0470507144928">
                <text:p>19.0470507144928</text:p>
              </table:table-cell>
              <table:table-cell office:value-type="float" office:value="19.1137804985046">
                <text:p>19.1137804985046</text:p>
              </table:table-cell>
              <table:table-cell office:value-type="float" office:value="19.2138755321503">
                <text:p>19.2138755321503</text:p>
              </table:table-cell>
              <table:table-cell office:value-type="float" office:value="19.2806057929993">
                <text:p>19.2806057929993</text:p>
              </table:table-cell>
              <table:table-cell office:value-type="float" office:value="19.3473362922668">
                <text:p>19.3473362922668</text:p>
              </table:table-cell>
              <table:table-cell office:value-type="float" office:value="19.4140667915344">
                <text:p>19.4140667915344</text:p>
              </table:table-cell>
              <table:table-cell office:value-type="float" office:value="19.4474322795868">
                <text:p>19.4474322795868</text:p>
              </table:table-cell>
              <table:table-cell office:value-type="float" office:value="19.4807977676392">
                <text:p>19.4807977676392</text:p>
              </table:table-cell>
              <table:table-cell office:value-type="float" office:value="19.514163017273">
                <text:p>19.514163017273</text:p>
              </table:table-cell>
              <table:table-cell office:value-type="float" office:value="19.5808939933777">
                <text:p>19.5808939933777</text:p>
              </table:table-cell>
              <table:table-cell office:value-type="float" office:value="19.6476254463196">
                <text:p>19.6476254463196</text:p>
              </table:table-cell>
              <table:table-cell office:value-type="float" office:value="19.8144545555115">
                <text:p>19.8144545555115</text:p>
              </table:table-cell>
              <table:table-cell office:value-type="float" office:value="19.8811867237091">
                <text:p>19.8811867237091</text:p>
              </table:table-cell>
              <table:table-cell office:value-type="float" office:value="19.9145526885986">
                <text:p>19.9145526885986</text:p>
              </table:table-cell>
              <table:table-cell office:value-type="float" office:value="19.9812734127045">
                <text:p>19.9812734127045</text:p>
              </table:table-cell>
              <table:table-cell office:value-type="float" office:value="20.0146281719208">
                <text:p>20.0146281719208</text:p>
              </table:table-cell>
              <table:table-cell office:value-type="float" office:value="20.0813376903534">
                <text:p>20.0813376903534</text:p>
              </table:table-cell>
              <table:table-cell office:value-type="float" office:value="20.1480469703674">
                <text:p>20.1480469703674</text:p>
              </table:table-cell>
              <table:table-cell office:value-type="float" office:value="20.2147564888">
                <text:p>20.2147564888</text:p>
              </table:table-cell>
              <table:table-cell office:value-type="float" office:value="20.3815293312073">
                <text:p>20.3815293312073</text:p>
              </table:table-cell>
              <table:table-cell office:value-type="float" office:value="20.414883852005">
                <text:p>20.414883852005</text:p>
              </table:table-cell>
              <table:table-cell office:value-type="float" office:value="20.4815928936005">
                <text:p>20.4815928936005</text:p>
              </table:table-cell>
              <table:table-cell office:value-type="float" office:value="20.5149474143982">
                <text:p>20.5149474143982</text:p>
              </table:table-cell>
              <table:table-cell office:value-type="float" office:value="20.5483016967773">
                <text:p>20.5483016967773</text:p>
              </table:table-cell>
              <table:table-cell office:value-type="float" office:value="20.5816562175751">
                <text:p>20.5816562175751</text:p>
              </table:table-cell>
              <table:table-cell office:value-type="float" office:value="20.6150107383728">
                <text:p>20.6150107383728</text:p>
              </table:table-cell>
              <table:table-cell office:value-type="float" office:value="20.6817197799683">
                <text:p>20.6817197799683</text:p>
              </table:table-cell>
              <table:table-cell office:value-type="float" office:value="20.7150740623474">
                <text:p>20.7150740623474</text:p>
              </table:table-cell>
              <table:table-cell office:value-type="float" office:value="20.7817828655243">
                <text:p>20.7817828655243</text:p>
              </table:table-cell>
              <table:table-cell office:value-type="float" office:value="20.8151371479034">
                <text:p>20.8151371479034</text:p>
              </table:table-cell>
              <table:table-cell office:value-type="float" office:value="21.015266418457">
                <text:p>21.015266418457</text:p>
              </table:table-cell>
              <table:table-cell office:value-type="float" office:value="21.1153340339661">
                <text:p>21.1153340339661</text:p>
              </table:table-cell>
              <table:table-cell office:value-type="float" office:value="21.1820456981659">
                <text:p>21.1820456981659</text:p>
              </table:table-cell>
              <table:table-cell office:value-type="float" office:value="21.2154016494751">
                <text:p>21.2154016494751</text:p>
              </table:table-cell>
              <table:table-cell office:value-type="float" office:value="21.2487576007843">
                <text:p>21.2487576007843</text:p>
              </table:table-cell>
              <table:table-cell office:value-type="float" office:value="21.2821133136749">
                <text:p>21.2821133136749</text:p>
              </table:table-cell>
              <table:table-cell office:value-type="float" office:value="21.3488249778748">
                <text:p>21.3488249778748</text:p>
              </table:table-cell>
              <table:table-cell office:value-type="float" office:value="21.382180929184">
                <text:p>21.382180929184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6156718730927">
                <text:p>21.6156718730927</text:p>
              </table:table-cell>
              <table:table-cell office:value-type="float" office:value="21.6823835372925">
                <text:p>21.6823835372925</text:p>
              </table:table-cell>
              <table:table-cell office:value-type="float" office:value="21.7490952014923">
                <text:p>21.7490952014923</text:p>
              </table:table-cell>
              <table:table-cell office:value-type="float" office:value="22.0493054389954">
                <text:p>22.0493054389954</text:p>
              </table:table-cell>
              <table:table-cell office:value-type="float" office:value="22.1160225868225">
                <text:p>22.1160225868225</text:p>
              </table:table-cell>
              <table:table-cell office:value-type="float" office:value="22.1493809223175">
                <text:p>22.1493809223175</text:p>
              </table:table-cell>
              <table:table-cell office:value-type="float" office:value="22.2828152179718">
                <text:p>22.2828152179718</text:p>
              </table:table-cell>
              <table:table-cell office:value-type="float" office:value="22.3828909397125">
                <text:p>22.3828909397125</text:p>
              </table:table-cell>
              <table:table-cell office:value-type="float" office:value="22.4496078491211">
                <text:p>22.4496078491211</text:p>
              </table:table-cell>
              <table:table-cell office:value-type="float" office:value="22.4829666614532">
                <text:p>22.4829666614532</text:p>
              </table:table-cell>
              <table:table-cell office:value-type="float" office:value="22.5163252353668">
                <text:p>22.5163252353668</text:p>
              </table:table-cell>
              <table:table-cell office:value-type="float" office:value="22.6164011955261">
                <text:p>22.6164011955261</text:p>
              </table:table-cell>
              <table:table-cell office:value-type="float" office:value="22.7498359680176">
                <text:p>22.7498359680176</text:p>
              </table:table-cell>
              <table:table-cell office:value-type="float" office:value="22.8832709789276">
                <text:p>22.8832709789276</text:p>
              </table:table-cell>
              <table:table-cell office:value-type="float" office:value="22.9166300296783">
                <text:p>22.9166300296783</text:p>
              </table:table-cell>
              <table:table-cell office:value-type="float" office:value="22.9833443164825">
                <text:p>22.9833443164825</text:p>
              </table:table-cell>
              <table:table-cell office:value-type="float" office:value="23.0500555038452">
                <text:p>23.0500555038452</text:p>
              </table:table-cell>
              <table:table-cell office:value-type="float" office:value="23.1167666912079">
                <text:p>23.1167666912079</text:p>
              </table:table-cell>
              <table:table-cell office:value-type="float" office:value="23.1834778785706">
                <text:p>23.1834778785706</text:p>
              </table:table-cell>
              <table:table-cell office:value-type="float" office:value="23.2168335914612">
                <text:p>23.2168335914612</text:p>
              </table:table-cell>
              <table:table-cell office:value-type="float" office:value="23.3502557277679">
                <text:p>23.3502557277679</text:p>
              </table:table-cell>
              <table:table-cell office:value-type="float" office:value="23.4503223896027">
                <text:p>23.4503223896027</text:p>
              </table:table-cell>
              <table:table-cell office:value-type="float" office:value="23.5170335769653">
                <text:p>23.5170335769653</text:p>
              </table:table-cell>
              <table:table-cell office:value-type="float" office:value="23.5837445259094">
                <text:p>23.5837445259094</text:p>
              </table:table-cell>
              <table:table-cell office:value-type="float" office:value="23.6504557132721">
                <text:p>23.6504557132721</text:p>
              </table:table-cell>
              <table:table-cell office:value-type="float" office:value="23.7171666622162">
                <text:p>23.7171666622162</text:p>
              </table:table-cell>
              <table:table-cell office:value-type="float" office:value="23.7838773727417">
                <text:p>23.7838773727417</text:p>
              </table:table-cell>
              <table:table-cell office:value-type="float" office:value="23.8505883216858">
                <text:p>23.8505883216858</text:p>
              </table:table-cell>
              <table:table-cell office:value-type="float" office:value="23.9172992706299">
                <text:p>23.9172992706299</text:p>
              </table:table-cell>
              <table:table-cell office:value-type="float" office:value="23.9840135574341">
                <text:p>23.9840135574341</text:p>
              </table:table-cell>
              <table:table-cell office:value-type="float" office:value="24.0507311820984">
                <text:p>24.0507311820984</text:p>
              </table:table-cell>
              <table:table-cell office:value-type="float" office:value="24.0840902328491">
                <text:p>24.0840902328491</text:p>
              </table:table-cell>
              <table:table-cell office:value-type="float" office:value="24.150808095932">
                <text:p>24.150808095932</text:p>
              </table:table-cell>
              <table:table-cell office:value-type="float" office:value="24.1841671466827">
                <text:p>24.1841671466827</text:p>
              </table:table-cell>
              <table:table-cell office:value-type="float" office:value="24.2508850097656">
                <text:p>24.2508850097656</text:p>
              </table:table-cell>
              <table:table-cell office:value-type="float" office:value="24.2842440605164">
                <text:p>24.2842440605164</text:p>
              </table:table-cell>
              <table:table-cell office:value-type="float" office:value="24.3509619235992">
                <text:p>24.3509619235992</text:p>
              </table:table-cell>
              <table:table-cell office:value-type="float" office:value="24.3843212127686">
                <text:p>24.3843212127686</text:p>
              </table:table-cell>
              <table:table-cell office:value-type="float" office:value="24.4510390758514">
                <text:p>24.4510390758514</text:p>
              </table:table-cell>
              <table:table-cell office:value-type="float" office:value="24.4843981266022">
                <text:p>24.4843981266022</text:p>
              </table:table-cell>
              <table:table-cell office:value-type="float" office:value="24.5511164665222">
                <text:p>24.5511164665222</text:p>
              </table:table-cell>
              <table:table-cell office:value-type="float" office:value="24.5844755172729">
                <text:p>24.5844755172729</text:p>
              </table:table-cell>
              <table:table-cell office:value-type="float" office:value="24.6178348064423">
                <text:p>24.6178348064423</text:p>
              </table:table-cell>
              <table:table-cell office:value-type="float" office:value="24.6845533847809">
                <text:p>24.6845533847809</text:p>
              </table:table-cell>
              <table:table-cell office:value-type="float" office:value="24.7179124355316">
                <text:p>24.7179124355316</text:p>
              </table:table-cell>
              <table:table-cell office:value-type="float" office:value="24.7512714862823">
                <text:p>24.7512714862823</text:p>
              </table:table-cell>
              <table:table-cell office:value-type="float" office:value="24.7846310138702">
                <text:p>24.7846310138702</text:p>
              </table:table-cell>
              <table:table-cell office:value-type="float" office:value="24.817990064621">
                <text:p>24.817990064621</text:p>
              </table:table-cell>
              <table:table-cell office:value-type="float" office:value="24.9180679321289">
                <text:p>24.9180679321289</text:p>
              </table:table-cell>
              <table:table-cell office:value-type="float" office:value="24.984787940979">
                <text:p>24.984787940979</text:p>
              </table:table-cell>
              <table:table-cell office:value-type="float" office:value="25.0515093803406">
                <text:p>25.0515093803406</text:p>
              </table:table-cell>
              <table:table-cell office:value-type="float" office:value="25.1182308197021">
                <text:p>25.1182308197021</text:p>
              </table:table-cell>
              <table:table-cell office:value-type="float" office:value="25.1849524974823">
                <text:p>25.1849524974823</text:p>
              </table:table-cell>
              <table:table-cell office:value-type="float" office:value="25.2183132171631">
                <text:p>25.2183132171631</text:p>
              </table:table-cell>
              <table:table-cell office:value-type="float" office:value="25.2516741752625">
                <text:p>25.2516741752625</text:p>
              </table:table-cell>
              <table:table-cell office:value-type="float" office:value="25.2850348949432">
                <text:p>25.2850348949432</text:p>
              </table:table-cell>
              <table:table-cell office:value-type="float" office:value="25.351756811142">
                <text:p>25.351756811142</text:p>
              </table:table-cell>
              <table:table-cell office:value-type="float" office:value="25.4184789657593">
                <text:p>25.4184789657593</text:p>
              </table:table-cell>
              <table:table-cell office:value-type="float" office:value="25.4852011203766">
                <text:p>25.4852011203766</text:p>
              </table:table-cell>
              <table:table-cell office:value-type="float" office:value="25.5519232749939">
                <text:p>25.5519232749939</text:p>
              </table:table-cell>
              <table:table-cell office:value-type="float" office:value="25.6186459064484">
                <text:p>25.6186459064484</text:p>
              </table:table-cell>
              <table:table-cell office:value-type="float" office:value="25.6853685379028">
                <text:p>25.6853685379028</text:p>
              </table:table-cell>
              <table:table-cell office:value-type="float" office:value="25.7187297344208">
                <text:p>25.7187297344208</text:p>
              </table:table-cell>
              <table:table-cell office:value-type="float" office:value="25.7520911693573">
                <text:p>25.7520911693573</text:p>
              </table:table-cell>
              <table:table-cell office:value-type="float" office:value="25.7854523658752">
                <text:p>25.7854523658752</text:p>
              </table:table-cell>
              <table:table-cell office:value-type="float" office:value="25.8521752357483">
                <text:p>25.8521752357483</text:p>
              </table:table-cell>
              <table:table-cell office:value-type="float" office:value="25.9188983440399">
                <text:p>25.9188983440399</text:p>
              </table:table-cell>
              <table:table-cell office:value-type="float" office:value="25.9856154918671">
                <text:p>25.9856154918671</text:p>
              </table:table-cell>
              <table:table-cell office:value-type="float" office:value="26.052327632904">
                <text:p>26.052327632904</text:p>
              </table:table-cell>
              <table:table-cell office:value-type="float" office:value="26.0856835842133">
                <text:p>26.0856835842133</text:p>
              </table:table-cell>
              <table:table-cell office:value-type="float" office:value="26.1190395355225">
                <text:p>26.1190395355225</text:p>
              </table:table-cell>
              <table:table-cell office:value-type="float" office:value="26.1523952484131">
                <text:p>26.1523952484131</text:p>
              </table:table-cell>
              <table:table-cell office:value-type="float" office:value="26.1857511997223">
                <text:p>26.1857511997223</text:p>
              </table:table-cell>
              <table:table-cell office:value-type="float" office:value="26.2524631023407">
                <text:p>26.2524631023407</text:p>
              </table:table-cell>
              <table:table-cell office:value-type="float" office:value="26.3191747665405">
                <text:p>26.3191747665405</text:p>
              </table:table-cell>
              <table:table-cell office:value-type="float" office:value="26.3858866691589">
                <text:p>26.3858866691589</text:p>
              </table:table-cell>
              <table:table-cell office:value-type="float" office:value="26.4525983333588">
                <text:p>26.4525983333588</text:p>
              </table:table-cell>
              <table:table-cell office:value-type="float" office:value="26.5526657104492">
                <text:p>26.5526657104492</text:p>
              </table:table-cell>
              <table:table-cell office:value-type="float" office:value="26.619377374649">
                <text:p>26.619377374649</text:p>
              </table:table-cell>
              <table:table-cell office:value-type="float" office:value="26.6527330875397">
                <text:p>26.6527330875397</text:p>
              </table:table-cell>
              <table:table-cell office:value-type="float" office:value="26.6860888004303">
                <text:p>26.6860888004303</text:p>
              </table:table-cell>
              <table:table-cell office:value-type="float" office:value="26.7194449901581">
                <text:p>26.7194449901581</text:p>
              </table:table-cell>
              <table:table-cell office:value-type="float" office:value="26.7861564159393">
                <text:p>26.7861564159393</text:p>
              </table:table-cell>
              <table:table-cell office:value-type="float" office:value="26.81951212883">
                <text:p>26.81951212883</text:p>
              </table:table-cell>
              <table:table-cell office:value-type="float" office:value="26.8528678417206">
                <text:p>26.8528678417206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2.A5:flat2.A5</svg:desc>
                </draw:g>
              </table:table-cell>
              <table:table-cell office:value-type="float" office:value="-0.215687196073569">
                <text:p>-0.215687196073569</text:p>
                <draw:g>
                  <svg:desc>flat2.B5:flat2.PP5</svg:desc>
                </draw:g>
              </table:table-cell>
              <table:table-cell office:value-type="float" office:value="-0.215712142518155">
                <text:p>-0.215712142518155</text:p>
              </table:table-cell>
              <table:table-cell office:value-type="float" office:value="-0.215872408771812">
                <text:p>-0.215872408771812</text:p>
              </table:table-cell>
              <table:table-cell office:value-type="float" office:value="-0.215625803456498">
                <text:p>-0.215625803456498</text:p>
              </table:table-cell>
              <table:table-cell office:value-type="float" office:value="-0.215730564772327">
                <text:p>-0.215730564772327</text:p>
              </table:table-cell>
              <table:table-cell office:value-type="float" office:value="-0.21569022362702">
                <text:p>-0.21569022362702</text:p>
              </table:table-cell>
              <table:table-cell office:value-type="float" office:value="-0.215528834856458">
                <text:p>-0.215528834856458</text:p>
              </table:table-cell>
              <table:table-cell office:value-type="float" office:value="-0.215680708478467">
                <text:p>-0.215680708478467</text:p>
              </table:table-cell>
              <table:table-cell office:value-type="float" office:value="-0.215763375398244">
                <text:p>-0.215763375398244</text:p>
              </table:table-cell>
              <table:table-cell office:value-type="float" office:value="-0.215717211038675">
                <text:p>-0.215717211038675</text:p>
              </table:table-cell>
              <table:table-cell office:value-type="float" office:value="-0.215590592916849">
                <text:p>-0.215590592916849</text:p>
              </table:table-cell>
              <table:table-cell office:value-type="float" office:value="-0.215738534204923">
                <text:p>-0.215738534204923</text:p>
              </table:table-cell>
              <table:table-cell office:value-type="float" office:value="-0.215814901981717">
                <text:p>-0.215814901981717</text:p>
              </table:table-cell>
              <table:table-cell office:value-type="float" office:value="-0.215694725647346">
                <text:p>-0.215694725647346</text:p>
              </table:table-cell>
              <table:table-cell office:value-type="float" office:value="-0.215704417394907">
                <text:p>-0.215704417394907</text:p>
              </table:table-cell>
              <table:table-cell office:value-type="float" office:value="-0.215847522304021">
                <text:p>-0.215847522304021</text:p>
              </table:table-cell>
              <table:table-cell office:value-type="float" office:value="-0.215862151409908">
                <text:p>-0.215862151409908</text:p>
              </table:table-cell>
              <table:table-cell office:value-type="float" office:value="-0.215893232081747">
                <text:p>-0.215893232081747</text:p>
              </table:table-cell>
              <table:table-cell office:value-type="float" office:value="-0.21700895673491">
                <text:p>-0.21700895673491</text:p>
              </table:table-cell>
              <table:table-cell office:value-type="float" office:value="-0.218956691228801">
                <text:p>-0.218956691228801</text:p>
              </table:table-cell>
              <table:table-cell office:value-type="float" office:value="-0.216861483310689">
                <text:p>-0.216861483310689</text:p>
              </table:table-cell>
              <table:table-cell office:value-type="float" office:value="-0.21661269457644">
                <text:p>-0.21661269457644</text:p>
              </table:table-cell>
              <table:table-cell office:value-type="float" office:value="-0.216683524872324">
                <text:p>-0.216683524872324</text:p>
              </table:table-cell>
              <table:table-cell office:value-type="float" office:value="-0.216128961418205">
                <text:p>-0.216128961418205</text:p>
              </table:table-cell>
              <table:table-cell office:value-type="float" office:value="-0.213400610030334">
                <text:p>-0.213400610030334</text:p>
              </table:table-cell>
              <table:table-cell office:value-type="float" office:value="-0.216984265532399">
                <text:p>-0.216984265532399</text:p>
              </table:table-cell>
              <table:table-cell office:value-type="float" office:value="-0.220262042054337">
                <text:p>-0.220262042054337</text:p>
              </table:table-cell>
              <table:table-cell office:value-type="float" office:value="-0.224348227703349">
                <text:p>-0.224348227703349</text:p>
              </table:table-cell>
              <table:table-cell office:value-type="float" office:value="-0.226465087397468">
                <text:p>-0.226465087397468</text:p>
              </table:table-cell>
              <table:table-cell office:value-type="float" office:value="-0.226863001077794">
                <text:p>-0.226863001077794</text:p>
              </table:table-cell>
              <table:table-cell office:value-type="float" office:value="-0.22791859745546">
                <text:p>-0.22791859745546</text:p>
              </table:table-cell>
              <table:table-cell office:value-type="float" office:value="-0.219289563600695">
                <text:p>-0.219289563600695</text:p>
              </table:table-cell>
              <table:table-cell office:value-type="float" office:value="-0.21758549235937">
                <text:p>-0.21758549235937</text:p>
              </table:table-cell>
              <table:table-cell office:value-type="float" office:value="-0.220486523108403">
                <text:p>-0.220486523108403</text:p>
              </table:table-cell>
              <table:table-cell office:value-type="float" office:value="-0.222213081772315">
                <text:p>-0.222213081772315</text:p>
              </table:table-cell>
              <table:table-cell office:value-type="float" office:value="-0.235372789539622">
                <text:p>-0.235372789539622</text:p>
              </table:table-cell>
              <table:table-cell office:value-type="float" office:value="-0.241794114066264">
                <text:p>-0.241794114066264</text:p>
              </table:table-cell>
              <table:table-cell office:value-type="float" office:value="-0.243526780979785">
                <text:p>-0.243526780979785</text:p>
              </table:table-cell>
              <table:table-cell office:value-type="float" office:value="-0.246391365506346">
                <text:p>-0.246391365506346</text:p>
              </table:table-cell>
              <table:table-cell office:value-type="float" office:value="-0.2459672093858">
                <text:p>-0.2459672093858</text:p>
              </table:table-cell>
              <table:table-cell office:value-type="float" office:value="-0.246734841105525">
                <text:p>-0.246734841105525</text:p>
              </table:table-cell>
              <table:table-cell office:value-type="float" office:value="-0.240967642613354">
                <text:p>-0.240967642613354</text:p>
              </table:table-cell>
              <table:table-cell office:value-type="float" office:value="-0.229241367720268">
                <text:p>-0.229241367720268</text:p>
              </table:table-cell>
              <table:table-cell office:value-type="float" office:value="-0.220999333473696">
                <text:p>-0.220999333473696</text:p>
              </table:table-cell>
              <table:table-cell office:value-type="float" office:value="-0.220802910530993">
                <text:p>-0.220802910530993</text:p>
              </table:table-cell>
              <table:table-cell office:value-type="float" office:value="-0.217489876968451">
                <text:p>-0.217489876968451</text:p>
              </table:table-cell>
              <table:table-cell office:value-type="float" office:value="-0.220219204964135">
                <text:p>-0.220219204964135</text:p>
              </table:table-cell>
              <table:table-cell office:value-type="float" office:value="-0.233032189286373">
                <text:p>-0.233032189286373</text:p>
              </table:table-cell>
              <table:table-cell office:value-type="float" office:value="-0.23629050068369">
                <text:p>-0.23629050068369</text:p>
              </table:table-cell>
              <table:table-cell office:value-type="float" office:value="-0.243902068961304">
                <text:p>-0.243902068961304</text:p>
              </table:table-cell>
              <table:table-cell office:value-type="float" office:value="-0.24187216400321">
                <text:p>-0.24187216400321</text:p>
              </table:table-cell>
              <table:table-cell office:value-type="float" office:value="-0.243244230222563">
                <text:p>-0.243244230222563</text:p>
              </table:table-cell>
              <table:table-cell office:value-type="float" office:value="-0.238858105047387">
                <text:p>-0.238858105047387</text:p>
              </table:table-cell>
              <table:table-cell office:value-type="float" office:value="-0.221222650755698">
                <text:p>-0.221222650755698</text:p>
              </table:table-cell>
              <table:table-cell office:value-type="float" office:value="-0.224170341431625">
                <text:p>-0.224170341431625</text:p>
              </table:table-cell>
              <table:table-cell office:value-type="float" office:value="-0.232607278388377">
                <text:p>-0.232607278388377</text:p>
              </table:table-cell>
              <table:table-cell office:value-type="float" office:value="-0.235090058000405">
                <text:p>-0.235090058000405</text:p>
              </table:table-cell>
              <table:table-cell office:value-type="float" office:value="-0.237760756052558">
                <text:p>-0.237760756052558</text:p>
              </table:table-cell>
              <table:table-cell office:value-type="float" office:value="-0.234870937467345">
                <text:p>-0.234870937467345</text:p>
              </table:table-cell>
              <table:table-cell office:value-type="float" office:value="-0.219604733774767">
                <text:p>-0.219604733774767</text:p>
              </table:table-cell>
              <table:table-cell office:value-type="float" office:value="-0.213065260656526">
                <text:p>-0.213065260656526</text:p>
              </table:table-cell>
              <table:table-cell office:value-type="float" office:value="-0.212748635796431">
                <text:p>-0.212748635796431</text:p>
              </table:table-cell>
              <table:table-cell office:value-type="float" office:value="-0.21447055009653">
                <text:p>-0.21447055009653</text:p>
              </table:table-cell>
              <table:table-cell office:value-type="float" office:value="-0.214125873956035">
                <text:p>-0.214125873956035</text:p>
              </table:table-cell>
              <table:table-cell office:value-type="float" office:value="-0.212411280624426">
                <text:p>-0.212411280624426</text:p>
              </table:table-cell>
              <table:table-cell office:value-type="float" office:value="-0.220853364763897">
                <text:p>-0.220853364763897</text:p>
              </table:table-cell>
              <table:table-cell office:value-type="float" office:value="-0.22203179050098">
                <text:p>-0.22203179050098</text:p>
              </table:table-cell>
              <table:table-cell office:value-type="float" office:value="-0.223906509335403">
                <text:p>-0.223906509335403</text:p>
              </table:table-cell>
              <table:table-cell office:value-type="float" office:value="-0.22424052168536">
                <text:p>-0.22424052168536</text:p>
              </table:table-cell>
              <table:table-cell office:value-type="float" office:value="-0.220474340103758">
                <text:p>-0.220474340103758</text:p>
              </table:table-cell>
              <table:table-cell office:value-type="float" office:value="-0.214305292126872">
                <text:p>-0.214305292126872</text:p>
              </table:table-cell>
              <table:table-cell office:value-type="float" office:value="-0.208884328383952">
                <text:p>-0.208884328383952</text:p>
              </table:table-cell>
              <table:table-cell office:value-type="float" office:value="-0.207243559664599">
                <text:p>-0.207243559664599</text:p>
              </table:table-cell>
              <table:table-cell office:value-type="float" office:value="-0.204401732019508">
                <text:p>-0.204401732019508</text:p>
              </table:table-cell>
              <table:table-cell office:value-type="float" office:value="-0.203635763265952">
                <text:p>-0.203635763265952</text:p>
              </table:table-cell>
              <table:table-cell office:value-type="float" office:value="-0.207720548501719">
                <text:p>-0.207720548501719</text:p>
              </table:table-cell>
              <table:table-cell office:value-type="float" office:value="-0.219354750106424">
                <text:p>-0.219354750106424</text:p>
              </table:table-cell>
              <table:table-cell office:value-type="float" office:value="-0.224648851997644">
                <text:p>-0.224648851997644</text:p>
              </table:table-cell>
              <table:table-cell office:value-type="float" office:value="-0.219660110752036">
                <text:p>-0.219660110752036</text:p>
              </table:table-cell>
              <table:table-cell office:value-type="float" office:value="-0.206879158774706">
                <text:p>-0.206879158774706</text:p>
              </table:table-cell>
              <table:table-cell office:value-type="float" office:value="-0.197028751080002">
                <text:p>-0.197028751080002</text:p>
              </table:table-cell>
              <table:table-cell office:value-type="float" office:value="-0.198640433494318">
                <text:p>-0.198640433494318</text:p>
              </table:table-cell>
              <table:table-cell office:value-type="float" office:value="-0.194974258458449">
                <text:p>-0.194974258458449</text:p>
              </table:table-cell>
              <table:table-cell office:value-type="float" office:value="-0.195558813645806">
                <text:p>-0.195558813645806</text:p>
              </table:table-cell>
              <table:table-cell office:value-type="float" office:value="-0.192477352514212">
                <text:p>-0.192477352514212</text:p>
              </table:table-cell>
              <table:table-cell office:value-type="float" office:value="-0.18780806954402">
                <text:p>-0.18780806954402</text:p>
              </table:table-cell>
              <table:table-cell office:value-type="float" office:value="-0.19964320750051">
                <text:p>-0.19964320750051</text:p>
              </table:table-cell>
              <table:table-cell office:value-type="float" office:value="-0.206696411668526">
                <text:p>-0.206696411668526</text:p>
              </table:table-cell>
              <table:table-cell office:value-type="float" office:value="-0.206033015669404">
                <text:p>-0.206033015669404</text:p>
              </table:table-cell>
              <table:table-cell office:value-type="float" office:value="-0.200256504952531">
                <text:p>-0.200256504952531</text:p>
              </table:table-cell>
              <table:table-cell office:value-type="float" office:value="-0.192595801253555">
                <text:p>-0.192595801253555</text:p>
              </table:table-cell>
              <table:table-cell office:value-type="float" office:value="-0.192180984447156">
                <text:p>-0.192180984447156</text:p>
              </table:table-cell>
              <table:table-cell office:value-type="float" office:value="-0.192081408957653">
                <text:p>-0.192081408957653</text:p>
              </table:table-cell>
              <table:table-cell office:value-type="float" office:value="-0.192949972648496">
                <text:p>-0.192949972648496</text:p>
              </table:table-cell>
              <table:table-cell office:value-type="float" office:value="-0.19303126887494">
                <text:p>-0.19303126887494</text:p>
              </table:table-cell>
              <table:table-cell office:value-type="float" office:value="-0.189987852409682">
                <text:p>-0.189987852409682</text:p>
              </table:table-cell>
              <table:table-cell office:value-type="float" office:value="-0.190939614835615">
                <text:p>-0.190939614835615</text:p>
              </table:table-cell>
              <table:table-cell office:value-type="float" office:value="-0.188465293423237">
                <text:p>-0.188465293423237</text:p>
              </table:table-cell>
              <table:table-cell office:value-type="float" office:value="-0.191360642529378">
                <text:p>-0.191360642529378</text:p>
              </table:table-cell>
              <table:table-cell office:value-type="float" office:value="-0.208061956867184">
                <text:p>-0.208061956867184</text:p>
              </table:table-cell>
              <table:table-cell office:value-type="float" office:value="-0.205655976502906">
                <text:p>-0.205655976502906</text:p>
              </table:table-cell>
              <table:table-cell office:value-type="float" office:value="-0.201556609845201">
                <text:p>-0.201556609845201</text:p>
              </table:table-cell>
              <table:table-cell office:value-type="float" office:value="-0.189468705228351">
                <text:p>-0.189468705228351</text:p>
              </table:table-cell>
              <table:table-cell office:value-type="float" office:value="-0.184889028240609">
                <text:p>-0.184889028240609</text:p>
              </table:table-cell>
              <table:table-cell office:value-type="float" office:value="-0.187092561842505">
                <text:p>-0.187092561842505</text:p>
              </table:table-cell>
              <table:table-cell office:value-type="float" office:value="-0.188010432281697">
                <text:p>-0.188010432281697</text:p>
              </table:table-cell>
              <table:table-cell office:value-type="float" office:value="-0.18737912312206">
                <text:p>-0.18737912312206</text:p>
              </table:table-cell>
              <table:table-cell office:value-type="float" office:value="-0.183112340482364">
                <text:p>-0.183112340482364</text:p>
              </table:table-cell>
              <table:table-cell office:value-type="float" office:value="-0.181304516827032">
                <text:p>-0.181304516827032</text:p>
              </table:table-cell>
              <table:table-cell office:value-type="float" office:value="-0.186472378878617">
                <text:p>-0.186472378878617</text:p>
              </table:table-cell>
              <table:table-cell office:value-type="float" office:value="-0.191089207870618">
                <text:p>-0.191089207870618</text:p>
              </table:table-cell>
              <table:table-cell office:value-type="float" office:value="-0.202109984296193">
                <text:p>-0.202109984296193</text:p>
              </table:table-cell>
              <table:table-cell office:value-type="float" office:value="-0.206043236494198">
                <text:p>-0.206043236494198</text:p>
              </table:table-cell>
              <table:table-cell office:value-type="float" office:value="-0.200141086277864">
                <text:p>-0.200141086277864</text:p>
              </table:table-cell>
              <table:table-cell office:value-type="float" office:value="-0.19909311667602">
                <text:p>-0.19909311667602</text:p>
              </table:table-cell>
              <table:table-cell office:value-type="float" office:value="-0.193294565603709">
                <text:p>-0.193294565603709</text:p>
              </table:table-cell>
              <table:table-cell office:value-type="float" office:value="-0.184696396259612">
                <text:p>-0.184696396259612</text:p>
              </table:table-cell>
              <table:table-cell office:value-type="float" office:value="-0.181128558224743">
                <text:p>-0.181128558224743</text:p>
              </table:table-cell>
              <table:table-cell office:value-type="float" office:value="-0.178572646859325">
                <text:p>-0.178572646859325</text:p>
              </table:table-cell>
              <table:table-cell office:value-type="float" office:value="-0.172735776273986">
                <text:p>-0.172735776273986</text:p>
              </table:table-cell>
              <table:table-cell office:value-type="float" office:value="-0.171833923179407">
                <text:p>-0.171833923179407</text:p>
              </table:table-cell>
              <table:table-cell office:value-type="float" office:value="-0.178685692593593">
                <text:p>-0.178685692593593</text:p>
              </table:table-cell>
              <table:table-cell office:value-type="float" office:value="-0.188298074754771">
                <text:p>-0.188298074754771</text:p>
              </table:table-cell>
              <table:table-cell office:value-type="float" office:value="-0.188039119555497">
                <text:p>-0.188039119555497</text:p>
              </table:table-cell>
              <table:table-cell office:value-type="float" office:value="-0.185794649182152">
                <text:p>-0.185794649182152</text:p>
              </table:table-cell>
              <table:table-cell office:value-type="float" office:value="-0.175332799884318">
                <text:p>-0.175332799884318</text:p>
              </table:table-cell>
              <table:table-cell office:value-type="float" office:value="-0.166243506475799">
                <text:p>-0.166243506475799</text:p>
              </table:table-cell>
              <table:table-cell office:value-type="float" office:value="-0.162038554849186">
                <text:p>-0.162038554849186</text:p>
              </table:table-cell>
              <table:table-cell office:value-type="float" office:value="-0.159736459496338">
                <text:p>-0.159736459496338</text:p>
              </table:table-cell>
              <table:table-cell office:value-type="float" office:value="-0.157603520720435">
                <text:p>-0.157603520720435</text:p>
              </table:table-cell>
              <table:table-cell office:value-type="float" office:value="-0.158110622163187">
                <text:p>-0.158110622163187</text:p>
              </table:table-cell>
              <table:table-cell office:value-type="float" office:value="-0.17248530409233">
                <text:p>-0.17248530409233</text:p>
              </table:table-cell>
              <table:table-cell office:value-type="float" office:value="-0.181823041748724">
                <text:p>-0.181823041748724</text:p>
              </table:table-cell>
              <table:table-cell office:value-type="float" office:value="-0.181254752597264">
                <text:p>-0.181254752597264</text:p>
              </table:table-cell>
              <table:table-cell office:value-type="float" office:value="-0.181323993341709">
                <text:p>-0.181323993341709</text:p>
              </table:table-cell>
              <table:table-cell office:value-type="float" office:value="-0.174877815146749">
                <text:p>-0.174877815146749</text:p>
              </table:table-cell>
              <table:table-cell office:value-type="float" office:value="-0.16845445315482">
                <text:p>-0.16845445315482</text:p>
              </table:table-cell>
              <table:table-cell office:value-type="float" office:value="-0.161693998655181">
                <text:p>-0.161693998655181</text:p>
              </table:table-cell>
              <table:table-cell office:value-type="float" office:value="-0.158620586737245">
                <text:p>-0.158620586737245</text:p>
              </table:table-cell>
              <table:table-cell office:value-type="float" office:value="-0.15573120191804">
                <text:p>-0.15573120191804</text:p>
              </table:table-cell>
              <table:table-cell office:value-type="float" office:value="-0.158216889615341">
                <text:p>-0.158216889615341</text:p>
              </table:table-cell>
              <table:table-cell office:value-type="float" office:value="-0.181622317575176">
                <text:p>-0.181622317575176</text:p>
              </table:table-cell>
              <table:table-cell office:value-type="float" office:value="-0.182446205191622">
                <text:p>-0.182446205191622</text:p>
              </table:table-cell>
              <table:table-cell office:value-type="float" office:value="-0.17652968647319">
                <text:p>-0.17652968647319</text:p>
              </table:table-cell>
              <table:table-cell office:value-type="float" office:value="-0.168685365350075">
                <text:p>-0.168685365350075</text:p>
              </table:table-cell>
              <table:table-cell office:value-type="float" office:value="-0.163340161727845">
                <text:p>-0.163340161727845</text:p>
              </table:table-cell>
              <table:table-cell office:value-type="float" office:value="-0.164264469395013">
                <text:p>-0.164264469395013</text:p>
              </table:table-cell>
              <table:table-cell office:value-type="float" office:value="-0.163716492553765">
                <text:p>-0.163716492553765</text:p>
              </table:table-cell>
              <table:table-cell office:value-type="float" office:value="-0.161912158521161">
                <text:p>-0.161912158521161</text:p>
              </table:table-cell>
              <table:table-cell office:value-type="float" office:value="-0.158751110748959">
                <text:p>-0.158751110748959</text:p>
              </table:table-cell>
              <table:table-cell office:value-type="float" office:value="-0.159957841116291">
                <text:p>-0.159957841116291</text:p>
              </table:table-cell>
              <table:table-cell office:value-type="float" office:value="-0.181435108495693">
                <text:p>-0.181435108495693</text:p>
              </table:table-cell>
              <table:table-cell office:value-type="float" office:value="-0.183204280164314">
                <text:p>-0.183204280164314</text:p>
              </table:table-cell>
              <table:table-cell office:value-type="float" office:value="-0.176771397198511">
                <text:p>-0.176771397198511</text:p>
              </table:table-cell>
              <table:table-cell office:value-type="float" office:value="-0.172494799144673">
                <text:p>-0.172494799144673</text:p>
              </table:table-cell>
              <table:table-cell office:value-type="float" office:value="-0.169551418025297">
                <text:p>-0.169551418025297</text:p>
              </table:table-cell>
              <table:table-cell office:value-type="float" office:value="-0.160381475005241">
                <text:p>-0.160381475005241</text:p>
              </table:table-cell>
              <table:table-cell office:value-type="float" office:value="-0.15728525492915">
                <text:p>-0.15728525492915</text:p>
              </table:table-cell>
              <table:table-cell office:value-type="float" office:value="-0.157233195557893">
                <text:p>-0.157233195557893</text:p>
              </table:table-cell>
              <table:table-cell office:value-type="float" office:value="-0.212322469606852">
                <text:p>-0.212322469606852</text:p>
              </table:table-cell>
              <table:table-cell office:value-type="float" office:value="-0.217665021020412">
                <text:p>-0.217665021020412</text:p>
              </table:table-cell>
              <table:table-cell office:value-type="float" office:value="-0.208082777194129">
                <text:p>-0.208082777194129</text:p>
              </table:table-cell>
              <table:table-cell office:value-type="float" office:value="-0.203522007385914">
                <text:p>-0.203522007385914</text:p>
              </table:table-cell>
              <table:table-cell office:value-type="float" office:value="-0.204815605398204">
                <text:p>-0.204815605398204</text:p>
              </table:table-cell>
              <table:table-cell office:value-type="float" office:value="-0.206407136318104">
                <text:p>-0.206407136318104</text:p>
              </table:table-cell>
              <table:table-cell office:value-type="float" office:value="-0.202571747591424">
                <text:p>-0.202571747591424</text:p>
              </table:table-cell>
              <table:table-cell office:value-type="float" office:value="-0.202516398600036">
                <text:p>-0.202516398600036</text:p>
              </table:table-cell>
              <table:table-cell office:value-type="float" office:value="-0.223129969373963">
                <text:p>-0.223129969373963</text:p>
              </table:table-cell>
              <table:table-cell office:value-type="float" office:value="-0.221361230014864">
                <text:p>-0.221361230014864</text:p>
              </table:table-cell>
              <table:table-cell office:value-type="float" office:value="-0.204206197559829">
                <text:p>-0.204206197559829</text:p>
              </table:table-cell>
              <table:table-cell office:value-type="float" office:value="-0.198118204829212">
                <text:p>-0.198118204829212</text:p>
              </table:table-cell>
              <table:table-cell office:value-type="float" office:value="-0.193585071649">
                <text:p>-0.193585071649</text:p>
              </table:table-cell>
              <table:table-cell office:value-type="float" office:value="-0.186639410853764">
                <text:p>-0.186639410853764</text:p>
              </table:table-cell>
              <table:table-cell office:value-type="float" office:value="-0.184389823145771">
                <text:p>-0.184389823145771</text:p>
              </table:table-cell>
              <table:table-cell office:value-type="float" office:value="-0.187625991010737">
                <text:p>-0.187625991010737</text:p>
              </table:table-cell>
              <table:table-cell office:value-type="float" office:value="-0.191868697882778">
                <text:p>-0.191868697882778</text:p>
              </table:table-cell>
              <table:table-cell office:value-type="float" office:value="-0.198352871621348">
                <text:p>-0.198352871621348</text:p>
              </table:table-cell>
              <table:table-cell office:value-type="float" office:value="-0.202118040294423">
                <text:p>-0.202118040294423</text:p>
              </table:table-cell>
              <table:table-cell office:value-type="float" office:value="-0.201735364101601">
                <text:p>-0.201735364101601</text:p>
              </table:table-cell>
              <table:table-cell office:value-type="float" office:value="-0.202166650346381">
                <text:p>-0.202166650346381</text:p>
              </table:table-cell>
              <table:table-cell office:value-type="float" office:value="-0.197821412874102">
                <text:p>-0.197821412874102</text:p>
              </table:table-cell>
              <table:table-cell office:value-type="float" office:value="-0.19039779952074">
                <text:p>-0.19039779952074</text:p>
              </table:table-cell>
              <table:table-cell office:value-type="float" office:value="-0.189796085910661">
                <text:p>-0.189796085910661</text:p>
              </table:table-cell>
              <table:table-cell office:value-type="float" office:value="-0.189482832619655">
                <text:p>-0.189482832619655</text:p>
              </table:table-cell>
              <table:table-cell office:value-type="float" office:value="-0.193228351843512">
                <text:p>-0.193228351843512</text:p>
              </table:table-cell>
              <table:table-cell office:value-type="float" office:value="-0.20121788789813">
                <text:p>-0.20121788789813</text:p>
              </table:table-cell>
              <table:table-cell office:value-type="float" office:value="-0.206574366983779">
                <text:p>-0.206574366983779</text:p>
              </table:table-cell>
              <table:table-cell office:value-type="float" office:value="-0.206480197996366">
                <text:p>-0.206480197996366</text:p>
              </table:table-cell>
              <table:table-cell office:value-type="float" office:value="-0.203895559234038">
                <text:p>-0.203895559234038</text:p>
              </table:table-cell>
              <table:table-cell office:value-type="float" office:value="-0.204981495306749">
                <text:p>-0.204981495306749</text:p>
              </table:table-cell>
              <table:table-cell office:value-type="float" office:value="-0.196536276551366">
                <text:p>-0.196536276551366</text:p>
              </table:table-cell>
              <table:table-cell office:value-type="float" office:value="-0.194273106118648">
                <text:p>-0.194273106118648</text:p>
              </table:table-cell>
              <table:table-cell office:value-type="float" office:value="-0.19534626416464">
                <text:p>-0.19534626416464</text:p>
              </table:table-cell>
              <table:table-cell office:value-type="float" office:value="-0.194663496744258">
                <text:p>-0.194663496744258</text:p>
              </table:table-cell>
              <table:table-cell office:value-type="float" office:value="-0.195306857140541">
                <text:p>-0.195306857140541</text:p>
              </table:table-cell>
              <table:table-cell office:value-type="float" office:value="-0.193317613860927">
                <text:p>-0.193317613860927</text:p>
              </table:table-cell>
              <table:table-cell office:value-type="float" office:value="-0.204044936855885">
                <text:p>-0.204044936855885</text:p>
              </table:table-cell>
              <table:table-cell office:value-type="float" office:value="-0.208485692141975">
                <text:p>-0.208485692141975</text:p>
              </table:table-cell>
              <table:table-cell office:value-type="float" office:value="-0.203554060793577">
                <text:p>-0.203554060793577</text:p>
              </table:table-cell>
              <table:table-cell office:value-type="float" office:value="-0.194762729634119">
                <text:p>-0.194762729634119</text:p>
              </table:table-cell>
              <table:table-cell office:value-type="float" office:value="-0.194793846688911">
                <text:p>-0.194793846688911</text:p>
              </table:table-cell>
              <table:table-cell office:value-type="float" office:value="-0.187773972652452">
                <text:p>-0.187773972652452</text:p>
              </table:table-cell>
              <table:table-cell office:value-type="float" office:value="-0.188772974332739">
                <text:p>-0.188772974332739</text:p>
              </table:table-cell>
              <table:table-cell office:value-type="float" office:value="-0.185650574494376">
                <text:p>-0.185650574494376</text:p>
              </table:table-cell>
              <table:table-cell office:value-type="float" office:value="-0.183311008099694">
                <text:p>-0.183311008099694</text:p>
              </table:table-cell>
              <table:table-cell office:value-type="float" office:value="-0.180849451502392">
                <text:p>-0.180849451502392</text:p>
              </table:table-cell>
              <table:table-cell office:value-type="float" office:value="-0.195120000850462">
                <text:p>-0.195120000850462</text:p>
              </table:table-cell>
              <table:table-cell office:value-type="float" office:value="-0.200667411124711">
                <text:p>-0.200667411124711</text:p>
              </table:table-cell>
              <table:table-cell office:value-type="float" office:value="-0.200603941090212">
                <text:p>-0.200603941090212</text:p>
              </table:table-cell>
              <table:table-cell office:value-type="float" office:value="-0.195652455386676">
                <text:p>-0.195652455386676</text:p>
              </table:table-cell>
              <table:table-cell office:value-type="float" office:value="-0.189511201883193">
                <text:p>-0.189511201883193</text:p>
              </table:table-cell>
              <table:table-cell office:value-type="float" office:value="-0.185768654268333">
                <text:p>-0.185768654268333</text:p>
              </table:table-cell>
              <table:table-cell office:value-type="float" office:value="-0.182411512192412">
                <text:p>-0.182411512192412</text:p>
              </table:table-cell>
              <table:table-cell office:value-type="float" office:value="-0.182721551403078">
                <text:p>-0.182721551403078</text:p>
              </table:table-cell>
              <table:table-cell office:value-type="float" office:value="-0.180877588667195">
                <text:p>-0.180877588667195</text:p>
              </table:table-cell>
              <table:table-cell office:value-type="float" office:value="-0.181464065740746">
                <text:p>-0.181464065740746</text:p>
              </table:table-cell>
              <table:table-cell office:value-type="float" office:value="-0.177145717547728">
                <text:p>-0.177145717547728</text:p>
              </table:table-cell>
              <table:table-cell office:value-type="float" office:value="-0.18623213021643">
                <text:p>-0.18623213021643</text:p>
              </table:table-cell>
              <table:table-cell office:value-type="float" office:value="-0.19815424033743">
                <text:p>-0.19815424033743</text:p>
              </table:table-cell>
              <table:table-cell office:value-type="float" office:value="-0.19926057677478">
                <text:p>-0.19926057677478</text:p>
              </table:table-cell>
              <table:table-cell office:value-type="float" office:value="-0.200635308300134">
                <text:p>-0.200635308300134</text:p>
              </table:table-cell>
              <table:table-cell office:value-type="float" office:value="-0.195797522374289">
                <text:p>-0.195797522374289</text:p>
              </table:table-cell>
              <table:table-cell office:value-type="float" office:value="-0.190759799529313">
                <text:p>-0.190759799529313</text:p>
              </table:table-cell>
              <table:table-cell office:value-type="float" office:value="-0.182249864564434">
                <text:p>-0.182249864564434</text:p>
              </table:table-cell>
              <table:table-cell office:value-type="float" office:value="-0.174705367231147">
                <text:p>-0.174705367231147</text:p>
              </table:table-cell>
              <table:table-cell office:value-type="float" office:value="-0.172763857176711">
                <text:p>-0.172763857176711</text:p>
              </table:table-cell>
              <table:table-cell office:value-type="float" office:value="-0.17205327906493">
                <text:p>-0.17205327906493</text:p>
              </table:table-cell>
              <table:table-cell office:value-type="float" office:value="-0.17939866727175">
                <text:p>-0.17939866727175</text:p>
              </table:table-cell>
              <table:table-cell office:value-type="float" office:value="-0.191160335914625">
                <text:p>-0.191160335914625</text:p>
              </table:table-cell>
              <table:table-cell office:value-type="float" office:value="-0.196385801212119">
                <text:p>-0.196385801212119</text:p>
              </table:table-cell>
              <table:table-cell office:value-type="float" office:value="-0.195403266844444">
                <text:p>-0.195403266844444</text:p>
              </table:table-cell>
              <table:table-cell office:value-type="float" office:value="-0.195294612635841">
                <text:p>-0.195294612635841</text:p>
              </table:table-cell>
              <table:table-cell office:value-type="float" office:value="-0.183352337059544">
                <text:p>-0.183352337059544</text:p>
              </table:table-cell>
              <table:table-cell office:value-type="float" office:value="-0.175328024794552">
                <text:p>-0.175328024794552</text:p>
              </table:table-cell>
              <table:table-cell office:value-type="float" office:value="-0.171569840539079">
                <text:p>-0.171569840539079</text:p>
              </table:table-cell>
              <table:table-cell office:value-type="float" office:value="-0.168338837279563">
                <text:p>-0.168338837279563</text:p>
              </table:table-cell>
              <table:table-cell office:value-type="float" office:value="-0.165957777976578">
                <text:p>-0.165957777976578</text:p>
              </table:table-cell>
              <table:table-cell office:value-type="float" office:value="-0.169898079976884">
                <text:p>-0.169898079976884</text:p>
              </table:table-cell>
              <table:table-cell office:value-type="float" office:value="-0.181905309555061">
                <text:p>-0.181905309555061</text:p>
              </table:table-cell>
              <table:table-cell office:value-type="float" office:value="-0.187034732573784">
                <text:p>-0.187034732573784</text:p>
              </table:table-cell>
              <table:table-cell office:value-type="float" office:value="-0.161375562452112">
                <text:p>-0.161375562452112</text:p>
              </table:table-cell>
              <table:table-cell office:value-type="float" office:value="-0.160483987990719">
                <text:p>-0.160483987990719</text:p>
              </table:table-cell>
              <table:table-cell office:value-type="float" office:value="-0.161496276323814">
                <text:p>-0.161496276323814</text:p>
              </table:table-cell>
              <table:table-cell office:value-type="float" office:value="-0.20270910323138">
                <text:p>-0.20270910323138</text:p>
              </table:table-cell>
              <table:table-cell office:value-type="float" office:value="-0.19919093702439">
                <text:p>-0.19919093702439</text:p>
              </table:table-cell>
              <table:table-cell office:value-type="float" office:value="-0.198252713732104">
                <text:p>-0.198252713732104</text:p>
              </table:table-cell>
              <table:table-cell office:value-type="float" office:value="-0.169164484909161">
                <text:p>-0.169164484909161</text:p>
              </table:table-cell>
              <table:table-cell office:value-type="float" office:value="-0.167376072364679">
                <text:p>-0.167376072364679</text:p>
              </table:table-cell>
              <table:table-cell office:value-type="float" office:value="-0.15898303337402">
                <text:p>-0.15898303337402</text:p>
              </table:table-cell>
              <table:table-cell office:value-type="float" office:value="-0.154921113034632">
                <text:p>-0.154921113034632</text:p>
              </table:table-cell>
              <table:table-cell office:value-type="float" office:value="-0.160033074196753">
                <text:p>-0.160033074196753</text:p>
              </table:table-cell>
              <table:table-cell office:value-type="float" office:value="-0.193318156434627">
                <text:p>-0.193318156434627</text:p>
              </table:table-cell>
              <table:table-cell office:value-type="float" office:value="-0.197565643507815">
                <text:p>-0.197565643507815</text:p>
              </table:table-cell>
              <table:table-cell office:value-type="float" office:value="-0.185510774693152">
                <text:p>-0.185510774693152</text:p>
              </table:table-cell>
              <table:table-cell office:value-type="float" office:value="-0.184161101757304">
                <text:p>-0.184161101757304</text:p>
              </table:table-cell>
              <table:table-cell office:value-type="float" office:value="-0.178804196789988">
                <text:p>-0.178804196789988</text:p>
              </table:table-cell>
              <table:table-cell office:value-type="float" office:value="-0.169227712280262">
                <text:p>-0.169227712280262</text:p>
              </table:table-cell>
              <table:table-cell office:value-type="float" office:value="-0.180106337381129">
                <text:p>-0.180106337381129</text:p>
              </table:table-cell>
              <table:table-cell office:value-type="float" office:value="-0.183045560136269">
                <text:p>-0.183045560136269</text:p>
              </table:table-cell>
              <table:table-cell office:value-type="float" office:value="-0.182148068734641">
                <text:p>-0.182148068734641</text:p>
              </table:table-cell>
              <table:table-cell office:value-type="float" office:value="-0.181370551895007">
                <text:p>-0.181370551895007</text:p>
              </table:table-cell>
              <table:table-cell office:value-type="float" office:value="-0.1786744637804">
                <text:p>-0.1786744637804</text:p>
              </table:table-cell>
              <table:table-cell office:value-type="float" office:value="-0.172471522007256">
                <text:p>-0.172471522007256</text:p>
              </table:table-cell>
              <table:table-cell office:value-type="float" office:value="-0.167779778100156">
                <text:p>-0.167779778100156</text:p>
              </table:table-cell>
              <table:table-cell office:value-type="float" office:value="-0.168625582422528">
                <text:p>-0.168625582422528</text:p>
              </table:table-cell>
              <table:table-cell office:value-type="float" office:value="-0.169326758573983">
                <text:p>-0.169326758573983</text:p>
              </table:table-cell>
              <table:table-cell office:value-type="float" office:value="-0.171963763581981">
                <text:p>-0.171963763581981</text:p>
              </table:table-cell>
              <table:table-cell office:value-type="float" office:value="-0.172975131740725">
                <text:p>-0.172975131740725</text:p>
              </table:table-cell>
              <table:table-cell office:value-type="float" office:value="-0.172304388907441">
                <text:p>-0.172304388907441</text:p>
              </table:table-cell>
              <table:table-cell office:value-type="float" office:value="-0.169298618455212">
                <text:p>-0.169298618455212</text:p>
              </table:table-cell>
              <table:table-cell office:value-type="float" office:value="-0.17678880286143">
                <text:p>-0.17678880286143</text:p>
              </table:table-cell>
              <table:table-cell office:value-type="float" office:value="-0.181819606231825">
                <text:p>-0.181819606231825</text:p>
              </table:table-cell>
              <table:table-cell office:value-type="float" office:value="-0.186829592230846">
                <text:p>-0.186829592230846</text:p>
              </table:table-cell>
              <table:table-cell office:value-type="float" office:value="-0.181489563316146">
                <text:p>-0.181489563316146</text:p>
              </table:table-cell>
              <table:table-cell office:value-type="float" office:value="-0.173659366621363">
                <text:p>-0.173659366621363</text:p>
              </table:table-cell>
              <table:table-cell office:value-type="float" office:value="-0.170509736347075">
                <text:p>-0.170509736347075</text:p>
              </table:table-cell>
              <table:table-cell office:value-type="float" office:value="-0.171343308459066">
                <text:p>-0.171343308459066</text:p>
              </table:table-cell>
              <table:table-cell office:value-type="float" office:value="-0.172332978293917">
                <text:p>-0.172332978293917</text:p>
              </table:table-cell>
              <table:table-cell office:value-type="float" office:value="-0.168272131042723">
                <text:p>-0.168272131042723</text:p>
              </table:table-cell>
              <table:table-cell office:value-type="float" office:value="-0.185042496734304">
                <text:p>-0.185042496734304</text:p>
              </table:table-cell>
              <table:table-cell office:value-type="float" office:value="-0.190942139573918">
                <text:p>-0.190942139573918</text:p>
              </table:table-cell>
              <table:table-cell office:value-type="float" office:value="-0.186756091467622">
                <text:p>-0.186756091467622</text:p>
              </table:table-cell>
              <table:table-cell office:value-type="float" office:value="-0.181635422985601">
                <text:p>-0.181635422985601</text:p>
              </table:table-cell>
              <table:table-cell office:value-type="float" office:value="-0.177225960108207">
                <text:p>-0.177225960108207</text:p>
              </table:table-cell>
              <table:table-cell office:value-type="float" office:value="-0.171169109345932">
                <text:p>-0.171169109345932</text:p>
              </table:table-cell>
              <table:table-cell office:value-type="float" office:value="-0.170111782268273">
                <text:p>-0.170111782268273</text:p>
              </table:table-cell>
              <table:table-cell office:value-type="float" office:value="-0.168722958522019">
                <text:p>-0.168722958522019</text:p>
              </table:table-cell>
              <table:table-cell office:value-type="float" office:value="-0.166457504617248">
                <text:p>-0.166457504617248</text:p>
              </table:table-cell>
              <table:table-cell office:value-type="float" office:value="-0.170142094959948">
                <text:p>-0.170142094959948</text:p>
              </table:table-cell>
              <table:table-cell office:value-type="float" office:value="-0.181565414759192">
                <text:p>-0.181565414759192</text:p>
              </table:table-cell>
              <table:table-cell office:value-type="float" office:value="-0.185193633464059">
                <text:p>-0.185193633464059</text:p>
              </table:table-cell>
              <table:table-cell office:value-type="float" office:value="-0.183703466113028">
                <text:p>-0.183703466113028</text:p>
              </table:table-cell>
              <table:table-cell office:value-type="float" office:value="-0.174529409847187">
                <text:p>-0.174529409847187</text:p>
              </table:table-cell>
              <table:table-cell office:value-type="float" office:value="-0.170052842569405">
                <text:p>-0.170052842569405</text:p>
              </table:table-cell>
              <table:table-cell office:value-type="float" office:value="-0.170469283683624">
                <text:p>-0.170469283683624</text:p>
              </table:table-cell>
              <table:table-cell office:value-type="float" office:value="-0.171232753160019">
                <text:p>-0.171232753160019</text:p>
              </table:table-cell>
              <table:table-cell office:value-type="float" office:value="-0.170039436712961">
                <text:p>-0.170039436712961</text:p>
              </table:table-cell>
              <table:table-cell office:value-type="float" office:value="-0.168996181228577">
                <text:p>-0.168996181228577</text:p>
              </table:table-cell>
              <table:table-cell office:value-type="float" office:value="-0.173517414793076">
                <text:p>-0.173517414793076</text:p>
              </table:table-cell>
              <table:table-cell office:value-type="float" office:value="-0.184023352764776">
                <text:p>-0.184023352764776</text:p>
              </table:table-cell>
              <table:table-cell office:value-type="float" office:value="-0.188357442176917">
                <text:p>-0.188357442176917</text:p>
              </table:table-cell>
              <table:table-cell office:value-type="float" office:value="-0.189554990708985">
                <text:p>-0.189554990708985</text:p>
              </table:table-cell>
              <table:table-cell office:value-type="float" office:value="-0.172587283845543">
                <text:p>-0.172587283845543</text:p>
              </table:table-cell>
              <table:table-cell office:value-type="float" office:value="-0.167577643342829">
                <text:p>-0.167577643342829</text:p>
              </table:table-cell>
              <table:table-cell office:value-type="float" office:value="-0.164681105226">
                <text:p>-0.164681105226</text:p>
              </table:table-cell>
              <table:table-cell office:value-type="float" office:value="-0.162159630455156">
                <text:p>-0.162159630455156</text:p>
              </table:table-cell>
              <table:table-cell office:value-type="float" office:value="-0.163442800228967">
                <text:p>-0.163442800228967</text:p>
              </table:table-cell>
              <table:table-cell office:value-type="float" office:value="-0.16678936087819">
                <text:p>-0.16678936087819</text:p>
              </table:table-cell>
              <table:table-cell office:value-type="float" office:value="-0.180929038907231">
                <text:p>-0.180929038907231</text:p>
              </table:table-cell>
              <table:table-cell office:value-type="float" office:value="-0.186811321697725">
                <text:p>-0.186811321697725</text:p>
              </table:table-cell>
              <table:table-cell office:value-type="float" office:value="-0.182049850998733">
                <text:p>-0.182049850998733</text:p>
              </table:table-cell>
              <table:table-cell office:value-type="float" office:value="-0.178192661829495">
                <text:p>-0.178192661829495</text:p>
              </table:table-cell>
              <table:table-cell office:value-type="float" office:value="-0.166120027957158">
                <text:p>-0.166120027957158</text:p>
              </table:table-cell>
              <table:table-cell office:value-type="float" office:value="-0.163411379007642">
                <text:p>-0.163411379007642</text:p>
              </table:table-cell>
              <table:table-cell office:value-type="float" office:value="-0.160138567512117">
                <text:p>-0.160138567512117</text:p>
              </table:table-cell>
              <table:table-cell office:value-type="float" office:value="-0.159190505172096">
                <text:p>-0.159190505172096</text:p>
              </table:table-cell>
              <table:table-cell office:value-type="float" office:value="-0.155983980977853">
                <text:p>-0.155983980977853</text:p>
              </table:table-cell>
              <table:table-cell office:value-type="float" office:value="-0.162398372925426">
                <text:p>-0.162398372925426</text:p>
              </table:table-cell>
              <table:table-cell office:value-type="float" office:value="-0.189675036069331">
                <text:p>-0.189675036069331</text:p>
              </table:table-cell>
              <table:table-cell office:value-type="float" office:value="-0.18912617947474">
                <text:p>-0.18912617947474</text:p>
              </table:table-cell>
              <table:table-cell office:value-type="float" office:value="-0.186348082533765">
                <text:p>-0.186348082533765</text:p>
              </table:table-cell>
              <table:table-cell office:value-type="float" office:value="-0.177022458932392">
                <text:p>-0.177022458932392</text:p>
              </table:table-cell>
              <table:table-cell office:value-type="float" office:value="-0.171139714843473">
                <text:p>-0.171139714843473</text:p>
              </table:table-cell>
              <table:table-cell office:value-type="float" office:value="-0.167183168973072">
                <text:p>-0.167183168973072</text:p>
              </table:table-cell>
              <table:table-cell office:value-type="float" office:value="-0.164488855417386">
                <text:p>-0.164488855417386</text:p>
              </table:table-cell>
              <table:table-cell office:value-type="float" office:value="-0.16220893157036">
                <text:p>-0.16220893157036</text:p>
              </table:table-cell>
              <table:table-cell office:value-type="float" office:value="-0.189906890650402">
                <text:p>-0.189906890650402</text:p>
              </table:table-cell>
              <table:table-cell office:value-type="float" office:value="-0.186005854306227">
                <text:p>-0.186005854306227</text:p>
              </table:table-cell>
              <table:table-cell office:value-type="float" office:value="-0.180135586018504">
                <text:p>-0.180135586018504</text:p>
              </table:table-cell>
              <table:table-cell office:value-type="float" office:value="-0.179890257200339">
                <text:p>-0.179890257200339</text:p>
              </table:table-cell>
              <table:table-cell office:value-type="float" office:value="-0.175005600070983">
                <text:p>-0.175005600070983</text:p>
              </table:table-cell>
              <table:table-cell office:value-type="float" office:value="-0.177048379734037">
                <text:p>-0.177048379734037</text:p>
              </table:table-cell>
              <table:table-cell office:value-type="float" office:value="-0.170906393076128">
                <text:p>-0.170906393076128</text:p>
              </table:table-cell>
              <table:table-cell office:value-type="float" office:value="-0.171510842111545">
                <text:p>-0.171510842111545</text:p>
              </table:table-cell>
              <table:table-cell office:value-type="float" office:value="-0.17249629967854">
                <text:p>-0.17249629967854</text:p>
              </table:table-cell>
              <table:table-cell office:value-type="float" office:value="-0.170144583130202">
                <text:p>-0.170144583130202</text:p>
              </table:table-cell>
              <table:table-cell office:value-type="float" office:value="-0.168345172350787">
                <text:p>-0.168345172350787</text:p>
              </table:table-cell>
              <table:table-cell office:value-type="float" office:value="-0.202588221489785">
                <text:p>-0.202588221489785</text:p>
              </table:table-cell>
              <table:table-cell office:value-type="float" office:value="-0.200676654561664">
                <text:p>-0.200676654561664</text:p>
              </table:table-cell>
              <table:table-cell office:value-type="float" office:value="-0.201548931848926">
                <text:p>-0.201548931848926</text:p>
              </table:table-cell>
              <table:table-cell office:value-type="float" office:value="-0.198845908735279">
                <text:p>-0.198845908735279</text:p>
              </table:table-cell>
              <table:table-cell office:value-type="float" office:value="-0.19521193606216">
                <text:p>-0.19521193606216</text:p>
              </table:table-cell>
              <table:table-cell office:value-type="float" office:value="-0.195511834997013">
                <text:p>-0.195511834997013</text:p>
              </table:table-cell>
              <table:table-cell office:value-type="float" office:value="-0.196225879128406">
                <text:p>-0.196225879128406</text:p>
              </table:table-cell>
              <table:table-cell office:value-type="float" office:value="-0.19540870487991">
                <text:p>-0.19540870487991</text:p>
              </table:table-cell>
              <table:table-cell office:value-type="float" office:value="-0.193781868081941">
                <text:p>-0.193781868081941</text:p>
              </table:table-cell>
              <table:table-cell office:value-type="float" office:value="-0.233586744438483">
                <text:p>-0.233586744438483</text:p>
              </table:table-cell>
              <table:table-cell office:value-type="float" office:value="-0.236762759331317">
                <text:p>-0.236762759331317</text:p>
              </table:table-cell>
              <table:table-cell office:value-type="float" office:value="-0.238839510663446">
                <text:p>-0.238839510663446</text:p>
              </table:table-cell>
              <table:table-cell office:value-type="float" office:value="-0.192878064723339">
                <text:p>-0.192878064723339</text:p>
              </table:table-cell>
              <table:table-cell office:value-type="float" office:value="-0.193860280705144">
                <text:p>-0.193860280705144</text:p>
              </table:table-cell>
              <table:table-cell office:value-type="float" office:value="-0.198420192006918">
                <text:p>-0.198420192006918</text:p>
              </table:table-cell>
              <table:table-cell office:value-type="float" office:value="-0.222143510844722">
                <text:p>-0.222143510844722</text:p>
              </table:table-cell>
              <table:table-cell office:value-type="float" office:value="-0.224178943409097">
                <text:p>-0.224178943409097</text:p>
              </table:table-cell>
              <table:table-cell office:value-type="float" office:value="-0.216535413997428">
                <text:p>-0.216535413997428</text:p>
              </table:table-cell>
              <table:table-cell office:value-type="float" office:value="-0.213523442468539">
                <text:p>-0.213523442468539</text:p>
              </table:table-cell>
              <table:table-cell office:value-type="float" office:value="-0.209033615128454">
                <text:p>-0.209033615128454</text:p>
              </table:table-cell>
              <table:table-cell office:value-type="float" office:value="-0.198874001399036">
                <text:p>-0.198874001399036</text:p>
              </table:table-cell>
              <table:table-cell office:value-type="float" office:value="-0.202175078840526">
                <text:p>-0.202175078840526</text:p>
              </table:table-cell>
              <table:table-cell office:value-type="float" office:value="-0.225257470302477">
                <text:p>-0.225257470302477</text:p>
              </table:table-cell>
              <table:table-cell office:value-type="float" office:value="-0.227292041342453">
                <text:p>-0.227292041342453</text:p>
              </table:table-cell>
              <table:table-cell office:value-type="float" office:value="-0.228348657996329">
                <text:p>-0.228348657996329</text:p>
              </table:table-cell>
              <table:table-cell office:value-type="float" office:value="-0.224177989046131">
                <text:p>-0.224177989046131</text:p>
              </table:table-cell>
              <table:table-cell office:value-type="float" office:value="-0.217101636905874">
                <text:p>-0.217101636905874</text:p>
              </table:table-cell>
              <table:table-cell office:value-type="float" office:value="-0.212185027849375">
                <text:p>-0.212185027849375</text:p>
              </table:table-cell>
              <table:table-cell office:value-type="float" office:value="-0.20754807526649">
                <text:p>-0.20754807526649</text:p>
              </table:table-cell>
              <table:table-cell office:value-type="float" office:value="-0.204076467048489">
                <text:p>-0.204076467048489</text:p>
              </table:table-cell>
              <table:table-cell office:value-type="float" office:value="-0.205090779015884">
                <text:p>-0.205090779015884</text:p>
              </table:table-cell>
              <table:table-cell office:value-type="float" office:value="-0.200204068390652">
                <text:p>-0.200204068390652</text:p>
              </table:table-cell>
              <table:table-cell office:value-type="float" office:value="-0.198479040272308">
                <text:p>-0.198479040272308</text:p>
              </table:table-cell>
              <table:table-cell office:value-type="float" office:value="-0.19496394258148">
                <text:p>-0.19496394258148</text:p>
              </table:table-cell>
              <table:table-cell office:value-type="float" office:value="-0.188401002330268">
                <text:p>-0.188401002330268</text:p>
              </table:table-cell>
              <table:table-cell office:value-type="float" office:value="-0.180964688330088">
                <text:p>-0.180964688330088</text:p>
              </table:table-cell>
              <table:table-cell office:value-type="float" office:value="-0.173308228113141">
                <text:p>-0.173308228113141</text:p>
              </table:table-cell>
              <table:table-cell office:value-type="float" office:value="-0.169738255920876">
                <text:p>-0.169738255920876</text:p>
              </table:table-cell>
              <table:table-cell office:value-type="float" office:value="-0.172013083812209">
                <text:p>-0.172013083812209</text:p>
              </table:table-cell>
              <table:table-cell office:value-type="float" office:value="-0.173607377485477">
                <text:p>-0.173607377485477</text:p>
              </table:table-cell>
              <table:table-cell office:value-type="float" office:value="-0.173831474478456">
                <text:p>-0.173831474478456</text:p>
              </table:table-cell>
              <table:table-cell office:value-type="float" office:value="-0.173541801868468">
                <text:p>-0.173541801868468</text:p>
              </table:table-cell>
              <table:table-cell office:value-type="float" office:value="-0.173247703168125">
                <text:p>-0.173247703168125</text:p>
              </table:table-cell>
              <table:table-cell office:value-type="float" office:value="-0.173364908226704">
                <text:p>-0.173364908226704</text:p>
              </table:table-cell>
              <table:table-cell office:value-type="float" office:value="-0.173477199387847">
                <text:p>-0.173477199387847</text:p>
              </table:table-cell>
              <table:table-cell office:value-type="float" office:value="-0.173739991836053">
                <text:p>-0.173739991836053</text:p>
              </table:table-cell>
              <table:table-cell office:value-type="float" office:value="-0.173838285177412">
                <text:p>-0.173838285177412</text:p>
              </table:table-cell>
              <table:table-cell office:value-type="float" office:value="-0.173823067874582">
                <text:p>-0.173823067874582</text:p>
              </table:table-cell>
              <table:table-cell office:value-type="float" office:value="-0.173701395189938">
                <text:p>-0.173701395189938</text:p>
              </table:table-cell>
              <table:table-cell office:value-type="float" office:value="-0.173956574244225">
                <text:p>-0.173956574244225</text:p>
              </table:table-cell>
              <table:table-cell office:value-type="float" office:value="-0.173895191632388">
                <text:p>-0.173895191632388</text:p>
              </table:table-cell>
              <table:table-cell office:value-type="float" office:value="-0.174086434794376">
                <text:p>-0.174086434794376</text:p>
              </table:table-cell>
              <table:table-cell office:value-type="float" office:value="-0.174163394063365">
                <text:p>-0.174163394063365</text:p>
              </table:table-cell>
              <table:table-cell office:value-type="float" office:value="-0.174175259284686">
                <text:p>-0.174175259284686</text:p>
              </table:table-cell>
              <table:table-cell office:value-type="float" office:value="-0.174174952127329">
                <text:p>-0.174174952127329</text:p>
              </table:table-cell>
              <table:table-cell office:value-type="float" office:value="-0.174036102349698">
                <text:p>-0.174036102349698</text:p>
              </table:table-cell>
              <table:table-cell office:value-type="float" office:value="-0.174243540201793">
                <text:p>-0.174243540201793</text:p>
              </table:table-cell>
              <table:table-cell office:value-type="float" office:value="-0.174186118841557">
                <text:p>-0.174186118841557</text:p>
              </table:table-cell>
              <table:table-cell office:value-type="float" office:value="-0.174216755595569">
                <text:p>-0.174216755595569</text:p>
              </table:table-cell>
              <table:table-cell office:value-type="float" office:value="-0.174230695464934">
                <text:p>-0.174230695464934</text:p>
              </table:table-cell>
              <table:table-cell office:value-type="float" office:value="-0.174351470282078">
                <text:p>-0.174351470282078</text:p>
              </table:table-cell>
              <table:table-cell office:value-type="float" office:value="-0.174086254616955">
                <text:p>-0.174086254616955</text:p>
              </table:table-cell>
              <table:table-cell office:value-type="float" office:value="-0.174149998455369">
                <text:p>-0.174149998455369</text:p>
              </table:table-cell>
              <table:table-cell office:value-type="float" office:value="-0.174213032996254">
                <text:p>-0.174213032996254</text:p>
              </table:table-cell>
              <table:table-cell office:value-type="float" office:value="-0.174120144235293">
                <text:p>-0.174120144235293</text:p>
              </table:table-cell>
              <table:table-cell office:value-type="float" office:value="-0.174072340441413">
                <text:p>-0.174072340441413</text:p>
              </table:table-cell>
              <table:table-cell office:value-type="float" office:value="-0.174213587706817">
                <text:p>-0.174213587706817</text:p>
              </table:table-cell>
              <table:table-cell office:value-type="float" office:value="-0.174217608706047">
                <text:p>-0.174217608706047</text:p>
              </table:table-cell>
              <table:table-cell office:value-type="float" office:value="-0.174177130481168">
                <text:p>-0.174177130481168</text:p>
              </table:table-cell>
              <table:table-cell office:value-type="float" office:value="-0.174205906766469">
                <text:p>-0.174205906766469</text:p>
              </table:table-cell>
              <table:table-cell office:value-type="float" office:value="-0.174139801216569">
                <text:p>-0.174139801216569</text:p>
              </table:table-cell>
              <table:table-cell office:value-type="float" office:value="-0.17414382561842">
                <text:p>-0.17414382561842</text:p>
              </table:table-cell>
              <table:table-cell office:value-type="float" office:value="-0.174139674726012">
                <text:p>-0.174139674726012</text:p>
              </table:table-cell>
              <table:table-cell office:value-type="float" office:value="-0.174048313162963">
                <text:p>-0.174048313162963</text:p>
              </table:table-cell>
              <table:table-cell office:value-type="float" office:value="-0.174165732110516">
                <text:p>-0.174165732110516</text:p>
              </table:table-cell>
              <table:table-cell office:value-type="float" office:value="-0.174093192909922">
                <text:p>-0.174093192909922</text:p>
              </table:table-cell>
              <table:table-cell office:value-type="float" office:value="-0.174156228948342">
                <text:p>-0.174156228948342</text:p>
              </table:table-cell>
              <table:table-cell office:value-type="float" office:value="-0.17417363302528">
                <text:p>-0.17417363302528</text:p>
              </table:table-cell>
              <table:table-cell office:value-type="float" office:value="-0.174273453110871">
                <text:p>-0.174273453110871</text:p>
              </table:table-cell>
              <table:table-cell office:value-type="float" office:value="-0.174135855031948">
                <text:p>-0.174135855031948</text:p>
              </table:table-cell>
              <table:table-cell office:value-type="float" office:value="-0.174129760613343">
                <text:p>-0.174129760613343</text:p>
              </table:table-cell>
              <table:table-cell office:value-type="float" office:value="-0.174172929270371">
                <text:p>-0.174172929270371</text:p>
              </table:table-cell>
              <table:table-cell office:value-type="float" office:value="-0.174195054219252">
                <text:p>-0.174195054219252</text:p>
              </table:table-cell>
              <table:table-cell office:value-type="float" office:value="-0.174241597274609">
                <text:p>-0.174241597274609</text:p>
              </table:table-cell>
              <table:table-cell office:value-type="float" office:value="-0.174156813593132">
                <text:p>-0.174156813593132</text:p>
              </table:table-cell>
              <table:table-cell office:value-type="float" office:value="-0.174333013940274">
                <text:p>-0.174333013940274</text:p>
              </table:table-cell>
              <table:table-cell office:value-type="float" office:value="-0.174179635975148">
                <text:p>-0.174179635975148</text:p>
              </table:table-cell>
              <table:table-cell office:value-type="float" office:value="-0.174188117420985">
                <text:p>-0.174188117420985</text:p>
              </table:table-cell>
              <table:table-cell office:value-type="float" office:value="-0.174245667087196">
                <text:p>-0.174245667087196</text:p>
              </table:table-cell>
              <table:table-cell office:value-type="float" office:value="-0.174266967510747">
                <text:p>-0.174266967510747</text:p>
              </table:table-cell>
              <table:table-cell office:value-type="float" office:value="-0.174001090504952">
                <text:p>-0.174001090504952</text:p>
              </table:table-cell>
              <table:table-cell office:value-type="float" office:value="-0.174070798213429">
                <text:p>-0.174070798213429</text:p>
              </table:table-cell>
              <table:table-cell office:value-type="float" office:value="-0.17410853452588">
                <text:p>-0.17410853452588</text:p>
              </table:table-cell>
              <table:table-cell office:value-type="float" office:value="-0.174186450518064">
                <text:p>-0.174186450518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